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2.7543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66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28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0.9201in"/>
    </style:style>
    <style:style style:name="co15" style:family="table-column">
      <style:table-column-properties fo:break-before="auto" style:column-width="0.2835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3756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0.2909in"/>
    </style:style>
    <style:style style:name="co20" style:family="table-column">
      <style:table-column-properties fo:break-before="auto" style:column-width="0.3453in"/>
    </style:style>
    <style:style style:name="co21" style:family="table-column">
      <style:table-column-properties fo:break-before="auto" style:column-width="0.5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3181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299in" fo:break-before="auto" style:use-optimal-row-height="false"/>
    </style:style>
    <style:style style:name="ro6" style:family="table-row">
      <style:table-row-properties style:row-height="0.2846in" fo:break-before="auto" style:use-optimal-row-height="true"/>
    </style:style>
    <style:style style:name="ro7" style:family="table-row">
      <style:table-row-properties style:row-height="0.1327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236in" fo:break-before="auto" style:use-optimal-row-height="true"/>
    </style:style>
    <style:style style:name="ro10" style:family="table-row">
      <style:table-row-properties style:row-height="0.220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2217in" fo:break-before="auto" style:use-optimal-row-height="true"/>
    </style:style>
    <style:style style:name="ro1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000080" fo:border-left="0.99pt solid #000080" fo:padding="0.0555in" fo:border-right="none" fo:border-top="0.99pt solid #00008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99pt solid #000080" style:text-align-source="fix" style:repeat-content="false" fo:border-left="0.99pt solid #00008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008000" fo:border-left="0.99pt solid #008000" fo:padding="0.0555in" fo:border-right="none" fo:border-top="0.99pt solid #008000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8000" fo:padding="0.0555in" fo:border-right="none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99pt solid #008000" fo:padding-bottom="0.028in" fo:padding-left="0.0555in" fo:padding-right="0.0555in" fo:padding-top="0.028in" fo:border-right="none" fo:border-top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3" style:family="table-cell" style:parent-style-name="Default">
      <style:table-cell-properties fo:border-bottom="0.99pt solid #008000" style:text-align-source="fix" style:repeat-content="false" fo:border-left="0.99pt solid #008000" fo:padding="0.0555in" fo:border-right="none" fo:border-top="none" style:vertical-align="middl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5"/>
    <style:style style:name="ce18" style:family="table-cell" style:parent-style-name="Default">
      <style:table-cell-properties fo:border-bottom="none" fo:background-color="#000080" fo:border-left="none" fo:padding="0.0555in" fo:border-right="none" fo:border-top="0.99pt solid #000080"/>
      <style:text-properties fo:color="#ffffff"/>
    </style:style>
    <style:style style:name="ce19" style:family="table-cell" style:parent-style-name="Default">
      <style:table-cell-properties fo:padding="0.0555in" style:vertical-align="middle"/>
      <style:text-properties fo:font-size="14pt" style:font-size-asian="14pt" style:font-size-complex="14pt"/>
    </style:style>
    <style:style style:name="ce20" style:family="table-cell" style:parent-style-name="Default" style:data-style-name="N11">
      <style:table-cell-properties fo:border-bottom="0.99pt solid #000080" fo:border-left="none" fo:padding="0.0555in" fo:border-right="none" fo:border-top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8000" fo:border-left="none" fo:padding="0.0555in" fo:border-right="none" fo:border-top="0.99pt solid #008000" style:vertical-align="middle"/>
    </style:style>
    <style:style style:name="ce22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padding="0.0555in" style:vertical-align="middle"/>
    </style:style>
    <style:style style:name="ce24" style:family="table-cell" style:parent-style-name="Default" style:data-style-name="N2">
      <style:table-cell-properties style:text-align-source="fix" style:repeat-content="false" fo:padding="0.0555in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31">
      <style:table-cell-properties fo:padding="0.0555in" style:vertical-align="middle"/>
    </style:style>
    <style:style style:name="ce26" style:family="table-cell" style:parent-style-name="Default" style:data-style-name="N131">
      <style:table-cell-properties fo:padding-bottom="0.028in" fo:padding-left="0.0555in" fo:padding-right="0.0555in" fo:padding-top="0.028in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padding="0.0555in" style:vertical-align="middle"/>
    </style:style>
    <style:style style:name="ce28" style:family="table-cell" style:parent-style-name="Default" style:data-style-name="N1">
      <style:table-cell-properties fo:border-bottom="0.99pt solid #008000" fo:border-left="none" fo:padding="0.0555in" fo:border-right="none" fo:border-top="none" style:vertical-align="middle"/>
    </style:style>
    <style:style style:name="ce29" style:family="table-cell" style:parent-style-name="Default">
      <style:table-cell-properties fo:padding="0.0417in"/>
      <style:text-properties fo:color="#000080" style:text-underline-style="solid" style:text-underline-width="auto" style:text-underline-color="#000080"/>
    </style:style>
    <style:style style:name="ce30" style:family="table-cell" style:parent-style-name="Default">
      <style:table-cell-properties fo:border-bottom="none" fo:background-color="#000080" fo:border-left="none" fo:padding="0.0555in" fo:border-right="0.99pt solid #000080" fo:border-top="0.99pt solid #000080"/>
      <style:text-properties fo:color="#ffffff"/>
    </style:style>
    <style:style style:name="ce31" style:family="table-cell" style:parent-style-name="Default">
      <style:table-cell-properties fo:border-bottom="none" fo:border-left="none" fo:padding="0.0555in" fo:border-right="0.99pt solid #000080" fo:border-top="none" style:vertical-align="middle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99pt solid #000080" fo:border-left="none" fo:padding="0.0555in" fo:border-right="0.99pt solid #000080" fo:border-top="none" style:vertical-align="middl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008000" fo:border-left="none" fo:padding="0.0555in" fo:border-right="0.99pt solid #008000" fo:border-top="0.99pt solid #008000" style:vertical-align="middle"/>
    </style:style>
    <style:style style:name="ce34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padding="0.0555in" fo:border-right="0.99pt solid #008000" fo:border-top="none" style:vertical-align="middle"/>
    </style:style>
    <style:style style:name="ce36" style:family="table-cell" style:parent-style-name="Default">
      <style:table-cell-properties fo:border-bottom="none" fo:border-left="none" fo:padding="0.0555in" fo:border-right="0.99pt solid #008000" fo:border-top="none" style:vertical-align="middle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padding-bottom="0.028in" fo:padding-left="0.0555in" fo:padding-right="0.0555in" fo:padding-top="0.028in" fo:border-right="0.99pt solid #008000" fo:border-top="none" style:vertical-align="middle"/>
    </style:style>
    <style:style style:name="ce38" style:family="table-cell" style:parent-style-name="Default">
      <style:table-cell-properties fo:border-bottom="0.99pt solid #008000" fo:border-left="none" fo:padding="0.0555in" fo:border-right="0.99pt solid #008000" fo:border-top="none" style:vertical-align="middle"/>
    </style:style>
    <style:style style:name="ce39" style:family="table-cell" style:parent-style-name="Default" style:data-style-name="N131"/>
    <style:style style:name="ce40" style:family="table-cell" style:parent-style-name="Default" style:data-style-name="N2"/>
    <style:style style:name="ce41" style:family="table-cell" style:parent-style-name="Default" style:data-style-name="N1"/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padding="0.0417in" style:vertical-align="middle"/>
      <style:text-properties fo:color="#000080" style:text-underline-style="solid" style:text-underline-width="auto" style:text-underline-color="#000080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 style:data-style-name="N100">
      <style:table-cell-properties fo:border-bottom="none" fo:wrap-option="wrap" fo:border-left="0.99pt solid #000080" fo:padding-bottom="0.028in" fo:padding-left="0.0138in" fo:padding-right="0.0138in" fo:padding-top="0.0417in" fo:border-right="none" fo:border-top="0.99pt solid #00008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99pt solid #000080" fo:padding-bottom="0.0138in" fo:padding-left="0.028in" fo:padding-right="0.0138in" fo:padding-top="0.0138in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YearRow">
      <style:table-cell-properties fo:border-bottom="none" fo:border-left="0.99pt solid #000080" fo:padding="0.0138in" fo:border-right="none" fo:border-top="none"/>
    </style:style>
    <style:style style:name="ce50" style:family="table-cell" style:parent-style-name="Default">
      <style:table-cell-properties fo:border-bottom="none" fo:border-left="0.99pt solid #000080" fo:padding="0.0138in" fo:border-right="none" fo:border-top="none"/>
    </style:style>
    <style:style style:name="ce51" style:family="table-cell" style:parent-style-name="YearRow">
      <style:table-cell-properties fo:border-bottom="0.99pt solid #000080" fo:border-left="0.99pt solid #000080" fo:padding="0.0138in" fo:border-right="none" fo:border-top="none"/>
    </style:style>
    <style:style style:name="ce52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none" fo:border-top="0.99pt solid #000080"/>
    </style:style>
    <style:style style:name="ce53" style:family="table-cell" style:parent-style-name="Default" style:data-style-name="N100">
      <style:table-cell-properties style:text-align-source="fix" style:repeat-content="false" fo:wrap-option="wrap" fo:padding="0.0138in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YearRow">
      <style:table-cell-properties fo:padding="0.0138in"/>
    </style:style>
    <style:style style:name="ce55" style:family="table-cell" style:parent-style-name="Default">
      <style:table-cell-properties fo:padding="0.0138in"/>
    </style:style>
    <style:style style:name="ce56" style:family="table-cell" style:parent-style-name="YearRow">
      <style:table-cell-properties fo:border-bottom="0.99pt solid #000080" fo:border-left="none" fo:padding="0.0138in" fo:border-right="none" fo:border-top="none"/>
    </style:style>
    <style:style style:name="ce57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padding-bottom="0.028in" fo:padding-left="0.0138in" fo:padding-right="0.0138in" fo:padding-top="0.0417in" fo:border-right="none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#008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YearRow" style:data-style-name="N2">
      <style:table-cell-properties fo:padding="0.0138in"/>
    </style:style>
    <style:style style:name="ce60" style:family="table-cell" style:parent-style-name="Default" style:data-style-name="N2">
      <style:table-cell-properties fo:padding="0.0138in"/>
    </style:style>
    <style:style style:name="ce61" style:family="table-cell" style:parent-style-name="YearRow" style:data-style-name="N2">
      <style:table-cell-properties fo:border-bottom="0.99pt solid #000080" fo:border-left="none" fo:padding="0.0138in" fo:border-right="none" fo:border-top="none"/>
    </style:style>
    <style:style style:name="ce62" style:family="table-cell" style:parent-style-name="Default" style:data-style-name="N100">
      <style:table-cell-properties fo:border-bottom="none" fo:background-color="#008000" fo:wrap-option="wrap" fo:border-left="none" fo:padding-bottom="0.028in" fo:padding-left="0.0138in" fo:padding-right="0.0138in" fo:padding-top="0.0417in" fo:border-right="none" fo:border-top="0.99pt solid #000080"/>
      <style:text-properties fo:color="#ffffff" fo:font-weight="bold" style:font-weight-asian="bold" style:font-weight-complex="bold"/>
    </style:style>
    <style:style style:name="ce63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28in" fo:padding-left="0.0138in" fo:padding-right="0.0138in" fo:padding-top="0.0417in" fo:border-right="0.99pt solid #000080" fo:border-top="0.99pt solid #00008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800000" style:text-align-source="fix" style:repeat-content="false" fo:wrap-option="wrap" fo:padding="0.0138in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00">
      <style:table-cell-properties fo:wrap-option="wrap" fo:padding-bottom="0.0138in" fo:padding-left="0.0138in" fo:padding-right="0.0555in" fo:padding-top="0.0138in"/>
    </style:style>
    <style:style style:name="ce66" style:family="table-cell" style:parent-style-name="Default" style:data-style-name="N100">
      <style:table-cell-properties fo:border-bottom="none" fo:wrap-option="wrap" fo:border-left="none" fo:padding-bottom="0.028in" fo:padding-left="0.0138in" fo:padding-right="0.0138in" fo:padding-top="0.0417in" fo:border-right="0.99pt solid #000080" fo:border-top="0.99pt solid #000080"/>
    </style:style>
    <style:style style:name="ce67" style:family="table-cell" style:parent-style-name="Default" style:data-style-name="N100">
      <style:table-cell-properties fo:border-bottom="none" fo:background-color="#800000" style:text-align-source="fix" style:repeat-content="false" fo:wrap-option="wrap" fo:border-left="none" fo:padding-bottom="0.0138in" fo:padding-left="0.0138in" fo:padding-right="0.0555in" fo:padding-top="0.0138in" fo:border-right="0.99pt solid #000080" fo:border-top="none"/>
      <style:paragraph-properties fo:text-align="center" fo:margin-left="0in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YearRow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69" style:family="table-cell" style:parent-style-name="Default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0" style:family="table-cell" style:parent-style-name="YearRow" style:data-style-name="N2">
      <style:table-cell-properties fo:border-bottom="none" fo:border-left="none" fo:padding-bottom="0.0138in" fo:padding-left="0.0138in" fo:padding-right="0.0555in" fo:padding-top="0.0138in" fo:border-right="0.99pt solid #000080" fo:border-top="none"/>
    </style:style>
    <style:style style:name="ce71" style:family="table-cell" style:parent-style-name="YearRow" style:data-style-name="N2">
      <style:table-cell-properties fo:border-bottom="0.99pt solid #000080" fo:border-left="none" fo:padding-bottom="0.0138in" fo:padding-left="0.0138in" fo:padding-right="0.0555in" fo:padding-top="0.0138in" fo:border-right="0.99pt solid #000080" fo:border-top="none"/>
    </style:style>
    <style:style style:name="ce72" style:family="table-cell" style:parent-style-name="Default">
      <style:table-cell-properties fo:padding-bottom="0.0138in" fo:padding-left="0.0138in" fo:padding-right="0.0555in" fo:padding-top="0.0138in"/>
    </style:style>
    <style:style style:name="ce73" style:family="table-cell" style:parent-style-name="Default" style:data-style-name="N100">
      <style:table-cell-properties fo:wrap-option="wrap"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 style:font-size-asian="8pt" style:font-size-complex="8pt"/>
    </style:style>
    <style:style style:name="ce74" style:family="table-cell" style:parent-style-name="Default">
      <style:table-cell-properties fo:padding-bottom="0.0138in" fo:padding-left="0.0555in" fo:padding-right="0.0138in" fo:padding-top="0.0138in"/>
      <style:text-properties fo:color="#000080" fo:font-size="9pt" style:text-underline-style="solid" style:text-underline-width="auto" style:text-underline-color="font-color"/>
    </style:style>
    <style:style style:name="ce75" style:family="table-cell" style:parent-style-name="Default" style:data-style-name="N100">
      <style:table-cell-properties fo:wrap-option="no-wrap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0"/>
        <table:table-column table:style-name="co8" table:default-cell-style-name="ce40"/>
        <table:table-column table:style-name="co4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Default" table:number-columns-repeated="3"/>
          <table:table-cell table:number-columns-repeated="5"/>
          <table:table-cell table:style-name="ce1" table:number-columns-repeated="1008"/>
        </table:table-row>
        <table:table-row table:style-name="ro2">
          <table:table-cell/>
          <table:table-cell table:style-name="ce3" office:value-type="string">
            <text:p>Datos a introducir:</text:p>
          </table:table-cell>
          <table:table-cell table:style-name="ce18"/>
          <table:table-cell table:style-name="ce30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Capital hipoteca:</text:p>
          </table:table-cell>
          <table:table-cell table:style-name="ce19" office:value-type="float" office:value="100000">
            <text:p>100000</text:p>
          </table:table-cell>
          <table:table-cell table:style-name="ce31" office:value-type="string">
            <text:p>€</text:p>
          </table:table-cell>
          <table:table-cell office:value-type="string">
            <text:p><text:s/>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Duración:</text:p>
          </table:table-cell>
          <table:table-cell table:style-name="ce19" office:value-type="float" office:value="30">
            <text:p>30</text:p>
          </table:table-cell>
          <table:table-cell table:style-name="ce31" office:value-type="string">
            <text:p>año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19" office:value-type="float" office:value="0">
            <text:p>0</text:p>
          </table:table-cell>
          <table:table-cell table:style-name="ce31" office:value-type="string">
            <text:p>mes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5" office:value-type="string">
            <text:p>Tipo de interés:</text:p>
          </table:table-cell>
          <table:table-cell table:style-name="ce20" office:value-type="percentage" office:value="0.07">
            <text:p>7.00%</text:p>
          </table:table-cell>
          <table:table-cell table:style-name="ce32" office:value-type="string">
            <text:p>(anual)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>
            <text:p>Resultados:</text:p>
          </table:table-cell>
          <table:table-cell table:style-name="ce21"/>
          <table:table-cell table:style-name="ce33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3">
          <table:table-cell/>
          <table:table-cell table:style-name="ce7" office:value-type="string">
            <text:p>Cuota</text:p>
          </table:table-cell>
          <table:table-cell table:style-name="ce22" table:formula="of:=-PMT([.$C$14];[.$C$4]*12+[.$C$5];[.$C$3])" office:value-type="float" office:value="650.924630999899">
            <text:p>650.92</text:p>
          </table:table-cell>
          <table:table-cell table:style-name="ce34" office:value-type="string">
            <office:annotation office:display="true" draw:style-name="gr1" draw:text-style-name="P2" svg:width="3.7236in" svg:height="0.2409in" svg:x="5.1571in" svg:y="1.9433in" draw:caption-point-x="-0.3024in" draw:caption-point-y="0.3138in">
              <dc:date>2013-12-07T00:00:00</dc:date>
              <text:p text:style-name="P1"><text:span text:style-name="T1">Esta es la cuota correcta con el interés introducido.</text:span></text:p>
            </office:annotation>
            <text:p>€/mes</text:p>
          </table:table-cell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5">
          <table:table-cell/>
          <table:table-cell table:style-name="ce8"/>
          <table:table-cell table:style-name="ce23"/>
          <table:table-cell table:style-name="ce35"/>
          <table:table-cell/>
          <table:table-cell table:style-name="ce39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6">
          <table:table-cell/>
          <table:table-cell table:style-name="ce9" office:value-type="string">
            <text:p>Cuota con aproximación</text:p>
          </table:table-cell>
          <table:table-cell table:style-name="ce24" table:formula="of:=-PMT([.$C$15];[.$C$4]*12+[.$C$5];[.$C$3])" office:value-type="float" office:value="665.302495179183">
            <text:p>665.30</text:p>
          </table:table-cell>
          <table:table-cell table:style-name="ce36" office:value-type="string">
            <office:annotation office:display="true" draw:style-name="gr1" draw:text-style-name="P2" svg:width="3.4071in" svg:height="0.4028in" svg:x="5.2807in" svg:y="2.2929in" draw:caption-point-x="-0.426in" draw:caption-point-y="0.4122in">
              <dc:date>2013-12-07T00:00:00</dc:date>
              <text:p text:style-name="P1"><text:span text:style-name="T1">Esta es la cuota que probablemente cobrará el banco porque usan una formula inexacta.</text:span></text:p>
            </office:annotation>
            <text:p>€/mes</text:p>
          </table:table-cell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0" office:value-type="string">
            <text:p>Tipo de interés al usar la aproximación</text:p>
          </table:table-cell>
          <table:table-cell table:style-name="ce25" table:formula="of:=(1+[.C15])^12-1" office:value-type="percentage" office:value="0.0722900808562359">
            <text:p>7.229%</text:p>
          </table:table-cell>
          <table:table-cell table:style-name="ce35" office:value-type="string">
            <office:annotation office:display="true" draw:style-name="gr1" draw:text-style-name="P2" svg:width="3.7701in" svg:height="0.4028in" svg:x="5.3961in" svg:y="2.7591in" draw:caption-point-x="-0.5413in" draw:caption-point-y="0.2307in">
              <dc:date>2013-12-07T00:00:00</dc:date>
              <text:p text:style-name="P1"><text:span text:style-name="T1">Este es el tipo de interés anual que se paga con la cuota inexacta.</text:span></text:p>
            </office:annotation>
            <text:p>(anual)</text:p>
          </table:table-cell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/>
          <table:table-cell table:style-name="ce40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</text:p>
          </table:table-cell>
          <table:table-cell table:style-name="ce26" table:formula="of:=POWER(1+[.C6];1/12)-1" office:value-type="percentage" office:value="0.00565414538740527">
            <text:p>0.565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8">
          <table:table-cell/>
          <table:table-cell table:style-name="ce11" office:value-type="string">
            <text:p>Tipo de interés mensual con aproximación</text:p>
          </table:table-cell>
          <table:table-cell table:style-name="ce26" table:formula="of:=[.C6]/12" office:value-type="percentage" office:value="0.00583333333333333">
            <text:p>0.583%</text:p>
          </table:table-cell>
          <table:table-cell table:style-name="ce3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7">
          <table:table-cell/>
          <table:table-cell table:style-name="ce8"/>
          <table:table-cell table:style-name="ce23"/>
          <table:table-cell table:style-name="ce35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2" office:value-type="string">
            <text:p>Pago de más al año</text:p>
          </table:table-cell>
          <table:table-cell table:style-name="ce27" table:formula="of:=([.C11]-[.C9])*12" office:value-type="float" office:value="172.534370151406">
            <text:p>173</text:p>
          </table:table-cell>
          <table:table-cell table:style-name="ce35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3" office:value-type="string">
            <text:p>Pago de más en todo el préstamo</text:p>
          </table:table-cell>
          <table:table-cell table:style-name="ce28" table:formula="of:=([.C11]-[.C9])*([.$C$4]*12+[.$C$5])" office:value-type="float" office:value="5176.03110454219">
            <text:p>5176</text:p>
          </table:table-cell>
          <table:table-cell table:style-name="ce38" office:value-type="string">
            <text:p>€</text:p>
          </table:table-cell>
          <table:table-cell/>
          <table:table-cell table:style-name="ce4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2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5" office:value-type="string">
            <text:p><text:span text:style-name="T2">©</text:span>Este obra cuyo autor es Antonio Araúzo Azofra está bajo una licencia de Reconocimiento-CompartirIgual 4.0 Internacional de Creative Common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16" office:value-type="string">
            <text:p>↓Tabla de amortización y más en las demás hoja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 table:number-rows-repeated="19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" table:style-name="ta1" table:print="false">
        <office:forms form:automatic-focus="false" form:apply-design-mode="false"/>
        <table:shapes>
          <draw:frame draw:z-index="0" draw:style-name="gr2" svg:width="5.3504in" svg:height="3.8252in" svg:x="0.2165in" svg:y="0.1067in">
            <draw:object draw:notify-on-update-of-ranges="Gráfico.B40:Gráfico.B80 Gráfico.B39:Gráfico.B39 Gráfico.B40:Gráfico.B80 Gráfico.E39:Gráfico.E39 Gráfico.E40:Gráfico.E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7"/>
        <table:table-column table:style-name="co11" table:default-cell-style-name="ce39"/>
        <table:table-column table:style-name="co14" table:default-cell-style-name="ce39"/>
        <table:table-column table:style-name="co11" table:default-cell-style-name="ce39"/>
        <table:table-row table:style-name="ro10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1">
          <table:table-cell/>
          <table:table-cell table:style-name="Default" table:number-columns-repeated="4"/>
        </table:table-row>
        <table:table-row table:style-name="ro1" table:number-rows-repeated="2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2" office:value-type="string">
            <text:p>Cuanto más sube el tipo de interés, más aumenta el sesgo a favor del banco.</text:p>
          </table:table-cell>
          <table:table-cell table:style-name="Default" table:number-columns-repeated="3"/>
        </table:table-row>
        <table:table-row table:style-name="ro9">
          <table:table-cell/>
          <table:table-cell table:style-name="ce43" office:value-type="string" table:number-columns-spanned="2" table:number-rows-spanned="1">
            <text:p>Más información en:</text:p>
          </table:table-cell>
          <table:covered-table-cell table:style-name="ce44"/>
          <table:table-cell table:style-name="ce45" table:formula="of:=HYPERLINK(&quot;http://interes.ax5.com/&quot;)" office:value-type="string" office:string-value="http://interes.ax5.com/" table:number-columns-spanned="2" table:number-rows-spanned="1">
            <text:p>http://interes.ax5.com/</text:p>
          </table:table-cell>
          <table:covered-table-cell table:style-name="ce46"/>
        </table:table-row>
        <table:table-row table:style-name="ro1" table:number-rows-repeated="12">
          <table:table-cell/>
          <table:table-cell table:style-name="Default" table:number-columns-repeated="4"/>
        </table:table-row>
        <table:table-row table:style-name="ro12">
          <table:table-cell/>
          <table:table-cell table:style-name="Default" office:value-type="string">
            <text:p>Interés anual real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es (aprox)</text:p>
          </table:table-cell>
          <table:table-cell table:style-name="Default" office:value-type="string">
            <text:p>Aproximación bancos</text:p>
          </table:table-cell>
        </table:table-row>
        <table:table-row table:style-name="ro1">
          <table:table-cell/>
          <table:table-cell office:value-type="percentage" office:value="0">
            <text:p>0.0%</text:p>
          </table:table-cell>
          <table:table-cell table:formula="of:=POWER(1+[.B40];1/12)-1" office:value-type="percentage" office:value="0">
            <text:p>0.000%</text:p>
          </table:table-cell>
          <table:table-cell table:formula="of:=[.B40]/12" office:value-type="percentage" office:value="0">
            <text:p>0.000%</text:p>
          </table:table-cell>
          <table:table-cell table:formula="of:=(1+[.D40])^12-1" office:value-type="percentage" office:value="0">
            <text:p>0.000%</text:p>
          </table:table-cell>
        </table:table-row>
        <table:table-row table:style-name="ro1">
          <table:table-cell/>
          <table:table-cell table:formula="of:=[.B40]+0.005" office:value-type="percentage" office:value="0.005">
            <text:p>0.5%</text:p>
          </table:table-cell>
          <table:table-cell table:formula="of:=POWER(1+[.B41];1/12)-1" office:value-type="percentage" office:value="0.00041571484472902">
            <text:p>0.042%</text:p>
          </table:table-cell>
          <table:table-cell table:formula="of:=[.B41]/12" office:value-type="percentage" office:value="0.000416666666666667">
            <text:p>0.042%</text:p>
          </table:table-cell>
          <table:table-cell table:formula="of:=(1+[.D41])^12-1" office:value-type="percentage" office:value="0.00501147426261572">
            <text:p>0.501%</text:p>
          </table:table-cell>
        </table:table-row>
        <table:table-row table:style-name="ro1">
          <table:table-cell/>
          <table:table-cell table:formula="of:=[.B41]+0.005" office:value-type="percentage" office:value="0.01">
            <text:p>1.0%</text:p>
          </table:table-cell>
          <table:table-cell table:formula="of:=POWER(1+[.B42];1/12)-1" office:value-type="percentage" office:value="0.000829538114346162">
            <text:p>0.083%</text:p>
          </table:table-cell>
          <table:table-cell table:formula="of:=[.B42]/12" office:value-type="percentage" office:value="0.000833333333333333">
            <text:p>0.083%</text:p>
          </table:table-cell>
          <table:table-cell table:formula="of:=(1+[.D42])^12-1" office:value-type="percentage" office:value="0.010045960887181">
            <text:p>1.005%</text:p>
          </table:table-cell>
        </table:table-row>
        <table:table-row table:style-name="ro1">
          <table:table-cell/>
          <table:table-cell table:formula="of:=[.B42]+0.005" office:value-type="percentage" office:value="0.015">
            <text:p>1.5%</text:p>
          </table:table-cell>
          <table:table-cell table:formula="of:=POWER(1+[.B43];1/12)-1" office:value-type="percentage" office:value="0.00124148771644927">
            <text:p>0.124%</text:p>
          </table:table-cell>
          <table:table-cell table:formula="of:=[.B43]/12" office:value-type="percentage" office:value="0.00125">
            <text:p>0.125%</text:p>
          </table:table-cell>
          <table:table-cell table:formula="of:=(1+[.D43])^12-1" office:value-type="percentage" office:value="0.0151035558984163">
            <text:p>1.510%</text:p>
          </table:table-cell>
        </table:table-row>
        <table:table-row table:style-name="ro1">
          <table:table-cell/>
          <table:table-cell table:formula="of:=[.B43]+0.005" office:value-type="percentage" office:value="0.02">
            <text:p>2.0%</text:p>
          </table:table-cell>
          <table:table-cell table:formula="of:=POWER(1+[.B44];1/12)-1" office:value-type="percentage" office:value="0.00165158130192022">
            <text:p>0.165%</text:p>
          </table:table-cell>
          <table:table-cell table:formula="of:=[.B44]/12" office:value-type="percentage" office:value="0.00166666666666667">
            <text:p>0.167%</text:p>
          </table:table-cell>
          <table:table-cell table:formula="of:=(1+[.D44])^12-1" office:value-type="percentage" office:value="0.0201843556815018">
            <text:p>2.018%</text:p>
          </table:table-cell>
        </table:table-row>
        <table:table-row table:style-name="ro1">
          <table:table-cell/>
          <table:table-cell table:formula="of:=[.B44]+0.005" office:value-type="percentage" office:value="0.025">
            <text:p>2.5%</text:p>
          </table:table-cell>
          <table:table-cell table:formula="of:=POWER(1+[.B45];1/12)-1" office:value-type="percentage" office:value="0.00205983626984274">
            <text:p>0.206%</text:p>
          </table:table-cell>
          <table:table-cell table:formula="of:=[.B45]/12" office:value-type="percentage" office:value="0.00208333333333333">
            <text:p>0.208%</text:p>
          </table:table-cell>
          <table:table-cell table:formula="of:=(1+[.D45])^12-1" office:value-type="percentage" office:value="0.0252884569832901">
            <text:p>2.529%</text:p>
          </table:table-cell>
        </table:table-row>
        <table:table-row table:style-name="ro1">
          <table:table-cell/>
          <table:table-cell table:formula="of:=[.B45]+0.005" office:value-type="percentage" office:value="0.03">
            <text:p>3.0%</text:p>
          </table:table-cell>
          <table:table-cell table:formula="of:=POWER(1+[.B46];1/12)-1" office:value-type="percentage" office:value="0.00246626977230369">
            <text:p>0.247%</text:p>
          </table:table-cell>
          <table:table-cell table:formula="of:=[.B46]/12" office:value-type="percentage" office:value="0.0025">
            <text:p>0.250%</text:p>
          </table:table-cell>
          <table:table-cell table:formula="of:=(1+[.D46])^12-1" office:value-type="percentage" office:value="0.0304159569135067">
            <text:p>3.042%</text:p>
          </table:table-cell>
        </table:table-row>
        <table:table-row table:style-name="ro1">
          <table:table-cell/>
          <table:table-cell table:formula="of:=[.B46]+0.005" office:value-type="percentage" office:value="0.035">
            <text:p>3.5%</text:p>
          </table:table-cell>
          <table:table-cell table:formula="of:=POWER(1+[.B47];1/12)-1" office:value-type="percentage" office:value="0.00287089871907664">
            <text:p>0.287%</text:p>
          </table:table-cell>
          <table:table-cell table:formula="of:=[.B47]/12" office:value-type="percentage" office:value="0.00291666666666667">
            <text:p>0.292%</text:p>
          </table:table-cell>
          <table:table-cell table:formula="of:=(1+[.D47])^12-1" office:value-type="percentage" office:value="0.0355669529459706">
            <text:p>3.557%</text:p>
          </table:table-cell>
        </table:table-row>
        <table:table-row table:style-name="ro1">
          <table:table-cell/>
          <table:table-cell table:formula="of:=[.B47]+0.005" office:value-type="percentage" office:value="0.04">
            <text:p>4.0%</text:p>
          </table:table-cell>
          <table:table-cell table:formula="of:=POWER(1+[.B48];1/12)-1" office:value-type="percentage" office:value="0.00327373978219891">
            <text:p>0.327%</text:p>
          </table:table-cell>
          <table:table-cell table:formula="of:=[.B48]/12" office:value-type="percentage" office:value="0.00333333333333333">
            <text:p>0.333%</text:p>
          </table:table-cell>
          <table:table-cell table:formula="of:=(1+[.D48])^12-1" office:value-type="percentage" office:value="0.0407415429197906">
            <text:p>4.074%</text:p>
          </table:table-cell>
        </table:table-row>
        <table:table-row table:style-name="ro1">
          <table:table-cell/>
          <table:table-cell table:formula="of:=[.B48]+0.005" office:value-type="percentage" office:value="0.045">
            <text:p>4.5%</text:p>
          </table:table-cell>
          <table:table-cell table:formula="of:=POWER(1+[.B49];1/12)-1" office:value-type="percentage" office:value="0.00367480940043685">
            <text:p>0.367%</text:p>
          </table:table-cell>
          <table:table-cell table:formula="of:=[.B49]/12" office:value-type="percentage" office:value="0.00375">
            <text:p>0.375%</text:p>
          </table:table-cell>
          <table:table-cell table:formula="of:=(1+[.D49])^12-1" office:value-type="percentage" office:value="0.0459398250405896">
            <text:p>4.594%</text:p>
          </table:table-cell>
        </table:table-row>
        <table:table-row table:style-name="ro1">
          <table:table-cell/>
          <table:table-cell table:formula="of:=[.B49]+0.005" office:value-type="percentage" office:value="0.05">
            <text:p>5.0%</text:p>
          </table:table-cell>
          <table:table-cell table:formula="of:=POWER(1+[.B50];1/12)-1" office:value-type="percentage" office:value="0.00407412378364835">
            <text:p>0.407%</text:p>
          </table:table-cell>
          <table:table-cell table:formula="of:=[.B50]/12" office:value-type="percentage" office:value="0.00416666666666667">
            <text:p>0.417%</text:p>
          </table:table-cell>
          <table:table-cell table:formula="of:=(1+[.D50])^12-1" office:value-type="percentage" office:value="0.051161897881733">
            <text:p>5.116%</text:p>
          </table:table-cell>
        </table:table-row>
        <table:table-row table:style-name="ro1">
          <table:table-cell/>
          <table:table-cell table:formula="of:=[.B50]+0.005" office:value-type="percentage" office:value="0.055">
            <text:p>5.5%</text:p>
          </table:table-cell>
          <table:table-cell table:formula="of:=POWER(1+[.B51];1/12)-1" office:value-type="percentage" office:value="0.00447169891704302">
            <text:p>0.447%</text:p>
          </table:table-cell>
          <table:table-cell table:formula="of:=[.B51]/12" office:value-type="percentage" office:value="0.00458333333333333">
            <text:p>0.458%</text:p>
          </table:table-cell>
          <table:table-cell table:formula="of:=(1+[.D51])^12-1" office:value-type="percentage" office:value="0.056407860385536">
            <text:p>5.641%</text:p>
          </table:table-cell>
        </table:table-row>
        <table:table-row table:style-name="ro1">
          <table:table-cell/>
          <table:table-cell table:formula="of:=[.B51]+0.005" office:value-type="percentage" office:value="0.06">
            <text:p>6.0%</text:p>
          </table:table-cell>
          <table:table-cell table:formula="of:=POWER(1+[.B52];1/12)-1" office:value-type="percentage" office:value="0.00486755056534305">
            <text:p>0.487%</text:p>
          </table:table-cell>
          <table:table-cell table:formula="of:=[.B52]/12" office:value-type="percentage" office:value="0.005">
            <text:p>0.500%</text:p>
          </table:table-cell>
          <table:table-cell table:formula="of:=(1+[.D52])^12-1" office:value-type="percentage" office:value="0.0616778118644983">
            <text:p>6.168%</text:p>
          </table:table-cell>
        </table:table-row>
        <table:table-row table:style-name="ro1">
          <table:table-cell/>
          <table:table-cell table:formula="of:=[.B52]+0.005" office:value-type="percentage" office:value="0.065">
            <text:p>6.5%</text:p>
          </table:table-cell>
          <table:table-cell table:formula="of:=POWER(1+[.B53];1/12)-1" office:value-type="percentage" office:value="0.00526169427684775">
            <text:p>0.526%</text:p>
          </table:table-cell>
          <table:table-cell table:formula="of:=[.B53]/12" office:value-type="percentage" office:value="0.00541666666666667">
            <text:p>0.542%</text:p>
          </table:table-cell>
          <table:table-cell table:formula="of:=(1+[.D53])^12-1" office:value-type="percentage" office:value="0.0669718520025433">
            <text:p>6.697%</text:p>
          </table:table-cell>
        </table:table-row>
        <table:table-row table:style-name="ro1">
          <table:table-cell/>
          <table:table-cell table:formula="of:=[.B53]+0.005" office:value-type="percentage" office:value="0.07">
            <text:p>7.0%</text:p>
          </table:table-cell>
          <table:table-cell table:formula="of:=POWER(1+[.B54];1/12)-1" office:value-type="percentage" office:value="0.00565414538740527">
            <text:p>0.565%</text:p>
          </table:table-cell>
          <table:table-cell table:formula="of:=[.B54]/12" office:value-type="percentage" office:value="0.00583333333333333">
            <text:p>0.583%</text:p>
          </table:table-cell>
          <table:table-cell table:formula="of:=(1+[.D54])^12-1" office:value-type="percentage" office:value="0.0722900808562359">
            <text:p>7.229%</text:p>
          </table:table-cell>
        </table:table-row>
        <table:table-row table:style-name="ro1">
          <table:table-cell/>
          <table:table-cell table:formula="of:=[.B54]+0.005" office:value-type="percentage" office:value="0.075">
            <text:p>7.5%</text:p>
          </table:table-cell>
          <table:table-cell table:formula="of:=POWER(1+[.B55];1/12)-1" office:value-type="percentage" office:value="0.00604491902429172">
            <text:p>0.604%</text:p>
          </table:table-cell>
          <table:table-cell table:formula="of:=[.B55]/12" office:value-type="percentage" office:value="0.00625">
            <text:p>0.625%</text:p>
          </table:table-cell>
          <table:table-cell table:formula="of:=(1+[.D55])^12-1" office:value-type="percentage" office:value="0.0776325988560311">
            <text:p>7.763%</text:p>
          </table:table-cell>
        </table:table-row>
        <table:table-row table:style-name="ro1">
          <table:table-cell/>
          <table:table-cell table:formula="of:=[.B55]+0.005" office:value-type="percentage" office:value="0.08">
            <text:p>8.0%</text:p>
          </table:table-cell>
          <table:table-cell table:formula="of:=POWER(1+[.B56];1/12)-1" office:value-type="percentage" office:value="0.00643403011000343">
            <text:p>0.643%</text:p>
          </table:table-cell>
          <table:table-cell table:formula="of:=[.B56]/12" office:value-type="percentage" office:value="0.00666666666666667">
            <text:p>0.667%</text:p>
          </table:table-cell>
          <table:table-cell table:formula="of:=(1+[.D56])^12-1" office:value-type="percentage" office:value="0.0829995068075098">
            <text:p>8.300%</text:p>
          </table:table-cell>
        </table:table-row>
        <table:table-row table:style-name="ro1">
          <table:table-cell/>
          <table:table-cell table:formula="of:=[.B56]+0.005" office:value-type="percentage" office:value="0.085">
            <text:p>8.5%</text:p>
          </table:table-cell>
          <table:table-cell table:formula="of:=POWER(1+[.B57];1/12)-1" office:value-type="percentage" office:value="0.00682149336596227">
            <text:p>0.682%</text:p>
          </table:table-cell>
          <table:table-cell table:formula="of:=[.B57]/12" office:value-type="percentage" office:value="0.00708333333333333">
            <text:p>0.708%</text:p>
          </table:table-cell>
          <table:table-cell table:formula="of:=(1+[.D57])^12-1" office:value-type="percentage" office:value="0.0883909058926351">
            <text:p>8.839%</text:p>
          </table:table-cell>
        </table:table-row>
        <table:table-row table:style-name="ro1">
          <table:table-cell/>
          <table:table-cell table:formula="of:=[.B57]+0.005" office:value-type="percentage" office:value="0.09">
            <text:p>9.0%</text:p>
          </table:table-cell>
          <table:table-cell table:formula="of:=POWER(1+[.B58];1/12)-1" office:value-type="percentage" office:value="0.00720732331613672">
            <text:p>0.721%</text:p>
          </table:table-cell>
          <table:table-cell table:formula="of:=[.B58]/12" office:value-type="percentage" office:value="0.0075">
            <text:p>0.750%</text:p>
          </table:table-cell>
          <table:table-cell table:formula="of:=(1+[.D58])^12-1" office:value-type="percentage" office:value="0.0938068976709838">
            <text:p>9.381%</text:p>
          </table:table-cell>
        </table:table-row>
        <table:table-row table:style-name="ro1">
          <table:table-cell/>
          <table:table-cell table:formula="of:=[.B58]+0.005" office:value-type="percentage" office:value="0.095">
            <text:p>9.5%</text:p>
          </table:table-cell>
          <table:table-cell table:formula="of:=POWER(1+[.B59];1/12)-1" office:value-type="percentage" office:value="0.00759153429058257">
            <text:p>0.759%</text:p>
          </table:table-cell>
          <table:table-cell table:formula="of:=[.B59]/12" office:value-type="percentage" office:value="0.00791666666666667">
            <text:p>0.792%</text:p>
          </table:table-cell>
          <table:table-cell table:formula="of:=(1+[.D59])^12-1" office:value-type="percentage" office:value="0.0992475840810076">
            <text:p>9.925%</text:p>
          </table:table-cell>
        </table:table-row>
        <table:table-row table:style-name="ro1">
          <table:table-cell/>
          <table:table-cell table:formula="of:=[.B59]+0.005" office:value-type="percentage" office:value="0.1">
            <text:p>10.0%</text:p>
          </table:table-cell>
          <table:table-cell table:formula="of:=POWER(1+[.B60];1/12)-1" office:value-type="percentage" office:value="0.00797414042890376">
            <text:p>0.797%</text:p>
          </table:table-cell>
          <table:table-cell table:formula="of:=[.B60]/12" office:value-type="percentage" office:value="0.00833333333333333">
            <text:p>0.833%</text:p>
          </table:table-cell>
          <table:table-cell table:formula="of:=(1+[.D60])^12-1" office:value-type="percentage" office:value="0.104713067441297">
            <text:p>10.471%</text:p>
          </table:table-cell>
        </table:table-row>
        <table:table-row table:style-name="ro1">
          <table:table-cell/>
          <table:table-cell table:formula="of:=[.B60]+0.005" office:value-type="percentage" office:value="0.105">
            <text:p>10.5%</text:p>
          </table:table-cell>
          <table:table-cell table:formula="of:=POWER(1+[.B61];1/12)-1" office:value-type="percentage" office:value="0.00835515568363521">
            <text:p>0.836%</text:p>
          </table:table-cell>
          <table:table-cell table:formula="of:=[.B61]/12" office:value-type="percentage" office:value="0.00875">
            <text:p>0.875%</text:p>
          </table:table-cell>
          <table:table-cell table:formula="of:=(1+[.D61])^12-1" office:value-type="percentage" office:value="0.110203450451823">
            <text:p>11.020%</text:p>
          </table:table-cell>
        </table:table-row>
        <table:table-row table:style-name="ro1">
          <table:table-cell/>
          <table:table-cell table:formula="of:=[.B61]+0.005" office:value-type="percentage" office:value="0.11">
            <text:p>11.0%</text:p>
          </table:table-cell>
          <table:table-cell table:formula="of:=POWER(1+[.B62];1/12)-1" office:value-type="percentage" office:value="0.00873459382355191">
            <text:p>0.873%</text:p>
          </table:table-cell>
          <table:table-cell table:formula="of:=[.B62]/12" office:value-type="percentage" office:value="0.00916666666666667">
            <text:p>0.917%</text:p>
          </table:table-cell>
          <table:table-cell table:formula="of:=(1+[.D62])^12-1" office:value-type="percentage" office:value="0.115718836195215">
            <text:p>11.572%</text:p>
          </table:table-cell>
        </table:table-row>
        <table:table-row table:style-name="ro1">
          <table:table-cell/>
          <table:table-cell table:formula="of:=[.B62]+0.005" office:value-type="percentage" office:value="0.115">
            <text:p>11.5%</text:p>
          </table:table-cell>
          <table:table-cell table:formula="of:=POWER(1+[.B63];1/12)-1" office:value-type="percentage" office:value="0.00911246843690461">
            <text:p>0.911%</text:p>
          </table:table-cell>
          <table:table-cell table:formula="of:=[.B63]/12" office:value-type="percentage" office:value="0.00958333333333334">
            <text:p>0.958%</text:p>
          </table:table-cell>
          <table:table-cell table:formula="of:=(1+[.D63])^12-1" office:value-type="percentage" office:value="0.121259328138016">
            <text:p>12.126%</text:p>
          </table:table-cell>
        </table:table-row>
        <table:table-row table:style-name="ro1">
          <table:table-cell/>
          <table:table-cell table:formula="of:=[.B63]+0.005" office:value-type="percentage" office:value="0.12">
            <text:p>12.0%</text:p>
          </table:table-cell>
          <table:table-cell table:formula="of:=POWER(1+[.B64];1/12)-1" office:value-type="percentage" office:value="0.00948879293458305">
            <text:p>0.949%</text:p>
          </table:table-cell>
          <table:table-cell table:formula="of:=[.B64]/12" office:value-type="percentage" office:value="0.01">
            <text:p>1.000%</text:p>
          </table:table-cell>
          <table:table-cell table:formula="of:=(1+[.D64])^12-1" office:value-type="percentage" office:value="0.12682503013197">
            <text:p>12.683%</text:p>
          </table:table-cell>
        </table:table-row>
        <table:table-row table:style-name="ro1">
          <table:table-cell/>
          <table:table-cell table:formula="of:=[.B64]+0.005" office:value-type="percentage" office:value="0.125">
            <text:p>12.5%</text:p>
          </table:table-cell>
          <table:table-cell table:formula="of:=POWER(1+[.B65];1/12)-1" office:value-type="percentage" office:value="0.00986358055321146">
            <text:p>0.986%</text:p>
          </table:table-cell>
          <table:table-cell table:formula="of:=[.B65]/12" office:value-type="percentage" office:value="0.0104166666666667">
            <text:p>1.042%</text:p>
          </table:table-cell>
          <table:table-cell table:formula="of:=(1+[.D65])^12-1" office:value-type="percentage" office:value="0.132416046415276">
            <text:p>13.242%</text:p>
          </table:table-cell>
        </table:table-row>
        <table:table-row table:style-name="ro1">
          <table:table-cell/>
          <table:table-cell table:formula="of:=[.B65]+0.005" office:value-type="percentage" office:value="0.13">
            <text:p>13.0%</text:p>
          </table:table-cell>
          <table:table-cell table:formula="of:=POWER(1+[.B66];1/12)-1" office:value-type="percentage" office:value="0.0102368443581764">
            <text:p>1.024%</text:p>
          </table:table-cell>
          <table:table-cell table:formula="of:=[.B66]/12" office:value-type="percentage" office:value="0.0108333333333333">
            <text:p>1.083%</text:p>
          </table:table-cell>
          <table:table-cell table:formula="of:=(1+[.D66])^12-1" office:value-type="percentage" office:value="0.138032481613877">
            <text:p>13.803%</text:p>
          </table:table-cell>
        </table:table-row>
        <table:table-row table:style-name="ro1">
          <table:table-cell/>
          <table:table-cell table:formula="of:=[.B66]+0.005" office:value-type="percentage" office:value="0.135">
            <text:p>13.5%</text:p>
          </table:table-cell>
          <table:table-cell table:formula="of:=POWER(1+[.B67];1/12)-1" office:value-type="percentage" office:value="0.0106085972465868">
            <text:p>1.061%</text:p>
          </table:table-cell>
          <table:table-cell table:formula="of:=[.B67]/12" office:value-type="percentage" office:value="0.01125">
            <text:p>1.125%</text:p>
          </table:table-cell>
          <table:table-cell table:formula="of:=(1+[.D67])^12-1" office:value-type="percentage" office:value="0.143674440742746">
            <text:p>14.367%</text:p>
          </table:table-cell>
        </table:table-row>
        <table:table-row table:style-name="ro1">
          <table:table-cell/>
          <table:table-cell table:formula="of:=[.B67]+0.005" office:value-type="percentage" office:value="0.14">
            <text:p>14.0%</text:p>
          </table:table-cell>
          <table:table-cell table:formula="of:=POWER(1+[.B68];1/12)-1" office:value-type="percentage" office:value="0.0109788519501735">
            <text:p>1.098%</text:p>
          </table:table-cell>
          <table:table-cell table:formula="of:=[.B68]/12" office:value-type="percentage" office:value="0.0116666666666667">
            <text:p>1.167%</text:p>
          </table:table-cell>
          <table:table-cell table:formula="of:=(1+[.D68])^12-1" office:value-type="percentage" office:value="0.149342029207158">
            <text:p>14.934%</text:p>
          </table:table-cell>
        </table:table-row>
        <table:table-row table:style-name="ro1">
          <table:table-cell/>
          <table:table-cell table:formula="of:=[.B68]+0.005" office:value-type="percentage" office:value="0.145">
            <text:p>14.5%</text:p>
          </table:table-cell>
          <table:table-cell table:formula="of:=POWER(1+[.B69];1/12)-1" office:value-type="percentage" office:value="0.0113476210381231">
            <text:p>1.135%</text:p>
          </table:table-cell>
          <table:table-cell table:formula="of:=[.B69]/12" office:value-type="percentage" office:value="0.0120833333333333">
            <text:p>1.208%</text:p>
          </table:table-cell>
          <table:table-cell table:formula="of:=(1+[.D69])^12-1" office:value-type="percentage" office:value="0.155035352803987">
            <text:p>15.504%</text:p>
          </table:table-cell>
        </table:table-row>
        <table:table-row table:style-name="ro1">
          <table:table-cell/>
          <table:table-cell table:formula="of:=[.B69]+0.005" office:value-type="percentage" office:value="0.15">
            <text:p>15.0%</text:p>
          </table:table-cell>
          <table:table-cell table:formula="of:=POWER(1+[.B70];1/12)-1" office:value-type="percentage" office:value="0.0117149169198534">
            <text:p>1.171%</text:p>
          </table:table-cell>
          <table:table-cell table:formula="of:=[.B70]/12" office:value-type="percentage" office:value="0.0125">
            <text:p>1.250%</text:p>
          </table:table-cell>
          <table:table-cell table:formula="of:=(1+[.D70])^12-1" office:value-type="percentage" office:value="0.160754517722998">
            <text:p>16.075%</text:p>
          </table:table-cell>
        </table:table-row>
        <table:table-row table:style-name="ro1">
          <table:table-cell/>
          <table:table-cell table:formula="of:=[.B70]+0.005" office:value-type="percentage" office:value="0.155">
            <text:p>15.5%</text:p>
          </table:table-cell>
          <table:table-cell table:formula="of:=POWER(1+[.B71];1/12)-1" office:value-type="percentage" office:value="0.0120807518477275">
            <text:p>1.208%</text:p>
          </table:table-cell>
          <table:table-cell table:formula="of:=[.B71]/12" office:value-type="percentage" office:value="0.0129166666666667">
            <text:p>1.292%</text:p>
          </table:table-cell>
          <table:table-cell table:formula="of:=(1+[.D71])^12-1" office:value-type="percentage" office:value="0.166499630548149">
            <text:p>16.650%</text:p>
          </table:table-cell>
        </table:table-row>
        <table:table-row table:style-name="ro1">
          <table:table-cell/>
          <table:table-cell table:formula="of:=[.B71]+0.005" office:value-type="percentage" office:value="0.16">
            <text:p>16.0%</text:p>
          </table:table-cell>
          <table:table-cell table:formula="of:=POWER(1+[.B72];1/12)-1" office:value-type="percentage" office:value="0.0124451379197135">
            <text:p>1.245%</text:p>
          </table:table-cell>
          <table:table-cell table:formula="of:=[.B72]/12" office:value-type="percentage" office:value="0.0133333333333333">
            <text:p>1.333%</text:p>
          </table:table-cell>
          <table:table-cell table:formula="of:=(1+[.D72])^12-1" office:value-type="percentage" office:value="0.172270798258877">
            <text:p>17.227%</text:p>
          </table:table-cell>
        </table:table-row>
        <table:table-row table:style-name="ro1">
          <table:table-cell/>
          <table:table-cell table:formula="of:=[.B72]+0.005" office:value-type="percentage" office:value="0.165">
            <text:p>16.5%</text:p>
          </table:table-cell>
          <table:table-cell table:formula="of:=POWER(1+[.B73];1/12)-1" office:value-type="percentage" office:value="0.0128080870819836">
            <text:p>1.281%</text:p>
          </table:table-cell>
          <table:table-cell table:formula="of:=[.B73]/12" office:value-type="percentage" office:value="0.01375">
            <text:p>1.375%</text:p>
          </table:table-cell>
          <table:table-cell table:formula="of:=(1+[.D73])^12-1" office:value-type="percentage" office:value="0.17806812823141">
            <text:p>17.807%</text:p>
          </table:table-cell>
        </table:table-row>
        <table:table-row table:style-name="ro1">
          <table:table-cell/>
          <table:table-cell table:formula="of:=[.B73]+0.005" office:value-type="percentage" office:value="0.17">
            <text:p>17.0%</text:p>
          </table:table-cell>
          <table:table-cell table:formula="of:=POWER(1+[.B74];1/12)-1" office:value-type="percentage" office:value="0.0131696111314623">
            <text:p>1.317%</text:p>
          </table:table-cell>
          <table:table-cell table:formula="of:=[.B74]/12" office:value-type="percentage" office:value="0.0141666666666667">
            <text:p>1.417%</text:p>
          </table:table-cell>
          <table:table-cell table:formula="of:=(1+[.D74])^12-1" office:value-type="percentage" office:value="0.183891728240085">
            <text:p>18.389%</text:p>
          </table:table-cell>
        </table:table-row>
        <table:table-row table:style-name="ro1">
          <table:table-cell/>
          <table:table-cell table:formula="of:=[.B74]+0.005" office:value-type="percentage" office:value="0.175">
            <text:p>17.5%</text:p>
          </table:table-cell>
          <table:table-cell table:formula="of:=POWER(1+[.B75];1/12)-1" office:value-type="percentage" office:value="0.0135297217183192">
            <text:p>1.353%</text:p>
          </table:table-cell>
          <table:table-cell table:formula="of:=[.B75]/12" office:value-type="percentage" office:value="0.0145833333333333">
            <text:p>1.458%</text:p>
          </table:table-cell>
          <table:table-cell table:formula="of:=(1+[.D75])^12-1" office:value-type="percentage" office:value="0.189741706458639">
            <text:p>18.974%</text:p>
          </table:table-cell>
        </table:table-row>
        <table:table-row table:style-name="ro1">
          <table:table-cell/>
          <table:table-cell table:formula="of:=[.B75]+0.005" office:value-type="percentage" office:value="0.18">
            <text:p>18.0%</text:p>
          </table:table-cell>
          <table:table-cell table:formula="of:=POWER(1+[.B76];1/12)-1" office:value-type="percentage" office:value="0.0138884303484101">
            <text:p>1.389%</text:p>
          </table:table-cell>
          <table:table-cell table:formula="of:=[.B76]/12" office:value-type="percentage" office:value="0.015">
            <text:p>1.500%</text:p>
          </table:table-cell>
          <table:table-cell table:formula="of:=(1+[.D76])^12-1" office:value-type="percentage" office:value="0.195618171461534">
            <text:p>19.562%</text:p>
          </table:table-cell>
        </table:table-row>
        <table:table-row table:style-name="ro1">
          <table:table-cell/>
          <table:table-cell table:formula="of:=[.B76]+0.005" office:value-type="percentage" office:value="0.185">
            <text:p>18.5%</text:p>
          </table:table-cell>
          <table:table-cell table:formula="of:=POWER(1+[.B77];1/12)-1" office:value-type="percentage" office:value="0.0142457483856671">
            <text:p>1.425%</text:p>
          </table:table-cell>
          <table:table-cell table:formula="of:=[.B77]/12" office:value-type="percentage" office:value="0.0154166666666667">
            <text:p>1.542%</text:p>
          </table:table-cell>
          <table:table-cell table:formula="of:=(1+[.D77])^12-1" office:value-type="percentage" office:value="0.201521232225286">
            <text:p>20.152%</text:p>
          </table:table-cell>
        </table:table-row>
        <table:table-row table:style-name="ro1">
          <table:table-cell/>
          <table:table-cell table:formula="of:=[.B77]+0.005" office:value-type="percentage" office:value="0.19">
            <text:p>19.0%</text:p>
          </table:table-cell>
          <table:table-cell table:formula="of:=POWER(1+[.B78];1/12)-1" office:value-type="percentage" office:value="0.0146016870544401">
            <text:p>1.460%</text:p>
          </table:table-cell>
          <table:table-cell table:formula="of:=[.B78]/12" office:value-type="percentage" office:value="0.0158333333333333">
            <text:p>1.583%</text:p>
          </table:table-cell>
          <table:table-cell table:formula="of:=(1+[.D78])^12-1" office:value-type="percentage" office:value="0.207450998129769">
            <text:p>20.745%</text:p>
          </table:table-cell>
        </table:table-row>
        <table:table-row table:style-name="ro1">
          <table:table-cell/>
          <table:table-cell table:formula="of:=[.B78]+0.005" office:value-type="percentage" office:value="0.195">
            <text:p>19.5%</text:p>
          </table:table-cell>
          <table:table-cell table:formula="of:=POWER(1+[.B79];1/12)-1" office:value-type="percentage" office:value="0.0149562574417896">
            <text:p>1.496%</text:p>
          </table:table-cell>
          <table:table-cell table:formula="of:=[.B79]/12" office:value-type="percentage" office:value="0.01625">
            <text:p>1.625%</text:p>
          </table:table-cell>
          <table:table-cell table:formula="of:=(1+[.D79])^12-1" office:value-type="percentage" office:value="0.213407578959554">
            <text:p>21.341%</text:p>
          </table:table-cell>
        </table:table-row>
        <table:table-row table:style-name="ro1">
          <table:table-cell/>
          <table:table-cell table:formula="of:=[.B79]+0.005" office:value-type="percentage" office:value="0.2">
            <text:p>20.0%</text:p>
          </table:table-cell>
          <table:table-cell table:formula="of:=POWER(1+[.B80];1/12)-1" office:value-type="percentage" office:value="0.0153094704997312">
            <text:p>1.531%</text:p>
          </table:table-cell>
          <table:table-cell table:formula="of:=[.B80]/12" office:value-type="percentage" office:value="0.0166666666666667">
            <text:p>1.667%</text:p>
          </table:table-cell>
          <table:table-cell table:formula="of:=(1+[.D80])^12-1" office:value-type="percentage" office:value="0.219391084905232">
            <text:p>21.939%</text:p>
          </table:table-cell>
        </table:table-row>
      </table:table>
      <table:table table:name="Tabl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72"/>
        <table:table-column table:style-name="co11" table:default-cell-style-name="ce74"/>
        <table:table-column table:style-name="co11" table:number-columns-repeated="9" table:default-cell-style-name="Default"/>
        <table:table-row table:style-name="ro1">
          <table:table-cell/>
          <table:table-cell table:style-name="ce1" table:number-columns-repeated="8"/>
          <table:table-cell table:style-name="ce65"/>
          <table:table-cell table:style-name="ce73"/>
          <table:table-cell table:number-columns-repeated="9"/>
        </table:table-row>
        <table:table-row table:style-name="ro13">
          <table:table-cell/>
          <table:table-cell table:style-name="ce47"/>
          <table:table-cell table:style-name="ce52"/>
          <table:table-cell table:style-name="ce57" office:value-type="string" table:number-columns-spanned="3" table:number-rows-spanned="1">
            <text:p>Correcta</text:p>
          </table:table-cell>
          <table:covered-table-cell table:number-columns-repeated="2" table:style-name="ce62"/>
          <table:table-cell table:style-name="ce52"/>
          <table:table-cell table:style-name="ce63" office:value-type="string" table:number-columns-spanned="3" table:number-rows-spanned="1">
            <text:p>Con aproximación</text:p>
          </table:table-cell>
          <table:covered-table-cell table:style-name="ce52"/>
          <table:covered-table-cell table:style-name="ce66"/>
          <table:table-cell table:style-name="ce73"/>
          <table:table-cell table:number-columns-repeated="9"/>
        </table:table-row>
        <table:table-row table:style-name="ro14">
          <table:table-cell/>
          <table:table-cell table:style-name="ce48" office:value-type="string">
            <text:p>Año</text:p>
          </table:table-cell>
          <table:table-cell table:style-name="ce53" office:value-type="string">
            <text:p>Mes</text:p>
          </table:table-cell>
          <table:table-cell table:style-name="ce58" office:value-type="string">
            <text:p>Deuda</text:p>
          </table:table-cell>
          <table:table-cell table:style-name="ce58" office:value-type="string">
            <text:p>Amortización</text:p>
          </table:table-cell>
          <table:table-cell table:style-name="ce58" office:value-type="string">
            <text:p>Intereses</text:p>
          </table:table-cell>
          <table:table-cell table:style-name="ce53"/>
          <table:table-cell table:style-name="ce64" office:value-type="string">
            <text:p>Deuda</text:p>
          </table:table-cell>
          <table:table-cell table:style-name="ce64" office:value-type="string">
            <text:p>Amortización</text:p>
          </table:table-cell>
          <table:table-cell table:style-name="ce67" office:value-type="string">
            <text:p>Intereses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9" table:formula="of:=[Datos.$C$3]" office:value-type="float" office:value="100000">
            <text:p>100000.00</text:p>
          </table:table-cell>
          <table:table-cell table:style-name="ce59" table:number-columns-repeated="2"/>
          <table:table-cell table:style-name="ce54"/>
          <table:table-cell table:style-name="ce59" table:formula="of:=[Datos.$C$3]" office:value-type="float" office:value="100000">
            <text:p>100000.00</text:p>
          </table:table-cell>
          <table:table-cell table:style-name="ce54"/>
          <table:table-cell table:style-name="ce68"/>
          <table:table-cell table:formula="of:=IF([.$C4]=[Datos.$C$4]*12+[Datos.$C$5];HYPERLINK(&quot;http://interes.ax5.org/&quot;);&quot;&quot;)">
            <text:p/>
          </table:table-cell>
          <table:table-cell table:number-columns-repeated="5"/>
          <table:table-cell table:style-name="ce75" office:value-type="string">
            <text:p>Intereses sobre Deuda más los intereses pagados en el año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">
            <text:p>1</text:p>
          </table:table-cell>
          <table:table-cell table:style-name="ce60" table:formula="of:=IF([.$C5]&gt;[Datos.$C$4]*12+[Datos.$C$5];&quot;&quot;;[.D4]-[.E5])" office:value-type="float" office:value="99914.4899077406">
            <text:p>99914.49</text:p>
          </table:table-cell>
          <table:table-cell table:style-name="ce60" table:formula="of:=IF([.$C5]&gt;[Datos.$C$4]*12+[Datos.$C$5];&quot;&quot;;[Datos.$C$9]-[.F5])" office:value-type="float" office:value="85.510092259372">
            <text:p>85.51</text:p>
          </table:table-cell>
          <table:table-cell table:style-name="ce60" table:formula="of:=IF([.$C5]&gt;[Datos.$C$4]*12+[Datos.$C$5];&quot;&quot;;[.D4]*[Datos.$C$14])" office:value-type="float" office:value="565.414538740527">
            <text:p>565.41</text:p>
          </table:table-cell>
          <table:table-cell table:style-name="ce55"/>
          <table:table-cell table:style-name="ce60" table:formula="of:=IF([.$C5]&gt;[Datos.$C$4]*12+[Datos.$C$5];&quot;&quot;;[.H4]-[.I5])" office:value-type="float" office:value="99918.0308381542">
            <text:p>99918.03</text:p>
          </table:table-cell>
          <table:table-cell table:style-name="ce60" table:formula="of:=IF([.$C5]&gt;[Datos.$C$4]*12+[Datos.$C$5];&quot;&quot;;[Datos.$C$11]-[.J5])" office:value-type="float" office:value="81.9691618458498">
            <text:p>81.97</text:p>
          </table:table-cell>
          <table:table-cell table:style-name="ce69" table:formula="of:=IF([.$C5]&gt;[Datos.$C$4]*12+[Datos.$C$5];&quot;&quot;;[.H4]*[Datos.$C$15])" office:value-type="float" office:value="583.333333333333">
            <text:p>583.33</text:p>
          </table:table-cell>
          <table:table-cell table:formula="of:=IF([.$C5]=[Datos.$C$4]*12+[Datos.$C$5];HYPERLINK(&quot;http://interes.ax5.org/&quot;);&quot;&quot;)">
            <text:p/>
          </table:table-cell>
          <table:table-cell table:number-columns-repeated="5"/>
          <table:table-cell table:formula="of:=[Datos.$C$14]*[.H4]" office:value-type="float" office:value="565.414538740527">
            <text:p>565.4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2">
            <text:p>2</text:p>
          </table:table-cell>
          <table:table-cell table:style-name="ce60" table:formula="of:=IF([.$C6]&gt;[Datos.$C$4]*12+[Datos.$C$5];&quot;&quot;;[.D5]-[.E6])" office:value-type="float" office:value="99828.4963289875">
            <text:p>99828.50</text:p>
          </table:table-cell>
          <table:table-cell table:style-name="ce60" table:formula="of:=IF([.$C6]&gt;[Datos.$C$4]*12+[Datos.$C$5];&quot;&quot;;[Datos.$C$9]-[.F6])" office:value-type="float" office:value="85.9935787530969">
            <text:p>85.99</text:p>
          </table:table-cell>
          <table:table-cell table:style-name="ce60" table:formula="of:=IF([.$C6]&gt;[Datos.$C$4]*12+[Datos.$C$5];&quot;&quot;;[.D5]*[Datos.$C$14])" office:value-type="float" office:value="564.931052246802">
            <text:p>564.93</text:p>
          </table:table-cell>
          <table:table-cell table:style-name="ce55"/>
          <table:table-cell table:style-name="ce60" table:formula="of:=IF([.$C6]&gt;[Datos.$C$4]*12+[Datos.$C$5];&quot;&quot;;[.H5]-[.I6])" office:value-type="float" office:value="99835.5835228642">
            <text:p>99835.58</text:p>
          </table:table-cell>
          <table:table-cell table:style-name="ce60" table:formula="of:=IF([.$C6]&gt;[Datos.$C$4]*12+[Datos.$C$5];&quot;&quot;;[Datos.$C$11]-[.J6])" office:value-type="float" office:value="82.4473152899507">
            <text:p>82.45</text:p>
          </table:table-cell>
          <table:table-cell table:style-name="ce69" table:formula="of:=IF([.$C6]&gt;[Datos.$C$4]*12+[Datos.$C$5];&quot;&quot;;[.H5]*[Datos.$C$15])" office:value-type="float" office:value="582.855179889233">
            <text:p>582.86</text:p>
          </table:table-cell>
          <table:table-cell table:formula="of:=IF([.$C6]=[Datos.$C$4]*12+[Datos.$C$5];HYPERLINK(&quot;http://interes.ax5.org/&quot;);&quot;&quot;)">
            <text:p/>
          </table:table-cell>
          <table:table-cell table:number-columns-repeated="5"/>
          <table:table-cell table:formula="of:=[Datos.$C$14]*([.H5]+SUM([.Q$5:.Q5]))" office:value-type="float" office:value="568.148009188359">
            <text:p>568.1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3">
            <text:p>3</text:p>
          </table:table-cell>
          <table:table-cell table:style-name="ce60" table:formula="of:=IF([.$C7]&gt;[Datos.$C$4]*12+[Datos.$C$5];&quot;&quot;;[.D6]-[.E7])" office:value-type="float" office:value="99742.0165300378">
            <text:p>99742.02</text:p>
          </table:table-cell>
          <table:table-cell table:style-name="ce60" table:formula="of:=IF([.$C7]&gt;[Datos.$C$4]*12+[Datos.$C$5];&quot;&quot;;[Datos.$C$9]-[.F7])" office:value-type="float" office:value="86.4797989497503">
            <text:p>86.48</text:p>
          </table:table-cell>
          <table:table-cell table:style-name="ce60" table:formula="of:=IF([.$C7]&gt;[Datos.$C$4]*12+[Datos.$C$5];&quot;&quot;;[.D6]*[Datos.$C$14])" office:value-type="float" office:value="564.444832050149">
            <text:p>564.44</text:p>
          </table:table-cell>
          <table:table-cell table:style-name="ce55"/>
          <table:table-cell table:style-name="ce60" table:formula="of:=IF([.$C7]&gt;[Datos.$C$4]*12+[Datos.$C$5];&quot;&quot;;[.H6]-[.I7])" office:value-type="float" office:value="99752.6552649017">
            <text:p>99752.66</text:p>
          </table:table-cell>
          <table:table-cell table:style-name="ce60" table:formula="of:=IF([.$C7]&gt;[Datos.$C$4]*12+[Datos.$C$5];&quot;&quot;;[Datos.$C$11]-[.J7])" office:value-type="float" office:value="82.9282579624753">
            <text:p>82.93</text:p>
          </table:table-cell>
          <table:table-cell table:style-name="ce69" table:formula="of:=IF([.$C7]&gt;[Datos.$C$4]*12+[Datos.$C$5];&quot;&quot;;[.H6]*[Datos.$C$15])" office:value-type="float" office:value="582.374237216708">
            <text:p>582.37</text:p>
          </table:table-cell>
          <table:table-cell table:formula="of:=IF([.$C7]=[Datos.$C$4]*12+[Datos.$C$5];HYPERLINK(&quot;http://interes.ax5.org/&quot;);&quot;&quot;)">
            <text:p/>
          </table:table-cell>
          <table:table-cell table:number-columns-repeated="5"/>
          <table:table-cell table:formula="of:=[Datos.$C$14]*([.H6]+SUM([.Q$5:.Q6]))" office:value-type="float" office:value="570.894231526424">
            <text:p>570.8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4">
            <text:p>4</text:p>
          </table:table-cell>
          <table:table-cell table:style-name="ce60" table:formula="of:=IF([.$C8]&gt;[Datos.$C$4]*12+[Datos.$C$5];&quot;&quot;;[.D7]-[.E8])" office:value-type="float" office:value="99655.0477617317">
            <text:p>99655.05</text:p>
          </table:table-cell>
          <table:table-cell table:style-name="ce60" table:formula="of:=IF([.$C8]&gt;[Datos.$C$4]*12+[Datos.$C$5];&quot;&quot;;[Datos.$C$9]-[.F8])" office:value-type="float" office:value="86.9687683060856">
            <text:p>86.97</text:p>
          </table:table-cell>
          <table:table-cell table:style-name="ce60" table:formula="of:=IF([.$C8]&gt;[Datos.$C$4]*12+[Datos.$C$5];&quot;&quot;;[.D7]*[Datos.$C$14])" office:value-type="float" office:value="563.955862693814">
            <text:p>563.96</text:p>
          </table:table-cell>
          <table:table-cell table:style-name="ce55"/>
          <table:table-cell table:style-name="ce60" table:formula="of:=IF([.$C8]&gt;[Datos.$C$4]*12+[Datos.$C$5];&quot;&quot;;[.H7]-[.I8])" office:value-type="float" office:value="99669.2432587678">
            <text:p>99669.24</text:p>
          </table:table-cell>
          <table:table-cell table:style-name="ce60" table:formula="of:=IF([.$C8]&gt;[Datos.$C$4]*12+[Datos.$C$5];&quot;&quot;;[Datos.$C$11]-[.J8])" office:value-type="float" office:value="83.412006133923">
            <text:p>83.41</text:p>
          </table:table-cell>
          <table:table-cell table:style-name="ce69" table:formula="of:=IF([.$C8]&gt;[Datos.$C$4]*12+[Datos.$C$5];&quot;&quot;;[.H7]*[Datos.$C$15])" office:value-type="float" office:value="581.89048904526">
            <text:p>581.89</text:p>
          </table:table-cell>
          <table:table-cell table:formula="of:=IF([.$C8]=[Datos.$C$4]*12+[Datos.$C$5];HYPERLINK(&quot;http://interes.ax5.org/&quot;);&quot;&quot;)">
            <text:p/>
          </table:table-cell>
          <table:table-cell table:number-columns-repeated="5"/>
          <table:table-cell table:formula="of:=[Datos.$C$14]*([.H7]+SUM([.Q$5:.Q7]))" office:value-type="float" office:value="573.653262085061">
            <text:p>573.65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5">
            <text:p>5</text:p>
          </table:table-cell>
          <table:table-cell table:style-name="ce60" table:formula="of:=IF([.$C9]&gt;[Datos.$C$4]*12+[Datos.$C$5];&quot;&quot;;[.D8]-[.E9])" office:value-type="float" office:value="99567.5872593654">
            <text:p>99567.59</text:p>
          </table:table-cell>
          <table:table-cell table:style-name="ce60" table:formula="of:=IF([.$C9]&gt;[Datos.$C$4]*12+[Datos.$C$5];&quot;&quot;;[Datos.$C$9]-[.F9])" office:value-type="float" office:value="87.4605023662518">
            <text:p>87.46</text:p>
          </table:table-cell>
          <table:table-cell table:style-name="ce60" table:formula="of:=IF([.$C9]&gt;[Datos.$C$4]*12+[Datos.$C$5];&quot;&quot;;[.D8]*[Datos.$C$14])" office:value-type="float" office:value="563.464128633648">
            <text:p>563.46</text:p>
          </table:table-cell>
          <table:table-cell table:style-name="ce55"/>
          <table:table-cell table:style-name="ce60" table:formula="of:=IF([.$C9]&gt;[Datos.$C$4]*12+[Datos.$C$5];&quot;&quot;;[.H8]-[.I9])" office:value-type="float" office:value="99585.3446825981">
            <text:p>99585.34</text:p>
          </table:table-cell>
          <table:table-cell table:style-name="ce60" table:formula="of:=IF([.$C9]&gt;[Datos.$C$4]*12+[Datos.$C$5];&quot;&quot;;[Datos.$C$11]-[.J9])" office:value-type="float" office:value="83.8985761697043">
            <text:p>83.90</text:p>
          </table:table-cell>
          <table:table-cell table:style-name="ce69" table:formula="of:=IF([.$C9]&gt;[Datos.$C$4]*12+[Datos.$C$5];&quot;&quot;;[.H8]*[Datos.$C$15])" office:value-type="float" office:value="581.403919009479">
            <text:p>581.40</text:p>
          </table:table-cell>
          <table:table-cell table:formula="of:=IF([.$C9]=[Datos.$C$4]*12+[Datos.$C$5];HYPERLINK(&quot;http://interes.ax5.org/&quot;);&quot;&quot;)">
            <text:p/>
          </table:table-cell>
          <table:table-cell table:number-columns-repeated="5"/>
          <table:table-cell table:formula="of:=[Datos.$C$14]*([.H8]+SUM([.Q$5:.Q8]))" office:value-type="float" office:value="576.425157421113">
            <text:p>576.43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6">
            <text:p>6</text:p>
          </table:table-cell>
          <table:table-cell table:style-name="ce60" table:formula="of:=IF([.$C10]&gt;[Datos.$C$4]*12+[Datos.$C$5];&quot;&quot;;[.D9]-[.E10])" office:value-type="float" office:value="99479.6322426032">
            <text:p>99479.63</text:p>
          </table:table-cell>
          <table:table-cell table:style-name="ce60" table:formula="of:=IF([.$C10]&gt;[Datos.$C$4]*12+[Datos.$C$5];&quot;&quot;;[Datos.$C$9]-[.F10])" office:value-type="float" office:value="87.9550167622862">
            <text:p>87.96</text:p>
          </table:table-cell>
          <table:table-cell table:style-name="ce60" table:formula="of:=IF([.$C10]&gt;[Datos.$C$4]*12+[Datos.$C$5];&quot;&quot;;[.D9]*[Datos.$C$14])" office:value-type="float" office:value="562.969614237613">
            <text:p>562.97</text:p>
          </table:table-cell>
          <table:table-cell table:style-name="ce55"/>
          <table:table-cell table:style-name="ce60" table:formula="of:=IF([.$C10]&gt;[Datos.$C$4]*12+[Datos.$C$5];&quot;&quot;;[.H9]-[.I10])" office:value-type="float" office:value="99500.9566980674">
            <text:p>99500.96</text:p>
          </table:table-cell>
          <table:table-cell table:style-name="ce60" table:formula="of:=IF([.$C10]&gt;[Datos.$C$4]*12+[Datos.$C$5];&quot;&quot;;[Datos.$C$11]-[.J10])" office:value-type="float" office:value="84.3879845306942">
            <text:p>84.39</text:p>
          </table:table-cell>
          <table:table-cell table:style-name="ce69" table:formula="of:=IF([.$C10]&gt;[Datos.$C$4]*12+[Datos.$C$5];&quot;&quot;;[.H9]*[Datos.$C$15])" office:value-type="float" office:value="580.914510648489">
            <text:p>580.91</text:p>
          </table:table-cell>
          <table:table-cell table:formula="of:=IF([.$C10]=[Datos.$C$4]*12+[Datos.$C$5];HYPERLINK(&quot;http://interes.ax5.org/&quot;);&quot;&quot;)">
            <text:p/>
          </table:table-cell>
          <table:table-cell table:number-columns-repeated="5"/>
          <table:table-cell table:formula="of:=[Datos.$C$14]*([.H9]+SUM([.Q$5:.Q9]))" office:value-type="float" office:value="579.20997431867">
            <text:p>579.2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7">
            <text:p>7</text:p>
          </table:table-cell>
          <table:table-cell table:style-name="ce60" table:formula="of:=IF([.$C11]&gt;[Datos.$C$4]*12+[Datos.$C$5];&quot;&quot;;[.D10]-[.E11])" office:value-type="float" office:value="99391.1799153885">
            <text:p>99391.18</text:p>
          </table:table-cell>
          <table:table-cell table:style-name="ce60" table:formula="of:=IF([.$C11]&gt;[Datos.$C$4]*12+[Datos.$C$5];&quot;&quot;;[Datos.$C$9]-[.F11])" office:value-type="float" office:value="88.4523272146117">
            <text:p>88.45</text:p>
          </table:table-cell>
          <table:table-cell table:style-name="ce60" table:formula="of:=IF([.$C11]&gt;[Datos.$C$4]*12+[Datos.$C$5];&quot;&quot;;[.D10]*[Datos.$C$14])" office:value-type="float" office:value="562.472303785288">
            <text:p>562.47</text:p>
          </table:table-cell>
          <table:table-cell table:style-name="ce55"/>
          <table:table-cell table:style-name="ce60" table:formula="of:=IF([.$C11]&gt;[Datos.$C$4]*12+[Datos.$C$5];&quot;&quot;;[.H10]-[.I11])" office:value-type="float" office:value="99416.0764502936">
            <text:p>99416.08</text:p>
          </table:table-cell>
          <table:table-cell table:style-name="ce60" table:formula="of:=IF([.$C11]&gt;[Datos.$C$4]*12+[Datos.$C$5];&quot;&quot;;[Datos.$C$11]-[.J11])" office:value-type="float" office:value="84.88024777379">
            <text:p>84.88</text:p>
          </table:table-cell>
          <table:table-cell table:style-name="ce69" table:formula="of:=IF([.$C11]&gt;[Datos.$C$4]*12+[Datos.$C$5];&quot;&quot;;[.H10]*[Datos.$C$15])" office:value-type="float" office:value="580.422247405393">
            <text:p>580.42</text:p>
          </table:table-cell>
          <table:table-cell table:formula="of:=IF([.$C11]=[Datos.$C$4]*12+[Datos.$C$5];HYPERLINK(&quot;http://interes.ax5.org/&quot;);&quot;&quot;)">
            <text:p/>
          </table:table-cell>
          <table:table-cell table:number-columns-repeated="5"/>
          <table:table-cell table:formula="of:=[Datos.$C$14]*([.H10]+SUM([.Q$5:.Q10]))" office:value-type="float" office:value="582.007769789817">
            <text:p>582.01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8">
            <text:p>8</text:p>
          </table:table-cell>
          <table:table-cell table:style-name="ce60" table:formula="of:=IF([.$C12]&gt;[Datos.$C$4]*12+[Datos.$C$5];&quot;&quot;;[.D11]-[.E12])" office:value-type="float" office:value="99302.227465856">
            <text:p>99302.23</text:p>
          </table:table-cell>
          <table:table-cell table:style-name="ce60" table:formula="of:=IF([.$C12]&gt;[Datos.$C$4]*12+[Datos.$C$5];&quot;&quot;;[Datos.$C$9]-[.F12])" office:value-type="float" office:value="88.9524495325376">
            <text:p>88.95</text:p>
          </table:table-cell>
          <table:table-cell table:style-name="ce60" table:formula="of:=IF([.$C12]&gt;[Datos.$C$4]*12+[Datos.$C$5];&quot;&quot;;[.D11]*[Datos.$C$14])" office:value-type="float" office:value="561.972181467362">
            <text:p>561.97</text:p>
          </table:table-cell>
          <table:table-cell table:style-name="ce55"/>
          <table:table-cell table:style-name="ce60" table:formula="of:=IF([.$C12]&gt;[Datos.$C$4]*12+[Datos.$C$5];&quot;&quot;;[.H11]-[.I12])" office:value-type="float" office:value="99330.7010677411">
            <text:p>99330.70</text:p>
          </table:table-cell>
          <table:table-cell table:style-name="ce60" table:formula="of:=IF([.$C12]&gt;[Datos.$C$4]*12+[Datos.$C$5];&quot;&quot;;[Datos.$C$11]-[.J12])" office:value-type="float" office:value="85.3753825524703">
            <text:p>85.38</text:p>
          </table:table-cell>
          <table:table-cell table:style-name="ce69" table:formula="of:=IF([.$C12]&gt;[Datos.$C$4]*12+[Datos.$C$5];&quot;&quot;;[.H11]*[Datos.$C$15])" office:value-type="float" office:value="579.927112626713">
            <text:p>579.93</text:p>
          </table:table-cell>
          <table:table-cell table:formula="of:=IF([.$C12]=[Datos.$C$4]*12+[Datos.$C$5];HYPERLINK(&quot;http://interes.ax5.org/&quot;);&quot;&quot;)">
            <text:p/>
          </table:table-cell>
          <table:table-cell table:number-columns-repeated="5"/>
          <table:table-cell table:formula="of:=[Datos.$C$14]*([.H11]+SUM([.Q$5:.Q11]))" office:value-type="float" office:value="584.818601075376">
            <text:p>584.82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9">
            <text:p>9</text:p>
          </table:table-cell>
          <table:table-cell table:style-name="ce60" table:formula="of:=IF([.$C13]&gt;[Datos.$C$4]*12+[Datos.$C$5];&quot;&quot;;[.D12]-[.E13])" office:value-type="float" office:value="99212.7720662412">
            <text:p>99212.77</text:p>
          </table:table-cell>
          <table:table-cell table:style-name="ce60" table:formula="of:=IF([.$C13]&gt;[Datos.$C$4]*12+[Datos.$C$5];&quot;&quot;;[Datos.$C$9]-[.F13])" office:value-type="float" office:value="89.4553996147604">
            <text:p>89.46</text:p>
          </table:table-cell>
          <table:table-cell table:style-name="ce60" table:formula="of:=IF([.$C13]&gt;[Datos.$C$4]*12+[Datos.$C$5];&quot;&quot;;[.D12]*[Datos.$C$14])" office:value-type="float" office:value="561.469231385139">
            <text:p>561.47</text:p>
          </table:table-cell>
          <table:table-cell table:style-name="ce55"/>
          <table:table-cell table:style-name="ce60" table:formula="of:=IF([.$C13]&gt;[Datos.$C$4]*12+[Datos.$C$5];&quot;&quot;;[.H12]-[.I13])" office:value-type="float" office:value="99244.8276621238">
            <text:p>99244.83</text:p>
          </table:table-cell>
          <table:table-cell table:style-name="ce60" table:formula="of:=IF([.$C13]&gt;[Datos.$C$4]*12+[Datos.$C$5];&quot;&quot;;[Datos.$C$11]-[.J13])" office:value-type="float" office:value="85.8734056173598">
            <text:p>85.87</text:p>
          </table:table-cell>
          <table:table-cell table:style-name="ce69" table:formula="of:=IF([.$C13]&gt;[Datos.$C$4]*12+[Datos.$C$5];&quot;&quot;;[.H12]*[Datos.$C$15])" office:value-type="float" office:value="579.429089561823">
            <text:p>579.43</text:p>
          </table:table-cell>
          <table:table-cell table:formula="of:=IF([.$C13]=[Datos.$C$4]*12+[Datos.$C$5];HYPERLINK(&quot;http://interes.ax5.org/&quot;);&quot;&quot;)">
            <text:p/>
          </table:table-cell>
          <table:table-cell table:number-columns-repeated="5"/>
          <table:table-cell table:formula="of:=[Datos.$C$14]*([.H12]+SUM([.Q$5:.Q12]))" office:value-type="float" office:value="587.642525645658">
            <text:p>587.64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0">
            <text:p>10</text:p>
          </table:table-cell>
          <table:table-cell table:style-name="ce60" table:formula="of:=IF([.$C14]&gt;[Datos.$C$4]*12+[Datos.$C$5];&quot;&quot;;[.D13]-[.E14])" office:value-type="float" office:value="99122.8108727914">
            <text:p>99122.81</text:p>
          </table:table-cell>
          <table:table-cell table:style-name="ce60" table:formula="of:=IF([.$C14]&gt;[Datos.$C$4]*12+[Datos.$C$5];&quot;&quot;;[Datos.$C$9]-[.F14])" office:value-type="float" office:value="89.9611934498706">
            <text:p>89.96</text:p>
          </table:table-cell>
          <table:table-cell table:style-name="ce60" table:formula="of:=IF([.$C14]&gt;[Datos.$C$4]*12+[Datos.$C$5];&quot;&quot;;[.D13]*[Datos.$C$14])" office:value-type="float" office:value="560.963437550029">
            <text:p>560.96</text:p>
          </table:table-cell>
          <table:table-cell table:style-name="ce55"/>
          <table:table-cell table:style-name="ce60" table:formula="of:=IF([.$C14]&gt;[Datos.$C$4]*12+[Datos.$C$5];&quot;&quot;;[.H13]-[.I14])" office:value-type="float" office:value="99158.453328307">
            <text:p>99158.45</text:p>
          </table:table-cell>
          <table:table-cell table:style-name="ce60" table:formula="of:=IF([.$C14]&gt;[Datos.$C$4]*12+[Datos.$C$5];&quot;&quot;;[Datos.$C$11]-[.J14])" office:value-type="float" office:value="86.3743338167944">
            <text:p>86.37</text:p>
          </table:table-cell>
          <table:table-cell table:style-name="ce69" table:formula="of:=IF([.$C14]&gt;[Datos.$C$4]*12+[Datos.$C$5];&quot;&quot;;[.H13]*[Datos.$C$15])" office:value-type="float" office:value="578.928161362389">
            <text:p>578.93</text:p>
          </table:table-cell>
          <table:table-cell table:formula="of:=IF([.$C14]=[Datos.$C$4]*12+[Datos.$C$5];HYPERLINK(&quot;http://interes.ax5.org/&quot;);&quot;&quot;)">
            <text:p/>
          </table:table-cell>
          <table:table-cell table:number-columns-repeated="5"/>
          <table:table-cell table:formula="of:=[Datos.$C$14]*([.H13]+SUM([.Q$5:.Q13]))" office:value-type="float" office:value="590.479601201209">
            <text:p>590.48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office:value-type="float" office:value="11">
            <text:p>11</text:p>
          </table:table-cell>
          <table:table-cell table:style-name="ce60" table:formula="of:=IF([.$C15]&gt;[Datos.$C$4]*12+[Datos.$C$5];&quot;&quot;;[.D14]-[.E15])" office:value-type="float" office:value="99032.3410256745">
            <text:p>99032.34</text:p>
          </table:table-cell>
          <table:table-cell table:style-name="ce60" table:formula="of:=IF([.$C15]&gt;[Datos.$C$4]*12+[Datos.$C$5];&quot;&quot;;[Datos.$C$9]-[.F15])" office:value-type="float" office:value="90.4698471168607">
            <text:p>90.47</text:p>
          </table:table-cell>
          <table:table-cell table:style-name="ce60" table:formula="of:=IF([.$C15]&gt;[Datos.$C$4]*12+[Datos.$C$5];&quot;&quot;;[.D14]*[Datos.$C$14])" office:value-type="float" office:value="560.454783883039">
            <text:p>560.45</text:p>
          </table:table-cell>
          <table:table-cell table:style-name="ce55"/>
          <table:table-cell table:style-name="ce60" table:formula="of:=IF([.$C15]&gt;[Datos.$C$4]*12+[Datos.$C$5];&quot;&quot;;[.H14]-[.I15])" office:value-type="float" office:value="99071.5751442096">
            <text:p>99071.58</text:p>
          </table:table-cell>
          <table:table-cell table:style-name="ce60" table:formula="of:=IF([.$C15]&gt;[Datos.$C$4]*12+[Datos.$C$5];&quot;&quot;;[Datos.$C$11]-[.J15])" office:value-type="float" office:value="86.8781840973924">
            <text:p>86.88</text:p>
          </table:table-cell>
          <table:table-cell table:style-name="ce69" table:formula="of:=IF([.$C15]&gt;[Datos.$C$4]*12+[Datos.$C$5];&quot;&quot;;[.H14]*[Datos.$C$15])" office:value-type="float" office:value="578.424311081791">
            <text:p>578.42</text:p>
          </table:table-cell>
          <table:table-cell table:formula="of:=IF([.$C15]=[Datos.$C$4]*12+[Datos.$C$5];HYPERLINK(&quot;http://interes.ax5.org/&quot;);&quot;&quot;)">
            <text:p/>
          </table:table-cell>
          <table:table-cell table:number-columns-repeated="5"/>
          <table:table-cell table:formula="of:=[Datos.$C$14]*([.H14]+SUM([.Q$5:.Q14]))" office:value-type="float" office:value="593.329885673557">
            <text:p>593.33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float" office:value="1">
            <text:p>1</text:p>
          </table:table-cell>
          <table:table-cell table:style-name="ce54" office:value-type="float" office:value="12">
            <text:p>12</text:p>
          </table:table-cell>
          <table:table-cell table:style-name="ce59" table:formula="of:=IF([.$C16]&gt;[Datos.$C$4]*12+[Datos.$C$5];&quot;&quot;;[.D15]-[.E16])" office:value-type="float" office:value="98941.3596488889">
            <text:p>98941.36</text:p>
          </table:table-cell>
          <table:table-cell table:style-name="ce59" table:formula="of:=IF([.$C16]&gt;[Datos.$C$4]*12+[Datos.$C$5];&quot;&quot;;[Datos.$C$9]-[.F16])" office:value-type="float" office:value="90.9813767856358">
            <text:p>90.98</text:p>
          </table:table-cell>
          <table:table-cell table:style-name="ce59" table:formula="of:=IF([.$C16]&gt;[Datos.$C$4]*12+[Datos.$C$5];&quot;&quot;;[.D15]*[Datos.$C$14])" office:value-type="float" office:value="559.943254214264">
            <text:p>559.94</text:p>
          </table:table-cell>
          <table:table-cell table:style-name="ce54"/>
          <table:table-cell table:style-name="ce59" table:formula="of:=IF([.$C16]&gt;[Datos.$C$4]*12+[Datos.$C$5];&quot;&quot;;[.H15]-[.I16])" office:value-type="float" office:value="98984.190170705">
            <text:p>98984.19</text:p>
          </table:table-cell>
          <table:table-cell table:style-name="ce59" table:formula="of:=IF([.$C16]&gt;[Datos.$C$4]*12+[Datos.$C$5];&quot;&quot;;[Datos.$C$11]-[.J16])" office:value-type="float" office:value="87.3849735046272">
            <text:p>87.38</text:p>
          </table:table-cell>
          <table:table-cell table:style-name="ce70" table:formula="of:=IF([.$C16]&gt;[Datos.$C$4]*12+[Datos.$C$5];&quot;&quot;;[.H15]*[Datos.$C$15])" office:value-type="float" office:value="577.917521674556">
            <text:p>577.92</text:p>
          </table:table-cell>
          <table:table-cell table:formula="of:=IF([.$C16]=[Datos.$C$4]*12+[Datos.$C$5];HYPERLINK(&quot;http://interes.ax5.org/&quot;);&quot;&quot;)">
            <text:p/>
          </table:table-cell>
          <table:table-cell table:number-columns-repeated="5"/>
          <table:table-cell table:formula="of:=[Datos.$C$14]*([.H15]+SUM([.Q$5:.Q15]))" office:value-type="float" office:value="596.193437225967">
            <text:p>596.19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table:formula="of:=[.C16]+1" office:value-type="float" office:value="13">
            <text:p>13</text:p>
          </table:table-cell>
          <table:table-cell table:style-name="ce60" table:formula="of:=IF([.$C17]&gt;[Datos.$C$4]*12+[Datos.$C$5];&quot;&quot;;[.D16]-[.E17])" office:value-type="float" office:value="98849.8638501713">
            <text:p>98849.86</text:p>
          </table:table-cell>
          <table:table-cell table:style-name="ce60" table:formula="of:=IF([.$C17]&gt;[Datos.$C$4]*12+[Datos.$C$5];&quot;&quot;;[Datos.$C$9]-[.F17])" office:value-type="float" office:value="91.495798717528">
            <text:p>91.50</text:p>
          </table:table-cell>
          <table:table-cell table:style-name="ce60" table:formula="of:=IF([.$C17]&gt;[Datos.$C$4]*12+[Datos.$C$5];&quot;&quot;;[.D16]*[Datos.$C$14])" office:value-type="float" office:value="559.428832282371">
            <text:p>559.43</text:p>
          </table:table-cell>
          <table:table-cell table:style-name="ce55"/>
          <table:table-cell table:style-name="ce60" table:formula="of:=IF([.$C17]&gt;[Datos.$C$4]*12+[Datos.$C$5];&quot;&quot;;[.H16]-[.I17])" office:value-type="float" office:value="98896.2954515216">
            <text:p>98896.30</text:p>
          </table:table-cell>
          <table:table-cell table:style-name="ce60" table:formula="of:=IF([.$C17]&gt;[Datos.$C$4]*12+[Datos.$C$5];&quot;&quot;;[Datos.$C$11]-[.J17])" office:value-type="float" office:value="87.8947191834042">
            <text:p>87.89</text:p>
          </table:table-cell>
          <table:table-cell table:style-name="ce69" table:formula="of:=IF([.$C17]&gt;[Datos.$C$4]*12+[Datos.$C$5];&quot;&quot;;[.H16]*[Datos.$C$15])" office:value-type="float" office:value="577.407775995779">
            <text:p>577.41</text:p>
          </table:table-cell>
          <table:table-cell table:formula="of:=IF([.$C17]=[Datos.$C$4]*12+[Datos.$C$5];HYPERLINK(&quot;http://interes.ax5.org/&quot;);&quot;&quot;)">
            <text:p/>
          </table:table-cell>
          <table:table-cell table:number-columns-repeated="3"/>
          <table:table-cell table:formula="of:=SUM([.F5:.F16])" office:value-type="float" office:value="6752.45522088767">
            <text:p>6752.46</text:p>
          </table:table-cell>
          <table:table-cell/>
          <table:table-cell table:formula="of:=SUM([.Q5:.Q16])" office:value-type="float" office:value="6968.21699389174">
            <text:p>6968.22</text:p>
          </table:table-cell>
          <table:table-cell table:number-columns-repeated="2"/>
          <table:table-cell table:formula="of:=SUM([.J5:.J16])" office:value-type="float" office:value="6967.82011285517">
            <text:p>6967.82</text:p>
          </table:table-cell>
        </table:table-row>
        <table:table-row table:style-name="ro1">
          <table:table-cell/>
          <table:table-cell table:style-name="ce50"/>
          <table:table-cell table:style-name="ce55" table:formula="of:=[.C17]+1" office:value-type="float" office:value="14">
            <text:p>14</text:p>
          </table:table-cell>
          <table:table-cell table:style-name="ce60" table:formula="of:=IF([.$C18]&gt;[Datos.$C$4]*12+[Datos.$C$5];&quot;&quot;;[.D17]-[.E18])" office:value-type="float" office:value="98757.8507209055">
            <text:p>98757.85</text:p>
          </table:table-cell>
          <table:table-cell table:style-name="ce60" table:formula="of:=IF([.$C18]&gt;[Datos.$C$4]*12+[Datos.$C$5];&quot;&quot;;[Datos.$C$9]-[.F18])" office:value-type="float" office:value="92.0131292658138">
            <text:p>92.01</text:p>
          </table:table-cell>
          <table:table-cell table:style-name="ce60" table:formula="of:=IF([.$C18]&gt;[Datos.$C$4]*12+[Datos.$C$5];&quot;&quot;;[.D17]*[Datos.$C$14])" office:value-type="float" office:value="558.911501734086">
            <text:p>558.91</text:p>
          </table:table-cell>
          <table:table-cell table:style-name="ce55"/>
          <table:table-cell table:style-name="ce60" table:formula="of:=IF([.$C18]&gt;[Datos.$C$4]*12+[Datos.$C$5];&quot;&quot;;[.H17]-[.I18])" office:value-type="float" office:value="98807.8880131429">
            <text:p>98807.89</text:p>
          </table:table-cell>
          <table:table-cell table:style-name="ce60" table:formula="of:=IF([.$C18]&gt;[Datos.$C$4]*12+[Datos.$C$5];&quot;&quot;;[Datos.$C$11]-[.J18])" office:value-type="float" office:value="88.4074383786407">
            <text:p>88.41</text:p>
          </table:table-cell>
          <table:table-cell table:style-name="ce69" table:formula="of:=IF([.$C18]&gt;[Datos.$C$4]*12+[Datos.$C$5];&quot;&quot;;[.H17]*[Datos.$C$15])" office:value-type="float" office:value="576.895056800543">
            <text:p>576.90</text:p>
          </table:table-cell>
          <table:table-cell table:formula="of:=IF([.$C18]=[Datos.$C$4]*12+[Datos.$C$5];HYPERLINK(&quot;http://interes.ax5.org/&quot;);&quot;&quot;)">
            <text:p/>
          </table:table-cell>
          <table:table-cell table:number-columns-repeated="3"/>
          <table:table-cell table:style-name="ce40"/>
          <table:table-cell table:number-columns-repeated="5"/>
        </table:table-row>
        <table:table-row table:style-name="ro14">
          <table:table-cell/>
          <table:table-cell table:style-name="ce50"/>
          <table:table-cell table:style-name="ce55" table:formula="of:=[.C18]+1" office:value-type="float" office:value="15">
            <text:p>15</text:p>
          </table:table-cell>
          <table:table-cell table:style-name="ce60" table:formula="of:=IF([.$C19]&gt;[Datos.$C$4]*12+[Datos.$C$5];&quot;&quot;;[.D18]-[.E19])" office:value-type="float" office:value="98665.3173360293">
            <text:p>98665.32</text:p>
          </table:table-cell>
          <table:table-cell table:style-name="ce60" table:formula="of:=IF([.$C19]&gt;[Datos.$C$4]*12+[Datos.$C$5];&quot;&quot;;[Datos.$C$9]-[.F19])" office:value-type="float" office:value="92.5333848762329">
            <text:p>92.53</text:p>
          </table:table-cell>
          <table:table-cell table:style-name="ce60" table:formula="of:=IF([.$C19]&gt;[Datos.$C$4]*12+[Datos.$C$5];&quot;&quot;;[.D18]*[Datos.$C$14])" office:value-type="float" office:value="558.391246123667">
            <text:p>558.39</text:p>
          </table:table-cell>
          <table:table-cell table:style-name="ce55"/>
          <table:table-cell table:style-name="ce60" table:formula="of:=IF([.$C19]&gt;[Datos.$C$4]*12+[Datos.$C$5];&quot;&quot;;[.H18]-[.I19])" office:value-type="float" office:value="98718.9648647071">
            <text:p>98718.96</text:p>
          </table:table-cell>
          <table:table-cell table:style-name="ce60" table:formula="of:=IF([.$C19]&gt;[Datos.$C$4]*12+[Datos.$C$5];&quot;&quot;;[Datos.$C$11]-[.J19])" office:value-type="float" office:value="88.9231484358494">
            <text:p>88.92</text:p>
          </table:table-cell>
          <table:table-cell table:style-name="ce69" table:formula="of:=IF([.$C19]&gt;[Datos.$C$4]*12+[Datos.$C$5];&quot;&quot;;[.H18]*[Datos.$C$15])" office:value-type="float" office:value="576.379346743334">
            <text:p>576.38</text:p>
          </table:table-cell>
          <table:table-cell table:formula="of:=IF([.$C19]=[Datos.$C$4]*12+[Datos.$C$5];HYPERLINK(&quot;http://interes.ax5.org/&quot;);&quot;&quot;)">
            <text:p/>
          </table:table-cell>
          <table:table-cell table:number-columns-repeated="3"/>
          <table:table-cell table:style-name="ce40"/>
          <table:table-cell/>
          <table:table-cell office:value-type="string">
            <text:p>Tiende a ser igual al interés sobre los intereses ya pagados con un número de años elevado. Se hace dif con pocos años (?)</text:p>
          </table:table-cell>
          <table:table-cell table:number-columns-repeated="3"/>
        </table:table-row>
        <table:table-row table:style-name="ro1">
          <table:table-cell/>
          <table:table-cell table:style-name="ce50"/>
          <table:table-cell table:style-name="ce55" table:formula="of:=[.C19]+1" office:value-type="float" office:value="16">
            <text:p>16</text:p>
          </table:table-cell>
          <table:table-cell table:style-name="ce60" table:formula="of:=IF([.$C20]&gt;[Datos.$C$4]*12+[Datos.$C$5];&quot;&quot;;[.D19]-[.E20])" office:value-type="float" office:value="98572.2607539418">
            <text:p>98572.26</text:p>
          </table:table-cell>
          <table:table-cell table:style-name="ce60" table:formula="of:=IF([.$C20]&gt;[Datos.$C$4]*12+[Datos.$C$5];&quot;&quot;;[Datos.$C$9]-[.F20])" office:value-type="float" office:value="93.0565820875117">
            <text:p>93.06</text:p>
          </table:table-cell>
          <table:table-cell table:style-name="ce60" table:formula="of:=IF([.$C20]&gt;[Datos.$C$4]*12+[Datos.$C$5];&quot;&quot;;[.D19]*[Datos.$C$14])" office:value-type="float" office:value="557.868048912388">
            <text:p>557.87</text:p>
          </table:table-cell>
          <table:table-cell table:style-name="ce55"/>
          <table:table-cell table:style-name="ce60" table:formula="of:=IF([.$C20]&gt;[Datos.$C$4]*12+[Datos.$C$5];&quot;&quot;;[.H19]-[.I20])" office:value-type="float" office:value="98629.5229979054">
            <text:p>98629.52</text:p>
          </table:table-cell>
          <table:table-cell table:style-name="ce60" table:formula="of:=IF([.$C20]&gt;[Datos.$C$4]*12+[Datos.$C$5];&quot;&quot;;[Datos.$C$11]-[.J20])" office:value-type="float" office:value="89.4418668017252">
            <text:p>89.44</text:p>
          </table:table-cell>
          <table:table-cell table:style-name="ce69" table:formula="of:=IF([.$C20]&gt;[Datos.$C$4]*12+[Datos.$C$5];&quot;&quot;;[.H19]*[Datos.$C$15])" office:value-type="float" office:value="575.860628377458">
            <text:p>575.86</text:p>
          </table:table-cell>
          <table:table-cell table:formula="of:=IF([.$C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]+1" office:value-type="float" office:value="17">
            <text:p>17</text:p>
          </table:table-cell>
          <table:table-cell table:style-name="ce60" table:formula="of:=IF([.$C21]&gt;[Datos.$C$4]*12+[Datos.$C$5];&quot;&quot;;[.D20]-[.E21])" office:value-type="float" office:value="98478.6780164099">
            <text:p>98478.68</text:p>
          </table:table-cell>
          <table:table-cell table:style-name="ce60" table:formula="of:=IF([.$C21]&gt;[Datos.$C$4]*12+[Datos.$C$5];&quot;&quot;;[Datos.$C$9]-[.F21])" office:value-type="float" office:value="93.5827375318895">
            <text:p>93.58</text:p>
          </table:table-cell>
          <table:table-cell table:style-name="ce60" table:formula="of:=IF([.$C21]&gt;[Datos.$C$4]*12+[Datos.$C$5];&quot;&quot;;[.D20]*[Datos.$C$14])" office:value-type="float" office:value="557.34189346801">
            <text:p>557.34</text:p>
          </table:table-cell>
          <table:table-cell table:style-name="ce55"/>
          <table:table-cell table:style-name="ce60" table:formula="of:=IF([.$C21]&gt;[Datos.$C$4]*12+[Datos.$C$5];&quot;&quot;;[.H20]-[.I21])" office:value-type="float" office:value="98539.5593868806">
            <text:p>98539.56</text:p>
          </table:table-cell>
          <table:table-cell table:style-name="ce60" table:formula="of:=IF([.$C21]&gt;[Datos.$C$4]*12+[Datos.$C$5];&quot;&quot;;[Datos.$C$11]-[.J21])" office:value-type="float" office:value="89.9636110247353">
            <text:p>89.96</text:p>
          </table:table-cell>
          <table:table-cell table:style-name="ce69" table:formula="of:=IF([.$C21]&gt;[Datos.$C$4]*12+[Datos.$C$5];&quot;&quot;;[.H20]*[Datos.$C$15])" office:value-type="float" office:value="575.338884154448">
            <text:p>575.34</text:p>
          </table:table-cell>
          <table:table-cell table:formula="of:=IF([.$C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]+1" office:value-type="float" office:value="18">
            <text:p>18</text:p>
          </table:table-cell>
          <table:table-cell table:style-name="ce60" table:formula="of:=IF([.$C22]&gt;[Datos.$C$4]*12+[Datos.$C$5];&quot;&quot;;[.D21]-[.E22])" office:value-type="float" office:value="98384.5661484743">
            <text:p>98384.57</text:p>
          </table:table-cell>
          <table:table-cell table:style-name="ce60" table:formula="of:=IF([.$C22]&gt;[Datos.$C$4]*12+[Datos.$C$5];&quot;&quot;;[Datos.$C$9]-[.F22])" office:value-type="float" office:value="94.1118679356463">
            <text:p>94.11</text:p>
          </table:table-cell>
          <table:table-cell table:style-name="ce60" table:formula="of:=IF([.$C22]&gt;[Datos.$C$4]*12+[Datos.$C$5];&quot;&quot;;[.D21]*[Datos.$C$14])" office:value-type="float" office:value="556.812763064253">
            <text:p>556.81</text:p>
          </table:table-cell>
          <table:table-cell table:style-name="ce55"/>
          <table:table-cell table:style-name="ce60" table:formula="of:=IF([.$C22]&gt;[Datos.$C$4]*12+[Datos.$C$5];&quot;&quot;;[.H21]-[.I22])" office:value-type="float" office:value="98449.0709881249">
            <text:p>98449.07</text:p>
          </table:table-cell>
          <table:table-cell table:style-name="ce60" table:formula="of:=IF([.$C22]&gt;[Datos.$C$4]*12+[Datos.$C$5];&quot;&quot;;[Datos.$C$11]-[.J22])" office:value-type="float" office:value="90.4883987557129">
            <text:p>90.49</text:p>
          </table:table-cell>
          <table:table-cell table:style-name="ce69" table:formula="of:=IF([.$C22]&gt;[Datos.$C$4]*12+[Datos.$C$5];&quot;&quot;;[.H21]*[Datos.$C$15])" office:value-type="float" office:value="574.81409642347">
            <text:p>574.81</text:p>
          </table:table-cell>
          <table:table-cell table:formula="of:=IF([.$C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]+1" office:value-type="float" office:value="19">
            <text:p>19</text:p>
          </table:table-cell>
          <table:table-cell table:style-name="ce60" table:formula="of:=IF([.$C23]&gt;[Datos.$C$4]*12+[Datos.$C$5];&quot;&quot;;[.D22]-[.E23])" office:value-type="float" office:value="98289.9221583546">
            <text:p>98289.92</text:p>
          </table:table-cell>
          <table:table-cell table:style-name="ce60" table:formula="of:=IF([.$C23]&gt;[Datos.$C$4]*12+[Datos.$C$5];&quot;&quot;;[Datos.$C$9]-[.F23])" office:value-type="float" office:value="94.6439901196346">
            <text:p>94.64</text:p>
          </table:table-cell>
          <table:table-cell table:style-name="ce60" table:formula="of:=IF([.$C23]&gt;[Datos.$C$4]*12+[Datos.$C$5];&quot;&quot;;[.D22]*[Datos.$C$14])" office:value-type="float" office:value="556.280640880265">
            <text:p>556.28</text:p>
          </table:table-cell>
          <table:table-cell table:style-name="ce55"/>
          <table:table-cell table:style-name="ce60" table:formula="of:=IF([.$C23]&gt;[Datos.$C$4]*12+[Datos.$C$5];&quot;&quot;;[.H22]-[.I23])" office:value-type="float" office:value="98358.0547403765">
            <text:p>98358.05</text:p>
          </table:table-cell>
          <table:table-cell table:style-name="ce60" table:formula="of:=IF([.$C23]&gt;[Datos.$C$4]*12+[Datos.$C$5];&quot;&quot;;[Datos.$C$11]-[.J23])" office:value-type="float" office:value="91.0162477484546">
            <text:p>91.02</text:p>
          </table:table-cell>
          <table:table-cell table:style-name="ce69" table:formula="of:=IF([.$C23]&gt;[Datos.$C$4]*12+[Datos.$C$5];&quot;&quot;;[.H22]*[Datos.$C$15])" office:value-type="float" office:value="574.286247430729">
            <text:p>574.29</text:p>
          </table:table-cell>
          <table:table-cell table:formula="of:=IF([.$C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]+1" office:value-type="float" office:value="20">
            <text:p>20</text:p>
          </table:table-cell>
          <table:table-cell table:style-name="ce60" table:formula="of:=IF([.$C24]&gt;[Datos.$C$4]*12+[Datos.$C$5];&quot;&quot;;[.D23]-[.E24])" office:value-type="float" office:value="98194.7430373548">
            <text:p>98194.74</text:p>
          </table:table-cell>
          <table:table-cell table:style-name="ce60" table:formula="of:=IF([.$C24]&gt;[Datos.$C$4]*12+[Datos.$C$5];&quot;&quot;;[Datos.$C$9]-[.F24])" office:value-type="float" office:value="95.1791209998152">
            <text:p>95.18</text:p>
          </table:table-cell>
          <table:table-cell table:style-name="ce60" table:formula="of:=IF([.$C24]&gt;[Datos.$C$4]*12+[Datos.$C$5];&quot;&quot;;[.D23]*[Datos.$C$14])" office:value-type="float" office:value="555.745510000084">
            <text:p>555.75</text:p>
          </table:table-cell>
          <table:table-cell table:style-name="ce55"/>
          <table:table-cell table:style-name="ce60" table:formula="of:=IF([.$C24]&gt;[Datos.$C$4]*12+[Datos.$C$5];&quot;&quot;;[.H23]-[.I24])" office:value-type="float" office:value="98266.5075645161">
            <text:p>98266.51</text:p>
          </table:table-cell>
          <table:table-cell table:style-name="ce60" table:formula="of:=IF([.$C24]&gt;[Datos.$C$4]*12+[Datos.$C$5];&quot;&quot;;[Datos.$C$11]-[.J24])" office:value-type="float" office:value="91.5471758603205">
            <text:p>91.55</text:p>
          </table:table-cell>
          <table:table-cell table:style-name="ce69" table:formula="of:=IF([.$C24]&gt;[Datos.$C$4]*12+[Datos.$C$5];&quot;&quot;;[.H23]*[Datos.$C$15])" office:value-type="float" office:value="573.755319318863">
            <text:p>573.76</text:p>
          </table:table-cell>
          <table:table-cell table:formula="of:=IF([.$C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]+1" office:value-type="float" office:value="21">
            <text:p>21</text:p>
          </table:table-cell>
          <table:table-cell table:style-name="ce60" table:formula="of:=IF([.$C25]&gt;[Datos.$C$4]*12+[Datos.$C$5];&quot;&quot;;[.D24]-[.E25])" office:value-type="float" office:value="98099.025759767">
            <text:p>98099.03</text:p>
          </table:table-cell>
          <table:table-cell table:style-name="ce60" table:formula="of:=IF([.$C25]&gt;[Datos.$C$4]*12+[Datos.$C$5];&quot;&quot;;[Datos.$C$9]-[.F25])" office:value-type="float" office:value="95.7172775877937">
            <text:p>95.72</text:p>
          </table:table-cell>
          <table:table-cell table:style-name="ce60" table:formula="of:=IF([.$C25]&gt;[Datos.$C$4]*12+[Datos.$C$5];&quot;&quot;;[.D24]*[Datos.$C$14])" office:value-type="float" office:value="555.207353412106">
            <text:p>555.21</text:p>
          </table:table-cell>
          <table:table-cell table:style-name="ce55"/>
          <table:table-cell table:style-name="ce60" table:formula="of:=IF([.$C25]&gt;[Datos.$C$4]*12+[Datos.$C$5];&quot;&quot;;[.H24]-[.I25])" office:value-type="float" office:value="98174.4263634633">
            <text:p>98174.43</text:p>
          </table:table-cell>
          <table:table-cell table:style-name="ce60" table:formula="of:=IF([.$C25]&gt;[Datos.$C$4]*12+[Datos.$C$5];&quot;&quot;;[Datos.$C$11]-[.J25])" office:value-type="float" office:value="92.0812010528391">
            <text:p>92.08</text:p>
          </table:table-cell>
          <table:table-cell table:style-name="ce69" table:formula="of:=IF([.$C25]&gt;[Datos.$C$4]*12+[Datos.$C$5];&quot;&quot;;[.H24]*[Datos.$C$15])" office:value-type="float" office:value="573.221294126344">
            <text:p>573.22</text:p>
          </table:table-cell>
          <table:table-cell table:formula="of:=IF([.$C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]+1" office:value-type="float" office:value="22">
            <text:p>22</text:p>
          </table:table-cell>
          <table:table-cell table:style-name="ce60" table:formula="of:=IF([.$C26]&gt;[Datos.$C$4]*12+[Datos.$C$5];&quot;&quot;;[.D25]-[.E26])" office:value-type="float" office:value="98002.7672827756">
            <text:p>98002.77</text:p>
          </table:table-cell>
          <table:table-cell table:style-name="ce60" table:formula="of:=IF([.$C26]&gt;[Datos.$C$4]*12+[Datos.$C$5];&quot;&quot;;[Datos.$C$9]-[.F26])" office:value-type="float" office:value="96.2584769913617">
            <text:p>96.26</text:p>
          </table:table-cell>
          <table:table-cell table:style-name="ce60" table:formula="of:=IF([.$C26]&gt;[Datos.$C$4]*12+[Datos.$C$5];&quot;&quot;;[.D25]*[Datos.$C$14])" office:value-type="float" office:value="554.666154008538">
            <text:p>554.67</text:p>
          </table:table-cell>
          <table:table-cell table:style-name="ce55"/>
          <table:table-cell table:style-name="ce60" table:formula="of:=IF([.$C26]&gt;[Datos.$C$4]*12+[Datos.$C$5];&quot;&quot;;[.H25]-[.I26])" office:value-type="float" office:value="98081.808022071">
            <text:p>98081.81</text:p>
          </table:table-cell>
          <table:table-cell table:style-name="ce60" table:formula="of:=IF([.$C26]&gt;[Datos.$C$4]*12+[Datos.$C$5];&quot;&quot;;[Datos.$C$11]-[.J26])" office:value-type="float" office:value="92.6183413923141">
            <text:p>92.62</text:p>
          </table:table-cell>
          <table:table-cell table:style-name="ce69" table:formula="of:=IF([.$C26]&gt;[Datos.$C$4]*12+[Datos.$C$5];&quot;&quot;;[.H25]*[Datos.$C$15])" office:value-type="float" office:value="572.684153786869">
            <text:p>572.68</text:p>
          </table:table-cell>
          <table:table-cell table:formula="of:=IF([.$C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]+1" office:value-type="float" office:value="23">
            <text:p>23</text:p>
          </table:table-cell>
          <table:table-cell table:style-name="ce60" table:formula="of:=IF([.$C27]&gt;[Datos.$C$4]*12+[Datos.$C$5];&quot;&quot;;[.D26]-[.E27])" office:value-type="float" office:value="97905.9645463606">
            <text:p>97905.96</text:p>
          </table:table-cell>
          <table:table-cell table:style-name="ce60" table:formula="of:=IF([.$C27]&gt;[Datos.$C$4]*12+[Datos.$C$5];&quot;&quot;;[Datos.$C$9]-[.F27])" office:value-type="float" office:value="96.8027364150411">
            <text:p>96.80</text:p>
          </table:table-cell>
          <table:table-cell table:style-name="ce60" table:formula="of:=IF([.$C27]&gt;[Datos.$C$4]*12+[Datos.$C$5];&quot;&quot;;[.D26]*[Datos.$C$14])" office:value-type="float" office:value="554.121894584858">
            <text:p>554.12</text:p>
          </table:table-cell>
          <table:table-cell table:style-name="ce55"/>
          <table:table-cell table:style-name="ce60" table:formula="of:=IF([.$C27]&gt;[Datos.$C$4]*12+[Datos.$C$5];&quot;&quot;;[.H26]-[.I27])" office:value-type="float" office:value="97988.6494070205">
            <text:p>97988.65</text:p>
          </table:table-cell>
          <table:table-cell table:style-name="ce60" table:formula="of:=IF([.$C27]&gt;[Datos.$C$4]*12+[Datos.$C$5];&quot;&quot;;[Datos.$C$11]-[.J27])" office:value-type="float" office:value="93.1586150504359">
            <text:p>93.16</text:p>
          </table:table-cell>
          <table:table-cell table:style-name="ce69" table:formula="of:=IF([.$C27]&gt;[Datos.$C$4]*12+[Datos.$C$5];&quot;&quot;;[.H26]*[Datos.$C$15])" office:value-type="float" office:value="572.143880128747">
            <text:p>572.14</text:p>
          </table:table-cell>
          <table:table-cell table:formula="of:=IF([.$C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office:value-type="float" office:value="2">
            <text:p>2</text:p>
          </table:table-cell>
          <table:table-cell table:style-name="ce54" table:formula="of:=[.C27]+1" office:value-type="float" office:value="24">
            <text:p>24</text:p>
          </table:table-cell>
          <table:table-cell table:style-name="ce59" table:formula="of:=IF([.$C28]&gt;[Datos.$C$4]*12+[Datos.$C$5];&quot;&quot;;[.D27]-[.E28])" office:value-type="float" office:value="97808.6144732">
            <text:p>97808.61</text:p>
          </table:table-cell>
          <table:table-cell table:style-name="ce59" table:formula="of:=IF([.$C28]&gt;[Datos.$C$4]*12+[Datos.$C$5];&quot;&quot;;[Datos.$C$9]-[.F28])" office:value-type="float" office:value="97.3500731606304">
            <text:p>97.35</text:p>
          </table:table-cell>
          <table:table-cell table:style-name="ce59" table:formula="of:=IF([.$C28]&gt;[Datos.$C$4]*12+[Datos.$C$5];&quot;&quot;;[.D27]*[Datos.$C$14])" office:value-type="float" office:value="553.574557839269">
            <text:p>553.57</text:p>
          </table:table-cell>
          <table:table-cell table:style-name="ce54"/>
          <table:table-cell table:style-name="ce59" table:formula="of:=IF([.$C28]&gt;[Datos.$C$4]*12+[Datos.$C$5];&quot;&quot;;[.H27]-[.I28])" office:value-type="float" office:value="97894.9473667156">
            <text:p>97894.95</text:p>
          </table:table-cell>
          <table:table-cell table:style-name="ce59" table:formula="of:=IF([.$C28]&gt;[Datos.$C$4]*12+[Datos.$C$5];&quot;&quot;;[Datos.$C$11]-[.J28])" office:value-type="float" office:value="93.7020403048967">
            <text:p>93.70</text:p>
          </table:table-cell>
          <table:table-cell table:style-name="ce70" table:formula="of:=IF([.$C28]&gt;[Datos.$C$4]*12+[Datos.$C$5];&quot;&quot;;[.H27]*[Datos.$C$15])" office:value-type="float" office:value="571.600454874286">
            <text:p>571.60</text:p>
          </table:table-cell>
          <table:table-cell table:formula="of:=IF([.$C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]+1" office:value-type="float" office:value="25">
            <text:p>25</text:p>
          </table:table-cell>
          <table:table-cell table:style-name="ce60" table:formula="of:=IF([.$C29]&gt;[Datos.$C$4]*12+[Datos.$C$5];&quot;&quot;;[.D28]-[.E29])" office:value-type="float" office:value="97710.7139685722">
            <text:p>97710.71</text:p>
          </table:table-cell>
          <table:table-cell table:style-name="ce60" table:formula="of:=IF([.$C29]&gt;[Datos.$C$4]*12+[Datos.$C$5];&quot;&quot;;[Datos.$C$9]-[.F29])" office:value-type="float" office:value="97.9005046277552">
            <text:p>97.90</text:p>
          </table:table-cell>
          <table:table-cell table:style-name="ce60" table:formula="of:=IF([.$C29]&gt;[Datos.$C$4]*12+[Datos.$C$5];&quot;&quot;;[.D28]*[Datos.$C$14])" office:value-type="float" office:value="553.024126372144">
            <text:p>553.02</text:p>
          </table:table-cell>
          <table:table-cell table:style-name="ce55"/>
          <table:table-cell table:style-name="ce60" table:formula="of:=IF([.$C29]&gt;[Datos.$C$4]*12+[Datos.$C$5];&quot;&quot;;[.H28]-[.I29])" office:value-type="float" office:value="97800.6987311756">
            <text:p>97800.70</text:p>
          </table:table-cell>
          <table:table-cell table:style-name="ce60" table:formula="of:=IF([.$C29]&gt;[Datos.$C$4]*12+[Datos.$C$5];&quot;&quot;;[Datos.$C$11]-[.J29])" office:value-type="float" office:value="94.2486355400087">
            <text:p>94.25</text:p>
          </table:table-cell>
          <table:table-cell table:style-name="ce69" table:formula="of:=IF([.$C29]&gt;[Datos.$C$4]*12+[Datos.$C$5];&quot;&quot;;[.H28]*[Datos.$C$15])" office:value-type="float" office:value="571.053859639175">
            <text:p>571.05</text:p>
          </table:table-cell>
          <table:table-cell table:formula="of:=IF([.$C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]+1" office:value-type="float" office:value="26">
            <text:p>26</text:p>
          </table:table-cell>
          <table:table-cell table:style-name="ce60" table:formula="of:=IF([.$C30]&gt;[Datos.$C$4]*12+[Datos.$C$5];&quot;&quot;;[.D29]-[.E30])" office:value-type="float" office:value="97612.2599202578">
            <text:p>97612.26</text:p>
          </table:table-cell>
          <table:table-cell table:style-name="ce60" table:formula="of:=IF([.$C30]&gt;[Datos.$C$4]*12+[Datos.$C$5];&quot;&quot;;[Datos.$C$9]-[.F30])" office:value-type="float" office:value="98.4540483144208">
            <text:p>98.45</text:p>
          </table:table-cell>
          <table:table-cell table:style-name="ce60" table:formula="of:=IF([.$C30]&gt;[Datos.$C$4]*12+[Datos.$C$5];&quot;&quot;;[.D29]*[Datos.$C$14])" office:value-type="float" office:value="552.470582685479">
            <text:p>552.47</text:p>
          </table:table-cell>
          <table:table-cell table:style-name="ce55"/>
          <table:table-cell table:style-name="ce60" table:formula="of:=IF([.$C30]&gt;[Datos.$C$4]*12+[Datos.$C$5];&quot;&quot;;[.H29]-[.I30])" office:value-type="float" office:value="97705.9003119283">
            <text:p>97705.90</text:p>
          </table:table-cell>
          <table:table-cell table:style-name="ce60" table:formula="of:=IF([.$C30]&gt;[Datos.$C$4]*12+[Datos.$C$5];&quot;&quot;;[Datos.$C$11]-[.J30])" office:value-type="float" office:value="94.7984192473253">
            <text:p>94.80</text:p>
          </table:table-cell>
          <table:table-cell table:style-name="ce69" table:formula="of:=IF([.$C30]&gt;[Datos.$C$4]*12+[Datos.$C$5];&quot;&quot;;[.H29]*[Datos.$C$15])" office:value-type="float" office:value="570.504075931858">
            <text:p>570.50</text:p>
          </table:table-cell>
          <table:table-cell table:formula="of:=IF([.$C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]+1" office:value-type="float" office:value="27">
            <text:p>27</text:p>
          </table:table-cell>
          <table:table-cell table:style-name="ce60" table:formula="of:=IF([.$C31]&gt;[Datos.$C$4]*12+[Datos.$C$5];&quot;&quot;;[.D30]-[.E31])" office:value-type="float" office:value="97513.2491984402">
            <text:p>97513.25</text:p>
          </table:table-cell>
          <table:table-cell table:style-name="ce60" table:formula="of:=IF([.$C31]&gt;[Datos.$C$4]*12+[Datos.$C$5];&quot;&quot;;[Datos.$C$9]-[.F31])" office:value-type="float" office:value="99.0107218175692">
            <text:p>99.01</text:p>
          </table:table-cell>
          <table:table-cell table:style-name="ce60" table:formula="of:=IF([.$C31]&gt;[Datos.$C$4]*12+[Datos.$C$5];&quot;&quot;;[.D30]*[Datos.$C$14])" office:value-type="float" office:value="551.91390918233">
            <text:p>551.91</text:p>
          </table:table-cell>
          <table:table-cell table:style-name="ce55"/>
          <table:table-cell table:style-name="ce60" table:formula="of:=IF([.$C31]&gt;[Datos.$C$4]*12+[Datos.$C$5];&quot;&quot;;[.H30]-[.I31])" office:value-type="float" office:value="97610.548901902">
            <text:p>97610.55</text:p>
          </table:table-cell>
          <table:table-cell table:style-name="ce60" table:formula="of:=IF([.$C31]&gt;[Datos.$C$4]*12+[Datos.$C$5];&quot;&quot;;[Datos.$C$11]-[.J31])" office:value-type="float" office:value="95.351410026268">
            <text:p>95.35</text:p>
          </table:table-cell>
          <table:table-cell table:style-name="ce69" table:formula="of:=IF([.$C31]&gt;[Datos.$C$4]*12+[Datos.$C$5];&quot;&quot;;[.H30]*[Datos.$C$15])" office:value-type="float" office:value="569.951085152915">
            <text:p>569.95</text:p>
          </table:table-cell>
          <table:table-cell table:formula="of:=IF([.$C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]+1" office:value-type="float" office:value="28">
            <text:p>28</text:p>
          </table:table-cell>
          <table:table-cell table:style-name="ce60" table:formula="of:=IF([.$C32]&gt;[Datos.$C$4]*12+[Datos.$C$5];&quot;&quot;;[.D31]-[.E32])" office:value-type="float" office:value="97413.6786556066">
            <text:p>97413.68</text:p>
          </table:table-cell>
          <table:table-cell table:style-name="ce60" table:formula="of:=IF([.$C32]&gt;[Datos.$C$4]*12+[Datos.$C$5];&quot;&quot;;[Datos.$C$9]-[.F32])" office:value-type="float" office:value="99.5705428336377">
            <text:p>99.57</text:p>
          </table:table-cell>
          <table:table-cell table:style-name="ce60" table:formula="of:=IF([.$C32]&gt;[Datos.$C$4]*12+[Datos.$C$5];&quot;&quot;;[.D31]*[Datos.$C$14])" office:value-type="float" office:value="551.354088166262">
            <text:p>551.35</text:p>
          </table:table-cell>
          <table:table-cell table:style-name="ce55"/>
          <table:table-cell table:style-name="ce60" table:formula="of:=IF([.$C32]&gt;[Datos.$C$4]*12+[Datos.$C$5];&quot;&quot;;[.H31]-[.I32])" office:value-type="float" office:value="97514.6412753173">
            <text:p>97514.64</text:p>
          </table:table-cell>
          <table:table-cell table:style-name="ce60" table:formula="of:=IF([.$C32]&gt;[Datos.$C$4]*12+[Datos.$C$5];&quot;&quot;;[Datos.$C$11]-[.J32])" office:value-type="float" office:value="95.9076265847546">
            <text:p>95.91</text:p>
          </table:table-cell>
          <table:table-cell table:style-name="ce69" table:formula="of:=IF([.$C32]&gt;[Datos.$C$4]*12+[Datos.$C$5];&quot;&quot;;[.H31]*[Datos.$C$15])" office:value-type="float" office:value="569.394868594429">
            <text:p>569.39</text:p>
          </table:table-cell>
          <table:table-cell table:formula="of:=IF([.$C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]+1" office:value-type="float" office:value="29">
            <text:p>29</text:p>
          </table:table-cell>
          <table:table-cell table:style-name="ce60" table:formula="of:=IF([.$C33]&gt;[Datos.$C$4]*12+[Datos.$C$5];&quot;&quot;;[.D32]-[.E33])" office:value-type="float" office:value="97313.5451264474">
            <text:p>97313.55</text:p>
          </table:table-cell>
          <table:table-cell table:style-name="ce60" table:formula="of:=IF([.$C33]&gt;[Datos.$C$4]*12+[Datos.$C$5];&quot;&quot;;[Datos.$C$9]-[.F33])" office:value-type="float" office:value="100.133529159122">
            <text:p>100.13</text:p>
          </table:table-cell>
          <table:table-cell table:style-name="ce60" table:formula="of:=IF([.$C33]&gt;[Datos.$C$4]*12+[Datos.$C$5];&quot;&quot;;[.D32]*[Datos.$C$14])" office:value-type="float" office:value="550.791101840777">
            <text:p>550.79</text:p>
          </table:table-cell>
          <table:table-cell table:style-name="ce55"/>
          <table:table-cell table:style-name="ce60" table:formula="of:=IF([.$C33]&gt;[Datos.$C$4]*12+[Datos.$C$5];&quot;&quot;;[.H32]-[.I33])" office:value-type="float" office:value="97418.1741875775">
            <text:p>97418.17</text:p>
          </table:table-cell>
          <table:table-cell table:style-name="ce60" table:formula="of:=IF([.$C33]&gt;[Datos.$C$4]*12+[Datos.$C$5];&quot;&quot;;[Datos.$C$11]-[.J33])" office:value-type="float" office:value="96.4670877398323">
            <text:p>96.47</text:p>
          </table:table-cell>
          <table:table-cell table:style-name="ce69" table:formula="of:=IF([.$C33]&gt;[Datos.$C$4]*12+[Datos.$C$5];&quot;&quot;;[.H32]*[Datos.$C$15])" office:value-type="float" office:value="568.835407439351">
            <text:p>568.84</text:p>
          </table:table-cell>
          <table:table-cell table:formula="of:=IF([.$C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]+1" office:value-type="float" office:value="30">
            <text:p>30</text:p>
          </table:table-cell>
          <table:table-cell table:style-name="ce60" table:formula="of:=IF([.$C34]&gt;[Datos.$C$4]*12+[Datos.$C$5];&quot;&quot;;[.D33]-[.E34])" office:value-type="float" office:value="97212.8454277563">
            <text:p>97212.85</text:p>
          </table:table-cell>
          <table:table-cell table:style-name="ce60" table:formula="of:=IF([.$C34]&gt;[Datos.$C$4]*12+[Datos.$C$5];&quot;&quot;;[Datos.$C$9]-[.F34])" office:value-type="float" office:value="100.699698691142">
            <text:p>100.70</text:p>
          </table:table-cell>
          <table:table-cell table:style-name="ce60" table:formula="of:=IF([.$C34]&gt;[Datos.$C$4]*12+[Datos.$C$5];&quot;&quot;;[.D33]*[Datos.$C$14])" office:value-type="float" office:value="550.224932308758">
            <text:p>550.22</text:p>
          </table:table-cell>
          <table:table-cell table:style-name="ce55"/>
          <table:table-cell table:style-name="ce60" table:formula="of:=IF([.$C34]&gt;[Datos.$C$4]*12+[Datos.$C$5];&quot;&quot;;[.H33]-[.I34])" office:value-type="float" office:value="97321.1443751591">
            <text:p>97321.14</text:p>
          </table:table-cell>
          <table:table-cell table:style-name="ce60" table:formula="of:=IF([.$C34]&gt;[Datos.$C$4]*12+[Datos.$C$5];&quot;&quot;;[Datos.$C$11]-[.J34])" office:value-type="float" office:value="97.0298124183147">
            <text:p>97.03</text:p>
          </table:table-cell>
          <table:table-cell table:style-name="ce69" table:formula="of:=IF([.$C34]&gt;[Datos.$C$4]*12+[Datos.$C$5];&quot;&quot;;[.H33]*[Datos.$C$15])" office:value-type="float" office:value="568.272682760869">
            <text:p>568.27</text:p>
          </table:table-cell>
          <table:table-cell table:formula="of:=IF([.$C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]+1" office:value-type="float" office:value="31">
            <text:p>31</text:p>
          </table:table-cell>
          <table:table-cell table:style-name="ce60" table:formula="of:=IF([.$C35]&gt;[Datos.$C$4]*12+[Datos.$C$5];&quot;&quot;;[.D34]-[.E35])" office:value-type="float" office:value="97111.5763583283">
            <text:p>97111.58</text:p>
          </table:table-cell>
          <table:table-cell table:style-name="ce60" table:formula="of:=IF([.$C35]&gt;[Datos.$C$4]*12+[Datos.$C$5];&quot;&quot;;[Datos.$C$9]-[.F35])" office:value-type="float" office:value="101.269069428009">
            <text:p>101.27</text:p>
          </table:table-cell>
          <table:table-cell table:style-name="ce60" table:formula="of:=IF([.$C35]&gt;[Datos.$C$4]*12+[Datos.$C$5];&quot;&quot;;[.D34]*[Datos.$C$14])" office:value-type="float" office:value="549.65556157189">
            <text:p>549.66</text:p>
          </table:table-cell>
          <table:table-cell table:style-name="ce55"/>
          <table:table-cell table:style-name="ce60" table:formula="of:=IF([.$C35]&gt;[Datos.$C$4]*12+[Datos.$C$5];&quot;&quot;;[.H34]-[.I35])" office:value-type="float" office:value="97223.5485555017">
            <text:p>97223.55</text:p>
          </table:table-cell>
          <table:table-cell table:style-name="ce60" table:formula="of:=IF([.$C35]&gt;[Datos.$C$4]*12+[Datos.$C$5];&quot;&quot;;[Datos.$C$11]-[.J35])" office:value-type="float" office:value="97.5958196574215">
            <text:p>97.60</text:p>
          </table:table-cell>
          <table:table-cell table:style-name="ce69" table:formula="of:=IF([.$C35]&gt;[Datos.$C$4]*12+[Datos.$C$5];&quot;&quot;;[.H34]*[Datos.$C$15])" office:value-type="float" office:value="567.706675521762">
            <text:p>567.71</text:p>
          </table:table-cell>
          <table:table-cell table:formula="of:=IF([.$C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]+1" office:value-type="float" office:value="32">
            <text:p>32</text:p>
          </table:table-cell>
          <table:table-cell table:style-name="ce60" table:formula="of:=IF([.$C36]&gt;[Datos.$C$4]*12+[Datos.$C$5];&quot;&quot;;[.D35]-[.E36])" office:value-type="float" office:value="97009.7346988585">
            <text:p>97009.73</text:p>
          </table:table-cell>
          <table:table-cell table:style-name="ce60" table:formula="of:=IF([.$C36]&gt;[Datos.$C$4]*12+[Datos.$C$5];&quot;&quot;;[Datos.$C$9]-[.F36])" office:value-type="float" office:value="101.841659469802">
            <text:p>101.84</text:p>
          </table:table-cell>
          <table:table-cell table:style-name="ce60" table:formula="of:=IF([.$C36]&gt;[Datos.$C$4]*12+[Datos.$C$5];&quot;&quot;;[.D35]*[Datos.$C$14])" office:value-type="float" office:value="549.082971530097">
            <text:p>549.08</text:p>
          </table:table-cell>
          <table:table-cell table:style-name="ce55"/>
          <table:table-cell table:style-name="ce60" table:formula="of:=IF([.$C36]&gt;[Datos.$C$4]*12+[Datos.$C$5];&quot;&quot;;[.H35]-[.I36])" office:value-type="float" office:value="97125.3834268963">
            <text:p>97125.38</text:p>
          </table:table-cell>
          <table:table-cell table:style-name="ce60" table:formula="of:=IF([.$C36]&gt;[Datos.$C$4]*12+[Datos.$C$5];&quot;&quot;;[Datos.$C$11]-[.J36])" office:value-type="float" office:value="98.1651286054231">
            <text:p>98.17</text:p>
          </table:table-cell>
          <table:table-cell table:style-name="ce69" table:formula="of:=IF([.$C36]&gt;[Datos.$C$4]*12+[Datos.$C$5];&quot;&quot;;[.H35]*[Datos.$C$15])" office:value-type="float" office:value="567.13736657376">
            <text:p>567.14</text:p>
          </table:table-cell>
          <table:table-cell table:formula="of:=IF([.$C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]+1" office:value-type="float" office:value="33">
            <text:p>33</text:p>
          </table:table-cell>
          <table:table-cell table:style-name="ce60" table:formula="of:=IF([.$C37]&gt;[Datos.$C$4]*12+[Datos.$C$5];&quot;&quot;;[.D36]-[.E37])" office:value-type="float" office:value="96907.3172118396">
            <text:p>96907.32</text:p>
          </table:table-cell>
          <table:table-cell table:style-name="ce60" table:formula="of:=IF([.$C37]&gt;[Datos.$C$4]*12+[Datos.$C$5];&quot;&quot;;[Datos.$C$9]-[.F37])" office:value-type="float" office:value="102.417487018939">
            <text:p>102.42</text:p>
          </table:table-cell>
          <table:table-cell table:style-name="ce60" table:formula="of:=IF([.$C37]&gt;[Datos.$C$4]*12+[Datos.$C$5];&quot;&quot;;[.D36]*[Datos.$C$14])" office:value-type="float" office:value="548.50714398096">
            <text:p>548.51</text:p>
          </table:table-cell>
          <table:table-cell table:style-name="ce55"/>
          <table:table-cell table:style-name="ce60" table:formula="of:=IF([.$C37]&gt;[Datos.$C$4]*12+[Datos.$C$5];&quot;&quot;;[.H36]-[.I37])" office:value-type="float" office:value="97026.645668374">
            <text:p>97026.65</text:p>
          </table:table-cell>
          <table:table-cell table:style-name="ce60" table:formula="of:=IF([.$C37]&gt;[Datos.$C$4]*12+[Datos.$C$5];&quot;&quot;;[Datos.$C$11]-[.J37])" office:value-type="float" office:value="98.7377585222881">
            <text:p>98.74</text:p>
          </table:table-cell>
          <table:table-cell table:style-name="ce69" table:formula="of:=IF([.$C37]&gt;[Datos.$C$4]*12+[Datos.$C$5];&quot;&quot;;[.H36]*[Datos.$C$15])" office:value-type="float" office:value="566.564736656895">
            <text:p>566.56</text:p>
          </table:table-cell>
          <table:table-cell table:formula="of:=IF([.$C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]+1" office:value-type="float" office:value="34">
            <text:p>34</text:p>
          </table:table-cell>
          <table:table-cell table:style-name="ce60" table:formula="of:=IF([.$C38]&gt;[Datos.$C$4]*12+[Datos.$C$5];&quot;&quot;;[.D37]-[.E38])" office:value-type="float" office:value="96804.3206414588">
            <text:p>96804.32</text:p>
          </table:table-cell>
          <table:table-cell table:style-name="ce60" table:formula="of:=IF([.$C38]&gt;[Datos.$C$4]*12+[Datos.$C$5];&quot;&quot;;[Datos.$C$9]-[.F38])" office:value-type="float" office:value="102.996570380757">
            <text:p>103.00</text:p>
          </table:table-cell>
          <table:table-cell table:style-name="ce60" table:formula="of:=IF([.$C38]&gt;[Datos.$C$4]*12+[Datos.$C$5];&quot;&quot;;[.D37]*[Datos.$C$14])" office:value-type="float" office:value="547.928060619142">
            <text:p>547.93</text:p>
          </table:table-cell>
          <table:table-cell table:style-name="ce55"/>
          <table:table-cell table:style-name="ce60" table:formula="of:=IF([.$C38]&gt;[Datos.$C$4]*12+[Datos.$C$5];&quot;&quot;;[.H37]-[.I38])" office:value-type="float" office:value="96927.3319395937">
            <text:p>96927.33</text:p>
          </table:table-cell>
          <table:table-cell table:style-name="ce60" table:formula="of:=IF([.$C38]&gt;[Datos.$C$4]*12+[Datos.$C$5];&quot;&quot;;[Datos.$C$11]-[.J38])" office:value-type="float" office:value="99.3137287803348">
            <text:p>99.31</text:p>
          </table:table-cell>
          <table:table-cell table:style-name="ce69" table:formula="of:=IF([.$C38]&gt;[Datos.$C$4]*12+[Datos.$C$5];&quot;&quot;;[.H37]*[Datos.$C$15])" office:value-type="float" office:value="565.988766398848">
            <text:p>565.99</text:p>
          </table:table-cell>
          <table:table-cell table:formula="of:=IF([.$C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]+1" office:value-type="float" office:value="35">
            <text:p>35</text:p>
          </table:table-cell>
          <table:table-cell table:style-name="ce60" table:formula="of:=IF([.$C39]&gt;[Datos.$C$4]*12+[Datos.$C$5];&quot;&quot;;[.D38]-[.E39])" office:value-type="float" office:value="96700.7417134947">
            <text:p>96700.74</text:p>
          </table:table-cell>
          <table:table-cell table:style-name="ce60" table:formula="of:=IF([.$C39]&gt;[Datos.$C$4]*12+[Datos.$C$5];&quot;&quot;;[Datos.$C$9]-[.F39])" office:value-type="float" office:value="103.578927964094">
            <text:p>103.58</text:p>
          </table:table-cell>
          <table:table-cell table:style-name="ce60" table:formula="of:=IF([.$C39]&gt;[Datos.$C$4]*12+[Datos.$C$5];&quot;&quot;;[.D38]*[Datos.$C$14])" office:value-type="float" office:value="547.345703035805">
            <text:p>547.35</text:p>
          </table:table-cell>
          <table:table-cell table:style-name="ce55"/>
          <table:table-cell table:style-name="ce60" table:formula="of:=IF([.$C39]&gt;[Datos.$C$4]*12+[Datos.$C$5];&quot;&quot;;[.H38]-[.I39])" office:value-type="float" office:value="96827.4388807288">
            <text:p>96827.44</text:p>
          </table:table-cell>
          <table:table-cell table:style-name="ce60" table:formula="of:=IF([.$C39]&gt;[Datos.$C$4]*12+[Datos.$C$5];&quot;&quot;;[Datos.$C$11]-[.J39])" office:value-type="float" office:value="99.8930588648868">
            <text:p>99.89</text:p>
          </table:table-cell>
          <table:table-cell table:style-name="ce69" table:formula="of:=IF([.$C39]&gt;[Datos.$C$4]*12+[Datos.$C$5];&quot;&quot;;[.H38]*[Datos.$C$15])" office:value-type="float" office:value="565.409436314296">
            <text:p>565.41</text:p>
          </table:table-cell>
          <table:table-cell table:formula="of:=IF([.$C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8]+1" office:value-type="float" office:value="3">
            <text:p>3</text:p>
          </table:table-cell>
          <table:table-cell table:style-name="ce54" table:formula="of:=[.C39]+1" office:value-type="float" office:value="36">
            <text:p>36</text:p>
          </table:table-cell>
          <table:table-cell table:style-name="ce59" table:formula="of:=IF([.$C40]&gt;[Datos.$C$4]*12+[Datos.$C$5];&quot;&quot;;[.D39]-[.E40])" office:value-type="float" office:value="96596.5771352128">
            <text:p>96596.58</text:p>
          </table:table-cell>
          <table:table-cell table:style-name="ce59" table:formula="of:=IF([.$C40]&gt;[Datos.$C$4]*12+[Datos.$C$5];&quot;&quot;;[Datos.$C$9]-[.F40])" office:value-type="float" office:value="104.164578281875">
            <text:p>104.16</text:p>
          </table:table-cell>
          <table:table-cell table:style-name="ce59" table:formula="of:=IF([.$C40]&gt;[Datos.$C$4]*12+[Datos.$C$5];&quot;&quot;;[.D39]*[Datos.$C$14])" office:value-type="float" office:value="546.760052718025">
            <text:p>546.76</text:p>
          </table:table-cell>
          <table:table-cell table:style-name="ce54"/>
          <table:table-cell table:style-name="ce59" table:formula="of:=IF([.$C40]&gt;[Datos.$C$4]*12+[Datos.$C$5];&quot;&quot;;[.H39]-[.I40])" office:value-type="float" office:value="96726.9631123539">
            <text:p>96726.96</text:p>
          </table:table-cell>
          <table:table-cell table:style-name="ce59" table:formula="of:=IF([.$C40]&gt;[Datos.$C$4]*12+[Datos.$C$5];&quot;&quot;;[Datos.$C$11]-[.J40])" office:value-type="float" office:value="100.475768374932">
            <text:p>100.48</text:p>
          </table:table-cell>
          <table:table-cell table:style-name="ce70" table:formula="of:=IF([.$C40]&gt;[Datos.$C$4]*12+[Datos.$C$5];&quot;&quot;;[.H39]*[Datos.$C$15])" office:value-type="float" office:value="564.826726804251">
            <text:p>564.83</text:p>
          </table:table-cell>
          <table:table-cell table:formula="of:=IF([.$C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]+1" office:value-type="float" office:value="37">
            <text:p>37</text:p>
          </table:table-cell>
          <table:table-cell table:style-name="ce60" table:formula="of:=IF([.$C41]&gt;[Datos.$C$4]*12+[Datos.$C$5];&quot;&quot;;[.D40]-[.E41])" office:value-type="float" office:value="96491.8235952611">
            <text:p>96491.82</text:p>
          </table:table-cell>
          <table:table-cell table:style-name="ce60" table:formula="of:=IF([.$C41]&gt;[Datos.$C$4]*12+[Datos.$C$5];&quot;&quot;;[Datos.$C$9]-[.F41])" office:value-type="float" office:value="104.753539951698">
            <text:p>104.75</text:p>
          </table:table-cell>
          <table:table-cell table:style-name="ce60" table:formula="of:=IF([.$C41]&gt;[Datos.$C$4]*12+[Datos.$C$5];&quot;&quot;;[.D40]*[Datos.$C$14])" office:value-type="float" office:value="546.171091048201">
            <text:p>546.17</text:p>
          </table:table-cell>
          <table:table-cell table:style-name="ce55"/>
          <table:table-cell table:style-name="ce60" table:formula="of:=IF([.$C41]&gt;[Datos.$C$4]*12+[Datos.$C$5];&quot;&quot;;[.H40]-[.I41])" office:value-type="float" office:value="96625.9012353301">
            <text:p>96625.90</text:p>
          </table:table-cell>
          <table:table-cell table:style-name="ce60" table:formula="of:=IF([.$C41]&gt;[Datos.$C$4]*12+[Datos.$C$5];&quot;&quot;;[Datos.$C$11]-[.J41])" office:value-type="float" office:value="101.061877023786">
            <text:p>101.06</text:p>
          </table:table-cell>
          <table:table-cell table:style-name="ce69" table:formula="of:=IF([.$C41]&gt;[Datos.$C$4]*12+[Datos.$C$5];&quot;&quot;;[.H40]*[Datos.$C$15])" office:value-type="float" office:value="564.240618155398">
            <text:p>564.24</text:p>
          </table:table-cell>
          <table:table-cell table:formula="of:=IF([.$C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]+1" office:value-type="float" office:value="38">
            <text:p>38</text:p>
          </table:table-cell>
          <table:table-cell table:style-name="ce60" table:formula="of:=IF([.$C42]&gt;[Datos.$C$4]*12+[Datos.$C$5];&quot;&quot;;[.D41]-[.E42])" office:value-type="float" office:value="96386.4777635647">
            <text:p>96386.48</text:p>
          </table:table-cell>
          <table:table-cell table:style-name="ce60" table:formula="of:=IF([.$C42]&gt;[Datos.$C$4]*12+[Datos.$C$5];&quot;&quot;;[Datos.$C$9]-[.F42])" office:value-type="float" office:value="105.34583169643">
            <text:p>105.35</text:p>
          </table:table-cell>
          <table:table-cell table:style-name="ce60" table:formula="of:=IF([.$C42]&gt;[Datos.$C$4]*12+[Datos.$C$5];&quot;&quot;;[.D41]*[Datos.$C$14])" office:value-type="float" office:value="545.578799303469">
            <text:p>545.58</text:p>
          </table:table-cell>
          <table:table-cell table:style-name="ce55"/>
          <table:table-cell table:style-name="ce60" table:formula="of:=IF([.$C42]&gt;[Datos.$C$4]*12+[Datos.$C$5];&quot;&quot;;[.H41]-[.I42])" office:value-type="float" office:value="96524.2498306903">
            <text:p>96524.25</text:p>
          </table:table-cell>
          <table:table-cell table:style-name="ce60" table:formula="of:=IF([.$C42]&gt;[Datos.$C$4]*12+[Datos.$C$5];&quot;&quot;;[Datos.$C$11]-[.J42])" office:value-type="float" office:value="101.651404639758">
            <text:p>101.65</text:p>
          </table:table-cell>
          <table:table-cell table:style-name="ce69" table:formula="of:=IF([.$C42]&gt;[Datos.$C$4]*12+[Datos.$C$5];&quot;&quot;;[.H41]*[Datos.$C$15])" office:value-type="float" office:value="563.651090539425">
            <text:p>563.65</text:p>
          </table:table-cell>
          <table:table-cell table:formula="of:=IF([.$C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]+1" office:value-type="float" office:value="39">
            <text:p>39</text:p>
          </table:table-cell>
          <table:table-cell table:style-name="ce60" table:formula="of:=IF([.$C43]&gt;[Datos.$C$4]*12+[Datos.$C$5];&quot;&quot;;[.D42]-[.E43])" office:value-type="float" office:value="96280.5362912199">
            <text:p>96280.54</text:p>
          </table:table-cell>
          <table:table-cell table:style-name="ce60" table:formula="of:=IF([.$C43]&gt;[Datos.$C$4]*12+[Datos.$C$5];&quot;&quot;;[Datos.$C$9]-[.F43])" office:value-type="float" office:value="105.941472344799">
            <text:p>105.94</text:p>
          </table:table-cell>
          <table:table-cell table:style-name="ce60" table:formula="of:=IF([.$C43]&gt;[Datos.$C$4]*12+[Datos.$C$5];&quot;&quot;;[.D42]*[Datos.$C$14])" office:value-type="float" office:value="544.9831586551">
            <text:p>544.98</text:p>
          </table:table-cell>
          <table:table-cell table:style-name="ce55"/>
          <table:table-cell table:style-name="ce60" table:formula="of:=IF([.$C43]&gt;[Datos.$C$4]*12+[Datos.$C$5];&quot;&quot;;[.H42]-[.I43])" office:value-type="float" office:value="96422.0054595235">
            <text:p>96422.01</text:p>
          </table:table-cell>
          <table:table-cell table:style-name="ce60" table:formula="of:=IF([.$C43]&gt;[Datos.$C$4]*12+[Datos.$C$5];&quot;&quot;;[Datos.$C$11]-[.J43])" office:value-type="float" office:value="102.244371166823">
            <text:p>102.24</text:p>
          </table:table-cell>
          <table:table-cell table:style-name="ce69" table:formula="of:=IF([.$C43]&gt;[Datos.$C$4]*12+[Datos.$C$5];&quot;&quot;;[.H42]*[Datos.$C$15])" office:value-type="float" office:value="563.05812401236">
            <text:p>563.06</text:p>
          </table:table-cell>
          <table:table-cell table:formula="of:=IF([.$C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]+1" office:value-type="float" office:value="40">
            <text:p>40</text:p>
          </table:table-cell>
          <table:table-cell table:style-name="ce60" table:formula="of:=IF([.$C44]&gt;[Datos.$C$4]*12+[Datos.$C$5];&quot;&quot;;[.D43]-[.E44])" office:value-type="float" office:value="96173.9958103879">
            <text:p>96174.00</text:p>
          </table:table-cell>
          <table:table-cell table:style-name="ce60" table:formula="of:=IF([.$C44]&gt;[Datos.$C$4]*12+[Datos.$C$5];&quot;&quot;;[Datos.$C$9]-[.F44])" office:value-type="float" office:value="106.540480831992">
            <text:p>106.54</text:p>
          </table:table-cell>
          <table:table-cell table:style-name="ce60" table:formula="of:=IF([.$C44]&gt;[Datos.$C$4]*12+[Datos.$C$5];&quot;&quot;;[.D43]*[Datos.$C$14])" office:value-type="float" office:value="544.384150167907">
            <text:p>544.38</text:p>
          </table:table-cell>
          <table:table-cell table:style-name="ce55"/>
          <table:table-cell table:style-name="ce60" table:formula="of:=IF([.$C44]&gt;[Datos.$C$4]*12+[Datos.$C$5];&quot;&quot;;[.H43]-[.I44])" office:value-type="float" office:value="96319.1646628582">
            <text:p>96319.16</text:p>
          </table:table-cell>
          <table:table-cell table:style-name="ce60" table:formula="of:=IF([.$C44]&gt;[Datos.$C$4]*12+[Datos.$C$5];&quot;&quot;;[Datos.$C$11]-[.J44])" office:value-type="float" office:value="102.840796665296">
            <text:p>102.84</text:p>
          </table:table-cell>
          <table:table-cell table:style-name="ce69" table:formula="of:=IF([.$C44]&gt;[Datos.$C$4]*12+[Datos.$C$5];&quot;&quot;;[.H43]*[Datos.$C$15])" office:value-type="float" office:value="562.461698513887">
            <text:p>562.46</text:p>
          </table:table-cell>
          <table:table-cell table:formula="of:=IF([.$C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]+1" office:value-type="float" office:value="41">
            <text:p>41</text:p>
          </table:table-cell>
          <table:table-cell table:style-name="ce60" table:formula="of:=IF([.$C45]&gt;[Datos.$C$4]*12+[Datos.$C$5];&quot;&quot;;[.D44]-[.E45])" office:value-type="float" office:value="96066.8529341877">
            <text:p>96066.85</text:p>
          </table:table-cell>
          <table:table-cell table:style-name="ce60" table:formula="of:=IF([.$C45]&gt;[Datos.$C$4]*12+[Datos.$C$5];&quot;&quot;;[Datos.$C$9]-[.F45])" office:value-type="float" office:value="107.14287620026">
            <text:p>107.14</text:p>
          </table:table-cell>
          <table:table-cell table:style-name="ce60" table:formula="of:=IF([.$C45]&gt;[Datos.$C$4]*12+[Datos.$C$5];&quot;&quot;;[.D44]*[Datos.$C$14])" office:value-type="float" office:value="543.781754799639">
            <text:p>543.78</text:p>
          </table:table-cell>
          <table:table-cell table:style-name="ce55"/>
          <table:table-cell table:style-name="ce60" table:formula="of:=IF([.$C45]&gt;[Datos.$C$4]*12+[Datos.$C$5];&quot;&quot;;[.H44]-[.I45])" office:value-type="float" office:value="96215.7239615457">
            <text:p>96215.72</text:p>
          </table:table-cell>
          <table:table-cell table:style-name="ce60" table:formula="of:=IF([.$C45]&gt;[Datos.$C$4]*12+[Datos.$C$5];&quot;&quot;;[Datos.$C$11]-[.J45])" office:value-type="float" office:value="103.44070131251">
            <text:p>103.44</text:p>
          </table:table-cell>
          <table:table-cell table:style-name="ce69" table:formula="of:=IF([.$C45]&gt;[Datos.$C$4]*12+[Datos.$C$5];&quot;&quot;;[.H44]*[Datos.$C$15])" office:value-type="float" office:value="561.861793866673">
            <text:p>561.86</text:p>
          </table:table-cell>
          <table:table-cell table:formula="of:=IF([.$C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]+1" office:value-type="float" office:value="42">
            <text:p>42</text:p>
          </table:table-cell>
          <table:table-cell table:style-name="ce60" table:formula="of:=IF([.$C46]&gt;[Datos.$C$4]*12+[Datos.$C$5];&quot;&quot;;[.D45]-[.E46])" office:value-type="float" office:value="95959.1042565881">
            <text:p>95959.10</text:p>
          </table:table-cell>
          <table:table-cell table:style-name="ce60" table:formula="of:=IF([.$C46]&gt;[Datos.$C$4]*12+[Datos.$C$5];&quot;&quot;;[Datos.$C$9]-[.F46])" office:value-type="float" office:value="107.748677599521">
            <text:p>107.75</text:p>
          </table:table-cell>
          <table:table-cell table:style-name="ce60" table:formula="of:=IF([.$C46]&gt;[Datos.$C$4]*12+[Datos.$C$5];&quot;&quot;;[.D45]*[Datos.$C$14])" office:value-type="float" office:value="543.175953400378">
            <text:p>543.18</text:p>
          </table:table-cell>
          <table:table-cell table:style-name="ce55"/>
          <table:table-cell table:style-name="ce60" table:formula="of:=IF([.$C46]&gt;[Datos.$C$4]*12+[Datos.$C$5];&quot;&quot;;[.H45]-[.I46])" office:value-type="float" office:value="96111.6798561422">
            <text:p>96111.68</text:p>
          </table:table-cell>
          <table:table-cell table:style-name="ce60" table:formula="of:=IF([.$C46]&gt;[Datos.$C$4]*12+[Datos.$C$5];&quot;&quot;;[Datos.$C$11]-[.J46])" office:value-type="float" office:value="104.0441054035">
            <text:p>104.04</text:p>
          </table:table-cell>
          <table:table-cell table:style-name="ce69" table:formula="of:=IF([.$C46]&gt;[Datos.$C$4]*12+[Datos.$C$5];&quot;&quot;;[.H45]*[Datos.$C$15])" office:value-type="float" office:value="561.258389775683">
            <text:p>561.26</text:p>
          </table:table-cell>
          <table:table-cell table:formula="of:=IF([.$C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]+1" office:value-type="float" office:value="43">
            <text:p>43</text:p>
          </table:table-cell>
          <table:table-cell table:style-name="ce60" table:formula="of:=IF([.$C47]&gt;[Datos.$C$4]*12+[Datos.$C$5];&quot;&quot;;[.D46]-[.E47])" office:value-type="float" office:value="95850.7463523002">
            <text:p>95850.75</text:p>
          </table:table-cell>
          <table:table-cell table:style-name="ce60" table:formula="of:=IF([.$C47]&gt;[Datos.$C$4]*12+[Datos.$C$5];&quot;&quot;;[Datos.$C$9]-[.F47])" office:value-type="float" office:value="108.35790428797">
            <text:p>108.36</text:p>
          </table:table-cell>
          <table:table-cell table:style-name="ce60" table:formula="of:=IF([.$C47]&gt;[Datos.$C$4]*12+[Datos.$C$5];&quot;&quot;;[.D46]*[Datos.$C$14])" office:value-type="float" office:value="542.56672671193">
            <text:p>542.57</text:p>
          </table:table-cell>
          <table:table-cell table:style-name="ce55"/>
          <table:table-cell table:style-name="ce60" table:formula="of:=IF([.$C47]&gt;[Datos.$C$4]*12+[Datos.$C$5];&quot;&quot;;[.H46]-[.I47])" office:value-type="float" office:value="96007.0288267905">
            <text:p>96007.03</text:p>
          </table:table-cell>
          <table:table-cell table:style-name="ce60" table:formula="of:=IF([.$C47]&gt;[Datos.$C$4]*12+[Datos.$C$5];&quot;&quot;;[Datos.$C$11]-[.J47])" office:value-type="float" office:value="104.651029351687">
            <text:p>104.65</text:p>
          </table:table-cell>
          <table:table-cell table:style-name="ce69" table:formula="of:=IF([.$C47]&gt;[Datos.$C$4]*12+[Datos.$C$5];&quot;&quot;;[.H46]*[Datos.$C$15])" office:value-type="float" office:value="560.651465827496">
            <text:p>560.65</text:p>
          </table:table-cell>
          <table:table-cell table:formula="of:=IF([.$C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]+1" office:value-type="float" office:value="44">
            <text:p>44</text:p>
          </table:table-cell>
          <table:table-cell table:style-name="ce60" table:formula="of:=IF([.$C48]&gt;[Datos.$C$4]*12+[Datos.$C$5];&quot;&quot;;[.D47]-[.E48])" office:value-type="float" office:value="95741.7757766675">
            <text:p>95741.78</text:p>
          </table:table-cell>
          <table:table-cell table:style-name="ce60" table:formula="of:=IF([.$C48]&gt;[Datos.$C$4]*12+[Datos.$C$5];&quot;&quot;;[Datos.$C$9]-[.F48])" office:value-type="float" office:value="108.970575632689">
            <text:p>108.97</text:p>
          </table:table-cell>
          <table:table-cell table:style-name="ce60" table:formula="of:=IF([.$C48]&gt;[Datos.$C$4]*12+[Datos.$C$5];&quot;&quot;;[.D47]*[Datos.$C$14])" office:value-type="float" office:value="541.954055367211">
            <text:p>541.95</text:p>
          </table:table-cell>
          <table:table-cell table:style-name="ce55"/>
          <table:table-cell table:style-name="ce60" table:formula="of:=IF([.$C48]&gt;[Datos.$C$4]*12+[Datos.$C$5];&quot;&quot;;[.H47]-[.I48])" office:value-type="float" office:value="95901.7673331009">
            <text:p>95901.77</text:p>
          </table:table-cell>
          <table:table-cell table:style-name="ce60" table:formula="of:=IF([.$C48]&gt;[Datos.$C$4]*12+[Datos.$C$5];&quot;&quot;;[Datos.$C$11]-[.J48])" office:value-type="float" office:value="105.261493689572">
            <text:p>105.26</text:p>
          </table:table-cell>
          <table:table-cell table:style-name="ce69" table:formula="of:=IF([.$C48]&gt;[Datos.$C$4]*12+[Datos.$C$5];&quot;&quot;;[.H47]*[Datos.$C$15])" office:value-type="float" office:value="560.041001489611">
            <text:p>560.04</text:p>
          </table:table-cell>
          <table:table-cell table:formula="of:=IF([.$C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]+1" office:value-type="float" office:value="45">
            <text:p>45</text:p>
          </table:table-cell>
          <table:table-cell table:style-name="ce60" table:formula="of:=IF([.$C49]&gt;[Datos.$C$4]*12+[Datos.$C$5];&quot;&quot;;[.D48]-[.E49])" office:value-type="float" office:value="95632.1890655572">
            <text:p>95632.19</text:p>
          </table:table-cell>
          <table:table-cell table:style-name="ce60" table:formula="of:=IF([.$C49]&gt;[Datos.$C$4]*12+[Datos.$C$5];&quot;&quot;;[Datos.$C$9]-[.F49])" office:value-type="float" office:value="109.586711110265">
            <text:p>109.59</text:p>
          </table:table-cell>
          <table:table-cell table:style-name="ce60" table:formula="of:=IF([.$C49]&gt;[Datos.$C$4]*12+[Datos.$C$5];&quot;&quot;;[.D48]*[Datos.$C$14])" office:value-type="float" office:value="541.337919889634">
            <text:p>541.34</text:p>
          </table:table-cell>
          <table:table-cell table:style-name="ce55"/>
          <table:table-cell table:style-name="ce60" table:formula="of:=IF([.$C49]&gt;[Datos.$C$4]*12+[Datos.$C$5];&quot;&quot;;[.H48]-[.I49])" office:value-type="float" office:value="95795.8918140315">
            <text:p>95795.89</text:p>
          </table:table-cell>
          <table:table-cell table:style-name="ce60" table:formula="of:=IF([.$C49]&gt;[Datos.$C$4]*12+[Datos.$C$5];&quot;&quot;;[Datos.$C$11]-[.J49])" office:value-type="float" office:value="105.875519069428">
            <text:p>105.88</text:p>
          </table:table-cell>
          <table:table-cell table:style-name="ce69" table:formula="of:=IF([.$C49]&gt;[Datos.$C$4]*12+[Datos.$C$5];&quot;&quot;;[.H48]*[Datos.$C$15])" office:value-type="float" office:value="559.426976109755">
            <text:p>559.43</text:p>
          </table:table-cell>
          <table:table-cell table:formula="of:=IF([.$C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]+1" office:value-type="float" office:value="46">
            <text:p>46</text:p>
          </table:table-cell>
          <table:table-cell table:style-name="ce60" table:formula="of:=IF([.$C50]&gt;[Datos.$C$4]*12+[Datos.$C$5];&quot;&quot;;[.D49]-[.E50])" office:value-type="float" office:value="95521.9827352498">
            <text:p>95521.98</text:p>
          </table:table-cell>
          <table:table-cell table:style-name="ce60" table:formula="of:=IF([.$C50]&gt;[Datos.$C$4]*12+[Datos.$C$5];&quot;&quot;;[Datos.$C$9]-[.F50])" office:value-type="float" office:value="110.20633030741">
            <text:p>110.21</text:p>
          </table:table-cell>
          <table:table-cell table:style-name="ce60" table:formula="of:=IF([.$C50]&gt;[Datos.$C$4]*12+[Datos.$C$5];&quot;&quot;;[.D49]*[Datos.$C$14])" office:value-type="float" office:value="540.718300692489">
            <text:p>540.72</text:p>
          </table:table-cell>
          <table:table-cell table:style-name="ce55"/>
          <table:table-cell table:style-name="ce60" table:formula="of:=IF([.$C50]&gt;[Datos.$C$4]*12+[Datos.$C$5];&quot;&quot;;[.H49]-[.I50])" office:value-type="float" office:value="95689.3986877675">
            <text:p>95689.40</text:p>
          </table:table-cell>
          <table:table-cell table:style-name="ce60" table:formula="of:=IF([.$C50]&gt;[Datos.$C$4]*12+[Datos.$C$5];&quot;&quot;;[Datos.$C$11]-[.J50])" office:value-type="float" office:value="106.493126264">
            <text:p>106.49</text:p>
          </table:table-cell>
          <table:table-cell table:style-name="ce69" table:formula="of:=IF([.$C50]&gt;[Datos.$C$4]*12+[Datos.$C$5];&quot;&quot;;[.H49]*[Datos.$C$15])" office:value-type="float" office:value="558.809368915184">
            <text:p>558.81</text:p>
          </table:table-cell>
          <table:table-cell table:formula="of:=IF([.$C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]+1" office:value-type="float" office:value="47">
            <text:p>47</text:p>
          </table:table-cell>
          <table:table-cell table:style-name="ce60" table:formula="of:=IF([.$C51]&gt;[Datos.$C$4]*12+[Datos.$C$5];&quot;&quot;;[.D50]-[.E51])" office:value-type="float" office:value="95411.1532823282">
            <text:p>95411.15</text:p>
          </table:table-cell>
          <table:table-cell table:style-name="ce60" table:formula="of:=IF([.$C51]&gt;[Datos.$C$4]*12+[Datos.$C$5];&quot;&quot;;[Datos.$C$9]-[.F51])" office:value-type="float" office:value="110.829452921581">
            <text:p>110.83</text:p>
          </table:table-cell>
          <table:table-cell table:style-name="ce60" table:formula="of:=IF([.$C51]&gt;[Datos.$C$4]*12+[Datos.$C$5];&quot;&quot;;[.D50]*[Datos.$C$14])" office:value-type="float" office:value="540.095178078319">
            <text:p>540.10</text:p>
          </table:table-cell>
          <table:table-cell table:style-name="ce55"/>
          <table:table-cell table:style-name="ce60" table:formula="of:=IF([.$C51]&gt;[Datos.$C$4]*12+[Datos.$C$5];&quot;&quot;;[.H50]-[.I51])" office:value-type="float" office:value="95582.2843516003">
            <text:p>95582.28</text:p>
          </table:table-cell>
          <table:table-cell table:style-name="ce60" table:formula="of:=IF([.$C51]&gt;[Datos.$C$4]*12+[Datos.$C$5];&quot;&quot;;[Datos.$C$11]-[.J51])" office:value-type="float" office:value="107.114336167206">
            <text:p>107.11</text:p>
          </table:table-cell>
          <table:table-cell table:style-name="ce69" table:formula="of:=IF([.$C51]&gt;[Datos.$C$4]*12+[Datos.$C$5];&quot;&quot;;[.H50]*[Datos.$C$15])" office:value-type="float" office:value="558.188159011977">
            <text:p>558.19</text:p>
          </table:table-cell>
          <table:table-cell table:formula="of:=IF([.$C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0]+1" office:value-type="float" office:value="4">
            <text:p>4</text:p>
          </table:table-cell>
          <table:table-cell table:style-name="ce54" table:formula="of:=[.C51]+1" office:value-type="float" office:value="48">
            <text:p>48</text:p>
          </table:table-cell>
          <table:table-cell table:style-name="ce59" table:formula="of:=IF([.$C52]&gt;[Datos.$C$4]*12+[Datos.$C$5];&quot;&quot;;[.D51]-[.E52])" office:value-type="float" office:value="95299.6971835666">
            <text:p>95299.70</text:p>
          </table:table-cell>
          <table:table-cell table:style-name="ce59" table:formula="of:=IF([.$C52]&gt;[Datos.$C$4]*12+[Datos.$C$5];&quot;&quot;;[Datos.$C$9]-[.F52])" office:value-type="float" office:value="111.456098761606">
            <text:p>111.46</text:p>
          </table:table-cell>
          <table:table-cell table:style-name="ce59" table:formula="of:=IF([.$C52]&gt;[Datos.$C$4]*12+[Datos.$C$5];&quot;&quot;;[.D51]*[Datos.$C$14])" office:value-type="float" office:value="539.468532238294">
            <text:p>539.47</text:p>
          </table:table-cell>
          <table:table-cell table:style-name="ce54"/>
          <table:table-cell table:style-name="ce59" table:formula="of:=IF([.$C52]&gt;[Datos.$C$4]*12+[Datos.$C$5];&quot;&quot;;[.H51]-[.I52])" office:value-type="float" office:value="95474.5451818054">
            <text:p>95474.55</text:p>
          </table:table-cell>
          <table:table-cell table:style-name="ce59" table:formula="of:=IF([.$C52]&gt;[Datos.$C$4]*12+[Datos.$C$5];&quot;&quot;;[Datos.$C$11]-[.J52])" office:value-type="float" office:value="107.739169794848">
            <text:p>107.74</text:p>
          </table:table-cell>
          <table:table-cell table:style-name="ce70" table:formula="of:=IF([.$C52]&gt;[Datos.$C$4]*12+[Datos.$C$5];&quot;&quot;;[.H51]*[Datos.$C$15])" office:value-type="float" office:value="557.563325384335">
            <text:p>557.56</text:p>
          </table:table-cell>
          <table:table-cell table:formula="of:=IF([.$C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]+1" office:value-type="float" office:value="49">
            <text:p>49</text:p>
          </table:table-cell>
          <table:table-cell table:style-name="ce60" table:formula="of:=IF([.$C53]&gt;[Datos.$C$4]*12+[Datos.$C$5];&quot;&quot;;[.D52]-[.E53])" office:value-type="float" office:value="95187.6108958183">
            <text:p>95187.61</text:p>
          </table:table-cell>
          <table:table-cell table:style-name="ce60" table:formula="of:=IF([.$C53]&gt;[Datos.$C$4]*12+[Datos.$C$5];&quot;&quot;;[Datos.$C$9]-[.F53])" office:value-type="float" office:value="112.086287748317">
            <text:p>112.09</text:p>
          </table:table-cell>
          <table:table-cell table:style-name="ce60" table:formula="of:=IF([.$C53]&gt;[Datos.$C$4]*12+[Datos.$C$5];&quot;&quot;;[.D52]*[Datos.$C$14])" office:value-type="float" office:value="538.838343251583">
            <text:p>538.84</text:p>
          </table:table-cell>
          <table:table-cell table:style-name="ce55"/>
          <table:table-cell table:style-name="ce60" table:formula="of:=IF([.$C53]&gt;[Datos.$C$4]*12+[Datos.$C$5];&quot;&quot;;[.H52]-[.I53])" office:value-type="float" office:value="95366.1775335201">
            <text:p>95366.18</text:p>
          </table:table-cell>
          <table:table-cell table:style-name="ce60" table:formula="of:=IF([.$C53]&gt;[Datos.$C$4]*12+[Datos.$C$5];&quot;&quot;;[Datos.$C$11]-[.J53])" office:value-type="float" office:value="108.367648285318">
            <text:p>108.37</text:p>
          </table:table-cell>
          <table:table-cell table:style-name="ce69" table:formula="of:=IF([.$C53]&gt;[Datos.$C$4]*12+[Datos.$C$5];&quot;&quot;;[.H52]*[Datos.$C$15])" office:value-type="float" office:value="556.934846893865">
            <text:p>556.93</text:p>
          </table:table-cell>
          <table:table-cell table:formula="of:=IF([.$C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]+1" office:value-type="float" office:value="50">
            <text:p>50</text:p>
          </table:table-cell>
          <table:table-cell table:style-name="ce60" table:formula="of:=IF([.$C54]&gt;[Datos.$C$4]*12+[Datos.$C$5];&quot;&quot;;[.D53]-[.E54])" office:value-type="float" office:value="95074.8908559031">
            <text:p>95074.89</text:p>
          </table:table-cell>
          <table:table-cell table:style-name="ce60" table:formula="of:=IF([.$C54]&gt;[Datos.$C$4]*12+[Datos.$C$5];&quot;&quot;;[Datos.$C$9]-[.F54])" office:value-type="float" office:value="112.72003991518">
            <text:p>112.72</text:p>
          </table:table-cell>
          <table:table-cell table:style-name="ce60" table:formula="of:=IF([.$C54]&gt;[Datos.$C$4]*12+[Datos.$C$5];&quot;&quot;;[.D53]*[Datos.$C$14])" office:value-type="float" office:value="538.204591084719">
            <text:p>538.20</text:p>
          </table:table-cell>
          <table:table-cell table:style-name="ce55"/>
          <table:table-cell table:style-name="ce60" table:formula="of:=IF([.$C54]&gt;[Datos.$C$4]*12+[Datos.$C$5];&quot;&quot;;[.H53]-[.I54])" office:value-type="float" office:value="95257.1777406198">
            <text:p>95257.18</text:p>
          </table:table-cell>
          <table:table-cell table:style-name="ce60" table:formula="of:=IF([.$C54]&gt;[Datos.$C$4]*12+[Datos.$C$5];&quot;&quot;;[Datos.$C$11]-[.J54])" office:value-type="float" office:value="108.999792900316">
            <text:p>109.00</text:p>
          </table:table-cell>
          <table:table-cell table:style-name="ce69" table:formula="of:=IF([.$C54]&gt;[Datos.$C$4]*12+[Datos.$C$5];&quot;&quot;;[.H53]*[Datos.$C$15])" office:value-type="float" office:value="556.302702278867">
            <text:p>556.30</text:p>
          </table:table-cell>
          <table:table-cell table:formula="of:=IF([.$C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]+1" office:value-type="float" office:value="51">
            <text:p>51</text:p>
          </table:table-cell>
          <table:table-cell table:style-name="ce60" table:formula="of:=IF([.$C55]&gt;[Datos.$C$4]*12+[Datos.$C$5];&quot;&quot;;[.D54]-[.E55])" office:value-type="float" office:value="94961.5334804942">
            <text:p>94961.53</text:p>
          </table:table-cell>
          <table:table-cell table:style-name="ce60" table:formula="of:=IF([.$C55]&gt;[Datos.$C$4]*12+[Datos.$C$5];&quot;&quot;;[Datos.$C$9]-[.F55])" office:value-type="float" office:value="113.357375408935">
            <text:p>113.36</text:p>
          </table:table-cell>
          <table:table-cell table:style-name="ce60" table:formula="of:=IF([.$C55]&gt;[Datos.$C$4]*12+[Datos.$C$5];&quot;&quot;;[.D54]*[Datos.$C$14])" office:value-type="float" office:value="537.567255590964">
            <text:p>537.57</text:p>
          </table:table-cell>
          <table:table-cell table:style-name="ce55"/>
          <table:table-cell table:style-name="ce60" table:formula="of:=IF([.$C55]&gt;[Datos.$C$4]*12+[Datos.$C$5];&quot;&quot;;[.H54]-[.I55])" office:value-type="float" office:value="95147.5421155942">
            <text:p>95147.54</text:p>
          </table:table-cell>
          <table:table-cell table:style-name="ce60" table:formula="of:=IF([.$C55]&gt;[Datos.$C$4]*12+[Datos.$C$5];&quot;&quot;;[Datos.$C$11]-[.J55])" office:value-type="float" office:value="109.635625025568">
            <text:p>109.64</text:p>
          </table:table-cell>
          <table:table-cell table:style-name="ce69" table:formula="of:=IF([.$C55]&gt;[Datos.$C$4]*12+[Datos.$C$5];&quot;&quot;;[.H54]*[Datos.$C$15])" office:value-type="float" office:value="555.666870153615">
            <text:p>555.67</text:p>
          </table:table-cell>
          <table:table-cell table:formula="of:=IF([.$C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]+1" office:value-type="float" office:value="52">
            <text:p>52</text:p>
          </table:table-cell>
          <table:table-cell table:style-name="ce60" table:formula="of:=IF([.$C56]&gt;[Datos.$C$4]*12+[Datos.$C$5];&quot;&quot;;[.D55]-[.E56])" office:value-type="float" office:value="94847.535166004">
            <text:p>94847.54</text:p>
          </table:table-cell>
          <table:table-cell table:style-name="ce60" table:formula="of:=IF([.$C56]&gt;[Datos.$C$4]*12+[Datos.$C$5];&quot;&quot;;[Datos.$C$9]-[.F56])" office:value-type="float" office:value="113.998314490232">
            <text:p>114.00</text:p>
          </table:table-cell>
          <table:table-cell table:style-name="ce60" table:formula="of:=IF([.$C56]&gt;[Datos.$C$4]*12+[Datos.$C$5];&quot;&quot;;[.D55]*[Datos.$C$14])" office:value-type="float" office:value="536.926316509668">
            <text:p>536.93</text:p>
          </table:table-cell>
          <table:table-cell table:style-name="ce55"/>
          <table:table-cell table:style-name="ce60" table:formula="of:=IF([.$C56]&gt;[Datos.$C$4]*12+[Datos.$C$5];&quot;&quot;;[.H55]-[.I56])" office:value-type="float" office:value="95037.2669494227">
            <text:p>95037.27</text:p>
          </table:table-cell>
          <table:table-cell table:style-name="ce60" table:formula="of:=IF([.$C56]&gt;[Datos.$C$4]*12+[Datos.$C$5];&quot;&quot;;[Datos.$C$11]-[.J56])" office:value-type="float" office:value="110.27516617155">
            <text:p>110.28</text:p>
          </table:table-cell>
          <table:table-cell table:style-name="ce69" table:formula="of:=IF([.$C56]&gt;[Datos.$C$4]*12+[Datos.$C$5];&quot;&quot;;[.H55]*[Datos.$C$15])" office:value-type="float" office:value="555.027329007633">
            <text:p>555.03</text:p>
          </table:table-cell>
          <table:table-cell table:formula="of:=IF([.$C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]+1" office:value-type="float" office:value="53">
            <text:p>53</text:p>
          </table:table-cell>
          <table:table-cell table:style-name="ce60" table:formula="of:=IF([.$C57]&gt;[Datos.$C$4]*12+[Datos.$C$5];&quot;&quot;;[.D56]-[.E57])" office:value-type="float" office:value="94732.8922884697">
            <text:p>94732.89</text:p>
          </table:table-cell>
          <table:table-cell table:style-name="ce60" table:formula="of:=IF([.$C57]&gt;[Datos.$C$4]*12+[Datos.$C$5];&quot;&quot;;[Datos.$C$9]-[.F57])" office:value-type="float" office:value="114.642877534279">
            <text:p>114.64</text:p>
          </table:table-cell>
          <table:table-cell table:style-name="ce60" table:formula="of:=IF([.$C57]&gt;[Datos.$C$4]*12+[Datos.$C$5];&quot;&quot;;[.D56]*[Datos.$C$14])" office:value-type="float" office:value="536.281753465621">
            <text:p>536.28</text:p>
          </table:table-cell>
          <table:table-cell table:style-name="ce55"/>
          <table:table-cell table:style-name="ce60" table:formula="of:=IF([.$C57]&gt;[Datos.$C$4]*12+[Datos.$C$5];&quot;&quot;;[.H56]-[.I57])" office:value-type="float" office:value="94926.3485114485">
            <text:p>94926.35</text:p>
          </table:table-cell>
          <table:table-cell table:style-name="ce60" table:formula="of:=IF([.$C57]&gt;[Datos.$C$4]*12+[Datos.$C$5];&quot;&quot;;[Datos.$C$11]-[.J57])" office:value-type="float" office:value="110.918437974218">
            <text:p>110.92</text:p>
          </table:table-cell>
          <table:table-cell table:style-name="ce69" table:formula="of:=IF([.$C57]&gt;[Datos.$C$4]*12+[Datos.$C$5];&quot;&quot;;[.H56]*[Datos.$C$15])" office:value-type="float" office:value="554.384057204966">
            <text:p>554.38</text:p>
          </table:table-cell>
          <table:table-cell table:formula="of:=IF([.$C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]+1" office:value-type="float" office:value="54">
            <text:p>54</text:p>
          </table:table-cell>
          <table:table-cell table:style-name="ce60" table:formula="of:=IF([.$C58]&gt;[Datos.$C$4]*12+[Datos.$C$5];&quot;&quot;;[.D57]-[.E58])" office:value-type="float" office:value="94617.6012034382">
            <text:p>94617.60</text:p>
          </table:table-cell>
          <table:table-cell table:style-name="ce60" table:formula="of:=IF([.$C58]&gt;[Datos.$C$4]*12+[Datos.$C$5];&quot;&quot;;[Datos.$C$9]-[.F58])" office:value-type="float" office:value="115.291085031488">
            <text:p>115.29</text:p>
          </table:table-cell>
          <table:table-cell table:style-name="ce60" table:formula="of:=IF([.$C58]&gt;[Datos.$C$4]*12+[Datos.$C$5];&quot;&quot;;[.D57]*[Datos.$C$14])" office:value-type="float" office:value="535.633545968411">
            <text:p>535.63</text:p>
          </table:table-cell>
          <table:table-cell table:style-name="ce55"/>
          <table:table-cell table:style-name="ce60" table:formula="of:=IF([.$C58]&gt;[Datos.$C$4]*12+[Datos.$C$5];&quot;&quot;;[.H57]-[.I58])" office:value-type="float" office:value="94814.7830492527">
            <text:p>94814.78</text:p>
          </table:table-cell>
          <table:table-cell table:style-name="ce60" table:formula="of:=IF([.$C58]&gt;[Datos.$C$4]*12+[Datos.$C$5];&quot;&quot;;[Datos.$C$11]-[.J58])" office:value-type="float" office:value="111.565462195734">
            <text:p>111.57</text:p>
          </table:table-cell>
          <table:table-cell table:style-name="ce69" table:formula="of:=IF([.$C58]&gt;[Datos.$C$4]*12+[Datos.$C$5];&quot;&quot;;[.H57]*[Datos.$C$15])" office:value-type="float" office:value="553.737032983449">
            <text:p>553.74</text:p>
          </table:table-cell>
          <table:table-cell table:formula="of:=IF([.$C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]+1" office:value-type="float" office:value="55">
            <text:p>55</text:p>
          </table:table-cell>
          <table:table-cell table:style-name="ce60" table:formula="of:=IF([.$C59]&gt;[Datos.$C$4]*12+[Datos.$C$5];&quot;&quot;;[.D58]-[.E59])" office:value-type="float" office:value="94501.6582458501">
            <text:p>94501.66</text:p>
          </table:table-cell>
          <table:table-cell table:style-name="ce60" table:formula="of:=IF([.$C59]&gt;[Datos.$C$4]*12+[Datos.$C$5];&quot;&quot;;[Datos.$C$9]-[.F59])" office:value-type="float" office:value="115.942957588128">
            <text:p>115.94</text:p>
          </table:table-cell>
          <table:table-cell table:style-name="ce60" table:formula="of:=IF([.$C59]&gt;[Datos.$C$4]*12+[Datos.$C$5];&quot;&quot;;[.D58]*[Datos.$C$14])" office:value-type="float" office:value="534.981673411772">
            <text:p>534.98</text:p>
          </table:table-cell>
          <table:table-cell table:style-name="ce55"/>
          <table:table-cell table:style-name="ce60" table:formula="of:=IF([.$C59]&gt;[Datos.$C$4]*12+[Datos.$C$5];&quot;&quot;;[.H58]-[.I59])" office:value-type="float" office:value="94702.5667885275">
            <text:p>94702.57</text:p>
          </table:table-cell>
          <table:table-cell table:style-name="ce60" table:formula="of:=IF([.$C59]&gt;[Datos.$C$4]*12+[Datos.$C$5];&quot;&quot;;[Datos.$C$11]-[.J59])" office:value-type="float" office:value="112.216260725209">
            <text:p>112.22</text:p>
          </table:table-cell>
          <table:table-cell table:style-name="ce69" table:formula="of:=IF([.$C59]&gt;[Datos.$C$4]*12+[Datos.$C$5];&quot;&quot;;[.H58]*[Datos.$C$15])" office:value-type="float" office:value="553.086234453974">
            <text:p>553.09</text:p>
          </table:table-cell>
          <table:table-cell table:formula="of:=IF([.$C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]+1" office:value-type="float" office:value="56">
            <text:p>56</text:p>
          </table:table-cell>
          <table:table-cell table:style-name="ce60" table:formula="of:=IF([.$C60]&gt;[Datos.$C$4]*12+[Datos.$C$5];&quot;&quot;;[.D59]-[.E60])" office:value-type="float" office:value="94385.0597299231">
            <text:p>94385.06</text:p>
          </table:table-cell>
          <table:table-cell table:style-name="ce60" table:formula="of:=IF([.$C60]&gt;[Datos.$C$4]*12+[Datos.$C$5];&quot;&quot;;[Datos.$C$9]-[.F60])" office:value-type="float" office:value="116.598515926977">
            <text:p>116.60</text:p>
          </table:table-cell>
          <table:table-cell table:style-name="ce60" table:formula="of:=IF([.$C60]&gt;[Datos.$C$4]*12+[Datos.$C$5];&quot;&quot;;[.D59]*[Datos.$C$14])" office:value-type="float" office:value="534.326115072923">
            <text:p>534.33</text:p>
          </table:table-cell>
          <table:table-cell table:style-name="ce55"/>
          <table:table-cell table:style-name="ce60" table:formula="of:=IF([.$C60]&gt;[Datos.$C$4]*12+[Datos.$C$5];&quot;&quot;;[.H59]-[.I60])" office:value-type="float" office:value="94589.6959329481">
            <text:p>94589.70</text:p>
          </table:table-cell>
          <table:table-cell table:style-name="ce60" table:formula="of:=IF([.$C60]&gt;[Datos.$C$4]*12+[Datos.$C$5];&quot;&quot;;[Datos.$C$11]-[.J60])" office:value-type="float" office:value="112.870855579439">
            <text:p>112.87</text:p>
          </table:table-cell>
          <table:table-cell table:style-name="ce69" table:formula="of:=IF([.$C60]&gt;[Datos.$C$4]*12+[Datos.$C$5];&quot;&quot;;[.H59]*[Datos.$C$15])" office:value-type="float" office:value="552.431639599744">
            <text:p>552.43</text:p>
          </table:table-cell>
          <table:table-cell table:formula="of:=IF([.$C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]+1" office:value-type="float" office:value="57">
            <text:p>57</text:p>
          </table:table-cell>
          <table:table-cell table:style-name="ce60" table:formula="of:=IF([.$C61]&gt;[Datos.$C$4]*12+[Datos.$C$5];&quot;&quot;;[.D60]-[.E61])" office:value-type="float" office:value="94267.8019490351">
            <text:p>94267.80</text:p>
          </table:table-cell>
          <table:table-cell table:style-name="ce60" table:formula="of:=IF([.$C61]&gt;[Datos.$C$4]*12+[Datos.$C$5];&quot;&quot;;[Datos.$C$9]-[.F61])" office:value-type="float" office:value="117.257780887983">
            <text:p>117.26</text:p>
          </table:table-cell>
          <table:table-cell table:style-name="ce60" table:formula="of:=IF([.$C61]&gt;[Datos.$C$4]*12+[Datos.$C$5];&quot;&quot;;[.D60]*[Datos.$C$14])" office:value-type="float" office:value="533.666850111916">
            <text:p>533.67</text:p>
          </table:table-cell>
          <table:table-cell table:style-name="ce55"/>
          <table:table-cell table:style-name="ce60" table:formula="of:=IF([.$C61]&gt;[Datos.$C$4]*12+[Datos.$C$5];&quot;&quot;;[.H60]-[.I61])" office:value-type="float" office:value="94476.1666640444">
            <text:p>94476.17</text:p>
          </table:table-cell>
          <table:table-cell table:style-name="ce60" table:formula="of:=IF([.$C61]&gt;[Datos.$C$4]*12+[Datos.$C$5];&quot;&quot;;[Datos.$C$11]-[.J61])" office:value-type="float" office:value="113.529268903653">
            <text:p>113.53</text:p>
          </table:table-cell>
          <table:table-cell table:style-name="ce69" table:formula="of:=IF([.$C61]&gt;[Datos.$C$4]*12+[Datos.$C$5];&quot;&quot;;[.H60]*[Datos.$C$15])" office:value-type="float" office:value="551.77322627553">
            <text:p>551.77</text:p>
          </table:table-cell>
          <table:table-cell table:formula="of:=IF([.$C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1]+1" office:value-type="float" office:value="58">
            <text:p>58</text:p>
          </table:table-cell>
          <table:table-cell table:style-name="ce60" table:formula="of:=IF([.$C62]&gt;[Datos.$C$4]*12+[Datos.$C$5];&quot;&quot;;[.D61]-[.E62])" office:value-type="float" office:value="94149.8811756062">
            <text:p>94149.88</text:p>
          </table:table-cell>
          <table:table-cell table:style-name="ce60" table:formula="of:=IF([.$C62]&gt;[Datos.$C$4]*12+[Datos.$C$5];&quot;&quot;;[Datos.$C$9]-[.F62])" office:value-type="float" office:value="117.920773428929">
            <text:p>117.92</text:p>
          </table:table-cell>
          <table:table-cell table:style-name="ce60" table:formula="of:=IF([.$C62]&gt;[Datos.$C$4]*12+[Datos.$C$5];&quot;&quot;;[.D61]*[Datos.$C$14])" office:value-type="float" office:value="533.003857570971">
            <text:p>533.00</text:p>
          </table:table-cell>
          <table:table-cell table:style-name="ce55"/>
          <table:table-cell table:style-name="ce60" table:formula="of:=IF([.$C62]&gt;[Datos.$C$4]*12+[Datos.$C$5];&quot;&quot;;[.H61]-[.I62])" office:value-type="float" office:value="94361.9751410722">
            <text:p>94361.98</text:p>
          </table:table-cell>
          <table:table-cell table:style-name="ce60" table:formula="of:=IF([.$C62]&gt;[Datos.$C$4]*12+[Datos.$C$5];&quot;&quot;;[Datos.$C$11]-[.J62])" office:value-type="float" office:value="114.191522972257">
            <text:p>114.19</text:p>
          </table:table-cell>
          <table:table-cell table:style-name="ce69" table:formula="of:=IF([.$C62]&gt;[Datos.$C$4]*12+[Datos.$C$5];&quot;&quot;;[.H61]*[Datos.$C$15])" office:value-type="float" office:value="551.110972206926">
            <text:p>551.11</text:p>
          </table:table-cell>
          <table:table-cell table:formula="of:=IF([.$C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2]+1" office:value-type="float" office:value="59">
            <text:p>59</text:p>
          </table:table-cell>
          <table:table-cell table:style-name="ce60" table:formula="of:=IF([.$C63]&gt;[Datos.$C$4]*12+[Datos.$C$5];&quot;&quot;;[.D62]-[.E63])" office:value-type="float" office:value="94031.2936609801">
            <text:p>94031.29</text:p>
          </table:table-cell>
          <table:table-cell table:style-name="ce60" table:formula="of:=IF([.$C63]&gt;[Datos.$C$4]*12+[Datos.$C$5];&quot;&quot;;[Datos.$C$9]-[.F63])" office:value-type="float" office:value="118.587514626091">
            <text:p>118.59</text:p>
          </table:table-cell>
          <table:table-cell table:style-name="ce60" table:formula="of:=IF([.$C63]&gt;[Datos.$C$4]*12+[Datos.$C$5];&quot;&quot;;[.D62]*[Datos.$C$14])" office:value-type="float" office:value="532.337116373808">
            <text:p>532.34</text:p>
          </table:table-cell>
          <table:table-cell table:style-name="ce55"/>
          <table:table-cell table:style-name="ce60" table:formula="of:=IF([.$C63]&gt;[Datos.$C$4]*12+[Datos.$C$5];&quot;&quot;;[.H62]-[.I63])" office:value-type="float" office:value="94247.1175008826">
            <text:p>94247.12</text:p>
          </table:table-cell>
          <table:table-cell table:style-name="ce60" table:formula="of:=IF([.$C63]&gt;[Datos.$C$4]*12+[Datos.$C$5];&quot;&quot;;[Datos.$C$11]-[.J63])" office:value-type="float" office:value="114.857640189596">
            <text:p>114.86</text:p>
          </table:table-cell>
          <table:table-cell table:style-name="ce69" table:formula="of:=IF([.$C63]&gt;[Datos.$C$4]*12+[Datos.$C$5];&quot;&quot;;[.H62]*[Datos.$C$15])" office:value-type="float" office:value="550.444854989588">
            <text:p>550.44</text:p>
          </table:table-cell>
          <table:table-cell table:formula="of:=IF([.$C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2]+1" office:value-type="float" office:value="5">
            <text:p>5</text:p>
          </table:table-cell>
          <table:table-cell table:style-name="ce54" table:formula="of:=[.C63]+1" office:value-type="float" office:value="60">
            <text:p>60</text:p>
          </table:table-cell>
          <table:table-cell table:style-name="ce59" table:formula="of:=IF([.$C64]&gt;[Datos.$C$4]*12+[Datos.$C$5];&quot;&quot;;[.D63]-[.E64])" office:value-type="float" office:value="93912.0356353052">
            <text:p>93912.04</text:p>
          </table:table-cell>
          <table:table-cell table:style-name="ce59" table:formula="of:=IF([.$C64]&gt;[Datos.$C$4]*12+[Datos.$C$5];&quot;&quot;;[Datos.$C$9]-[.F64])" office:value-type="float" office:value="119.258025674918">
            <text:p>119.26</text:p>
          </table:table-cell>
          <table:table-cell table:style-name="ce59" table:formula="of:=IF([.$C64]&gt;[Datos.$C$4]*12+[Datos.$C$5];&quot;&quot;;[.D63]*[Datos.$C$14])" office:value-type="float" office:value="531.666605324981">
            <text:p>531.67</text:p>
          </table:table-cell>
          <table:table-cell table:style-name="ce54"/>
          <table:table-cell table:style-name="ce59" table:formula="of:=IF([.$C64]&gt;[Datos.$C$4]*12+[Datos.$C$5];&quot;&quot;;[.H63]-[.I64])" office:value-type="float" office:value="94131.5898577919">
            <text:p>94131.59</text:p>
          </table:table-cell>
          <table:table-cell table:style-name="ce59" table:formula="of:=IF([.$C64]&gt;[Datos.$C$4]*12+[Datos.$C$5];&quot;&quot;;[Datos.$C$11]-[.J64])" office:value-type="float" office:value="115.527643090702">
            <text:p>115.53</text:p>
          </table:table-cell>
          <table:table-cell table:style-name="ce70" table:formula="of:=IF([.$C64]&gt;[Datos.$C$4]*12+[Datos.$C$5];&quot;&quot;;[.H63]*[Datos.$C$15])" office:value-type="float" office:value="549.774852088482">
            <text:p>549.77</text:p>
          </table:table-cell>
          <table:table-cell table:formula="of:=IF([.$C6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4]+1" office:value-type="float" office:value="61">
            <text:p>61</text:p>
          </table:table-cell>
          <table:table-cell table:style-name="ce60" table:formula="of:=IF([.$C65]&gt;[Datos.$C$4]*12+[Datos.$C$5];&quot;&quot;;[.D64]-[.E65])" office:value-type="float" office:value="93792.1033074145">
            <text:p>93792.10</text:p>
          </table:table-cell>
          <table:table-cell table:style-name="ce60" table:formula="of:=IF([.$C65]&gt;[Datos.$C$4]*12+[Datos.$C$5];&quot;&quot;;[Datos.$C$9]-[.F65])" office:value-type="float" office:value="119.932327890699">
            <text:p>119.93</text:p>
          </table:table-cell>
          <table:table-cell table:style-name="ce60" table:formula="of:=IF([.$C65]&gt;[Datos.$C$4]*12+[Datos.$C$5];&quot;&quot;;[.D64]*[Datos.$C$14])" office:value-type="float" office:value="530.9923031092">
            <text:p>530.99</text:p>
          </table:table-cell>
          <table:table-cell table:style-name="ce55"/>
          <table:table-cell table:style-name="ce60" table:formula="of:=IF([.$C65]&gt;[Datos.$C$4]*12+[Datos.$C$5];&quot;&quot;;[.H64]-[.I65])" office:value-type="float" office:value="94015.3883034498">
            <text:p>94015.39</text:p>
          </table:table-cell>
          <table:table-cell table:style-name="ce60" table:formula="of:=IF([.$C65]&gt;[Datos.$C$4]*12+[Datos.$C$5];&quot;&quot;;[Datos.$C$11]-[.J65])" office:value-type="float" office:value="116.201554342064">
            <text:p>116.20</text:p>
          </table:table-cell>
          <table:table-cell table:style-name="ce69" table:formula="of:=IF([.$C65]&gt;[Datos.$C$4]*12+[Datos.$C$5];&quot;&quot;;[.H64]*[Datos.$C$15])" office:value-type="float" office:value="549.100940837119">
            <text:p>549.10</text:p>
          </table:table-cell>
          <table:table-cell table:formula="of:=IF([.$C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5]+1" office:value-type="float" office:value="62">
            <text:p>62</text:p>
          </table:table-cell>
          <table:table-cell table:style-name="ce60" table:formula="of:=IF([.$C66]&gt;[Datos.$C$4]*12+[Datos.$C$5];&quot;&quot;;[.D65]-[.E66])" office:value-type="float" office:value="93671.4928647052">
            <text:p>93671.49</text:p>
          </table:table-cell>
          <table:table-cell table:style-name="ce60" table:formula="of:=IF([.$C66]&gt;[Datos.$C$4]*12+[Datos.$C$5];&quot;&quot;;[Datos.$C$9]-[.F66])" office:value-type="float" office:value="120.610442709243">
            <text:p>120.61</text:p>
          </table:table-cell>
          <table:table-cell table:style-name="ce60" table:formula="of:=IF([.$C66]&gt;[Datos.$C$4]*12+[Datos.$C$5];&quot;&quot;;[.D65]*[Datos.$C$14])" office:value-type="float" office:value="530.314188290656">
            <text:p>530.31</text:p>
          </table:table-cell>
          <table:table-cell table:style-name="ce55"/>
          <table:table-cell table:style-name="ce60" table:formula="of:=IF([.$C66]&gt;[Datos.$C$4]*12+[Datos.$C$5];&quot;&quot;;[.H65]-[.I66])" office:value-type="float" office:value="93898.5089067074">
            <text:p>93898.51</text:p>
          </table:table-cell>
          <table:table-cell table:style-name="ce60" table:formula="of:=IF([.$C66]&gt;[Datos.$C$4]*12+[Datos.$C$5];&quot;&quot;;[Datos.$C$11]-[.J66])" office:value-type="float" office:value="116.879396742393">
            <text:p>116.88</text:p>
          </table:table-cell>
          <table:table-cell table:style-name="ce69" table:formula="of:=IF([.$C66]&gt;[Datos.$C$4]*12+[Datos.$C$5];&quot;&quot;;[.H65]*[Datos.$C$15])" office:value-type="float" office:value="548.423098436791">
            <text:p>548.42</text:p>
          </table:table-cell>
          <table:table-cell table:formula="of:=IF([.$C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6]+1" office:value-type="float" office:value="63">
            <text:p>63</text:p>
          </table:table-cell>
          <table:table-cell table:style-name="ce60" table:formula="of:=IF([.$C67]&gt;[Datos.$C$4]*12+[Datos.$C$5];&quot;&quot;;[.D66]-[.E67])" office:value-type="float" office:value="93550.2004730177">
            <text:p>93550.20</text:p>
          </table:table-cell>
          <table:table-cell table:style-name="ce60" table:formula="of:=IF([.$C67]&gt;[Datos.$C$4]*12+[Datos.$C$5];&quot;&quot;;[Datos.$C$9]-[.F67])" office:value-type="float" office:value="121.29239168756">
            <text:p>121.29</text:p>
          </table:table-cell>
          <table:table-cell table:style-name="ce60" table:formula="of:=IF([.$C67]&gt;[Datos.$C$4]*12+[Datos.$C$5];&quot;&quot;;[.D66]*[Datos.$C$14])" office:value-type="float" office:value="529.632239312339">
            <text:p>529.63</text:p>
          </table:table-cell>
          <table:table-cell table:style-name="ce55"/>
          <table:table-cell table:style-name="ce60" table:formula="of:=IF([.$C67]&gt;[Datos.$C$4]*12+[Datos.$C$5];&quot;&quot;;[.H66]-[.I67])" office:value-type="float" office:value="93780.947713484">
            <text:p>93780.95</text:p>
          </table:table-cell>
          <table:table-cell table:style-name="ce60" table:formula="of:=IF([.$C67]&gt;[Datos.$C$4]*12+[Datos.$C$5];&quot;&quot;;[Datos.$C$11]-[.J67])" office:value-type="float" office:value="117.56119322339">
            <text:p>117.56</text:p>
          </table:table-cell>
          <table:table-cell table:style-name="ce69" table:formula="of:=IF([.$C67]&gt;[Datos.$C$4]*12+[Datos.$C$5];&quot;&quot;;[.H66]*[Datos.$C$15])" office:value-type="float" office:value="547.741301955793">
            <text:p>547.74</text:p>
          </table:table-cell>
          <table:table-cell table:formula="of:=IF([.$C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7]+1" office:value-type="float" office:value="64">
            <text:p>64</text:p>
          </table:table-cell>
          <table:table-cell table:style-name="ce60" table:formula="of:=IF([.$C68]&gt;[Datos.$C$4]*12+[Datos.$C$5];&quot;&quot;;[.D67]-[.E68])" office:value-type="float" office:value="93428.2222765131">
            <text:p>93428.22</text:p>
          </table:table-cell>
          <table:table-cell table:style-name="ce60" table:formula="of:=IF([.$C68]&gt;[Datos.$C$4]*12+[Datos.$C$5];&quot;&quot;;[Datos.$C$9]-[.F68])" office:value-type="float" office:value="121.978196504548">
            <text:p>121.98</text:p>
          </table:table-cell>
          <table:table-cell table:style-name="ce60" table:formula="of:=IF([.$C68]&gt;[Datos.$C$4]*12+[Datos.$C$5];&quot;&quot;;[.D67]*[Datos.$C$14])" office:value-type="float" office:value="528.946434495352">
            <text:p>528.95</text:p>
          </table:table-cell>
          <table:table-cell table:style-name="ce55"/>
          <table:table-cell table:style-name="ce60" table:formula="of:=IF([.$C68]&gt;[Datos.$C$4]*12+[Datos.$C$5];&quot;&quot;;[.H67]-[.I68])" office:value-type="float" office:value="93662.7007466335">
            <text:p>93662.70</text:p>
          </table:table-cell>
          <table:table-cell table:style-name="ce60" table:formula="of:=IF([.$C68]&gt;[Datos.$C$4]*12+[Datos.$C$5];&quot;&quot;;[Datos.$C$11]-[.J68])" office:value-type="float" office:value="118.246966850526">
            <text:p>118.25</text:p>
          </table:table-cell>
          <table:table-cell table:style-name="ce69" table:formula="of:=IF([.$C68]&gt;[Datos.$C$4]*12+[Datos.$C$5];&quot;&quot;;[.H67]*[Datos.$C$15])" office:value-type="float" office:value="547.055528328657">
            <text:p>547.06</text:p>
          </table:table-cell>
          <table:table-cell table:formula="of:=IF([.$C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8]+1" office:value-type="float" office:value="65">
            <text:p>65</text:p>
          </table:table-cell>
          <table:table-cell table:style-name="ce60" table:formula="of:=IF([.$C69]&gt;[Datos.$C$4]*12+[Datos.$C$5];&quot;&quot;;[.D68]-[.E69])" office:value-type="float" office:value="93305.5543975514">
            <text:p>93305.55</text:p>
          </table:table-cell>
          <table:table-cell table:style-name="ce60" table:formula="of:=IF([.$C69]&gt;[Datos.$C$4]*12+[Datos.$C$5];&quot;&quot;;[Datos.$C$9]-[.F69])" office:value-type="float" office:value="122.667878961678">
            <text:p>122.67</text:p>
          </table:table-cell>
          <table:table-cell table:style-name="ce60" table:formula="of:=IF([.$C69]&gt;[Datos.$C$4]*12+[Datos.$C$5];&quot;&quot;;[.D68]*[Datos.$C$14])" office:value-type="float" office:value="528.256752038221">
            <text:p>528.26</text:p>
          </table:table-cell>
          <table:table-cell table:style-name="ce55"/>
          <table:table-cell table:style-name="ce60" table:formula="of:=IF([.$C69]&gt;[Datos.$C$4]*12+[Datos.$C$5];&quot;&quot;;[.H68]-[.I69])" office:value-type="float" office:value="93543.7640058097">
            <text:p>93543.76</text:p>
          </table:table-cell>
          <table:table-cell table:style-name="ce60" table:formula="of:=IF([.$C69]&gt;[Datos.$C$4]*12+[Datos.$C$5];&quot;&quot;;[Datos.$C$11]-[.J69])" office:value-type="float" office:value="118.936740823821">
            <text:p>118.94</text:p>
          </table:table-cell>
          <table:table-cell table:style-name="ce69" table:formula="of:=IF([.$C69]&gt;[Datos.$C$4]*12+[Datos.$C$5];&quot;&quot;;[.H68]*[Datos.$C$15])" office:value-type="float" office:value="546.365754355362">
            <text:p>546.37</text:p>
          </table:table-cell>
          <table:table-cell table:formula="of:=IF([.$C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9]+1" office:value-type="float" office:value="66">
            <text:p>66</text:p>
          </table:table-cell>
          <table:table-cell table:style-name="ce60" table:formula="of:=IF([.$C70]&gt;[Datos.$C$4]*12+[Datos.$C$5];&quot;&quot;;[.D69]-[.E70])" office:value-type="float" office:value="93182.1929365677">
            <text:p>93182.19</text:p>
          </table:table-cell>
          <table:table-cell table:style-name="ce60" table:formula="of:=IF([.$C70]&gt;[Datos.$C$4]*12+[Datos.$C$5];&quot;&quot;;[Datos.$C$9]-[.F70])" office:value-type="float" office:value="123.361460983692">
            <text:p>123.36</text:p>
          </table:table-cell>
          <table:table-cell table:style-name="ce60" table:formula="of:=IF([.$C70]&gt;[Datos.$C$4]*12+[Datos.$C$5];&quot;&quot;;[.D69]*[Datos.$C$14])" office:value-type="float" office:value="527.563170016207">
            <text:p>527.56</text:p>
          </table:table-cell>
          <table:table-cell table:style-name="ce55"/>
          <table:table-cell table:style-name="ce60" table:formula="of:=IF([.$C70]&gt;[Datos.$C$4]*12+[Datos.$C$5];&quot;&quot;;[.H69]-[.I70])" office:value-type="float" office:value="93424.1334673311">
            <text:p>93424.13</text:p>
          </table:table-cell>
          <table:table-cell table:style-name="ce60" table:formula="of:=IF([.$C70]&gt;[Datos.$C$4]*12+[Datos.$C$5];&quot;&quot;;[Datos.$C$11]-[.J70])" office:value-type="float" office:value="119.630538478627">
            <text:p>119.63</text:p>
          </table:table-cell>
          <table:table-cell table:style-name="ce69" table:formula="of:=IF([.$C70]&gt;[Datos.$C$4]*12+[Datos.$C$5];&quot;&quot;;[.H69]*[Datos.$C$15])" office:value-type="float" office:value="545.671956700557">
            <text:p>545.67</text:p>
          </table:table-cell>
          <table:table-cell table:formula="of:=IF([.$C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0]+1" office:value-type="float" office:value="67">
            <text:p>67</text:p>
          </table:table-cell>
          <table:table-cell table:style-name="ce60" table:formula="of:=IF([.$C71]&gt;[Datos.$C$4]*12+[Datos.$C$5];&quot;&quot;;[.D70]-[.E71])" office:value-type="float" office:value="93058.1339719485">
            <text:p>93058.13</text:p>
          </table:table-cell>
          <table:table-cell table:style-name="ce60" table:formula="of:=IF([.$C71]&gt;[Datos.$C$4]*12+[Datos.$C$5];&quot;&quot;;[Datos.$C$9]-[.F71])" office:value-type="float" office:value="124.058964619297">
            <text:p>124.06</text:p>
          </table:table-cell>
          <table:table-cell table:style-name="ce60" table:formula="of:=IF([.$C71]&gt;[Datos.$C$4]*12+[Datos.$C$5];&quot;&quot;;[.D70]*[Datos.$C$14])" office:value-type="float" office:value="526.865666380603">
            <text:p>526.87</text:p>
          </table:table-cell>
          <table:table-cell table:style-name="ce55"/>
          <table:table-cell table:style-name="ce60" table:formula="of:=IF([.$C71]&gt;[Datos.$C$4]*12+[Datos.$C$5];&quot;&quot;;[.H70]-[.I71])" office:value-type="float" office:value="93303.8050840446">
            <text:p>93303.81</text:p>
          </table:table-cell>
          <table:table-cell table:style-name="ce60" table:formula="of:=IF([.$C71]&gt;[Datos.$C$4]*12+[Datos.$C$5];&quot;&quot;;[Datos.$C$11]-[.J71])" office:value-type="float" office:value="120.328383286419">
            <text:p>120.33</text:p>
          </table:table-cell>
          <table:table-cell table:style-name="ce69" table:formula="of:=IF([.$C71]&gt;[Datos.$C$4]*12+[Datos.$C$5];&quot;&quot;;[.H70]*[Datos.$C$15])" office:value-type="float" office:value="544.974111892765">
            <text:p>544.97</text:p>
          </table:table-cell>
          <table:table-cell table:formula="of:=IF([.$C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1]+1" office:value-type="float" office:value="68">
            <text:p>68</text:p>
          </table:table-cell>
          <table:table-cell table:style-name="ce60" table:formula="of:=IF([.$C72]&gt;[Datos.$C$4]*12+[Datos.$C$5];&quot;&quot;;[.D71]-[.E72])" office:value-type="float" office:value="92933.3735599066">
            <text:p>92933.37</text:p>
          </table:table-cell>
          <table:table-cell table:style-name="ce60" table:formula="of:=IF([.$C72]&gt;[Datos.$C$4]*12+[Datos.$C$5];&quot;&quot;;[Datos.$C$9]-[.F72])" office:value-type="float" office:value="124.760412041865">
            <text:p>124.76</text:p>
          </table:table-cell>
          <table:table-cell table:style-name="ce60" table:formula="of:=IF([.$C72]&gt;[Datos.$C$4]*12+[Datos.$C$5];&quot;&quot;;[.D71]*[Datos.$C$14])" office:value-type="float" office:value="526.164218958034">
            <text:p>526.16</text:p>
          </table:table-cell>
          <table:table-cell table:style-name="ce55"/>
          <table:table-cell table:style-name="ce60" table:formula="of:=IF([.$C72]&gt;[Datos.$C$4]*12+[Datos.$C$5];&quot;&quot;;[.H71]-[.I72])" office:value-type="float" office:value="93182.774785189">
            <text:p>93182.77</text:p>
          </table:table-cell>
          <table:table-cell table:style-name="ce60" table:formula="of:=IF([.$C72]&gt;[Datos.$C$4]*12+[Datos.$C$5];&quot;&quot;;[Datos.$C$11]-[.J72])" office:value-type="float" office:value="121.030298855589">
            <text:p>121.03</text:p>
          </table:table-cell>
          <table:table-cell table:style-name="ce69" table:formula="of:=IF([.$C72]&gt;[Datos.$C$4]*12+[Datos.$C$5];&quot;&quot;;[.H71]*[Datos.$C$15])" office:value-type="float" office:value="544.272196323594">
            <text:p>544.27</text:p>
          </table:table-cell>
          <table:table-cell table:formula="of:=IF([.$C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2]+1" office:value-type="float" office:value="69">
            <text:p>69</text:p>
          </table:table-cell>
          <table:table-cell table:style-name="ce60" table:formula="of:=IF([.$C73]&gt;[Datos.$C$4]*12+[Datos.$C$5];&quot;&quot;;[.D72]-[.E73])" office:value-type="float" office:value="92807.9077343564">
            <text:p>92807.91</text:p>
          </table:table-cell>
          <table:table-cell table:style-name="ce60" table:formula="of:=IF([.$C73]&gt;[Datos.$C$4]*12+[Datos.$C$5];&quot;&quot;;[Datos.$C$9]-[.F73])" office:value-type="float" office:value="125.465825550142">
            <text:p>125.47</text:p>
          </table:table-cell>
          <table:table-cell table:style-name="ce60" table:formula="of:=IF([.$C73]&gt;[Datos.$C$4]*12+[Datos.$C$5];&quot;&quot;;[.D72]*[Datos.$C$14])" office:value-type="float" office:value="525.458805449757">
            <text:p>525.46</text:p>
          </table:table-cell>
          <table:table-cell table:style-name="ce55"/>
          <table:table-cell table:style-name="ce60" table:formula="of:=IF([.$C73]&gt;[Datos.$C$4]*12+[Datos.$C$5];&quot;&quot;;[.H72]-[.I73])" office:value-type="float" office:value="93061.0384762568">
            <text:p>93061.04</text:p>
          </table:table-cell>
          <table:table-cell table:style-name="ce60" table:formula="of:=IF([.$C73]&gt;[Datos.$C$4]*12+[Datos.$C$5];&quot;&quot;;[Datos.$C$11]-[.J73])" office:value-type="float" office:value="121.736308932247">
            <text:p>121.74</text:p>
          </table:table-cell>
          <table:table-cell table:style-name="ce69" table:formula="of:=IF([.$C73]&gt;[Datos.$C$4]*12+[Datos.$C$5];&quot;&quot;;[.H72]*[Datos.$C$15])" office:value-type="float" office:value="543.566186246936">
            <text:p>543.57</text:p>
          </table:table-cell>
          <table:table-cell table:formula="of:=IF([.$C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3]+1" office:value-type="float" office:value="70">
            <text:p>70</text:p>
          </table:table-cell>
          <table:table-cell table:style-name="ce60" table:formula="of:=IF([.$C74]&gt;[Datos.$C$4]*12+[Datos.$C$5];&quot;&quot;;[.D73]-[.E74])" office:value-type="float" office:value="92681.7325067875">
            <text:p>92681.73</text:p>
          </table:table-cell>
          <table:table-cell table:style-name="ce60" table:formula="of:=IF([.$C74]&gt;[Datos.$C$4]*12+[Datos.$C$5];&quot;&quot;;[Datos.$C$9]-[.F74])" office:value-type="float" office:value="126.175227568954">
            <text:p>126.18</text:p>
          </table:table-cell>
          <table:table-cell table:style-name="ce60" table:formula="of:=IF([.$C74]&gt;[Datos.$C$4]*12+[Datos.$C$5];&quot;&quot;;[.D73]*[Datos.$C$14])" office:value-type="float" office:value="524.749403430946">
            <text:p>524.75</text:p>
          </table:table-cell>
          <table:table-cell table:style-name="ce55"/>
          <table:table-cell table:style-name="ce60" table:formula="of:=IF([.$C74]&gt;[Datos.$C$4]*12+[Datos.$C$5];&quot;&quot;;[.H73]-[.I74])" office:value-type="float" office:value="92938.5920388558">
            <text:p>92938.59</text:p>
          </table:table-cell>
          <table:table-cell table:style-name="ce60" table:formula="of:=IF([.$C74]&gt;[Datos.$C$4]*12+[Datos.$C$5];&quot;&quot;;[Datos.$C$11]-[.J74])" office:value-type="float" office:value="122.446437401019">
            <text:p>122.45</text:p>
          </table:table-cell>
          <table:table-cell table:style-name="ce69" table:formula="of:=IF([.$C74]&gt;[Datos.$C$4]*12+[Datos.$C$5];&quot;&quot;;[.H73]*[Datos.$C$15])" office:value-type="float" office:value="542.856057778165">
            <text:p>542.86</text:p>
          </table:table-cell>
          <table:table-cell table:formula="of:=IF([.$C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4]+1" office:value-type="float" office:value="71">
            <text:p>71</text:p>
          </table:table-cell>
          <table:table-cell table:style-name="ce60" table:formula="of:=IF([.$C75]&gt;[Datos.$C$4]*12+[Datos.$C$5];&quot;&quot;;[.D74]-[.E75])" office:value-type="float" office:value="92554.8438661376">
            <text:p>92554.84</text:p>
          </table:table-cell>
          <table:table-cell table:style-name="ce60" table:formula="of:=IF([.$C75]&gt;[Datos.$C$4]*12+[Datos.$C$5];&quot;&quot;;[Datos.$C$9]-[.F75])" office:value-type="float" office:value="126.888640649918">
            <text:p>126.89</text:p>
          </table:table-cell>
          <table:table-cell table:style-name="ce60" table:formula="of:=IF([.$C75]&gt;[Datos.$C$4]*12+[Datos.$C$5];&quot;&quot;;[.D74]*[Datos.$C$14])" office:value-type="float" office:value="524.035990349982">
            <text:p>524.04</text:p>
          </table:table-cell>
          <table:table-cell table:style-name="ce55"/>
          <table:table-cell table:style-name="ce60" table:formula="of:=IF([.$C75]&gt;[Datos.$C$4]*12+[Datos.$C$5];&quot;&quot;;[.H74]-[.I75])" office:value-type="float" office:value="92815.4313305699">
            <text:p>92815.43</text:p>
          </table:table-cell>
          <table:table-cell table:style-name="ce60" table:formula="of:=IF([.$C75]&gt;[Datos.$C$4]*12+[Datos.$C$5];&quot;&quot;;[Datos.$C$11]-[.J75])" office:value-type="float" office:value="123.160708285858">
            <text:p>123.16</text:p>
          </table:table-cell>
          <table:table-cell table:style-name="ce69" table:formula="of:=IF([.$C75]&gt;[Datos.$C$4]*12+[Datos.$C$5];&quot;&quot;;[.H74]*[Datos.$C$15])" office:value-type="float" office:value="542.141786893325">
            <text:p>542.14</text:p>
          </table:table-cell>
          <table:table-cell table:formula="of:=IF([.$C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64]+1" office:value-type="float" office:value="6">
            <text:p>6</text:p>
          </table:table-cell>
          <table:table-cell table:style-name="ce54" table:formula="of:=[.C75]+1" office:value-type="float" office:value="72">
            <text:p>72</text:p>
          </table:table-cell>
          <table:table-cell table:style-name="ce59" table:formula="of:=IF([.$C76]&gt;[Datos.$C$4]*12+[Datos.$C$5];&quot;&quot;;[.D75]-[.E76])" office:value-type="float" office:value="92427.2377786654">
            <text:p>92427.24</text:p>
          </table:table-cell>
          <table:table-cell table:style-name="ce59" table:formula="of:=IF([.$C76]&gt;[Datos.$C$4]*12+[Datos.$C$5];&quot;&quot;;[Datos.$C$9]-[.F76])" office:value-type="float" office:value="127.606087472162">
            <text:p>127.61</text:p>
          </table:table-cell>
          <table:table-cell table:style-name="ce59" table:formula="of:=IF([.$C76]&gt;[Datos.$C$4]*12+[Datos.$C$5];&quot;&quot;;[.D75]*[Datos.$C$14])" office:value-type="float" office:value="523.318543527737">
            <text:p>523.32</text:p>
          </table:table-cell>
          <table:table-cell table:style-name="ce54"/>
          <table:table-cell table:style-name="ce59" table:formula="of:=IF([.$C76]&gt;[Datos.$C$4]*12+[Datos.$C$5];&quot;&quot;;[.H75]-[.I76])" office:value-type="float" office:value="92691.5521848191">
            <text:p>92691.55</text:p>
          </table:table-cell>
          <table:table-cell table:style-name="ce59" table:formula="of:=IF([.$C76]&gt;[Datos.$C$4]*12+[Datos.$C$5];&quot;&quot;;[Datos.$C$11]-[.J76])" office:value-type="float" office:value="123.879145750859">
            <text:p>123.88</text:p>
          </table:table-cell>
          <table:table-cell table:style-name="ce70" table:formula="of:=IF([.$C76]&gt;[Datos.$C$4]*12+[Datos.$C$5];&quot;&quot;;[.H75]*[Datos.$C$15])" office:value-type="float" office:value="541.423349428325">
            <text:p>541.42</text:p>
          </table:table-cell>
          <table:table-cell table:formula="of:=IF([.$C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6]+1" office:value-type="float" office:value="73">
            <text:p>73</text:p>
          </table:table-cell>
          <table:table-cell table:style-name="ce60" table:formula="of:=IF([.$C77]&gt;[Datos.$C$4]*12+[Datos.$C$5];&quot;&quot;;[.D76]-[.E77])" office:value-type="float" office:value="92298.9101878224">
            <text:p>92298.91</text:p>
          </table:table-cell>
          <table:table-cell table:style-name="ce60" table:formula="of:=IF([.$C77]&gt;[Datos.$C$4]*12+[Datos.$C$5];&quot;&quot;;[Datos.$C$9]-[.F77])" office:value-type="float" office:value="128.327590843048">
            <text:p>128.33</text:p>
          </table:table-cell>
          <table:table-cell table:style-name="ce60" table:formula="of:=IF([.$C77]&gt;[Datos.$C$4]*12+[Datos.$C$5];&quot;&quot;;[.D76]*[Datos.$C$14])" office:value-type="float" office:value="522.597040156851">
            <text:p>522.60</text:p>
          </table:table-cell>
          <table:table-cell table:style-name="ce55"/>
          <table:table-cell table:style-name="ce60" table:formula="of:=IF([.$C77]&gt;[Datos.$C$4]*12+[Datos.$C$5];&quot;&quot;;[.H76]-[.I77])" office:value-type="float" office:value="92566.950410718">
            <text:p>92566.95</text:p>
          </table:table-cell>
          <table:table-cell table:style-name="ce60" table:formula="of:=IF([.$C77]&gt;[Datos.$C$4]*12+[Datos.$C$5];&quot;&quot;;[Datos.$C$11]-[.J77])" office:value-type="float" office:value="124.601774101072">
            <text:p>124.60</text:p>
          </table:table-cell>
          <table:table-cell table:style-name="ce69" table:formula="of:=IF([.$C77]&gt;[Datos.$C$4]*12+[Datos.$C$5];&quot;&quot;;[.H76]*[Datos.$C$15])" office:value-type="float" office:value="540.700721078111">
            <text:p>540.70</text:p>
          </table:table-cell>
          <table:table-cell table:formula="of:=IF([.$C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7]+1" office:value-type="float" office:value="74">
            <text:p>74</text:p>
          </table:table-cell>
          <table:table-cell table:style-name="ce60" table:formula="of:=IF([.$C78]&gt;[Datos.$C$4]*12+[Datos.$C$5];&quot;&quot;;[.D77]-[.E78])" office:value-type="float" office:value="92169.8570141234">
            <text:p>92169.86</text:p>
          </table:table-cell>
          <table:table-cell table:style-name="ce60" table:formula="of:=IF([.$C78]&gt;[Datos.$C$4]*12+[Datos.$C$5];&quot;&quot;;[Datos.$C$9]-[.F78])" office:value-type="float" office:value="129.05317369889">
            <text:p>129.05</text:p>
          </table:table-cell>
          <table:table-cell table:style-name="ce60" table:formula="of:=IF([.$C78]&gt;[Datos.$C$4]*12+[Datos.$C$5];&quot;&quot;;[.D77]*[Datos.$C$14])" office:value-type="float" office:value="521.871457301009">
            <text:p>521.87</text:p>
          </table:table-cell>
          <table:table-cell table:style-name="ce55"/>
          <table:table-cell table:style-name="ce60" table:formula="of:=IF([.$C78]&gt;[Datos.$C$4]*12+[Datos.$C$5];&quot;&quot;;[.H77]-[.I78])" office:value-type="float" office:value="92441.6217929347">
            <text:p>92441.62</text:p>
          </table:table-cell>
          <table:table-cell table:style-name="ce60" table:formula="of:=IF([.$C78]&gt;[Datos.$C$4]*12+[Datos.$C$5];&quot;&quot;;[Datos.$C$11]-[.J78])" office:value-type="float" office:value="125.328617783328">
            <text:p>125.33</text:p>
          </table:table-cell>
          <table:table-cell table:style-name="ce69" table:formula="of:=IF([.$C78]&gt;[Datos.$C$4]*12+[Datos.$C$5];&quot;&quot;;[.H77]*[Datos.$C$15])" office:value-type="float" office:value="539.973877395855">
            <text:p>539.97</text:p>
          </table:table-cell>
          <table:table-cell table:formula="of:=IF([.$C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8]+1" office:value-type="float" office:value="75">
            <text:p>75</text:p>
          </table:table-cell>
          <table:table-cell table:style-name="ce60" table:formula="of:=IF([.$C79]&gt;[Datos.$C$4]*12+[Datos.$C$5];&quot;&quot;;[.D78]-[.E79])" office:value-type="float" office:value="92040.0741550178">
            <text:p>92040.07</text:p>
          </table:table-cell>
          <table:table-cell table:style-name="ce60" table:formula="of:=IF([.$C79]&gt;[Datos.$C$4]*12+[Datos.$C$5];&quot;&quot;;[Datos.$C$9]-[.F79])" office:value-type="float" office:value="129.78285910569">
            <text:p>129.78</text:p>
          </table:table-cell>
          <table:table-cell table:style-name="ce60" table:formula="of:=IF([.$C79]&gt;[Datos.$C$4]*12+[Datos.$C$5];&quot;&quot;;[.D78]*[Datos.$C$14])" office:value-type="float" office:value="521.14177189421">
            <text:p>521.14</text:p>
          </table:table-cell>
          <table:table-cell table:style-name="ce55"/>
          <table:table-cell table:style-name="ce60" table:formula="of:=IF([.$C79]&gt;[Datos.$C$4]*12+[Datos.$C$5];&quot;&quot;;[.H78]-[.I79])" office:value-type="float" office:value="92315.5620915476">
            <text:p>92315.56</text:p>
          </table:table-cell>
          <table:table-cell table:style-name="ce60" table:formula="of:=IF([.$C79]&gt;[Datos.$C$4]*12+[Datos.$C$5];&quot;&quot;;[Datos.$C$11]-[.J79])" office:value-type="float" office:value="126.059701387064">
            <text:p>126.06</text:p>
          </table:table-cell>
          <table:table-cell table:style-name="ce69" table:formula="of:=IF([.$C79]&gt;[Datos.$C$4]*12+[Datos.$C$5];&quot;&quot;;[.H78]*[Datos.$C$15])" office:value-type="float" office:value="539.242793792119">
            <text:p>539.24</text:p>
          </table:table-cell>
          <table:table-cell table:formula="of:=IF([.$C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79]+1" office:value-type="float" office:value="76">
            <text:p>76</text:p>
          </table:table-cell>
          <table:table-cell table:style-name="ce60" table:formula="of:=IF([.$C80]&gt;[Datos.$C$4]*12+[Datos.$C$5];&quot;&quot;;[.D79]-[.E80])" office:value-type="float" office:value="91909.5574847579">
            <text:p>91909.56</text:p>
          </table:table-cell>
          <table:table-cell table:style-name="ce60" table:formula="of:=IF([.$C80]&gt;[Datos.$C$4]*12+[Datos.$C$5];&quot;&quot;;[Datos.$C$9]-[.F80])" office:value-type="float" office:value="130.516670259866">
            <text:p>130.52</text:p>
          </table:table-cell>
          <table:table-cell table:style-name="ce60" table:formula="of:=IF([.$C80]&gt;[Datos.$C$4]*12+[Datos.$C$5];&quot;&quot;;[.D79]*[Datos.$C$14])" office:value-type="float" office:value="520.407960740033">
            <text:p>520.41</text:p>
          </table:table-cell>
          <table:table-cell table:style-name="ce55"/>
          <table:table-cell table:style-name="ce60" table:formula="of:=IF([.$C80]&gt;[Datos.$C$4]*12+[Datos.$C$5];&quot;&quot;;[.H79]-[.I80])" office:value-type="float" office:value="92188.7670419025">
            <text:p>92188.77</text:p>
          </table:table-cell>
          <table:table-cell table:style-name="ce60" table:formula="of:=IF([.$C80]&gt;[Datos.$C$4]*12+[Datos.$C$5];&quot;&quot;;[Datos.$C$11]-[.J80])" office:value-type="float" office:value="126.795049645155">
            <text:p>126.80</text:p>
          </table:table-cell>
          <table:table-cell table:style-name="ce69" table:formula="of:=IF([.$C80]&gt;[Datos.$C$4]*12+[Datos.$C$5];&quot;&quot;;[.H79]*[Datos.$C$15])" office:value-type="float" office:value="538.507445534028">
            <text:p>538.51</text:p>
          </table:table-cell>
          <table:table-cell table:formula="of:=IF([.$C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0]+1" office:value-type="float" office:value="77">
            <text:p>77</text:p>
          </table:table-cell>
          <table:table-cell table:style-name="ce60" table:formula="of:=IF([.$C81]&gt;[Datos.$C$4]*12+[Datos.$C$5];&quot;&quot;;[.D80]-[.E81])" office:value-type="float" office:value="91778.3028542689">
            <text:p>91778.30</text:p>
          </table:table-cell>
          <table:table-cell table:style-name="ce60" table:formula="of:=IF([.$C81]&gt;[Datos.$C$4]*12+[Datos.$C$5];&quot;&quot;;[Datos.$C$9]-[.F81])" office:value-type="float" office:value="131.254630488996">
            <text:p>131.25</text:p>
          </table:table-cell>
          <table:table-cell table:style-name="ce60" table:formula="of:=IF([.$C81]&gt;[Datos.$C$4]*12+[Datos.$C$5];&quot;&quot;;[.D80]*[Datos.$C$14])" office:value-type="float" office:value="519.670000510904">
            <text:p>519.67</text:p>
          </table:table-cell>
          <table:table-cell table:style-name="ce55"/>
          <table:table-cell table:style-name="ce60" table:formula="of:=IF([.$C81]&gt;[Datos.$C$4]*12+[Datos.$C$5];&quot;&quot;;[.H80]-[.I81])" office:value-type="float" office:value="92061.2323544677">
            <text:p>92061.23</text:p>
          </table:table-cell>
          <table:table-cell table:style-name="ce60" table:formula="of:=IF([.$C81]&gt;[Datos.$C$4]*12+[Datos.$C$5];&quot;&quot;;[Datos.$C$11]-[.J81])" office:value-type="float" office:value="127.534687434752">
            <text:p>127.53</text:p>
          </table:table-cell>
          <table:table-cell table:style-name="ce69" table:formula="of:=IF([.$C81]&gt;[Datos.$C$4]*12+[Datos.$C$5];&quot;&quot;;[.H80]*[Datos.$C$15])" office:value-type="float" office:value="537.767807744431">
            <text:p>537.77</text:p>
          </table:table-cell>
          <table:table-cell table:formula="of:=IF([.$C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1]+1" office:value-type="float" office:value="78">
            <text:p>78</text:p>
          </table:table-cell>
          <table:table-cell table:style-name="ce60" table:formula="of:=IF([.$C82]&gt;[Datos.$C$4]*12+[Datos.$C$5];&quot;&quot;;[.D81]-[.E82])" office:value-type="float" office:value="91646.3060910164">
            <text:p>91646.31</text:p>
          </table:table-cell>
          <table:table-cell table:style-name="ce60" table:formula="of:=IF([.$C82]&gt;[Datos.$C$4]*12+[Datos.$C$5];&quot;&quot;;[Datos.$C$9]-[.F82])" office:value-type="float" office:value="131.996763252551">
            <text:p>132.00</text:p>
          </table:table-cell>
          <table:table-cell table:style-name="ce60" table:formula="of:=IF([.$C82]&gt;[Datos.$C$4]*12+[Datos.$C$5];&quot;&quot;;[.D81]*[Datos.$C$14])" office:value-type="float" office:value="518.927867747349">
            <text:p>518.93</text:p>
          </table:table-cell>
          <table:table-cell table:style-name="ce55"/>
          <table:table-cell table:style-name="ce60" table:formula="of:=IF([.$C82]&gt;[Datos.$C$4]*12+[Datos.$C$5];&quot;&quot;;[.H81]-[.I82])" office:value-type="float" office:value="91932.9537146896">
            <text:p>91932.95</text:p>
          </table:table-cell>
          <table:table-cell table:style-name="ce60" table:formula="of:=IF([.$C82]&gt;[Datos.$C$4]*12+[Datos.$C$5];&quot;&quot;;[Datos.$C$11]-[.J82])" office:value-type="float" office:value="128.278639778121">
            <text:p>128.28</text:p>
          </table:table-cell>
          <table:table-cell table:style-name="ce69" table:formula="of:=IF([.$C82]&gt;[Datos.$C$4]*12+[Datos.$C$5];&quot;&quot;;[.H81]*[Datos.$C$15])" office:value-type="float" office:value="537.023855401062">
            <text:p>537.02</text:p>
          </table:table-cell>
          <table:table-cell table:formula="of:=IF([.$C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2]+1" office:value-type="float" office:value="79">
            <text:p>79</text:p>
          </table:table-cell>
          <table:table-cell table:style-name="ce60" table:formula="of:=IF([.$C83]&gt;[Datos.$C$4]*12+[Datos.$C$5];&quot;&quot;;[.D82]-[.E83])" office:value-type="float" office:value="91513.5629988737">
            <text:p>91513.56</text:p>
          </table:table-cell>
          <table:table-cell table:style-name="ce60" table:formula="of:=IF([.$C83]&gt;[Datos.$C$4]*12+[Datos.$C$5];&quot;&quot;;[Datos.$C$9]-[.F83])" office:value-type="float" office:value="132.743092142647">
            <text:p>132.74</text:p>
          </table:table-cell>
          <table:table-cell table:style-name="ce60" table:formula="of:=IF([.$C83]&gt;[Datos.$C$4]*12+[Datos.$C$5];&quot;&quot;;[.D82]*[Datos.$C$14])" office:value-type="float" office:value="518.181538857252">
            <text:p>518.18</text:p>
          </table:table-cell>
          <table:table-cell table:style-name="ce55"/>
          <table:table-cell table:style-name="ce60" table:formula="of:=IF([.$C83]&gt;[Datos.$C$4]*12+[Datos.$C$5];&quot;&quot;;[.H82]-[.I83])" office:value-type="float" office:value="91803.9267828461">
            <text:p>91803.93</text:p>
          </table:table-cell>
          <table:table-cell table:style-name="ce60" table:formula="of:=IF([.$C83]&gt;[Datos.$C$4]*12+[Datos.$C$5];&quot;&quot;;[Datos.$C$11]-[.J83])" office:value-type="float" office:value="129.026931843494">
            <text:p>129.03</text:p>
          </table:table-cell>
          <table:table-cell table:style-name="ce69" table:formula="of:=IF([.$C83]&gt;[Datos.$C$4]*12+[Datos.$C$5];&quot;&quot;;[.H82]*[Datos.$C$15])" office:value-type="float" office:value="536.275563335689">
            <text:p>536.28</text:p>
          </table:table-cell>
          <table:table-cell table:formula="of:=IF([.$C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3]+1" office:value-type="float" office:value="80">
            <text:p>80</text:p>
          </table:table-cell>
          <table:table-cell table:style-name="ce60" table:formula="of:=IF([.$C84]&gt;[Datos.$C$4]*12+[Datos.$C$5];&quot;&quot;;[.D83]-[.E84])" office:value-type="float" office:value="91380.0693579889">
            <text:p>91380.07</text:p>
          </table:table-cell>
          <table:table-cell table:style-name="ce60" table:formula="of:=IF([.$C84]&gt;[Datos.$C$4]*12+[Datos.$C$5];&quot;&quot;;[Datos.$C$9]-[.F84])" office:value-type="float" office:value="133.493640884796">
            <text:p>133.49</text:p>
          </table:table-cell>
          <table:table-cell table:style-name="ce60" table:formula="of:=IF([.$C84]&gt;[Datos.$C$4]*12+[Datos.$C$5];&quot;&quot;;[.D83]*[Datos.$C$14])" office:value-type="float" office:value="517.430990115104">
            <text:p>517.43</text:p>
          </table:table-cell>
          <table:table-cell table:style-name="ce55"/>
          <table:table-cell table:style-name="ce60" table:formula="of:=IF([.$C84]&gt;[Datos.$C$4]*12+[Datos.$C$5];&quot;&quot;;[.H83]-[.I84])" office:value-type="float" office:value="91674.1471939002">
            <text:p>91674.15</text:p>
          </table:table-cell>
          <table:table-cell table:style-name="ce60" table:formula="of:=IF([.$C84]&gt;[Datos.$C$4]*12+[Datos.$C$5];&quot;&quot;;[Datos.$C$11]-[.J84])" office:value-type="float" office:value="129.779588945914">
            <text:p>129.78</text:p>
          </table:table-cell>
          <table:table-cell table:style-name="ce69" table:formula="of:=IF([.$C84]&gt;[Datos.$C$4]*12+[Datos.$C$5];&quot;&quot;;[.H83]*[Datos.$C$15])" office:value-type="float" office:value="535.522906233269">
            <text:p>535.52</text:p>
          </table:table-cell>
          <table:table-cell table:formula="of:=IF([.$C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4]+1" office:value-type="float" office:value="81">
            <text:p>81</text:p>
          </table:table-cell>
          <table:table-cell table:style-name="ce60" table:formula="of:=IF([.$C85]&gt;[Datos.$C$4]*12+[Datos.$C$5];&quot;&quot;;[.D84]-[.E85])" office:value-type="float" office:value="91245.8209246503">
            <text:p>91245.82</text:p>
          </table:table-cell>
          <table:table-cell table:style-name="ce60" table:formula="of:=IF([.$C85]&gt;[Datos.$C$4]*12+[Datos.$C$5];&quot;&quot;;[Datos.$C$9]-[.F85])" office:value-type="float" office:value="134.248433338652">
            <text:p>134.25</text:p>
          </table:table-cell>
          <table:table-cell table:style-name="ce60" table:formula="of:=IF([.$C85]&gt;[Datos.$C$4]*12+[Datos.$C$5];&quot;&quot;;[.D84]*[Datos.$C$14])" office:value-type="float" office:value="516.676197661247">
            <text:p>516.68</text:p>
          </table:table-cell>
          <table:table-cell table:style-name="ce55"/>
          <table:table-cell table:style-name="ce60" table:formula="of:=IF([.$C85]&gt;[Datos.$C$4]*12+[Datos.$C$5];&quot;&quot;;[.H84]-[.I85])" office:value-type="float" office:value="91543.6105573521">
            <text:p>91543.61</text:p>
          </table:table-cell>
          <table:table-cell table:style-name="ce60" table:formula="of:=IF([.$C85]&gt;[Datos.$C$4]*12+[Datos.$C$5];&quot;&quot;;[Datos.$C$11]-[.J85])" office:value-type="float" office:value="130.536636548099">
            <text:p>130.54</text:p>
          </table:table-cell>
          <table:table-cell table:style-name="ce69" table:formula="of:=IF([.$C85]&gt;[Datos.$C$4]*12+[Datos.$C$5];&quot;&quot;;[.H84]*[Datos.$C$15])" office:value-type="float" office:value="534.765858631085">
            <text:p>534.77</text:p>
          </table:table-cell>
          <table:table-cell table:formula="of:=IF([.$C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5]+1" office:value-type="float" office:value="82">
            <text:p>82</text:p>
          </table:table-cell>
          <table:table-cell table:style-name="ce60" table:formula="of:=IF([.$C86]&gt;[Datos.$C$4]*12+[Datos.$C$5];&quot;&quot;;[.D85]-[.E86])" office:value-type="float" office:value="91110.8134311515">
            <text:p>91110.81</text:p>
          </table:table-cell>
          <table:table-cell table:style-name="ce60" table:formula="of:=IF([.$C86]&gt;[Datos.$C$4]*12+[Datos.$C$5];&quot;&quot;;[Datos.$C$9]-[.F86])" office:value-type="float" office:value="135.007493498781">
            <text:p>135.01</text:p>
          </table:table-cell>
          <table:table-cell table:style-name="ce60" table:formula="of:=IF([.$C86]&gt;[Datos.$C$4]*12+[Datos.$C$5];&quot;&quot;;[.D85]*[Datos.$C$14])" office:value-type="float" office:value="515.917137501119">
            <text:p>515.92</text:p>
          </table:table-cell>
          <table:table-cell table:style-name="ce55"/>
          <table:table-cell table:style-name="ce60" table:formula="of:=IF([.$C86]&gt;[Datos.$C$4]*12+[Datos.$C$5];&quot;&quot;;[.H85]-[.I86])" office:value-type="float" office:value="91412.3124570908">
            <text:p>91412.31</text:p>
          </table:table-cell>
          <table:table-cell table:style-name="ce60" table:formula="of:=IF([.$C86]&gt;[Datos.$C$4]*12+[Datos.$C$5];&quot;&quot;;[Datos.$C$11]-[.J86])" office:value-type="float" office:value="131.298100261296">
            <text:p>131.30</text:p>
          </table:table-cell>
          <table:table-cell table:style-name="ce69" table:formula="of:=IF([.$C86]&gt;[Datos.$C$4]*12+[Datos.$C$5];&quot;&quot;;[.H85]*[Datos.$C$15])" office:value-type="float" office:value="534.004394917887">
            <text:p>534.00</text:p>
          </table:table-cell>
          <table:table-cell table:formula="of:=IF([.$C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6]+1" office:value-type="float" office:value="83">
            <text:p>83</text:p>
          </table:table-cell>
          <table:table-cell table:style-name="ce60" table:formula="of:=IF([.$C87]&gt;[Datos.$C$4]*12+[Datos.$C$5];&quot;&quot;;[.D86]-[.E87])" office:value-type="float" office:value="90975.0425856561">
            <text:p>90975.04</text:p>
          </table:table-cell>
          <table:table-cell table:style-name="ce60" table:formula="of:=IF([.$C87]&gt;[Datos.$C$4]*12+[Datos.$C$5];&quot;&quot;;[Datos.$C$9]-[.F87])" office:value-type="float" office:value="135.770845495412">
            <text:p>135.77</text:p>
          </table:table-cell>
          <table:table-cell table:style-name="ce60" table:formula="of:=IF([.$C87]&gt;[Datos.$C$4]*12+[Datos.$C$5];&quot;&quot;;[.D86]*[Datos.$C$14])" office:value-type="float" office:value="515.153785504488">
            <text:p>515.15</text:p>
          </table:table-cell>
          <table:table-cell table:style-name="ce55"/>
          <table:table-cell table:style-name="ce60" table:formula="of:=IF([.$C87]&gt;[Datos.$C$4]*12+[Datos.$C$5];&quot;&quot;;[.H86]-[.I87])" office:value-type="float" office:value="91280.2484512446">
            <text:p>91280.25</text:p>
          </table:table-cell>
          <table:table-cell table:style-name="ce60" table:formula="of:=IF([.$C87]&gt;[Datos.$C$4]*12+[Datos.$C$5];&quot;&quot;;[Datos.$C$11]-[.J87])" office:value-type="float" office:value="132.064005846153">
            <text:p>132.06</text:p>
          </table:table-cell>
          <table:table-cell table:style-name="ce69" table:formula="of:=IF([.$C87]&gt;[Datos.$C$4]*12+[Datos.$C$5];&quot;&quot;;[.H86]*[Datos.$C$15])" office:value-type="float" office:value="533.23848933303">
            <text:p>533.24</text:p>
          </table:table-cell>
          <table:table-cell table:formula="of:=IF([.$C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76]+1" office:value-type="float" office:value="7">
            <text:p>7</text:p>
          </table:table-cell>
          <table:table-cell table:style-name="ce54" table:formula="of:=[.C87]+1" office:value-type="float" office:value="84">
            <text:p>84</text:p>
          </table:table-cell>
          <table:table-cell table:style-name="ce59" table:formula="of:=IF([.$C88]&gt;[Datos.$C$4]*12+[Datos.$C$5];&quot;&quot;;[.D87]-[.E88])" office:value-type="float" office:value="90838.5040720609">
            <text:p>90838.50</text:p>
          </table:table-cell>
          <table:table-cell table:style-name="ce59" table:formula="of:=IF([.$C88]&gt;[Datos.$C$4]*12+[Datos.$C$5];&quot;&quot;;[Datos.$C$9]-[.F88])" office:value-type="float" office:value="136.538513595214">
            <text:p>136.54</text:p>
          </table:table-cell>
          <table:table-cell table:style-name="ce59" table:formula="of:=IF([.$C88]&gt;[Datos.$C$4]*12+[Datos.$C$5];&quot;&quot;;[.D87]*[Datos.$C$14])" office:value-type="float" office:value="514.386117404686">
            <text:p>514.39</text:p>
          </table:table-cell>
          <table:table-cell table:style-name="ce54"/>
          <table:table-cell table:style-name="ce59" table:formula="of:=IF([.$C88]&gt;[Datos.$C$4]*12+[Datos.$C$5];&quot;&quot;;[.H87]-[.I88])" office:value-type="float" office:value="91147.4140720311">
            <text:p>91147.41</text:p>
          </table:table-cell>
          <table:table-cell table:style-name="ce59" table:formula="of:=IF([.$C88]&gt;[Datos.$C$4]*12+[Datos.$C$5];&quot;&quot;;[Datos.$C$11]-[.J88])" office:value-type="float" office:value="132.834379213589">
            <text:p>132.83</text:p>
          </table:table-cell>
          <table:table-cell table:style-name="ce70" table:formula="of:=IF([.$C88]&gt;[Datos.$C$4]*12+[Datos.$C$5];&quot;&quot;;[.H87]*[Datos.$C$15])" office:value-type="float" office:value="532.468115965594">
            <text:p>532.47</text:p>
          </table:table-cell>
          <table:table-cell table:formula="of:=IF([.$C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8]+1" office:value-type="float" office:value="85">
            <text:p>85</text:p>
          </table:table-cell>
          <table:table-cell table:style-name="ce60" table:formula="of:=IF([.$C89]&gt;[Datos.$C$4]*12+[Datos.$C$5];&quot;&quot;;[.D88]-[.E89])" office:value-type="float" office:value="90701.1935498588">
            <text:p>90701.19</text:p>
          </table:table-cell>
          <table:table-cell table:style-name="ce60" table:formula="of:=IF([.$C89]&gt;[Datos.$C$4]*12+[Datos.$C$5];&quot;&quot;;[Datos.$C$9]-[.F89])" office:value-type="float" office:value="137.310522202061">
            <text:p>137.31</text:p>
          </table:table-cell>
          <table:table-cell table:style-name="ce60" table:formula="of:=IF([.$C89]&gt;[Datos.$C$4]*12+[Datos.$C$5];&quot;&quot;;[.D88]*[Datos.$C$14])" office:value-type="float" office:value="513.614108797838">
            <text:p>513.61</text:p>
          </table:table-cell>
          <table:table-cell table:style-name="ce55"/>
          <table:table-cell table:style-name="ce60" table:formula="of:=IF([.$C89]&gt;[Datos.$C$4]*12+[Datos.$C$5];&quot;&quot;;[.H88]-[.I89])" office:value-type="float" office:value="91013.8048256054">
            <text:p>91013.80</text:p>
          </table:table-cell>
          <table:table-cell table:style-name="ce60" table:formula="of:=IF([.$C89]&gt;[Datos.$C$4]*12+[Datos.$C$5];&quot;&quot;;[Datos.$C$11]-[.J89])" office:value-type="float" office:value="133.609246425669">
            <text:p>133.61</text:p>
          </table:table-cell>
          <table:table-cell table:style-name="ce69" table:formula="of:=IF([.$C89]&gt;[Datos.$C$4]*12+[Datos.$C$5];&quot;&quot;;[.H88]*[Datos.$C$15])" office:value-type="float" office:value="531.693248753515">
            <text:p>531.69</text:p>
          </table:table-cell>
          <table:table-cell table:formula="of:=IF([.$C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89]+1" office:value-type="float" office:value="86">
            <text:p>86</text:p>
          </table:table-cell>
          <table:table-cell table:style-name="ce60" table:formula="of:=IF([.$C90]&gt;[Datos.$C$4]*12+[Datos.$C$5];&quot;&quot;;[.D89]-[.E90])" office:value-type="float" office:value="90563.106654001">
            <text:p>90563.11</text:p>
          </table:table-cell>
          <table:table-cell table:style-name="ce60" table:formula="of:=IF([.$C90]&gt;[Datos.$C$4]*12+[Datos.$C$5];&quot;&quot;;[Datos.$C$9]-[.F90])" office:value-type="float" office:value="138.086895857812">
            <text:p>138.09</text:p>
          </table:table-cell>
          <table:table-cell table:style-name="ce60" table:formula="of:=IF([.$C90]&gt;[Datos.$C$4]*12+[Datos.$C$5];&quot;&quot;;[.D89]*[Datos.$C$14])" office:value-type="float" office:value="512.837735142087">
            <text:p>512.84</text:p>
          </table:table-cell>
          <table:table-cell table:style-name="ce55"/>
          <table:table-cell table:style-name="ce60" table:formula="of:=IF([.$C90]&gt;[Datos.$C$4]*12+[Datos.$C$5];&quot;&quot;;[.H89]-[.I90])" office:value-type="float" office:value="90879.4161919089">
            <text:p>90879.42</text:p>
          </table:table-cell>
          <table:table-cell table:style-name="ce60" table:formula="of:=IF([.$C90]&gt;[Datos.$C$4]*12+[Datos.$C$5];&quot;&quot;;[Datos.$C$11]-[.J90])" office:value-type="float" office:value="134.388633696485">
            <text:p>134.39</text:p>
          </table:table-cell>
          <table:table-cell table:style-name="ce69" table:formula="of:=IF([.$C90]&gt;[Datos.$C$4]*12+[Datos.$C$5];&quot;&quot;;[.H89]*[Datos.$C$15])" office:value-type="float" office:value="530.913861482698">
            <text:p>530.91</text:p>
          </table:table-cell>
          <table:table-cell table:formula="of:=IF([.$C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0]+1" office:value-type="float" office:value="87">
            <text:p>87</text:p>
          </table:table-cell>
          <table:table-cell table:style-name="ce60" table:formula="of:=IF([.$C91]&gt;[Datos.$C$4]*12+[Datos.$C$5];&quot;&quot;;[.D90]-[.E91])" office:value-type="float" office:value="90424.2389947579">
            <text:p>90424.24</text:p>
          </table:table-cell>
          <table:table-cell table:style-name="ce60" table:formula="of:=IF([.$C91]&gt;[Datos.$C$4]*12+[Datos.$C$5];&quot;&quot;;[Datos.$C$9]-[.F91])" office:value-type="float" office:value="138.867659243088">
            <text:p>138.87</text:p>
          </table:table-cell>
          <table:table-cell table:style-name="ce60" table:formula="of:=IF([.$C91]&gt;[Datos.$C$4]*12+[Datos.$C$5];&quot;&quot;;[.D90]*[Datos.$C$14])" office:value-type="float" office:value="512.056971756811">
            <text:p>512.06</text:p>
          </table:table-cell>
          <table:table-cell table:style-name="ce55"/>
          <table:table-cell table:style-name="ce60" table:formula="of:=IF([.$C91]&gt;[Datos.$C$4]*12+[Datos.$C$5];&quot;&quot;;[.H90]-[.I91])" office:value-type="float" office:value="90744.2436245159">
            <text:p>90744.24</text:p>
          </table:table-cell>
          <table:table-cell table:style-name="ce60" table:formula="of:=IF([.$C91]&gt;[Datos.$C$4]*12+[Datos.$C$5];&quot;&quot;;[Datos.$C$11]-[.J91])" office:value-type="float" office:value="135.172567393048">
            <text:p>135.17</text:p>
          </table:table-cell>
          <table:table-cell table:style-name="ce69" table:formula="of:=IF([.$C91]&gt;[Datos.$C$4]*12+[Datos.$C$5];&quot;&quot;;[.H90]*[Datos.$C$15])" office:value-type="float" office:value="530.129927786135">
            <text:p>530.13</text:p>
          </table:table-cell>
          <table:table-cell table:formula="of:=IF([.$C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1]+1" office:value-type="float" office:value="88">
            <text:p>88</text:p>
          </table:table-cell>
          <table:table-cell table:style-name="ce60" table:formula="of:=IF([.$C92]&gt;[Datos.$C$4]*12+[Datos.$C$5];&quot;&quot;;[.D91]-[.E92])" office:value-type="float" office:value="90284.5861575798">
            <text:p>90284.59</text:p>
          </table:table-cell>
          <table:table-cell table:style-name="ce60" table:formula="of:=IF([.$C92]&gt;[Datos.$C$4]*12+[Datos.$C$5];&quot;&quot;;[Datos.$C$9]-[.F92])" office:value-type="float" office:value="139.652837178057">
            <text:p>139.65</text:p>
          </table:table-cell>
          <table:table-cell table:style-name="ce60" table:formula="of:=IF([.$C92]&gt;[Datos.$C$4]*12+[Datos.$C$5];&quot;&quot;;[.D91]*[Datos.$C$14])" office:value-type="float" office:value="511.271793821843">
            <text:p>511.27</text:p>
          </table:table-cell>
          <table:table-cell table:style-name="ce55"/>
          <table:table-cell table:style-name="ce60" table:formula="of:=IF([.$C92]&gt;[Datos.$C$4]*12+[Datos.$C$5];&quot;&quot;;[.H91]-[.I92])" office:value-type="float" office:value="90608.2825504797">
            <text:p>90608.28</text:p>
          </table:table-cell>
          <table:table-cell table:style-name="ce60" table:formula="of:=IF([.$C92]&gt;[Datos.$C$4]*12+[Datos.$C$5];&quot;&quot;;[Datos.$C$11]-[.J92])" office:value-type="float" office:value="135.961074036174">
            <text:p>135.96</text:p>
          </table:table-cell>
          <table:table-cell table:style-name="ce69" table:formula="of:=IF([.$C92]&gt;[Datos.$C$4]*12+[Datos.$C$5];&quot;&quot;;[.H91]*[Datos.$C$15])" office:value-type="float" office:value="529.341421143009">
            <text:p>529.34</text:p>
          </table:table-cell>
          <table:table-cell table:formula="of:=IF([.$C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2]+1" office:value-type="float" office:value="89">
            <text:p>89</text:p>
          </table:table-cell>
          <table:table-cell table:style-name="ce60" table:formula="of:=IF([.$C93]&gt;[Datos.$C$4]*12+[Datos.$C$5];&quot;&quot;;[.D92]-[.E93])" office:value-type="float" office:value="90144.1437029566">
            <text:p>90144.14</text:p>
          </table:table-cell>
          <table:table-cell table:style-name="ce60" table:formula="of:=IF([.$C93]&gt;[Datos.$C$4]*12+[Datos.$C$5];&quot;&quot;;[Datos.$C$9]-[.F93])" office:value-type="float" office:value="140.442454623225">
            <text:p>140.44</text:p>
          </table:table-cell>
          <table:table-cell table:style-name="ce60" table:formula="of:=IF([.$C93]&gt;[Datos.$C$4]*12+[Datos.$C$5];&quot;&quot;;[.D92]*[Datos.$C$14])" office:value-type="float" office:value="510.482176376674">
            <text:p>510.48</text:p>
          </table:table-cell>
          <table:table-cell table:style-name="ce55"/>
          <table:table-cell table:style-name="ce60" table:formula="of:=IF([.$C93]&gt;[Datos.$C$4]*12+[Datos.$C$5];&quot;&quot;;[.H92]-[.I93])" office:value-type="float" office:value="90471.5283701783">
            <text:p>90471.53</text:p>
          </table:table-cell>
          <table:table-cell table:style-name="ce60" table:formula="of:=IF([.$C93]&gt;[Datos.$C$4]*12+[Datos.$C$5];&quot;&quot;;[Datos.$C$11]-[.J93])" office:value-type="float" office:value="136.754180301385">
            <text:p>136.75</text:p>
          </table:table-cell>
          <table:table-cell table:style-name="ce69" table:formula="of:=IF([.$C93]&gt;[Datos.$C$4]*12+[Datos.$C$5];&quot;&quot;;[.H92]*[Datos.$C$15])" office:value-type="float" office:value="528.548314877798">
            <text:p>528.55</text:p>
          </table:table-cell>
          <table:table-cell table:formula="of:=IF([.$C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3]+1" office:value-type="float" office:value="90">
            <text:p>90</text:p>
          </table:table-cell>
          <table:table-cell table:style-name="ce60" table:formula="of:=IF([.$C94]&gt;[Datos.$C$4]*12+[Datos.$C$5];&quot;&quot;;[.D93]-[.E94])" office:value-type="float" office:value="90002.9071662764">
            <text:p>90002.91</text:p>
          </table:table-cell>
          <table:table-cell table:style-name="ce60" table:formula="of:=IF([.$C94]&gt;[Datos.$C$4]*12+[Datos.$C$5];&quot;&quot;;[Datos.$C$9]-[.F94])" office:value-type="float" office:value="141.236536680229">
            <text:p>141.24</text:p>
          </table:table-cell>
          <table:table-cell table:style-name="ce60" table:formula="of:=IF([.$C94]&gt;[Datos.$C$4]*12+[Datos.$C$5];&quot;&quot;;[.D93]*[Datos.$C$14])" office:value-type="float" office:value="509.68809431967">
            <text:p>509.69</text:p>
          </table:table-cell>
          <table:table-cell table:style-name="ce55"/>
          <table:table-cell table:style-name="ce60" table:formula="of:=IF([.$C94]&gt;[Datos.$C$4]*12+[Datos.$C$5];&quot;&quot;;[.H93]-[.I94])" office:value-type="float" office:value="90333.9764571585">
            <text:p>90333.98</text:p>
          </table:table-cell>
          <table:table-cell table:style-name="ce60" table:formula="of:=IF([.$C94]&gt;[Datos.$C$4]*12+[Datos.$C$5];&quot;&quot;;[Datos.$C$11]-[.J94])" office:value-type="float" office:value="137.55191301981">
            <text:p>137.55</text:p>
          </table:table-cell>
          <table:table-cell table:style-name="ce69" table:formula="of:=IF([.$C94]&gt;[Datos.$C$4]*12+[Datos.$C$5];&quot;&quot;;[.H93]*[Datos.$C$15])" office:value-type="float" office:value="527.750582159374">
            <text:p>527.75</text:p>
          </table:table-cell>
          <table:table-cell table:formula="of:=IF([.$C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4]+1" office:value-type="float" office:value="91">
            <text:p>91</text:p>
          </table:table-cell>
          <table:table-cell table:style-name="ce60" table:formula="of:=IF([.$C95]&gt;[Datos.$C$4]*12+[Datos.$C$5];&quot;&quot;;[.D94]-[.E95])" office:value-type="float" office:value="89860.8720576837">
            <text:p>89860.87</text:p>
          </table:table-cell>
          <table:table-cell table:style-name="ce60" table:formula="of:=IF([.$C95]&gt;[Datos.$C$4]*12+[Datos.$C$5];&quot;&quot;;[Datos.$C$9]-[.F95])" office:value-type="float" office:value="142.035108592633">
            <text:p>142.04</text:p>
          </table:table-cell>
          <table:table-cell table:style-name="ce60" table:formula="of:=IF([.$C95]&gt;[Datos.$C$4]*12+[Datos.$C$5];&quot;&quot;;[.D94]*[Datos.$C$14])" office:value-type="float" office:value="508.889522407267">
            <text:p>508.89</text:p>
          </table:table-cell>
          <table:table-cell table:style-name="ce55"/>
          <table:table-cell table:style-name="ce60" table:formula="of:=IF([.$C95]&gt;[Datos.$C$4]*12+[Datos.$C$5];&quot;&quot;;[.H94]-[.I95])" office:value-type="float" office:value="90195.6221579794">
            <text:p>90195.62</text:p>
          </table:table-cell>
          <table:table-cell table:style-name="ce60" table:formula="of:=IF([.$C95]&gt;[Datos.$C$4]*12+[Datos.$C$5];&quot;&quot;;[Datos.$C$11]-[.J95])" office:value-type="float" office:value="138.354299179092">
            <text:p>138.35</text:p>
          </table:table-cell>
          <table:table-cell table:style-name="ce69" table:formula="of:=IF([.$C95]&gt;[Datos.$C$4]*12+[Datos.$C$5];&quot;&quot;;[.H94]*[Datos.$C$15])" office:value-type="float" office:value="526.948196000091">
            <text:p>526.95</text:p>
          </table:table-cell>
          <table:table-cell table:formula="of:=IF([.$C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5]+1" office:value-type="float" office:value="92">
            <text:p>92</text:p>
          </table:table-cell>
          <table:table-cell table:style-name="ce60" table:formula="of:=IF([.$C96]&gt;[Datos.$C$4]*12+[Datos.$C$5];&quot;&quot;;[.D95]-[.E96])" office:value-type="float" office:value="89718.033861937">
            <text:p>89718.03</text:p>
          </table:table-cell>
          <table:table-cell table:style-name="ce60" table:formula="of:=IF([.$C96]&gt;[Datos.$C$4]*12+[Datos.$C$5];&quot;&quot;;[Datos.$C$9]-[.F96])" office:value-type="float" office:value="142.838195746731">
            <text:p>142.84</text:p>
          </table:table-cell>
          <table:table-cell table:style-name="ce60" table:formula="of:=IF([.$C96]&gt;[Datos.$C$4]*12+[Datos.$C$5];&quot;&quot;;[.D95]*[Datos.$C$14])" office:value-type="float" office:value="508.086435253168">
            <text:p>508.09</text:p>
          </table:table-cell>
          <table:table-cell table:style-name="ce55"/>
          <table:table-cell table:style-name="ce60" table:formula="of:=IF([.$C96]&gt;[Datos.$C$4]*12+[Datos.$C$5];&quot;&quot;;[.H95]-[.I96])" office:value-type="float" office:value="90056.4607920551">
            <text:p>90056.46</text:p>
          </table:table-cell>
          <table:table-cell table:style-name="ce60" table:formula="of:=IF([.$C96]&gt;[Datos.$C$4]*12+[Datos.$C$5];&quot;&quot;;[Datos.$C$11]-[.J96])" office:value-type="float" office:value="139.161365924303">
            <text:p>139.16</text:p>
          </table:table-cell>
          <table:table-cell table:style-name="ce69" table:formula="of:=IF([.$C96]&gt;[Datos.$C$4]*12+[Datos.$C$5];&quot;&quot;;[.H95]*[Datos.$C$15])" office:value-type="float" office:value="526.14112925488">
            <text:p>526.14</text:p>
          </table:table-cell>
          <table:table-cell table:formula="of:=IF([.$C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6]+1" office:value-type="float" office:value="93">
            <text:p>93</text:p>
          </table:table-cell>
          <table:table-cell table:style-name="ce60" table:formula="of:=IF([.$C97]&gt;[Datos.$C$4]*12+[Datos.$C$5];&quot;&quot;;[.D96]-[.E97])" office:value-type="float" office:value="89574.3880382647">
            <text:p>89574.39</text:p>
          </table:table-cell>
          <table:table-cell table:style-name="ce60" table:formula="of:=IF([.$C97]&gt;[Datos.$C$4]*12+[Datos.$C$5];&quot;&quot;;[Datos.$C$9]-[.F97])" office:value-type="float" office:value="143.645823672358">
            <text:p>143.65</text:p>
          </table:table-cell>
          <table:table-cell table:style-name="ce60" table:formula="of:=IF([.$C97]&gt;[Datos.$C$4]*12+[Datos.$C$5];&quot;&quot;;[.D96]*[Datos.$C$14])" office:value-type="float" office:value="507.278807327541">
            <text:p>507.28</text:p>
          </table:table-cell>
          <table:table-cell table:style-name="ce55"/>
          <table:table-cell table:style-name="ce60" table:formula="of:=IF([.$C97]&gt;[Datos.$C$4]*12+[Datos.$C$5];&quot;&quot;;[.H96]-[.I97])" office:value-type="float" office:value="89916.4876514963">
            <text:p>89916.49</text:p>
          </table:table-cell>
          <table:table-cell table:style-name="ce60" table:formula="of:=IF([.$C97]&gt;[Datos.$C$4]*12+[Datos.$C$5];&quot;&quot;;[Datos.$C$11]-[.J97])" office:value-type="float" office:value="139.973140558862">
            <text:p>139.97</text:p>
          </table:table-cell>
          <table:table-cell table:style-name="ce69" table:formula="of:=IF([.$C97]&gt;[Datos.$C$4]*12+[Datos.$C$5];&quot;&quot;;[.H96]*[Datos.$C$15])" office:value-type="float" office:value="525.329354620322">
            <text:p>525.33</text:p>
          </table:table-cell>
          <table:table-cell table:formula="of:=IF([.$C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7]+1" office:value-type="float" office:value="94">
            <text:p>94</text:p>
          </table:table-cell>
          <table:table-cell table:style-name="ce60" table:formula="of:=IF([.$C98]&gt;[Datos.$C$4]*12+[Datos.$C$5];&quot;&quot;;[.D97]-[.E98])" office:value-type="float" office:value="89429.930020221">
            <text:p>89429.93</text:p>
          </table:table-cell>
          <table:table-cell table:style-name="ce60" table:formula="of:=IF([.$C98]&gt;[Datos.$C$4]*12+[Datos.$C$5];&quot;&quot;;[Datos.$C$9]-[.F98])" office:value-type="float" office:value="144.458018043695">
            <text:p>144.46</text:p>
          </table:table-cell>
          <table:table-cell table:style-name="ce60" table:formula="of:=IF([.$C98]&gt;[Datos.$C$4]*12+[Datos.$C$5];&quot;&quot;;[.D97]*[Datos.$C$14])" office:value-type="float" office:value="506.466612956204">
            <text:p>506.47</text:p>
          </table:table-cell>
          <table:table-cell table:style-name="ce55"/>
          <table:table-cell table:style-name="ce60" table:formula="of:=IF([.$C98]&gt;[Datos.$C$4]*12+[Datos.$C$5];&quot;&quot;;[.H97]-[.I98])" office:value-type="float" office:value="89775.6980009508">
            <text:p>89775.70</text:p>
          </table:table-cell>
          <table:table-cell table:style-name="ce60" table:formula="of:=IF([.$C98]&gt;[Datos.$C$4]*12+[Datos.$C$5];&quot;&quot;;[Datos.$C$11]-[.J98])" office:value-type="float" office:value="140.789650545455">
            <text:p>140.79</text:p>
          </table:table-cell>
          <table:table-cell table:style-name="ce69" table:formula="of:=IF([.$C98]&gt;[Datos.$C$4]*12+[Datos.$C$5];&quot;&quot;;[.H97]*[Datos.$C$15])" office:value-type="float" office:value="524.512844633728">
            <text:p>524.51</text:p>
          </table:table-cell>
          <table:table-cell table:formula="of:=IF([.$C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98]+1" office:value-type="float" office:value="95">
            <text:p>95</text:p>
          </table:table-cell>
          <table:table-cell table:style-name="ce60" table:formula="of:=IF([.$C99]&gt;[Datos.$C$4]*12+[Datos.$C$5];&quot;&quot;;[.D98]-[.E99])" office:value-type="float" office:value="89284.6552155409">
            <text:p>89284.66</text:p>
          </table:table-cell>
          <table:table-cell table:style-name="ce60" table:formula="of:=IF([.$C99]&gt;[Datos.$C$4]*12+[Datos.$C$5];&quot;&quot;;[Datos.$C$9]-[.F99])" office:value-type="float" office:value="145.274804680091">
            <text:p>145.27</text:p>
          </table:table-cell>
          <table:table-cell table:style-name="ce60" table:formula="of:=IF([.$C99]&gt;[Datos.$C$4]*12+[Datos.$C$5];&quot;&quot;;[.D98]*[Datos.$C$14])" office:value-type="float" office:value="505.649826319809">
            <text:p>505.65</text:p>
          </table:table-cell>
          <table:table-cell table:style-name="ce55"/>
          <table:table-cell table:style-name="ce60" table:formula="of:=IF([.$C99]&gt;[Datos.$C$4]*12+[Datos.$C$5];&quot;&quot;;[.H98]-[.I99])" office:value-type="float" office:value="89634.0870774438">
            <text:p>89634.09</text:p>
          </table:table-cell>
          <table:table-cell table:style-name="ce60" table:formula="of:=IF([.$C99]&gt;[Datos.$C$4]*12+[Datos.$C$5];&quot;&quot;;[Datos.$C$11]-[.J99])" office:value-type="float" office:value="141.61092350697">
            <text:p>141.61</text:p>
          </table:table-cell>
          <table:table-cell table:style-name="ce69" table:formula="of:=IF([.$C99]&gt;[Datos.$C$4]*12+[Datos.$C$5];&quot;&quot;;[.H98]*[Datos.$C$15])" office:value-type="float" office:value="523.691571672213">
            <text:p>523.69</text:p>
          </table:table-cell>
          <table:table-cell table:formula="of:=IF([.$C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88]+1" office:value-type="float" office:value="8">
            <text:p>8</text:p>
          </table:table-cell>
          <table:table-cell table:style-name="ce54" table:formula="of:=[.C99]+1" office:value-type="float" office:value="96">
            <text:p>96</text:p>
          </table:table-cell>
          <table:table-cell table:style-name="ce59" table:formula="of:=IF([.$C100]&gt;[Datos.$C$4]*12+[Datos.$C$5];&quot;&quot;;[.D99]-[.E100])" office:value-type="float" office:value="89138.559005994">
            <text:p>89138.56</text:p>
          </table:table-cell>
          <table:table-cell table:style-name="ce59" table:formula="of:=IF([.$C100]&gt;[Datos.$C$4]*12+[Datos.$C$5];&quot;&quot;;[Datos.$C$9]-[.F100])" office:value-type="float" office:value="146.096209546879">
            <text:p>146.10</text:p>
          </table:table-cell>
          <table:table-cell table:style-name="ce59" table:formula="of:=IF([.$C100]&gt;[Datos.$C$4]*12+[Datos.$C$5];&quot;&quot;;[.D99]*[Datos.$C$14])" office:value-type="float" office:value="504.828421453021">
            <text:p>504.83</text:p>
          </table:table-cell>
          <table:table-cell table:style-name="ce54"/>
          <table:table-cell table:style-name="ce59" table:formula="of:=IF([.$C100]&gt;[Datos.$C$4]*12+[Datos.$C$5];&quot;&quot;;[.H99]-[.I100])" office:value-type="float" office:value="89491.6500902164">
            <text:p>89491.65</text:p>
          </table:table-cell>
          <table:table-cell table:style-name="ce59" table:formula="of:=IF([.$C100]&gt;[Datos.$C$4]*12+[Datos.$C$5];&quot;&quot;;[Datos.$C$11]-[.J100])" office:value-type="float" office:value="142.436987227428">
            <text:p>142.44</text:p>
          </table:table-cell>
          <table:table-cell table:style-name="ce70" table:formula="of:=IF([.$C100]&gt;[Datos.$C$4]*12+[Datos.$C$5];&quot;&quot;;[.H99]*[Datos.$C$15])" office:value-type="float" office:value="522.865507951756">
            <text:p>522.87</text:p>
          </table:table-cell>
          <table:table-cell table:formula="of:=IF([.$C1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0]+1" office:value-type="float" office:value="97">
            <text:p>97</text:p>
          </table:table-cell>
          <table:table-cell table:style-name="ce60" table:formula="of:=IF([.$C101]&gt;[Datos.$C$4]*12+[Datos.$C$5];&quot;&quot;;[.D100]-[.E101])" office:value-type="float" office:value="88991.6367472378">
            <text:p>88991.64</text:p>
          </table:table-cell>
          <table:table-cell table:style-name="ce60" table:formula="of:=IF([.$C101]&gt;[Datos.$C$4]*12+[Datos.$C$5];&quot;&quot;;[Datos.$C$9]-[.F101])" office:value-type="float" office:value="146.922258756206">
            <text:p>146.92</text:p>
          </table:table-cell>
          <table:table-cell table:style-name="ce60" table:formula="of:=IF([.$C101]&gt;[Datos.$C$4]*12+[Datos.$C$5];&quot;&quot;;[.D100]*[Datos.$C$14])" office:value-type="float" office:value="504.002372243694">
            <text:p>504.00</text:p>
          </table:table-cell>
          <table:table-cell table:style-name="ce55"/>
          <table:table-cell table:style-name="ce60" table:formula="of:=IF([.$C101]&gt;[Datos.$C$4]*12+[Datos.$C$5];&quot;&quot;;[.H100]-[.I101])" office:value-type="float" office:value="89348.3822205635">
            <text:p>89348.38</text:p>
          </table:table-cell>
          <table:table-cell table:style-name="ce60" table:formula="of:=IF([.$C101]&gt;[Datos.$C$4]*12+[Datos.$C$5];&quot;&quot;;[Datos.$C$11]-[.J101])" office:value-type="float" office:value="143.267869652921">
            <text:p>143.27</text:p>
          </table:table-cell>
          <table:table-cell table:style-name="ce69" table:formula="of:=IF([.$C101]&gt;[Datos.$C$4]*12+[Datos.$C$5];&quot;&quot;;[.H100]*[Datos.$C$15])" office:value-type="float" office:value="522.034625526262">
            <text:p>522.03</text:p>
          </table:table-cell>
          <table:table-cell table:formula="of:=IF([.$C1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1]+1" office:value-type="float" office:value="98">
            <text:p>98</text:p>
          </table:table-cell>
          <table:table-cell table:style-name="ce60" table:formula="of:=IF([.$C102]&gt;[Datos.$C$4]*12+[Datos.$C$5];&quot;&quot;;[.D101]-[.E102])" office:value-type="float" office:value="88843.8837686699">
            <text:p>88843.88</text:p>
          </table:table-cell>
          <table:table-cell table:style-name="ce60" table:formula="of:=IF([.$C102]&gt;[Datos.$C$4]*12+[Datos.$C$5];&quot;&quot;;[Datos.$C$9]-[.F102])" office:value-type="float" office:value="147.752978567859">
            <text:p>147.75</text:p>
          </table:table-cell>
          <table:table-cell table:style-name="ce60" table:formula="of:=IF([.$C102]&gt;[Datos.$C$4]*12+[Datos.$C$5];&quot;&quot;;[.D101]*[Datos.$C$14])" office:value-type="float" office:value="503.17165243204">
            <text:p>503.17</text:p>
          </table:table-cell>
          <table:table-cell table:style-name="ce55"/>
          <table:table-cell table:style-name="ce60" table:formula="of:=IF([.$C102]&gt;[Datos.$C$4]*12+[Datos.$C$5];&quot;&quot;;[.H101]-[.I102])" office:value-type="float" office:value="89204.2786216709">
            <text:p>89204.28</text:p>
          </table:table-cell>
          <table:table-cell table:style-name="ce60" table:formula="of:=IF([.$C102]&gt;[Datos.$C$4]*12+[Datos.$C$5];&quot;&quot;;[Datos.$C$11]-[.J102])" office:value-type="float" office:value="144.103598892563">
            <text:p>144.10</text:p>
          </table:table-cell>
          <table:table-cell table:style-name="ce69" table:formula="of:=IF([.$C102]&gt;[Datos.$C$4]*12+[Datos.$C$5];&quot;&quot;;[.H101]*[Datos.$C$15])" office:value-type="float" office:value="521.19889628662">
            <text:p>521.20</text:p>
          </table:table-cell>
          <table:table-cell table:formula="of:=IF([.$C1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2]+1" office:value-type="float" office:value="99">
            <text:p>99</text:p>
          </table:table-cell>
          <table:table-cell table:style-name="ce60" table:formula="of:=IF([.$C103]&gt;[Datos.$C$4]*12+[Datos.$C$5];&quot;&quot;;[.D102]-[.E103])" office:value-type="float" office:value="88695.2953732798">
            <text:p>88695.30</text:p>
          </table:table-cell>
          <table:table-cell table:style-name="ce60" table:formula="of:=IF([.$C103]&gt;[Datos.$C$4]*12+[Datos.$C$5];&quot;&quot;;[Datos.$C$9]-[.F103])" office:value-type="float" office:value="148.588395390104">
            <text:p>148.59</text:p>
          </table:table-cell>
          <table:table-cell table:style-name="ce60" table:formula="of:=IF([.$C103]&gt;[Datos.$C$4]*12+[Datos.$C$5];&quot;&quot;;[.D102]*[Datos.$C$14])" office:value-type="float" office:value="502.336235609795">
            <text:p>502.34</text:p>
          </table:table-cell>
          <table:table-cell table:style-name="ce55"/>
          <table:table-cell table:style-name="ce60" table:formula="of:=IF([.$C103]&gt;[Datos.$C$4]*12+[Datos.$C$5];&quot;&quot;;[.H102]-[.I103])" office:value-type="float" office:value="89059.3344184515">
            <text:p>89059.33</text:p>
          </table:table-cell>
          <table:table-cell table:style-name="ce60" table:formula="of:=IF([.$C103]&gt;[Datos.$C$4]*12+[Datos.$C$5];&quot;&quot;;[Datos.$C$11]-[.J103])" office:value-type="float" office:value="144.944203219436">
            <text:p>144.94</text:p>
          </table:table-cell>
          <table:table-cell table:style-name="ce69" table:formula="of:=IF([.$C103]&gt;[Datos.$C$4]*12+[Datos.$C$5];&quot;&quot;;[.H102]*[Datos.$C$15])" office:value-type="float" office:value="520.358291959747">
            <text:p>520.36</text:p>
          </table:table-cell>
          <table:table-cell table:formula="of:=IF([.$C1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3]+1" office:value-type="float" office:value="100">
            <text:p>100</text:p>
          </table:table-cell>
          <table:table-cell table:style-name="ce60" table:formula="of:=IF([.$C104]&gt;[Datos.$C$4]*12+[Datos.$C$5];&quot;&quot;;[.D103]-[.E104])" office:value-type="float" office:value="88545.8668374993">
            <text:p>88545.87</text:p>
          </table:table-cell>
          <table:table-cell table:style-name="ce60" table:formula="of:=IF([.$C104]&gt;[Datos.$C$4]*12+[Datos.$C$5];&quot;&quot;;[Datos.$C$9]-[.F104])" office:value-type="float" office:value="149.428535780521">
            <text:p>149.43</text:p>
          </table:table-cell>
          <table:table-cell table:style-name="ce60" table:formula="of:=IF([.$C104]&gt;[Datos.$C$4]*12+[Datos.$C$5];&quot;&quot;;[.D103]*[Datos.$C$14])" office:value-type="float" office:value="501.496095219378">
            <text:p>501.50</text:p>
          </table:table-cell>
          <table:table-cell table:style-name="ce55"/>
          <table:table-cell table:style-name="ce60" table:formula="of:=IF([.$C104]&gt;[Datos.$C$4]*12+[Datos.$C$5];&quot;&quot;;[.H103]-[.I104])" office:value-type="float" office:value="88913.5447073799">
            <text:p>88913.54</text:p>
          </table:table-cell>
          <table:table-cell table:style-name="ce60" table:formula="of:=IF([.$C104]&gt;[Datos.$C$4]*12+[Datos.$C$5];&quot;&quot;;[Datos.$C$11]-[.J104])" office:value-type="float" office:value="145.78971107155">
            <text:p>145.79</text:p>
          </table:table-cell>
          <table:table-cell table:style-name="ce69" table:formula="of:=IF([.$C104]&gt;[Datos.$C$4]*12+[Datos.$C$5];&quot;&quot;;[.H103]*[Datos.$C$15])" office:value-type="float" office:value="519.512784107634">
            <text:p>519.51</text:p>
          </table:table-cell>
          <table:table-cell table:formula="of:=IF([.$C1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4]+1" office:value-type="float" office:value="101">
            <text:p>101</text:p>
          </table:table-cell>
          <table:table-cell table:style-name="ce60" table:formula="of:=IF([.$C105]&gt;[Datos.$C$4]*12+[Datos.$C$5];&quot;&quot;;[.D104]-[.E105])" office:value-type="float" office:value="88395.5934110525">
            <text:p>88395.59</text:p>
          </table:table-cell>
          <table:table-cell table:style-name="ce60" table:formula="of:=IF([.$C105]&gt;[Datos.$C$4]*12+[Datos.$C$5];&quot;&quot;;[Datos.$C$9]-[.F105])" office:value-type="float" office:value="150.273426446851">
            <text:p>150.27</text:p>
          </table:table-cell>
          <table:table-cell table:style-name="ce60" table:formula="of:=IF([.$C105]&gt;[Datos.$C$4]*12+[Datos.$C$5];&quot;&quot;;[.D104]*[Datos.$C$14])" office:value-type="float" office:value="500.651204553048">
            <text:p>500.65</text:p>
          </table:table-cell>
          <table:table-cell table:style-name="ce55"/>
          <table:table-cell table:style-name="ce60" table:formula="of:=IF([.$C105]&gt;[Datos.$C$4]*12+[Datos.$C$5];&quot;&quot;;[.H104]-[.I105])" office:value-type="float" office:value="88766.9045563271">
            <text:p>88766.90</text:p>
          </table:table-cell>
          <table:table-cell table:style-name="ce60" table:formula="of:=IF([.$C105]&gt;[Datos.$C$4]*12+[Datos.$C$5];&quot;&quot;;[Datos.$C$11]-[.J105])" office:value-type="float" office:value="146.6401510528">
            <text:p>146.64</text:p>
          </table:table-cell>
          <table:table-cell table:style-name="ce69" table:formula="of:=IF([.$C105]&gt;[Datos.$C$4]*12+[Datos.$C$5];&quot;&quot;;[.H104]*[Datos.$C$15])" office:value-type="float" office:value="518.662344126383">
            <text:p>518.66</text:p>
          </table:table-cell>
          <table:table-cell table:formula="of:=IF([.$C10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5]+1" office:value-type="float" office:value="102">
            <text:p>102</text:p>
          </table:table-cell>
          <table:table-cell table:style-name="ce60" table:formula="of:=IF([.$C106]&gt;[Datos.$C$4]*12+[Datos.$C$5];&quot;&quot;;[.D105]-[.E106])" office:value-type="float" office:value="88244.4703168046">
            <text:p>88244.47</text:p>
          </table:table-cell>
          <table:table-cell table:style-name="ce60" table:formula="of:=IF([.$C106]&gt;[Datos.$C$4]*12+[Datos.$C$5];&quot;&quot;;[Datos.$C$9]-[.F106])" office:value-type="float" office:value="151.123094247845">
            <text:p>151.12</text:p>
          </table:table-cell>
          <table:table-cell table:style-name="ce60" table:formula="of:=IF([.$C106]&gt;[Datos.$C$4]*12+[Datos.$C$5];&quot;&quot;;[.D105]*[Datos.$C$14])" office:value-type="float" office:value="499.801536752054">
            <text:p>499.80</text:p>
          </table:table-cell>
          <table:table-cell table:style-name="ce55"/>
          <table:table-cell table:style-name="ce60" table:formula="of:=IF([.$C106]&gt;[Datos.$C$4]*12+[Datos.$C$5];&quot;&quot;;[.H105]-[.I106])" office:value-type="float" office:value="88619.4090043932">
            <text:p>88619.41</text:p>
          </table:table-cell>
          <table:table-cell table:style-name="ce60" table:formula="of:=IF([.$C106]&gt;[Datos.$C$4]*12+[Datos.$C$5];&quot;&quot;;[Datos.$C$11]-[.J106])" office:value-type="float" office:value="147.495551933942">
            <text:p>147.50</text:p>
          </table:table-cell>
          <table:table-cell table:style-name="ce69" table:formula="of:=IF([.$C106]&gt;[Datos.$C$4]*12+[Datos.$C$5];&quot;&quot;;[.H105]*[Datos.$C$15])" office:value-type="float" office:value="517.806943245242">
            <text:p>517.81</text:p>
          </table:table-cell>
          <table:table-cell table:formula="of:=IF([.$C10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6]+1" office:value-type="float" office:value="103">
            <text:p>103</text:p>
          </table:table-cell>
          <table:table-cell table:style-name="ce60" table:formula="of:=IF([.$C107]&gt;[Datos.$C$4]*12+[Datos.$C$5];&quot;&quot;;[.D106]-[.E107])" office:value-type="float" office:value="88092.4927506105">
            <text:p>88092.49</text:p>
          </table:table-cell>
          <table:table-cell table:style-name="ce60" table:formula="of:=IF([.$C107]&gt;[Datos.$C$4]*12+[Datos.$C$5];&quot;&quot;;[Datos.$C$9]-[.F107])" office:value-type="float" office:value="151.977566194117">
            <text:p>151.98</text:p>
          </table:table-cell>
          <table:table-cell table:style-name="ce60" table:formula="of:=IF([.$C107]&gt;[Datos.$C$4]*12+[Datos.$C$5];&quot;&quot;;[.D106]*[Datos.$C$14])" office:value-type="float" office:value="498.947064805782">
            <text:p>498.95</text:p>
          </table:table-cell>
          <table:table-cell table:style-name="ce55"/>
          <table:table-cell table:style-name="ce60" table:formula="of:=IF([.$C107]&gt;[Datos.$C$4]*12+[Datos.$C$5];&quot;&quot;;[.H106]-[.I107])" office:value-type="float" office:value="88471.0530617396">
            <text:p>88471.05</text:p>
          </table:table-cell>
          <table:table-cell table:style-name="ce60" table:formula="of:=IF([.$C107]&gt;[Datos.$C$4]*12+[Datos.$C$5];&quot;&quot;;[Datos.$C$11]-[.J107])" office:value-type="float" office:value="148.355942653556">
            <text:p>148.36</text:p>
          </table:table-cell>
          <table:table-cell table:style-name="ce69" table:formula="of:=IF([.$C107]&gt;[Datos.$C$4]*12+[Datos.$C$5];&quot;&quot;;[.H106]*[Datos.$C$15])" office:value-type="float" office:value="516.946552525627">
            <text:p>516.95</text:p>
          </table:table-cell>
          <table:table-cell table:formula="of:=IF([.$C10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7]+1" office:value-type="float" office:value="104">
            <text:p>104</text:p>
          </table:table-cell>
          <table:table-cell table:style-name="ce60" table:formula="of:=IF([.$C108]&gt;[Datos.$C$4]*12+[Datos.$C$5];&quot;&quot;;[.D107]-[.E108])" office:value-type="float" office:value="87939.6558811615">
            <text:p>87939.66</text:p>
          </table:table-cell>
          <table:table-cell table:style-name="ce60" table:formula="of:=IF([.$C108]&gt;[Datos.$C$4]*12+[Datos.$C$5];&quot;&quot;;[Datos.$C$9]-[.F108])" office:value-type="float" office:value="152.836869449003">
            <text:p>152.84</text:p>
          </table:table-cell>
          <table:table-cell table:style-name="ce60" table:formula="of:=IF([.$C108]&gt;[Datos.$C$4]*12+[Datos.$C$5];&quot;&quot;;[.D107]*[Datos.$C$14])" office:value-type="float" office:value="498.087761550897">
            <text:p>498.09</text:p>
          </table:table-cell>
          <table:table-cell table:style-name="ce55"/>
          <table:table-cell table:style-name="ce60" table:formula="of:=IF([.$C108]&gt;[Datos.$C$4]*12+[Datos.$C$5];&quot;&quot;;[.H107]-[.I108])" office:value-type="float" office:value="88321.8317094206">
            <text:p>88321.83</text:p>
          </table:table-cell>
          <table:table-cell table:style-name="ce60" table:formula="of:=IF([.$C108]&gt;[Datos.$C$4]*12+[Datos.$C$5];&quot;&quot;;[Datos.$C$11]-[.J108])" office:value-type="float" office:value="149.221352319035">
            <text:p>149.22</text:p>
          </table:table-cell>
          <table:table-cell table:style-name="ce69" table:formula="of:=IF([.$C108]&gt;[Datos.$C$4]*12+[Datos.$C$5];&quot;&quot;;[.H107]*[Datos.$C$15])" office:value-type="float" office:value="516.081142860148">
            <text:p>516.08</text:p>
          </table:table-cell>
          <table:table-cell table:formula="of:=IF([.$C10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8]+1" office:value-type="float" office:value="105">
            <text:p>105</text:p>
          </table:table-cell>
          <table:table-cell table:style-name="ce60" table:formula="of:=IF([.$C109]&gt;[Datos.$C$4]*12+[Datos.$C$5];&quot;&quot;;[.D108]-[.E109])" office:value-type="float" office:value="87785.9548498321">
            <text:p>87785.95</text:p>
          </table:table-cell>
          <table:table-cell table:style-name="ce60" table:formula="of:=IF([.$C109]&gt;[Datos.$C$4]*12+[Datos.$C$5];&quot;&quot;;[Datos.$C$9]-[.F109])" office:value-type="float" office:value="153.701031329423">
            <text:p>153.70</text:p>
          </table:table-cell>
          <table:table-cell table:style-name="ce60" table:formula="of:=IF([.$C109]&gt;[Datos.$C$4]*12+[Datos.$C$5];&quot;&quot;;[.D108]*[Datos.$C$14])" office:value-type="float" office:value="497.223599670476">
            <text:p>497.22</text:p>
          </table:table-cell>
          <table:table-cell table:style-name="ce55"/>
          <table:table-cell table:style-name="ce60" table:formula="of:=IF([.$C109]&gt;[Datos.$C$4]*12+[Datos.$C$5];&quot;&quot;;[.H108]-[.I109])" office:value-type="float" office:value="88171.739899213">
            <text:p>88171.74</text:p>
          </table:table-cell>
          <table:table-cell table:style-name="ce60" table:formula="of:=IF([.$C109]&gt;[Datos.$C$4]*12+[Datos.$C$5];&quot;&quot;;[Datos.$C$11]-[.J109])" office:value-type="float" office:value="150.091810207563">
            <text:p>150.09</text:p>
          </table:table-cell>
          <table:table-cell table:style-name="ce69" table:formula="of:=IF([.$C109]&gt;[Datos.$C$4]*12+[Datos.$C$5];&quot;&quot;;[.H108]*[Datos.$C$15])" office:value-type="float" office:value="515.21068497162">
            <text:p>515.21</text:p>
          </table:table-cell>
          <table:table-cell table:formula="of:=IF([.$C10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09]+1" office:value-type="float" office:value="106">
            <text:p>106</text:p>
          </table:table-cell>
          <table:table-cell table:style-name="ce60" table:formula="of:=IF([.$C110]&gt;[Datos.$C$4]*12+[Datos.$C$5];&quot;&quot;;[.D109]-[.E110])" office:value-type="float" office:value="87631.3847705253">
            <text:p>87631.38</text:p>
          </table:table-cell>
          <table:table-cell table:style-name="ce60" table:formula="of:=IF([.$C110]&gt;[Datos.$C$4]*12+[Datos.$C$5];&quot;&quot;;[Datos.$C$9]-[.F110])" office:value-type="float" office:value="154.570079306754">
            <text:p>154.57</text:p>
          </table:table-cell>
          <table:table-cell table:style-name="ce60" table:formula="of:=IF([.$C110]&gt;[Datos.$C$4]*12+[Datos.$C$5];&quot;&quot;;[.D109]*[Datos.$C$14])" office:value-type="float" office:value="496.354551693146">
            <text:p>496.35</text:p>
          </table:table-cell>
          <table:table-cell table:style-name="ce55"/>
          <table:table-cell table:style-name="ce60" table:formula="of:=IF([.$C110]&gt;[Datos.$C$4]*12+[Datos.$C$5];&quot;&quot;;[.H109]-[.I110])" office:value-type="float" office:value="88020.7725534459">
            <text:p>88020.77</text:p>
          </table:table-cell>
          <table:table-cell table:style-name="ce60" table:formula="of:=IF([.$C110]&gt;[Datos.$C$4]*12+[Datos.$C$5];&quot;&quot;;[Datos.$C$11]-[.J110])" office:value-type="float" office:value="150.967345767107">
            <text:p>150.97</text:p>
          </table:table-cell>
          <table:table-cell table:style-name="ce69" table:formula="of:=IF([.$C110]&gt;[Datos.$C$4]*12+[Datos.$C$5];&quot;&quot;;[.H109]*[Datos.$C$15])" office:value-type="float" office:value="514.335149412076">
            <text:p>514.34</text:p>
          </table:table-cell>
          <table:table-cell table:formula="of:=IF([.$C11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0]+1" office:value-type="float" office:value="107">
            <text:p>107</text:p>
          </table:table-cell>
          <table:table-cell table:style-name="ce60" table:formula="of:=IF([.$C111]&gt;[Datos.$C$4]*12+[Datos.$C$5];&quot;&quot;;[.D110]-[.E111])" office:value-type="float" office:value="87475.9407295176">
            <text:p>87475.94</text:p>
          </table:table-cell>
          <table:table-cell table:style-name="ce60" table:formula="of:=IF([.$C111]&gt;[Datos.$C$4]*12+[Datos.$C$5];&quot;&quot;;[Datos.$C$9]-[.F111])" office:value-type="float" office:value="155.444041007697">
            <text:p>155.44</text:p>
          </table:table-cell>
          <table:table-cell table:style-name="ce60" table:formula="of:=IF([.$C111]&gt;[Datos.$C$4]*12+[Datos.$C$5];&quot;&quot;;[.D110]*[Datos.$C$14])" office:value-type="float" office:value="495.480589992202">
            <text:p>495.48</text:p>
          </table:table-cell>
          <table:table-cell table:style-name="ce55"/>
          <table:table-cell table:style-name="ce60" table:formula="of:=IF([.$C111]&gt;[Datos.$C$4]*12+[Datos.$C$5];&quot;&quot;;[.H110]-[.I111])" office:value-type="float" office:value="87868.9245648285">
            <text:p>87868.92</text:p>
          </table:table-cell>
          <table:table-cell table:style-name="ce60" table:formula="of:=IF([.$C111]&gt;[Datos.$C$4]*12+[Datos.$C$5];&quot;&quot;;[Datos.$C$11]-[.J111])" office:value-type="float" office:value="151.847988617415">
            <text:p>151.85</text:p>
          </table:table-cell>
          <table:table-cell table:style-name="ce69" table:formula="of:=IF([.$C111]&gt;[Datos.$C$4]*12+[Datos.$C$5];&quot;&quot;;[.H110]*[Datos.$C$15])" office:value-type="float" office:value="513.454506561768">
            <text:p>513.45</text:p>
          </table:table-cell>
          <table:table-cell table:formula="of:=IF([.$C11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00]+1" office:value-type="float" office:value="9">
            <text:p>9</text:p>
          </table:table-cell>
          <table:table-cell table:style-name="ce54" table:formula="of:=[.C111]+1" office:value-type="float" office:value="108">
            <text:p>108</text:p>
          </table:table-cell>
          <table:table-cell table:style-name="ce59" table:formula="of:=IF([.$C112]&gt;[Datos.$C$4]*12+[Datos.$C$5];&quot;&quot;;[.D111]-[.E112])" office:value-type="float" office:value="87319.6177853025">
            <text:p>87319.62</text:p>
          </table:table-cell>
          <table:table-cell table:style-name="ce59" table:formula="of:=IF([.$C112]&gt;[Datos.$C$4]*12+[Datos.$C$5];&quot;&quot;;[Datos.$C$9]-[.F112])" office:value-type="float" office:value="156.32294421516">
            <text:p>156.32</text:p>
          </table:table-cell>
          <table:table-cell table:style-name="ce59" table:formula="of:=IF([.$C112]&gt;[Datos.$C$4]*12+[Datos.$C$5];&quot;&quot;;[.D111]*[Datos.$C$14])" office:value-type="float" office:value="494.601686784739">
            <text:p>494.60</text:p>
          </table:table-cell>
          <table:table-cell table:style-name="ce54"/>
          <table:table-cell table:style-name="ce59" table:formula="of:=IF([.$C112]&gt;[Datos.$C$4]*12+[Datos.$C$5];&quot;&quot;;[.H111]-[.I112])" office:value-type="float" office:value="87716.1907962775">
            <text:p>87716.19</text:p>
          </table:table-cell>
          <table:table-cell table:style-name="ce59" table:formula="of:=IF([.$C112]&gt;[Datos.$C$4]*12+[Datos.$C$5];&quot;&quot;;[Datos.$C$11]-[.J112])" office:value-type="float" office:value="152.733768551017">
            <text:p>152.73</text:p>
          </table:table-cell>
          <table:table-cell table:style-name="ce70" table:formula="of:=IF([.$C112]&gt;[Datos.$C$4]*12+[Datos.$C$5];&quot;&quot;;[.H111]*[Datos.$C$15])" office:value-type="float" office:value="512.568726628166">
            <text:p>512.57</text:p>
          </table:table-cell>
          <table:table-cell table:formula="of:=IF([.$C11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2]+1" office:value-type="float" office:value="109">
            <text:p>109</text:p>
          </table:table-cell>
          <table:table-cell table:style-name="ce60" table:formula="of:=IF([.$C113]&gt;[Datos.$C$4]*12+[Datos.$C$5];&quot;&quot;;[.D112]-[.E113])" office:value-type="float" office:value="87162.4109684333">
            <text:p>87162.41</text:p>
          </table:table-cell>
          <table:table-cell table:style-name="ce60" table:formula="of:=IF([.$C113]&gt;[Datos.$C$4]*12+[Datos.$C$5];&quot;&quot;;[Datos.$C$9]-[.F113])" office:value-type="float" office:value="157.20681686914">
            <text:p>157.21</text:p>
          </table:table-cell>
          <table:table-cell table:style-name="ce60" table:formula="of:=IF([.$C113]&gt;[Datos.$C$4]*12+[Datos.$C$5];&quot;&quot;;[.D112]*[Datos.$C$14])" office:value-type="float" office:value="493.717814130759">
            <text:p>493.72</text:p>
          </table:table-cell>
          <table:table-cell table:style-name="ce55"/>
          <table:table-cell table:style-name="ce60" table:formula="of:=IF([.$C113]&gt;[Datos.$C$4]*12+[Datos.$C$5];&quot;&quot;;[.H112]-[.I113])" office:value-type="float" office:value="87562.5660807433">
            <text:p>87562.57</text:p>
          </table:table-cell>
          <table:table-cell table:style-name="ce60" table:formula="of:=IF([.$C113]&gt;[Datos.$C$4]*12+[Datos.$C$5];&quot;&quot;;[Datos.$C$11]-[.J113])" office:value-type="float" office:value="153.624715534231">
            <text:p>153.62</text:p>
          </table:table-cell>
          <table:table-cell table:style-name="ce69" table:formula="of:=IF([.$C113]&gt;[Datos.$C$4]*12+[Datos.$C$5];&quot;&quot;;[.H112]*[Datos.$C$15])" office:value-type="float" office:value="511.677779644952">
            <text:p>511.68</text:p>
          </table:table-cell>
          <table:table-cell table:formula="of:=IF([.$C11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3]+1" office:value-type="float" office:value="110">
            <text:p>110</text:p>
          </table:table-cell>
          <table:table-cell table:style-name="ce60" table:formula="of:=IF([.$C114]&gt;[Datos.$C$4]*12+[Datos.$C$5];&quot;&quot;;[.D113]-[.E114])" office:value-type="float" office:value="87004.3152813657">
            <text:p>87004.32</text:p>
          </table:table-cell>
          <table:table-cell table:style-name="ce60" table:formula="of:=IF([.$C114]&gt;[Datos.$C$4]*12+[Datos.$C$5];&quot;&quot;;[Datos.$C$9]-[.F114])" office:value-type="float" office:value="158.095687067609">
            <text:p>158.10</text:p>
          </table:table-cell>
          <table:table-cell table:style-name="ce60" table:formula="of:=IF([.$C114]&gt;[Datos.$C$4]*12+[Datos.$C$5];&quot;&quot;;[.D113]*[Datos.$C$14])" office:value-type="float" office:value="492.82894393229">
            <text:p>492.83</text:p>
          </table:table-cell>
          <table:table-cell table:style-name="ce55"/>
          <table:table-cell table:style-name="ce60" table:formula="of:=IF([.$C114]&gt;[Datos.$C$4]*12+[Datos.$C$5];&quot;&quot;;[.H113]-[.I114])" office:value-type="float" office:value="87408.0452210351">
            <text:p>87408.05</text:p>
          </table:table-cell>
          <table:table-cell table:style-name="ce60" table:formula="of:=IF([.$C114]&gt;[Datos.$C$4]*12+[Datos.$C$5];&quot;&quot;;[Datos.$C$11]-[.J114])" office:value-type="float" office:value="154.520859708181">
            <text:p>154.52</text:p>
          </table:table-cell>
          <table:table-cell table:style-name="ce69" table:formula="of:=IF([.$C114]&gt;[Datos.$C$4]*12+[Datos.$C$5];&quot;&quot;;[.H113]*[Datos.$C$15])" office:value-type="float" office:value="510.781635471003">
            <text:p>510.78</text:p>
          </table:table-cell>
          <table:table-cell table:formula="of:=IF([.$C11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4]+1" office:value-type="float" office:value="111">
            <text:p>111</text:p>
          </table:table-cell>
          <table:table-cell table:style-name="ce60" table:formula="of:=IF([.$C115]&gt;[Datos.$C$4]*12+[Datos.$C$5];&quot;&quot;;[.D114]-[.E115])" office:value-type="float" office:value="86845.3256982983">
            <text:p>86845.33</text:p>
          </table:table-cell>
          <table:table-cell table:style-name="ce60" table:formula="of:=IF([.$C115]&gt;[Datos.$C$4]*12+[Datos.$C$5];&quot;&quot;;[Datos.$C$9]-[.F115])" office:value-type="float" office:value="158.989583067411">
            <text:p>158.99</text:p>
          </table:table-cell>
          <table:table-cell table:style-name="ce60" table:formula="of:=IF([.$C115]&gt;[Datos.$C$4]*12+[Datos.$C$5];&quot;&quot;;[.D114]*[Datos.$C$14])" office:value-type="float" office:value="491.935047932488">
            <text:p>491.94</text:p>
          </table:table-cell>
          <table:table-cell table:style-name="ce55"/>
          <table:table-cell table:style-name="ce60" table:formula="of:=IF([.$C115]&gt;[Datos.$C$4]*12+[Datos.$C$5];&quot;&quot;;[.H114]-[.I115])" office:value-type="float" office:value="87252.6229896453">
            <text:p>87252.62</text:p>
          </table:table-cell>
          <table:table-cell table:style-name="ce60" table:formula="of:=IF([.$C115]&gt;[Datos.$C$4]*12+[Datos.$C$5];&quot;&quot;;[Datos.$C$11]-[.J115])" office:value-type="float" office:value="155.422231389812">
            <text:p>155.42</text:p>
          </table:table-cell>
          <table:table-cell table:style-name="ce69" table:formula="of:=IF([.$C115]&gt;[Datos.$C$4]*12+[Datos.$C$5];&quot;&quot;;[.H114]*[Datos.$C$15])" office:value-type="float" office:value="509.880263789372">
            <text:p>509.88</text:p>
          </table:table-cell>
          <table:table-cell table:formula="of:=IF([.$C11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5]+1" office:value-type="float" office:value="112">
            <text:p>112</text:p>
          </table:table-cell>
          <table:table-cell table:style-name="ce60" table:formula="of:=IF([.$C116]&gt;[Datos.$C$4]*12+[Datos.$C$5];&quot;&quot;;[.D115]-[.E116])" office:value-type="float" office:value="86685.4371650131">
            <text:p>86685.44</text:p>
          </table:table-cell>
          <table:table-cell table:style-name="ce60" table:formula="of:=IF([.$C116]&gt;[Datos.$C$4]*12+[Datos.$C$5];&quot;&quot;;[Datos.$C$9]-[.F116])" office:value-type="float" office:value="159.888533285157">
            <text:p>159.89</text:p>
          </table:table-cell>
          <table:table-cell table:style-name="ce60" table:formula="of:=IF([.$C116]&gt;[Datos.$C$4]*12+[Datos.$C$5];&quot;&quot;;[.D115]*[Datos.$C$14])" office:value-type="float" office:value="491.036097714742">
            <text:p>491.04</text:p>
          </table:table-cell>
          <table:table-cell table:style-name="ce55"/>
          <table:table-cell table:style-name="ce60" table:formula="of:=IF([.$C116]&gt;[Datos.$C$4]*12+[Datos.$C$5];&quot;&quot;;[.H115]-[.I116])" office:value-type="float" office:value="87096.2941285724">
            <text:p>87096.29</text:p>
          </table:table-cell>
          <table:table-cell table:style-name="ce60" table:formula="of:=IF([.$C116]&gt;[Datos.$C$4]*12+[Datos.$C$5];&quot;&quot;;[Datos.$C$11]-[.J116])" office:value-type="float" office:value="156.328861072919">
            <text:p>156.33</text:p>
          </table:table-cell>
          <table:table-cell table:style-name="ce69" table:formula="of:=IF([.$C116]&gt;[Datos.$C$4]*12+[Datos.$C$5];&quot;&quot;;[.H115]*[Datos.$C$15])" office:value-type="float" office:value="508.973634106264">
            <text:p>508.97</text:p>
          </table:table-cell>
          <table:table-cell table:formula="of:=IF([.$C11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6]+1" office:value-type="float" office:value="113">
            <text:p>113</text:p>
          </table:table-cell>
          <table:table-cell table:style-name="ce60" table:formula="of:=IF([.$C117]&gt;[Datos.$C$4]*12+[Datos.$C$5];&quot;&quot;;[.D116]-[.E117])" office:value-type="float" office:value="86524.644598715">
            <text:p>86524.64</text:p>
          </table:table-cell>
          <table:table-cell table:style-name="ce60" table:formula="of:=IF([.$C117]&gt;[Datos.$C$4]*12+[Datos.$C$5];&quot;&quot;;[Datos.$C$9]-[.F117])" office:value-type="float" office:value="160.792566298131">
            <text:p>160.79</text:p>
          </table:table-cell>
          <table:table-cell table:style-name="ce60" table:formula="of:=IF([.$C117]&gt;[Datos.$C$4]*12+[Datos.$C$5];&quot;&quot;;[.D116]*[Datos.$C$14])" office:value-type="float" office:value="490.132064701769">
            <text:p>490.13</text:p>
          </table:table-cell>
          <table:table-cell table:style-name="ce55"/>
          <table:table-cell table:style-name="ce60" table:formula="of:=IF([.$C117]&gt;[Datos.$C$4]*12+[Datos.$C$5];&quot;&quot;;[.H116]-[.I117])" office:value-type="float" office:value="86939.0533491432">
            <text:p>86939.05</text:p>
          </table:table-cell>
          <table:table-cell table:style-name="ce60" table:formula="of:=IF([.$C117]&gt;[Datos.$C$4]*12+[Datos.$C$5];&quot;&quot;;[Datos.$C$11]-[.J117])" office:value-type="float" office:value="157.240779429178">
            <text:p>157.24</text:p>
          </table:table-cell>
          <table:table-cell table:style-name="ce69" table:formula="of:=IF([.$C117]&gt;[Datos.$C$4]*12+[Datos.$C$5];&quot;&quot;;[.H116]*[Datos.$C$15])" office:value-type="float" office:value="508.061715750006">
            <text:p>508.06</text:p>
          </table:table-cell>
          <table:table-cell table:formula="of:=IF([.$C11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7]+1" office:value-type="float" office:value="114">
            <text:p>114</text:p>
          </table:table-cell>
          <table:table-cell table:style-name="ce60" table:formula="of:=IF([.$C118]&gt;[Datos.$C$4]*12+[Datos.$C$5];&quot;&quot;;[.D117]-[.E118])" office:value-type="float" office:value="86362.9428878698">
            <text:p>86362.94</text:p>
          </table:table-cell>
          <table:table-cell table:style-name="ce60" table:formula="of:=IF([.$C118]&gt;[Datos.$C$4]*12+[Datos.$C$5];&quot;&quot;;[Datos.$C$9]-[.F118])" office:value-type="float" office:value="161.701710845194">
            <text:p>161.70</text:p>
          </table:table-cell>
          <table:table-cell table:style-name="ce60" table:formula="of:=IF([.$C118]&gt;[Datos.$C$4]*12+[Datos.$C$5];&quot;&quot;;[.D117]*[Datos.$C$14])" office:value-type="float" office:value="489.222920154705">
            <text:p>489.22</text:p>
          </table:table-cell>
          <table:table-cell table:style-name="ce55"/>
          <table:table-cell table:style-name="ce60" table:formula="of:=IF([.$C118]&gt;[Datos.$C$4]*12+[Datos.$C$5];&quot;&quot;;[.H117]-[.I118])" office:value-type="float" office:value="86780.895331834">
            <text:p>86780.90</text:p>
          </table:table-cell>
          <table:table-cell table:style-name="ce60" table:formula="of:=IF([.$C118]&gt;[Datos.$C$4]*12+[Datos.$C$5];&quot;&quot;;[Datos.$C$11]-[.J118])" office:value-type="float" office:value="158.158017309181">
            <text:p>158.16</text:p>
          </table:table-cell>
          <table:table-cell table:style-name="ce69" table:formula="of:=IF([.$C118]&gt;[Datos.$C$4]*12+[Datos.$C$5];&quot;&quot;;[.H117]*[Datos.$C$15])" office:value-type="float" office:value="507.144477870002">
            <text:p>507.14</text:p>
          </table:table-cell>
          <table:table-cell table:formula="of:=IF([.$C11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8]+1" office:value-type="float" office:value="115">
            <text:p>115</text:p>
          </table:table-cell>
          <table:table-cell table:style-name="ce60" table:formula="of:=IF([.$C119]&gt;[Datos.$C$4]*12+[Datos.$C$5];&quot;&quot;;[.D118]-[.E119])" office:value-type="float" office:value="86200.3268920421">
            <text:p>86200.33</text:p>
          </table:table-cell>
          <table:table-cell table:style-name="ce60" table:formula="of:=IF([.$C119]&gt;[Datos.$C$4]*12+[Datos.$C$5];&quot;&quot;;[Datos.$C$9]-[.F119])" office:value-type="float" office:value="162.615995827705">
            <text:p>162.62</text:p>
          </table:table-cell>
          <table:table-cell table:style-name="ce60" table:formula="of:=IF([.$C119]&gt;[Datos.$C$4]*12+[Datos.$C$5];&quot;&quot;;[.D118]*[Datos.$C$14])" office:value-type="float" office:value="488.308635172194">
            <text:p>488.31</text:p>
          </table:table-cell>
          <table:table-cell table:style-name="ce55"/>
          <table:table-cell table:style-name="ce60" table:formula="of:=IF([.$C119]&gt;[Datos.$C$4]*12+[Datos.$C$5];&quot;&quot;;[.H118]-[.I119])" office:value-type="float" office:value="86621.8147260905">
            <text:p>86621.81</text:p>
          </table:table-cell>
          <table:table-cell table:style-name="ce60" table:formula="of:=IF([.$C119]&gt;[Datos.$C$4]*12+[Datos.$C$5];&quot;&quot;;[Datos.$C$11]-[.J119])" office:value-type="float" office:value="159.080605743485">
            <text:p>159.08</text:p>
          </table:table-cell>
          <table:table-cell table:style-name="ce69" table:formula="of:=IF([.$C119]&gt;[Datos.$C$4]*12+[Datos.$C$5];&quot;&quot;;[.H118]*[Datos.$C$15])" office:value-type="float" office:value="506.221889435698">
            <text:p>506.22</text:p>
          </table:table-cell>
          <table:table-cell table:formula="of:=IF([.$C11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19]+1" office:value-type="float" office:value="116">
            <text:p>116</text:p>
          </table:table-cell>
          <table:table-cell table:style-name="ce60" table:formula="of:=IF([.$C120]&gt;[Datos.$C$4]*12+[Datos.$C$5];&quot;&quot;;[.D119]-[.E120])" office:value-type="float" office:value="86036.7914417317">
            <text:p>86036.79</text:p>
          </table:table-cell>
          <table:table-cell table:style-name="ce60" table:formula="of:=IF([.$C120]&gt;[Datos.$C$4]*12+[Datos.$C$5];&quot;&quot;;[Datos.$C$9]-[.F120])" office:value-type="float" office:value="163.535450310433">
            <text:p>163.54</text:p>
          </table:table-cell>
          <table:table-cell table:style-name="ce60" table:formula="of:=IF([.$C120]&gt;[Datos.$C$4]*12+[Datos.$C$5];&quot;&quot;;[.D119]*[Datos.$C$14])" office:value-type="float" office:value="487.389180689467">
            <text:p>487.39</text:p>
          </table:table-cell>
          <table:table-cell table:style-name="ce55"/>
          <table:table-cell table:style-name="ce60" table:formula="of:=IF([.$C120]&gt;[Datos.$C$4]*12+[Datos.$C$5];&quot;&quot;;[.H119]-[.I120])" office:value-type="float" office:value="86461.8061501469">
            <text:p>86461.81</text:p>
          </table:table-cell>
          <table:table-cell table:style-name="ce60" table:formula="of:=IF([.$C120]&gt;[Datos.$C$4]*12+[Datos.$C$5];&quot;&quot;;[Datos.$C$11]-[.J120])" office:value-type="float" office:value="160.008575943655">
            <text:p>160.01</text:p>
          </table:table-cell>
          <table:table-cell table:style-name="ce69" table:formula="of:=IF([.$C120]&gt;[Datos.$C$4]*12+[Datos.$C$5];&quot;&quot;;[.H119]*[Datos.$C$15])" office:value-type="float" office:value="505.293919235528">
            <text:p>505.29</text:p>
          </table:table-cell>
          <table:table-cell table:formula="of:=IF([.$C1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0]+1" office:value-type="float" office:value="117">
            <text:p>117</text:p>
          </table:table-cell>
          <table:table-cell table:style-name="ce60" table:formula="of:=IF([.$C121]&gt;[Datos.$C$4]*12+[Datos.$C$5];&quot;&quot;;[.D120]-[.E121])" office:value-type="float" office:value="85872.3313382092">
            <text:p>85872.33</text:p>
          </table:table-cell>
          <table:table-cell table:style-name="ce60" table:formula="of:=IF([.$C121]&gt;[Datos.$C$4]*12+[Datos.$C$5];&quot;&quot;;[Datos.$C$9]-[.F121])" office:value-type="float" office:value="164.460103522483">
            <text:p>164.46</text:p>
          </table:table-cell>
          <table:table-cell table:style-name="ce60" table:formula="of:=IF([.$C121]&gt;[Datos.$C$4]*12+[Datos.$C$5];&quot;&quot;;[.D120]*[Datos.$C$14])" office:value-type="float" office:value="486.464527477417">
            <text:p>486.46</text:p>
          </table:table-cell>
          <table:table-cell table:style-name="ce55"/>
          <table:table-cell table:style-name="ce60" table:formula="of:=IF([.$C121]&gt;[Datos.$C$4]*12+[Datos.$C$5];&quot;&quot;;[.H120]-[.I121])" office:value-type="float" office:value="86300.8641908436">
            <text:p>86300.86</text:p>
          </table:table-cell>
          <table:table-cell table:style-name="ce60" table:formula="of:=IF([.$C121]&gt;[Datos.$C$4]*12+[Datos.$C$5];&quot;&quot;;[Datos.$C$11]-[.J121])" office:value-type="float" office:value="160.941959303326">
            <text:p>160.94</text:p>
          </table:table-cell>
          <table:table-cell table:style-name="ce69" table:formula="of:=IF([.$C121]&gt;[Datos.$C$4]*12+[Datos.$C$5];&quot;&quot;;[.H120]*[Datos.$C$15])" office:value-type="float" office:value="504.360535875857">
            <text:p>504.36</text:p>
          </table:table-cell>
          <table:table-cell table:formula="of:=IF([.$C1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1]+1" office:value-type="float" office:value="118">
            <text:p>118</text:p>
          </table:table-cell>
          <table:table-cell table:style-name="ce60" table:formula="of:=IF([.$C122]&gt;[Datos.$C$4]*12+[Datos.$C$5];&quot;&quot;;[.D121]-[.E122])" office:value-type="float" office:value="85706.941353351">
            <text:p>85706.94</text:p>
          </table:table-cell>
          <table:table-cell table:style-name="ce60" table:formula="of:=IF([.$C122]&gt;[Datos.$C$4]*12+[Datos.$C$5];&quot;&quot;;[Datos.$C$9]-[.F122])" office:value-type="float" office:value="165.389984858227">
            <text:p>165.39</text:p>
          </table:table-cell>
          <table:table-cell table:style-name="ce60" table:formula="of:=IF([.$C122]&gt;[Datos.$C$4]*12+[Datos.$C$5];&quot;&quot;;[.D121]*[Datos.$C$14])" office:value-type="float" office:value="485.534646141673">
            <text:p>485.53</text:p>
          </table:table-cell>
          <table:table-cell table:style-name="ce55"/>
          <table:table-cell table:style-name="ce60" table:formula="of:=IF([.$C122]&gt;[Datos.$C$4]*12+[Datos.$C$5];&quot;&quot;;[.H121]-[.I122])" office:value-type="float" office:value="86138.9834034443">
            <text:p>86138.98</text:p>
          </table:table-cell>
          <table:table-cell table:style-name="ce60" table:formula="of:=IF([.$C122]&gt;[Datos.$C$4]*12+[Datos.$C$5];&quot;&quot;;[Datos.$C$11]-[.J122])" office:value-type="float" office:value="161.880787399262">
            <text:p>161.88</text:p>
          </table:table-cell>
          <table:table-cell table:style-name="ce69" table:formula="of:=IF([.$C122]&gt;[Datos.$C$4]*12+[Datos.$C$5];&quot;&quot;;[.H121]*[Datos.$C$15])" office:value-type="float" office:value="503.421707779921">
            <text:p>503.42</text:p>
          </table:table-cell>
          <table:table-cell table:formula="of:=IF([.$C1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2]+1" office:value-type="float" office:value="119">
            <text:p>119</text:p>
          </table:table-cell>
          <table:table-cell table:style-name="ce60" table:formula="of:=IF([.$C123]&gt;[Datos.$C$4]*12+[Datos.$C$5];&quot;&quot;;[.D122]-[.E123])" office:value-type="float" office:value="85540.6162294727">
            <text:p>85540.62</text:p>
          </table:table-cell>
          <table:table-cell table:style-name="ce60" table:formula="of:=IF([.$C123]&gt;[Datos.$C$4]*12+[Datos.$C$5];&quot;&quot;;[Datos.$C$9]-[.F123])" office:value-type="float" office:value="166.325123878236">
            <text:p>166.33</text:p>
          </table:table-cell>
          <table:table-cell table:style-name="ce60" table:formula="of:=IF([.$C123]&gt;[Datos.$C$4]*12+[Datos.$C$5];&quot;&quot;;[.D122]*[Datos.$C$14])" office:value-type="float" office:value="484.599507121664">
            <text:p>484.60</text:p>
          </table:table-cell>
          <table:table-cell table:style-name="ce55"/>
          <table:table-cell table:style-name="ce60" table:formula="of:=IF([.$C123]&gt;[Datos.$C$4]*12+[Datos.$C$5];&quot;&quot;;[.H122]-[.I123])" office:value-type="float" office:value="85976.1583114519">
            <text:p>85976.16</text:p>
          </table:table-cell>
          <table:table-cell table:style-name="ce60" table:formula="of:=IF([.$C123]&gt;[Datos.$C$4]*12+[Datos.$C$5];&quot;&quot;;[Datos.$C$11]-[.J123])" office:value-type="float" office:value="162.825091992425">
            <text:p>162.83</text:p>
          </table:table-cell>
          <table:table-cell table:style-name="ce69" table:formula="of:=IF([.$C123]&gt;[Datos.$C$4]*12+[Datos.$C$5];&quot;&quot;;[.H122]*[Datos.$C$15])" office:value-type="float" office:value="502.477403186759">
            <text:p>502.48</text:p>
          </table:table-cell>
          <table:table-cell table:formula="of:=IF([.$C1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12]+1" office:value-type="float" office:value="10">
            <text:p>10</text:p>
          </table:table-cell>
          <table:table-cell table:style-name="ce54" table:formula="of:=[.C123]+1" office:value-type="float" office:value="120">
            <text:p>120</text:p>
          </table:table-cell>
          <table:table-cell table:style-name="ce59" table:formula="of:=IF([.$C124]&gt;[Datos.$C$4]*12+[Datos.$C$5];&quot;&quot;;[.D123]-[.E124])" office:value-type="float" office:value="85373.3506791625">
            <text:p>85373.35</text:p>
          </table:table-cell>
          <table:table-cell table:style-name="ce59" table:formula="of:=IF([.$C124]&gt;[Datos.$C$4]*12+[Datos.$C$5];&quot;&quot;;[Datos.$C$9]-[.F124])" office:value-type="float" office:value="167.265550310221">
            <text:p>167.27</text:p>
          </table:table-cell>
          <table:table-cell table:style-name="ce59" table:formula="of:=IF([.$C124]&gt;[Datos.$C$4]*12+[Datos.$C$5];&quot;&quot;;[.D123]*[Datos.$C$14])" office:value-type="float" office:value="483.659080689678">
            <text:p>483.66</text:p>
          </table:table-cell>
          <table:table-cell table:style-name="ce54"/>
          <table:table-cell table:style-name="ce59" table:formula="of:=IF([.$C124]&gt;[Datos.$C$4]*12+[Datos.$C$5];&quot;&quot;;[.H123]-[.I124])" office:value-type="float" office:value="85812.3834064229">
            <text:p>85812.38</text:p>
          </table:table-cell>
          <table:table-cell table:style-name="ce59" table:formula="of:=IF([.$C124]&gt;[Datos.$C$4]*12+[Datos.$C$5];&quot;&quot;;[Datos.$C$11]-[.J124])" office:value-type="float" office:value="163.774905029047">
            <text:p>163.77</text:p>
          </table:table-cell>
          <table:table-cell table:style-name="ce70" table:formula="of:=IF([.$C124]&gt;[Datos.$C$4]*12+[Datos.$C$5];&quot;&quot;;[.H123]*[Datos.$C$15])" office:value-type="float" office:value="501.527590150136">
            <text:p>501.53</text:p>
          </table:table-cell>
          <table:table-cell table:formula="of:=IF([.$C1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4]+1" office:value-type="float" office:value="121">
            <text:p>121</text:p>
          </table:table-cell>
          <table:table-cell table:style-name="ce60" table:formula="of:=IF([.$C125]&gt;[Datos.$C$4]*12+[Datos.$C$5];&quot;&quot;;[.D124]-[.E125])" office:value-type="float" office:value="85205.1393851125">
            <text:p>85205.14</text:p>
          </table:table-cell>
          <table:table-cell table:style-name="ce60" table:formula="of:=IF([.$C125]&gt;[Datos.$C$4]*12+[Datos.$C$5];&quot;&quot;;[Datos.$C$9]-[.F125])" office:value-type="float" office:value="168.21129404998">
            <text:p>168.21</text:p>
          </table:table-cell>
          <table:table-cell table:style-name="ce60" table:formula="of:=IF([.$C125]&gt;[Datos.$C$4]*12+[Datos.$C$5];&quot;&quot;;[.D124]*[Datos.$C$14])" office:value-type="float" office:value="482.71333694992">
            <text:p>482.71</text:p>
          </table:table-cell>
          <table:table-cell table:style-name="ce55"/>
          <table:table-cell table:style-name="ce60" table:formula="of:=IF([.$C125]&gt;[Datos.$C$4]*12+[Datos.$C$5];&quot;&quot;;[.H124]-[.I125])" office:value-type="float" office:value="85647.6531477811">
            <text:p>85647.65</text:p>
          </table:table-cell>
          <table:table-cell table:style-name="ce60" table:formula="of:=IF([.$C125]&gt;[Datos.$C$4]*12+[Datos.$C$5];&quot;&quot;;[Datos.$C$11]-[.J125])" office:value-type="float" office:value="164.730258641717">
            <text:p>164.73</text:p>
          </table:table-cell>
          <table:table-cell table:style-name="ce69" table:formula="of:=IF([.$C125]&gt;[Datos.$C$4]*12+[Datos.$C$5];&quot;&quot;;[.H124]*[Datos.$C$15])" office:value-type="float" office:value="500.572236537467">
            <text:p>500.57</text:p>
          </table:table-cell>
          <table:table-cell table:formula="of:=IF([.$C1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5]+1" office:value-type="float" office:value="122">
            <text:p>122</text:p>
          </table:table-cell>
          <table:table-cell table:style-name="ce60" table:formula="of:=IF([.$C126]&gt;[Datos.$C$4]*12+[Datos.$C$5];&quot;&quot;;[.D125]-[.E126])" office:value-type="float" office:value="85035.9769999502">
            <text:p>85035.98</text:p>
          </table:table-cell>
          <table:table-cell table:style-name="ce60" table:formula="of:=IF([.$C126]&gt;[Datos.$C$4]*12+[Datos.$C$5];&quot;&quot;;[Datos.$C$9]-[.F126])" office:value-type="float" office:value="169.162385162342">
            <text:p>169.16</text:p>
          </table:table-cell>
          <table:table-cell table:style-name="ce60" table:formula="of:=IF([.$C126]&gt;[Datos.$C$4]*12+[Datos.$C$5];&quot;&quot;;[.D125]*[Datos.$C$14])" office:value-type="float" office:value="481.762245837557">
            <text:p>481.76</text:p>
          </table:table-cell>
          <table:table-cell table:style-name="ce55"/>
          <table:table-cell table:style-name="ce60" table:formula="of:=IF([.$C126]&gt;[Datos.$C$4]*12+[Datos.$C$5];&quot;&quot;;[.H125]-[.I126])" office:value-type="float" office:value="85481.9619626307">
            <text:p>85481.96</text:p>
          </table:table-cell>
          <table:table-cell table:style-name="ce60" table:formula="of:=IF([.$C126]&gt;[Datos.$C$4]*12+[Datos.$C$5];&quot;&quot;;[Datos.$C$11]-[.J126])" office:value-type="float" office:value="165.69118515046">
            <text:p>165.69</text:p>
          </table:table-cell>
          <table:table-cell table:style-name="ce69" table:formula="of:=IF([.$C126]&gt;[Datos.$C$4]*12+[Datos.$C$5];&quot;&quot;;[.H125]*[Datos.$C$15])" office:value-type="float" office:value="499.611310028723">
            <text:p>499.61</text:p>
          </table:table-cell>
          <table:table-cell table:formula="of:=IF([.$C1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6]+1" office:value-type="float" office:value="123">
            <text:p>123</text:p>
          </table:table-cell>
          <table:table-cell table:style-name="ce60" table:formula="of:=IF([.$C127]&gt;[Datos.$C$4]*12+[Datos.$C$5];&quot;&quot;;[.D126]-[.E127])" office:value-type="float" office:value="84865.8581460681">
            <text:p>84865.86</text:p>
          </table:table-cell>
          <table:table-cell table:style-name="ce60" table:formula="of:=IF([.$C127]&gt;[Datos.$C$4]*12+[Datos.$C$5];&quot;&quot;;[Datos.$C$9]-[.F127])" office:value-type="float" office:value="170.11885388213">
            <text:p>170.12</text:p>
          </table:table-cell>
          <table:table-cell table:style-name="ce60" table:formula="of:=IF([.$C127]&gt;[Datos.$C$4]*12+[Datos.$C$5];&quot;&quot;;[.D126]*[Datos.$C$14])" office:value-type="float" office:value="480.805777117769">
            <text:p>480.81</text:p>
          </table:table-cell>
          <table:table-cell table:style-name="ce55"/>
          <table:table-cell table:style-name="ce60" table:formula="of:=IF([.$C127]&gt;[Datos.$C$4]*12+[Datos.$C$5];&quot;&quot;;[.H126]-[.I127])" office:value-type="float" office:value="85315.3042455668">
            <text:p>85315.30</text:p>
          </table:table-cell>
          <table:table-cell table:style-name="ce60" table:formula="of:=IF([.$C127]&gt;[Datos.$C$4]*12+[Datos.$C$5];&quot;&quot;;[Datos.$C$11]-[.J127])" office:value-type="float" office:value="166.657717063838">
            <text:p>166.66</text:p>
          </table:table-cell>
          <table:table-cell table:style-name="ce69" table:formula="of:=IF([.$C127]&gt;[Datos.$C$4]*12+[Datos.$C$5];&quot;&quot;;[.H126]*[Datos.$C$15])" office:value-type="float" office:value="498.644778115346">
            <text:p>498.64</text:p>
          </table:table-cell>
          <table:table-cell table:formula="of:=IF([.$C1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7]+1" office:value-type="float" office:value="124">
            <text:p>124</text:p>
          </table:table-cell>
          <table:table-cell table:style-name="ce60" table:formula="of:=IF([.$C128]&gt;[Datos.$C$4]*12+[Datos.$C$5];&quot;&quot;;[.D127]-[.E128])" office:value-type="float" office:value="84694.7774154529">
            <text:p>84694.78</text:p>
          </table:table-cell>
          <table:table-cell table:style-name="ce60" table:formula="of:=IF([.$C128]&gt;[Datos.$C$4]*12+[Datos.$C$5];&quot;&quot;;[Datos.$C$9]-[.F128])" office:value-type="float" office:value="171.080730615118">
            <text:p>171.08</text:p>
          </table:table-cell>
          <table:table-cell table:style-name="ce60" table:formula="of:=IF([.$C128]&gt;[Datos.$C$4]*12+[Datos.$C$5];&quot;&quot;;[.D127]*[Datos.$C$14])" office:value-type="float" office:value="479.843900384781">
            <text:p>479.84</text:p>
          </table:table-cell>
          <table:table-cell table:style-name="ce55"/>
          <table:table-cell table:style-name="ce60" table:formula="of:=IF([.$C128]&gt;[Datos.$C$4]*12+[Datos.$C$5];&quot;&quot;;[.H127]-[.I128])" office:value-type="float" office:value="85147.6743584868">
            <text:p>85147.67</text:p>
          </table:table-cell>
          <table:table-cell table:style-name="ce60" table:formula="of:=IF([.$C128]&gt;[Datos.$C$4]*12+[Datos.$C$5];&quot;&quot;;[Datos.$C$11]-[.J128])" office:value-type="float" office:value="167.629887080043">
            <text:p>167.63</text:p>
          </table:table-cell>
          <table:table-cell table:style-name="ce69" table:formula="of:=IF([.$C128]&gt;[Datos.$C$4]*12+[Datos.$C$5];&quot;&quot;;[.H127]*[Datos.$C$15])" office:value-type="float" office:value="497.67260809914">
            <text:p>497.67</text:p>
          </table:table-cell>
          <table:table-cell table:formula="of:=IF([.$C1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8]+1" office:value-type="float" office:value="125">
            <text:p>125</text:p>
          </table:table-cell>
          <table:table-cell table:style-name="ce60" table:formula="of:=IF([.$C129]&gt;[Datos.$C$4]*12+[Datos.$C$5];&quot;&quot;;[.D128]-[.E129])" office:value-type="float" office:value="84522.7293695139">
            <text:p>84522.73</text:p>
          </table:table-cell>
          <table:table-cell table:style-name="ce60" table:formula="of:=IF([.$C129]&gt;[Datos.$C$4]*12+[Datos.$C$5];&quot;&quot;;[Datos.$C$9]-[.F129])" office:value-type="float" office:value="172.048045939">
            <text:p>172.05</text:p>
          </table:table-cell>
          <table:table-cell table:style-name="ce60" table:formula="of:=IF([.$C129]&gt;[Datos.$C$4]*12+[Datos.$C$5];&quot;&quot;;[.D128]*[Datos.$C$14])" office:value-type="float" office:value="478.8765850609">
            <text:p>478.88</text:p>
          </table:table-cell>
          <table:table-cell table:style-name="ce55"/>
          <table:table-cell table:style-name="ce60" table:formula="of:=IF([.$C129]&gt;[Datos.$C$4]*12+[Datos.$C$5];&quot;&quot;;[.H128]-[.I129])" office:value-type="float" office:value="84979.0666303988">
            <text:p>84979.07</text:p>
          </table:table-cell>
          <table:table-cell table:style-name="ce60" table:formula="of:=IF([.$C129]&gt;[Datos.$C$4]*12+[Datos.$C$5];&quot;&quot;;[Datos.$C$11]-[.J129])" office:value-type="float" office:value="168.60772808801">
            <text:p>168.61</text:p>
          </table:table-cell>
          <table:table-cell table:style-name="ce69" table:formula="of:=IF([.$C129]&gt;[Datos.$C$4]*12+[Datos.$C$5];&quot;&quot;;[.H128]*[Datos.$C$15])" office:value-type="float" office:value="496.694767091173">
            <text:p>496.69</text:p>
          </table:table-cell>
          <table:table-cell table:formula="of:=IF([.$C1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29]+1" office:value-type="float" office:value="126">
            <text:p>126</text:p>
          </table:table-cell>
          <table:table-cell table:style-name="ce60" table:formula="of:=IF([.$C130]&gt;[Datos.$C$4]*12+[Datos.$C$5];&quot;&quot;;[.D129]-[.E130])" office:value-type="float" office:value="84349.7085389096">
            <text:p>84349.71</text:p>
          </table:table-cell>
          <table:table-cell table:style-name="ce60" table:formula="of:=IF([.$C130]&gt;[Datos.$C$4]*12+[Datos.$C$5];&quot;&quot;;[Datos.$C$9]-[.F130])" office:value-type="float" office:value="173.020830604358">
            <text:p>173.02</text:p>
          </table:table-cell>
          <table:table-cell table:style-name="ce60" table:formula="of:=IF([.$C130]&gt;[Datos.$C$4]*12+[Datos.$C$5];&quot;&quot;;[.D129]*[Datos.$C$14])" office:value-type="float" office:value="477.903800395542">
            <text:p>477.90</text:p>
          </table:table-cell>
          <table:table-cell table:style-name="ce55"/>
          <table:table-cell table:style-name="ce60" table:formula="of:=IF([.$C130]&gt;[Datos.$C$4]*12+[Datos.$C$5];&quot;&quot;;[.H129]-[.I130])" office:value-type="float" office:value="84809.4753572303">
            <text:p>84809.48</text:p>
          </table:table-cell>
          <table:table-cell table:style-name="ce60" table:formula="of:=IF([.$C130]&gt;[Datos.$C$4]*12+[Datos.$C$5];&quot;&quot;;[Datos.$C$11]-[.J130])" office:value-type="float" office:value="169.591273168524">
            <text:p>169.59</text:p>
          </table:table-cell>
          <table:table-cell table:style-name="ce69" table:formula="of:=IF([.$C130]&gt;[Datos.$C$4]*12+[Datos.$C$5];&quot;&quot;;[.H129]*[Datos.$C$15])" office:value-type="float" office:value="495.71122201066">
            <text:p>495.71</text:p>
          </table:table-cell>
          <table:table-cell table:formula="of:=IF([.$C1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0]+1" office:value-type="float" office:value="127">
            <text:p>127</text:p>
          </table:table-cell>
          <table:table-cell table:style-name="ce60" table:formula="of:=IF([.$C131]&gt;[Datos.$C$4]*12+[Datos.$C$5];&quot;&quot;;[.D130]-[.E131])" office:value-type="float" office:value="84175.7094233739">
            <text:p>84175.71</text:p>
          </table:table-cell>
          <table:table-cell table:style-name="ce60" table:formula="of:=IF([.$C131]&gt;[Datos.$C$4]*12+[Datos.$C$5];&quot;&quot;;[Datos.$C$9]-[.F131])" office:value-type="float" office:value="173.999115535645">
            <text:p>174.00</text:p>
          </table:table-cell>
          <table:table-cell table:style-name="ce60" table:formula="of:=IF([.$C131]&gt;[Datos.$C$4]*12+[Datos.$C$5];&quot;&quot;;[.D130]*[Datos.$C$14])" office:value-type="float" office:value="476.925515464255">
            <text:p>476.93</text:p>
          </table:table-cell>
          <table:table-cell table:style-name="ce55"/>
          <table:table-cell table:style-name="ce60" table:formula="of:=IF([.$C131]&gt;[Datos.$C$4]*12+[Datos.$C$5];&quot;&quot;;[.H130]-[.I131])" office:value-type="float" office:value="84638.8948016349">
            <text:p>84638.89</text:p>
          </table:table-cell>
          <table:table-cell table:style-name="ce60" table:formula="of:=IF([.$C131]&gt;[Datos.$C$4]*12+[Datos.$C$5];&quot;&quot;;[Datos.$C$11]-[.J131])" office:value-type="float" office:value="170.58055559534">
            <text:p>170.58</text:p>
          </table:table-cell>
          <table:table-cell table:style-name="ce69" table:formula="of:=IF([.$C131]&gt;[Datos.$C$4]*12+[Datos.$C$5];&quot;&quot;;[.H130]*[Datos.$C$15])" office:value-type="float" office:value="494.721939583843">
            <text:p>494.72</text:p>
          </table:table-cell>
          <table:table-cell table:formula="of:=IF([.$C1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1]+1" office:value-type="float" office:value="128">
            <text:p>128</text:p>
          </table:table-cell>
          <table:table-cell table:style-name="ce60" table:formula="of:=IF([.$C132]&gt;[Datos.$C$4]*12+[Datos.$C$5];&quot;&quot;;[.D131]-[.E132])" office:value-type="float" office:value="84000.7264915418">
            <text:p>84000.73</text:p>
          </table:table-cell>
          <table:table-cell table:style-name="ce60" table:formula="of:=IF([.$C132]&gt;[Datos.$C$4]*12+[Datos.$C$5];&quot;&quot;;[Datos.$C$9]-[.F132])" office:value-type="float" office:value="174.982931832163">
            <text:p>174.98</text:p>
          </table:table-cell>
          <table:table-cell table:style-name="ce60" table:formula="of:=IF([.$C132]&gt;[Datos.$C$4]*12+[Datos.$C$5];&quot;&quot;;[.D131]*[Datos.$C$14])" office:value-type="float" office:value="475.941699167736">
            <text:p>475.94</text:p>
          </table:table-cell>
          <table:table-cell table:style-name="ce55"/>
          <table:table-cell table:style-name="ce60" table:formula="of:=IF([.$C132]&gt;[Datos.$C$4]*12+[Datos.$C$5];&quot;&quot;;[.H131]-[.I132])" office:value-type="float" office:value="84467.3191927986">
            <text:p>84467.32</text:p>
          </table:table-cell>
          <table:table-cell table:style-name="ce60" table:formula="of:=IF([.$C132]&gt;[Datos.$C$4]*12+[Datos.$C$5];&quot;&quot;;[Datos.$C$11]-[.J132])" office:value-type="float" office:value="171.575608836313">
            <text:p>171.58</text:p>
          </table:table-cell>
          <table:table-cell table:style-name="ce69" table:formula="of:=IF([.$C132]&gt;[Datos.$C$4]*12+[Datos.$C$5];&quot;&quot;;[.H131]*[Datos.$C$15])" office:value-type="float" office:value="493.72688634287">
            <text:p>493.73</text:p>
          </table:table-cell>
          <table:table-cell table:formula="of:=IF([.$C1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2]+1" office:value-type="float" office:value="129">
            <text:p>129</text:p>
          </table:table-cell>
          <table:table-cell table:style-name="ce60" table:formula="of:=IF([.$C133]&gt;[Datos.$C$4]*12+[Datos.$C$5];&quot;&quot;;[.D132]-[.E133])" office:value-type="float" office:value="83824.7541807727">
            <text:p>83824.75</text:p>
          </table:table-cell>
          <table:table-cell table:style-name="ce60" table:formula="of:=IF([.$C133]&gt;[Datos.$C$4]*12+[Datos.$C$5];&quot;&quot;;[Datos.$C$9]-[.F133])" office:value-type="float" office:value="175.972310769056">
            <text:p>175.97</text:p>
          </table:table-cell>
          <table:table-cell table:style-name="ce60" table:formula="of:=IF([.$C133]&gt;[Datos.$C$4]*12+[Datos.$C$5];&quot;&quot;;[.D132]*[Datos.$C$14])" office:value-type="float" office:value="474.952320230843">
            <text:p>474.95</text:p>
          </table:table-cell>
          <table:table-cell table:style-name="ce55"/>
          <table:table-cell table:style-name="ce60" table:formula="of:=IF([.$C133]&gt;[Datos.$C$4]*12+[Datos.$C$5];&quot;&quot;;[.H132]-[.I133])" office:value-type="float" office:value="84294.7427262441">
            <text:p>84294.74</text:p>
          </table:table-cell>
          <table:table-cell table:style-name="ce60" table:formula="of:=IF([.$C133]&gt;[Datos.$C$4]*12+[Datos.$C$5];&quot;&quot;;[Datos.$C$11]-[.J133])" office:value-type="float" office:value="172.576466554525">
            <text:p>172.58</text:p>
          </table:table-cell>
          <table:table-cell table:style-name="ce69" table:formula="of:=IF([.$C133]&gt;[Datos.$C$4]*12+[Datos.$C$5];&quot;&quot;;[.H132]*[Datos.$C$15])" office:value-type="float" office:value="492.726028624659">
            <text:p>492.73</text:p>
          </table:table-cell>
          <table:table-cell table:formula="of:=IF([.$C1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3]+1" office:value-type="float" office:value="130">
            <text:p>130</text:p>
          </table:table-cell>
          <table:table-cell table:style-name="ce60" table:formula="of:=IF([.$C134]&gt;[Datos.$C$4]*12+[Datos.$C$5];&quot;&quot;;[.D133]-[.E134])" office:value-type="float" office:value="83647.7868969744">
            <text:p>83647.79</text:p>
          </table:table-cell>
          <table:table-cell table:style-name="ce60" table:formula="of:=IF([.$C134]&gt;[Datos.$C$4]*12+[Datos.$C$5];&quot;&quot;;[Datos.$C$9]-[.F134])" office:value-type="float" office:value="176.967283798302">
            <text:p>176.97</text:p>
          </table:table-cell>
          <table:table-cell table:style-name="ce60" table:formula="of:=IF([.$C134]&gt;[Datos.$C$4]*12+[Datos.$C$5];&quot;&quot;;[.D133]*[Datos.$C$14])" office:value-type="float" office:value="473.957347201597">
            <text:p>473.96</text:p>
          </table:table-cell>
          <table:table-cell table:style-name="ce55"/>
          <table:table-cell table:style-name="ce60" table:formula="of:=IF([.$C134]&gt;[Datos.$C$4]*12+[Datos.$C$5];&quot;&quot;;[.H133]-[.I134])" office:value-type="float" office:value="84121.1595636347">
            <text:p>84121.16</text:p>
          </table:table-cell>
          <table:table-cell table:style-name="ce60" table:formula="of:=IF([.$C134]&gt;[Datos.$C$4]*12+[Datos.$C$5];&quot;&quot;;[Datos.$C$11]-[.J134])" office:value-type="float" office:value="173.583162609426">
            <text:p>173.58</text:p>
          </table:table-cell>
          <table:table-cell table:style-name="ce69" table:formula="of:=IF([.$C134]&gt;[Datos.$C$4]*12+[Datos.$C$5];&quot;&quot;;[.H133]*[Datos.$C$15])" office:value-type="float" office:value="491.719332569757">
            <text:p>491.72</text:p>
          </table:table-cell>
          <table:table-cell table:formula="of:=IF([.$C1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4]+1" office:value-type="float" office:value="131">
            <text:p>131</text:p>
          </table:table-cell>
          <table:table-cell table:style-name="ce60" table:formula="of:=IF([.$C135]&gt;[Datos.$C$4]*12+[Datos.$C$5];&quot;&quot;;[.D134]-[.E135])" office:value-type="float" office:value="83469.8190144247">
            <text:p>83469.82</text:p>
          </table:table-cell>
          <table:table-cell table:style-name="ce60" table:formula="of:=IF([.$C135]&gt;[Datos.$C$4]*12+[Datos.$C$5];&quot;&quot;;[Datos.$C$9]-[.F135])" office:value-type="float" office:value="177.967882549712">
            <text:p>177.97</text:p>
          </table:table-cell>
          <table:table-cell table:style-name="ce60" table:formula="of:=IF([.$C135]&gt;[Datos.$C$4]*12+[Datos.$C$5];&quot;&quot;;[.D134]*[Datos.$C$14])" office:value-type="float" office:value="472.956748450187">
            <text:p>472.96</text:p>
          </table:table-cell>
          <table:table-cell table:style-name="ce55"/>
          <table:table-cell table:style-name="ce60" table:formula="of:=IF([.$C135]&gt;[Datos.$C$4]*12+[Datos.$C$5];&quot;&quot;;[.H134]-[.I135])" office:value-type="float" office:value="83946.5638325767">
            <text:p>83946.56</text:p>
          </table:table-cell>
          <table:table-cell table:style-name="ce60" table:formula="of:=IF([.$C135]&gt;[Datos.$C$4]*12+[Datos.$C$5];&quot;&quot;;[Datos.$C$11]-[.J135])" office:value-type="float" office:value="174.595731057981">
            <text:p>174.60</text:p>
          </table:table-cell>
          <table:table-cell table:style-name="ce69" table:formula="of:=IF([.$C135]&gt;[Datos.$C$4]*12+[Datos.$C$5];&quot;&quot;;[.H134]*[Datos.$C$15])" office:value-type="float" office:value="490.706764121202">
            <text:p>490.71</text:p>
          </table:table-cell>
          <table:table-cell table:formula="of:=IF([.$C1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24]+1" office:value-type="float" office:value="11">
            <text:p>11</text:p>
          </table:table-cell>
          <table:table-cell table:style-name="ce54" table:formula="of:=[.C135]+1" office:value-type="float" office:value="132">
            <text:p>132</text:p>
          </table:table-cell>
          <table:table-cell table:style-name="ce59" table:formula="of:=IF([.$C136]&gt;[Datos.$C$4]*12+[Datos.$C$5];&quot;&quot;;[.D135]-[.E136])" office:value-type="float" office:value="83290.8448755928">
            <text:p>83290.84</text:p>
          </table:table-cell>
          <table:table-cell table:style-name="ce59" table:formula="of:=IF([.$C136]&gt;[Datos.$C$4]*12+[Datos.$C$5];&quot;&quot;;[Datos.$C$9]-[.F136])" office:value-type="float" office:value="178.974138831937">
            <text:p>178.97</text:p>
          </table:table-cell>
          <table:table-cell table:style-name="ce59" table:formula="of:=IF([.$C136]&gt;[Datos.$C$4]*12+[Datos.$C$5];&quot;&quot;;[.D135]*[Datos.$C$14])" office:value-type="float" office:value="471.950492167963">
            <text:p>471.95</text:p>
          </table:table-cell>
          <table:table-cell table:style-name="ce54"/>
          <table:table-cell table:style-name="ce59" table:formula="of:=IF([.$C136]&gt;[Datos.$C$4]*12+[Datos.$C$5];&quot;&quot;;[.H135]-[.I136])" office:value-type="float" office:value="83770.9496264209">
            <text:p>83770.95</text:p>
          </table:table-cell>
          <table:table-cell table:style-name="ce59" table:formula="of:=IF([.$C136]&gt;[Datos.$C$4]*12+[Datos.$C$5];&quot;&quot;;[Datos.$C$11]-[.J136])" office:value-type="float" office:value="175.614206155819">
            <text:p>175.61</text:p>
          </table:table-cell>
          <table:table-cell table:style-name="ce70" table:formula="of:=IF([.$C136]&gt;[Datos.$C$4]*12+[Datos.$C$5];&quot;&quot;;[.H135]*[Datos.$C$15])" office:value-type="float" office:value="489.688289023364">
            <text:p>489.69</text:p>
          </table:table-cell>
          <table:table-cell table:formula="of:=IF([.$C1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6]+1" office:value-type="float" office:value="133">
            <text:p>133</text:p>
          </table:table-cell>
          <table:table-cell table:style-name="ce60" table:formula="of:=IF([.$C137]&gt;[Datos.$C$4]*12+[Datos.$C$5];&quot;&quot;;[.D136]-[.E137])" office:value-type="float" office:value="83110.8587909593">
            <text:p>83110.86</text:p>
          </table:table-cell>
          <table:table-cell table:style-name="ce60" table:formula="of:=IF([.$C137]&gt;[Datos.$C$4]*12+[Datos.$C$5];&quot;&quot;;[Datos.$C$9]-[.F137])" office:value-type="float" office:value="179.986084633478">
            <text:p>179.99</text:p>
          </table:table-cell>
          <table:table-cell table:style-name="ce60" table:formula="of:=IF([.$C137]&gt;[Datos.$C$4]*12+[Datos.$C$5];&quot;&quot;;[.D136]*[Datos.$C$14])" office:value-type="float" office:value="470.938546366421">
            <text:p>470.94</text:p>
          </table:table-cell>
          <table:table-cell table:style-name="ce55"/>
          <table:table-cell table:style-name="ce60" table:formula="of:=IF([.$C137]&gt;[Datos.$C$4]*12+[Datos.$C$5];&quot;&quot;;[.H136]-[.I137])" office:value-type="float" office:value="83594.3110040624">
            <text:p>83594.31</text:p>
          </table:table-cell>
          <table:table-cell table:style-name="ce60" table:formula="of:=IF([.$C137]&gt;[Datos.$C$4]*12+[Datos.$C$5];&quot;&quot;;[Datos.$C$11]-[.J137])" office:value-type="float" office:value="176.638622358395">
            <text:p>176.64</text:p>
          </table:table-cell>
          <table:table-cell table:style-name="ce69" table:formula="of:=IF([.$C137]&gt;[Datos.$C$4]*12+[Datos.$C$5];&quot;&quot;;[.H136]*[Datos.$C$15])" office:value-type="float" office:value="488.663872820788">
            <text:p>488.66</text:p>
          </table:table-cell>
          <table:table-cell table:formula="of:=IF([.$C1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7]+1" office:value-type="float" office:value="134">
            <text:p>134</text:p>
          </table:table-cell>
          <table:table-cell table:style-name="ce60" table:formula="of:=IF([.$C138]&gt;[Datos.$C$4]*12+[Datos.$C$5];&quot;&quot;;[.D137]-[.E138])" office:value-type="float" office:value="82929.8550388356">
            <text:p>82929.86</text:p>
          </table:table-cell>
          <table:table-cell table:style-name="ce60" table:formula="of:=IF([.$C138]&gt;[Datos.$C$4]*12+[Datos.$C$5];&quot;&quot;;[Datos.$C$9]-[.F138])" office:value-type="float" office:value="181.003752123706">
            <text:p>181.00</text:p>
          </table:table-cell>
          <table:table-cell table:style-name="ce60" table:formula="of:=IF([.$C138]&gt;[Datos.$C$4]*12+[Datos.$C$5];&quot;&quot;;[.D137]*[Datos.$C$14])" office:value-type="float" office:value="469.920878876194">
            <text:p>469.92</text:p>
          </table:table-cell>
          <table:table-cell table:style-name="ce55"/>
          <table:table-cell table:style-name="ce60" table:formula="of:=IF([.$C138]&gt;[Datos.$C$4]*12+[Datos.$C$5];&quot;&quot;;[.H137]-[.I138])" office:value-type="float" office:value="83416.6419897403">
            <text:p>83416.64</text:p>
          </table:table-cell>
          <table:table-cell table:style-name="ce60" table:formula="of:=IF([.$C138]&gt;[Datos.$C$4]*12+[Datos.$C$5];&quot;&quot;;[Datos.$C$11]-[.J138])" office:value-type="float" office:value="177.669014322152">
            <text:p>177.67</text:p>
          </table:table-cell>
          <table:table-cell table:style-name="ce69" table:formula="of:=IF([.$C138]&gt;[Datos.$C$4]*12+[Datos.$C$5];&quot;&quot;;[.H137]*[Datos.$C$15])" office:value-type="float" office:value="487.633480857031">
            <text:p>487.63</text:p>
          </table:table-cell>
          <table:table-cell table:formula="of:=IF([.$C1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8]+1" office:value-type="float" office:value="135">
            <text:p>135</text:p>
          </table:table-cell>
          <table:table-cell table:style-name="ce60" table:formula="of:=IF([.$C139]&gt;[Datos.$C$4]*12+[Datos.$C$5];&quot;&quot;;[.D138]-[.E139])" office:value-type="float" office:value="82747.8278651817">
            <text:p>82747.83</text:p>
          </table:table-cell>
          <table:table-cell table:style-name="ce60" table:formula="of:=IF([.$C139]&gt;[Datos.$C$4]*12+[Datos.$C$5];&quot;&quot;;[Datos.$C$9]-[.F139])" office:value-type="float" office:value="182.027173653879">
            <text:p>182.03</text:p>
          </table:table-cell>
          <table:table-cell table:style-name="ce60" table:formula="of:=IF([.$C139]&gt;[Datos.$C$4]*12+[Datos.$C$5];&quot;&quot;;[.D138]*[Datos.$C$14])" office:value-type="float" office:value="468.89745734602">
            <text:p>468.90</text:p>
          </table:table-cell>
          <table:table-cell table:style-name="ce55"/>
          <table:table-cell table:style-name="ce60" table:formula="of:=IF([.$C139]&gt;[Datos.$C$4]*12+[Datos.$C$5];&quot;&quot;;[.H138]-[.I139])" office:value-type="float" office:value="83237.9365728346">
            <text:p>83237.94</text:p>
          </table:table-cell>
          <table:table-cell table:style-name="ce60" table:formula="of:=IF([.$C139]&gt;[Datos.$C$4]*12+[Datos.$C$5];&quot;&quot;;[Datos.$C$11]-[.J139])" office:value-type="float" office:value="178.705416905698">
            <text:p>178.71</text:p>
          </table:table-cell>
          <table:table-cell table:style-name="ce69" table:formula="of:=IF([.$C139]&gt;[Datos.$C$4]*12+[Datos.$C$5];&quot;&quot;;[.H138]*[Datos.$C$15])" office:value-type="float" office:value="486.597078273485">
            <text:p>486.60</text:p>
          </table:table-cell>
          <table:table-cell table:formula="of:=IF([.$C1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39]+1" office:value-type="float" office:value="136">
            <text:p>136</text:p>
          </table:table-cell>
          <table:table-cell table:style-name="ce60" table:formula="of:=IF([.$C140]&gt;[Datos.$C$4]*12+[Datos.$C$5];&quot;&quot;;[.D139]-[.E140])" office:value-type="float" office:value="82564.7714834235">
            <text:p>82564.77</text:p>
          </table:table-cell>
          <table:table-cell table:style-name="ce60" table:formula="of:=IF([.$C140]&gt;[Datos.$C$4]*12+[Datos.$C$5];&quot;&quot;;[Datos.$C$9]-[.F140])" office:value-type="float" office:value="183.056381758177">
            <text:p>183.06</text:p>
          </table:table-cell>
          <table:table-cell table:style-name="ce60" table:formula="of:=IF([.$C140]&gt;[Datos.$C$4]*12+[Datos.$C$5];&quot;&quot;;[.D139]*[Datos.$C$14])" office:value-type="float" office:value="467.868249241723">
            <text:p>467.87</text:p>
          </table:table-cell>
          <table:table-cell table:style-name="ce55"/>
          <table:table-cell table:style-name="ce60" table:formula="of:=IF([.$C140]&gt;[Datos.$C$4]*12+[Datos.$C$5];&quot;&quot;;[.H139]-[.I140])" office:value-type="float" office:value="83058.1887076636">
            <text:p>83058.19</text:p>
          </table:table-cell>
          <table:table-cell table:style-name="ce60" table:formula="of:=IF([.$C140]&gt;[Datos.$C$4]*12+[Datos.$C$5];&quot;&quot;;[Datos.$C$11]-[.J140])" office:value-type="float" office:value="179.747865170981">
            <text:p>179.75</text:p>
          </table:table-cell>
          <table:table-cell table:style-name="ce69" table:formula="of:=IF([.$C140]&gt;[Datos.$C$4]*12+[Datos.$C$5];&quot;&quot;;[.H139]*[Datos.$C$15])" office:value-type="float" office:value="485.554630008202">
            <text:p>485.55</text:p>
          </table:table-cell>
          <table:table-cell table:formula="of:=IF([.$C1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0]+1" office:value-type="float" office:value="137">
            <text:p>137</text:p>
          </table:table-cell>
          <table:table-cell table:style-name="ce60" table:formula="of:=IF([.$C141]&gt;[Datos.$C$4]*12+[Datos.$C$5];&quot;&quot;;[.D140]-[.E141])" office:value-type="float" office:value="82380.6800742688">
            <text:p>82380.68</text:p>
          </table:table-cell>
          <table:table-cell table:style-name="ce60" table:formula="of:=IF([.$C141]&gt;[Datos.$C$4]*12+[Datos.$C$5];&quot;&quot;;[Datos.$C$9]-[.F141])" office:value-type="float" office:value="184.09140915473">
            <text:p>184.09</text:p>
          </table:table-cell>
          <table:table-cell table:style-name="ce60" table:formula="of:=IF([.$C141]&gt;[Datos.$C$4]*12+[Datos.$C$5];&quot;&quot;;[.D140]*[Datos.$C$14])" office:value-type="float" office:value="466.83322184517">
            <text:p>466.83</text:p>
          </table:table-cell>
          <table:table-cell table:style-name="ce55"/>
          <table:table-cell table:style-name="ce60" table:formula="of:=IF([.$C141]&gt;[Datos.$C$4]*12+[Datos.$C$5];&quot;&quot;;[.H140]-[.I141])" office:value-type="float" office:value="82877.3923132791">
            <text:p>82877.39</text:p>
          </table:table-cell>
          <table:table-cell table:style-name="ce60" table:formula="of:=IF([.$C141]&gt;[Datos.$C$4]*12+[Datos.$C$5];&quot;&quot;;[Datos.$C$11]-[.J141])" office:value-type="float" office:value="180.796394384479">
            <text:p>180.80</text:p>
          </table:table-cell>
          <table:table-cell table:style-name="ce69" table:formula="of:=IF([.$C141]&gt;[Datos.$C$4]*12+[Datos.$C$5];&quot;&quot;;[.H140]*[Datos.$C$15])" office:value-type="float" office:value="484.506100794705">
            <text:p>484.51</text:p>
          </table:table-cell>
          <table:table-cell table:formula="of:=IF([.$C1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1]+1" office:value-type="float" office:value="138">
            <text:p>138</text:p>
          </table:table-cell>
          <table:table-cell table:style-name="ce60" table:formula="of:=IF([.$C142]&gt;[Datos.$C$4]*12+[Datos.$C$5];&quot;&quot;;[.D141]-[.E142])" office:value-type="float" office:value="82195.5477855221">
            <text:p>82195.55</text:p>
          </table:table-cell>
          <table:table-cell table:style-name="ce60" table:formula="of:=IF([.$C142]&gt;[Datos.$C$4]*12+[Datos.$C$5];&quot;&quot;;[Datos.$C$9]-[.F142])" office:value-type="float" office:value="185.132288746663">
            <text:p>185.13</text:p>
          </table:table-cell>
          <table:table-cell table:style-name="ce60" table:formula="of:=IF([.$C142]&gt;[Datos.$C$4]*12+[Datos.$C$5];&quot;&quot;;[.D141]*[Datos.$C$14])" office:value-type="float" office:value="465.792342253236">
            <text:p>465.79</text:p>
          </table:table-cell>
          <table:table-cell table:style-name="ce55"/>
          <table:table-cell table:style-name="ce60" table:formula="of:=IF([.$C142]&gt;[Datos.$C$4]*12+[Datos.$C$5];&quot;&quot;;[.H141]-[.I142])" office:value-type="float" office:value="82695.5412732607">
            <text:p>82695.54</text:p>
          </table:table-cell>
          <table:table-cell table:style-name="ce60" table:formula="of:=IF([.$C142]&gt;[Datos.$C$4]*12+[Datos.$C$5];&quot;&quot;;[Datos.$C$11]-[.J142])" office:value-type="float" office:value="181.851040018388">
            <text:p>181.85</text:p>
          </table:table-cell>
          <table:table-cell table:style-name="ce69" table:formula="of:=IF([.$C142]&gt;[Datos.$C$4]*12+[Datos.$C$5];&quot;&quot;;[.H141]*[Datos.$C$15])" office:value-type="float" office:value="483.451455160795">
            <text:p>483.45</text:p>
          </table:table-cell>
          <table:table-cell table:formula="of:=IF([.$C1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2]+1" office:value-type="float" office:value="139">
            <text:p>139</text:p>
          </table:table-cell>
          <table:table-cell table:style-name="ce60" table:formula="of:=IF([.$C143]&gt;[Datos.$C$4]*12+[Datos.$C$5];&quot;&quot;;[.D142]-[.E143])" office:value-type="float" office:value="82009.368731899">
            <text:p>82009.37</text:p>
          </table:table-cell>
          <table:table-cell table:style-name="ce60" table:formula="of:=IF([.$C143]&gt;[Datos.$C$4]*12+[Datos.$C$5];&quot;&quot;;[Datos.$C$9]-[.F143])" office:value-type="float" office:value="186.17905362314">
            <text:p>186.18</text:p>
          </table:table-cell>
          <table:table-cell table:style-name="ce60" table:formula="of:=IF([.$C143]&gt;[Datos.$C$4]*12+[Datos.$C$5];&quot;&quot;;[.D142]*[Datos.$C$14])" office:value-type="float" office:value="464.74557737676">
            <text:p>464.75</text:p>
          </table:table-cell>
          <table:table-cell table:style-name="ce55"/>
          <table:table-cell table:style-name="ce60" table:formula="of:=IF([.$C143]&gt;[Datos.$C$4]*12+[Datos.$C$5];&quot;&quot;;[.H142]-[.I143])" office:value-type="float" office:value="82512.6294355089">
            <text:p>82512.63</text:p>
          </table:table-cell>
          <table:table-cell table:style-name="ce60" table:formula="of:=IF([.$C143]&gt;[Datos.$C$4]*12+[Datos.$C$5];&quot;&quot;;[Datos.$C$11]-[.J143])" office:value-type="float" office:value="182.911837751829">
            <text:p>182.91</text:p>
          </table:table-cell>
          <table:table-cell table:style-name="ce69" table:formula="of:=IF([.$C143]&gt;[Datos.$C$4]*12+[Datos.$C$5];&quot;&quot;;[.H142]*[Datos.$C$15])" office:value-type="float" office:value="482.390657427354">
            <text:p>482.39</text:p>
          </table:table-cell>
          <table:table-cell table:formula="of:=IF([.$C1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3]+1" office:value-type="float" office:value="140">
            <text:p>140</text:p>
          </table:table-cell>
          <table:table-cell table:style-name="ce60" table:formula="of:=IF([.$C144]&gt;[Datos.$C$4]*12+[Datos.$C$5];&quot;&quot;;[.D143]-[.E144])" office:value-type="float" office:value="81822.1369948386">
            <text:p>81822.14</text:p>
          </table:table-cell>
          <table:table-cell table:style-name="ce60" table:formula="of:=IF([.$C144]&gt;[Datos.$C$4]*12+[Datos.$C$5];&quot;&quot;;[Datos.$C$9]-[.F144])" office:value-type="float" office:value="187.231737060414">
            <text:p>187.23</text:p>
          </table:table-cell>
          <table:table-cell table:style-name="ce60" table:formula="of:=IF([.$C144]&gt;[Datos.$C$4]*12+[Datos.$C$5];&quot;&quot;;[.D143]*[Datos.$C$14])" office:value-type="float" office:value="463.692893939485">
            <text:p>463.69</text:p>
          </table:table-cell>
          <table:table-cell table:style-name="ce55"/>
          <table:table-cell table:style-name="ce60" table:formula="of:=IF([.$C144]&gt;[Datos.$C$4]*12+[Datos.$C$5];&quot;&quot;;[.H143]-[.I144])" office:value-type="float" office:value="82328.6506120369">
            <text:p>82328.65</text:p>
          </table:table-cell>
          <table:table-cell table:style-name="ce60" table:formula="of:=IF([.$C144]&gt;[Datos.$C$4]*12+[Datos.$C$5];&quot;&quot;;[Datos.$C$11]-[.J144])" office:value-type="float" office:value="183.978823472048">
            <text:p>183.98</text:p>
          </table:table-cell>
          <table:table-cell table:style-name="ce69" table:formula="of:=IF([.$C144]&gt;[Datos.$C$4]*12+[Datos.$C$5];&quot;&quot;;[.H143]*[Datos.$C$15])" office:value-type="float" office:value="481.323671707135">
            <text:p>481.32</text:p>
          </table:table-cell>
          <table:table-cell table:formula="of:=IF([.$C1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4]+1" office:value-type="float" office:value="141">
            <text:p>141</text:p>
          </table:table-cell>
          <table:table-cell table:style-name="ce60" table:formula="of:=IF([.$C145]&gt;[Datos.$C$4]*12+[Datos.$C$5];&quot;&quot;;[.D144]-[.E145])" office:value-type="float" office:value="81633.8466223157">
            <text:p>81633.85</text:p>
          </table:table-cell>
          <table:table-cell table:style-name="ce60" table:formula="of:=IF([.$C145]&gt;[Datos.$C$4]*12+[Datos.$C$5];&quot;&quot;;[Datos.$C$9]-[.F145])" office:value-type="float" office:value="188.29037252289">
            <text:p>188.29</text:p>
          </table:table-cell>
          <table:table-cell table:style-name="ce60" table:formula="of:=IF([.$C145]&gt;[Datos.$C$4]*12+[Datos.$C$5];&quot;&quot;;[.D144]*[Datos.$C$14])" office:value-type="float" office:value="462.634258477009">
            <text:p>462.63</text:p>
          </table:table-cell>
          <table:table-cell table:style-name="ce55"/>
          <table:table-cell table:style-name="ce60" table:formula="of:=IF([.$C145]&gt;[Datos.$C$4]*12+[Datos.$C$5];&quot;&quot;;[.H144]-[.I145])" office:value-type="float" office:value="82143.5985787612">
            <text:p>82143.60</text:p>
          </table:table-cell>
          <table:table-cell table:style-name="ce60" table:formula="of:=IF([.$C145]&gt;[Datos.$C$4]*12+[Datos.$C$5];&quot;&quot;;[Datos.$C$11]-[.J145])" office:value-type="float" office:value="185.052033275635">
            <text:p>185.05</text:p>
          </table:table-cell>
          <table:table-cell table:style-name="ce69" table:formula="of:=IF([.$C145]&gt;[Datos.$C$4]*12+[Datos.$C$5];&quot;&quot;;[.H144]*[Datos.$C$15])" office:value-type="float" office:value="480.250461903549">
            <text:p>480.25</text:p>
          </table:table-cell>
          <table:table-cell table:formula="of:=IF([.$C1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5]+1" office:value-type="float" office:value="142">
            <text:p>142</text:p>
          </table:table-cell>
          <table:table-cell table:style-name="ce60" table:formula="of:=IF([.$C146]&gt;[Datos.$C$4]*12+[Datos.$C$5];&quot;&quot;;[.D145]-[.E146])" office:value-type="float" office:value="81444.4916286515">
            <text:p>81444.49</text:p>
          </table:table-cell>
          <table:table-cell table:style-name="ce60" table:formula="of:=IF([.$C146]&gt;[Datos.$C$4]*12+[Datos.$C$5];&quot;&quot;;[Datos.$C$9]-[.F146])" office:value-type="float" office:value="189.354993664184">
            <text:p>189.35</text:p>
          </table:table-cell>
          <table:table-cell table:style-name="ce60" table:formula="of:=IF([.$C146]&gt;[Datos.$C$4]*12+[Datos.$C$5];&quot;&quot;;[.D145]*[Datos.$C$14])" office:value-type="float" office:value="461.569637335716">
            <text:p>461.57</text:p>
          </table:table-cell>
          <table:table-cell table:style-name="ce55"/>
          <table:table-cell table:style-name="ce60" table:formula="of:=IF([.$C146]&gt;[Datos.$C$4]*12+[Datos.$C$5];&quot;&quot;;[.H145]-[.I146])" office:value-type="float" office:value="81957.4670752915">
            <text:p>81957.47</text:p>
          </table:table-cell>
          <table:table-cell table:style-name="ce60" table:formula="of:=IF([.$C146]&gt;[Datos.$C$4]*12+[Datos.$C$5];&quot;&quot;;[Datos.$C$11]-[.J146])" office:value-type="float" office:value="186.131503469743">
            <text:p>186.13</text:p>
          </table:table-cell>
          <table:table-cell table:style-name="ce69" table:formula="of:=IF([.$C146]&gt;[Datos.$C$4]*12+[Datos.$C$5];&quot;&quot;;[.H145]*[Datos.$C$15])" office:value-type="float" office:value="479.170991709441">
            <text:p>479.17</text:p>
          </table:table-cell>
          <table:table-cell table:formula="of:=IF([.$C1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6]+1" office:value-type="float" office:value="143">
            <text:p>143</text:p>
          </table:table-cell>
          <table:table-cell table:style-name="ce60" table:formula="of:=IF([.$C147]&gt;[Datos.$C$4]*12+[Datos.$C$5];&quot;&quot;;[.D146]-[.E147])" office:value-type="float" office:value="81254.0659943233">
            <text:p>81254.07</text:p>
          </table:table-cell>
          <table:table-cell table:style-name="ce60" table:formula="of:=IF([.$C147]&gt;[Datos.$C$4]*12+[Datos.$C$5];&quot;&quot;;[Datos.$C$9]-[.F147])" office:value-type="float" office:value="190.425634328192">
            <text:p>190.43</text:p>
          </table:table-cell>
          <table:table-cell table:style-name="ce60" table:formula="of:=IF([.$C147]&gt;[Datos.$C$4]*12+[Datos.$C$5];&quot;&quot;;[.D146]*[Datos.$C$14])" office:value-type="float" office:value="460.498996671707">
            <text:p>460.50</text:p>
          </table:table-cell>
          <table:table-cell table:style-name="ce55"/>
          <table:table-cell table:style-name="ce60" table:formula="of:=IF([.$C147]&gt;[Datos.$C$4]*12+[Datos.$C$5];&quot;&quot;;[.H146]-[.I147])" office:value-type="float" office:value="81770.2498047182">
            <text:p>81770.25</text:p>
          </table:table-cell>
          <table:table-cell table:style-name="ce60" table:formula="of:=IF([.$C147]&gt;[Datos.$C$4]*12+[Datos.$C$5];&quot;&quot;;[Datos.$C$11]-[.J147])" office:value-type="float" office:value="187.217270573316">
            <text:p>187.22</text:p>
          </table:table-cell>
          <table:table-cell table:style-name="ce69" table:formula="of:=IF([.$C147]&gt;[Datos.$C$4]*12+[Datos.$C$5];&quot;&quot;;[.H146]*[Datos.$C$15])" office:value-type="float" office:value="478.085224605867">
            <text:p>478.09</text:p>
          </table:table-cell>
          <table:table-cell table:formula="of:=IF([.$C1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36]+1" office:value-type="float" office:value="12">
            <text:p>12</text:p>
          </table:table-cell>
          <table:table-cell table:style-name="ce54" table:formula="of:=[.C147]+1" office:value-type="float" office:value="144">
            <text:p>144</text:p>
          </table:table-cell>
          <table:table-cell table:style-name="ce59" table:formula="of:=IF([.$C148]&gt;[Datos.$C$4]*12+[Datos.$C$5];&quot;&quot;;[.D147]-[.E148])" office:value-type="float" office:value="81062.5636657731">
            <text:p>81062.56</text:p>
          </table:table-cell>
          <table:table-cell table:style-name="ce59" table:formula="of:=IF([.$C148]&gt;[Datos.$C$4]*12+[Datos.$C$5];&quot;&quot;;[Datos.$C$9]-[.F148])" office:value-type="float" office:value="191.502328550173">
            <text:p>191.50</text:p>
          </table:table-cell>
          <table:table-cell table:style-name="ce59" table:formula="of:=IF([.$C148]&gt;[Datos.$C$4]*12+[Datos.$C$5];&quot;&quot;;[.D147]*[Datos.$C$14])" office:value-type="float" office:value="459.422302449727">
            <text:p>459.42</text:p>
          </table:table-cell>
          <table:table-cell table:style-name="ce54"/>
          <table:table-cell table:style-name="ce59" table:formula="of:=IF([.$C148]&gt;[Datos.$C$4]*12+[Datos.$C$5];&quot;&quot;;[.H147]-[.I148])" office:value-type="float" office:value="81581.9404333999">
            <text:p>81581.94</text:p>
          </table:table-cell>
          <table:table-cell table:style-name="ce59" table:formula="of:=IF([.$C148]&gt;[Datos.$C$4]*12+[Datos.$C$5];&quot;&quot;;[Datos.$C$11]-[.J148])" office:value-type="float" office:value="188.309371318327">
            <text:p>188.31</text:p>
          </table:table-cell>
          <table:table-cell table:style-name="ce70" table:formula="of:=IF([.$C148]&gt;[Datos.$C$4]*12+[Datos.$C$5];&quot;&quot;;[.H147]*[Datos.$C$15])" office:value-type="float" office:value="476.993123860856">
            <text:p>476.99</text:p>
          </table:table-cell>
          <table:table-cell table:formula="of:=IF([.$C1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8]+1" office:value-type="float" office:value="145">
            <text:p>145</text:p>
          </table:table-cell>
          <table:table-cell table:style-name="ce60" table:formula="of:=IF([.$C149]&gt;[Datos.$C$4]*12+[Datos.$C$5];&quot;&quot;;[.D148]-[.E149])" office:value-type="float" office:value="80869.9785552153">
            <text:p>80869.98</text:p>
          </table:table-cell>
          <table:table-cell table:style-name="ce60" table:formula="of:=IF([.$C149]&gt;[Datos.$C$4]*12+[Datos.$C$5];&quot;&quot;;[Datos.$C$9]-[.F149])" office:value-type="float" office:value="192.585110557822">
            <text:p>192.59</text:p>
          </table:table-cell>
          <table:table-cell table:style-name="ce60" table:formula="of:=IF([.$C149]&gt;[Datos.$C$4]*12+[Datos.$C$5];&quot;&quot;;[.D148]*[Datos.$C$14])" office:value-type="float" office:value="458.339520442078">
            <text:p>458.34</text:p>
          </table:table-cell>
          <table:table-cell table:style-name="ce55"/>
          <table:table-cell table:style-name="ce60" table:formula="of:=IF([.$C149]&gt;[Datos.$C$4]*12+[Datos.$C$5];&quot;&quot;;[.H148]-[.I149])" office:value-type="float" office:value="81392.5325907488">
            <text:p>81392.53</text:p>
          </table:table-cell>
          <table:table-cell table:style-name="ce60" table:formula="of:=IF([.$C149]&gt;[Datos.$C$4]*12+[Datos.$C$5];&quot;&quot;;[Datos.$C$11]-[.J149])" office:value-type="float" office:value="189.407842651017">
            <text:p>189.41</text:p>
          </table:table-cell>
          <table:table-cell table:style-name="ce69" table:formula="of:=IF([.$C149]&gt;[Datos.$C$4]*12+[Datos.$C$5];&quot;&quot;;[.H148]*[Datos.$C$15])" office:value-type="float" office:value="475.894652528166">
            <text:p>475.89</text:p>
          </table:table-cell>
          <table:table-cell table:formula="of:=IF([.$C1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49]+1" office:value-type="float" office:value="146">
            <text:p>146</text:p>
          </table:table-cell>
          <table:table-cell table:style-name="ce60" table:formula="of:=IF([.$C150]&gt;[Datos.$C$4]*12+[Datos.$C$5];&quot;&quot;;[.D149]-[.E150])" office:value-type="float" office:value="80676.304540443">
            <text:p>80676.30</text:p>
          </table:table-cell>
          <table:table-cell table:style-name="ce60" table:formula="of:=IF([.$C150]&gt;[Datos.$C$4]*12+[Datos.$C$5];&quot;&quot;;[Datos.$C$9]-[.F150])" office:value-type="float" office:value="193.674014772365">
            <text:p>193.67</text:p>
          </table:table-cell>
          <table:table-cell table:style-name="ce60" table:formula="of:=IF([.$C150]&gt;[Datos.$C$4]*12+[Datos.$C$5];&quot;&quot;;[.D149]*[Datos.$C$14])" office:value-type="float" office:value="457.250616227534">
            <text:p>457.25</text:p>
          </table:table-cell>
          <table:table-cell table:style-name="ce55"/>
          <table:table-cell table:style-name="ce60" table:formula="of:=IF([.$C150]&gt;[Datos.$C$4]*12+[Datos.$C$5];&quot;&quot;;[.H149]-[.I150])" office:value-type="float" office:value="81202.0198690157">
            <text:p>81202.02</text:p>
          </table:table-cell>
          <table:table-cell table:style-name="ce60" table:formula="of:=IF([.$C150]&gt;[Datos.$C$4]*12+[Datos.$C$5];&quot;&quot;;[Datos.$C$11]-[.J150])" office:value-type="float" office:value="190.512721733148">
            <text:p>190.51</text:p>
          </table:table-cell>
          <table:table-cell table:style-name="ce69" table:formula="of:=IF([.$C150]&gt;[Datos.$C$4]*12+[Datos.$C$5];&quot;&quot;;[.H149]*[Datos.$C$15])" office:value-type="float" office:value="474.789773446035">
            <text:p>474.79</text:p>
          </table:table-cell>
          <table:table-cell table:formula="of:=IF([.$C1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0]+1" office:value-type="float" office:value="147">
            <text:p>147</text:p>
          </table:table-cell>
          <table:table-cell table:style-name="ce60" table:formula="of:=IF([.$C151]&gt;[Datos.$C$4]*12+[Datos.$C$5];&quot;&quot;;[.D150]-[.E151])" office:value-type="float" office:value="80481.5354646333">
            <text:p>80481.54</text:p>
          </table:table-cell>
          <table:table-cell table:style-name="ce60" table:formula="of:=IF([.$C151]&gt;[Datos.$C$4]*12+[Datos.$C$5];&quot;&quot;;[Datos.$C$9]-[.F151])" office:value-type="float" office:value="194.769075809651">
            <text:p>194.77</text:p>
          </table:table-cell>
          <table:table-cell table:style-name="ce60" table:formula="of:=IF([.$C151]&gt;[Datos.$C$4]*12+[Datos.$C$5];&quot;&quot;;[.D150]*[Datos.$C$14])" office:value-type="float" office:value="456.155555190249">
            <text:p>456.16</text:p>
          </table:table-cell>
          <table:table-cell table:style-name="ce55"/>
          <table:table-cell table:style-name="ce60" table:formula="of:=IF([.$C151]&gt;[Datos.$C$4]*12+[Datos.$C$5];&quot;&quot;;[.H150]-[.I151])" office:value-type="float" office:value="81010.3958230724">
            <text:p>81010.40</text:p>
          </table:table-cell>
          <table:table-cell table:style-name="ce60" table:formula="of:=IF([.$C151]&gt;[Datos.$C$4]*12+[Datos.$C$5];&quot;&quot;;[Datos.$C$11]-[.J151])" office:value-type="float" office:value="191.624045943258">
            <text:p>191.62</text:p>
          </table:table-cell>
          <table:table-cell table:style-name="ce69" table:formula="of:=IF([.$C151]&gt;[Datos.$C$4]*12+[Datos.$C$5];&quot;&quot;;[.H150]*[Datos.$C$15])" office:value-type="float" office:value="473.678449235925">
            <text:p>473.68</text:p>
          </table:table-cell>
          <table:table-cell table:formula="of:=IF([.$C1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1]+1" office:value-type="float" office:value="148">
            <text:p>148</text:p>
          </table:table-cell>
          <table:table-cell table:style-name="ce60" table:formula="of:=IF([.$C152]&gt;[Datos.$C$4]*12+[Datos.$C$5];&quot;&quot;;[.D151]-[.E152])" office:value-type="float" office:value="80285.6651361521">
            <text:p>80285.67</text:p>
          </table:table-cell>
          <table:table-cell table:style-name="ce60" table:formula="of:=IF([.$C152]&gt;[Datos.$C$4]*12+[Datos.$C$5];&quot;&quot;;[Datos.$C$9]-[.F152])" office:value-type="float" office:value="195.870328481249">
            <text:p>195.87</text:p>
          </table:table-cell>
          <table:table-cell table:style-name="ce60" table:formula="of:=IF([.$C152]&gt;[Datos.$C$4]*12+[Datos.$C$5];&quot;&quot;;[.D151]*[Datos.$C$14])" office:value-type="float" office:value="455.05430251865">
            <text:p>455.05</text:p>
          </table:table-cell>
          <table:table-cell table:style-name="ce55"/>
          <table:table-cell table:style-name="ce60" table:formula="of:=IF([.$C152]&gt;[Datos.$C$4]*12+[Datos.$C$5];&quot;&quot;;[.H151]-[.I152])" office:value-type="float" office:value="80817.6539701945">
            <text:p>80817.65</text:p>
          </table:table-cell>
          <table:table-cell table:style-name="ce60" table:formula="of:=IF([.$C152]&gt;[Datos.$C$4]*12+[Datos.$C$5];&quot;&quot;;[Datos.$C$11]-[.J152])" office:value-type="float" office:value="192.741852877927">
            <text:p>192.74</text:p>
          </table:table-cell>
          <table:table-cell table:style-name="ce69" table:formula="of:=IF([.$C152]&gt;[Datos.$C$4]*12+[Datos.$C$5];&quot;&quot;;[.H151]*[Datos.$C$15])" office:value-type="float" office:value="472.560642301256">
            <text:p>472.56</text:p>
          </table:table-cell>
          <table:table-cell table:formula="of:=IF([.$C1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2]+1" office:value-type="float" office:value="149">
            <text:p>149</text:p>
          </table:table-cell>
          <table:table-cell table:style-name="ce60" table:formula="of:=IF([.$C153]&gt;[Datos.$C$4]*12+[Datos.$C$5];&quot;&quot;;[.D152]-[.E153])" office:value-type="float" office:value="80088.6873283565">
            <text:p>80088.69</text:p>
          </table:table-cell>
          <table:table-cell table:style-name="ce60" table:formula="of:=IF([.$C153]&gt;[Datos.$C$4]*12+[Datos.$C$5];&quot;&quot;;[Datos.$C$9]-[.F153])" office:value-type="float" office:value="196.977807795561">
            <text:p>196.98</text:p>
          </table:table-cell>
          <table:table-cell table:style-name="ce60" table:formula="of:=IF([.$C153]&gt;[Datos.$C$4]*12+[Datos.$C$5];&quot;&quot;;[.D152]*[Datos.$C$14])" office:value-type="float" office:value="453.946823204339">
            <text:p>453.95</text:p>
          </table:table-cell>
          <table:table-cell table:style-name="ce55"/>
          <table:table-cell table:style-name="ce60" table:formula="of:=IF([.$C153]&gt;[Datos.$C$4]*12+[Datos.$C$5];&quot;&quot;;[.H152]-[.I153])" office:value-type="float" office:value="80623.7877898414">
            <text:p>80623.79</text:p>
          </table:table-cell>
          <table:table-cell table:style-name="ce60" table:formula="of:=IF([.$C153]&gt;[Datos.$C$4]*12+[Datos.$C$5];&quot;&quot;;[Datos.$C$11]-[.J153])" office:value-type="float" office:value="193.866180353049">
            <text:p>193.87</text:p>
          </table:table-cell>
          <table:table-cell table:style-name="ce69" table:formula="of:=IF([.$C153]&gt;[Datos.$C$4]*12+[Datos.$C$5];&quot;&quot;;[.H152]*[Datos.$C$15])" office:value-type="float" office:value="471.436314826135">
            <text:p>471.44</text:p>
          </table:table-cell>
          <table:table-cell table:formula="of:=IF([.$C1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3]+1" office:value-type="float" office:value="150">
            <text:p>150</text:p>
          </table:table-cell>
          <table:table-cell table:style-name="ce60" table:formula="of:=IF([.$C154]&gt;[Datos.$C$4]*12+[Datos.$C$5];&quot;&quot;;[.D153]-[.E154])" office:value-type="float" office:value="79890.5957793976">
            <text:p>79890.60</text:p>
          </table:table-cell>
          <table:table-cell table:style-name="ce60" table:formula="of:=IF([.$C154]&gt;[Datos.$C$4]*12+[Datos.$C$5];&quot;&quot;;[Datos.$C$9]-[.F154])" office:value-type="float" office:value="198.091548958929">
            <text:p>198.09</text:p>
          </table:table-cell>
          <table:table-cell table:style-name="ce60" table:formula="of:=IF([.$C154]&gt;[Datos.$C$4]*12+[Datos.$C$5];&quot;&quot;;[.D153]*[Datos.$C$14])" office:value-type="float" office:value="452.83308204097">
            <text:p>452.83</text:p>
          </table:table-cell>
          <table:table-cell table:style-name="ce55"/>
          <table:table-cell table:style-name="ce60" table:formula="of:=IF([.$C154]&gt;[Datos.$C$4]*12+[Datos.$C$5];&quot;&quot;;[.H153]-[.I154])" office:value-type="float" office:value="80428.7907234363">
            <text:p>80428.79</text:p>
          </table:table-cell>
          <table:table-cell table:style-name="ce60" table:formula="of:=IF([.$C154]&gt;[Datos.$C$4]*12+[Datos.$C$5];&quot;&quot;;[Datos.$C$11]-[.J154])" office:value-type="float" office:value="194.997066405108">
            <text:p>195.00</text:p>
          </table:table-cell>
          <table:table-cell table:style-name="ce69" table:formula="of:=IF([.$C154]&gt;[Datos.$C$4]*12+[Datos.$C$5];&quot;&quot;;[.H153]*[Datos.$C$15])" office:value-type="float" office:value="470.305428774075">
            <text:p>470.31</text:p>
          </table:table-cell>
          <table:table-cell table:formula="of:=IF([.$C1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4]+1" office:value-type="float" office:value="151">
            <text:p>151</text:p>
          </table:table-cell>
          <table:table-cell table:style-name="ce60" table:formula="of:=IF([.$C155]&gt;[Datos.$C$4]*12+[Datos.$C$5];&quot;&quot;;[.D154]-[.E155])" office:value-type="float" office:value="79691.3841920208">
            <text:p>79691.38</text:p>
          </table:table-cell>
          <table:table-cell table:style-name="ce60" table:formula="of:=IF([.$C155]&gt;[Datos.$C$4]*12+[Datos.$C$5];&quot;&quot;;[Datos.$C$9]-[.F155])" office:value-type="float" office:value="199.211587376759">
            <text:p>199.21</text:p>
          </table:table-cell>
          <table:table-cell table:style-name="ce60" table:formula="of:=IF([.$C155]&gt;[Datos.$C$4]*12+[Datos.$C$5];&quot;&quot;;[.D154]*[Datos.$C$14])" office:value-type="float" office:value="451.71304362314">
            <text:p>451.71</text:p>
          </table:table-cell>
          <table:table-cell table:style-name="ce55"/>
          <table:table-cell table:style-name="ce60" table:formula="of:=IF([.$C155]&gt;[Datos.$C$4]*12+[Datos.$C$5];&quot;&quot;;[.H154]-[.I155])" office:value-type="float" office:value="80232.6561741439">
            <text:p>80232.66</text:p>
          </table:table-cell>
          <table:table-cell table:style-name="ce60" table:formula="of:=IF([.$C155]&gt;[Datos.$C$4]*12+[Datos.$C$5];&quot;&quot;;[Datos.$C$11]-[.J155])" office:value-type="float" office:value="196.134549292471">
            <text:p>196.13</text:p>
          </table:table-cell>
          <table:table-cell table:style-name="ce69" table:formula="of:=IF([.$C155]&gt;[Datos.$C$4]*12+[Datos.$C$5];&quot;&quot;;[.H154]*[Datos.$C$15])" office:value-type="float" office:value="469.167945886712">
            <text:p>469.17</text:p>
          </table:table-cell>
          <table:table-cell table:formula="of:=IF([.$C1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5]+1" office:value-type="float" office:value="152">
            <text:p>152</text:p>
          </table:table-cell>
          <table:table-cell table:style-name="ce60" table:formula="of:=IF([.$C156]&gt;[Datos.$C$4]*12+[Datos.$C$5];&quot;&quot;;[.D155]-[.E156])" office:value-type="float" office:value="79491.0462333662">
            <text:p>79491.05</text:p>
          </table:table-cell>
          <table:table-cell table:style-name="ce60" table:formula="of:=IF([.$C156]&gt;[Datos.$C$4]*12+[Datos.$C$5];&quot;&quot;;[Datos.$C$9]-[.F156])" office:value-type="float" office:value="200.337958654643">
            <text:p>200.34</text:p>
          </table:table-cell>
          <table:table-cell table:style-name="ce60" table:formula="of:=IF([.$C156]&gt;[Datos.$C$4]*12+[Datos.$C$5];&quot;&quot;;[.D155]*[Datos.$C$14])" office:value-type="float" office:value="450.586672345256">
            <text:p>450.59</text:p>
          </table:table-cell>
          <table:table-cell table:style-name="ce55"/>
          <table:table-cell table:style-name="ce60" table:formula="of:=IF([.$C156]&gt;[Datos.$C$4]*12+[Datos.$C$5];&quot;&quot;;[.H155]-[.I156])" office:value-type="float" office:value="80035.3775066472">
            <text:p>80035.38</text:p>
          </table:table-cell>
          <table:table-cell table:style-name="ce60" table:formula="of:=IF([.$C156]&gt;[Datos.$C$4]*12+[Datos.$C$5];&quot;&quot;;[Datos.$C$11]-[.J156])" office:value-type="float" office:value="197.278667496677">
            <text:p>197.28</text:p>
          </table:table-cell>
          <table:table-cell table:style-name="ce69" table:formula="of:=IF([.$C156]&gt;[Datos.$C$4]*12+[Datos.$C$5];&quot;&quot;;[.H155]*[Datos.$C$15])" office:value-type="float" office:value="468.023827682506">
            <text:p>468.02</text:p>
          </table:table-cell>
          <table:table-cell table:formula="of:=IF([.$C1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6]+1" office:value-type="float" office:value="153">
            <text:p>153</text:p>
          </table:table-cell>
          <table:table-cell table:style-name="ce60" table:formula="of:=IF([.$C157]&gt;[Datos.$C$4]*12+[Datos.$C$5];&quot;&quot;;[.D156]-[.E157])" office:value-type="float" office:value="79289.5755347667">
            <text:p>79289.58</text:p>
          </table:table-cell>
          <table:table-cell table:style-name="ce60" table:formula="of:=IF([.$C157]&gt;[Datos.$C$4]*12+[Datos.$C$5];&quot;&quot;;[Datos.$C$9]-[.F157])" office:value-type="float" office:value="201.470698599493">
            <text:p>201.47</text:p>
          </table:table-cell>
          <table:table-cell table:style-name="ce60" table:formula="of:=IF([.$C157]&gt;[Datos.$C$4]*12+[Datos.$C$5];&quot;&quot;;[.D156]*[Datos.$C$14])" office:value-type="float" office:value="449.453932400407">
            <text:p>449.45</text:p>
          </table:table-cell>
          <table:table-cell table:style-name="ce55"/>
          <table:table-cell table:style-name="ce60" table:formula="of:=IF([.$C157]&gt;[Datos.$C$4]*12+[Datos.$C$5];&quot;&quot;;[.H156]-[.I157])" office:value-type="float" office:value="79836.9480469234">
            <text:p>79836.95</text:p>
          </table:table-cell>
          <table:table-cell table:style-name="ce60" table:formula="of:=IF([.$C157]&gt;[Datos.$C$4]*12+[Datos.$C$5];&quot;&quot;;[Datos.$C$11]-[.J157])" office:value-type="float" office:value="198.429459723741">
            <text:p>198.43</text:p>
          </table:table-cell>
          <table:table-cell table:style-name="ce69" table:formula="of:=IF([.$C157]&gt;[Datos.$C$4]*12+[Datos.$C$5];&quot;&quot;;[.H156]*[Datos.$C$15])" office:value-type="float" office:value="466.873035455442">
            <text:p>466.87</text:p>
          </table:table-cell>
          <table:table-cell table:formula="of:=IF([.$C1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7]+1" office:value-type="float" office:value="154">
            <text:p>154</text:p>
          </table:table-cell>
          <table:table-cell table:style-name="ce60" table:formula="of:=IF([.$C158]&gt;[Datos.$C$4]*12+[Datos.$C$5];&quot;&quot;;[.D157]-[.E158])" office:value-type="float" office:value="79086.965691546">
            <text:p>79086.97</text:p>
          </table:table-cell>
          <table:table-cell table:style-name="ce60" table:formula="of:=IF([.$C158]&gt;[Datos.$C$4]*12+[Datos.$C$5];&quot;&quot;;[Datos.$C$9]-[.F158])" office:value-type="float" office:value="202.609843220676">
            <text:p>202.61</text:p>
          </table:table-cell>
          <table:table-cell table:style-name="ce60" table:formula="of:=IF([.$C158]&gt;[Datos.$C$4]*12+[Datos.$C$5];&quot;&quot;;[.D157]*[Datos.$C$14])" office:value-type="float" office:value="448.314787779223">
            <text:p>448.31</text:p>
          </table:table-cell>
          <table:table-cell table:style-name="ce55"/>
          <table:table-cell table:style-name="ce60" table:formula="of:=IF([.$C158]&gt;[Datos.$C$4]*12+[Datos.$C$5];&quot;&quot;;[.H157]-[.I158])" office:value-type="float" office:value="79637.361082018">
            <text:p>79637.36</text:p>
          </table:table-cell>
          <table:table-cell table:style-name="ce60" table:formula="of:=IF([.$C158]&gt;[Datos.$C$4]*12+[Datos.$C$5];&quot;&quot;;[Datos.$C$11]-[.J158])" office:value-type="float" office:value="199.586964905463">
            <text:p>199.59</text:p>
          </table:table-cell>
          <table:table-cell table:style-name="ce69" table:formula="of:=IF([.$C158]&gt;[Datos.$C$4]*12+[Datos.$C$5];&quot;&quot;;[.H157]*[Datos.$C$15])" office:value-type="float" office:value="465.71553027372">
            <text:p>465.72</text:p>
          </table:table-cell>
          <table:table-cell table:formula="of:=IF([.$C1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58]+1" office:value-type="float" office:value="155">
            <text:p>155</text:p>
          </table:table-cell>
          <table:table-cell table:style-name="ce60" table:formula="of:=IF([.$C159]&gt;[Datos.$C$4]*12+[Datos.$C$5];&quot;&quot;;[.D158]-[.E159])" office:value-type="float" office:value="78883.2102628148">
            <text:p>78883.21</text:p>
          </table:table-cell>
          <table:table-cell table:style-name="ce60" table:formula="of:=IF([.$C159]&gt;[Datos.$C$4]*12+[Datos.$C$5];&quot;&quot;;[Datos.$C$9]-[.F159])" office:value-type="float" office:value="203.755428731165">
            <text:p>203.76</text:p>
          </table:table-cell>
          <table:table-cell table:style-name="ce60" table:formula="of:=IF([.$C159]&gt;[Datos.$C$4]*12+[Datos.$C$5];&quot;&quot;;[.D158]*[Datos.$C$14])" office:value-type="float" office:value="447.169202268734">
            <text:p>447.17</text:p>
          </table:table-cell>
          <table:table-cell table:style-name="ce55"/>
          <table:table-cell table:style-name="ce60" table:formula="of:=IF([.$C159]&gt;[Datos.$C$4]*12+[Datos.$C$5];&quot;&quot;;[.H158]-[.I159])" office:value-type="float" office:value="79436.6098598172">
            <text:p>79436.61</text:p>
          </table:table-cell>
          <table:table-cell table:style-name="ce60" table:formula="of:=IF([.$C159]&gt;[Datos.$C$4]*12+[Datos.$C$5];&quot;&quot;;[Datos.$C$11]-[.J159])" office:value-type="float" office:value="200.751222200745">
            <text:p>200.75</text:p>
          </table:table-cell>
          <table:table-cell table:style-name="ce69" table:formula="of:=IF([.$C159]&gt;[Datos.$C$4]*12+[Datos.$C$5];&quot;&quot;;[.H158]*[Datos.$C$15])" office:value-type="float" office:value="464.551272978438">
            <text:p>464.55</text:p>
          </table:table-cell>
          <table:table-cell table:formula="of:=IF([.$C1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48]+1" office:value-type="float" office:value="13">
            <text:p>13</text:p>
          </table:table-cell>
          <table:table-cell table:style-name="ce54" table:formula="of:=[.C159]+1" office:value-type="float" office:value="156">
            <text:p>156</text:p>
          </table:table-cell>
          <table:table-cell table:style-name="ce59" table:formula="of:=IF([.$C160]&gt;[Datos.$C$4]*12+[Datos.$C$5];&quot;&quot;;[.D159]-[.E160])" office:value-type="float" office:value="78678.3027712661">
            <text:p>78678.30</text:p>
          </table:table-cell>
          <table:table-cell table:style-name="ce59" table:formula="of:=IF([.$C160]&gt;[Datos.$C$4]*12+[Datos.$C$5];&quot;&quot;;[Datos.$C$9]-[.F160])" office:value-type="float" office:value="204.907491548685">
            <text:p>204.91</text:p>
          </table:table-cell>
          <table:table-cell table:style-name="ce59" table:formula="of:=IF([.$C160]&gt;[Datos.$C$4]*12+[Datos.$C$5];&quot;&quot;;[.D159]*[Datos.$C$14])" office:value-type="float" office:value="446.017139451215">
            <text:p>446.02</text:p>
          </table:table-cell>
          <table:table-cell table:style-name="ce54"/>
          <table:table-cell table:style-name="ce59" table:formula="of:=IF([.$C160]&gt;[Datos.$C$4]*12+[Datos.$C$5];&quot;&quot;;[.H159]-[.I160])" office:value-type="float" office:value="79234.6875888203">
            <text:p>79234.69</text:p>
          </table:table-cell>
          <table:table-cell table:style-name="ce59" table:formula="of:=IF([.$C160]&gt;[Datos.$C$4]*12+[Datos.$C$5];&quot;&quot;;[Datos.$C$11]-[.J160])" office:value-type="float" office:value="201.922270996916">
            <text:p>201.92</text:p>
          </table:table-cell>
          <table:table-cell table:style-name="ce70" table:formula="of:=IF([.$C160]&gt;[Datos.$C$4]*12+[Datos.$C$5];&quot;&quot;;[.H159]*[Datos.$C$15])" office:value-type="float" office:value="463.380224182267">
            <text:p>463.38</text:p>
          </table:table-cell>
          <table:table-cell table:formula="of:=IF([.$C1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0]+1" office:value-type="float" office:value="157">
            <text:p>157</text:p>
          </table:table-cell>
          <table:table-cell table:style-name="ce60" table:formula="of:=IF([.$C161]&gt;[Datos.$C$4]*12+[Datos.$C$5];&quot;&quot;;[.D160]-[.E161])" office:value-type="float" office:value="78472.2367029693">
            <text:p>78472.24</text:p>
          </table:table-cell>
          <table:table-cell table:style-name="ce60" table:formula="of:=IF([.$C161]&gt;[Datos.$C$4]*12+[Datos.$C$5];&quot;&quot;;[Datos.$C$9]-[.F161])" office:value-type="float" office:value="206.066068296869">
            <text:p>206.07</text:p>
          </table:table-cell>
          <table:table-cell table:style-name="ce60" table:formula="of:=IF([.$C161]&gt;[Datos.$C$4]*12+[Datos.$C$5];&quot;&quot;;[.D160]*[Datos.$C$14])" office:value-type="float" office:value="444.85856270303">
            <text:p>444.86</text:p>
          </table:table-cell>
          <table:table-cell table:style-name="ce55"/>
          <table:table-cell table:style-name="ce60" table:formula="of:=IF([.$C161]&gt;[Datos.$C$4]*12+[Datos.$C$5];&quot;&quot;;[.H160]-[.I161])" office:value-type="float" office:value="79031.5874379092">
            <text:p>79031.59</text:p>
          </table:table-cell>
          <table:table-cell table:style-name="ce60" table:formula="of:=IF([.$C161]&gt;[Datos.$C$4]*12+[Datos.$C$5];&quot;&quot;;[Datos.$C$11]-[.J161])" office:value-type="float" office:value="203.100150911065">
            <text:p>203.10</text:p>
          </table:table-cell>
          <table:table-cell table:style-name="ce69" table:formula="of:=IF([.$C161]&gt;[Datos.$C$4]*12+[Datos.$C$5];&quot;&quot;;[.H160]*[Datos.$C$15])" office:value-type="float" office:value="462.202344268118">
            <text:p>462.20</text:p>
          </table:table-cell>
          <table:table-cell table:formula="of:=IF([.$C1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1]+1" office:value-type="float" office:value="158">
            <text:p>158</text:p>
          </table:table-cell>
          <table:table-cell table:style-name="ce60" table:formula="of:=IF([.$C162]&gt;[Datos.$C$4]*12+[Datos.$C$5];&quot;&quot;;[.D161]-[.E162])" office:value-type="float" office:value="78265.0055071628">
            <text:p>78265.01</text:p>
          </table:table-cell>
          <table:table-cell table:style-name="ce60" table:formula="of:=IF([.$C162]&gt;[Datos.$C$4]*12+[Datos.$C$5];&quot;&quot;;[Datos.$C$9]-[.F162])" office:value-type="float" office:value="207.231195806431">
            <text:p>207.23</text:p>
          </table:table-cell>
          <table:table-cell table:style-name="ce60" table:formula="of:=IF([.$C162]&gt;[Datos.$C$4]*12+[Datos.$C$5];&quot;&quot;;[.D161]*[Datos.$C$14])" office:value-type="float" office:value="443.693435193469">
            <text:p>443.69</text:p>
          </table:table-cell>
          <table:table-cell table:style-name="ce55"/>
          <table:table-cell table:style-name="ce60" table:formula="of:=IF([.$C162]&gt;[Datos.$C$4]*12+[Datos.$C$5];&quot;&quot;;[.H161]-[.I162])" office:value-type="float" office:value="78827.3025361179">
            <text:p>78827.30</text:p>
          </table:table-cell>
          <table:table-cell table:style-name="ce60" table:formula="of:=IF([.$C162]&gt;[Datos.$C$4]*12+[Datos.$C$5];&quot;&quot;;[Datos.$C$11]-[.J162])" office:value-type="float" office:value="204.284901791379">
            <text:p>204.28</text:p>
          </table:table-cell>
          <table:table-cell table:style-name="ce69" table:formula="of:=IF([.$C162]&gt;[Datos.$C$4]*12+[Datos.$C$5];&quot;&quot;;[.H161]*[Datos.$C$15])" office:value-type="float" office:value="461.017593387804">
            <text:p>461.02</text:p>
          </table:table-cell>
          <table:table-cell table:formula="of:=IF([.$C1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2]+1" office:value-type="float" office:value="159">
            <text:p>159</text:p>
          </table:table-cell>
          <table:table-cell table:style-name="ce60" table:formula="of:=IF([.$C163]&gt;[Datos.$C$4]*12+[Datos.$C$5];&quot;&quot;;[.D162]-[.E163])" office:value-type="float" office:value="78056.6025960465">
            <text:p>78056.60</text:p>
          </table:table-cell>
          <table:table-cell table:style-name="ce60" table:formula="of:=IF([.$C163]&gt;[Datos.$C$4]*12+[Datos.$C$5];&quot;&quot;;[Datos.$C$9]-[.F163])" office:value-type="float" office:value="208.402911116326">
            <text:p>208.40</text:p>
          </table:table-cell>
          <table:table-cell table:style-name="ce60" table:formula="of:=IF([.$C163]&gt;[Datos.$C$4]*12+[Datos.$C$5];&quot;&quot;;[.D162]*[Datos.$C$14])" office:value-type="float" office:value="442.521719883573">
            <text:p>442.52</text:p>
          </table:table-cell>
          <table:table-cell table:style-name="ce55"/>
          <table:table-cell table:style-name="ce60" table:formula="of:=IF([.$C163]&gt;[Datos.$C$4]*12+[Datos.$C$5];&quot;&quot;;[.H162]-[.I163])" office:value-type="float" office:value="78621.8259723994">
            <text:p>78621.83</text:p>
          </table:table-cell>
          <table:table-cell table:style-name="ce60" table:formula="of:=IF([.$C163]&gt;[Datos.$C$4]*12+[Datos.$C$5];&quot;&quot;;[Datos.$C$11]-[.J163])" office:value-type="float" office:value="205.476563718496">
            <text:p>205.48</text:p>
          </table:table-cell>
          <table:table-cell table:style-name="ce69" table:formula="of:=IF([.$C163]&gt;[Datos.$C$4]*12+[Datos.$C$5];&quot;&quot;;[.H162]*[Datos.$C$15])" office:value-type="float" office:value="459.825931460688">
            <text:p>459.83</text:p>
          </table:table-cell>
          <table:table-cell table:formula="of:=IF([.$C1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3]+1" office:value-type="float" office:value="160">
            <text:p>160</text:p>
          </table:table-cell>
          <table:table-cell table:style-name="ce60" table:formula="of:=IF([.$C164]&gt;[Datos.$C$4]*12+[Datos.$C$5];&quot;&quot;;[.D163]-[.E164])" office:value-type="float" office:value="77847.0213445716">
            <text:p>77847.02</text:p>
          </table:table-cell>
          <table:table-cell table:style-name="ce60" table:formula="of:=IF([.$C164]&gt;[Datos.$C$4]*12+[Datos.$C$5];&quot;&quot;;[Datos.$C$9]-[.F164])" office:value-type="float" office:value="209.581251474936">
            <text:p>209.58</text:p>
          </table:table-cell>
          <table:table-cell table:style-name="ce60" table:formula="of:=IF([.$C164]&gt;[Datos.$C$4]*12+[Datos.$C$5];&quot;&quot;;[.D163]*[Datos.$C$14])" office:value-type="float" office:value="441.343379524963">
            <text:p>441.34</text:p>
          </table:table-cell>
          <table:table-cell table:style-name="ce55"/>
          <table:table-cell table:style-name="ce60" table:formula="of:=IF([.$C164]&gt;[Datos.$C$4]*12+[Datos.$C$5];&quot;&quot;;[.H163]-[.I164])" office:value-type="float" office:value="78415.1507953925">
            <text:p>78415.15</text:p>
          </table:table-cell>
          <table:table-cell table:style-name="ce60" table:formula="of:=IF([.$C164]&gt;[Datos.$C$4]*12+[Datos.$C$5];&quot;&quot;;[Datos.$C$11]-[.J164])" office:value-type="float" office:value="206.675177006854">
            <text:p>206.68</text:p>
          </table:table-cell>
          <table:table-cell table:style-name="ce69" table:formula="of:=IF([.$C164]&gt;[Datos.$C$4]*12+[Datos.$C$5];&quot;&quot;;[.H163]*[Datos.$C$15])" office:value-type="float" office:value="458.62731817233">
            <text:p>458.63</text:p>
          </table:table-cell>
          <table:table-cell table:formula="of:=IF([.$C16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4]+1" office:value-type="float" office:value="161">
            <text:p>161</text:p>
          </table:table-cell>
          <table:table-cell table:style-name="ce60" table:formula="of:=IF([.$C165]&gt;[Datos.$C$4]*12+[Datos.$C$5];&quot;&quot;;[.D164]-[.E165])" office:value-type="float" office:value="77636.2550902303">
            <text:p>77636.26</text:p>
          </table:table-cell>
          <table:table-cell table:style-name="ce60" table:formula="of:=IF([.$C165]&gt;[Datos.$C$4]*12+[Datos.$C$5];&quot;&quot;;[Datos.$C$9]-[.F165])" office:value-type="float" office:value="210.76625434125">
            <text:p>210.77</text:p>
          </table:table-cell>
          <table:table-cell table:style-name="ce60" table:formula="of:=IF([.$C165]&gt;[Datos.$C$4]*12+[Datos.$C$5];&quot;&quot;;[.D164]*[Datos.$C$14])" office:value-type="float" office:value="440.158376658649">
            <text:p>440.16</text:p>
          </table:table-cell>
          <table:table-cell table:style-name="ce55"/>
          <table:table-cell table:style-name="ce60" table:formula="of:=IF([.$C165]&gt;[Datos.$C$4]*12+[Datos.$C$5];&quot;&quot;;[.H164]-[.I165])" office:value-type="float" office:value="78207.2700131865">
            <text:p>78207.27</text:p>
          </table:table-cell>
          <table:table-cell table:style-name="ce60" table:formula="of:=IF([.$C165]&gt;[Datos.$C$4]*12+[Datos.$C$5];&quot;&quot;;[Datos.$C$11]-[.J165])" office:value-type="float" office:value="207.88078220606">
            <text:p>207.88</text:p>
          </table:table-cell>
          <table:table-cell table:style-name="ce69" table:formula="of:=IF([.$C165]&gt;[Datos.$C$4]*12+[Datos.$C$5];&quot;&quot;;[.H164]*[Datos.$C$15])" office:value-type="float" office:value="457.421712973123">
            <text:p>457.42</text:p>
          </table:table-cell>
          <table:table-cell table:formula="of:=IF([.$C1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5]+1" office:value-type="float" office:value="162">
            <text:p>162</text:p>
          </table:table-cell>
          <table:table-cell table:style-name="ce60" table:formula="of:=IF([.$C166]&gt;[Datos.$C$4]*12+[Datos.$C$5];&quot;&quot;;[.D165]-[.E166])" office:value-type="float" office:value="77424.2971328443">
            <text:p>77424.30</text:p>
          </table:table-cell>
          <table:table-cell table:style-name="ce60" table:formula="of:=IF([.$C166]&gt;[Datos.$C$4]*12+[Datos.$C$5];&quot;&quot;;[Datos.$C$9]-[.F166])" office:value-type="float" office:value="211.957957386054">
            <text:p>211.96</text:p>
          </table:table-cell>
          <table:table-cell table:style-name="ce60" table:formula="of:=IF([.$C166]&gt;[Datos.$C$4]*12+[Datos.$C$5];&quot;&quot;;[.D165]*[Datos.$C$14])" office:value-type="float" office:value="438.966673613845">
            <text:p>438.97</text:p>
          </table:table-cell>
          <table:table-cell table:style-name="ce55"/>
          <table:table-cell table:style-name="ce60" table:formula="of:=IF([.$C166]&gt;[Datos.$C$4]*12+[Datos.$C$5];&quot;&quot;;[.H165]-[.I166])" office:value-type="float" office:value="77998.1765930842">
            <text:p>77998.18</text:p>
          </table:table-cell>
          <table:table-cell table:style-name="ce60" table:formula="of:=IF([.$C166]&gt;[Datos.$C$4]*12+[Datos.$C$5];&quot;&quot;;[Datos.$C$11]-[.J166])" office:value-type="float" office:value="209.093420102262">
            <text:p>209.09</text:p>
          </table:table-cell>
          <table:table-cell table:style-name="ce69" table:formula="of:=IF([.$C166]&gt;[Datos.$C$4]*12+[Datos.$C$5];&quot;&quot;;[.H165]*[Datos.$C$15])" office:value-type="float" office:value="456.209075076921">
            <text:p>456.21</text:p>
          </table:table-cell>
          <table:table-cell table:formula="of:=IF([.$C1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6]+1" office:value-type="float" office:value="163">
            <text:p>163</text:p>
          </table:table-cell>
          <table:table-cell table:style-name="ce60" table:formula="of:=IF([.$C167]&gt;[Datos.$C$4]*12+[Datos.$C$5];&quot;&quot;;[.D166]-[.E167])" office:value-type="float" office:value="77211.1407343512">
            <text:p>77211.14</text:p>
          </table:table-cell>
          <table:table-cell table:style-name="ce60" table:formula="of:=IF([.$C167]&gt;[Datos.$C$4]*12+[Datos.$C$5];&quot;&quot;;[Datos.$C$9]-[.F167])" office:value-type="float" office:value="213.156398493132">
            <text:p>213.16</text:p>
          </table:table-cell>
          <table:table-cell table:style-name="ce60" table:formula="of:=IF([.$C167]&gt;[Datos.$C$4]*12+[Datos.$C$5];&quot;&quot;;[.D166]*[Datos.$C$14])" office:value-type="float" office:value="437.768232506767">
            <text:p>437.77</text:p>
          </table:table-cell>
          <table:table-cell table:style-name="ce55"/>
          <table:table-cell table:style-name="ce60" table:formula="of:=IF([.$C167]&gt;[Datos.$C$4]*12+[Datos.$C$5];&quot;&quot;;[.H166]-[.I167])" office:value-type="float" office:value="77787.8634613647">
            <text:p>77787.86</text:p>
          </table:table-cell>
          <table:table-cell table:style-name="ce60" table:formula="of:=IF([.$C167]&gt;[Datos.$C$4]*12+[Datos.$C$5];&quot;&quot;;[Datos.$C$11]-[.J167])" office:value-type="float" office:value="210.313131719525">
            <text:p>210.31</text:p>
          </table:table-cell>
          <table:table-cell table:style-name="ce69" table:formula="of:=IF([.$C167]&gt;[Datos.$C$4]*12+[Datos.$C$5];&quot;&quot;;[.H166]*[Datos.$C$15])" office:value-type="float" office:value="454.989363459658">
            <text:p>454.99</text:p>
          </table:table-cell>
          <table:table-cell table:formula="of:=IF([.$C1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7]+1" office:value-type="float" office:value="164">
            <text:p>164</text:p>
          </table:table-cell>
          <table:table-cell table:style-name="ce60" table:formula="of:=IF([.$C168]&gt;[Datos.$C$4]*12+[Datos.$C$5];&quot;&quot;;[.D167]-[.E168])" office:value-type="float" office:value="76996.7791185907">
            <text:p>76996.78</text:p>
          </table:table-cell>
          <table:table-cell table:style-name="ce60" table:formula="of:=IF([.$C168]&gt;[Datos.$C$4]*12+[Datos.$C$5];&quot;&quot;;[Datos.$C$9]-[.F168])" office:value-type="float" office:value="214.361615760468">
            <text:p>214.36</text:p>
          </table:table-cell>
          <table:table-cell table:style-name="ce60" table:formula="of:=IF([.$C168]&gt;[Datos.$C$4]*12+[Datos.$C$5];&quot;&quot;;[.D167]*[Datos.$C$14])" office:value-type="float" office:value="436.563015239431">
            <text:p>436.56</text:p>
          </table:table-cell>
          <table:table-cell table:style-name="ce55"/>
          <table:table-cell table:style-name="ce60" table:formula="of:=IF([.$C168]&gt;[Datos.$C$4]*12+[Datos.$C$5];&quot;&quot;;[.H167]-[.I168])" office:value-type="float" office:value="77576.3235030435">
            <text:p>77576.32</text:p>
          </table:table-cell>
          <table:table-cell table:style-name="ce60" table:formula="of:=IF([.$C168]&gt;[Datos.$C$4]*12+[Datos.$C$5];&quot;&quot;;[Datos.$C$11]-[.J168])" office:value-type="float" office:value="211.539958321223">
            <text:p>211.54</text:p>
          </table:table-cell>
          <table:table-cell table:style-name="ce69" table:formula="of:=IF([.$C168]&gt;[Datos.$C$4]*12+[Datos.$C$5];&quot;&quot;;[.H167]*[Datos.$C$15])" office:value-type="float" office:value="453.762536857961">
            <text:p>453.76</text:p>
          </table:table-cell>
          <table:table-cell table:formula="of:=IF([.$C1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8]+1" office:value-type="float" office:value="165">
            <text:p>165</text:p>
          </table:table-cell>
          <table:table-cell table:style-name="ce60" table:formula="of:=IF([.$C169]&gt;[Datos.$C$4]*12+[Datos.$C$5];&quot;&quot;;[.D168]-[.E169])" office:value-type="float" office:value="76781.2054710892">
            <text:p>76781.21</text:p>
          </table:table-cell>
          <table:table-cell table:style-name="ce60" table:formula="of:=IF([.$C169]&gt;[Datos.$C$4]*12+[Datos.$C$5];&quot;&quot;;[Datos.$C$9]-[.F169])" office:value-type="float" office:value="215.573647501457">
            <text:p>215.57</text:p>
          </table:table-cell>
          <table:table-cell table:style-name="ce60" table:formula="of:=IF([.$C169]&gt;[Datos.$C$4]*12+[Datos.$C$5];&quot;&quot;;[.D168]*[Datos.$C$14])" office:value-type="float" office:value="435.350983498442">
            <text:p>435.35</text:p>
          </table:table-cell>
          <table:table-cell table:style-name="ce55"/>
          <table:table-cell table:style-name="ce60" table:formula="of:=IF([.$C169]&gt;[Datos.$C$4]*12+[Datos.$C$5];&quot;&quot;;[.H168]-[.I169])" office:value-type="float" office:value="77363.549561632">
            <text:p>77363.55</text:p>
          </table:table-cell>
          <table:table-cell table:style-name="ce60" table:formula="of:=IF([.$C169]&gt;[Datos.$C$4]*12+[Datos.$C$5];&quot;&quot;;[Datos.$C$11]-[.J169])" office:value-type="float" office:value="212.77394141143">
            <text:p>212.77</text:p>
          </table:table-cell>
          <table:table-cell table:style-name="ce69" table:formula="of:=IF([.$C169]&gt;[Datos.$C$4]*12+[Datos.$C$5];&quot;&quot;;[.H168]*[Datos.$C$15])" office:value-type="float" office:value="452.528553767754">
            <text:p>452.53</text:p>
          </table:table-cell>
          <table:table-cell table:formula="of:=IF([.$C1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69]+1" office:value-type="float" office:value="166">
            <text:p>166</text:p>
          </table:table-cell>
          <table:table-cell table:style-name="ce60" table:formula="of:=IF([.$C170]&gt;[Datos.$C$4]*12+[Datos.$C$5];&quot;&quot;;[.D169]-[.E170])" office:value-type="float" office:value="76564.4129388431">
            <text:p>76564.41</text:p>
          </table:table-cell>
          <table:table-cell table:style-name="ce60" table:formula="of:=IF([.$C170]&gt;[Datos.$C$4]*12+[Datos.$C$5];&quot;&quot;;[Datos.$C$9]-[.F170])" office:value-type="float" office:value="216.792532246124">
            <text:p>216.79</text:p>
          </table:table-cell>
          <table:table-cell table:style-name="ce60" table:formula="of:=IF([.$C170]&gt;[Datos.$C$4]*12+[Datos.$C$5];&quot;&quot;;[.D169]*[Datos.$C$14])" office:value-type="float" office:value="434.132098753776">
            <text:p>434.13</text:p>
          </table:table-cell>
          <table:table-cell table:style-name="ce55"/>
          <table:table-cell table:style-name="ce60" table:formula="of:=IF([.$C170]&gt;[Datos.$C$4]*12+[Datos.$C$5];&quot;&quot;;[.H169]-[.I170])" office:value-type="float" office:value="77149.5344388957">
            <text:p>77149.53</text:p>
          </table:table-cell>
          <table:table-cell table:style-name="ce60" table:formula="of:=IF([.$C170]&gt;[Datos.$C$4]*12+[Datos.$C$5];&quot;&quot;;[Datos.$C$11]-[.J170])" office:value-type="float" office:value="214.01512273633">
            <text:p>214.02</text:p>
          </table:table-cell>
          <table:table-cell table:style-name="ce69" table:formula="of:=IF([.$C170]&gt;[Datos.$C$4]*12+[Datos.$C$5];&quot;&quot;;[.H169]*[Datos.$C$15])" office:value-type="float" office:value="451.287372442853">
            <text:p>451.29</text:p>
          </table:table-cell>
          <table:table-cell table:formula="of:=IF([.$C1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0]+1" office:value-type="float" office:value="167">
            <text:p>167</text:p>
          </table:table-cell>
          <table:table-cell table:style-name="ce60" table:formula="of:=IF([.$C171]&gt;[Datos.$C$4]*12+[Datos.$C$5];&quot;&quot;;[.D170]-[.E171])" office:value-type="float" office:value="76346.3946301008">
            <text:p>76346.39</text:p>
          </table:table-cell>
          <table:table-cell table:style-name="ce60" table:formula="of:=IF([.$C171]&gt;[Datos.$C$4]*12+[Datos.$C$5];&quot;&quot;;[Datos.$C$9]-[.F171])" office:value-type="float" office:value="218.018308742347">
            <text:p>218.02</text:p>
          </table:table-cell>
          <table:table-cell table:style-name="ce60" table:formula="of:=IF([.$C171]&gt;[Datos.$C$4]*12+[Datos.$C$5];&quot;&quot;;[.D170]*[Datos.$C$14])" office:value-type="float" office:value="432.906322257552">
            <text:p>432.91</text:p>
          </table:table-cell>
          <table:table-cell table:style-name="ce55"/>
          <table:table-cell table:style-name="ce60" table:formula="of:=IF([.$C171]&gt;[Datos.$C$4]*12+[Datos.$C$5];&quot;&quot;;[.H170]-[.I171])" office:value-type="float" office:value="76934.2708946101">
            <text:p>76934.27</text:p>
          </table:table-cell>
          <table:table-cell table:style-name="ce60" table:formula="of:=IF([.$C171]&gt;[Datos.$C$4]*12+[Datos.$C$5];&quot;&quot;;[Datos.$C$11]-[.J171])" office:value-type="float" office:value="215.263544285625">
            <text:p>215.26</text:p>
          </table:table-cell>
          <table:table-cell table:style-name="ce69" table:formula="of:=IF([.$C171]&gt;[Datos.$C$4]*12+[Datos.$C$5];&quot;&quot;;[.H170]*[Datos.$C$15])" office:value-type="float" office:value="450.038950893558">
            <text:p>450.04</text:p>
          </table:table-cell>
          <table:table-cell table:formula="of:=IF([.$C1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60]+1" office:value-type="float" office:value="14">
            <text:p>14</text:p>
          </table:table-cell>
          <table:table-cell table:style-name="ce54" table:formula="of:=[.C171]+1" office:value-type="float" office:value="168">
            <text:p>168</text:p>
          </table:table-cell>
          <table:table-cell table:style-name="ce59" table:formula="of:=IF([.$C172]&gt;[Datos.$C$4]*12+[Datos.$C$5];&quot;&quot;;[.D171]-[.E172])" office:value-type="float" office:value="76127.1436141437">
            <text:p>76127.14</text:p>
          </table:table-cell>
          <table:table-cell table:style-name="ce59" table:formula="of:=IF([.$C172]&gt;[Datos.$C$4]*12+[Datos.$C$5];&quot;&quot;;[Datos.$C$9]-[.F172])" office:value-type="float" office:value="219.251015957092">
            <text:p>219.25</text:p>
          </table:table-cell>
          <table:table-cell table:style-name="ce59" table:formula="of:=IF([.$C172]&gt;[Datos.$C$4]*12+[Datos.$C$5];&quot;&quot;;[.D171]*[Datos.$C$14])" office:value-type="float" office:value="431.673615042807">
            <text:p>431.67</text:p>
          </table:table-cell>
          <table:table-cell table:style-name="ce54"/>
          <table:table-cell table:style-name="ce59" table:formula="of:=IF([.$C172]&gt;[Datos.$C$4]*12+[Datos.$C$5];&quot;&quot;;[.H171]-[.I172])" office:value-type="float" office:value="76717.7516463161">
            <text:p>76717.75</text:p>
          </table:table-cell>
          <table:table-cell table:style-name="ce59" table:formula="of:=IF([.$C172]&gt;[Datos.$C$4]*12+[Datos.$C$5];&quot;&quot;;[Datos.$C$11]-[.J172])" office:value-type="float" office:value="216.519248293958">
            <text:p>216.52</text:p>
          </table:table-cell>
          <table:table-cell table:style-name="ce70" table:formula="of:=IF([.$C172]&gt;[Datos.$C$4]*12+[Datos.$C$5];&quot;&quot;;[.H171]*[Datos.$C$15])" office:value-type="float" office:value="448.783246885225">
            <text:p>448.78</text:p>
          </table:table-cell>
          <table:table-cell table:formula="of:=IF([.$C1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2]+1" office:value-type="float" office:value="169">
            <text:p>169</text:p>
          </table:table-cell>
          <table:table-cell table:style-name="ce60" table:formula="of:=IF([.$C173]&gt;[Datos.$C$4]*12+[Datos.$C$5];&quot;&quot;;[.D172]-[.E173])" office:value-type="float" office:value="75906.652921066">
            <text:p>75906.65</text:p>
          </table:table-cell>
          <table:table-cell table:style-name="ce60" table:formula="of:=IF([.$C173]&gt;[Datos.$C$4]*12+[Datos.$C$5];&quot;&quot;;[Datos.$C$9]-[.F173])" office:value-type="float" office:value="220.49069307765">
            <text:p>220.49</text:p>
          </table:table-cell>
          <table:table-cell table:style-name="ce60" table:formula="of:=IF([.$C173]&gt;[Datos.$C$4]*12+[Datos.$C$5];&quot;&quot;;[.D172]*[Datos.$C$14])" office:value-type="float" office:value="430.433937922249">
            <text:p>430.43</text:p>
          </table:table-cell>
          <table:table-cell table:style-name="ce55"/>
          <table:table-cell table:style-name="ce60" table:formula="of:=IF([.$C173]&gt;[Datos.$C$4]*12+[Datos.$C$5];&quot;&quot;;[.H172]-[.I173])" office:value-type="float" office:value="76499.9693690738">
            <text:p>76499.97</text:p>
          </table:table-cell>
          <table:table-cell table:style-name="ce60" table:formula="of:=IF([.$C173]&gt;[Datos.$C$4]*12+[Datos.$C$5];&quot;&quot;;[Datos.$C$11]-[.J173])" office:value-type="float" office:value="217.782277242339">
            <text:p>217.78</text:p>
          </table:table-cell>
          <table:table-cell table:style-name="ce69" table:formula="of:=IF([.$C173]&gt;[Datos.$C$4]*12+[Datos.$C$5];&quot;&quot;;[.H172]*[Datos.$C$15])" office:value-type="float" office:value="447.520217936844">
            <text:p>447.52</text:p>
          </table:table-cell>
          <table:table-cell table:formula="of:=IF([.$C1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3]+1" office:value-type="float" office:value="170">
            <text:p>170</text:p>
          </table:table-cell>
          <table:table-cell table:style-name="ce60" table:formula="of:=IF([.$C174]&gt;[Datos.$C$4]*12+[Datos.$C$5];&quot;&quot;;[.D173]-[.E174])" office:value-type="float" office:value="75684.9155415531">
            <text:p>75684.92</text:p>
          </table:table-cell>
          <table:table-cell table:style-name="ce60" table:formula="of:=IF([.$C174]&gt;[Datos.$C$4]*12+[Datos.$C$5];&quot;&quot;;[Datos.$C$9]-[.F174])" office:value-type="float" office:value="221.737379512881">
            <text:p>221.74</text:p>
          </table:table-cell>
          <table:table-cell table:style-name="ce60" table:formula="of:=IF([.$C174]&gt;[Datos.$C$4]*12+[Datos.$C$5];&quot;&quot;;[.D173]*[Datos.$C$14])" office:value-type="float" office:value="429.187251487018">
            <text:p>429.19</text:p>
          </table:table-cell>
          <table:table-cell table:style-name="ce55"/>
          <table:table-cell table:style-name="ce60" table:formula="of:=IF([.$C174]&gt;[Datos.$C$4]*12+[Datos.$C$5];&quot;&quot;;[.H173]-[.I174])" office:value-type="float" office:value="76280.9166952142">
            <text:p>76280.92</text:p>
          </table:table-cell>
          <table:table-cell table:style-name="ce60" table:formula="of:=IF([.$C174]&gt;[Datos.$C$4]*12+[Datos.$C$5];&quot;&quot;;[Datos.$C$11]-[.J174])" office:value-type="float" office:value="219.052673859586">
            <text:p>219.05</text:p>
          </table:table-cell>
          <table:table-cell table:style-name="ce69" table:formula="of:=IF([.$C174]&gt;[Datos.$C$4]*12+[Datos.$C$5];&quot;&quot;;[.H173]*[Datos.$C$15])" office:value-type="float" office:value="446.249821319597">
            <text:p>446.25</text:p>
          </table:table-cell>
          <table:table-cell table:formula="of:=IF([.$C1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4]+1" office:value-type="float" office:value="171">
            <text:p>171</text:p>
          </table:table-cell>
          <table:table-cell table:style-name="ce60" table:formula="of:=IF([.$C175]&gt;[Datos.$C$4]*12+[Datos.$C$5];&quot;&quot;;[.D174]-[.E175])" office:value-type="float" office:value="75461.9244266587">
            <text:p>75461.92</text:p>
          </table:table-cell>
          <table:table-cell table:style-name="ce60" table:formula="of:=IF([.$C175]&gt;[Datos.$C$4]*12+[Datos.$C$5];&quot;&quot;;[Datos.$C$9]-[.F175])" office:value-type="float" office:value="222.991114894469">
            <text:p>222.99</text:p>
          </table:table-cell>
          <table:table-cell table:style-name="ce60" table:formula="of:=IF([.$C175]&gt;[Datos.$C$4]*12+[Datos.$C$5];&quot;&quot;;[.D174]*[Datos.$C$14])" office:value-type="float" office:value="427.93351610543">
            <text:p>427.93</text:p>
          </table:table-cell>
          <table:table-cell table:style-name="ce55"/>
          <table:table-cell table:style-name="ce60" table:formula="of:=IF([.$C175]&gt;[Datos.$C$4]*12+[Datos.$C$5];&quot;&quot;;[.H174]-[.I175])" office:value-type="float" office:value="76060.5862140904">
            <text:p>76060.59</text:p>
          </table:table-cell>
          <table:table-cell table:style-name="ce60" table:formula="of:=IF([.$C175]&gt;[Datos.$C$4]*12+[Datos.$C$5];&quot;&quot;;[Datos.$C$11]-[.J175])" office:value-type="float" office:value="220.330481123767">
            <text:p>220.33</text:p>
          </table:table-cell>
          <table:table-cell table:style-name="ce69" table:formula="of:=IF([.$C175]&gt;[Datos.$C$4]*12+[Datos.$C$5];&quot;&quot;;[.H174]*[Datos.$C$15])" office:value-type="float" office:value="444.972014055416">
            <text:p>444.97</text:p>
          </table:table-cell>
          <table:table-cell table:formula="of:=IF([.$C1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5]+1" office:value-type="float" office:value="172">
            <text:p>172</text:p>
          </table:table-cell>
          <table:table-cell table:style-name="ce60" table:formula="of:=IF([.$C176]&gt;[Datos.$C$4]*12+[Datos.$C$5];&quot;&quot;;[.D175]-[.E176])" office:value-type="float" office:value="75237.6724875805">
            <text:p>75237.67</text:p>
          </table:table-cell>
          <table:table-cell table:style-name="ce60" table:formula="of:=IF([.$C176]&gt;[Datos.$C$4]*12+[Datos.$C$5];&quot;&quot;;[Datos.$C$9]-[.F176])" office:value-type="float" office:value="224.251939078182">
            <text:p>224.25</text:p>
          </table:table-cell>
          <table:table-cell table:style-name="ce60" table:formula="of:=IF([.$C176]&gt;[Datos.$C$4]*12+[Datos.$C$5];&quot;&quot;;[.D175]*[Datos.$C$14])" office:value-type="float" office:value="426.672691921717">
            <text:p>426.67</text:p>
          </table:table-cell>
          <table:table-cell table:style-name="ce55"/>
          <table:table-cell table:style-name="ce60" table:formula="of:=IF([.$C176]&gt;[Datos.$C$4]*12+[Datos.$C$5];&quot;&quot;;[.H175]-[.I176])" office:value-type="float" office:value="75838.9704718268">
            <text:p>75838.97</text:p>
          </table:table-cell>
          <table:table-cell table:style-name="ce60" table:formula="of:=IF([.$C176]&gt;[Datos.$C$4]*12+[Datos.$C$5];&quot;&quot;;[Datos.$C$11]-[.J176])" office:value-type="float" office:value="221.615742263656">
            <text:p>221.62</text:p>
          </table:table-cell>
          <table:table-cell table:style-name="ce69" table:formula="of:=IF([.$C176]&gt;[Datos.$C$4]*12+[Datos.$C$5];&quot;&quot;;[.H175]*[Datos.$C$15])" office:value-type="float" office:value="443.686752915527">
            <text:p>443.69</text:p>
          </table:table-cell>
          <table:table-cell table:formula="of:=IF([.$C1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6]+1" office:value-type="float" office:value="173">
            <text:p>173</text:p>
          </table:table-cell>
          <table:table-cell table:style-name="ce60" table:formula="of:=IF([.$C177]&gt;[Datos.$C$4]*12+[Datos.$C$5];&quot;&quot;;[.D176]-[.E177])" office:value-type="float" office:value="75012.1525954353">
            <text:p>75012.15</text:p>
          </table:table-cell>
          <table:table-cell table:style-name="ce60" table:formula="of:=IF([.$C177]&gt;[Datos.$C$4]*12+[Datos.$C$5];&quot;&quot;;[Datos.$C$9]-[.F177])" office:value-type="float" office:value="225.519892145138">
            <text:p>225.52</text:p>
          </table:table-cell>
          <table:table-cell table:style-name="ce60" table:formula="of:=IF([.$C177]&gt;[Datos.$C$4]*12+[Datos.$C$5];&quot;&quot;;[.D176]*[Datos.$C$14])" office:value-type="float" office:value="425.404738854762">
            <text:p>425.40</text:p>
          </table:table-cell>
          <table:table-cell table:style-name="ce55"/>
          <table:table-cell table:style-name="ce60" table:formula="of:=IF([.$C177]&gt;[Datos.$C$4]*12+[Datos.$C$5];&quot;&quot;;[.H176]-[.I177])" office:value-type="float" office:value="75616.0619710666">
            <text:p>75616.06</text:p>
          </table:table-cell>
          <table:table-cell table:style-name="ce60" table:formula="of:=IF([.$C177]&gt;[Datos.$C$4]*12+[Datos.$C$5];&quot;&quot;;[Datos.$C$11]-[.J177])" office:value-type="float" office:value="222.908500760194">
            <text:p>222.91</text:p>
          </table:table-cell>
          <table:table-cell table:style-name="ce69" table:formula="of:=IF([.$C177]&gt;[Datos.$C$4]*12+[Datos.$C$5];&quot;&quot;;[.H176]*[Datos.$C$15])" office:value-type="float" office:value="442.393994418989">
            <text:p>442.39</text:p>
          </table:table-cell>
          <table:table-cell table:formula="of:=IF([.$C1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7]+1" office:value-type="float" office:value="174">
            <text:p>174</text:p>
          </table:table-cell>
          <table:table-cell table:style-name="ce60" table:formula="of:=IF([.$C178]&gt;[Datos.$C$4]*12+[Datos.$C$5];&quot;&quot;;[.D177]-[.E178])" office:value-type="float" office:value="74785.3575810323">
            <text:p>74785.36</text:p>
          </table:table-cell>
          <table:table-cell table:style-name="ce60" table:formula="of:=IF([.$C178]&gt;[Datos.$C$4]*12+[Datos.$C$5];&quot;&quot;;[Datos.$C$9]-[.F178])" office:value-type="float" office:value="226.795014403078">
            <text:p>226.80</text:p>
          </table:table-cell>
          <table:table-cell table:style-name="ce60" table:formula="of:=IF([.$C178]&gt;[Datos.$C$4]*12+[Datos.$C$5];&quot;&quot;;[.D177]*[Datos.$C$14])" office:value-type="float" office:value="424.129616596821">
            <text:p>424.13</text:p>
          </table:table-cell>
          <table:table-cell table:style-name="ce55"/>
          <table:table-cell table:style-name="ce60" table:formula="of:=IF([.$C178]&gt;[Datos.$C$4]*12+[Datos.$C$5];&quot;&quot;;[.H177]-[.I178])" office:value-type="float" office:value="75391.8531707186">
            <text:p>75391.85</text:p>
          </table:table-cell>
          <table:table-cell table:style-name="ce60" table:formula="of:=IF([.$C178]&gt;[Datos.$C$4]*12+[Datos.$C$5];&quot;&quot;;[Datos.$C$11]-[.J178])" office:value-type="float" office:value="224.208800347962">
            <text:p>224.21</text:p>
          </table:table-cell>
          <table:table-cell table:style-name="ce69" table:formula="of:=IF([.$C178]&gt;[Datos.$C$4]*12+[Datos.$C$5];&quot;&quot;;[.H177]*[Datos.$C$15])" office:value-type="float" office:value="441.093694831222">
            <text:p>441.09</text:p>
          </table:table-cell>
          <table:table-cell table:formula="of:=IF([.$C1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8]+1" office:value-type="float" office:value="175">
            <text:p>175</text:p>
          </table:table-cell>
          <table:table-cell table:style-name="ce60" table:formula="of:=IF([.$C179]&gt;[Datos.$C$4]*12+[Datos.$C$5];&quot;&quot;;[.D178]-[.E179])" office:value-type="float" office:value="74557.2802346446">
            <text:p>74557.28</text:p>
          </table:table-cell>
          <table:table-cell table:style-name="ce60" table:formula="of:=IF([.$C179]&gt;[Datos.$C$4]*12+[Datos.$C$5];&quot;&quot;;[Datos.$C$9]-[.F179])" office:value-type="float" office:value="228.077346387652">
            <text:p>228.08</text:p>
          </table:table-cell>
          <table:table-cell table:style-name="ce60" table:formula="of:=IF([.$C179]&gt;[Datos.$C$4]*12+[Datos.$C$5];&quot;&quot;;[.D178]*[Datos.$C$14])" office:value-type="float" office:value="422.847284612248">
            <text:p>422.85</text:p>
          </table:table-cell>
          <table:table-cell table:style-name="ce55"/>
          <table:table-cell table:style-name="ce60" table:formula="of:=IF([.$C179]&gt;[Datos.$C$4]*12+[Datos.$C$5];&quot;&quot;;[.H178]-[.I179])" office:value-type="float" office:value="75166.3364857019">
            <text:p>75166.34</text:p>
          </table:table-cell>
          <table:table-cell table:style-name="ce60" table:formula="of:=IF([.$C179]&gt;[Datos.$C$4]*12+[Datos.$C$5];&quot;&quot;;[Datos.$C$11]-[.J179])" office:value-type="float" office:value="225.516685016658">
            <text:p>225.52</text:p>
          </table:table-cell>
          <table:table-cell table:style-name="ce69" table:formula="of:=IF([.$C179]&gt;[Datos.$C$4]*12+[Datos.$C$5];&quot;&quot;;[.H178]*[Datos.$C$15])" office:value-type="float" office:value="439.785810162525">
            <text:p>439.79</text:p>
          </table:table-cell>
          <table:table-cell table:formula="of:=IF([.$C1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79]+1" office:value-type="float" office:value="176">
            <text:p>176</text:p>
          </table:table-cell>
          <table:table-cell table:style-name="ce60" table:formula="of:=IF([.$C180]&gt;[Datos.$C$4]*12+[Datos.$C$5];&quot;&quot;;[.D179]-[.E180])" office:value-type="float" office:value="74327.9133057809">
            <text:p>74327.91</text:p>
          </table:table-cell>
          <table:table-cell table:style-name="ce60" table:formula="of:=IF([.$C180]&gt;[Datos.$C$4]*12+[Datos.$C$5];&quot;&quot;;[Datos.$C$9]-[.F180])" office:value-type="float" office:value="229.366928863701">
            <text:p>229.37</text:p>
          </table:table-cell>
          <table:table-cell table:style-name="ce60" table:formula="of:=IF([.$C180]&gt;[Datos.$C$4]*12+[Datos.$C$5];&quot;&quot;;[.D179]*[Datos.$C$14])" office:value-type="float" office:value="421.557702136198">
            <text:p>421.56</text:p>
          </table:table-cell>
          <table:table-cell table:style-name="ce55"/>
          <table:table-cell table:style-name="ce60" table:formula="of:=IF([.$C180]&gt;[Datos.$C$4]*12+[Datos.$C$5];&quot;&quot;;[.H179]-[.I180])" office:value-type="float" office:value="74939.5042866894">
            <text:p>74939.50</text:p>
          </table:table-cell>
          <table:table-cell table:style-name="ce60" table:formula="of:=IF([.$C180]&gt;[Datos.$C$4]*12+[Datos.$C$5];&quot;&quot;;[Datos.$C$11]-[.J180])" office:value-type="float" office:value="226.832199012588">
            <text:p>226.83</text:p>
          </table:table-cell>
          <table:table-cell table:style-name="ce69" table:formula="of:=IF([.$C180]&gt;[Datos.$C$4]*12+[Datos.$C$5];&quot;&quot;;[.H179]*[Datos.$C$15])" office:value-type="float" office:value="438.470296166595">
            <text:p>438.47</text:p>
          </table:table-cell>
          <table:table-cell table:formula="of:=IF([.$C1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0]+1" office:value-type="float" office:value="177">
            <text:p>177</text:p>
          </table:table-cell>
          <table:table-cell table:style-name="ce60" table:formula="of:=IF([.$C181]&gt;[Datos.$C$4]*12+[Datos.$C$5];&quot;&quot;;[.D180]-[.E181])" office:value-type="float" office:value="74097.2495029544">
            <text:p>74097.25</text:p>
          </table:table-cell>
          <table:table-cell table:style-name="ce60" table:formula="of:=IF([.$C181]&gt;[Datos.$C$4]*12+[Datos.$C$5];&quot;&quot;;[Datos.$C$9]-[.F181])" office:value-type="float" office:value="230.663802826559">
            <text:p>230.66</text:p>
          </table:table-cell>
          <table:table-cell table:style-name="ce60" table:formula="of:=IF([.$C181]&gt;[Datos.$C$4]*12+[Datos.$C$5];&quot;&quot;;[.D180]*[Datos.$C$14])" office:value-type="float" office:value="420.26082817334">
            <text:p>420.26</text:p>
          </table:table-cell>
          <table:table-cell table:style-name="ce55"/>
          <table:table-cell table:style-name="ce60" table:formula="of:=IF([.$C181]&gt;[Datos.$C$4]*12+[Datos.$C$5];&quot;&quot;;[.H180]-[.I181])" office:value-type="float" office:value="74711.3488998492">
            <text:p>74711.35</text:p>
          </table:table-cell>
          <table:table-cell table:style-name="ce60" table:formula="of:=IF([.$C181]&gt;[Datos.$C$4]*12+[Datos.$C$5];&quot;&quot;;[Datos.$C$11]-[.J181])" office:value-type="float" office:value="228.155386840162">
            <text:p>228.16</text:p>
          </table:table-cell>
          <table:table-cell table:style-name="ce69" table:formula="of:=IF([.$C181]&gt;[Datos.$C$4]*12+[Datos.$C$5];&quot;&quot;;[.H180]*[Datos.$C$15])" office:value-type="float" office:value="437.147108339021">
            <text:p>437.15</text:p>
          </table:table-cell>
          <table:table-cell table:formula="of:=IF([.$C1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1]+1" office:value-type="float" office:value="178">
            <text:p>178</text:p>
          </table:table-cell>
          <table:table-cell table:style-name="ce60" table:formula="of:=IF([.$C182]&gt;[Datos.$C$4]*12+[Datos.$C$5];&quot;&quot;;[.D181]-[.E182])" office:value-type="float" office:value="73865.281493451">
            <text:p>73865.28</text:p>
          </table:table-cell>
          <table:table-cell table:style-name="ce60" table:formula="of:=IF([.$C182]&gt;[Datos.$C$4]*12+[Datos.$C$5];&quot;&quot;;[Datos.$C$9]-[.F182])" office:value-type="float" office:value="231.968009503352">
            <text:p>231.97</text:p>
          </table:table-cell>
          <table:table-cell table:style-name="ce60" table:formula="of:=IF([.$C182]&gt;[Datos.$C$4]*12+[Datos.$C$5];&quot;&quot;;[.D181]*[Datos.$C$14])" office:value-type="float" office:value="418.956621496547">
            <text:p>418.96</text:p>
          </table:table-cell>
          <table:table-cell table:style-name="ce55"/>
          <table:table-cell table:style-name="ce60" table:formula="of:=IF([.$C182]&gt;[Datos.$C$4]*12+[Datos.$C$5];&quot;&quot;;[.H181]-[.I182])" office:value-type="float" office:value="74481.8626065858">
            <text:p>74481.86</text:p>
          </table:table-cell>
          <table:table-cell table:style-name="ce60" table:formula="of:=IF([.$C182]&gt;[Datos.$C$4]*12+[Datos.$C$5];&quot;&quot;;[Datos.$C$11]-[.J182])" office:value-type="float" office:value="229.486293263396">
            <text:p>229.49</text:p>
          </table:table-cell>
          <table:table-cell table:style-name="ce69" table:formula="of:=IF([.$C182]&gt;[Datos.$C$4]*12+[Datos.$C$5];&quot;&quot;;[.H181]*[Datos.$C$15])" office:value-type="float" office:value="435.816201915787">
            <text:p>435.82</text:p>
          </table:table-cell>
          <table:table-cell table:formula="of:=IF([.$C1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2]+1" office:value-type="float" office:value="179">
            <text:p>179</text:p>
          </table:table-cell>
          <table:table-cell table:style-name="ce60" table:formula="of:=IF([.$C183]&gt;[Datos.$C$4]*12+[Datos.$C$5];&quot;&quot;;[.D182]-[.E183])" office:value-type="float" office:value="73632.0019030967">
            <text:p>73632.00</text:p>
          </table:table-cell>
          <table:table-cell table:style-name="ce60" table:formula="of:=IF([.$C183]&gt;[Datos.$C$4]*12+[Datos.$C$5];&quot;&quot;;[Datos.$C$9]-[.F183])" office:value-type="float" office:value="233.279590354311">
            <text:p>233.28</text:p>
          </table:table-cell>
          <table:table-cell table:style-name="ce60" table:formula="of:=IF([.$C183]&gt;[Datos.$C$4]*12+[Datos.$C$5];&quot;&quot;;[.D182]*[Datos.$C$14])" office:value-type="float" office:value="417.645040645588">
            <text:p>417.65</text:p>
          </table:table-cell>
          <table:table-cell table:style-name="ce55"/>
          <table:table-cell table:style-name="ce60" table:formula="of:=IF([.$C183]&gt;[Datos.$C$4]*12+[Datos.$C$5];&quot;&quot;;[.H182]-[.I183])" office:value-type="float" office:value="74251.0376432784">
            <text:p>74251.04</text:p>
          </table:table-cell>
          <table:table-cell table:style-name="ce60" table:formula="of:=IF([.$C183]&gt;[Datos.$C$4]*12+[Datos.$C$5];&quot;&quot;;[Datos.$C$11]-[.J183])" office:value-type="float" office:value="230.824963307433">
            <text:p>230.82</text:p>
          </table:table-cell>
          <table:table-cell table:style-name="ce69" table:formula="of:=IF([.$C183]&gt;[Datos.$C$4]*12+[Datos.$C$5];&quot;&quot;;[.H182]*[Datos.$C$15])" office:value-type="float" office:value="434.477531871751">
            <text:p>434.48</text:p>
          </table:table-cell>
          <table:table-cell table:formula="of:=IF([.$C1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72]+1" office:value-type="float" office:value="15">
            <text:p>15</text:p>
          </table:table-cell>
          <table:table-cell table:style-name="ce54" table:formula="of:=[.C183]+1" office:value-type="float" office:value="180">
            <text:p>180</text:p>
          </table:table-cell>
          <table:table-cell table:style-name="ce59" table:formula="of:=IF([.$C184]&gt;[Datos.$C$4]*12+[Datos.$C$5];&quot;&quot;;[.D183]-[.E184])" office:value-type="float" office:value="73397.4033160226">
            <text:p>73397.40</text:p>
          </table:table-cell>
          <table:table-cell table:style-name="ce59" table:formula="of:=IF([.$C184]&gt;[Datos.$C$4]*12+[Datos.$C$5];&quot;&quot;;[Datos.$C$9]-[.F184])" office:value-type="float" office:value="234.598587074089">
            <text:p>234.60</text:p>
          </table:table-cell>
          <table:table-cell table:style-name="ce59" table:formula="of:=IF([.$C184]&gt;[Datos.$C$4]*12+[Datos.$C$5];&quot;&quot;;[.D183]*[Datos.$C$14])" office:value-type="float" office:value="416.326043925811">
            <text:p>416.33</text:p>
          </table:table-cell>
          <table:table-cell table:style-name="ce54"/>
          <table:table-cell table:style-name="ce59" table:formula="of:=IF([.$C184]&gt;[Datos.$C$4]*12+[Datos.$C$5];&quot;&quot;;[.H183]-[.I184])" office:value-type="float" office:value="74018.8662010183">
            <text:p>74018.87</text:p>
          </table:table-cell>
          <table:table-cell table:style-name="ce59" table:formula="of:=IF([.$C184]&gt;[Datos.$C$4]*12+[Datos.$C$5];&quot;&quot;;[Datos.$C$11]-[.J184])" office:value-type="float" office:value="232.171442260059">
            <text:p>232.17</text:p>
          </table:table-cell>
          <table:table-cell table:style-name="ce70" table:formula="of:=IF([.$C184]&gt;[Datos.$C$4]*12+[Datos.$C$5];&quot;&quot;;[.H183]*[Datos.$C$15])" office:value-type="float" office:value="433.131052919124">
            <text:p>433.13</text:p>
          </table:table-cell>
          <table:table-cell table:formula="of:=IF([.$C1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4]+1" office:value-type="float" office:value="181">
            <text:p>181</text:p>
          </table:table-cell>
          <table:table-cell table:style-name="ce60" table:formula="of:=IF([.$C185]&gt;[Datos.$C$4]*12+[Datos.$C$5];&quot;&quot;;[.D184]-[.E185])" office:value-type="float" office:value="73161.4782744295">
            <text:p>73161.48</text:p>
          </table:table-cell>
          <table:table-cell table:style-name="ce60" table:formula="of:=IF([.$C185]&gt;[Datos.$C$4]*12+[Datos.$C$5];&quot;&quot;;[Datos.$C$9]-[.F185])" office:value-type="float" office:value="235.925041593086">
            <text:p>235.93</text:p>
          </table:table-cell>
          <table:table-cell table:style-name="ce60" table:formula="of:=IF([.$C185]&gt;[Datos.$C$4]*12+[Datos.$C$5];&quot;&quot;;[.D184]*[Datos.$C$14])" office:value-type="float" office:value="414.999589406814">
            <text:p>415.00</text:p>
          </table:table-cell>
          <table:table-cell table:style-name="ce55"/>
          <table:table-cell table:style-name="ce60" table:formula="of:=IF([.$C185]&gt;[Datos.$C$4]*12+[Datos.$C$5];&quot;&quot;;[.H184]-[.I185])" office:value-type="float" office:value="73785.3404253451">
            <text:p>73785.34</text:p>
          </table:table-cell>
          <table:table-cell table:style-name="ce60" table:formula="of:=IF([.$C185]&gt;[Datos.$C$4]*12+[Datos.$C$5];&quot;&quot;;[Datos.$C$11]-[.J185])" office:value-type="float" office:value="233.525775673243">
            <text:p>233.53</text:p>
          </table:table-cell>
          <table:table-cell table:style-name="ce69" table:formula="of:=IF([.$C185]&gt;[Datos.$C$4]*12+[Datos.$C$5];&quot;&quot;;[.H184]*[Datos.$C$15])" office:value-type="float" office:value="431.77671950594">
            <text:p>431.78</text:p>
          </table:table-cell>
          <table:table-cell table:formula="of:=IF([.$C1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5]+1" office:value-type="float" office:value="182">
            <text:p>182</text:p>
          </table:table-cell>
          <table:table-cell table:style-name="ce60" table:formula="of:=IF([.$C186]&gt;[Datos.$C$4]*12+[Datos.$C$5];&quot;&quot;;[.D185]-[.E186])" office:value-type="float" office:value="72924.2192783507">
            <text:p>72924.22</text:p>
          </table:table-cell>
          <table:table-cell table:style-name="ce60" table:formula="of:=IF([.$C186]&gt;[Datos.$C$4]*12+[Datos.$C$5];&quot;&quot;;[Datos.$C$9]-[.F186])" office:value-type="float" office:value="237.258996078783">
            <text:p>237.26</text:p>
          </table:table-cell>
          <table:table-cell table:style-name="ce60" table:formula="of:=IF([.$C186]&gt;[Datos.$C$4]*12+[Datos.$C$5];&quot;&quot;;[.D185]*[Datos.$C$14])" office:value-type="float" office:value="413.665634921117">
            <text:p>413.67</text:p>
          </table:table-cell>
          <table:table-cell table:style-name="ce55"/>
          <table:table-cell table:style-name="ce60" table:formula="of:=IF([.$C186]&gt;[Datos.$C$4]*12+[Datos.$C$5];&quot;&quot;;[.H185]-[.I186])" office:value-type="float" office:value="73550.4524159804">
            <text:p>73550.45</text:p>
          </table:table-cell>
          <table:table-cell table:style-name="ce60" table:formula="of:=IF([.$C186]&gt;[Datos.$C$4]*12+[Datos.$C$5];&quot;&quot;;[Datos.$C$11]-[.J186])" office:value-type="float" office:value="234.88800936467">
            <text:p>234.89</text:p>
          </table:table-cell>
          <table:table-cell table:style-name="ce69" table:formula="of:=IF([.$C186]&gt;[Datos.$C$4]*12+[Datos.$C$5];&quot;&quot;;[.H185]*[Datos.$C$15])" office:value-type="float" office:value="430.414485814513">
            <text:p>430.41</text:p>
          </table:table-cell>
          <table:table-cell table:formula="of:=IF([.$C1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6]+1" office:value-type="float" office:value="183">
            <text:p>183</text:p>
          </table:table-cell>
          <table:table-cell table:style-name="ce60" table:formula="of:=IF([.$C187]&gt;[Datos.$C$4]*12+[Datos.$C$5];&quot;&quot;;[.D186]-[.E187])" office:value-type="float" office:value="72685.6187854136">
            <text:p>72685.62</text:p>
          </table:table-cell>
          <table:table-cell table:style-name="ce60" table:formula="of:=IF([.$C187]&gt;[Datos.$C$4]*12+[Datos.$C$5];&quot;&quot;;[Datos.$C$9]-[.F187])" office:value-type="float" office:value="238.600492937082">
            <text:p>238.60</text:p>
          </table:table-cell>
          <table:table-cell table:style-name="ce60" table:formula="of:=IF([.$C187]&gt;[Datos.$C$4]*12+[Datos.$C$5];&quot;&quot;;[.D186]*[Datos.$C$14])" office:value-type="float" office:value="412.324138062818">
            <text:p>412.32</text:p>
          </table:table-cell>
          <table:table-cell table:style-name="ce55"/>
          <table:table-cell table:style-name="ce60" table:formula="of:=IF([.$C187]&gt;[Datos.$C$4]*12+[Datos.$C$5];&quot;&quot;;[.H186]-[.I187])" office:value-type="float" office:value="73314.1942265611">
            <text:p>73314.19</text:p>
          </table:table-cell>
          <table:table-cell table:style-name="ce60" table:formula="of:=IF([.$C187]&gt;[Datos.$C$4]*12+[Datos.$C$5];&quot;&quot;;[Datos.$C$11]-[.J187])" office:value-type="float" office:value="236.258189419298">
            <text:p>236.26</text:p>
          </table:table-cell>
          <table:table-cell table:style-name="ce69" table:formula="of:=IF([.$C187]&gt;[Datos.$C$4]*12+[Datos.$C$5];&quot;&quot;;[.H186]*[Datos.$C$15])" office:value-type="float" office:value="429.044305759886">
            <text:p>429.04</text:p>
          </table:table-cell>
          <table:table-cell table:formula="of:=IF([.$C1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7]+1" office:value-type="float" office:value="184">
            <text:p>184</text:p>
          </table:table-cell>
          <table:table-cell table:style-name="ce60" table:formula="of:=IF([.$C188]&gt;[Datos.$C$4]*12+[Datos.$C$5];&quot;&quot;;[.D187]-[.E188])" office:value-type="float" office:value="72445.6692106">
            <text:p>72445.67</text:p>
          </table:table-cell>
          <table:table-cell table:style-name="ce60" table:formula="of:=IF([.$C188]&gt;[Datos.$C$4]*12+[Datos.$C$5];&quot;&quot;;[Datos.$C$9]-[.F188])" office:value-type="float" office:value="239.949574813655">
            <text:p>239.95</text:p>
          </table:table-cell>
          <table:table-cell table:style-name="ce60" table:formula="of:=IF([.$C188]&gt;[Datos.$C$4]*12+[Datos.$C$5];&quot;&quot;;[.D187]*[Datos.$C$14])" office:value-type="float" office:value="410.975056186245">
            <text:p>410.98</text:p>
          </table:table-cell>
          <table:table-cell table:style-name="ce55"/>
          <table:table-cell table:style-name="ce60" table:formula="of:=IF([.$C188]&gt;[Datos.$C$4]*12+[Datos.$C$5];&quot;&quot;;[.H187]-[.I188])" office:value-type="float" office:value="73076.5578643702">
            <text:p>73076.56</text:p>
          </table:table-cell>
          <table:table-cell table:style-name="ce60" table:formula="of:=IF([.$C188]&gt;[Datos.$C$4]*12+[Datos.$C$5];&quot;&quot;;[Datos.$C$11]-[.J188])" office:value-type="float" office:value="237.63636219091">
            <text:p>237.64</text:p>
          </table:table-cell>
          <table:table-cell table:style-name="ce69" table:formula="of:=IF([.$C188]&gt;[Datos.$C$4]*12+[Datos.$C$5];&quot;&quot;;[.H187]*[Datos.$C$15])" office:value-type="float" office:value="427.666132988273">
            <text:p>427.67</text:p>
          </table:table-cell>
          <table:table-cell table:formula="of:=IF([.$C1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8]+1" office:value-type="float" office:value="185">
            <text:p>185</text:p>
          </table:table-cell>
          <table:table-cell table:style-name="ce60" table:formula="of:=IF([.$C189]&gt;[Datos.$C$4]*12+[Datos.$C$5];&quot;&quot;;[.D188]-[.E189])" office:value-type="float" office:value="72204.3629260047">
            <text:p>72204.36</text:p>
          </table:table-cell>
          <table:table-cell table:style-name="ce60" table:formula="of:=IF([.$C189]&gt;[Datos.$C$4]*12+[Datos.$C$5];&quot;&quot;;[Datos.$C$9]-[.F189])" office:value-type="float" office:value="241.306284595297">
            <text:p>241.31</text:p>
          </table:table-cell>
          <table:table-cell table:style-name="ce60" table:formula="of:=IF([.$C189]&gt;[Datos.$C$4]*12+[Datos.$C$5];&quot;&quot;;[.D188]*[Datos.$C$14])" office:value-type="float" office:value="409.618346404602">
            <text:p>409.62</text:p>
          </table:table-cell>
          <table:table-cell table:style-name="ce55"/>
          <table:table-cell table:style-name="ce60" table:formula="of:=IF([.$C189]&gt;[Datos.$C$4]*12+[Datos.$C$5];&quot;&quot;;[.H188]-[.I189])" office:value-type="float" office:value="72837.5352900665">
            <text:p>72837.54</text:p>
          </table:table-cell>
          <table:table-cell table:style-name="ce60" table:formula="of:=IF([.$C189]&gt;[Datos.$C$4]*12+[Datos.$C$5];&quot;&quot;;[Datos.$C$11]-[.J189])" office:value-type="float" office:value="239.022574303691">
            <text:p>239.02</text:p>
          </table:table-cell>
          <table:table-cell table:style-name="ce69" table:formula="of:=IF([.$C189]&gt;[Datos.$C$4]*12+[Datos.$C$5];&quot;&quot;;[.H188]*[Datos.$C$15])" office:value-type="float" office:value="426.279920875493">
            <text:p>426.28</text:p>
          </table:table-cell>
          <table:table-cell table:formula="of:=IF([.$C1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89]+1" office:value-type="float" office:value="186">
            <text:p>186</text:p>
          </table:table-cell>
          <table:table-cell table:style-name="ce60" table:formula="of:=IF([.$C190]&gt;[Datos.$C$4]*12+[Datos.$C$5];&quot;&quot;;[.D189]-[.E190])" office:value-type="float" office:value="71961.6922605934">
            <text:p>71961.69</text:p>
          </table:table-cell>
          <table:table-cell table:style-name="ce60" table:formula="of:=IF([.$C190]&gt;[Datos.$C$4]*12+[Datos.$C$5];&quot;&quot;;[Datos.$C$9]-[.F190])" office:value-type="float" office:value="242.670665411294">
            <text:p>242.67</text:p>
          </table:table-cell>
          <table:table-cell table:style-name="ce60" table:formula="of:=IF([.$C190]&gt;[Datos.$C$4]*12+[Datos.$C$5];&quot;&quot;;[.D189]*[Datos.$C$14])" office:value-type="float" office:value="408.253965588606">
            <text:p>408.25</text:p>
          </table:table-cell>
          <table:table-cell table:style-name="ce55"/>
          <table:table-cell table:style-name="ce60" table:formula="of:=IF([.$C190]&gt;[Datos.$C$4]*12+[Datos.$C$5];&quot;&quot;;[.H189]-[.I190])" office:value-type="float" office:value="72597.1184174127">
            <text:p>72597.12</text:p>
          </table:table-cell>
          <table:table-cell table:style-name="ce60" table:formula="of:=IF([.$C190]&gt;[Datos.$C$4]*12+[Datos.$C$5];&quot;&quot;;[Datos.$C$11]-[.J190])" office:value-type="float" office:value="240.416872653795">
            <text:p>240.42</text:p>
          </table:table-cell>
          <table:table-cell table:style-name="ce69" table:formula="of:=IF([.$C190]&gt;[Datos.$C$4]*12+[Datos.$C$5];&quot;&quot;;[.H189]*[Datos.$C$15])" office:value-type="float" office:value="424.885622525388">
            <text:p>424.89</text:p>
          </table:table-cell>
          <table:table-cell table:formula="of:=IF([.$C1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0]+1" office:value-type="float" office:value="187">
            <text:p>187</text:p>
          </table:table-cell>
          <table:table-cell table:style-name="ce60" table:formula="of:=IF([.$C191]&gt;[Datos.$C$4]*12+[Datos.$C$5];&quot;&quot;;[.D190]-[.E191])" office:value-type="float" office:value="71717.6494999586">
            <text:p>71717.65</text:p>
          </table:table-cell>
          <table:table-cell table:style-name="ce60" table:formula="of:=IF([.$C191]&gt;[Datos.$C$4]*12+[Datos.$C$5];&quot;&quot;;[Datos.$C$9]-[.F191])" office:value-type="float" office:value="244.042760634787">
            <text:p>244.04</text:p>
          </table:table-cell>
          <table:table-cell table:style-name="ce60" table:formula="of:=IF([.$C191]&gt;[Datos.$C$4]*12+[Datos.$C$5];&quot;&quot;;[.D190]*[Datos.$C$14])" office:value-type="float" office:value="406.881870365112">
            <text:p>406.88</text:p>
          </table:table-cell>
          <table:table-cell table:style-name="ce55"/>
          <table:table-cell table:style-name="ce60" table:formula="of:=IF([.$C191]&gt;[Datos.$C$4]*12+[Datos.$C$5];&quot;&quot;;[.H190]-[.I191])" office:value-type="float" office:value="72355.2991130018">
            <text:p>72355.30</text:p>
          </table:table-cell>
          <table:table-cell table:style-name="ce60" table:formula="of:=IF([.$C191]&gt;[Datos.$C$4]*12+[Datos.$C$5];&quot;&quot;;[Datos.$C$11]-[.J191])" office:value-type="float" office:value="241.819304410942">
            <text:p>241.82</text:p>
          </table:table-cell>
          <table:table-cell table:style-name="ce69" table:formula="of:=IF([.$C191]&gt;[Datos.$C$4]*12+[Datos.$C$5];&quot;&quot;;[.H190]*[Datos.$C$15])" office:value-type="float" office:value="423.483190768241">
            <text:p>423.48</text:p>
          </table:table-cell>
          <table:table-cell table:formula="of:=IF([.$C1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1]+1" office:value-type="float" office:value="188">
            <text:p>188</text:p>
          </table:table-cell>
          <table:table-cell table:style-name="ce60" table:formula="of:=IF([.$C192]&gt;[Datos.$C$4]*12+[Datos.$C$5];&quot;&quot;;[.D191]-[.E192])" office:value-type="float" office:value="71472.2268860745">
            <text:p>71472.23</text:p>
          </table:table-cell>
          <table:table-cell table:style-name="ce60" table:formula="of:=IF([.$C192]&gt;[Datos.$C$4]*12+[Datos.$C$5];&quot;&quot;;[Datos.$C$9]-[.F192])" office:value-type="float" office:value="245.42261388416">
            <text:p>245.42</text:p>
          </table:table-cell>
          <table:table-cell table:style-name="ce60" table:formula="of:=IF([.$C192]&gt;[Datos.$C$4]*12+[Datos.$C$5];&quot;&quot;;[.D191]*[Datos.$C$14])" office:value-type="float" office:value="405.502017115739">
            <text:p>405.50</text:p>
          </table:table-cell>
          <table:table-cell table:style-name="ce55"/>
          <table:table-cell table:style-name="ce60" table:formula="of:=IF([.$C192]&gt;[Datos.$C$4]*12+[Datos.$C$5];&quot;&quot;;[.H191]-[.I192])" office:value-type="float" office:value="72112.0691959818">
            <text:p>72112.07</text:p>
          </table:table-cell>
          <table:table-cell table:style-name="ce60" table:formula="of:=IF([.$C192]&gt;[Datos.$C$4]*12+[Datos.$C$5];&quot;&quot;;[Datos.$C$11]-[.J192])" office:value-type="float" office:value="243.229917020006">
            <text:p>243.23</text:p>
          </table:table-cell>
          <table:table-cell table:style-name="ce69" table:formula="of:=IF([.$C192]&gt;[Datos.$C$4]*12+[Datos.$C$5];&quot;&quot;;[.H191]*[Datos.$C$15])" office:value-type="float" office:value="422.072578159177">
            <text:p>422.07</text:p>
          </table:table-cell>
          <table:table-cell table:formula="of:=IF([.$C1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2]+1" office:value-type="float" office:value="189">
            <text:p>189</text:p>
          </table:table-cell>
          <table:table-cell table:style-name="ce60" table:formula="of:=IF([.$C193]&gt;[Datos.$C$4]*12+[Datos.$C$5];&quot;&quot;;[.D192]-[.E193])" office:value-type="float" office:value="71225.41661705">
            <text:p>71225.42</text:p>
          </table:table-cell>
          <table:table-cell table:style-name="ce60" table:formula="of:=IF([.$C193]&gt;[Datos.$C$4]*12+[Datos.$C$5];&quot;&quot;;[Datos.$C$9]-[.F193])" office:value-type="float" office:value="246.810269024418">
            <text:p>246.81</text:p>
          </table:table-cell>
          <table:table-cell table:style-name="ce60" table:formula="of:=IF([.$C193]&gt;[Datos.$C$4]*12+[Datos.$C$5];&quot;&quot;;[.D192]*[Datos.$C$14])" office:value-type="float" office:value="404.114361975481">
            <text:p>404.11</text:p>
          </table:table-cell>
          <table:table-cell table:style-name="ce55"/>
          <table:table-cell table:style-name="ce60" table:formula="of:=IF([.$C193]&gt;[Datos.$C$4]*12+[Datos.$C$5];&quot;&quot;;[.H192]-[.I193])" office:value-type="float" office:value="71867.4204377791">
            <text:p>71867.42</text:p>
          </table:table-cell>
          <table:table-cell table:style-name="ce60" table:formula="of:=IF([.$C193]&gt;[Datos.$C$4]*12+[Datos.$C$5];&quot;&quot;;[Datos.$C$11]-[.J193])" office:value-type="float" office:value="244.648758202623">
            <text:p>244.65</text:p>
          </table:table-cell>
          <table:table-cell table:style-name="ce69" table:formula="of:=IF([.$C193]&gt;[Datos.$C$4]*12+[Datos.$C$5];&quot;&quot;;[.H192]*[Datos.$C$15])" office:value-type="float" office:value="420.65373697656">
            <text:p>420.65</text:p>
          </table:table-cell>
          <table:table-cell table:formula="of:=IF([.$C1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3]+1" office:value-type="float" office:value="190">
            <text:p>190</text:p>
          </table:table-cell>
          <table:table-cell table:style-name="ce60" table:formula="of:=IF([.$C194]&gt;[Datos.$C$4]*12+[Datos.$C$5];&quot;&quot;;[.D193]-[.E194])" office:value-type="float" office:value="70977.2108468815">
            <text:p>70977.21</text:p>
          </table:table-cell>
          <table:table-cell table:style-name="ce60" table:formula="of:=IF([.$C194]&gt;[Datos.$C$4]*12+[Datos.$C$5];&quot;&quot;;[Datos.$C$9]-[.F194])" office:value-type="float" office:value="248.205770168587">
            <text:p>248.21</text:p>
          </table:table-cell>
          <table:table-cell table:style-name="ce60" table:formula="of:=IF([.$C194]&gt;[Datos.$C$4]*12+[Datos.$C$5];&quot;&quot;;[.D193]*[Datos.$C$14])" office:value-type="float" office:value="402.718860831312">
            <text:p>402.72</text:p>
          </table:table-cell>
          <table:table-cell table:style-name="ce55"/>
          <table:table-cell table:style-name="ce60" table:formula="of:=IF([.$C194]&gt;[Datos.$C$4]*12+[Datos.$C$5];&quot;&quot;;[.H193]-[.I194])" office:value-type="float" office:value="71621.3445618203">
            <text:p>71621.34</text:p>
          </table:table-cell>
          <table:table-cell table:style-name="ce60" table:formula="of:=IF([.$C194]&gt;[Datos.$C$4]*12+[Datos.$C$5];&quot;&quot;;[Datos.$C$11]-[.J194])" office:value-type="float" office:value="246.075875958805">
            <text:p>246.08</text:p>
          </table:table-cell>
          <table:table-cell table:style-name="ce69" table:formula="of:=IF([.$C194]&gt;[Datos.$C$4]*12+[Datos.$C$5];&quot;&quot;;[.H193]*[Datos.$C$15])" office:value-type="float" office:value="419.226619220378">
            <text:p>419.23</text:p>
          </table:table-cell>
          <table:table-cell table:formula="of:=IF([.$C1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4]+1" office:value-type="float" office:value="191">
            <text:p>191</text:p>
          </table:table-cell>
          <table:table-cell table:style-name="ce60" table:formula="of:=IF([.$C195]&gt;[Datos.$C$4]*12+[Datos.$C$5];&quot;&quot;;[.D194]-[.E195])" office:value-type="float" office:value="70727.6016852024">
            <text:p>70727.60</text:p>
          </table:table-cell>
          <table:table-cell table:style-name="ce60" table:formula="of:=IF([.$C195]&gt;[Datos.$C$4]*12+[Datos.$C$5];&quot;&quot;;[Datos.$C$9]-[.F195])" office:value-type="float" office:value="249.609161679113">
            <text:p>249.61</text:p>
          </table:table-cell>
          <table:table-cell table:style-name="ce60" table:formula="of:=IF([.$C195]&gt;[Datos.$C$4]*12+[Datos.$C$5];&quot;&quot;;[.D194]*[Datos.$C$14])" office:value-type="float" office:value="401.315469320786">
            <text:p>401.32</text:p>
          </table:table-cell>
          <table:table-cell table:style-name="ce55"/>
          <table:table-cell table:style-name="ce60" table:formula="of:=IF([.$C195]&gt;[Datos.$C$4]*12+[Datos.$C$5];&quot;&quot;;[.H194]-[.I195])" office:value-type="float" office:value="71373.8332432518">
            <text:p>71373.83</text:p>
          </table:table-cell>
          <table:table-cell table:style-name="ce60" table:formula="of:=IF([.$C195]&gt;[Datos.$C$4]*12+[Datos.$C$5];&quot;&quot;;[Datos.$C$11]-[.J195])" office:value-type="float" office:value="247.511318568565">
            <text:p>247.51</text:p>
          </table:table-cell>
          <table:table-cell table:style-name="ce69" table:formula="of:=IF([.$C195]&gt;[Datos.$C$4]*12+[Datos.$C$5];&quot;&quot;;[.H194]*[Datos.$C$15])" office:value-type="float" office:value="417.791176610619">
            <text:p>417.79</text:p>
          </table:table-cell>
          <table:table-cell table:formula="of:=IF([.$C1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84]+1" office:value-type="float" office:value="16">
            <text:p>16</text:p>
          </table:table-cell>
          <table:table-cell table:style-name="ce54" table:formula="of:=[.C195]+1" office:value-type="float" office:value="192">
            <text:p>192</text:p>
          </table:table-cell>
          <table:table-cell table:style-name="ce59" table:formula="of:=IF([.$C196]&gt;[Datos.$C$4]*12+[Datos.$C$5];&quot;&quot;;[.D195]-[.E196])" office:value-type="float" office:value="70476.5811970331">
            <text:p>70476.58</text:p>
          </table:table-cell>
          <table:table-cell table:style-name="ce59" table:formula="of:=IF([.$C196]&gt;[Datos.$C$4]*12+[Datos.$C$5];&quot;&quot;;[Datos.$C$9]-[.F196])" office:value-type="float" office:value="251.020488169275">
            <text:p>251.02</text:p>
          </table:table-cell>
          <table:table-cell table:style-name="ce59" table:formula="of:=IF([.$C196]&gt;[Datos.$C$4]*12+[Datos.$C$5];&quot;&quot;;[.D195]*[Datos.$C$14])" office:value-type="float" office:value="399.904142830624">
            <text:p>399.90</text:p>
          </table:table-cell>
          <table:table-cell table:style-name="ce54"/>
          <table:table-cell table:style-name="ce59" table:formula="of:=IF([.$C196]&gt;[Datos.$C$4]*12+[Datos.$C$5];&quot;&quot;;[.H195]-[.I196])" office:value-type="float" office:value="71124.8781086582">
            <text:p>71124.88</text:p>
          </table:table-cell>
          <table:table-cell table:style-name="ce59" table:formula="of:=IF([.$C196]&gt;[Datos.$C$4]*12+[Datos.$C$5];&quot;&quot;;[Datos.$C$11]-[.J196])" office:value-type="float" office:value="248.955134593548">
            <text:p>248.96</text:p>
          </table:table-cell>
          <table:table-cell table:style-name="ce70" table:formula="of:=IF([.$C196]&gt;[Datos.$C$4]*12+[Datos.$C$5];&quot;&quot;;[.H195]*[Datos.$C$15])" office:value-type="float" office:value="416.347360585635">
            <text:p>416.35</text:p>
          </table:table-cell>
          <table:table-cell table:formula="of:=IF([.$C1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6]+1" office:value-type="float" office:value="193">
            <text:p>193</text:p>
          </table:table-cell>
          <table:table-cell table:style-name="ce60" table:formula="of:=IF([.$C197]&gt;[Datos.$C$4]*12+[Datos.$C$5];&quot;&quot;;[.D196]-[.E197])" office:value-type="float" office:value="70224.1414025285">
            <text:p>70224.14</text:p>
          </table:table-cell>
          <table:table-cell table:style-name="ce60" table:formula="of:=IF([.$C197]&gt;[Datos.$C$4]*12+[Datos.$C$5];&quot;&quot;;[Datos.$C$9]-[.F197])" office:value-type="float" office:value="252.439794504602">
            <text:p>252.44</text:p>
          </table:table-cell>
          <table:table-cell table:style-name="ce60" table:formula="of:=IF([.$C197]&gt;[Datos.$C$4]*12+[Datos.$C$5];&quot;&quot;;[.D196]*[Datos.$C$14])" office:value-type="float" office:value="398.484836495298">
            <text:p>398.48</text:p>
          </table:table-cell>
          <table:table-cell table:style-name="ce55"/>
          <table:table-cell table:style-name="ce60" table:formula="of:=IF([.$C197]&gt;[Datos.$C$4]*12+[Datos.$C$5];&quot;&quot;;[.H196]-[.I197])" office:value-type="float" office:value="70874.4707357795">
            <text:p>70874.47</text:p>
          </table:table-cell>
          <table:table-cell table:style-name="ce60" table:formula="of:=IF([.$C197]&gt;[Datos.$C$4]*12+[Datos.$C$5];&quot;&quot;;[Datos.$C$11]-[.J197])" office:value-type="float" office:value="250.407372878677">
            <text:p>250.41</text:p>
          </table:table-cell>
          <table:table-cell table:style-name="ce69" table:formula="of:=IF([.$C197]&gt;[Datos.$C$4]*12+[Datos.$C$5];&quot;&quot;;[.H196]*[Datos.$C$15])" office:value-type="float" office:value="414.895122300506">
            <text:p>414.90</text:p>
          </table:table-cell>
          <table:table-cell table:formula="of:=IF([.$C1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7]+1" office:value-type="float" office:value="194">
            <text:p>194</text:p>
          </table:table-cell>
          <table:table-cell table:style-name="ce60" table:formula="of:=IF([.$C198]&gt;[Datos.$C$4]*12+[Datos.$C$5];&quot;&quot;;[.D197]-[.E198])" office:value-type="float" office:value="69970.2742767242">
            <text:p>69970.27</text:p>
          </table:table-cell>
          <table:table-cell table:style-name="ce60" table:formula="of:=IF([.$C198]&gt;[Datos.$C$4]*12+[Datos.$C$5];&quot;&quot;;[Datos.$C$9]-[.F198])" office:value-type="float" office:value="253.867125804297">
            <text:p>253.87</text:p>
          </table:table-cell>
          <table:table-cell table:style-name="ce60" table:formula="of:=IF([.$C198]&gt;[Datos.$C$4]*12+[Datos.$C$5];&quot;&quot;;[.D197]*[Datos.$C$14])" office:value-type="float" office:value="397.057505195602">
            <text:p>397.06</text:p>
          </table:table-cell>
          <table:table-cell table:style-name="ce55"/>
          <table:table-cell table:style-name="ce60" table:formula="of:=IF([.$C198]&gt;[Datos.$C$4]*12+[Datos.$C$5];&quot;&quot;;[.H197]-[.I198])" office:value-type="float" office:value="70622.6026532257">
            <text:p>70622.60</text:p>
          </table:table-cell>
          <table:table-cell table:style-name="ce60" table:formula="of:=IF([.$C198]&gt;[Datos.$C$4]*12+[Datos.$C$5];&quot;&quot;;[Datos.$C$11]-[.J198])" office:value-type="float" office:value="251.868082553803">
            <text:p>251.87</text:p>
          </table:table-cell>
          <table:table-cell table:style-name="ce69" table:formula="of:=IF([.$C198]&gt;[Datos.$C$4]*12+[Datos.$C$5];&quot;&quot;;[.H197]*[Datos.$C$15])" office:value-type="float" office:value="413.434412625381">
            <text:p>413.43</text:p>
          </table:table-cell>
          <table:table-cell table:formula="of:=IF([.$C1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8]+1" office:value-type="float" office:value="195">
            <text:p>195</text:p>
          </table:table-cell>
          <table:table-cell table:style-name="ce60" table:formula="of:=IF([.$C199]&gt;[Datos.$C$4]*12+[Datos.$C$5];&quot;&quot;;[.D198]-[.E199])" office:value-type="float" office:value="69714.9717492815">
            <text:p>69714.97</text:p>
          </table:table-cell>
          <table:table-cell table:style-name="ce60" table:formula="of:=IF([.$C199]&gt;[Datos.$C$4]*12+[Datos.$C$5];&quot;&quot;;[Datos.$C$9]-[.F199])" office:value-type="float" office:value="255.302527442678">
            <text:p>255.30</text:p>
          </table:table-cell>
          <table:table-cell table:style-name="ce60" table:formula="of:=IF([.$C199]&gt;[Datos.$C$4]*12+[Datos.$C$5];&quot;&quot;;[.D198]*[Datos.$C$14])" office:value-type="float" office:value="395.622103557222">
            <text:p>395.62</text:p>
          </table:table-cell>
          <table:table-cell table:style-name="ce55"/>
          <table:table-cell table:style-name="ce60" table:formula="of:=IF([.$C199]&gt;[Datos.$C$4]*12+[Datos.$C$5];&quot;&quot;;[.H198]-[.I199])" office:value-type="float" office:value="70369.2653401904">
            <text:p>70369.27</text:p>
          </table:table-cell>
          <table:table-cell table:style-name="ce60" table:formula="of:=IF([.$C199]&gt;[Datos.$C$4]*12+[Datos.$C$5];&quot;&quot;;[Datos.$C$11]-[.J199])" office:value-type="float" office:value="253.337313035366">
            <text:p>253.34</text:p>
          </table:table-cell>
          <table:table-cell table:style-name="ce69" table:formula="of:=IF([.$C199]&gt;[Datos.$C$4]*12+[Datos.$C$5];&quot;&quot;;[.H198]*[Datos.$C$15])" office:value-type="float" office:value="411.965182143817">
            <text:p>411.97</text:p>
          </table:table-cell>
          <table:table-cell table:formula="of:=IF([.$C1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199]+1" office:value-type="float" office:value="196">
            <text:p>196</text:p>
          </table:table-cell>
          <table:table-cell table:style-name="ce60" table:formula="of:=IF([.$C200]&gt;[Datos.$C$4]*12+[Datos.$C$5];&quot;&quot;;[.D199]-[.E200])" office:value-type="float" office:value="69458.2257042309">
            <text:p>69458.23</text:p>
          </table:table-cell>
          <table:table-cell table:style-name="ce60" table:formula="of:=IF([.$C200]&gt;[Datos.$C$4]*12+[Datos.$C$5];&quot;&quot;;[Datos.$C$9]-[.F200])" office:value-type="float" office:value="256.746045050611">
            <text:p>256.75</text:p>
          </table:table-cell>
          <table:table-cell table:style-name="ce60" table:formula="of:=IF([.$C200]&gt;[Datos.$C$4]*12+[Datos.$C$5];&quot;&quot;;[.D199]*[Datos.$C$14])" office:value-type="float" office:value="394.178585949289">
            <text:p>394.18</text:p>
          </table:table-cell>
          <table:table-cell table:style-name="ce55"/>
          <table:table-cell table:style-name="ce60" table:formula="of:=IF([.$C200]&gt;[Datos.$C$4]*12+[Datos.$C$5];&quot;&quot;;[.H199]-[.I200])" office:value-type="float" office:value="70114.4502261623">
            <text:p>70114.45</text:p>
          </table:table-cell>
          <table:table-cell table:style-name="ce60" table:formula="of:=IF([.$C200]&gt;[Datos.$C$4]*12+[Datos.$C$5];&quot;&quot;;[Datos.$C$11]-[.J200])" office:value-type="float" office:value="254.815114028073">
            <text:p>254.82</text:p>
          </table:table-cell>
          <table:table-cell table:style-name="ce69" table:formula="of:=IF([.$C200]&gt;[Datos.$C$4]*12+[Datos.$C$5];&quot;&quot;;[.H199]*[Datos.$C$15])" office:value-type="float" office:value="410.487381151111">
            <text:p>410.49</text:p>
          </table:table-cell>
          <table:table-cell table:formula="of:=IF([.$C2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0]+1" office:value-type="float" office:value="197">
            <text:p>197</text:p>
          </table:table-cell>
          <table:table-cell table:style-name="ce60" table:formula="of:=IF([.$C201]&gt;[Datos.$C$4]*12+[Datos.$C$5];&quot;&quot;;[.D200]-[.E201])" office:value-type="float" office:value="69200.0279797139">
            <text:p>69200.03</text:p>
          </table:table-cell>
          <table:table-cell table:style-name="ce60" table:formula="of:=IF([.$C201]&gt;[Datos.$C$4]*12+[Datos.$C$5];&quot;&quot;;[Datos.$C$9]-[.F201])" office:value-type="float" office:value="258.197724516968">
            <text:p>258.20</text:p>
          </table:table-cell>
          <table:table-cell table:style-name="ce60" table:formula="of:=IF([.$C201]&gt;[Datos.$C$4]*12+[Datos.$C$5];&quot;&quot;;[.D200]*[Datos.$C$14])" office:value-type="float" office:value="392.726906482931">
            <text:p>392.73</text:p>
          </table:table-cell>
          <table:table-cell table:style-name="ce55"/>
          <table:table-cell table:style-name="ce60" table:formula="of:=IF([.$C201]&gt;[Datos.$C$4]*12+[Datos.$C$5];&quot;&quot;;[.H200]-[.I201])" office:value-type="float" office:value="69858.1486906357">
            <text:p>69858.15</text:p>
          </table:table-cell>
          <table:table-cell table:style-name="ce60" table:formula="of:=IF([.$C201]&gt;[Datos.$C$4]*12+[Datos.$C$5];&quot;&quot;;[Datos.$C$11]-[.J201])" office:value-type="float" office:value="256.30153552657">
            <text:p>256.30</text:p>
          </table:table-cell>
          <table:table-cell table:style-name="ce69" table:formula="of:=IF([.$C201]&gt;[Datos.$C$4]*12+[Datos.$C$5];&quot;&quot;;[.H200]*[Datos.$C$15])" office:value-type="float" office:value="409.000959652613">
            <text:p>409.00</text:p>
          </table:table-cell>
          <table:table-cell table:formula="of:=IF([.$C2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1]+1" office:value-type="float" office:value="198">
            <text:p>198</text:p>
          </table:table-cell>
          <table:table-cell table:style-name="ce60" table:formula="of:=IF([.$C202]&gt;[Datos.$C$4]*12+[Datos.$C$5];&quot;&quot;;[.D201]-[.E202])" office:value-type="float" office:value="68940.3703677238">
            <text:p>68940.37</text:p>
          </table:table-cell>
          <table:table-cell table:style-name="ce60" table:formula="of:=IF([.$C202]&gt;[Datos.$C$4]*12+[Datos.$C$5];&quot;&quot;;[Datos.$C$9]-[.F202])" office:value-type="float" office:value="259.657611990084">
            <text:p>259.66</text:p>
          </table:table-cell>
          <table:table-cell table:style-name="ce60" table:formula="of:=IF([.$C202]&gt;[Datos.$C$4]*12+[Datos.$C$5];&quot;&quot;;[.D201]*[Datos.$C$14])" office:value-type="float" office:value="391.267019009815">
            <text:p>391.27</text:p>
          </table:table-cell>
          <table:table-cell table:style-name="ce55"/>
          <table:table-cell table:style-name="ce60" table:formula="of:=IF([.$C202]&gt;[Datos.$C$4]*12+[Datos.$C$5];&quot;&quot;;[.H201]-[.I202])" office:value-type="float" office:value="69600.3520628186">
            <text:p>69600.35</text:p>
          </table:table-cell>
          <table:table-cell table:style-name="ce60" table:formula="of:=IF([.$C202]&gt;[Datos.$C$4]*12+[Datos.$C$5];&quot;&quot;;[Datos.$C$11]-[.J202])" office:value-type="float" office:value="257.796627817141">
            <text:p>257.80</text:p>
          </table:table-cell>
          <table:table-cell table:style-name="ce69" table:formula="of:=IF([.$C202]&gt;[Datos.$C$4]*12+[Datos.$C$5];&quot;&quot;;[.H201]*[Datos.$C$15])" office:value-type="float" office:value="407.505867362042">
            <text:p>407.51</text:p>
          </table:table-cell>
          <table:table-cell table:formula="of:=IF([.$C2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2]+1" office:value-type="float" office:value="199">
            <text:p>199</text:p>
          </table:table-cell>
          <table:table-cell table:style-name="ce60" table:formula="of:=IF([.$C203]&gt;[Datos.$C$4]*12+[Datos.$C$5];&quot;&quot;;[.D202]-[.E203])" office:value-type="float" office:value="68679.2446138446">
            <text:p>68679.24</text:p>
          </table:table-cell>
          <table:table-cell table:style-name="ce60" table:formula="of:=IF([.$C203]&gt;[Datos.$C$4]*12+[Datos.$C$5];&quot;&quot;;[Datos.$C$9]-[.F203])" office:value-type="float" office:value="261.125753879222">
            <text:p>261.13</text:p>
          </table:table-cell>
          <table:table-cell table:style-name="ce60" table:formula="of:=IF([.$C203]&gt;[Datos.$C$4]*12+[Datos.$C$5];&quot;&quot;;[.D202]*[Datos.$C$14])" office:value-type="float" office:value="389.798877120677">
            <text:p>389.80</text:p>
          </table:table-cell>
          <table:table-cell table:style-name="ce55"/>
          <table:table-cell table:style-name="ce60" table:formula="of:=IF([.$C203]&gt;[Datos.$C$4]*12+[Datos.$C$5];&quot;&quot;;[.H202]-[.I203])" office:value-type="float" office:value="69341.0516213392">
            <text:p>69341.05</text:p>
          </table:table-cell>
          <table:table-cell table:style-name="ce60" table:formula="of:=IF([.$C203]&gt;[Datos.$C$4]*12+[Datos.$C$5];&quot;&quot;;[Datos.$C$11]-[.J203])" office:value-type="float" office:value="259.300441479408">
            <text:p>259.30</text:p>
          </table:table-cell>
          <table:table-cell table:style-name="ce69" table:formula="of:=IF([.$C203]&gt;[Datos.$C$4]*12+[Datos.$C$5];&quot;&quot;;[.H202]*[Datos.$C$15])" office:value-type="float" office:value="406.002053699775">
            <text:p>406.00</text:p>
          </table:table-cell>
          <table:table-cell table:formula="of:=IF([.$C2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3]+1" office:value-type="float" office:value="200">
            <text:p>200</text:p>
          </table:table-cell>
          <table:table-cell table:style-name="ce60" table:formula="of:=IF([.$C204]&gt;[Datos.$C$4]*12+[Datos.$C$5];&quot;&quot;;[.D203]-[.E204])" office:value-type="float" office:value="68416.6424169885">
            <text:p>68416.64</text:p>
          </table:table-cell>
          <table:table-cell table:style-name="ce60" table:formula="of:=IF([.$C204]&gt;[Datos.$C$4]*12+[Datos.$C$5];&quot;&quot;;[Datos.$C$9]-[.F204])" office:value-type="float" office:value="262.602196856051">
            <text:p>262.60</text:p>
          </table:table-cell>
          <table:table-cell table:style-name="ce60" table:formula="of:=IF([.$C204]&gt;[Datos.$C$4]*12+[Datos.$C$5];&quot;&quot;;[.D203]*[Datos.$C$14])" office:value-type="float" office:value="388.322434143848">
            <text:p>388.32</text:p>
          </table:table-cell>
          <table:table-cell table:style-name="ce55"/>
          <table:table-cell table:style-name="ce60" table:formula="of:=IF([.$C204]&gt;[Datos.$C$4]*12+[Datos.$C$5];&quot;&quot;;[.H203]-[.I204])" office:value-type="float" office:value="69080.2385939511">
            <text:p>69080.24</text:p>
          </table:table-cell>
          <table:table-cell table:style-name="ce60" table:formula="of:=IF([.$C204]&gt;[Datos.$C$4]*12+[Datos.$C$5];&quot;&quot;;[Datos.$C$11]-[.J204])" office:value-type="float" office:value="260.813027388038">
            <text:p>260.81</text:p>
          </table:table-cell>
          <table:table-cell table:style-name="ce69" table:formula="of:=IF([.$C204]&gt;[Datos.$C$4]*12+[Datos.$C$5];&quot;&quot;;[.H203]*[Datos.$C$15])" office:value-type="float" office:value="404.489467791145">
            <text:p>404.49</text:p>
          </table:table-cell>
          <table:table-cell table:formula="of:=IF([.$C2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4]+1" office:value-type="float" office:value="201">
            <text:p>201</text:p>
          </table:table-cell>
          <table:table-cell table:style-name="ce60" table:formula="of:=IF([.$C205]&gt;[Datos.$C$4]*12+[Datos.$C$5];&quot;&quot;;[.D204]-[.E205])" office:value-type="float" office:value="68152.5554291324">
            <text:p>68152.56</text:p>
          </table:table-cell>
          <table:table-cell table:style-name="ce60" table:formula="of:=IF([.$C205]&gt;[Datos.$C$4]*12+[Datos.$C$5];&quot;&quot;;[Datos.$C$9]-[.F205])" office:value-type="float" office:value="264.086987856128">
            <text:p>264.09</text:p>
          </table:table-cell>
          <table:table-cell table:style-name="ce60" table:formula="of:=IF([.$C205]&gt;[Datos.$C$4]*12+[Datos.$C$5];&quot;&quot;;[.D204]*[Datos.$C$14])" office:value-type="float" office:value="386.837643143772">
            <text:p>386.84</text:p>
          </table:table-cell>
          <table:table-cell table:style-name="ce55"/>
          <table:table-cell table:style-name="ce60" table:formula="of:=IF([.$C205]&gt;[Datos.$C$4]*12+[Datos.$C$5];&quot;&quot;;[.H204]-[.I205])" office:value-type="float" office:value="68817.9041572367">
            <text:p>68817.90</text:p>
          </table:table-cell>
          <table:table-cell table:style-name="ce60" table:formula="of:=IF([.$C205]&gt;[Datos.$C$4]*12+[Datos.$C$5];&quot;&quot;;[Datos.$C$11]-[.J205])" office:value-type="float" office:value="262.334436714468">
            <text:p>262.33</text:p>
          </table:table-cell>
          <table:table-cell table:style-name="ce69" table:formula="of:=IF([.$C205]&gt;[Datos.$C$4]*12+[Datos.$C$5];&quot;&quot;;[.H204]*[Datos.$C$15])" office:value-type="float" office:value="402.968058464715">
            <text:p>402.97</text:p>
          </table:table-cell>
          <table:table-cell table:formula="of:=IF([.$C20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5]+1" office:value-type="float" office:value="202">
            <text:p>202</text:p>
          </table:table-cell>
          <table:table-cell table:style-name="ce60" table:formula="of:=IF([.$C206]&gt;[Datos.$C$4]*12+[Datos.$C$5];&quot;&quot;;[.D205]-[.E206])" office:value-type="float" office:value="67886.975255052">
            <text:p>67886.98</text:p>
          </table:table-cell>
          <table:table-cell table:style-name="ce60" table:formula="of:=IF([.$C206]&gt;[Datos.$C$4]*12+[Datos.$C$5];&quot;&quot;;[Datos.$C$9]-[.F206])" office:value-type="float" office:value="265.580174080388">
            <text:p>265.58</text:p>
          </table:table-cell>
          <table:table-cell table:style-name="ce60" table:formula="of:=IF([.$C206]&gt;[Datos.$C$4]*12+[Datos.$C$5];&quot;&quot;;[.D205]*[Datos.$C$14])" office:value-type="float" office:value="385.344456919511">
            <text:p>385.34</text:p>
          </table:table-cell>
          <table:table-cell table:style-name="ce55"/>
          <table:table-cell table:style-name="ce60" table:formula="of:=IF([.$C206]&gt;[Datos.$C$4]*12+[Datos.$C$5];&quot;&quot;;[.H205]-[.I206])" office:value-type="float" office:value="68554.039436308">
            <text:p>68554.04</text:p>
          </table:table-cell>
          <table:table-cell table:style-name="ce60" table:formula="of:=IF([.$C206]&gt;[Datos.$C$4]*12+[Datos.$C$5];&quot;&quot;;[Datos.$C$11]-[.J206])" office:value-type="float" office:value="263.864720928636">
            <text:p>263.86</text:p>
          </table:table-cell>
          <table:table-cell table:style-name="ce69" table:formula="of:=IF([.$C206]&gt;[Datos.$C$4]*12+[Datos.$C$5];&quot;&quot;;[.H205]*[Datos.$C$15])" office:value-type="float" office:value="401.437774250547">
            <text:p>401.44</text:p>
          </table:table-cell>
          <table:table-cell table:formula="of:=IF([.$C20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6]+1" office:value-type="float" office:value="203">
            <text:p>203</text:p>
          </table:table-cell>
          <table:table-cell table:style-name="ce60" table:formula="of:=IF([.$C207]&gt;[Datos.$C$4]*12+[Datos.$C$5];&quot;&quot;;[.D206]-[.E207])" office:value-type="float" office:value="67619.8934520554">
            <text:p>67619.89</text:p>
          </table:table-cell>
          <table:table-cell table:style-name="ce60" table:formula="of:=IF([.$C207]&gt;[Datos.$C$4]*12+[Datos.$C$5];&quot;&quot;;[Datos.$C$9]-[.F207])" office:value-type="float" office:value="267.081802996651">
            <text:p>267.08</text:p>
          </table:table-cell>
          <table:table-cell table:style-name="ce60" table:formula="of:=IF([.$C207]&gt;[Datos.$C$4]*12+[Datos.$C$5];&quot;&quot;;[.D206]*[Datos.$C$14])" office:value-type="float" office:value="383.842828003248">
            <text:p>383.84</text:p>
          </table:table-cell>
          <table:table-cell table:style-name="ce55"/>
          <table:table-cell table:style-name="ce60" table:formula="of:=IF([.$C207]&gt;[Datos.$C$4]*12+[Datos.$C$5];&quot;&quot;;[.H206]-[.I207])" office:value-type="float" office:value="68288.6355045073">
            <text:p>68288.64</text:p>
          </table:table-cell>
          <table:table-cell table:style-name="ce60" table:formula="of:=IF([.$C207]&gt;[Datos.$C$4]*12+[Datos.$C$5];&quot;&quot;;[Datos.$C$11]-[.J207])" office:value-type="float" office:value="265.40393180072">
            <text:p>265.40</text:p>
          </table:table-cell>
          <table:table-cell table:style-name="ce69" table:formula="of:=IF([.$C207]&gt;[Datos.$C$4]*12+[Datos.$C$5];&quot;&quot;;[.H206]*[Datos.$C$15])" office:value-type="float" office:value="399.898563378464">
            <text:p>399.90</text:p>
          </table:table-cell>
          <table:table-cell table:formula="of:=IF([.$C20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196]+1" office:value-type="float" office:value="17">
            <text:p>17</text:p>
          </table:table-cell>
          <table:table-cell table:style-name="ce54" table:formula="of:=[.C207]+1" office:value-type="float" office:value="204">
            <text:p>204</text:p>
          </table:table-cell>
          <table:table-cell table:style-name="ce59" table:formula="of:=IF([.$C208]&gt;[Datos.$C$4]*12+[Datos.$C$5];&quot;&quot;;[.D207]-[.E208])" office:value-type="float" office:value="67351.3015297143">
            <text:p>67351.30</text:p>
          </table:table-cell>
          <table:table-cell table:style-name="ce59" table:formula="of:=IF([.$C208]&gt;[Datos.$C$4]*12+[Datos.$C$5];&quot;&quot;;[Datos.$C$9]-[.F208])" office:value-type="float" office:value="268.591922341124">
            <text:p>268.59</text:p>
          </table:table-cell>
          <table:table-cell table:style-name="ce59" table:formula="of:=IF([.$C208]&gt;[Datos.$C$4]*12+[Datos.$C$5];&quot;&quot;;[.D207]*[Datos.$C$14])" office:value-type="float" office:value="382.332708658775">
            <text:p>382.33</text:p>
          </table:table-cell>
          <table:table-cell table:style-name="ce54"/>
          <table:table-cell table:style-name="ce59" table:formula="of:=IF([.$C208]&gt;[Datos.$C$4]*12+[Datos.$C$5];&quot;&quot;;[.H207]-[.I208])" office:value-type="float" office:value="68021.6833831044">
            <text:p>68021.68</text:p>
          </table:table-cell>
          <table:table-cell table:style-name="ce59" table:formula="of:=IF([.$C208]&gt;[Datos.$C$4]*12+[Datos.$C$5];&quot;&quot;;[Datos.$C$11]-[.J208])" office:value-type="float" office:value="266.952121402891">
            <text:p>266.95</text:p>
          </table:table-cell>
          <table:table-cell table:style-name="ce70" table:formula="of:=IF([.$C208]&gt;[Datos.$C$4]*12+[Datos.$C$5];&quot;&quot;;[.H207]*[Datos.$C$15])" office:value-type="float" office:value="398.350373776293">
            <text:p>398.35</text:p>
          </table:table-cell>
          <table:table-cell table:formula="of:=IF([.$C20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8]+1" office:value-type="float" office:value="205">
            <text:p>205</text:p>
          </table:table-cell>
          <table:table-cell table:style-name="ce60" table:formula="of:=IF([.$C209]&gt;[Datos.$C$4]*12+[Datos.$C$5];&quot;&quot;;[.D208]-[.E209])" office:value-type="float" office:value="67081.1909495943">
            <text:p>67081.19</text:p>
          </table:table-cell>
          <table:table-cell table:style-name="ce60" table:formula="of:=IF([.$C209]&gt;[Datos.$C$4]*12+[Datos.$C$5];&quot;&quot;;[Datos.$C$9]-[.F209])" office:value-type="float" office:value="270.110580119924">
            <text:p>270.11</text:p>
          </table:table-cell>
          <table:table-cell table:style-name="ce60" table:formula="of:=IF([.$C209]&gt;[Datos.$C$4]*12+[Datos.$C$5];&quot;&quot;;[.D208]*[Datos.$C$14])" office:value-type="float" office:value="380.814050879976">
            <text:p>380.81</text:p>
          </table:table-cell>
          <table:table-cell table:style-name="ce55"/>
          <table:table-cell table:style-name="ce60" table:formula="of:=IF([.$C209]&gt;[Datos.$C$4]*12+[Datos.$C$5];&quot;&quot;;[.H208]-[.I209])" office:value-type="float" office:value="67753.1740409933">
            <text:p>67753.17</text:p>
          </table:table-cell>
          <table:table-cell table:style-name="ce60" table:formula="of:=IF([.$C209]&gt;[Datos.$C$4]*12+[Datos.$C$5];&quot;&quot;;[Datos.$C$11]-[.J209])" office:value-type="float" office:value="268.509342111074">
            <text:p>268.51</text:p>
          </table:table-cell>
          <table:table-cell table:style-name="ce69" table:formula="of:=IF([.$C209]&gt;[Datos.$C$4]*12+[Datos.$C$5];&quot;&quot;;[.H208]*[Datos.$C$15])" office:value-type="float" office:value="396.793153068109">
            <text:p>396.79</text:p>
          </table:table-cell>
          <table:table-cell table:formula="of:=IF([.$C20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09]+1" office:value-type="float" office:value="206">
            <text:p>206</text:p>
          </table:table-cell>
          <table:table-cell table:style-name="ce60" table:formula="of:=IF([.$C210]&gt;[Datos.$C$4]*12+[Datos.$C$5];&quot;&quot;;[.D209]-[.E210])" office:value-type="float" office:value="66809.5531249837">
            <text:p>66809.55</text:p>
          </table:table-cell>
          <table:table-cell table:style-name="ce60" table:formula="of:=IF([.$C210]&gt;[Datos.$C$4]*12+[Datos.$C$5];&quot;&quot;;[Datos.$C$9]-[.F210])" office:value-type="float" office:value="271.637824610598">
            <text:p>271.64</text:p>
          </table:table-cell>
          <table:table-cell table:style-name="ce60" table:formula="of:=IF([.$C210]&gt;[Datos.$C$4]*12+[Datos.$C$5];&quot;&quot;;[.D209]*[Datos.$C$14])" office:value-type="float" office:value="379.286806389301">
            <text:p>379.29</text:p>
          </table:table-cell>
          <table:table-cell table:style-name="ce55"/>
          <table:table-cell table:style-name="ce60" table:formula="of:=IF([.$C210]&gt;[Datos.$C$4]*12+[Datos.$C$5];&quot;&quot;;[.H209]-[.I210])" office:value-type="float" office:value="67483.0983943866">
            <text:p>67483.10</text:p>
          </table:table-cell>
          <table:table-cell table:style-name="ce60" table:formula="of:=IF([.$C210]&gt;[Datos.$C$4]*12+[Datos.$C$5];&quot;&quot;;[Datos.$C$11]-[.J210])" office:value-type="float" office:value="270.075646606722">
            <text:p>270.08</text:p>
          </table:table-cell>
          <table:table-cell table:style-name="ce69" table:formula="of:=IF([.$C210]&gt;[Datos.$C$4]*12+[Datos.$C$5];&quot;&quot;;[.H209]*[Datos.$C$15])" office:value-type="float" office:value="395.226848572461">
            <text:p>395.23</text:p>
          </table:table-cell>
          <table:table-cell table:formula="of:=IF([.$C21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0]+1" office:value-type="float" office:value="207">
            <text:p>207</text:p>
          </table:table-cell>
          <table:table-cell table:style-name="ce60" table:formula="of:=IF([.$C211]&gt;[Datos.$C$4]*12+[Datos.$C$5];&quot;&quot;;[.D210]-[.E211])" office:value-type="float" office:value="66536.3794206201">
            <text:p>66536.38</text:p>
          </table:table-cell>
          <table:table-cell table:style-name="ce60" table:formula="of:=IF([.$C211]&gt;[Datos.$C$4]*12+[Datos.$C$5];&quot;&quot;;[Datos.$C$9]-[.F211])" office:value-type="float" office:value="273.173704363665">
            <text:p>273.17</text:p>
          </table:table-cell>
          <table:table-cell table:style-name="ce60" table:formula="of:=IF([.$C211]&gt;[Datos.$C$4]*12+[Datos.$C$5];&quot;&quot;;[.D210]*[Datos.$C$14])" office:value-type="float" office:value="377.750926636234">
            <text:p>377.75</text:p>
          </table:table-cell>
          <table:table-cell table:style-name="ce55"/>
          <table:table-cell table:style-name="ce60" table:formula="of:=IF([.$C211]&gt;[Datos.$C$4]*12+[Datos.$C$5];&quot;&quot;;[.H210]-[.I211])" office:value-type="float" office:value="67211.447306508">
            <text:p>67211.45</text:p>
          </table:table-cell>
          <table:table-cell table:style-name="ce60" table:formula="of:=IF([.$C211]&gt;[Datos.$C$4]*12+[Datos.$C$5];&quot;&quot;;[Datos.$C$11]-[.J211])" office:value-type="float" office:value="271.651087878595">
            <text:p>271.65</text:p>
          </table:table-cell>
          <table:table-cell table:style-name="ce69" table:formula="of:=IF([.$C211]&gt;[Datos.$C$4]*12+[Datos.$C$5];&quot;&quot;;[.H210]*[Datos.$C$15])" office:value-type="float" office:value="393.651407300589">
            <text:p>393.65</text:p>
          </table:table-cell>
          <table:table-cell table:formula="of:=IF([.$C21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1]+1" office:value-type="float" office:value="208">
            <text:p>208</text:p>
          </table:table-cell>
          <table:table-cell table:style-name="ce60" table:formula="of:=IF([.$C212]&gt;[Datos.$C$4]*12+[Datos.$C$5];&quot;&quot;;[.D211]-[.E212])" office:value-type="float" office:value="66261.6611524159">
            <text:p>66261.66</text:p>
          </table:table-cell>
          <table:table-cell table:style-name="ce60" table:formula="of:=IF([.$C212]&gt;[Datos.$C$4]*12+[Datos.$C$5];&quot;&quot;;[Datos.$C$9]-[.F212])" office:value-type="float" office:value="274.718268204153">
            <text:p>274.72</text:p>
          </table:table-cell>
          <table:table-cell table:style-name="ce60" table:formula="of:=IF([.$C212]&gt;[Datos.$C$4]*12+[Datos.$C$5];&quot;&quot;;[.D211]*[Datos.$C$14])" office:value-type="float" office:value="376.206362795746">
            <text:p>376.21</text:p>
          </table:table-cell>
          <table:table-cell table:style-name="ce55"/>
          <table:table-cell table:style-name="ce60" table:formula="of:=IF([.$C212]&gt;[Datos.$C$4]*12+[Datos.$C$5];&quot;&quot;;[.H211]-[.I212])" office:value-type="float" office:value="66938.2115872835">
            <text:p>66938.21</text:p>
          </table:table-cell>
          <table:table-cell table:style-name="ce60" table:formula="of:=IF([.$C212]&gt;[Datos.$C$4]*12+[Datos.$C$5];&quot;&quot;;[Datos.$C$11]-[.J212])" office:value-type="float" office:value="273.235719224553">
            <text:p>273.24</text:p>
          </table:table-cell>
          <table:table-cell table:style-name="ce69" table:formula="of:=IF([.$C212]&gt;[Datos.$C$4]*12+[Datos.$C$5];&quot;&quot;;[.H211]*[Datos.$C$15])" office:value-type="float" office:value="392.06677595463">
            <text:p>392.07</text:p>
          </table:table-cell>
          <table:table-cell table:formula="of:=IF([.$C21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2]+1" office:value-type="float" office:value="209">
            <text:p>209</text:p>
          </table:table-cell>
          <table:table-cell table:style-name="ce60" table:formula="of:=IF([.$C213]&gt;[Datos.$C$4]*12+[Datos.$C$5];&quot;&quot;;[.D212]-[.E213])" office:value-type="float" office:value="65985.3895871828">
            <text:p>65985.39</text:p>
          </table:table-cell>
          <table:table-cell table:style-name="ce60" table:formula="of:=IF([.$C213]&gt;[Datos.$C$4]*12+[Datos.$C$5];&quot;&quot;;[Datos.$C$9]-[.F213])" office:value-type="float" office:value="276.271565233156">
            <text:p>276.27</text:p>
          </table:table-cell>
          <table:table-cell table:style-name="ce60" table:formula="of:=IF([.$C213]&gt;[Datos.$C$4]*12+[Datos.$C$5];&quot;&quot;;[.D212]*[Datos.$C$14])" office:value-type="float" office:value="374.653065766744">
            <text:p>374.65</text:p>
          </table:table-cell>
          <table:table-cell table:style-name="ce55"/>
          <table:table-cell table:style-name="ce60" table:formula="of:=IF([.$C213]&gt;[Datos.$C$4]*12+[Datos.$C$5];&quot;&quot;;[.H212]-[.I213])" office:value-type="float" office:value="66663.3819930301">
            <text:p>66663.38</text:p>
          </table:table-cell>
          <table:table-cell table:style-name="ce60" table:formula="of:=IF([.$C213]&gt;[Datos.$C$4]*12+[Datos.$C$5];&quot;&quot;;[Datos.$C$11]-[.J213])" office:value-type="float" office:value="274.829594253363">
            <text:p>274.83</text:p>
          </table:table-cell>
          <table:table-cell table:style-name="ce69" table:formula="of:=IF([.$C213]&gt;[Datos.$C$4]*12+[Datos.$C$5];&quot;&quot;;[.H212]*[Datos.$C$15])" office:value-type="float" office:value="390.47290092582">
            <text:p>390.47</text:p>
          </table:table-cell>
          <table:table-cell table:formula="of:=IF([.$C21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3]+1" office:value-type="float" office:value="210">
            <text:p>210</text:p>
          </table:table-cell>
          <table:table-cell table:style-name="ce60" table:formula="of:=IF([.$C214]&gt;[Datos.$C$4]*12+[Datos.$C$5];&quot;&quot;;[.D213]-[.E214])" office:value-type="float" office:value="65707.5559423534">
            <text:p>65707.56</text:p>
          </table:table-cell>
          <table:table-cell table:style-name="ce60" table:formula="of:=IF([.$C214]&gt;[Datos.$C$4]*12+[Datos.$C$5];&quot;&quot;;[Datos.$C$9]-[.F214])" office:value-type="float" office:value="277.83364482939">
            <text:p>277.83</text:p>
          </table:table-cell>
          <table:table-cell table:style-name="ce60" table:formula="of:=IF([.$C214]&gt;[Datos.$C$4]*12+[Datos.$C$5];&quot;&quot;;[.D213]*[Datos.$C$14])" office:value-type="float" office:value="373.090986170509">
            <text:p>373.09</text:p>
          </table:table-cell>
          <table:table-cell table:style-name="ce55"/>
          <table:table-cell table:style-name="ce60" table:formula="of:=IF([.$C214]&gt;[Datos.$C$4]*12+[Datos.$C$5];&quot;&quot;;[.H213]-[.I214])" office:value-type="float" office:value="66386.9492261436">
            <text:p>66386.95</text:p>
          </table:table-cell>
          <table:table-cell table:style-name="ce60" table:formula="of:=IF([.$C214]&gt;[Datos.$C$4]*12+[Datos.$C$5];&quot;&quot;;[Datos.$C$11]-[.J214])" office:value-type="float" office:value="276.432766886507">
            <text:p>276.43</text:p>
          </table:table-cell>
          <table:table-cell table:style-name="ce69" table:formula="of:=IF([.$C214]&gt;[Datos.$C$4]*12+[Datos.$C$5];&quot;&quot;;[.H213]*[Datos.$C$15])" office:value-type="float" office:value="388.869728292676">
            <text:p>388.87</text:p>
          </table:table-cell>
          <table:table-cell table:formula="of:=IF([.$C21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4]+1" office:value-type="float" office:value="211">
            <text:p>211</text:p>
          </table:table-cell>
          <table:table-cell table:style-name="ce60" table:formula="of:=IF([.$C215]&gt;[Datos.$C$4]*12+[Datos.$C$5];&quot;&quot;;[.D214]-[.E215])" office:value-type="float" office:value="65428.1513857026">
            <text:p>65428.15</text:p>
          </table:table-cell>
          <table:table-cell table:style-name="ce60" table:formula="of:=IF([.$C215]&gt;[Datos.$C$4]*12+[Datos.$C$5];&quot;&quot;;[Datos.$C$9]-[.F215])" office:value-type="float" office:value="279.404556650768">
            <text:p>279.40</text:p>
          </table:table-cell>
          <table:table-cell table:style-name="ce60" table:formula="of:=IF([.$C215]&gt;[Datos.$C$4]*12+[Datos.$C$5];&quot;&quot;;[.D214]*[Datos.$C$14])" office:value-type="float" office:value="371.520074349131">
            <text:p>371.52</text:p>
          </table:table-cell>
          <table:table-cell table:style-name="ce55"/>
          <table:table-cell table:style-name="ce60" table:formula="of:=IF([.$C215]&gt;[Datos.$C$4]*12+[Datos.$C$5];&quot;&quot;;[.H214]-[.I215])" office:value-type="float" office:value="66108.9039347836">
            <text:p>66108.90</text:p>
          </table:table-cell>
          <table:table-cell table:style-name="ce60" table:formula="of:=IF([.$C215]&gt;[Datos.$C$4]*12+[Datos.$C$5];&quot;&quot;;[Datos.$C$11]-[.J215])" office:value-type="float" office:value="278.045291360012">
            <text:p>278.05</text:p>
          </table:table-cell>
          <table:table-cell table:style-name="ce69" table:formula="of:=IF([.$C215]&gt;[Datos.$C$4]*12+[Datos.$C$5];&quot;&quot;;[.H214]*[Datos.$C$15])" office:value-type="float" office:value="387.257203819171">
            <text:p>387.26</text:p>
          </table:table-cell>
          <table:table-cell table:formula="of:=IF([.$C21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5]+1" office:value-type="float" office:value="212">
            <text:p>212</text:p>
          </table:table-cell>
          <table:table-cell table:style-name="ce60" table:formula="of:=IF([.$C216]&gt;[Datos.$C$4]*12+[Datos.$C$5];&quot;&quot;;[.D215]-[.E216])" office:value-type="float" office:value="65147.1670350666">
            <text:p>65147.17</text:p>
          </table:table-cell>
          <table:table-cell table:style-name="ce60" table:formula="of:=IF([.$C216]&gt;[Datos.$C$4]*12+[Datos.$C$5];&quot;&quot;;[Datos.$C$9]-[.F216])" office:value-type="float" office:value="280.984350635975">
            <text:p>280.98</text:p>
          </table:table-cell>
          <table:table-cell table:style-name="ce60" table:formula="of:=IF([.$C216]&gt;[Datos.$C$4]*12+[Datos.$C$5];&quot;&quot;;[.D215]*[Datos.$C$14])" office:value-type="float" office:value="369.940280363924">
            <text:p>369.94</text:p>
          </table:table-cell>
          <table:table-cell table:style-name="ce55"/>
          <table:table-cell table:style-name="ce60" table:formula="of:=IF([.$C216]&gt;[Datos.$C$4]*12+[Datos.$C$5];&quot;&quot;;[.H215]-[.I216])" office:value-type="float" office:value="65829.2367125573">
            <text:p>65829.24</text:p>
          </table:table-cell>
          <table:table-cell table:style-name="ce60" table:formula="of:=IF([.$C216]&gt;[Datos.$C$4]*12+[Datos.$C$5];&quot;&quot;;[Datos.$C$11]-[.J216])" office:value-type="float" office:value="279.667222226279">
            <text:p>279.67</text:p>
          </table:table-cell>
          <table:table-cell table:style-name="ce69" table:formula="of:=IF([.$C216]&gt;[Datos.$C$4]*12+[Datos.$C$5];&quot;&quot;;[.H215]*[Datos.$C$15])" office:value-type="float" office:value="385.635272952904">
            <text:p>385.64</text:p>
          </table:table-cell>
          <table:table-cell table:formula="of:=IF([.$C21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6]+1" office:value-type="float" office:value="213">
            <text:p>213</text:p>
          </table:table-cell>
          <table:table-cell table:style-name="ce60" table:formula="of:=IF([.$C217]&gt;[Datos.$C$4]*12+[Datos.$C$5];&quot;&quot;;[.D216]-[.E217])" office:value-type="float" office:value="64864.5939580606">
            <text:p>64864.59</text:p>
          </table:table-cell>
          <table:table-cell table:style-name="ce60" table:formula="of:=IF([.$C217]&gt;[Datos.$C$4]*12+[Datos.$C$5];&quot;&quot;;[Datos.$C$9]-[.F217])" office:value-type="float" office:value="282.573077006057">
            <text:p>282.57</text:p>
          </table:table-cell>
          <table:table-cell table:style-name="ce60" table:formula="of:=IF([.$C217]&gt;[Datos.$C$4]*12+[Datos.$C$5];&quot;&quot;;[.D216]*[Datos.$C$14])" office:value-type="float" office:value="368.351553993843">
            <text:p>368.35</text:p>
          </table:table-cell>
          <table:table-cell table:style-name="ce55"/>
          <table:table-cell table:style-name="ce60" table:formula="of:=IF([.$C217]&gt;[Datos.$C$4]*12+[Datos.$C$5];&quot;&quot;;[.H216]-[.I217])" office:value-type="float" office:value="65547.9380982014">
            <text:p>65547.94</text:p>
          </table:table-cell>
          <table:table-cell table:style-name="ce60" table:formula="of:=IF([.$C217]&gt;[Datos.$C$4]*12+[Datos.$C$5];&quot;&quot;;[Datos.$C$11]-[.J217])" office:value-type="float" office:value="281.298614355932">
            <text:p>281.30</text:p>
          </table:table-cell>
          <table:table-cell table:style-name="ce69" table:formula="of:=IF([.$C217]&gt;[Datos.$C$4]*12+[Datos.$C$5];&quot;&quot;;[.H216]*[Datos.$C$15])" office:value-type="float" office:value="384.003880823251">
            <text:p>384.00</text:p>
          </table:table-cell>
          <table:table-cell table:formula="of:=IF([.$C21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7]+1" office:value-type="float" office:value="214">
            <text:p>214</text:p>
          </table:table-cell>
          <table:table-cell table:style-name="ce60" table:formula="of:=IF([.$C218]&gt;[Datos.$C$4]*12+[Datos.$C$5];&quot;&quot;;[.D217]-[.E218])" office:value-type="float" office:value="64580.4231717946">
            <text:p>64580.42</text:p>
          </table:table-cell>
          <table:table-cell table:style-name="ce60" table:formula="of:=IF([.$C218]&gt;[Datos.$C$4]*12+[Datos.$C$5];&quot;&quot;;[Datos.$C$9]-[.F218])" office:value-type="float" office:value="284.170786266015">
            <text:p>284.17</text:p>
          </table:table-cell>
          <table:table-cell table:style-name="ce60" table:formula="of:=IF([.$C218]&gt;[Datos.$C$4]*12+[Datos.$C$5];&quot;&quot;;[.D217]*[Datos.$C$14])" office:value-type="float" office:value="366.753844733884">
            <text:p>366.75</text:p>
          </table:table-cell>
          <table:table-cell table:style-name="ce55"/>
          <table:table-cell table:style-name="ce60" table:formula="of:=IF([.$C218]&gt;[Datos.$C$4]*12+[Datos.$C$5];&quot;&quot;;[.H217]-[.I218])" office:value-type="float" office:value="65264.9985752617">
            <text:p>65265.00</text:p>
          </table:table-cell>
          <table:table-cell table:style-name="ce60" table:formula="of:=IF([.$C218]&gt;[Datos.$C$4]*12+[Datos.$C$5];&quot;&quot;;[Datos.$C$11]-[.J218])" office:value-type="float" office:value="282.939522939675">
            <text:p>282.94</text:p>
          </table:table-cell>
          <table:table-cell table:style-name="ce69" table:formula="of:=IF([.$C218]&gt;[Datos.$C$4]*12+[Datos.$C$5];&quot;&quot;;[.H217]*[Datos.$C$15])" office:value-type="float" office:value="382.362972239508">
            <text:p>382.36</text:p>
          </table:table-cell>
          <table:table-cell table:formula="of:=IF([.$C21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18]+1" office:value-type="float" office:value="215">
            <text:p>215</text:p>
          </table:table-cell>
          <table:table-cell table:style-name="ce60" table:formula="of:=IF([.$C219]&gt;[Datos.$C$4]*12+[Datos.$C$5];&quot;&quot;;[.D218]-[.E219])" office:value-type="float" office:value="64294.6456425881">
            <text:p>64294.65</text:p>
          </table:table-cell>
          <table:table-cell table:style-name="ce60" table:formula="of:=IF([.$C219]&gt;[Datos.$C$4]*12+[Datos.$C$5];&quot;&quot;;[Datos.$C$9]-[.F219])" office:value-type="float" office:value="285.777529206417">
            <text:p>285.78</text:p>
          </table:table-cell>
          <table:table-cell table:style-name="ce60" table:formula="of:=IF([.$C219]&gt;[Datos.$C$4]*12+[Datos.$C$5];&quot;&quot;;[.D218]*[Datos.$C$14])" office:value-type="float" office:value="365.147101793483">
            <text:p>365.15</text:p>
          </table:table-cell>
          <table:table-cell table:style-name="ce55"/>
          <table:table-cell table:style-name="ce60" table:formula="of:=IF([.$C219]&gt;[Datos.$C$4]*12+[Datos.$C$5];&quot;&quot;;[.H218]-[.I219])" office:value-type="float" office:value="64980.4085717715">
            <text:p>64980.41</text:p>
          </table:table-cell>
          <table:table-cell table:style-name="ce60" table:formula="of:=IF([.$C219]&gt;[Datos.$C$4]*12+[Datos.$C$5];&quot;&quot;;[Datos.$C$11]-[.J219])" office:value-type="float" office:value="284.590003490157">
            <text:p>284.59</text:p>
          </table:table-cell>
          <table:table-cell table:style-name="ce69" table:formula="of:=IF([.$C219]&gt;[Datos.$C$4]*12+[Datos.$C$5];&quot;&quot;;[.H218]*[Datos.$C$15])" office:value-type="float" office:value="380.712491689027">
            <text:p>380.71</text:p>
          </table:table-cell>
          <table:table-cell table:formula="of:=IF([.$C21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08]+1" office:value-type="float" office:value="18">
            <text:p>18</text:p>
          </table:table-cell>
          <table:table-cell table:style-name="ce54" table:formula="of:=[.C219]+1" office:value-type="float" office:value="216">
            <text:p>216</text:p>
          </table:table-cell>
          <table:table-cell table:style-name="ce59" table:formula="of:=IF([.$C220]&gt;[Datos.$C$4]*12+[Datos.$C$5];&quot;&quot;;[.D219]-[.E220])" office:value-type="float" office:value="64007.2522856831">
            <text:p>64007.25</text:p>
          </table:table-cell>
          <table:table-cell table:style-name="ce59" table:formula="of:=IF([.$C220]&gt;[Datos.$C$4]*12+[Datos.$C$5];&quot;&quot;;[Datos.$C$9]-[.F220])" office:value-type="float" office:value="287.393356905003">
            <text:p>287.39</text:p>
          </table:table-cell>
          <table:table-cell table:style-name="ce59" table:formula="of:=IF([.$C220]&gt;[Datos.$C$4]*12+[Datos.$C$5];&quot;&quot;;[.D219]*[Datos.$C$14])" office:value-type="float" office:value="363.531274094896">
            <text:p>363.53</text:p>
          </table:table-cell>
          <table:table-cell table:style-name="ce54"/>
          <table:table-cell table:style-name="ce59" table:formula="of:=IF([.$C220]&gt;[Datos.$C$4]*12+[Datos.$C$5];&quot;&quot;;[.H219]-[.I220])" office:value-type="float" office:value="64694.1584599277">
            <text:p>64694.16</text:p>
          </table:table-cell>
          <table:table-cell table:style-name="ce59" table:formula="of:=IF([.$C220]&gt;[Datos.$C$4]*12+[Datos.$C$5];&quot;&quot;;[Datos.$C$11]-[.J220])" office:value-type="float" office:value="286.250111843849">
            <text:p>286.25</text:p>
          </table:table-cell>
          <table:table-cell table:style-name="ce70" table:formula="of:=IF([.$C220]&gt;[Datos.$C$4]*12+[Datos.$C$5];&quot;&quot;;[.H219]*[Datos.$C$15])" office:value-type="float" office:value="379.052383335334">
            <text:p>379.05</text:p>
          </table:table-cell>
          <table:table-cell table:formula="of:=IF([.$C2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0]+1" office:value-type="float" office:value="217">
            <text:p>217</text:p>
          </table:table-cell>
          <table:table-cell table:style-name="ce60" table:formula="of:=IF([.$C221]&gt;[Datos.$C$4]*12+[Datos.$C$5];&quot;&quot;;[.D220]-[.E221])" office:value-type="float" office:value="63718.2339649548">
            <text:p>63718.23</text:p>
          </table:table-cell>
          <table:table-cell table:style-name="ce60" table:formula="of:=IF([.$C221]&gt;[Datos.$C$4]*12+[Datos.$C$5];&quot;&quot;;[Datos.$C$9]-[.F221])" office:value-type="float" office:value="289.018320728318">
            <text:p>289.02</text:p>
          </table:table-cell>
          <table:table-cell table:style-name="ce60" table:formula="of:=IF([.$C221]&gt;[Datos.$C$4]*12+[Datos.$C$5];&quot;&quot;;[.D220]*[Datos.$C$14])" office:value-type="float" office:value="361.906310271581">
            <text:p>361.91</text:p>
          </table:table-cell>
          <table:table-cell table:style-name="ce55"/>
          <table:table-cell table:style-name="ce60" table:formula="of:=IF([.$C221]&gt;[Datos.$C$4]*12+[Datos.$C$5];&quot;&quot;;[.H220]-[.I221])" office:value-type="float" office:value="64406.2385557647">
            <text:p>64406.24</text:p>
          </table:table-cell>
          <table:table-cell table:style-name="ce60" table:formula="of:=IF([.$C221]&gt;[Datos.$C$4]*12+[Datos.$C$5];&quot;&quot;;[Datos.$C$11]-[.J221])" office:value-type="float" office:value="287.919904162938">
            <text:p>287.92</text:p>
          </table:table-cell>
          <table:table-cell table:style-name="ce69" table:formula="of:=IF([.$C221]&gt;[Datos.$C$4]*12+[Datos.$C$5];&quot;&quot;;[.H220]*[Datos.$C$15])" office:value-type="float" office:value="377.382591016245">
            <text:p>377.38</text:p>
          </table:table-cell>
          <table:table-cell table:formula="of:=IF([.$C2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1]+1" office:value-type="float" office:value="218">
            <text:p>218</text:p>
          </table:table-cell>
          <table:table-cell table:style-name="ce60" table:formula="of:=IF([.$C222]&gt;[Datos.$C$4]*12+[Datos.$C$5];&quot;&quot;;[.D221]-[.E222])" office:value-type="float" office:value="63427.5814926215">
            <text:p>63427.58</text:p>
          </table:table-cell>
          <table:table-cell table:style-name="ce60" table:formula="of:=IF([.$C222]&gt;[Datos.$C$4]*12+[Datos.$C$5];&quot;&quot;;[Datos.$C$9]-[.F222])" office:value-type="float" office:value="290.65247233334">
            <text:p>290.65</text:p>
          </table:table-cell>
          <table:table-cell table:style-name="ce60" table:formula="of:=IF([.$C222]&gt;[Datos.$C$4]*12+[Datos.$C$5];&quot;&quot;;[.D221]*[Datos.$C$14])" office:value-type="float" office:value="360.272158666559">
            <text:p>360.27</text:p>
          </table:table-cell>
          <table:table-cell table:style-name="ce55"/>
          <table:table-cell table:style-name="ce60" table:formula="of:=IF([.$C222]&gt;[Datos.$C$4]*12+[Datos.$C$5];&quot;&quot;;[.H221]-[.I222])" office:value-type="float" office:value="64116.6391188275">
            <text:p>64116.64</text:p>
          </table:table-cell>
          <table:table-cell table:style-name="ce60" table:formula="of:=IF([.$C222]&gt;[Datos.$C$4]*12+[Datos.$C$5];&quot;&quot;;[Datos.$C$11]-[.J222])" office:value-type="float" office:value="289.599436937222">
            <text:p>289.60</text:p>
          </table:table-cell>
          <table:table-cell table:style-name="ce69" table:formula="of:=IF([.$C222]&gt;[Datos.$C$4]*12+[Datos.$C$5];&quot;&quot;;[.H221]*[Datos.$C$15])" office:value-type="float" office:value="375.703058241961">
            <text:p>375.70</text:p>
          </table:table-cell>
          <table:table-cell table:formula="of:=IF([.$C2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2]+1" office:value-type="float" office:value="219">
            <text:p>219</text:p>
          </table:table-cell>
          <table:table-cell table:style-name="ce60" table:formula="of:=IF([.$C223]&gt;[Datos.$C$4]*12+[Datos.$C$5];&quot;&quot;;[.D222]-[.E223])" office:value-type="float" office:value="63135.2856289524">
            <text:p>63135.29</text:p>
          </table:table-cell>
          <table:table-cell table:style-name="ce60" table:formula="of:=IF([.$C223]&gt;[Datos.$C$4]*12+[Datos.$C$5];&quot;&quot;;[Datos.$C$9]-[.F223])" office:value-type="float" office:value="292.295863669122">
            <text:p>292.30</text:p>
          </table:table-cell>
          <table:table-cell table:style-name="ce60" table:formula="of:=IF([.$C223]&gt;[Datos.$C$4]*12+[Datos.$C$5];&quot;&quot;;[.D222]*[Datos.$C$14])" office:value-type="float" office:value="358.628767330778">
            <text:p>358.63</text:p>
          </table:table-cell>
          <table:table-cell table:style-name="ce55"/>
          <table:table-cell table:style-name="ce60" table:formula="of:=IF([.$C223]&gt;[Datos.$C$4]*12+[Datos.$C$5];&quot;&quot;;[.H222]-[.I223])" office:value-type="float" office:value="63825.3503518415">
            <text:p>63825.35</text:p>
          </table:table-cell>
          <table:table-cell table:style-name="ce60" table:formula="of:=IF([.$C223]&gt;[Datos.$C$4]*12+[Datos.$C$5];&quot;&quot;;[Datos.$C$11]-[.J223])" office:value-type="float" office:value="291.288766986023">
            <text:p>291.29</text:p>
          </table:table-cell>
          <table:table-cell table:style-name="ce69" table:formula="of:=IF([.$C223]&gt;[Datos.$C$4]*12+[Datos.$C$5];&quot;&quot;;[.H222]*[Datos.$C$15])" office:value-type="float" office:value="374.013728193161">
            <text:p>374.01</text:p>
          </table:table-cell>
          <table:table-cell table:formula="of:=IF([.$C2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3]+1" office:value-type="float" office:value="220">
            <text:p>220</text:p>
          </table:table-cell>
          <table:table-cell table:style-name="ce60" table:formula="of:=IF([.$C224]&gt;[Datos.$C$4]*12+[Datos.$C$5];&quot;&quot;;[.D223]-[.E224])" office:value-type="float" office:value="62841.3370819739">
            <text:p>62841.34</text:p>
          </table:table-cell>
          <table:table-cell table:style-name="ce60" table:formula="of:=IF([.$C224]&gt;[Datos.$C$4]*12+[Datos.$C$5];&quot;&quot;;[Datos.$C$9]-[.F224])" office:value-type="float" office:value="293.948546978444">
            <text:p>293.95</text:p>
          </table:table-cell>
          <table:table-cell table:style-name="ce60" table:formula="of:=IF([.$C224]&gt;[Datos.$C$4]*12+[Datos.$C$5];&quot;&quot;;[.D223]*[Datos.$C$14])" office:value-type="float" office:value="356.976084021455">
            <text:p>356.98</text:p>
          </table:table-cell>
          <table:table-cell table:style-name="ce55"/>
          <table:table-cell table:style-name="ce60" table:formula="of:=IF([.$C224]&gt;[Datos.$C$4]*12+[Datos.$C$5];&quot;&quot;;[.H223]-[.I224])" office:value-type="float" office:value="63532.3624003814">
            <text:p>63532.36</text:p>
          </table:table-cell>
          <table:table-cell table:style-name="ce60" table:formula="of:=IF([.$C224]&gt;[Datos.$C$4]*12+[Datos.$C$5];&quot;&quot;;[Datos.$C$11]-[.J224])" office:value-type="float" office:value="292.987951460108">
            <text:p>292.99</text:p>
          </table:table-cell>
          <table:table-cell table:style-name="ce69" table:formula="of:=IF([.$C224]&gt;[Datos.$C$4]*12+[Datos.$C$5];&quot;&quot;;[.H223]*[Datos.$C$15])" office:value-type="float" office:value="372.314543719075">
            <text:p>372.31</text:p>
          </table:table-cell>
          <table:table-cell table:formula="of:=IF([.$C2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4]+1" office:value-type="float" office:value="221">
            <text:p>221</text:p>
          </table:table-cell>
          <table:table-cell table:style-name="ce60" table:formula="of:=IF([.$C225]&gt;[Datos.$C$4]*12+[Datos.$C$5];&quot;&quot;;[.D224]-[.E225])" office:value-type="float" office:value="62545.7265071744">
            <text:p>62545.73</text:p>
          </table:table-cell>
          <table:table-cell table:style-name="ce60" table:formula="of:=IF([.$C225]&gt;[Datos.$C$4]*12+[Datos.$C$5];&quot;&quot;;[Datos.$C$9]-[.F225])" office:value-type="float" office:value="295.610574799477">
            <text:p>295.61</text:p>
          </table:table-cell>
          <table:table-cell table:style-name="ce60" table:formula="of:=IF([.$C225]&gt;[Datos.$C$4]*12+[Datos.$C$5];&quot;&quot;;[.D224]*[Datos.$C$14])" office:value-type="float" office:value="355.314056200423">
            <text:p>355.31</text:p>
          </table:table-cell>
          <table:table-cell table:style-name="ce55"/>
          <table:table-cell table:style-name="ce60" table:formula="of:=IF([.$C225]&gt;[Datos.$C$4]*12+[Datos.$C$5];&quot;&quot;;[.H224]-[.I225])" office:value-type="float" office:value="63237.6653525378">
            <text:p>63237.67</text:p>
          </table:table-cell>
          <table:table-cell table:style-name="ce60" table:formula="of:=IF([.$C225]&gt;[Datos.$C$4]*12+[Datos.$C$5];&quot;&quot;;[Datos.$C$11]-[.J225])" office:value-type="float" office:value="294.697047843625">
            <text:p>294.70</text:p>
          </table:table-cell>
          <table:table-cell table:style-name="ce69" table:formula="of:=IF([.$C225]&gt;[Datos.$C$4]*12+[Datos.$C$5];&quot;&quot;;[.H224]*[Datos.$C$15])" office:value-type="float" office:value="370.605447335558">
            <text:p>370.61</text:p>
          </table:table-cell>
          <table:table-cell table:formula="of:=IF([.$C2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5]+1" office:value-type="float" office:value="222">
            <text:p>222</text:p>
          </table:table-cell>
          <table:table-cell table:style-name="ce60" table:formula="of:=IF([.$C226]&gt;[Datos.$C$4]*12+[Datos.$C$5];&quot;&quot;;[.D225]-[.E226])" office:value-type="float" office:value="62248.444507207">
            <text:p>62248.44</text:p>
          </table:table-cell>
          <table:table-cell table:style-name="ce60" table:formula="of:=IF([.$C226]&gt;[Datos.$C$4]*12+[Datos.$C$5];&quot;&quot;;[Datos.$C$9]-[.F226])" office:value-type="float" office:value="297.281999967447">
            <text:p>297.28</text:p>
          </table:table-cell>
          <table:table-cell table:style-name="ce60" table:formula="of:=IF([.$C226]&gt;[Datos.$C$4]*12+[Datos.$C$5];&quot;&quot;;[.D225]*[Datos.$C$14])" office:value-type="float" office:value="353.642631032452">
            <text:p>353.64</text:p>
          </table:table-cell>
          <table:table-cell table:style-name="ce55"/>
          <table:table-cell table:style-name="ce60" table:formula="of:=IF([.$C226]&gt;[Datos.$C$4]*12+[Datos.$C$5];&quot;&quot;;[.H225]-[.I226])" office:value-type="float" office:value="62941.2492385817">
            <text:p>62941.25</text:p>
          </table:table-cell>
          <table:table-cell table:style-name="ce60" table:formula="of:=IF([.$C226]&gt;[Datos.$C$4]*12+[Datos.$C$5];&quot;&quot;;[Datos.$C$11]-[.J226])" office:value-type="float" office:value="296.416113956046">
            <text:p>296.42</text:p>
          </table:table-cell>
          <table:table-cell table:style-name="ce69" table:formula="of:=IF([.$C226]&gt;[Datos.$C$4]*12+[Datos.$C$5];&quot;&quot;;[.H225]*[Datos.$C$15])" office:value-type="float" office:value="368.886381223137">
            <text:p>368.89</text:p>
          </table:table-cell>
          <table:table-cell table:formula="of:=IF([.$C2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6]+1" office:value-type="float" office:value="223">
            <text:p>223</text:p>
          </table:table-cell>
          <table:table-cell table:style-name="ce60" table:formula="of:=IF([.$C227]&gt;[Datos.$C$4]*12+[Datos.$C$5];&quot;&quot;;[.D226]-[.E227])" office:value-type="float" office:value="61949.4816315907">
            <text:p>61949.48</text:p>
          </table:table-cell>
          <table:table-cell table:style-name="ce60" table:formula="of:=IF([.$C227]&gt;[Datos.$C$4]*12+[Datos.$C$5];&quot;&quot;;[Datos.$C$9]-[.F227])" office:value-type="float" office:value="298.962875616322">
            <text:p>298.96</text:p>
          </table:table-cell>
          <table:table-cell table:style-name="ce60" table:formula="of:=IF([.$C227]&gt;[Datos.$C$4]*12+[Datos.$C$5];&quot;&quot;;[.D226]*[Datos.$C$14])" office:value-type="float" office:value="351.961755383578">
            <text:p>351.96</text:p>
          </table:table-cell>
          <table:table-cell table:style-name="ce55"/>
          <table:table-cell table:style-name="ce60" table:formula="of:=IF([.$C227]&gt;[Datos.$C$4]*12+[Datos.$C$5];&quot;&quot;;[.H226]-[.I227])" office:value-type="float" office:value="62643.1040306276">
            <text:p>62643.10</text:p>
          </table:table-cell>
          <table:table-cell table:style-name="ce60" table:formula="of:=IF([.$C227]&gt;[Datos.$C$4]*12+[Datos.$C$5];&quot;&quot;;[Datos.$C$11]-[.J227])" office:value-type="float" office:value="298.145207954123">
            <text:p>298.15</text:p>
          </table:table-cell>
          <table:table-cell table:style-name="ce69" table:formula="of:=IF([.$C227]&gt;[Datos.$C$4]*12+[Datos.$C$5];&quot;&quot;;[.H226]*[Datos.$C$15])" office:value-type="float" office:value="367.15728722506">
            <text:p>367.16</text:p>
          </table:table-cell>
          <table:table-cell table:formula="of:=IF([.$C2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7]+1" office:value-type="float" office:value="224">
            <text:p>224</text:p>
          </table:table-cell>
          <table:table-cell table:style-name="ce60" table:formula="of:=IF([.$C228]&gt;[Datos.$C$4]*12+[Datos.$C$5];&quot;&quot;;[.D227]-[.E228])" office:value-type="float" office:value="61648.8283764102">
            <text:p>61648.83</text:p>
          </table:table-cell>
          <table:table-cell table:style-name="ce60" table:formula="of:=IF([.$C228]&gt;[Datos.$C$4]*12+[Datos.$C$5];&quot;&quot;;[Datos.$C$9]-[.F228])" office:value-type="float" office:value="300.653255180493">
            <text:p>300.65</text:p>
          </table:table-cell>
          <table:table-cell table:style-name="ce60" table:formula="of:=IF([.$C228]&gt;[Datos.$C$4]*12+[Datos.$C$5];&quot;&quot;;[.D227]*[Datos.$C$14])" office:value-type="float" office:value="350.271375819406">
            <text:p>350.27</text:p>
          </table:table-cell>
          <table:table-cell table:style-name="ce55"/>
          <table:table-cell table:style-name="ce60" table:formula="of:=IF([.$C228]&gt;[Datos.$C$4]*12+[Datos.$C$5];&quot;&quot;;[.H227]-[.I228])" office:value-type="float" office:value="62343.2196422938">
            <text:p>62343.22</text:p>
          </table:table-cell>
          <table:table-cell table:style-name="ce60" table:formula="of:=IF([.$C228]&gt;[Datos.$C$4]*12+[Datos.$C$5];&quot;&quot;;[Datos.$C$11]-[.J228])" office:value-type="float" office:value="299.884388333856">
            <text:p>299.88</text:p>
          </table:table-cell>
          <table:table-cell table:style-name="ce69" table:formula="of:=IF([.$C228]&gt;[Datos.$C$4]*12+[Datos.$C$5];&quot;&quot;;[.H227]*[Datos.$C$15])" office:value-type="float" office:value="365.418106845328">
            <text:p>365.42</text:p>
          </table:table-cell>
          <table:table-cell table:formula="of:=IF([.$C2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8]+1" office:value-type="float" office:value="225">
            <text:p>225</text:p>
          </table:table-cell>
          <table:table-cell table:style-name="ce60" table:formula="of:=IF([.$C229]&gt;[Datos.$C$4]*12+[Datos.$C$5];&quot;&quot;;[.D228]-[.E229])" office:value-type="float" office:value="61346.4751840137">
            <text:p>61346.48</text:p>
          </table:table-cell>
          <table:table-cell table:style-name="ce60" table:formula="of:=IF([.$C229]&gt;[Datos.$C$4]*12+[Datos.$C$5];&quot;&quot;;[Datos.$C$9]-[.F229])" office:value-type="float" office:value="302.35319239648">
            <text:p>302.35</text:p>
          </table:table-cell>
          <table:table-cell table:style-name="ce60" table:formula="of:=IF([.$C229]&gt;[Datos.$C$4]*12+[Datos.$C$5];&quot;&quot;;[.D228]*[Datos.$C$14])" office:value-type="float" office:value="348.571438603419">
            <text:p>348.57</text:p>
          </table:table-cell>
          <table:table-cell table:style-name="ce55"/>
          <table:table-cell table:style-name="ce60" table:formula="of:=IF([.$C229]&gt;[Datos.$C$4]*12+[Datos.$C$5];&quot;&quot;;[.H228]-[.I229])" office:value-type="float" office:value="62041.5859283613">
            <text:p>62041.59</text:p>
          </table:table-cell>
          <table:table-cell table:style-name="ce60" table:formula="of:=IF([.$C229]&gt;[Datos.$C$4]*12+[Datos.$C$5];&quot;&quot;;[Datos.$C$11]-[.J229])" office:value-type="float" office:value="301.63371393247">
            <text:p>301.63</text:p>
          </table:table-cell>
          <table:table-cell table:style-name="ce69" table:formula="of:=IF([.$C229]&gt;[Datos.$C$4]*12+[Datos.$C$5];&quot;&quot;;[.H228]*[Datos.$C$15])" office:value-type="float" office:value="363.668781246714">
            <text:p>363.67</text:p>
          </table:table-cell>
          <table:table-cell table:formula="of:=IF([.$C2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29]+1" office:value-type="float" office:value="226">
            <text:p>226</text:p>
          </table:table-cell>
          <table:table-cell table:style-name="ce60" table:formula="of:=IF([.$C230]&gt;[Datos.$C$4]*12+[Datos.$C$5];&quot;&quot;;[.D229]-[.E230])" office:value-type="float" office:value="61042.4124427091">
            <text:p>61042.41</text:p>
          </table:table-cell>
          <table:table-cell table:style-name="ce60" table:formula="of:=IF([.$C230]&gt;[Datos.$C$4]*12+[Datos.$C$5];&quot;&quot;;[Datos.$C$9]-[.F230])" office:value-type="float" office:value="304.062741304636">
            <text:p>304.06</text:p>
          </table:table-cell>
          <table:table-cell table:style-name="ce60" table:formula="of:=IF([.$C230]&gt;[Datos.$C$4]*12+[Datos.$C$5];&quot;&quot;;[.D229]*[Datos.$C$14])" office:value-type="float" office:value="346.861889695263">
            <text:p>346.86</text:p>
          </table:table-cell>
          <table:table-cell table:style-name="ce55"/>
          <table:table-cell table:style-name="ce60" table:formula="of:=IF([.$C230]&gt;[Datos.$C$4]*12+[Datos.$C$5];&quot;&quot;;[.H229]-[.I230])" office:value-type="float" office:value="61738.1926844309">
            <text:p>61738.19</text:p>
          </table:table-cell>
          <table:table-cell table:style-name="ce60" table:formula="of:=IF([.$C230]&gt;[Datos.$C$4]*12+[Datos.$C$5];&quot;&quot;;[Datos.$C$11]-[.J230])" office:value-type="float" office:value="303.393243930409">
            <text:p>303.39</text:p>
          </table:table-cell>
          <table:table-cell table:style-name="ce69" table:formula="of:=IF([.$C230]&gt;[Datos.$C$4]*12+[Datos.$C$5];&quot;&quot;;[.H229]*[Datos.$C$15])" office:value-type="float" office:value="361.909251248774">
            <text:p>361.91</text:p>
          </table:table-cell>
          <table:table-cell table:formula="of:=IF([.$C2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0]+1" office:value-type="float" office:value="227">
            <text:p>227</text:p>
          </table:table-cell>
          <table:table-cell table:style-name="ce60" table:formula="of:=IF([.$C231]&gt;[Datos.$C$4]*12+[Datos.$C$5];&quot;&quot;;[.D230]-[.E231])" office:value-type="float" office:value="60736.6304864582">
            <text:p>60736.63</text:p>
          </table:table-cell>
          <table:table-cell table:style-name="ce60" table:formula="of:=IF([.$C231]&gt;[Datos.$C$4]*12+[Datos.$C$5];&quot;&quot;;[Datos.$C$9]-[.F231])" office:value-type="float" office:value="305.781956250866">
            <text:p>305.78</text:p>
          </table:table-cell>
          <table:table-cell table:style-name="ce60" table:formula="of:=IF([.$C231]&gt;[Datos.$C$4]*12+[Datos.$C$5];&quot;&quot;;[.D230]*[Datos.$C$14])" office:value-type="float" office:value="345.142674749034">
            <text:p>345.14</text:p>
          </table:table-cell>
          <table:table-cell table:style-name="ce55"/>
          <table:table-cell table:style-name="ce60" table:formula="of:=IF([.$C231]&gt;[Datos.$C$4]*12+[Datos.$C$5];&quot;&quot;;[.H230]-[.I231])" office:value-type="float" office:value="61433.0296465775">
            <text:p>61433.03</text:p>
          </table:table-cell>
          <table:table-cell table:style-name="ce60" table:formula="of:=IF([.$C231]&gt;[Datos.$C$4]*12+[Datos.$C$5];&quot;&quot;;[Datos.$C$11]-[.J231])" office:value-type="float" office:value="305.163037853336">
            <text:p>305.16</text:p>
          </table:table-cell>
          <table:table-cell table:style-name="ce69" table:formula="of:=IF([.$C231]&gt;[Datos.$C$4]*12+[Datos.$C$5];&quot;&quot;;[.H230]*[Datos.$C$15])" office:value-type="float" office:value="360.139457325847">
            <text:p>360.14</text:p>
          </table:table-cell>
          <table:table-cell table:formula="of:=IF([.$C2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20]+1" office:value-type="float" office:value="19">
            <text:p>19</text:p>
          </table:table-cell>
          <table:table-cell table:style-name="ce54" table:formula="of:=[.C231]+1" office:value-type="float" office:value="228">
            <text:p>228</text:p>
          </table:table-cell>
          <table:table-cell table:style-name="ce59" table:formula="of:=IF([.$C232]&gt;[Datos.$C$4]*12+[Datos.$C$5];&quot;&quot;;[.D231]-[.E232])" office:value-type="float" office:value="60429.1195945698">
            <text:p>60429.12</text:p>
          </table:table-cell>
          <table:table-cell table:style-name="ce59" table:formula="of:=IF([.$C232]&gt;[Datos.$C$4]*12+[Datos.$C$5];&quot;&quot;;[Datos.$C$9]-[.F232])" office:value-type="float" office:value="307.510891888353">
            <text:p>307.51</text:p>
          </table:table-cell>
          <table:table-cell table:style-name="ce59" table:formula="of:=IF([.$C232]&gt;[Datos.$C$4]*12+[Datos.$C$5];&quot;&quot;;[.D231]*[Datos.$C$14])" office:value-type="float" office:value="343.413739111546">
            <text:p>343.41</text:p>
          </table:table-cell>
          <table:table-cell table:style-name="ce54"/>
          <table:table-cell table:style-name="ce59" table:formula="of:=IF([.$C232]&gt;[Datos.$C$4]*12+[Datos.$C$5];&quot;&quot;;[.H231]-[.I232])" office:value-type="float" office:value="61126.0864910034">
            <text:p>61126.09</text:p>
          </table:table-cell>
          <table:table-cell table:style-name="ce59" table:formula="of:=IF([.$C232]&gt;[Datos.$C$4]*12+[Datos.$C$5];&quot;&quot;;[Datos.$C$11]-[.J232])" office:value-type="float" office:value="306.943155574148">
            <text:p>306.94</text:p>
          </table:table-cell>
          <table:table-cell table:style-name="ce70" table:formula="of:=IF([.$C232]&gt;[Datos.$C$4]*12+[Datos.$C$5];&quot;&quot;;[.H231]*[Datos.$C$15])" office:value-type="float" office:value="358.359339605036">
            <text:p>358.36</text:p>
          </table:table-cell>
          <table:table-cell table:formula="of:=IF([.$C2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2]+1" office:value-type="float" office:value="229">
            <text:p>229</text:p>
          </table:table-cell>
          <table:table-cell table:style-name="ce60" table:formula="of:=IF([.$C233]&gt;[Datos.$C$4]*12+[Datos.$C$5];&quot;&quot;;[.D232]-[.E233])" office:value-type="float" office:value="60119.8699913905">
            <text:p>60119.87</text:p>
          </table:table-cell>
          <table:table-cell table:style-name="ce60" table:formula="of:=IF([.$C233]&gt;[Datos.$C$4]*12+[Datos.$C$5];&quot;&quot;;[Datos.$C$9]-[.F233])" office:value-type="float" office:value="309.249603179301">
            <text:p>309.25</text:p>
          </table:table-cell>
          <table:table-cell table:style-name="ce60" table:formula="of:=IF([.$C233]&gt;[Datos.$C$4]*12+[Datos.$C$5];&quot;&quot;;[.D232]*[Datos.$C$14])" office:value-type="float" office:value="341.675027820599">
            <text:p>341.68</text:p>
          </table:table-cell>
          <table:table-cell table:style-name="ce55"/>
          <table:table-cell table:style-name="ce60" table:formula="of:=IF([.$C233]&gt;[Datos.$C$4]*12+[Datos.$C$5];&quot;&quot;;[.H232]-[.I233])" office:value-type="float" office:value="60817.3528336884">
            <text:p>60817.35</text:p>
          </table:table-cell>
          <table:table-cell table:style-name="ce60" table:formula="of:=IF([.$C233]&gt;[Datos.$C$4]*12+[Datos.$C$5];&quot;&quot;;[Datos.$C$11]-[.J233])" office:value-type="float" office:value="308.733657314997">
            <text:p>308.73</text:p>
          </table:table-cell>
          <table:table-cell table:style-name="ce69" table:formula="of:=IF([.$C233]&gt;[Datos.$C$4]*12+[Datos.$C$5];&quot;&quot;;[.H232]*[Datos.$C$15])" office:value-type="float" office:value="356.568837864186">
            <text:p>356.57</text:p>
          </table:table-cell>
          <table:table-cell table:formula="of:=IF([.$C2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3]+1" office:value-type="float" office:value="230">
            <text:p>230</text:p>
          </table:table-cell>
          <table:table-cell table:style-name="ce60" table:formula="of:=IF([.$C234]&gt;[Datos.$C$4]*12+[Datos.$C$5];&quot;&quot;;[.D233]-[.E234])" office:value-type="float" office:value="59808.8718459939">
            <text:p>59808.87</text:p>
          </table:table-cell>
          <table:table-cell table:style-name="ce60" table:formula="of:=IF([.$C234]&gt;[Datos.$C$4]*12+[Datos.$C$5];&quot;&quot;;[Datos.$C$9]-[.F234])" office:value-type="float" office:value="310.998145396674">
            <text:p>311.00</text:p>
          </table:table-cell>
          <table:table-cell table:style-name="ce60" table:formula="of:=IF([.$C234]&gt;[Datos.$C$4]*12+[Datos.$C$5];&quot;&quot;;[.D233]*[Datos.$C$14])" office:value-type="float" office:value="339.926485603225">
            <text:p>339.93</text:p>
          </table:table-cell>
          <table:table-cell table:style-name="ce55"/>
          <table:table-cell table:style-name="ce60" table:formula="of:=IF([.$C234]&gt;[Datos.$C$4]*12+[Datos.$C$5];&quot;&quot;;[.H233]-[.I234])" office:value-type="float" office:value="60506.8182300391">
            <text:p>60506.82</text:p>
          </table:table-cell>
          <table:table-cell table:style-name="ce60" table:formula="of:=IF([.$C234]&gt;[Datos.$C$4]*12+[Datos.$C$5];&quot;&quot;;[Datos.$C$11]-[.J234])" office:value-type="float" office:value="310.534603649334">
            <text:p>310.53</text:p>
          </table:table-cell>
          <table:table-cell table:style-name="ce69" table:formula="of:=IF([.$C234]&gt;[Datos.$C$4]*12+[Datos.$C$5];&quot;&quot;;[.H233]*[Datos.$C$15])" office:value-type="float" office:value="354.767891529849">
            <text:p>354.77</text:p>
          </table:table-cell>
          <table:table-cell table:formula="of:=IF([.$C2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4]+1" office:value-type="float" office:value="231">
            <text:p>231</text:p>
          </table:table-cell>
          <table:table-cell table:style-name="ce60" table:formula="of:=IF([.$C235]&gt;[Datos.$C$4]*12+[Datos.$C$5];&quot;&quot;;[.D234]-[.E235])" office:value-type="float" office:value="59496.1152718679">
            <text:p>59496.12</text:p>
          </table:table-cell>
          <table:table-cell table:style-name="ce60" table:formula="of:=IF([.$C235]&gt;[Datos.$C$4]*12+[Datos.$C$5];&quot;&quot;;[Datos.$C$9]-[.F235])" office:value-type="float" office:value="312.75657412596">
            <text:p>312.76</text:p>
          </table:table-cell>
          <table:table-cell table:style-name="ce60" table:formula="of:=IF([.$C235]&gt;[Datos.$C$4]*12+[Datos.$C$5];&quot;&quot;;[.D234]*[Datos.$C$14])" office:value-type="float" office:value="338.168056873939">
            <text:p>338.17</text:p>
          </table:table-cell>
          <table:table-cell table:style-name="ce55"/>
          <table:table-cell table:style-name="ce60" table:formula="of:=IF([.$C235]&gt;[Datos.$C$4]*12+[Datos.$C$5];&quot;&quot;;[.H234]-[.I235])" office:value-type="float" office:value="60194.4721745351">
            <text:p>60194.47</text:p>
          </table:table-cell>
          <table:table-cell table:style-name="ce60" table:formula="of:=IF([.$C235]&gt;[Datos.$C$4]*12+[Datos.$C$5];&quot;&quot;;[Datos.$C$11]-[.J235])" office:value-type="float" office:value="312.346055503955">
            <text:p>312.35</text:p>
          </table:table-cell>
          <table:table-cell table:style-name="ce69" table:formula="of:=IF([.$C235]&gt;[Datos.$C$4]*12+[Datos.$C$5];&quot;&quot;;[.H234]*[Datos.$C$15])" office:value-type="float" office:value="352.956439675228">
            <text:p>352.96</text:p>
          </table:table-cell>
          <table:table-cell table:formula="of:=IF([.$C2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5]+1" office:value-type="float" office:value="232">
            <text:p>232</text:p>
          </table:table-cell>
          <table:table-cell table:style-name="ce60" table:formula="of:=IF([.$C236]&gt;[Datos.$C$4]*12+[Datos.$C$5];&quot;&quot;;[.D235]-[.E236])" office:value-type="float" office:value="59181.590326601">
            <text:p>59181.59</text:p>
          </table:table-cell>
          <table:table-cell table:style-name="ce60" table:formula="of:=IF([.$C236]&gt;[Datos.$C$4]*12+[Datos.$C$5];&quot;&quot;;[Datos.$C$9]-[.F236])" office:value-type="float" office:value="314.524945266935">
            <text:p>314.52</text:p>
          </table:table-cell>
          <table:table-cell table:style-name="ce60" table:formula="of:=IF([.$C236]&gt;[Datos.$C$4]*12+[Datos.$C$5];&quot;&quot;;[.D235]*[Datos.$C$14])" office:value-type="float" office:value="336.399685732964">
            <text:p>336.40</text:p>
          </table:table-cell>
          <table:table-cell table:style-name="ce55"/>
          <table:table-cell table:style-name="ce60" table:formula="of:=IF([.$C236]&gt;[Datos.$C$4]*12+[Datos.$C$5];&quot;&quot;;[.H235]-[.I236])" office:value-type="float" office:value="59880.304100374">
            <text:p>59880.30</text:p>
          </table:table-cell>
          <table:table-cell table:style-name="ce60" table:formula="of:=IF([.$C236]&gt;[Datos.$C$4]*12+[Datos.$C$5];&quot;&quot;;[Datos.$C$11]-[.J236])" office:value-type="float" office:value="314.168074161062">
            <text:p>314.17</text:p>
          </table:table-cell>
          <table:table-cell table:style-name="ce69" table:formula="of:=IF([.$C236]&gt;[Datos.$C$4]*12+[Datos.$C$5];&quot;&quot;;[.H235]*[Datos.$C$15])" office:value-type="float" office:value="351.134421018121">
            <text:p>351.13</text:p>
          </table:table-cell>
          <table:table-cell table:formula="of:=IF([.$C2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6]+1" office:value-type="float" office:value="233">
            <text:p>233</text:p>
          </table:table-cell>
          <table:table-cell table:style-name="ce60" table:formula="of:=IF([.$C237]&gt;[Datos.$C$4]*12+[Datos.$C$5];&quot;&quot;;[.D236]-[.E237])" office:value-type="float" office:value="58865.2870115655">
            <text:p>58865.29</text:p>
          </table:table-cell>
          <table:table-cell table:style-name="ce60" table:formula="of:=IF([.$C237]&gt;[Datos.$C$4]*12+[Datos.$C$5];&quot;&quot;;[Datos.$C$9]-[.F237])" office:value-type="float" office:value="316.30331503544">
            <text:p>316.30</text:p>
          </table:table-cell>
          <table:table-cell table:style-name="ce60" table:formula="of:=IF([.$C237]&gt;[Datos.$C$4]*12+[Datos.$C$5];&quot;&quot;;[.D236]*[Datos.$C$14])" office:value-type="float" office:value="334.621315964459">
            <text:p>334.62</text:p>
          </table:table-cell>
          <table:table-cell table:style-name="ce55"/>
          <table:table-cell table:style-name="ce60" table:formula="of:=IF([.$C237]&gt;[Datos.$C$4]*12+[Datos.$C$5];&quot;&quot;;[.H236]-[.I237])" office:value-type="float" office:value="59564.3033791137">
            <text:p>59564.30</text:p>
          </table:table-cell>
          <table:table-cell table:style-name="ce60" table:formula="of:=IF([.$C237]&gt;[Datos.$C$4]*12+[Datos.$C$5];&quot;&quot;;[Datos.$C$11]-[.J237])" office:value-type="float" office:value="316.000721260335">
            <text:p>316.00</text:p>
          </table:table-cell>
          <table:table-cell table:style-name="ce69" table:formula="of:=IF([.$C237]&gt;[Datos.$C$4]*12+[Datos.$C$5];&quot;&quot;;[.H236]*[Datos.$C$15])" office:value-type="float" office:value="349.301773918849">
            <text:p>349.30</text:p>
          </table:table-cell>
          <table:table-cell table:formula="of:=IF([.$C2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7]+1" office:value-type="float" office:value="234">
            <text:p>234</text:p>
          </table:table-cell>
          <table:table-cell table:style-name="ce60" table:formula="of:=IF([.$C238]&gt;[Datos.$C$4]*12+[Datos.$C$5];&quot;&quot;;[.D237]-[.E238])" office:value-type="float" office:value="58547.1952716004">
            <text:p>58547.20</text:p>
          </table:table-cell>
          <table:table-cell table:style-name="ce60" table:formula="of:=IF([.$C238]&gt;[Datos.$C$4]*12+[Datos.$C$5];&quot;&quot;;[Datos.$C$9]-[.F238])" office:value-type="float" office:value="318.091739965169">
            <text:p>318.09</text:p>
          </table:table-cell>
          <table:table-cell table:style-name="ce60" table:formula="of:=IF([.$C238]&gt;[Datos.$C$4]*12+[Datos.$C$5];&quot;&quot;;[.D237]*[Datos.$C$14])" office:value-type="float" office:value="332.832891034731">
            <text:p>332.83</text:p>
          </table:table-cell>
          <table:table-cell table:style-name="ce55"/>
          <table:table-cell table:style-name="ce60" table:formula="of:=IF([.$C238]&gt;[Datos.$C$4]*12+[Datos.$C$5];&quot;&quot;;[.H237]-[.I238])" office:value-type="float" office:value="59246.4593203127">
            <text:p>59246.46</text:p>
          </table:table-cell>
          <table:table-cell table:style-name="ce60" table:formula="of:=IF([.$C238]&gt;[Datos.$C$4]*12+[Datos.$C$5];&quot;&quot;;[Datos.$C$11]-[.J238])" office:value-type="float" office:value="317.84405880102">
            <text:p>317.84</text:p>
          </table:table-cell>
          <table:table-cell table:style-name="ce69" table:formula="of:=IF([.$C238]&gt;[Datos.$C$4]*12+[Datos.$C$5];&quot;&quot;;[.H237]*[Datos.$C$15])" office:value-type="float" office:value="347.458436378163">
            <text:p>347.46</text:p>
          </table:table-cell>
          <table:table-cell table:formula="of:=IF([.$C2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8]+1" office:value-type="float" office:value="235">
            <text:p>235</text:p>
          </table:table-cell>
          <table:table-cell table:style-name="ce60" table:formula="of:=IF([.$C239]&gt;[Datos.$C$4]*12+[Datos.$C$5];&quot;&quot;;[.D238]-[.E239])" office:value-type="float" office:value="58227.3049946909">
            <text:p>58227.30</text:p>
          </table:table-cell>
          <table:table-cell table:style-name="ce60" table:formula="of:=IF([.$C239]&gt;[Datos.$C$4]*12+[Datos.$C$5];&quot;&quot;;[Datos.$C$9]-[.F239])" office:value-type="float" office:value="319.890276909464">
            <text:p>319.89</text:p>
          </table:table-cell>
          <table:table-cell table:style-name="ce60" table:formula="of:=IF([.$C239]&gt;[Datos.$C$4]*12+[Datos.$C$5];&quot;&quot;;[.D238]*[Datos.$C$14])" office:value-type="float" office:value="331.034354090435">
            <text:p>331.03</text:p>
          </table:table-cell>
          <table:table-cell table:style-name="ce55"/>
          <table:table-cell table:style-name="ce60" table:formula="of:=IF([.$C239]&gt;[Datos.$C$4]*12+[Datos.$C$5];&quot;&quot;;[.H238]-[.I239])" office:value-type="float" office:value="58926.7611711687">
            <text:p>58926.76</text:p>
          </table:table-cell>
          <table:table-cell table:style-name="ce60" table:formula="of:=IF([.$C239]&gt;[Datos.$C$4]*12+[Datos.$C$5];&quot;&quot;;[Datos.$C$11]-[.J239])" office:value-type="float" office:value="319.698149144026">
            <text:p>319.70</text:p>
          </table:table-cell>
          <table:table-cell table:style-name="ce69" table:formula="of:=IF([.$C239]&gt;[Datos.$C$4]*12+[Datos.$C$5];&quot;&quot;;[.H238]*[Datos.$C$15])" office:value-type="float" office:value="345.604346035157">
            <text:p>345.60</text:p>
          </table:table-cell>
          <table:table-cell table:formula="of:=IF([.$C2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39]+1" office:value-type="float" office:value="236">
            <text:p>236</text:p>
          </table:table-cell>
          <table:table-cell table:style-name="ce60" table:formula="of:=IF([.$C240]&gt;[Datos.$C$4]*12+[Datos.$C$5];&quot;&quot;;[.D239]-[.E240])" office:value-type="float" office:value="57905.6060116478">
            <text:p>57905.61</text:p>
          </table:table-cell>
          <table:table-cell table:style-name="ce60" table:formula="of:=IF([.$C240]&gt;[Datos.$C$4]*12+[Datos.$C$5];&quot;&quot;;[Datos.$C$9]-[.F240])" office:value-type="float" office:value="321.698983043128">
            <text:p>321.70</text:p>
          </table:table-cell>
          <table:table-cell table:style-name="ce60" table:formula="of:=IF([.$C240]&gt;[Datos.$C$4]*12+[Datos.$C$5];&quot;&quot;;[.D239]*[Datos.$C$14])" office:value-type="float" office:value="329.225647956772">
            <text:p>329.23</text:p>
          </table:table-cell>
          <table:table-cell table:style-name="ce55"/>
          <table:table-cell table:style-name="ce60" table:formula="of:=IF([.$C240]&gt;[Datos.$C$4]*12+[Datos.$C$5];&quot;&quot;;[.H239]-[.I240])" office:value-type="float" office:value="58605.1981161546">
            <text:p>58605.20</text:p>
          </table:table-cell>
          <table:table-cell table:style-name="ce60" table:formula="of:=IF([.$C240]&gt;[Datos.$C$4]*12+[Datos.$C$5];&quot;&quot;;[Datos.$C$11]-[.J240])" office:value-type="float" office:value="321.563055014033">
            <text:p>321.56</text:p>
          </table:table-cell>
          <table:table-cell table:style-name="ce69" table:formula="of:=IF([.$C240]&gt;[Datos.$C$4]*12+[Datos.$C$5];&quot;&quot;;[.H239]*[Datos.$C$15])" office:value-type="float" office:value="343.73944016515">
            <text:p>343.74</text:p>
          </table:table-cell>
          <table:table-cell table:formula="of:=IF([.$C2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0]+1" office:value-type="float" office:value="237">
            <text:p>237</text:p>
          </table:table-cell>
          <table:table-cell table:style-name="ce60" table:formula="of:=IF([.$C241]&gt;[Datos.$C$4]*12+[Datos.$C$5];&quot;&quot;;[.D240]-[.E241])" office:value-type="float" office:value="57582.0880957835">
            <text:p>57582.09</text:p>
          </table:table-cell>
          <table:table-cell table:style-name="ce60" table:formula="of:=IF([.$C241]&gt;[Datos.$C$4]*12+[Datos.$C$5];&quot;&quot;;[Datos.$C$9]-[.F241])" office:value-type="float" office:value="323.517915864234">
            <text:p>323.52</text:p>
          </table:table-cell>
          <table:table-cell table:style-name="ce60" table:formula="of:=IF([.$C241]&gt;[Datos.$C$4]*12+[Datos.$C$5];&quot;&quot;;[.D240]*[Datos.$C$14])" office:value-type="float" office:value="327.406715135665">
            <text:p>327.41</text:p>
          </table:table-cell>
          <table:table-cell table:style-name="ce55"/>
          <table:table-cell table:style-name="ce60" table:formula="of:=IF([.$C241]&gt;[Datos.$C$4]*12+[Datos.$C$5];&quot;&quot;;[.H240]-[.I241])" office:value-type="float" office:value="58281.759276653">
            <text:p>58281.76</text:p>
          </table:table-cell>
          <table:table-cell table:style-name="ce60" table:formula="of:=IF([.$C241]&gt;[Datos.$C$4]*12+[Datos.$C$5];&quot;&quot;;[Datos.$C$11]-[.J241])" office:value-type="float" office:value="323.438839501615">
            <text:p>323.44</text:p>
          </table:table-cell>
          <table:table-cell table:style-name="ce69" table:formula="of:=IF([.$C241]&gt;[Datos.$C$4]*12+[Datos.$C$5];&quot;&quot;;[.H240]*[Datos.$C$15])" office:value-type="float" office:value="341.863655677569">
            <text:p>341.86</text:p>
          </table:table-cell>
          <table:table-cell table:formula="of:=IF([.$C2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1]+1" office:value-type="float" office:value="238">
            <text:p>238</text:p>
          </table:table-cell>
          <table:table-cell table:style-name="ce60" table:formula="of:=IF([.$C242]&gt;[Datos.$C$4]*12+[Datos.$C$5];&quot;&quot;;[.D241]-[.E242])" office:value-type="float" office:value="57256.7409625876">
            <text:p>57256.74</text:p>
          </table:table-cell>
          <table:table-cell table:style-name="ce60" table:formula="of:=IF([.$C242]&gt;[Datos.$C$4]*12+[Datos.$C$5];&quot;&quot;;[Datos.$C$9]-[.F242])" office:value-type="float" office:value="325.347133195961">
            <text:p>325.35</text:p>
          </table:table-cell>
          <table:table-cell table:style-name="ce60" table:formula="of:=IF([.$C242]&gt;[Datos.$C$4]*12+[Datos.$C$5];&quot;&quot;;[.D241]*[Datos.$C$14])" office:value-type="float" office:value="325.577497803939">
            <text:p>325.58</text:p>
          </table:table-cell>
          <table:table-cell table:style-name="ce55"/>
          <table:table-cell table:style-name="ce60" table:formula="of:=IF([.$C242]&gt;[Datos.$C$4]*12+[Datos.$C$5];&quot;&quot;;[.H241]-[.I242])" office:value-type="float" office:value="57956.4337105876">
            <text:p>57956.43</text:p>
          </table:table-cell>
          <table:table-cell table:style-name="ce60" table:formula="of:=IF([.$C242]&gt;[Datos.$C$4]*12+[Datos.$C$5];&quot;&quot;;[Datos.$C$11]-[.J242])" office:value-type="float" office:value="325.325566065374">
            <text:p>325.33</text:p>
          </table:table-cell>
          <table:table-cell table:style-name="ce69" table:formula="of:=IF([.$C242]&gt;[Datos.$C$4]*12+[Datos.$C$5];&quot;&quot;;[.H241]*[Datos.$C$15])" office:value-type="float" office:value="339.976929113809">
            <text:p>339.98</text:p>
          </table:table-cell>
          <table:table-cell table:formula="of:=IF([.$C2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2]+1" office:value-type="float" office:value="239">
            <text:p>239</text:p>
          </table:table-cell>
          <table:table-cell table:style-name="ce60" table:formula="of:=IF([.$C243]&gt;[Datos.$C$4]*12+[Datos.$C$5];&quot;&quot;;[.D242]-[.E243])" office:value-type="float" office:value="56929.5542693991">
            <text:p>56929.55</text:p>
          </table:table-cell>
          <table:table-cell table:style-name="ce60" table:formula="of:=IF([.$C243]&gt;[Datos.$C$4]*12+[Datos.$C$5];&quot;&quot;;[Datos.$C$9]-[.F243])" office:value-type="float" office:value="327.186693188426">
            <text:p>327.19</text:p>
          </table:table-cell>
          <table:table-cell table:style-name="ce60" table:formula="of:=IF([.$C243]&gt;[Datos.$C$4]*12+[Datos.$C$5];&quot;&quot;;[.D242]*[Datos.$C$14])" office:value-type="float" office:value="323.737937811473">
            <text:p>323.74</text:p>
          </table:table-cell>
          <table:table-cell table:style-name="ce55"/>
          <table:table-cell table:style-name="ce60" table:formula="of:=IF([.$C243]&gt;[Datos.$C$4]*12+[Datos.$C$5];&quot;&quot;;[.H242]-[.I243])" office:value-type="float" office:value="57629.2104120535">
            <text:p>57629.21</text:p>
          </table:table-cell>
          <table:table-cell table:style-name="ce60" table:formula="of:=IF([.$C243]&gt;[Datos.$C$4]*12+[Datos.$C$5];&quot;&quot;;[Datos.$C$11]-[.J243])" office:value-type="float" office:value="327.223298534089">
            <text:p>327.22</text:p>
          </table:table-cell>
          <table:table-cell table:style-name="ce69" table:formula="of:=IF([.$C243]&gt;[Datos.$C$4]*12+[Datos.$C$5];&quot;&quot;;[.H242]*[Datos.$C$15])" office:value-type="float" office:value="338.079196645095">
            <text:p>338.08</text:p>
          </table:table-cell>
          <table:table-cell table:formula="of:=IF([.$C2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32]+1" office:value-type="float" office:value="20">
            <text:p>20</text:p>
          </table:table-cell>
          <table:table-cell table:style-name="ce54" table:formula="of:=[.C243]+1" office:value-type="float" office:value="240">
            <text:p>240</text:p>
          </table:table-cell>
          <table:table-cell table:style-name="ce59" table:formula="of:=IF([.$C244]&gt;[Datos.$C$4]*12+[Datos.$C$5];&quot;&quot;;[.D243]-[.E244])" office:value-type="float" office:value="56600.5176150786">
            <text:p>56600.52</text:p>
          </table:table-cell>
          <table:table-cell table:style-name="ce59" table:formula="of:=IF([.$C244]&gt;[Datos.$C$4]*12+[Datos.$C$5];&quot;&quot;;[Datos.$C$9]-[.F244])" office:value-type="float" office:value="329.036654320538">
            <text:p>329.04</text:p>
          </table:table-cell>
          <table:table-cell table:style-name="ce59" table:formula="of:=IF([.$C244]&gt;[Datos.$C$4]*12+[Datos.$C$5];&quot;&quot;;[.D243]*[Datos.$C$14])" office:value-type="float" office:value="321.887976679361">
            <text:p>321.89</text:p>
          </table:table-cell>
          <table:table-cell table:style-name="ce54"/>
          <table:table-cell table:style-name="ce59" table:formula="of:=IF([.$C244]&gt;[Datos.$C$4]*12+[Datos.$C$5];&quot;&quot;;[.H243]-[.I244])" office:value-type="float" office:value="57300.0783109447">
            <text:p>57300.08</text:p>
          </table:table-cell>
          <table:table-cell table:style-name="ce59" table:formula="of:=IF([.$C244]&gt;[Datos.$C$4]*12+[Datos.$C$5];&quot;&quot;;[Datos.$C$11]-[.J244])" office:value-type="float" office:value="329.132101108871">
            <text:p>329.13</text:p>
          </table:table-cell>
          <table:table-cell table:style-name="ce70" table:formula="of:=IF([.$C244]&gt;[Datos.$C$4]*12+[Datos.$C$5];&quot;&quot;;[.H243]*[Datos.$C$15])" office:value-type="float" office:value="336.170394070312">
            <text:p>336.17</text:p>
          </table:table-cell>
          <table:table-cell table:formula="of:=IF([.$C2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4]+1" office:value-type="float" office:value="241">
            <text:p>241</text:p>
          </table:table-cell>
          <table:table-cell table:style-name="ce60" table:formula="of:=IF([.$C245]&gt;[Datos.$C$4]*12+[Datos.$C$5];&quot;&quot;;[.D244]-[.E245])" office:value-type="float" office:value="56269.6205396767">
            <text:p>56269.62</text:p>
          </table:table-cell>
          <table:table-cell table:style-name="ce60" table:formula="of:=IF([.$C245]&gt;[Datos.$C$4]*12+[Datos.$C$5];&quot;&quot;;[Datos.$C$9]-[.F245])" office:value-type="float" office:value="330.897075401852">
            <text:p>330.90</text:p>
          </table:table-cell>
          <table:table-cell table:style-name="ce60" table:formula="of:=IF([.$C245]&gt;[Datos.$C$4]*12+[Datos.$C$5];&quot;&quot;;[.D244]*[Datos.$C$14])" office:value-type="float" office:value="320.027555598048">
            <text:p>320.03</text:p>
          </table:table-cell>
          <table:table-cell table:style-name="ce55"/>
          <table:table-cell table:style-name="ce60" table:formula="of:=IF([.$C245]&gt;[Datos.$C$4]*12+[Datos.$C$5];&quot;&quot;;[.H244]-[.I245])" office:value-type="float" office:value="56969.0262725793">
            <text:p>56969.03</text:p>
          </table:table-cell>
          <table:table-cell table:style-name="ce60" table:formula="of:=IF([.$C245]&gt;[Datos.$C$4]*12+[Datos.$C$5];&quot;&quot;;[Datos.$C$11]-[.J245])" office:value-type="float" office:value="331.052038365339">
            <text:p>331.05</text:p>
          </table:table-cell>
          <table:table-cell table:style-name="ce69" table:formula="of:=IF([.$C245]&gt;[Datos.$C$4]*12+[Datos.$C$5];&quot;&quot;;[.H244]*[Datos.$C$15])" office:value-type="float" office:value="334.250456813844">
            <text:p>334.25</text:p>
          </table:table-cell>
          <table:table-cell table:formula="of:=IF([.$C2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5]+1" office:value-type="float" office:value="242">
            <text:p>242</text:p>
          </table:table-cell>
          <table:table-cell table:style-name="ce60" table:formula="of:=IF([.$C246]&gt;[Datos.$C$4]*12+[Datos.$C$5];&quot;&quot;;[.D245]-[.E246])" office:value-type="float" office:value="55936.8525241023">
            <text:p>55936.85</text:p>
          </table:table-cell>
          <table:table-cell table:style-name="ce60" table:formula="of:=IF([.$C246]&gt;[Datos.$C$4]*12+[Datos.$C$5];&quot;&quot;;[Datos.$C$9]-[.F246])" office:value-type="float" office:value="332.768015574441">
            <text:p>332.77</text:p>
          </table:table-cell>
          <table:table-cell table:style-name="ce60" table:formula="of:=IF([.$C246]&gt;[Datos.$C$4]*12+[Datos.$C$5];&quot;&quot;;[.D245]*[Datos.$C$14])" office:value-type="float" office:value="318.156615425458">
            <text:p>318.16</text:p>
          </table:table-cell>
          <table:table-cell table:style-name="ce55"/>
          <table:table-cell table:style-name="ce60" table:formula="of:=IF([.$C246]&gt;[Datos.$C$4]*12+[Datos.$C$5];&quot;&quot;;[.H245]-[.I246])" office:value-type="float" office:value="56636.0430973235">
            <text:p>56636.04</text:p>
          </table:table-cell>
          <table:table-cell table:style-name="ce60" table:formula="of:=IF([.$C246]&gt;[Datos.$C$4]*12+[Datos.$C$5];&quot;&quot;;[Datos.$C$11]-[.J246])" office:value-type="float" office:value="332.983175255804">
            <text:p>332.98</text:p>
          </table:table-cell>
          <table:table-cell table:style-name="ce69" table:formula="of:=IF([.$C246]&gt;[Datos.$C$4]*12+[Datos.$C$5];&quot;&quot;;[.H245]*[Datos.$C$15])" office:value-type="float" office:value="332.319319923379">
            <text:p>332.32</text:p>
          </table:table-cell>
          <table:table-cell table:formula="of:=IF([.$C2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6]+1" office:value-type="float" office:value="243">
            <text:p>243</text:p>
          </table:table-cell>
          <table:table-cell table:style-name="ce60" table:formula="of:=IF([.$C247]&gt;[Datos.$C$4]*12+[Datos.$C$5];&quot;&quot;;[.D246]-[.E247])" office:value-type="float" office:value="55602.2029897875">
            <text:p>55602.20</text:p>
          </table:table-cell>
          <table:table-cell table:style-name="ce60" table:formula="of:=IF([.$C247]&gt;[Datos.$C$4]*12+[Datos.$C$5];&quot;&quot;;[Datos.$C$9]-[.F247])" office:value-type="float" office:value="334.649534314777">
            <text:p>334.65</text:p>
          </table:table-cell>
          <table:table-cell table:style-name="ce60" table:formula="of:=IF([.$C247]&gt;[Datos.$C$4]*12+[Datos.$C$5];&quot;&quot;;[.D246]*[Datos.$C$14])" office:value-type="float" office:value="316.275096685122">
            <text:p>316.28</text:p>
          </table:table-cell>
          <table:table-cell table:style-name="ce55"/>
          <table:table-cell table:style-name="ce60" table:formula="of:=IF([.$C247]&gt;[Datos.$C$4]*12+[Datos.$C$5];&quot;&quot;;[.H246]-[.I247])" office:value-type="float" office:value="56301.1175202121">
            <text:p>56301.12</text:p>
          </table:table-cell>
          <table:table-cell table:style-name="ce60" table:formula="of:=IF([.$C247]&gt;[Datos.$C$4]*12+[Datos.$C$5];&quot;&quot;;[Datos.$C$11]-[.J247])" office:value-type="float" office:value="334.925577111463">
            <text:p>334.93</text:p>
          </table:table-cell>
          <table:table-cell table:style-name="ce69" table:formula="of:=IF([.$C247]&gt;[Datos.$C$4]*12+[Datos.$C$5];&quot;&quot;;[.H246]*[Datos.$C$15])" office:value-type="float" office:value="330.376918067721">
            <text:p>330.38</text:p>
          </table:table-cell>
          <table:table-cell table:formula="of:=IF([.$C2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7]+1" office:value-type="float" office:value="244">
            <text:p>244</text:p>
          </table:table-cell>
          <table:table-cell table:style-name="ce60" table:formula="of:=IF([.$C248]&gt;[Datos.$C$4]*12+[Datos.$C$5];&quot;&quot;;[.D247]-[.E248])" office:value-type="float" office:value="55265.6612983519">
            <text:p>55265.66</text:p>
          </table:table-cell>
          <table:table-cell table:style-name="ce60" table:formula="of:=IF([.$C248]&gt;[Datos.$C$4]*12+[Datos.$C$5];&quot;&quot;;[Datos.$C$9]-[.F248])" office:value-type="float" office:value="336.54169143562">
            <text:p>336.54</text:p>
          </table:table-cell>
          <table:table-cell table:style-name="ce60" table:formula="of:=IF([.$C248]&gt;[Datos.$C$4]*12+[Datos.$C$5];&quot;&quot;;[.D247]*[Datos.$C$14])" office:value-type="float" office:value="314.382939564279">
            <text:p>314.38</text:p>
          </table:table-cell>
          <table:table-cell table:style-name="ce55"/>
          <table:table-cell table:style-name="ce60" table:formula="of:=IF([.$C248]&gt;[Datos.$C$4]*12+[Datos.$C$5];&quot;&quot;;[.H247]-[.I248])" office:value-type="float" office:value="55964.2382105675">
            <text:p>55964.24</text:p>
          </table:table-cell>
          <table:table-cell table:style-name="ce60" table:formula="of:=IF([.$C248]&gt;[Datos.$C$4]*12+[Datos.$C$5];&quot;&quot;;[Datos.$C$11]-[.J248])" office:value-type="float" office:value="336.879309644613">
            <text:p>336.88</text:p>
          </table:table-cell>
          <table:table-cell table:style-name="ce69" table:formula="of:=IF([.$C248]&gt;[Datos.$C$4]*12+[Datos.$C$5];&quot;&quot;;[.H247]*[Datos.$C$15])" office:value-type="float" office:value="328.42318553457">
            <text:p>328.42</text:p>
          </table:table-cell>
          <table:table-cell table:formula="of:=IF([.$C2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8]+1" office:value-type="float" office:value="245">
            <text:p>245</text:p>
          </table:table-cell>
          <table:table-cell table:style-name="ce60" table:formula="of:=IF([.$C249]&gt;[Datos.$C$4]*12+[Datos.$C$5];&quot;&quot;;[.D248]-[.E249])" office:value-type="float" office:value="54927.216751264">
            <text:p>54927.22</text:p>
          </table:table-cell>
          <table:table-cell table:style-name="ce60" table:formula="of:=IF([.$C249]&gt;[Datos.$C$4]*12+[Datos.$C$5];&quot;&quot;;[Datos.$C$9]-[.F249])" office:value-type="float" office:value="338.444547087921">
            <text:p>338.44</text:p>
          </table:table-cell>
          <table:table-cell table:style-name="ce60" table:formula="of:=IF([.$C249]&gt;[Datos.$C$4]*12+[Datos.$C$5];&quot;&quot;;[.D248]*[Datos.$C$14])" office:value-type="float" office:value="312.480083911979">
            <text:p>312.48</text:p>
          </table:table-cell>
          <table:table-cell table:style-name="ce55"/>
          <table:table-cell table:style-name="ce60" table:formula="of:=IF([.$C249]&gt;[Datos.$C$4]*12+[Datos.$C$5];&quot;&quot;;[.H248]-[.I249])" office:value-type="float" office:value="55625.3937716166">
            <text:p>55625.39</text:p>
          </table:table-cell>
          <table:table-cell table:style-name="ce60" table:formula="of:=IF([.$C249]&gt;[Datos.$C$4]*12+[Datos.$C$5];&quot;&quot;;[Datos.$C$11]-[.J249])" office:value-type="float" office:value="338.844438950873">
            <text:p>338.84</text:p>
          </table:table-cell>
          <table:table-cell table:style-name="ce69" table:formula="of:=IF([.$C249]&gt;[Datos.$C$4]*12+[Datos.$C$5];&quot;&quot;;[.H248]*[Datos.$C$15])" office:value-type="float" office:value="326.45805622831">
            <text:p>326.46</text:p>
          </table:table-cell>
          <table:table-cell table:formula="of:=IF([.$C2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49]+1" office:value-type="float" office:value="246">
            <text:p>246</text:p>
          </table:table-cell>
          <table:table-cell table:style-name="ce60" table:formula="of:=IF([.$C250]&gt;[Datos.$C$4]*12+[Datos.$C$5];&quot;&quot;;[.D249]-[.E250])" office:value-type="float" office:value="54586.8585895013">
            <text:p>54586.86</text:p>
          </table:table-cell>
          <table:table-cell table:style-name="ce60" table:formula="of:=IF([.$C250]&gt;[Datos.$C$4]*12+[Datos.$C$5];&quot;&quot;;[Datos.$C$9]-[.F250])" office:value-type="float" office:value="340.35816176273">
            <text:p>340.36</text:p>
          </table:table-cell>
          <table:table-cell table:style-name="ce60" table:formula="of:=IF([.$C250]&gt;[Datos.$C$4]*12+[Datos.$C$5];&quot;&quot;;[.D249]*[Datos.$C$14])" office:value-type="float" office:value="310.566469237169">
            <text:p>310.57</text:p>
          </table:table-cell>
          <table:table-cell table:style-name="ce55"/>
          <table:table-cell table:style-name="ce60" table:formula="of:=IF([.$C250]&gt;[Datos.$C$4]*12+[Datos.$C$5];&quot;&quot;;[.H249]-[.I250])" office:value-type="float" office:value="55284.5727401052">
            <text:p>55284.57</text:p>
          </table:table-cell>
          <table:table-cell table:style-name="ce60" table:formula="of:=IF([.$C250]&gt;[Datos.$C$4]*12+[Datos.$C$5];&quot;&quot;;[Datos.$C$11]-[.J250])" office:value-type="float" office:value="340.82103151142">
            <text:p>340.82</text:p>
          </table:table-cell>
          <table:table-cell table:style-name="ce69" table:formula="of:=IF([.$C250]&gt;[Datos.$C$4]*12+[Datos.$C$5];&quot;&quot;;[.H249]*[Datos.$C$15])" office:value-type="float" office:value="324.481463667763">
            <text:p>324.48</text:p>
          </table:table-cell>
          <table:table-cell table:formula="of:=IF([.$C2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0]+1" office:value-type="float" office:value="247">
            <text:p>247</text:p>
          </table:table-cell>
          <table:table-cell table:style-name="ce60" table:formula="of:=IF([.$C251]&gt;[Datos.$C$4]*12+[Datos.$C$5];&quot;&quot;;[.D250]-[.E251])" office:value-type="float" office:value="54244.5759932081">
            <text:p>54244.58</text:p>
          </table:table-cell>
          <table:table-cell table:style-name="ce60" table:formula="of:=IF([.$C251]&gt;[Datos.$C$4]*12+[Datos.$C$5];&quot;&quot;;[Datos.$C$9]-[.F251])" office:value-type="float" office:value="342.282596293127">
            <text:p>342.28</text:p>
          </table:table-cell>
          <table:table-cell table:style-name="ce60" table:formula="of:=IF([.$C251]&gt;[Datos.$C$4]*12+[Datos.$C$5];&quot;&quot;;[.D250]*[Datos.$C$14])" office:value-type="float" office:value="308.642034706773">
            <text:p>308.64</text:p>
          </table:table-cell>
          <table:table-cell table:style-name="ce55"/>
          <table:table-cell table:style-name="ce60" table:formula="of:=IF([.$C251]&gt;[Datos.$C$4]*12+[Datos.$C$5];&quot;&quot;;[.H250]-[.I251])" office:value-type="float" office:value="54941.7635859099">
            <text:p>54941.76</text:p>
          </table:table-cell>
          <table:table-cell table:style-name="ce60" table:formula="of:=IF([.$C251]&gt;[Datos.$C$4]*12+[Datos.$C$5];&quot;&quot;;[Datos.$C$11]-[.J251])" office:value-type="float" office:value="342.809154195236">
            <text:p>342.81</text:p>
          </table:table-cell>
          <table:table-cell table:style-name="ce69" table:formula="of:=IF([.$C251]&gt;[Datos.$C$4]*12+[Datos.$C$5];&quot;&quot;;[.H250]*[Datos.$C$15])" office:value-type="float" office:value="322.493340983947">
            <text:p>322.49</text:p>
          </table:table-cell>
          <table:table-cell table:formula="of:=IF([.$C2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1]+1" office:value-type="float" office:value="248">
            <text:p>248</text:p>
          </table:table-cell>
          <table:table-cell table:style-name="ce60" table:formula="of:=IF([.$C252]&gt;[Datos.$C$4]*12+[Datos.$C$5];&quot;&quot;;[.D251]-[.E252])" office:value-type="float" office:value="53900.358081352">
            <text:p>53900.36</text:p>
          </table:table-cell>
          <table:table-cell table:style-name="ce60" table:formula="of:=IF([.$C252]&gt;[Datos.$C$4]*12+[Datos.$C$5];&quot;&quot;;[Datos.$C$9]-[.F252])" office:value-type="float" office:value="344.217911856147">
            <text:p>344.22</text:p>
          </table:table-cell>
          <table:table-cell table:style-name="ce60" table:formula="of:=IF([.$C252]&gt;[Datos.$C$4]*12+[Datos.$C$5];&quot;&quot;;[.D251]*[Datos.$C$14])" office:value-type="float" office:value="306.706719143753">
            <text:p>306.71</text:p>
          </table:table-cell>
          <table:table-cell table:style-name="ce55"/>
          <table:table-cell table:style-name="ce60" table:formula="of:=IF([.$C252]&gt;[Datos.$C$4]*12+[Datos.$C$5];&quot;&quot;;[.H251]-[.I252])" office:value-type="float" office:value="54596.9547116485">
            <text:p>54596.95</text:p>
          </table:table-cell>
          <table:table-cell table:style-name="ce60" table:formula="of:=IF([.$C252]&gt;[Datos.$C$4]*12+[Datos.$C$5];&quot;&quot;;[Datos.$C$11]-[.J252])" office:value-type="float" office:value="344.808874261375">
            <text:p>344.81</text:p>
          </table:table-cell>
          <table:table-cell table:style-name="ce69" table:formula="of:=IF([.$C252]&gt;[Datos.$C$4]*12+[Datos.$C$5];&quot;&quot;;[.H251]*[Datos.$C$15])" office:value-type="float" office:value="320.493620917808">
            <text:p>320.49</text:p>
          </table:table-cell>
          <table:table-cell table:formula="of:=IF([.$C2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2]+1" office:value-type="float" office:value="249">
            <text:p>249</text:p>
          </table:table-cell>
          <table:table-cell table:style-name="ce60" table:formula="of:=IF([.$C253]&gt;[Datos.$C$4]*12+[Datos.$C$5];&quot;&quot;;[.D252]-[.E253])" office:value-type="float" office:value="53554.1939113773">
            <text:p>53554.19</text:p>
          </table:table-cell>
          <table:table-cell table:style-name="ce60" table:formula="of:=IF([.$C253]&gt;[Datos.$C$4]*12+[Datos.$C$5];&quot;&quot;;[Datos.$C$9]-[.F253])" office:value-type="float" office:value="346.16416997473">
            <text:p>346.16</text:p>
          </table:table-cell>
          <table:table-cell table:style-name="ce60" table:formula="of:=IF([.$C253]&gt;[Datos.$C$4]*12+[Datos.$C$5];&quot;&quot;;[.D252]*[Datos.$C$14])" office:value-type="float" office:value="304.760461025169">
            <text:p>304.76</text:p>
          </table:table-cell>
          <table:table-cell table:style-name="ce55"/>
          <table:table-cell table:style-name="ce60" table:formula="of:=IF([.$C253]&gt;[Datos.$C$4]*12+[Datos.$C$5];&quot;&quot;;[.H252]-[.I253])" office:value-type="float" office:value="54250.1344522873">
            <text:p>54250.13</text:p>
          </table:table-cell>
          <table:table-cell table:style-name="ce60" table:formula="of:=IF([.$C253]&gt;[Datos.$C$4]*12+[Datos.$C$5];&quot;&quot;;[Datos.$C$11]-[.J253])" office:value-type="float" office:value="346.820259361233">
            <text:p>346.82</text:p>
          </table:table-cell>
          <table:table-cell table:style-name="ce69" table:formula="of:=IF([.$C253]&gt;[Datos.$C$4]*12+[Datos.$C$5];&quot;&quot;;[.H252]*[Datos.$C$15])" office:value-type="float" office:value="318.48223581795">
            <text:p>318.48</text:p>
          </table:table-cell>
          <table:table-cell table:formula="of:=IF([.$C2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3]+1" office:value-type="float" office:value="250">
            <text:p>250</text:p>
          </table:table-cell>
          <table:table-cell table:style-name="ce60" table:formula="of:=IF([.$C254]&gt;[Datos.$C$4]*12+[Datos.$C$5];&quot;&quot;;[.D253]-[.E254])" office:value-type="float" office:value="53206.0724788576">
            <text:p>53206.07</text:p>
          </table:table-cell>
          <table:table-cell table:style-name="ce60" table:formula="of:=IF([.$C254]&gt;[Datos.$C$4]*12+[Datos.$C$5];&quot;&quot;;[Datos.$C$9]-[.F254])" office:value-type="float" office:value="348.121432519678">
            <text:p>348.12</text:p>
          </table:table-cell>
          <table:table-cell table:style-name="ce60" table:formula="of:=IF([.$C254]&gt;[Datos.$C$4]*12+[Datos.$C$5];&quot;&quot;;[.D253]*[Datos.$C$14])" office:value-type="float" office:value="302.803198480221">
            <text:p>302.80</text:p>
          </table:table-cell>
          <table:table-cell table:style-name="ce55"/>
          <table:table-cell table:style-name="ce60" table:formula="of:=IF([.$C254]&gt;[Datos.$C$4]*12+[Datos.$C$5];&quot;&quot;;[.H253]-[.I254])" office:value-type="float" office:value="53901.2910747465">
            <text:p>53901.29</text:p>
          </table:table-cell>
          <table:table-cell table:style-name="ce60" table:formula="of:=IF([.$C254]&gt;[Datos.$C$4]*12+[Datos.$C$5];&quot;&quot;;[Datos.$C$11]-[.J254])" office:value-type="float" office:value="348.843377540841">
            <text:p>348.84</text:p>
          </table:table-cell>
          <table:table-cell table:style-name="ce69" table:formula="of:=IF([.$C254]&gt;[Datos.$C$4]*12+[Datos.$C$5];&quot;&quot;;[.H253]*[Datos.$C$15])" office:value-type="float" office:value="316.459117638343">
            <text:p>316.46</text:p>
          </table:table-cell>
          <table:table-cell table:formula="of:=IF([.$C2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4]+1" office:value-type="float" office:value="251">
            <text:p>251</text:p>
          </table:table-cell>
          <table:table-cell table:style-name="ce60" table:formula="of:=IF([.$C255]&gt;[Datos.$C$4]*12+[Datos.$C$5];&quot;&quot;;[.D254]-[.E255])" office:value-type="float" office:value="52855.982717146">
            <text:p>52855.98</text:p>
          </table:table-cell>
          <table:table-cell table:style-name="ce60" table:formula="of:=IF([.$C255]&gt;[Datos.$C$4]*12+[Datos.$C$5];&quot;&quot;;[Datos.$C$9]-[.F255])" office:value-type="float" office:value="350.089761711616">
            <text:p>350.09</text:p>
          </table:table-cell>
          <table:table-cell table:style-name="ce60" table:formula="of:=IF([.$C255]&gt;[Datos.$C$4]*12+[Datos.$C$5];&quot;&quot;;[.D254]*[Datos.$C$14])" office:value-type="float" office:value="300.834869288283">
            <text:p>300.83</text:p>
          </table:table-cell>
          <table:table-cell table:style-name="ce55"/>
          <table:table-cell table:style-name="ce60" table:formula="of:=IF([.$C255]&gt;[Datos.$C$4]*12+[Datos.$C$5];&quot;&quot;;[.H254]-[.I255])" office:value-type="float" office:value="53550.4127775033">
            <text:p>53550.41</text:p>
          </table:table-cell>
          <table:table-cell table:style-name="ce60" table:formula="of:=IF([.$C255]&gt;[Datos.$C$4]*12+[Datos.$C$5];&quot;&quot;;[Datos.$C$11]-[.J255])" office:value-type="float" office:value="350.878297243162">
            <text:p>350.88</text:p>
          </table:table-cell>
          <table:table-cell table:style-name="ce69" table:formula="of:=IF([.$C255]&gt;[Datos.$C$4]*12+[Datos.$C$5];&quot;&quot;;[.H254]*[Datos.$C$15])" office:value-type="float" office:value="314.424197936021">
            <text:p>314.42</text:p>
          </table:table-cell>
          <table:table-cell table:formula="of:=IF([.$C2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44]+1" office:value-type="float" office:value="21">
            <text:p>21</text:p>
          </table:table-cell>
          <table:table-cell table:style-name="ce54" table:formula="of:=[.C255]+1" office:value-type="float" office:value="252">
            <text:p>252</text:p>
          </table:table-cell>
          <table:table-cell table:style-name="ce59" table:formula="of:=IF([.$C256]&gt;[Datos.$C$4]*12+[Datos.$C$5];&quot;&quot;;[.D255]-[.E256])" office:value-type="float" office:value="52503.913497023">
            <text:p>52503.91</text:p>
          </table:table-cell>
          <table:table-cell table:style-name="ce59" table:formula="of:=IF([.$C256]&gt;[Datos.$C$4]*12+[Datos.$C$5];&quot;&quot;;[Datos.$C$9]-[.F256])" office:value-type="float" office:value="352.069220122976">
            <text:p>352.07</text:p>
          </table:table-cell>
          <table:table-cell table:style-name="ce59" table:formula="of:=IF([.$C256]&gt;[Datos.$C$4]*12+[Datos.$C$5];&quot;&quot;;[.D255]*[Datos.$C$14])" office:value-type="float" office:value="298.855410876924">
            <text:p>298.86</text:p>
          </table:table-cell>
          <table:table-cell table:style-name="ce54"/>
          <table:table-cell table:style-name="ce59" table:formula="of:=IF([.$C256]&gt;[Datos.$C$4]*12+[Datos.$C$5];&quot;&quot;;[.H255]-[.I256])" office:value-type="float" office:value="53197.4876901929">
            <text:p>53197.49</text:p>
          </table:table-cell>
          <table:table-cell table:style-name="ce59" table:formula="of:=IF([.$C256]&gt;[Datos.$C$4]*12+[Datos.$C$5];&quot;&quot;;[Datos.$C$11]-[.J256])" office:value-type="float" office:value="352.925087310414">
            <text:p>352.93</text:p>
          </table:table-cell>
          <table:table-cell table:style-name="ce70" table:formula="of:=IF([.$C256]&gt;[Datos.$C$4]*12+[Datos.$C$5];&quot;&quot;;[.H255]*[Datos.$C$15])" office:value-type="float" office:value="312.377407868769">
            <text:p>312.38</text:p>
          </table:table-cell>
          <table:table-cell table:formula="of:=IF([.$C2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6]+1" office:value-type="float" office:value="253">
            <text:p>253</text:p>
          </table:table-cell>
          <table:table-cell table:style-name="ce60" table:formula="of:=IF([.$C257]&gt;[Datos.$C$4]*12+[Datos.$C$5];&quot;&quot;;[.D256]-[.E257])" office:value-type="float" office:value="52149.853626343">
            <text:p>52149.85</text:p>
          </table:table-cell>
          <table:table-cell table:style-name="ce60" table:formula="of:=IF([.$C257]&gt;[Datos.$C$4]*12+[Datos.$C$5];&quot;&quot;;[Datos.$C$9]-[.F257])" office:value-type="float" office:value="354.059870679981">
            <text:p>354.06</text:p>
          </table:table-cell>
          <table:table-cell table:style-name="ce60" table:formula="of:=IF([.$C257]&gt;[Datos.$C$4]*12+[Datos.$C$5];&quot;&quot;;[.D256]*[Datos.$C$14])" office:value-type="float" office:value="296.864760319918">
            <text:p>296.86</text:p>
          </table:table-cell>
          <table:table-cell table:style-name="ce55"/>
          <table:table-cell table:style-name="ce60" table:formula="of:=IF([.$C257]&gt;[Datos.$C$4]*12+[Datos.$C$5];&quot;&quot;;[.H256]-[.I257])" office:value-type="float" office:value="52842.5038732065">
            <text:p>52842.50</text:p>
          </table:table-cell>
          <table:table-cell table:style-name="ce60" table:formula="of:=IF([.$C257]&gt;[Datos.$C$4]*12+[Datos.$C$5];&quot;&quot;;[Datos.$C$11]-[.J257])" office:value-type="float" office:value="354.983816986391">
            <text:p>354.98</text:p>
          </table:table-cell>
          <table:table-cell table:style-name="ce69" table:formula="of:=IF([.$C257]&gt;[Datos.$C$4]*12+[Datos.$C$5];&quot;&quot;;[.H256]*[Datos.$C$15])" office:value-type="float" office:value="310.318678192792">
            <text:p>310.32</text:p>
          </table:table-cell>
          <table:table-cell table:formula="of:=IF([.$C2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7]+1" office:value-type="float" office:value="254">
            <text:p>254</text:p>
          </table:table-cell>
          <table:table-cell table:style-name="ce60" table:formula="of:=IF([.$C258]&gt;[Datos.$C$4]*12+[Datos.$C$5];&quot;&quot;;[.D257]-[.E258])" office:value-type="float" office:value="51793.7918496784">
            <text:p>51793.79</text:p>
          </table:table-cell>
          <table:table-cell table:style-name="ce60" table:formula="of:=IF([.$C258]&gt;[Datos.$C$4]*12+[Datos.$C$5];&quot;&quot;;[Datos.$C$9]-[.F258])" office:value-type="float" office:value="356.061776664652">
            <text:p>356.06</text:p>
          </table:table-cell>
          <table:table-cell table:style-name="ce60" table:formula="of:=IF([.$C258]&gt;[Datos.$C$4]*12+[Datos.$C$5];&quot;&quot;;[.D257]*[Datos.$C$14])" office:value-type="float" office:value="294.862854335248">
            <text:p>294.86</text:p>
          </table:table-cell>
          <table:table-cell table:style-name="ce55"/>
          <table:table-cell table:style-name="ce60" table:formula="of:=IF([.$C258]&gt;[Datos.$C$4]*12+[Datos.$C$5];&quot;&quot;;[.H257]-[.I258])" office:value-type="float" office:value="52485.4493172877">
            <text:p>52485.45</text:p>
          </table:table-cell>
          <table:table-cell table:style-name="ce60" table:formula="of:=IF([.$C258]&gt;[Datos.$C$4]*12+[Datos.$C$5];&quot;&quot;;[Datos.$C$11]-[.J258])" office:value-type="float" office:value="357.054555918812">
            <text:p>357.05</text:p>
          </table:table-cell>
          <table:table-cell table:style-name="ce69" table:formula="of:=IF([.$C258]&gt;[Datos.$C$4]*12+[Datos.$C$5];&quot;&quot;;[.H257]*[Datos.$C$15])" office:value-type="float" office:value="308.247939260371">
            <text:p>308.25</text:p>
          </table:table-cell>
          <table:table-cell table:formula="of:=IF([.$C2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8]+1" office:value-type="float" office:value="255">
            <text:p>255</text:p>
          </table:table-cell>
          <table:table-cell table:style-name="ce60" table:formula="of:=IF([.$C259]&gt;[Datos.$C$4]*12+[Datos.$C$5];&quot;&quot;;[.D258]-[.E259])" office:value-type="float" office:value="51435.7168479616">
            <text:p>51435.72</text:p>
          </table:table-cell>
          <table:table-cell table:style-name="ce60" table:formula="of:=IF([.$C259]&gt;[Datos.$C$4]*12+[Datos.$C$5];&quot;&quot;;[Datos.$C$9]-[.F259])" office:value-type="float" office:value="358.075001716812">
            <text:p>358.08</text:p>
          </table:table-cell>
          <table:table-cell table:style-name="ce60" table:formula="of:=IF([.$C259]&gt;[Datos.$C$4]*12+[Datos.$C$5];&quot;&quot;;[.D258]*[Datos.$C$14])" office:value-type="float" office:value="292.849629283088">
            <text:p>292.85</text:p>
          </table:table-cell>
          <table:table-cell table:style-name="ce55"/>
          <table:table-cell table:style-name="ce60" table:formula="of:=IF([.$C259]&gt;[Datos.$C$4]*12+[Datos.$C$5];&quot;&quot;;[.H258]-[.I259])" office:value-type="float" office:value="52126.311943126">
            <text:p>52126.31</text:p>
          </table:table-cell>
          <table:table-cell table:style-name="ce60" table:formula="of:=IF([.$C259]&gt;[Datos.$C$4]*12+[Datos.$C$5];&quot;&quot;;[Datos.$C$11]-[.J259])" office:value-type="float" office:value="359.137374161672">
            <text:p>359.14</text:p>
          </table:table-cell>
          <table:table-cell table:style-name="ce69" table:formula="of:=IF([.$C259]&gt;[Datos.$C$4]*12+[Datos.$C$5];&quot;&quot;;[.H258]*[Datos.$C$15])" office:value-type="float" office:value="306.165121017512">
            <text:p>306.17</text:p>
          </table:table-cell>
          <table:table-cell table:formula="of:=IF([.$C2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59]+1" office:value-type="float" office:value="256">
            <text:p>256</text:p>
          </table:table-cell>
          <table:table-cell table:style-name="ce60" table:formula="of:=IF([.$C260]&gt;[Datos.$C$4]*12+[Datos.$C$5];&quot;&quot;;[.D259]-[.E260])" office:value-type="float" office:value="51075.6172381254">
            <text:p>51075.62</text:p>
          </table:table-cell>
          <table:table-cell table:style-name="ce60" table:formula="of:=IF([.$C260]&gt;[Datos.$C$4]*12+[Datos.$C$5];&quot;&quot;;[Datos.$C$9]-[.F260])" office:value-type="float" office:value="360.099609836114">
            <text:p>360.10</text:p>
          </table:table-cell>
          <table:table-cell table:style-name="ce60" table:formula="of:=IF([.$C260]&gt;[Datos.$C$4]*12+[Datos.$C$5];&quot;&quot;;[.D259]*[Datos.$C$14])" office:value-type="float" office:value="290.825021163786">
            <text:p>290.83</text:p>
          </table:table-cell>
          <table:table-cell table:style-name="ce55"/>
          <table:table-cell table:style-name="ce60" table:formula="of:=IF([.$C260]&gt;[Datos.$C$4]*12+[Datos.$C$5];&quot;&quot;;[.H259]-[.I260])" office:value-type="float" office:value="51765.0796009484">
            <text:p>51765.08</text:p>
          </table:table-cell>
          <table:table-cell table:style-name="ce60" table:formula="of:=IF([.$C260]&gt;[Datos.$C$4]*12+[Datos.$C$5];&quot;&quot;;[Datos.$C$11]-[.J260])" office:value-type="float" office:value="361.232342177615">
            <text:p>361.23</text:p>
          </table:table-cell>
          <table:table-cell table:style-name="ce69" table:formula="of:=IF([.$C260]&gt;[Datos.$C$4]*12+[Datos.$C$5];&quot;&quot;;[.H259]*[Datos.$C$15])" office:value-type="float" office:value="304.070153001568">
            <text:p>304.07</text:p>
          </table:table-cell>
          <table:table-cell table:formula="of:=IF([.$C2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0]+1" office:value-type="float" office:value="257">
            <text:p>257</text:p>
          </table:table-cell>
          <table:table-cell table:style-name="ce60" table:formula="of:=IF([.$C261]&gt;[Datos.$C$4]*12+[Datos.$C$5];&quot;&quot;;[.D260]-[.E261])" office:value-type="float" office:value="50713.4815727414">
            <text:p>50713.48</text:p>
          </table:table-cell>
          <table:table-cell table:style-name="ce60" table:formula="of:=IF([.$C261]&gt;[Datos.$C$4]*12+[Datos.$C$5];&quot;&quot;;[Datos.$C$9]-[.F261])" office:value-type="float" office:value="362.135665384075">
            <text:p>362.14</text:p>
          </table:table-cell>
          <table:table-cell table:style-name="ce60" table:formula="of:=IF([.$C261]&gt;[Datos.$C$4]*12+[Datos.$C$5];&quot;&quot;;[.D260]*[Datos.$C$14])" office:value-type="float" office:value="288.788965615824">
            <text:p>288.79</text:p>
          </table:table-cell>
          <table:table-cell table:style-name="ce55"/>
          <table:table-cell table:style-name="ce60" table:formula="of:=IF([.$C261]&gt;[Datos.$C$4]*12+[Datos.$C$5];&quot;&quot;;[.H260]-[.I261])" office:value-type="float" office:value="51401.7400701081">
            <text:p>51401.74</text:p>
          </table:table-cell>
          <table:table-cell table:style-name="ce60" table:formula="of:=IF([.$C261]&gt;[Datos.$C$4]*12+[Datos.$C$5];&quot;&quot;;[Datos.$C$11]-[.J261])" office:value-type="float" office:value="363.339530840318">
            <text:p>363.34</text:p>
          </table:table-cell>
          <table:table-cell table:style-name="ce69" table:formula="of:=IF([.$C261]&gt;[Datos.$C$4]*12+[Datos.$C$5];&quot;&quot;;[.H260]*[Datos.$C$15])" office:value-type="float" office:value="301.962964338866">
            <text:p>301.96</text:p>
          </table:table-cell>
          <table:table-cell table:formula="of:=IF([.$C2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1]+1" office:value-type="float" office:value="258">
            <text:p>258</text:p>
          </table:table-cell>
          <table:table-cell table:style-name="ce60" table:formula="of:=IF([.$C262]&gt;[Datos.$C$4]*12+[Datos.$C$5];&quot;&quot;;[.D261]-[.E262])" office:value-type="float" office:value="50349.2983396552">
            <text:p>50349.30</text:p>
          </table:table-cell>
          <table:table-cell table:style-name="ce60" table:formula="of:=IF([.$C262]&gt;[Datos.$C$4]*12+[Datos.$C$5];&quot;&quot;;[Datos.$C$9]-[.F262])" office:value-type="float" office:value="364.183233086121">
            <text:p>364.18</text:p>
          </table:table-cell>
          <table:table-cell table:style-name="ce60" table:formula="of:=IF([.$C262]&gt;[Datos.$C$4]*12+[Datos.$C$5];&quot;&quot;;[.D261]*[Datos.$C$14])" office:value-type="float" office:value="286.741397913778">
            <text:p>286.74</text:p>
          </table:table-cell>
          <table:table-cell table:style-name="ce55"/>
          <table:table-cell table:style-name="ce60" table:formula="of:=IF([.$C262]&gt;[Datos.$C$4]*12+[Datos.$C$5];&quot;&quot;;[.H261]-[.I262])" office:value-type="float" office:value="51036.2810586712">
            <text:p>51036.28</text:p>
          </table:table-cell>
          <table:table-cell table:style-name="ce60" table:formula="of:=IF([.$C262]&gt;[Datos.$C$4]*12+[Datos.$C$5];&quot;&quot;;[Datos.$C$11]-[.J262])" office:value-type="float" office:value="365.459011436886">
            <text:p>365.46</text:p>
          </table:table-cell>
          <table:table-cell table:style-name="ce69" table:formula="of:=IF([.$C262]&gt;[Datos.$C$4]*12+[Datos.$C$5];&quot;&quot;;[.H261]*[Datos.$C$15])" office:value-type="float" office:value="299.843483742297">
            <text:p>299.84</text:p>
          </table:table-cell>
          <table:table-cell table:formula="of:=IF([.$C2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2]+1" office:value-type="float" office:value="259">
            <text:p>259</text:p>
          </table:table-cell>
          <table:table-cell table:style-name="ce60" table:formula="of:=IF([.$C263]&gt;[Datos.$C$4]*12+[Datos.$C$5];&quot;&quot;;[.D262]-[.E263])" office:value-type="float" office:value="49983.0559616216">
            <text:p>49983.06</text:p>
          </table:table-cell>
          <table:table-cell table:style-name="ce60" table:formula="of:=IF([.$C263]&gt;[Datos.$C$4]*12+[Datos.$C$5];&quot;&quot;;[Datos.$C$9]-[.F263])" office:value-type="float" office:value="366.242378033646">
            <text:p>366.24</text:p>
          </table:table-cell>
          <table:table-cell table:style-name="ce60" table:formula="of:=IF([.$C263]&gt;[Datos.$C$4]*12+[Datos.$C$5];&quot;&quot;;[.D262]*[Datos.$C$14])" office:value-type="float" office:value="284.682252966254">
            <text:p>284.68</text:p>
          </table:table-cell>
          <table:table-cell table:style-name="ce55"/>
          <table:table-cell table:style-name="ce60" table:formula="of:=IF([.$C263]&gt;[Datos.$C$4]*12+[Datos.$C$5];&quot;&quot;;[.H262]-[.I263])" office:value-type="float" office:value="50668.6902030009">
            <text:p>50668.69</text:p>
          </table:table-cell>
          <table:table-cell table:style-name="ce60" table:formula="of:=IF([.$C263]&gt;[Datos.$C$4]*12+[Datos.$C$5];&quot;&quot;;[Datos.$C$11]-[.J263])" office:value-type="float" office:value="367.590855670268">
            <text:p>367.59</text:p>
          </table:table-cell>
          <table:table-cell table:style-name="ce69" table:formula="of:=IF([.$C263]&gt;[Datos.$C$4]*12+[Datos.$C$5];&quot;&quot;;[.H262]*[Datos.$C$15])" office:value-type="float" office:value="297.711639508915">
            <text:p>297.71</text:p>
          </table:table-cell>
          <table:table-cell table:formula="of:=IF([.$C2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3]+1" office:value-type="float" office:value="260">
            <text:p>260</text:p>
          </table:table-cell>
          <table:table-cell table:style-name="ce60" table:formula="of:=IF([.$C264]&gt;[Datos.$C$4]*12+[Datos.$C$5];&quot;&quot;;[.D263]-[.E264])" office:value-type="float" office:value="49614.7427959355">
            <text:p>49614.74</text:p>
          </table:table-cell>
          <table:table-cell table:style-name="ce60" table:formula="of:=IF([.$C264]&gt;[Datos.$C$4]*12+[Datos.$C$5];&quot;&quot;;[Datos.$C$9]-[.F264])" office:value-type="float" office:value="368.313165686077">
            <text:p>368.31</text:p>
          </table:table-cell>
          <table:table-cell table:style-name="ce60" table:formula="of:=IF([.$C264]&gt;[Datos.$C$4]*12+[Datos.$C$5];&quot;&quot;;[.D263]*[Datos.$C$14])" office:value-type="float" office:value="282.611465313822">
            <text:p>282.61</text:p>
          </table:table-cell>
          <table:table-cell table:style-name="ce55"/>
          <table:table-cell table:style-name="ce60" table:formula="of:=IF([.$C264]&gt;[Datos.$C$4]*12+[Datos.$C$5];&quot;&quot;;[.H263]-[.I264])" office:value-type="float" office:value="50298.9550673393">
            <text:p>50298.96</text:p>
          </table:table-cell>
          <table:table-cell table:style-name="ce60" table:formula="of:=IF([.$C264]&gt;[Datos.$C$4]*12+[Datos.$C$5];&quot;&quot;;[Datos.$C$11]-[.J264])" office:value-type="float" office:value="369.735135661678">
            <text:p>369.74</text:p>
          </table:table-cell>
          <table:table-cell table:style-name="ce69" table:formula="of:=IF([.$C264]&gt;[Datos.$C$4]*12+[Datos.$C$5];&quot;&quot;;[.H263]*[Datos.$C$15])" office:value-type="float" office:value="295.567359517505">
            <text:p>295.57</text:p>
          </table:table-cell>
          <table:table-cell table:formula="of:=IF([.$C26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4]+1" office:value-type="float" office:value="261">
            <text:p>261</text:p>
          </table:table-cell>
          <table:table-cell table:style-name="ce60" table:formula="of:=IF([.$C265]&gt;[Datos.$C$4]*12+[Datos.$C$5];&quot;&quot;;[.D264]-[.E265])" office:value-type="float" office:value="49244.3471340626">
            <text:p>49244.35</text:p>
          </table:table-cell>
          <table:table-cell table:style-name="ce60" table:formula="of:=IF([.$C265]&gt;[Datos.$C$4]*12+[Datos.$C$5];&quot;&quot;;[Datos.$C$9]-[.F265])" office:value-type="float" office:value="370.395661872961">
            <text:p>370.40</text:p>
          </table:table-cell>
          <table:table-cell table:style-name="ce60" table:formula="of:=IF([.$C265]&gt;[Datos.$C$4]*12+[Datos.$C$5];&quot;&quot;;[.D264]*[Datos.$C$14])" office:value-type="float" office:value="280.528969126938">
            <text:p>280.53</text:p>
          </table:table-cell>
          <table:table-cell table:style-name="ce55"/>
          <table:table-cell table:style-name="ce60" table:formula="of:=IF([.$C265]&gt;[Datos.$C$4]*12+[Datos.$C$5];&quot;&quot;;[.H264]-[.I265])" office:value-type="float" office:value="49927.0631433862">
            <text:p>49927.06</text:p>
          </table:table-cell>
          <table:table-cell table:style-name="ce60" table:formula="of:=IF([.$C265]&gt;[Datos.$C$4]*12+[Datos.$C$5];&quot;&quot;;[Datos.$C$11]-[.J265])" office:value-type="float" office:value="371.891923953038">
            <text:p>371.89</text:p>
          </table:table-cell>
          <table:table-cell table:style-name="ce69" table:formula="of:=IF([.$C265]&gt;[Datos.$C$4]*12+[Datos.$C$5];&quot;&quot;;[.H264]*[Datos.$C$15])" office:value-type="float" office:value="293.410571226146">
            <text:p>293.41</text:p>
          </table:table-cell>
          <table:table-cell table:formula="of:=IF([.$C2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5]+1" office:value-type="float" office:value="262">
            <text:p>262</text:p>
          </table:table-cell>
          <table:table-cell table:style-name="ce60" table:formula="of:=IF([.$C266]&gt;[Datos.$C$4]*12+[Datos.$C$5];&quot;&quot;;[.D265]-[.E266])" office:value-type="float" office:value="48871.8572012665">
            <text:p>48871.86</text:p>
          </table:table-cell>
          <table:table-cell table:style-name="ce60" table:formula="of:=IF([.$C266]&gt;[Datos.$C$4]*12+[Datos.$C$5];&quot;&quot;;[Datos.$C$9]-[.F266])" office:value-type="float" office:value="372.489932796055">
            <text:p>372.49</text:p>
          </table:table-cell>
          <table:table-cell table:style-name="ce60" table:formula="of:=IF([.$C266]&gt;[Datos.$C$4]*12+[Datos.$C$5];&quot;&quot;;[.D265]*[Datos.$C$14])" office:value-type="float" office:value="278.434698203844">
            <text:p>278.43</text:p>
          </table:table-cell>
          <table:table-cell table:style-name="ce55"/>
          <table:table-cell table:style-name="ce60" table:formula="of:=IF([.$C266]&gt;[Datos.$C$4]*12+[Datos.$C$5];&quot;&quot;;[.H265]-[.I266])" office:value-type="float" office:value="49553.0018498768">
            <text:p>49553.00</text:p>
          </table:table-cell>
          <table:table-cell table:style-name="ce60" table:formula="of:=IF([.$C266]&gt;[Datos.$C$4]*12+[Datos.$C$5];&quot;&quot;;[Datos.$C$11]-[.J266])" office:value-type="float" office:value="374.06129350943">
            <text:p>374.06</text:p>
          </table:table-cell>
          <table:table-cell table:style-name="ce69" table:formula="of:=IF([.$C266]&gt;[Datos.$C$4]*12+[Datos.$C$5];&quot;&quot;;[.H265]*[Datos.$C$15])" office:value-type="float" office:value="291.241201669753">
            <text:p>291.24</text:p>
          </table:table-cell>
          <table:table-cell table:formula="of:=IF([.$C2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6]+1" office:value-type="float" office:value="263">
            <text:p>263</text:p>
          </table:table-cell>
          <table:table-cell table:style-name="ce60" table:formula="of:=IF([.$C267]&gt;[Datos.$C$4]*12+[Datos.$C$5];&quot;&quot;;[.D266]-[.E267])" office:value-type="float" office:value="48497.2611562351">
            <text:p>48497.26</text:p>
          </table:table-cell>
          <table:table-cell table:style-name="ce60" table:formula="of:=IF([.$C267]&gt;[Datos.$C$4]*12+[Datos.$C$5];&quot;&quot;;[Datos.$C$9]-[.F267])" office:value-type="float" office:value="374.596045031429">
            <text:p>374.60</text:p>
          </table:table-cell>
          <table:table-cell table:style-name="ce60" table:formula="of:=IF([.$C267]&gt;[Datos.$C$4]*12+[Datos.$C$5];&quot;&quot;;[.D266]*[Datos.$C$14])" office:value-type="float" office:value="276.32858596847">
            <text:p>276.33</text:p>
          </table:table-cell>
          <table:table-cell table:style-name="ce55"/>
          <table:table-cell table:style-name="ce60" table:formula="of:=IF([.$C267]&gt;[Datos.$C$4]*12+[Datos.$C$5];&quot;&quot;;[.H266]-[.I267])" office:value-type="float" office:value="49176.7585321552">
            <text:p>49176.76</text:p>
          </table:table-cell>
          <table:table-cell table:style-name="ce60" table:formula="of:=IF([.$C267]&gt;[Datos.$C$4]*12+[Datos.$C$5];&quot;&quot;;[Datos.$C$11]-[.J267])" office:value-type="float" office:value="376.243317721569">
            <text:p>376.24</text:p>
          </table:table-cell>
          <table:table-cell table:style-name="ce69" table:formula="of:=IF([.$C267]&gt;[Datos.$C$4]*12+[Datos.$C$5];&quot;&quot;;[.H266]*[Datos.$C$15])" office:value-type="float" office:value="289.059177457614">
            <text:p>289.06</text:p>
          </table:table-cell>
          <table:table-cell table:formula="of:=IF([.$C2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56]+1" office:value-type="float" office:value="22">
            <text:p>22</text:p>
          </table:table-cell>
          <table:table-cell table:style-name="ce54" table:formula="of:=[.C267]+1" office:value-type="float" office:value="264">
            <text:p>264</text:p>
          </table:table-cell>
          <table:table-cell table:style-name="ce59" table:formula="of:=IF([.$C268]&gt;[Datos.$C$4]*12+[Datos.$C$5];&quot;&quot;;[.D267]-[.E268])" office:value-type="float" office:value="48120.5470907035">
            <text:p>48120.55</text:p>
          </table:table-cell>
          <table:table-cell table:style-name="ce59" table:formula="of:=IF([.$C268]&gt;[Datos.$C$4]*12+[Datos.$C$5];&quot;&quot;;[Datos.$C$9]-[.F268])" office:value-type="float" office:value="376.714065531584">
            <text:p>376.71</text:p>
          </table:table-cell>
          <table:table-cell table:style-name="ce59" table:formula="of:=IF([.$C268]&gt;[Datos.$C$4]*12+[Datos.$C$5];&quot;&quot;;[.D267]*[Datos.$C$14])" office:value-type="float" office:value="274.210565468316">
            <text:p>274.21</text:p>
          </table:table-cell>
          <table:table-cell table:style-name="ce54"/>
          <table:table-cell table:style-name="ce59" table:formula="of:=IF([.$C268]&gt;[Datos.$C$4]*12+[Datos.$C$5];&quot;&quot;;[.H267]-[.I268])" office:value-type="float" office:value="48798.3204617469">
            <text:p>48798.32</text:p>
          </table:table-cell>
          <table:table-cell table:style-name="ce59" table:formula="of:=IF([.$C268]&gt;[Datos.$C$4]*12+[Datos.$C$5];&quot;&quot;;[Datos.$C$11]-[.J268])" office:value-type="float" office:value="378.438070408278">
            <text:p>378.44</text:p>
          </table:table-cell>
          <table:table-cell table:style-name="ce70" table:formula="of:=IF([.$C268]&gt;[Datos.$C$4]*12+[Datos.$C$5];&quot;&quot;;[.H267]*[Datos.$C$15])" office:value-type="float" office:value="286.864424770905">
            <text:p>286.86</text:p>
          </table:table-cell>
          <table:table-cell table:formula="of:=IF([.$C2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8]+1" office:value-type="float" office:value="265">
            <text:p>265</text:p>
          </table:table-cell>
          <table:table-cell table:style-name="ce60" table:formula="of:=IF([.$C269]&gt;[Datos.$C$4]*12+[Datos.$C$5];&quot;&quot;;[.D268]-[.E269])" office:value-type="float" office:value="47741.7030290759">
            <text:p>47741.70</text:p>
          </table:table-cell>
          <table:table-cell table:style-name="ce60" table:formula="of:=IF([.$C269]&gt;[Datos.$C$4]*12+[Datos.$C$5];&quot;&quot;;[Datos.$C$9]-[.F269])" office:value-type="float" office:value="378.84406162758">
            <text:p>378.84</text:p>
          </table:table-cell>
          <table:table-cell table:style-name="ce60" table:formula="of:=IF([.$C269]&gt;[Datos.$C$4]*12+[Datos.$C$5];&quot;&quot;;[.D268]*[Datos.$C$14])" office:value-type="float" office:value="272.080569372319">
            <text:p>272.08</text:p>
          </table:table-cell>
          <table:table-cell table:style-name="ce55"/>
          <table:table-cell table:style-name="ce60" table:formula="of:=IF([.$C269]&gt;[Datos.$C$4]*12+[Datos.$C$5];&quot;&quot;;[.H268]-[.I269])" office:value-type="float" office:value="48417.6748359279">
            <text:p>48417.67</text:p>
          </table:table-cell>
          <table:table-cell table:style-name="ce60" table:formula="of:=IF([.$C269]&gt;[Datos.$C$4]*12+[Datos.$C$5];&quot;&quot;;[Datos.$C$11]-[.J269])" office:value-type="float" office:value="380.645625818993">
            <text:p>380.65</text:p>
          </table:table-cell>
          <table:table-cell table:style-name="ce69" table:formula="of:=IF([.$C269]&gt;[Datos.$C$4]*12+[Datos.$C$5];&quot;&quot;;[.H268]*[Datos.$C$15])" office:value-type="float" office:value="284.65686936019">
            <text:p>284.66</text:p>
          </table:table-cell>
          <table:table-cell table:formula="of:=IF([.$C2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69]+1" office:value-type="float" office:value="266">
            <text:p>266</text:p>
          </table:table-cell>
          <table:table-cell table:style-name="ce60" table:formula="of:=IF([.$C270]&gt;[Datos.$C$4]*12+[Datos.$C$5];&quot;&quot;;[.D269]-[.E270])" office:value-type="float" office:value="47360.7169280447">
            <text:p>47360.72</text:p>
          </table:table-cell>
          <table:table-cell table:style-name="ce60" table:formula="of:=IF([.$C270]&gt;[Datos.$C$4]*12+[Datos.$C$5];&quot;&quot;;[Datos.$C$9]-[.F270])" office:value-type="float" office:value="380.986101031177">
            <text:p>380.99</text:p>
          </table:table-cell>
          <table:table-cell table:style-name="ce60" table:formula="of:=IF([.$C270]&gt;[Datos.$C$4]*12+[Datos.$C$5];&quot;&quot;;[.D269]*[Datos.$C$14])" office:value-type="float" office:value="269.938529968722">
            <text:p>269.94</text:p>
          </table:table-cell>
          <table:table-cell table:style-name="ce55"/>
          <table:table-cell table:style-name="ce60" table:formula="of:=IF([.$C270]&gt;[Datos.$C$4]*12+[Datos.$C$5];&quot;&quot;;[.H269]-[.I270])" office:value-type="float" office:value="48034.8087772917">
            <text:p>48034.81</text:p>
          </table:table-cell>
          <table:table-cell table:style-name="ce60" table:formula="of:=IF([.$C270]&gt;[Datos.$C$4]*12+[Datos.$C$5];&quot;&quot;;[Datos.$C$11]-[.J270])" office:value-type="float" office:value="382.86605863627">
            <text:p>382.87</text:p>
          </table:table-cell>
          <table:table-cell table:style-name="ce69" table:formula="of:=IF([.$C270]&gt;[Datos.$C$4]*12+[Datos.$C$5];&quot;&quot;;[.H269]*[Datos.$C$15])" office:value-type="float" office:value="282.436436542913">
            <text:p>282.44</text:p>
          </table:table-cell>
          <table:table-cell table:formula="of:=IF([.$C2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0]+1" office:value-type="float" office:value="267">
            <text:p>267</text:p>
          </table:table-cell>
          <table:table-cell table:style-name="ce60" table:formula="of:=IF([.$C271]&gt;[Datos.$C$4]*12+[Datos.$C$5];&quot;&quot;;[.D270]-[.E271])" office:value-type="float" office:value="46977.5766762078">
            <text:p>46977.58</text:p>
          </table:table-cell>
          <table:table-cell table:style-name="ce60" table:formula="of:=IF([.$C271]&gt;[Datos.$C$4]*12+[Datos.$C$5];&quot;&quot;;[Datos.$C$9]-[.F271])" office:value-type="float" office:value="383.140251836988">
            <text:p>383.14</text:p>
          </table:table-cell>
          <table:table-cell table:style-name="ce60" table:formula="of:=IF([.$C271]&gt;[Datos.$C$4]*12+[Datos.$C$5];&quot;&quot;;[.D270]*[Datos.$C$14])" office:value-type="float" office:value="267.784379162911">
            <text:p>267.78</text:p>
          </table:table-cell>
          <table:table-cell table:style-name="ce55"/>
          <table:table-cell table:style-name="ce60" table:formula="of:=IF([.$C271]&gt;[Datos.$C$4]*12+[Datos.$C$5];&quot;&quot;;[.H270]-[.I271])" office:value-type="float" office:value="47649.7093333134">
            <text:p>47649.71</text:p>
          </table:table-cell>
          <table:table-cell table:style-name="ce60" table:formula="of:=IF([.$C271]&gt;[Datos.$C$4]*12+[Datos.$C$5];&quot;&quot;;[Datos.$C$11]-[.J271])" office:value-type="float" office:value="385.099443978315">
            <text:p>385.10</text:p>
          </table:table-cell>
          <table:table-cell table:style-name="ce69" table:formula="of:=IF([.$C271]&gt;[Datos.$C$4]*12+[Datos.$C$5];&quot;&quot;;[.H270]*[Datos.$C$15])" office:value-type="float" office:value="280.203051200868">
            <text:p>280.20</text:p>
          </table:table-cell>
          <table:table-cell table:formula="of:=IF([.$C2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1]+1" office:value-type="float" office:value="268">
            <text:p>268</text:p>
          </table:table-cell>
          <table:table-cell table:style-name="ce60" table:formula="of:=IF([.$C272]&gt;[Datos.$C$4]*12+[Datos.$C$5];&quot;&quot;;[.D271]-[.E272])" office:value-type="float" office:value="46592.2700936831">
            <text:p>46592.27</text:p>
          </table:table-cell>
          <table:table-cell table:style-name="ce60" table:formula="of:=IF([.$C272]&gt;[Datos.$C$4]*12+[Datos.$C$5];&quot;&quot;;[Datos.$C$9]-[.F272])" office:value-type="float" office:value="385.306582524642">
            <text:p>385.31</text:p>
          </table:table-cell>
          <table:table-cell table:style-name="ce60" table:formula="of:=IF([.$C272]&gt;[Datos.$C$4]*12+[Datos.$C$5];&quot;&quot;;[.D271]*[Datos.$C$14])" office:value-type="float" office:value="265.618048475258">
            <text:p>265.62</text:p>
          </table:table-cell>
          <table:table-cell table:style-name="ce55"/>
          <table:table-cell table:style-name="ce60" table:formula="of:=IF([.$C272]&gt;[Datos.$C$4]*12+[Datos.$C$5];&quot;&quot;;[.H271]-[.I272])" office:value-type="float" office:value="47262.3634759118">
            <text:p>47262.36</text:p>
          </table:table-cell>
          <table:table-cell table:style-name="ce60" table:formula="of:=IF([.$C272]&gt;[Datos.$C$4]*12+[Datos.$C$5];&quot;&quot;;[Datos.$C$11]-[.J272])" office:value-type="float" office:value="387.345857401522">
            <text:p>387.35</text:p>
          </table:table-cell>
          <table:table-cell table:style-name="ce69" table:formula="of:=IF([.$C272]&gt;[Datos.$C$4]*12+[Datos.$C$5];&quot;&quot;;[.H271]*[Datos.$C$15])" office:value-type="float" office:value="277.956637777661">
            <text:p>277.96</text:p>
          </table:table-cell>
          <table:table-cell table:formula="of:=IF([.$C2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2]+1" office:value-type="float" office:value="269">
            <text:p>269</text:p>
          </table:table-cell>
          <table:table-cell table:style-name="ce60" table:formula="of:=IF([.$C273]&gt;[Datos.$C$4]*12+[Datos.$C$5];&quot;&quot;;[.D272]-[.E273])" office:value-type="float" office:value="46204.7849317221">
            <text:p>46204.78</text:p>
          </table:table-cell>
          <table:table-cell table:style-name="ce60" table:formula="of:=IF([.$C273]&gt;[Datos.$C$4]*12+[Datos.$C$5];&quot;&quot;;[Datos.$C$9]-[.F273])" office:value-type="float" office:value="387.48516196096">
            <text:p>387.49</text:p>
          </table:table-cell>
          <table:table-cell table:style-name="ce60" table:formula="of:=IF([.$C273]&gt;[Datos.$C$4]*12+[Datos.$C$5];&quot;&quot;;[.D272]*[Datos.$C$14])" office:value-type="float" office:value="263.439469038939">
            <text:p>263.44</text:p>
          </table:table-cell>
          <table:table-cell table:style-name="ce55"/>
          <table:table-cell table:style-name="ce60" table:formula="of:=IF([.$C273]&gt;[Datos.$C$4]*12+[Datos.$C$5];&quot;&quot;;[.H272]-[.I273])" office:value-type="float" office:value="46872.7581010088">
            <text:p>46872.76</text:p>
          </table:table-cell>
          <table:table-cell table:style-name="ce60" table:formula="of:=IF([.$C273]&gt;[Datos.$C$4]*12+[Datos.$C$5];&quot;&quot;;[Datos.$C$11]-[.J273])" office:value-type="float" office:value="389.605374903031">
            <text:p>389.61</text:p>
          </table:table-cell>
          <table:table-cell table:style-name="ce69" table:formula="of:=IF([.$C273]&gt;[Datos.$C$4]*12+[Datos.$C$5];&quot;&quot;;[.H272]*[Datos.$C$15])" office:value-type="float" office:value="275.697120276152">
            <text:p>275.70</text:p>
          </table:table-cell>
          <table:table-cell table:formula="of:=IF([.$C2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3]+1" office:value-type="float" office:value="270">
            <text:p>270</text:p>
          </table:table-cell>
          <table:table-cell table:style-name="ce60" table:formula="of:=IF([.$C274]&gt;[Datos.$C$4]*12+[Datos.$C$5];&quot;&quot;;[.D273]-[.E274])" office:value-type="float" office:value="45815.10887232">
            <text:p>45815.11</text:p>
          </table:table-cell>
          <table:table-cell table:style-name="ce60" table:formula="of:=IF([.$C274]&gt;[Datos.$C$4]*12+[Datos.$C$5];&quot;&quot;;[Datos.$C$9]-[.F274])" office:value-type="float" office:value="389.67605940215">
            <text:p>389.68</text:p>
          </table:table-cell>
          <table:table-cell table:style-name="ce60" table:formula="of:=IF([.$C274]&gt;[Datos.$C$4]*12+[Datos.$C$5];&quot;&quot;;[.D273]*[Datos.$C$14])" office:value-type="float" office:value="261.248571597749">
            <text:p>261.25</text:p>
          </table:table-cell>
          <table:table-cell table:style-name="ce55"/>
          <table:table-cell table:style-name="ce60" table:formula="of:=IF([.$C274]&gt;[Datos.$C$4]*12+[Datos.$C$5];&quot;&quot;;[.H273]-[.I274])" office:value-type="float" office:value="46480.8800280855">
            <text:p>46480.88</text:p>
          </table:table-cell>
          <table:table-cell table:style-name="ce60" table:formula="of:=IF([.$C274]&gt;[Datos.$C$4]*12+[Datos.$C$5];&quot;&quot;;[Datos.$C$11]-[.J274])" office:value-type="float" office:value="391.878072923299">
            <text:p>391.88</text:p>
          </table:table-cell>
          <table:table-cell table:style-name="ce69" table:formula="of:=IF([.$C274]&gt;[Datos.$C$4]*12+[Datos.$C$5];&quot;&quot;;[.H273]*[Datos.$C$15])" office:value-type="float" office:value="273.424422255885">
            <text:p>273.42</text:p>
          </table:table-cell>
          <table:table-cell table:formula="of:=IF([.$C2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4]+1" office:value-type="float" office:value="271">
            <text:p>271</text:p>
          </table:table-cell>
          <table:table-cell table:style-name="ce60" table:formula="of:=IF([.$C275]&gt;[Datos.$C$4]*12+[Datos.$C$5];&quot;&quot;;[.D274]-[.E275])" office:value-type="float" office:value="45423.229527824">
            <text:p>45423.23</text:p>
          </table:table-cell>
          <table:table-cell table:style-name="ce60" table:formula="of:=IF([.$C275]&gt;[Datos.$C$4]*12+[Datos.$C$5];&quot;&quot;;[Datos.$C$9]-[.F275])" office:value-type="float" office:value="391.879344496001">
            <text:p>391.88</text:p>
          </table:table-cell>
          <table:table-cell table:style-name="ce60" table:formula="of:=IF([.$C275]&gt;[Datos.$C$4]*12+[Datos.$C$5];&quot;&quot;;[.D274]*[Datos.$C$14])" office:value-type="float" office:value="259.045286503899">
            <text:p>259.05</text:p>
          </table:table-cell>
          <table:table-cell table:style-name="ce55"/>
          <table:table-cell table:style-name="ce60" table:formula="of:=IF([.$C275]&gt;[Datos.$C$4]*12+[Datos.$C$5];&quot;&quot;;[.H274]-[.I275])" office:value-type="float" office:value="46086.7159997368">
            <text:p>46086.72</text:p>
          </table:table-cell>
          <table:table-cell table:style-name="ce60" table:formula="of:=IF([.$C275]&gt;[Datos.$C$4]*12+[Datos.$C$5];&quot;&quot;;[Datos.$C$11]-[.J275])" office:value-type="float" office:value="394.164028348684">
            <text:p>394.16</text:p>
          </table:table-cell>
          <table:table-cell table:style-name="ce69" table:formula="of:=IF([.$C275]&gt;[Datos.$C$4]*12+[Datos.$C$5];&quot;&quot;;[.H274]*[Datos.$C$15])" office:value-type="float" office:value="271.138466830499">
            <text:p>271.14</text:p>
          </table:table-cell>
          <table:table-cell table:formula="of:=IF([.$C2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5]+1" office:value-type="float" office:value="272">
            <text:p>272</text:p>
          </table:table-cell>
          <table:table-cell table:style-name="ce60" table:formula="of:=IF([.$C276]&gt;[Datos.$C$4]*12+[Datos.$C$5];&quot;&quot;;[.D275]-[.E276])" office:value-type="float" office:value="45029.1344405399">
            <text:p>45029.13</text:p>
          </table:table-cell>
          <table:table-cell table:style-name="ce60" table:formula="of:=IF([.$C276]&gt;[Datos.$C$4]*12+[Datos.$C$5];&quot;&quot;;[Datos.$C$9]-[.F276])" office:value-type="float" office:value="394.095087284102">
            <text:p>394.10</text:p>
          </table:table-cell>
          <table:table-cell table:style-name="ce60" table:formula="of:=IF([.$C276]&gt;[Datos.$C$4]*12+[Datos.$C$5];&quot;&quot;;[.D275]*[Datos.$C$14])" office:value-type="float" office:value="256.829543715797">
            <text:p>256.83</text:p>
          </table:table-cell>
          <table:table-cell table:style-name="ce55"/>
          <table:table-cell table:style-name="ce60" table:formula="of:=IF([.$C276]&gt;[Datos.$C$4]*12+[Datos.$C$5];&quot;&quot;;[.H275]-[.I276])" office:value-type="float" office:value="45690.2526812228">
            <text:p>45690.25</text:p>
          </table:table-cell>
          <table:table-cell table:style-name="ce60" table:formula="of:=IF([.$C276]&gt;[Datos.$C$4]*12+[Datos.$C$5];&quot;&quot;;[Datos.$C$11]-[.J276])" office:value-type="float" office:value="396.463318514052">
            <text:p>396.46</text:p>
          </table:table-cell>
          <table:table-cell table:style-name="ce69" table:formula="of:=IF([.$C276]&gt;[Datos.$C$4]*12+[Datos.$C$5];&quot;&quot;;[.H275]*[Datos.$C$15])" office:value-type="float" office:value="268.839176665131">
            <text:p>268.84</text:p>
          </table:table-cell>
          <table:table-cell table:formula="of:=IF([.$C2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6]+1" office:value-type="float" office:value="273">
            <text:p>273</text:p>
          </table:table-cell>
          <table:table-cell table:style-name="ce60" table:formula="of:=IF([.$C277]&gt;[Datos.$C$4]*12+[Datos.$C$5];&quot;&quot;;[.D276]-[.E277])" office:value-type="float" office:value="44632.8110823358">
            <text:p>44632.81</text:p>
          </table:table-cell>
          <table:table-cell table:style-name="ce60" table:formula="of:=IF([.$C277]&gt;[Datos.$C$4]*12+[Datos.$C$5];&quot;&quot;;[Datos.$C$9]-[.F277])" office:value-type="float" office:value="396.323358204069">
            <text:p>396.32</text:p>
          </table:table-cell>
          <table:table-cell table:style-name="ce60" table:formula="of:=IF([.$C277]&gt;[Datos.$C$4]*12+[Datos.$C$5];&quot;&quot;;[.D276]*[Datos.$C$14])" office:value-type="float" office:value="254.601272795831">
            <text:p>254.60</text:p>
          </table:table-cell>
          <table:table-cell table:style-name="ce55"/>
          <table:table-cell table:style-name="ce60" table:formula="of:=IF([.$C277]&gt;[Datos.$C$4]*12+[Datos.$C$5];&quot;&quot;;[.H276]-[.I277])" office:value-type="float" office:value="45291.4766600174">
            <text:p>45291.48</text:p>
          </table:table-cell>
          <table:table-cell table:style-name="ce60" table:formula="of:=IF([.$C277]&gt;[Datos.$C$4]*12+[Datos.$C$5];&quot;&quot;;[Datos.$C$11]-[.J277])" office:value-type="float" office:value="398.776021205384">
            <text:p>398.78</text:p>
          </table:table-cell>
          <table:table-cell table:style-name="ce69" table:formula="of:=IF([.$C277]&gt;[Datos.$C$4]*12+[Datos.$C$5];&quot;&quot;;[.H276]*[Datos.$C$15])" office:value-type="float" office:value="266.526473973799">
            <text:p>266.53</text:p>
          </table:table-cell>
          <table:table-cell table:formula="of:=IF([.$C2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7]+1" office:value-type="float" office:value="274">
            <text:p>274</text:p>
          </table:table-cell>
          <table:table-cell table:style-name="ce60" table:formula="of:=IF([.$C278]&gt;[Datos.$C$4]*12+[Datos.$C$5];&quot;&quot;;[.D277]-[.E278])" office:value-type="float" office:value="44234.246854244">
            <text:p>44234.25</text:p>
          </table:table-cell>
          <table:table-cell table:style-name="ce60" table:formula="of:=IF([.$C278]&gt;[Datos.$C$4]*12+[Datos.$C$5];&quot;&quot;;[Datos.$C$9]-[.F278])" office:value-type="float" office:value="398.564228091779">
            <text:p>398.56</text:p>
          </table:table-cell>
          <table:table-cell table:style-name="ce60" table:formula="of:=IF([.$C278]&gt;[Datos.$C$4]*12+[Datos.$C$5];&quot;&quot;;[.D277]*[Datos.$C$14])" office:value-type="float" office:value="252.36040290812">
            <text:p>252.36</text:p>
          </table:table-cell>
          <table:table-cell table:style-name="ce55"/>
          <table:table-cell table:style-name="ce60" table:formula="of:=IF([.$C278]&gt;[Datos.$C$4]*12+[Datos.$C$5];&quot;&quot;;[.H277]-[.I278])" office:value-type="float" office:value="44890.374445355">
            <text:p>44890.37</text:p>
          </table:table-cell>
          <table:table-cell table:style-name="ce60" table:formula="of:=IF([.$C278]&gt;[Datos.$C$4]*12+[Datos.$C$5];&quot;&quot;;[Datos.$C$11]-[.J278])" office:value-type="float" office:value="401.102214662415">
            <text:p>401.10</text:p>
          </table:table-cell>
          <table:table-cell table:style-name="ce69" table:formula="of:=IF([.$C278]&gt;[Datos.$C$4]*12+[Datos.$C$5];&quot;&quot;;[.H277]*[Datos.$C$15])" office:value-type="float" office:value="264.200280516768">
            <text:p>264.20</text:p>
          </table:table-cell>
          <table:table-cell table:formula="of:=IF([.$C2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78]+1" office:value-type="float" office:value="275">
            <text:p>275</text:p>
          </table:table-cell>
          <table:table-cell table:style-name="ce60" table:formula="of:=IF([.$C279]&gt;[Datos.$C$4]*12+[Datos.$C$5];&quot;&quot;;[.D278]-[.E279])" office:value-type="float" office:value="43833.4290860604">
            <text:p>43833.43</text:p>
          </table:table-cell>
          <table:table-cell table:style-name="ce60" table:formula="of:=IF([.$C279]&gt;[Datos.$C$4]*12+[Datos.$C$5];&quot;&quot;;[Datos.$C$9]-[.F279])" office:value-type="float" office:value="400.817768183629">
            <text:p>400.82</text:p>
          </table:table-cell>
          <table:table-cell table:style-name="ce60" table:formula="of:=IF([.$C279]&gt;[Datos.$C$4]*12+[Datos.$C$5];&quot;&quot;;[.D278]*[Datos.$C$14])" office:value-type="float" office:value="250.10686281627">
            <text:p>250.11</text:p>
          </table:table-cell>
          <table:table-cell table:style-name="ce55"/>
          <table:table-cell table:style-name="ce60" table:formula="of:=IF([.$C279]&gt;[Datos.$C$4]*12+[Datos.$C$5];&quot;&quot;;[.H278]-[.I279])" office:value-type="float" office:value="44486.9324677737">
            <text:p>44486.93</text:p>
          </table:table-cell>
          <table:table-cell table:style-name="ce60" table:formula="of:=IF([.$C279]&gt;[Datos.$C$4]*12+[Datos.$C$5];&quot;&quot;;[Datos.$C$11]-[.J279])" office:value-type="float" office:value="403.441977581279">
            <text:p>403.44</text:p>
          </table:table-cell>
          <table:table-cell table:style-name="ce69" table:formula="of:=IF([.$C279]&gt;[Datos.$C$4]*12+[Datos.$C$5];&quot;&quot;;[.H278]*[Datos.$C$15])" office:value-type="float" office:value="261.860517597904">
            <text:p>261.86</text:p>
          </table:table-cell>
          <table:table-cell table:formula="of:=IF([.$C2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68]+1" office:value-type="float" office:value="23">
            <text:p>23</text:p>
          </table:table-cell>
          <table:table-cell table:style-name="ce54" table:formula="of:=[.C279]+1" office:value-type="float" office:value="276">
            <text:p>276</text:p>
          </table:table-cell>
          <table:table-cell table:style-name="ce59" table:formula="of:=IF([.$C280]&gt;[Datos.$C$4]*12+[Datos.$C$5];&quot;&quot;;[.D279]-[.E280])" office:value-type="float" office:value="43430.3450359416">
            <text:p>43430.35</text:p>
          </table:table-cell>
          <table:table-cell table:style-name="ce59" table:formula="of:=IF([.$C280]&gt;[Datos.$C$4]*12+[Datos.$C$5];&quot;&quot;;[Datos.$C$9]-[.F280])" office:value-type="float" office:value="403.084050118795">
            <text:p>403.08</text:p>
          </table:table-cell>
          <table:table-cell table:style-name="ce59" table:formula="of:=IF([.$C280]&gt;[Datos.$C$4]*12+[Datos.$C$5];&quot;&quot;;[.D279]*[Datos.$C$14])" office:value-type="float" office:value="247.840580881105">
            <text:p>247.84</text:p>
          </table:table-cell>
          <table:table-cell table:style-name="ce54"/>
          <table:table-cell table:style-name="ce59" table:formula="of:=IF([.$C280]&gt;[Datos.$C$4]*12+[Datos.$C$5];&quot;&quot;;[.H279]-[.I280])" office:value-type="float" office:value="44081.1370786565">
            <text:p>44081.14</text:p>
          </table:table-cell>
          <table:table-cell table:style-name="ce59" table:formula="of:=IF([.$C280]&gt;[Datos.$C$4]*12+[Datos.$C$5];&quot;&quot;;[Datos.$C$11]-[.J280])" office:value-type="float" office:value="405.79538911717">
            <text:p>405.80</text:p>
          </table:table-cell>
          <table:table-cell table:style-name="ce70" table:formula="of:=IF([.$C280]&gt;[Datos.$C$4]*12+[Datos.$C$5];&quot;&quot;;[.H279]*[Datos.$C$15])" office:value-type="float" office:value="259.507106062013">
            <text:p>259.51</text:p>
          </table:table-cell>
          <table:table-cell table:formula="of:=IF([.$C2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0]+1" office:value-type="float" office:value="277">
            <text:p>277</text:p>
          </table:table-cell>
          <table:table-cell table:style-name="ce60" table:formula="of:=IF([.$C281]&gt;[Datos.$C$4]*12+[Datos.$C$5];&quot;&quot;;[.D280]-[.E281])" office:value-type="float" office:value="43024.9818900001">
            <text:p>43024.98</text:p>
          </table:table-cell>
          <table:table-cell table:style-name="ce60" table:formula="of:=IF([.$C281]&gt;[Datos.$C$4]*12+[Datos.$C$5];&quot;&quot;;[Datos.$C$9]-[.F281])" office:value-type="float" office:value="405.363145941511">
            <text:p>405.36</text:p>
          </table:table-cell>
          <table:table-cell table:style-name="ce60" table:formula="of:=IF([.$C281]&gt;[Datos.$C$4]*12+[Datos.$C$5];&quot;&quot;;[.D280]*[Datos.$C$14])" office:value-type="float" office:value="245.561485058389">
            <text:p>245.56</text:p>
          </table:table-cell>
          <table:table-cell table:style-name="ce55"/>
          <table:table-cell table:style-name="ce60" table:formula="of:=IF([.$C281]&gt;[Datos.$C$4]*12+[Datos.$C$5];&quot;&quot;;[.H280]-[.I281])" office:value-type="float" office:value="43672.9745497695">
            <text:p>43672.97</text:p>
          </table:table-cell>
          <table:table-cell table:style-name="ce60" table:formula="of:=IF([.$C281]&gt;[Datos.$C$4]*12+[Datos.$C$5];&quot;&quot;;[Datos.$C$11]-[.J281])" office:value-type="float" office:value="408.16252888702">
            <text:p>408.16</text:p>
          </table:table-cell>
          <table:table-cell table:style-name="ce69" table:formula="of:=IF([.$C281]&gt;[Datos.$C$4]*12+[Datos.$C$5];&quot;&quot;;[.H280]*[Datos.$C$15])" office:value-type="float" office:value="257.139966292163">
            <text:p>257.14</text:p>
          </table:table-cell>
          <table:table-cell table:formula="of:=IF([.$C2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1]+1" office:value-type="float" office:value="278">
            <text:p>278</text:p>
          </table:table-cell>
          <table:table-cell table:style-name="ce60" table:formula="of:=IF([.$C282]&gt;[Datos.$C$4]*12+[Datos.$C$5];&quot;&quot;;[.D281]-[.E282])" office:value-type="float" office:value="42617.3267618967">
            <text:p>42617.33</text:p>
          </table:table-cell>
          <table:table-cell table:style-name="ce60" table:formula="of:=IF([.$C282]&gt;[Datos.$C$4]*12+[Datos.$C$5];&quot;&quot;;[Datos.$C$9]-[.F282])" office:value-type="float" office:value="407.65512810336">
            <text:p>407.66</text:p>
          </table:table-cell>
          <table:table-cell table:style-name="ce60" table:formula="of:=IF([.$C282]&gt;[Datos.$C$4]*12+[Datos.$C$5];&quot;&quot;;[.D281]*[Datos.$C$14])" office:value-type="float" office:value="243.269502896539">
            <text:p>243.27</text:p>
          </table:table-cell>
          <table:table-cell table:style-name="ce55"/>
          <table:table-cell table:style-name="ce60" table:formula="of:=IF([.$C282]&gt;[Datos.$C$4]*12+[Datos.$C$5];&quot;&quot;;[.H281]-[.I282])" office:value-type="float" office:value="43262.4310727973">
            <text:p>43262.43</text:p>
          </table:table-cell>
          <table:table-cell table:style-name="ce60" table:formula="of:=IF([.$C282]&gt;[Datos.$C$4]*12+[Datos.$C$5];&quot;&quot;;[Datos.$C$11]-[.J282])" office:value-type="float" office:value="410.543476972195">
            <text:p>410.54</text:p>
          </table:table-cell>
          <table:table-cell table:style-name="ce69" table:formula="of:=IF([.$C282]&gt;[Datos.$C$4]*12+[Datos.$C$5];&quot;&quot;;[.H281]*[Datos.$C$15])" office:value-type="float" office:value="254.759018206989">
            <text:p>254.76</text:p>
          </table:table-cell>
          <table:table-cell table:formula="of:=IF([.$C2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2]+1" office:value-type="float" office:value="279">
            <text:p>279</text:p>
          </table:table-cell>
          <table:table-cell table:style-name="ce60" table:formula="of:=IF([.$C283]&gt;[Datos.$C$4]*12+[Datos.$C$5];&quot;&quot;;[.D282]-[.E283])" office:value-type="float" office:value="42207.3666924312">
            <text:p>42207.37</text:p>
          </table:table-cell>
          <table:table-cell table:style-name="ce60" table:formula="of:=IF([.$C283]&gt;[Datos.$C$4]*12+[Datos.$C$5];&quot;&quot;;[Datos.$C$9]-[.F283])" office:value-type="float" office:value="409.960069465578">
            <text:p>409.96</text:p>
          </table:table-cell>
          <table:table-cell table:style-name="ce60" table:formula="of:=IF([.$C283]&gt;[Datos.$C$4]*12+[Datos.$C$5];&quot;&quot;;[.D282]*[Datos.$C$14])" office:value-type="float" office:value="240.964561534322">
            <text:p>240.96</text:p>
          </table:table-cell>
          <table:table-cell table:style-name="ce55"/>
          <table:table-cell table:style-name="ce60" table:formula="of:=IF([.$C283]&gt;[Datos.$C$4]*12+[Datos.$C$5];&quot;&quot;;[.H282]-[.I283])" office:value-type="float" office:value="42849.4927588761">
            <text:p>42849.49</text:p>
          </table:table-cell>
          <table:table-cell table:style-name="ce60" table:formula="of:=IF([.$C283]&gt;[Datos.$C$4]*12+[Datos.$C$5];&quot;&quot;;[Datos.$C$11]-[.J283])" office:value-type="float" office:value="412.938313921199">
            <text:p>412.94</text:p>
          </table:table-cell>
          <table:table-cell table:style-name="ce69" table:formula="of:=IF([.$C283]&gt;[Datos.$C$4]*12+[Datos.$C$5];&quot;&quot;;[.H282]*[Datos.$C$15])" office:value-type="float" office:value="252.364181257984">
            <text:p>252.36</text:p>
          </table:table-cell>
          <table:table-cell table:formula="of:=IF([.$C2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3]+1" office:value-type="float" office:value="280">
            <text:p>280</text:p>
          </table:table-cell>
          <table:table-cell table:style-name="ce60" table:formula="of:=IF([.$C284]&gt;[Datos.$C$4]*12+[Datos.$C$5];&quot;&quot;;[.D283]-[.E284])" office:value-type="float" office:value="41795.0886491298">
            <text:p>41795.09</text:p>
          </table:table-cell>
          <table:table-cell table:style-name="ce60" table:formula="of:=IF([.$C284]&gt;[Datos.$C$4]*12+[Datos.$C$5];&quot;&quot;;[Datos.$C$9]-[.F284])" office:value-type="float" office:value="412.278043301367">
            <text:p>412.28</text:p>
          </table:table-cell>
          <table:table-cell table:style-name="ce60" table:formula="of:=IF([.$C284]&gt;[Datos.$C$4]*12+[Datos.$C$5];&quot;&quot;;[.D283]*[Datos.$C$14])" office:value-type="float" office:value="238.646587698533">
            <text:p>238.65</text:p>
          </table:table-cell>
          <table:table-cell table:style-name="ce55"/>
          <table:table-cell table:style-name="ce60" table:formula="of:=IF([.$C284]&gt;[Datos.$C$4]*12+[Datos.$C$5];&quot;&quot;;[.H283]-[.I284])" office:value-type="float" office:value="42434.1456381237">
            <text:p>42434.15</text:p>
          </table:table-cell>
          <table:table-cell table:style-name="ce60" table:formula="of:=IF([.$C284]&gt;[Datos.$C$4]*12+[Datos.$C$5];&quot;&quot;;[Datos.$C$11]-[.J284])" office:value-type="float" office:value="415.347120752406">
            <text:p>415.35</text:p>
          </table:table-cell>
          <table:table-cell table:style-name="ce69" table:formula="of:=IF([.$C284]&gt;[Datos.$C$4]*12+[Datos.$C$5];&quot;&quot;;[.H283]*[Datos.$C$15])" office:value-type="float" office:value="249.955374426777">
            <text:p>249.96</text:p>
          </table:table-cell>
          <table:table-cell table:formula="of:=IF([.$C2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4]+1" office:value-type="float" office:value="281">
            <text:p>281</text:p>
          </table:table-cell>
          <table:table-cell table:style-name="ce60" table:formula="of:=IF([.$C285]&gt;[Datos.$C$4]*12+[Datos.$C$5];&quot;&quot;;[.D284]-[.E285])" office:value-type="float" office:value="41380.4795258316">
            <text:p>41380.48</text:p>
          </table:table-cell>
          <table:table-cell table:style-name="ce60" table:formula="of:=IF([.$C285]&gt;[Datos.$C$4]*12+[Datos.$C$5];&quot;&quot;;[Datos.$C$9]-[.F285])" office:value-type="float" office:value="414.609123298228">
            <text:p>414.61</text:p>
          </table:table-cell>
          <table:table-cell table:style-name="ce60" table:formula="of:=IF([.$C285]&gt;[Datos.$C$4]*12+[Datos.$C$5];&quot;&quot;;[.D284]*[Datos.$C$14])" office:value-type="float" office:value="236.315507701672">
            <text:p>236.32</text:p>
          </table:table-cell>
          <table:table-cell table:style-name="ce55"/>
          <table:table-cell table:style-name="ce60" table:formula="of:=IF([.$C285]&gt;[Datos.$C$4]*12+[Datos.$C$5];&quot;&quot;;[.H284]-[.I285])" office:value-type="float" office:value="42016.3756591669">
            <text:p>42016.38</text:p>
          </table:table-cell>
          <table:table-cell table:style-name="ce60" table:formula="of:=IF([.$C285]&gt;[Datos.$C$4]*12+[Datos.$C$5];&quot;&quot;;[Datos.$C$11]-[.J285])" office:value-type="float" office:value="417.769978956795">
            <text:p>417.77</text:p>
          </table:table-cell>
          <table:table-cell table:style-name="ce69" table:formula="of:=IF([.$C285]&gt;[Datos.$C$4]*12+[Datos.$C$5];&quot;&quot;;[.H284]*[Datos.$C$15])" office:value-type="float" office:value="247.532516222388">
            <text:p>247.53</text:p>
          </table:table-cell>
          <table:table-cell table:formula="of:=IF([.$C2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5]+1" office:value-type="float" office:value="282">
            <text:p>282</text:p>
          </table:table-cell>
          <table:table-cell table:style-name="ce60" table:formula="of:=IF([.$C286]&gt;[Datos.$C$4]*12+[Datos.$C$5];&quot;&quot;;[.D285]-[.E286])" office:value-type="float" office:value="40963.5261422713">
            <text:p>40963.53</text:p>
          </table:table-cell>
          <table:table-cell table:style-name="ce60" table:formula="of:=IF([.$C286]&gt;[Datos.$C$4]*12+[Datos.$C$5];&quot;&quot;;[Datos.$C$9]-[.F286])" office:value-type="float" office:value="416.9533835603">
            <text:p>416.95</text:p>
          </table:table-cell>
          <table:table-cell table:style-name="ce60" table:formula="of:=IF([.$C286]&gt;[Datos.$C$4]*12+[Datos.$C$5];&quot;&quot;;[.D285]*[Datos.$C$14])" office:value-type="float" office:value="233.971247439599">
            <text:p>233.97</text:p>
          </table:table-cell>
          <table:table-cell table:style-name="ce55"/>
          <table:table-cell table:style-name="ce60" table:formula="of:=IF([.$C286]&gt;[Datos.$C$4]*12+[Datos.$C$5];&quot;&quot;;[.H285]-[.I286])" office:value-type="float" office:value="41596.1686886662">
            <text:p>41596.17</text:p>
          </table:table-cell>
          <table:table-cell table:style-name="ce60" table:formula="of:=IF([.$C286]&gt;[Datos.$C$4]*12+[Datos.$C$5];&quot;&quot;;[Datos.$C$11]-[.J286])" office:value-type="float" office:value="420.20697050071">
            <text:p>420.21</text:p>
          </table:table-cell>
          <table:table-cell table:style-name="ce69" table:formula="of:=IF([.$C286]&gt;[Datos.$C$4]*12+[Datos.$C$5];&quot;&quot;;[.H285]*[Datos.$C$15])" office:value-type="float" office:value="245.095524678474">
            <text:p>245.10</text:p>
          </table:table-cell>
          <table:table-cell table:formula="of:=IF([.$C2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6]+1" office:value-type="float" office:value="283">
            <text:p>283</text:p>
          </table:table-cell>
          <table:table-cell table:style-name="ce60" table:formula="of:=IF([.$C287]&gt;[Datos.$C$4]*12+[Datos.$C$5];&quot;&quot;;[.D286]-[.E287])" office:value-type="float" office:value="40544.2152436606">
            <text:p>40544.22</text:p>
          </table:table-cell>
          <table:table-cell table:style-name="ce60" table:formula="of:=IF([.$C287]&gt;[Datos.$C$4]*12+[Datos.$C$5];&quot;&quot;;[Datos.$C$9]-[.F287])" office:value-type="float" office:value="419.310898610721">
            <text:p>419.31</text:p>
          </table:table-cell>
          <table:table-cell table:style-name="ce60" table:formula="of:=IF([.$C287]&gt;[Datos.$C$4]*12+[Datos.$C$5];&quot;&quot;;[.D286]*[Datos.$C$14])" office:value-type="float" office:value="231.613732389178">
            <text:p>231.61</text:p>
          </table:table-cell>
          <table:table-cell table:style-name="ce55"/>
          <table:table-cell table:style-name="ce60" table:formula="of:=IF([.$C287]&gt;[Datos.$C$4]*12+[Datos.$C$5];&quot;&quot;;[.H286]-[.I287])" office:value-type="float" office:value="41173.5105108376">
            <text:p>41173.51</text:p>
          </table:table-cell>
          <table:table-cell table:style-name="ce60" table:formula="of:=IF([.$C287]&gt;[Datos.$C$4]*12+[Datos.$C$5];&quot;&quot;;[Datos.$C$11]-[.J287])" office:value-type="float" office:value="422.65817782863">
            <text:p>422.66</text:p>
          </table:table-cell>
          <table:table-cell table:style-name="ce69" table:formula="of:=IF([.$C287]&gt;[Datos.$C$4]*12+[Datos.$C$5];&quot;&quot;;[.H286]*[Datos.$C$15])" office:value-type="float" office:value="242.644317350553">
            <text:p>242.64</text:p>
          </table:table-cell>
          <table:table-cell table:formula="of:=IF([.$C2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7]+1" office:value-type="float" office:value="284">
            <text:p>284</text:p>
          </table:table-cell>
          <table:table-cell table:style-name="ce60" table:formula="of:=IF([.$C288]&gt;[Datos.$C$4]*12+[Datos.$C$5];&quot;&quot;;[.D287]-[.E288])" office:value-type="float" office:value="40122.5335002666">
            <text:p>40122.53</text:p>
          </table:table-cell>
          <table:table-cell table:style-name="ce60" table:formula="of:=IF([.$C288]&gt;[Datos.$C$4]*12+[Datos.$C$5];&quot;&quot;;[Datos.$C$9]-[.F288])" office:value-type="float" office:value="421.68174339399">
            <text:p>421.68</text:p>
          </table:table-cell>
          <table:table-cell table:style-name="ce60" table:formula="of:=IF([.$C288]&gt;[Datos.$C$4]*12+[Datos.$C$5];&quot;&quot;;[.D287]*[Datos.$C$14])" office:value-type="float" office:value="229.24288760591">
            <text:p>229.24</text:p>
          </table:table-cell>
          <table:table-cell table:style-name="ce55"/>
          <table:table-cell table:style-name="ce60" table:formula="of:=IF([.$C288]&gt;[Datos.$C$4]*12+[Datos.$C$5];&quot;&quot;;[.H287]-[.I288])" office:value-type="float" office:value="40748.3868269716">
            <text:p>40748.39</text:p>
          </table:table-cell>
          <table:table-cell table:style-name="ce60" table:formula="of:=IF([.$C288]&gt;[Datos.$C$4]*12+[Datos.$C$5];&quot;&quot;;[Datos.$C$11]-[.J288])" office:value-type="float" office:value="425.123683865964">
            <text:p>425.12</text:p>
          </table:table-cell>
          <table:table-cell table:style-name="ce69" table:formula="of:=IF([.$C288]&gt;[Datos.$C$4]*12+[Datos.$C$5];&quot;&quot;;[.H287]*[Datos.$C$15])" office:value-type="float" office:value="240.178811313219">
            <text:p>240.18</text:p>
          </table:table-cell>
          <table:table-cell table:formula="of:=IF([.$C2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8]+1" office:value-type="float" office:value="285">
            <text:p>285</text:p>
          </table:table-cell>
          <table:table-cell table:style-name="ce60" table:formula="of:=IF([.$C289]&gt;[Datos.$C$4]*12+[Datos.$C$5];&quot;&quot;;[.D288]-[.E289])" office:value-type="float" office:value="39698.4675069882">
            <text:p>39698.47</text:p>
          </table:table-cell>
          <table:table-cell table:style-name="ce60" table:formula="of:=IF([.$C289]&gt;[Datos.$C$4]*12+[Datos.$C$5];&quot;&quot;;[Datos.$C$9]-[.F289])" office:value-type="float" office:value="424.065993278354">
            <text:p>424.07</text:p>
          </table:table-cell>
          <table:table-cell table:style-name="ce60" table:formula="of:=IF([.$C289]&gt;[Datos.$C$4]*12+[Datos.$C$5];&quot;&quot;;[.D288]*[Datos.$C$14])" office:value-type="float" office:value="226.858637721546">
            <text:p>226.86</text:p>
          </table:table-cell>
          <table:table-cell table:style-name="ce55"/>
          <table:table-cell table:style-name="ce60" table:formula="of:=IF([.$C289]&gt;[Datos.$C$4]*12+[Datos.$C$5];&quot;&quot;;[.H288]-[.I289])" office:value-type="float" office:value="40320.7832549497">
            <text:p>40320.78</text:p>
          </table:table-cell>
          <table:table-cell table:style-name="ce60" table:formula="of:=IF([.$C289]&gt;[Datos.$C$4]*12+[Datos.$C$5];&quot;&quot;;[Datos.$C$11]-[.J289])" office:value-type="float" office:value="427.603572021849">
            <text:p>427.60</text:p>
          </table:table-cell>
          <table:table-cell table:style-name="ce69" table:formula="of:=IF([.$C289]&gt;[Datos.$C$4]*12+[Datos.$C$5];&quot;&quot;;[.H288]*[Datos.$C$15])" office:value-type="float" office:value="237.698923157334">
            <text:p>237.70</text:p>
          </table:table-cell>
          <table:table-cell table:formula="of:=IF([.$C2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89]+1" office:value-type="float" office:value="286">
            <text:p>286</text:p>
          </table:table-cell>
          <table:table-cell table:style-name="ce60" table:formula="of:=IF([.$C290]&gt;[Datos.$C$4]*12+[Datos.$C$5];&quot;&quot;;[.D289]-[.E290])" office:value-type="float" office:value="39272.00378293">
            <text:p>39272.00</text:p>
          </table:table-cell>
          <table:table-cell table:style-name="ce60" table:formula="of:=IF([.$C290]&gt;[Datos.$C$4]*12+[Datos.$C$5];&quot;&quot;;[Datos.$C$9]-[.F290])" office:value-type="float" office:value="426.463724058204">
            <text:p>426.46</text:p>
          </table:table-cell>
          <table:table-cell table:style-name="ce60" table:formula="of:=IF([.$C290]&gt;[Datos.$C$4]*12+[Datos.$C$5];&quot;&quot;;[.D289]*[Datos.$C$14])" office:value-type="float" office:value="224.460906941695">
            <text:p>224.46</text:p>
          </table:table-cell>
          <table:table-cell table:style-name="ce55"/>
          <table:table-cell table:style-name="ce60" table:formula="of:=IF([.$C290]&gt;[Datos.$C$4]*12+[Datos.$C$5];&quot;&quot;;[.H289]-[.I290])" office:value-type="float" office:value="39890.6853287578">
            <text:p>39890.69</text:p>
          </table:table-cell>
          <table:table-cell table:style-name="ce60" table:formula="of:=IF([.$C290]&gt;[Datos.$C$4]*12+[Datos.$C$5];&quot;&quot;;[Datos.$C$11]-[.J290])" office:value-type="float" office:value="430.097926191976">
            <text:p>430.10</text:p>
          </table:table-cell>
          <table:table-cell table:style-name="ce69" table:formula="of:=IF([.$C290]&gt;[Datos.$C$4]*12+[Datos.$C$5];&quot;&quot;;[.H289]*[Datos.$C$15])" office:value-type="float" office:value="235.204568987207">
            <text:p>235.20</text:p>
          </table:table-cell>
          <table:table-cell table:formula="of:=IF([.$C2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0]+1" office:value-type="float" office:value="287">
            <text:p>287</text:p>
          </table:table-cell>
          <table:table-cell table:style-name="ce60" table:formula="of:=IF([.$C291]&gt;[Datos.$C$4]*12+[Datos.$C$5];&quot;&quot;;[.D290]-[.E291])" office:value-type="float" office:value="38843.1287709735">
            <text:p>38843.13</text:p>
          </table:table-cell>
          <table:table-cell table:style-name="ce60" table:formula="of:=IF([.$C291]&gt;[Datos.$C$4]*12+[Datos.$C$5];&quot;&quot;;[Datos.$C$9]-[.F291])" office:value-type="float" office:value="428.875011956483">
            <text:p>428.88</text:p>
          </table:table-cell>
          <table:table-cell table:style-name="ce60" table:formula="of:=IF([.$C291]&gt;[Datos.$C$4]*12+[Datos.$C$5];&quot;&quot;;[.D290]*[Datos.$C$14])" office:value-type="float" office:value="222.049619043416">
            <text:p>222.05</text:p>
          </table:table-cell>
          <table:table-cell table:style-name="ce55"/>
          <table:table-cell table:style-name="ce60" table:formula="of:=IF([.$C291]&gt;[Datos.$C$4]*12+[Datos.$C$5];&quot;&quot;;[.H290]-[.I291])" office:value-type="float" office:value="39458.0784979963">
            <text:p>39458.08</text:p>
          </table:table-cell>
          <table:table-cell table:style-name="ce60" table:formula="of:=IF([.$C291]&gt;[Datos.$C$4]*12+[Datos.$C$5];&quot;&quot;;[Datos.$C$11]-[.J291])" office:value-type="float" office:value="432.60683076143">
            <text:p>432.61</text:p>
          </table:table-cell>
          <table:table-cell table:style-name="ce69" table:formula="of:=IF([.$C291]&gt;[Datos.$C$4]*12+[Datos.$C$5];&quot;&quot;;[.H290]*[Datos.$C$15])" office:value-type="float" office:value="232.695664417754">
            <text:p>232.70</text:p>
          </table:table-cell>
          <table:table-cell table:formula="of:=IF([.$C2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80]+1" office:value-type="float" office:value="24">
            <text:p>24</text:p>
          </table:table-cell>
          <table:table-cell table:style-name="ce54" table:formula="of:=[.C291]+1" office:value-type="float" office:value="288">
            <text:p>288</text:p>
          </table:table-cell>
          <table:table-cell table:style-name="ce59" table:formula="of:=IF([.$C292]&gt;[Datos.$C$4]*12+[Datos.$C$5];&quot;&quot;;[.D291]-[.E292])" office:value-type="float" office:value="38411.8288373464">
            <text:p>38411.83</text:p>
          </table:table-cell>
          <table:table-cell table:style-name="ce59" table:formula="of:=IF([.$C292]&gt;[Datos.$C$4]*12+[Datos.$C$5];&quot;&quot;;[Datos.$C$9]-[.F292])" office:value-type="float" office:value="431.29993362711">
            <text:p>431.30</text:p>
          </table:table-cell>
          <table:table-cell table:style-name="ce59" table:formula="of:=IF([.$C292]&gt;[Datos.$C$4]*12+[Datos.$C$5];&quot;&quot;;[.D291]*[Datos.$C$14])" office:value-type="float" office:value="219.624697372789">
            <text:p>219.62</text:p>
          </table:table-cell>
          <table:table-cell table:style-name="ce54"/>
          <table:table-cell table:style-name="ce59" table:formula="of:=IF([.$C292]&gt;[Datos.$C$4]*12+[Datos.$C$5];&quot;&quot;;[.H291]-[.I292])" office:value-type="float" office:value="39022.9481273888">
            <text:p>39022.95</text:p>
          </table:table-cell>
          <table:table-cell table:style-name="ce59" table:formula="of:=IF([.$C292]&gt;[Datos.$C$4]*12+[Datos.$C$5];&quot;&quot;;[Datos.$C$11]-[.J292])" office:value-type="float" office:value="435.130370607538">
            <text:p>435.13</text:p>
          </table:table-cell>
          <table:table-cell table:style-name="ce70" table:formula="of:=IF([.$C292]&gt;[Datos.$C$4]*12+[Datos.$C$5];&quot;&quot;;[.H291]*[Datos.$C$15])" office:value-type="float" office:value="230.172124571645">
            <text:p>230.17</text:p>
          </table:table-cell>
          <table:table-cell table:formula="of:=IF([.$C2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2]+1" office:value-type="float" office:value="289">
            <text:p>289</text:p>
          </table:table-cell>
          <table:table-cell table:style-name="ce60" table:formula="of:=IF([.$C293]&gt;[Datos.$C$4]*12+[Datos.$C$5];&quot;&quot;;[.D292]-[.E293])" office:value-type="float" office:value="37978.090271189">
            <text:p>37978.09</text:p>
          </table:table-cell>
          <table:table-cell table:style-name="ce60" table:formula="of:=IF([.$C293]&gt;[Datos.$C$4]*12+[Datos.$C$5];&quot;&quot;;[Datos.$C$9]-[.F293])" office:value-type="float" office:value="433.738566157416">
            <text:p>433.74</text:p>
          </table:table-cell>
          <table:table-cell table:style-name="ce60" table:formula="of:=IF([.$C293]&gt;[Datos.$C$4]*12+[Datos.$C$5];&quot;&quot;;[.D292]*[Datos.$C$14])" office:value-type="float" office:value="217.186064842483">
            <text:p>217.19</text:p>
          </table:table-cell>
          <table:table-cell table:style-name="ce55"/>
          <table:table-cell table:style-name="ce60" table:formula="of:=IF([.$C293]&gt;[Datos.$C$4]*12+[Datos.$C$5];&quot;&quot;;[.H292]-[.I293])" office:value-type="float" office:value="38585.279496286">
            <text:p>38585.28</text:p>
          </table:table-cell>
          <table:table-cell table:style-name="ce60" table:formula="of:=IF([.$C293]&gt;[Datos.$C$4]*12+[Datos.$C$5];&quot;&quot;;[Datos.$C$11]-[.J293])" office:value-type="float" office:value="437.668631102749">
            <text:p>437.67</text:p>
          </table:table-cell>
          <table:table-cell table:style-name="ce69" table:formula="of:=IF([.$C293]&gt;[Datos.$C$4]*12+[Datos.$C$5];&quot;&quot;;[.H292]*[Datos.$C$15])" office:value-type="float" office:value="227.633864076435">
            <text:p>227.63</text:p>
          </table:table-cell>
          <table:table-cell table:formula="of:=IF([.$C2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3]+1" office:value-type="float" office:value="290">
            <text:p>290</text:p>
          </table:table-cell>
          <table:table-cell table:style-name="ce60" table:formula="of:=IF([.$C294]&gt;[Datos.$C$4]*12+[Datos.$C$5];&quot;&quot;;[.D293]-[.E294])" office:value-type="float" office:value="37541.8992841184">
            <text:p>37541.90</text:p>
          </table:table-cell>
          <table:table-cell table:style-name="ce60" table:formula="of:=IF([.$C294]&gt;[Datos.$C$4]*12+[Datos.$C$5];&quot;&quot;;[Datos.$C$9]-[.F294])" office:value-type="float" office:value="436.190987070595">
            <text:p>436.19</text:p>
          </table:table-cell>
          <table:table-cell table:style-name="ce60" table:formula="of:=IF([.$C294]&gt;[Datos.$C$4]*12+[Datos.$C$5];&quot;&quot;;[.D293]*[Datos.$C$14])" office:value-type="float" office:value="214.733643929304">
            <text:p>214.73</text:p>
          </table:table-cell>
          <table:table-cell table:style-name="ce55"/>
          <table:table-cell table:style-name="ce60" table:formula="of:=IF([.$C294]&gt;[Datos.$C$4]*12+[Datos.$C$5];&quot;&quot;;[.H293]-[.I294])" office:value-type="float" office:value="38145.0577981685">
            <text:p>38145.06</text:p>
          </table:table-cell>
          <table:table-cell table:style-name="ce60" table:formula="of:=IF([.$C294]&gt;[Datos.$C$4]*12+[Datos.$C$5];&quot;&quot;;[Datos.$C$11]-[.J294])" office:value-type="float" office:value="440.221698117515">
            <text:p>440.22</text:p>
          </table:table-cell>
          <table:table-cell table:style-name="ce69" table:formula="of:=IF([.$C294]&gt;[Datos.$C$4]*12+[Datos.$C$5];&quot;&quot;;[.H293]*[Datos.$C$15])" office:value-type="float" office:value="225.080797061669">
            <text:p>225.08</text:p>
          </table:table-cell>
          <table:table-cell table:formula="of:=IF([.$C2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4]+1" office:value-type="float" office:value="291">
            <text:p>291</text:p>
          </table:table-cell>
          <table:table-cell table:style-name="ce60" table:formula="of:=IF([.$C295]&gt;[Datos.$C$4]*12+[Datos.$C$5];&quot;&quot;;[.D294]-[.E295])" office:value-type="float" office:value="37103.2420097902">
            <text:p>37103.24</text:p>
          </table:table-cell>
          <table:table-cell table:style-name="ce60" table:formula="of:=IF([.$C295]&gt;[Datos.$C$4]*12+[Datos.$C$5];&quot;&quot;;[Datos.$C$9]-[.F295])" office:value-type="float" office:value="438.657274328168">
            <text:p>438.66</text:p>
          </table:table-cell>
          <table:table-cell table:style-name="ce60" table:formula="of:=IF([.$C295]&gt;[Datos.$C$4]*12+[Datos.$C$5];&quot;&quot;;[.D294]*[Datos.$C$14])" office:value-type="float" office:value="212.267356671731">
            <text:p>212.27</text:p>
          </table:table-cell>
          <table:table-cell table:style-name="ce55"/>
          <table:table-cell table:style-name="ce60" table:formula="of:=IF([.$C295]&gt;[Datos.$C$4]*12+[Datos.$C$5];&quot;&quot;;[.H294]-[.I295])" office:value-type="float" office:value="37702.2681401453">
            <text:p>37702.27</text:p>
          </table:table-cell>
          <table:table-cell table:style-name="ce60" table:formula="of:=IF([.$C295]&gt;[Datos.$C$4]*12+[Datos.$C$5];&quot;&quot;;[Datos.$C$11]-[.J295])" office:value-type="float" office:value="442.7896580232">
            <text:p>442.79</text:p>
          </table:table-cell>
          <table:table-cell table:style-name="ce69" table:formula="of:=IF([.$C295]&gt;[Datos.$C$4]*12+[Datos.$C$5];&quot;&quot;;[.H294]*[Datos.$C$15])" office:value-type="float" office:value="222.512837155983">
            <text:p>222.51</text:p>
          </table:table-cell>
          <table:table-cell table:formula="of:=IF([.$C2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5]+1" office:value-type="float" office:value="292">
            <text:p>292</text:p>
          </table:table-cell>
          <table:table-cell table:style-name="ce60" table:formula="of:=IF([.$C296]&gt;[Datos.$C$4]*12+[Datos.$C$5];&quot;&quot;;[.D295]-[.E296])" office:value-type="float" office:value="36662.1045034578">
            <text:p>36662.10</text:p>
          </table:table-cell>
          <table:table-cell table:style-name="ce60" table:formula="of:=IF([.$C296]&gt;[Datos.$C$4]*12+[Datos.$C$5];&quot;&quot;;[Datos.$C$9]-[.F296])" office:value-type="float" office:value="441.137506332462">
            <text:p>441.14</text:p>
          </table:table-cell>
          <table:table-cell table:style-name="ce60" table:formula="of:=IF([.$C296]&gt;[Datos.$C$4]*12+[Datos.$C$5];&quot;&quot;;[.D295]*[Datos.$C$14])" office:value-type="float" office:value="209.787124667437">
            <text:p>209.79</text:p>
          </table:table-cell>
          <table:table-cell table:style-name="ce55"/>
          <table:table-cell table:style-name="ce60" table:formula="of:=IF([.$C296]&gt;[Datos.$C$4]*12+[Datos.$C$5];&quot;&quot;;[.H295]-[.I296])" office:value-type="float" office:value="37256.8955424503">
            <text:p>37256.90</text:p>
          </table:table-cell>
          <table:table-cell table:style-name="ce60" table:formula="of:=IF([.$C296]&gt;[Datos.$C$4]*12+[Datos.$C$5];&quot;&quot;;[Datos.$C$11]-[.J296])" office:value-type="float" office:value="445.372597695002">
            <text:p>445.37</text:p>
          </table:table-cell>
          <table:table-cell table:style-name="ce69" table:formula="of:=IF([.$C296]&gt;[Datos.$C$4]*12+[Datos.$C$5];&quot;&quot;;[.H295]*[Datos.$C$15])" office:value-type="float" office:value="219.929897484181">
            <text:p>219.93</text:p>
          </table:table-cell>
          <table:table-cell table:formula="of:=IF([.$C2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6]+1" office:value-type="float" office:value="293">
            <text:p>293</text:p>
          </table:table-cell>
          <table:table-cell table:style-name="ce60" table:formula="of:=IF([.$C297]&gt;[Datos.$C$4]*12+[Datos.$C$5];&quot;&quot;;[.D296]-[.E297])" office:value-type="float" office:value="36218.4727415287">
            <text:p>36218.47</text:p>
          </table:table-cell>
          <table:table-cell table:style-name="ce60" table:formula="of:=IF([.$C297]&gt;[Datos.$C$4]*12+[Datos.$C$5];&quot;&quot;;[Datos.$C$9]-[.F297])" office:value-type="float" office:value="443.631761929103">
            <text:p>443.63</text:p>
          </table:table-cell>
          <table:table-cell table:style-name="ce60" table:formula="of:=IF([.$C297]&gt;[Datos.$C$4]*12+[Datos.$C$5];&quot;&quot;;[.D296]*[Datos.$C$14])" office:value-type="float" office:value="207.292869070796">
            <text:p>207.29</text:p>
          </table:table-cell>
          <table:table-cell table:style-name="ce55"/>
          <table:table-cell table:style-name="ce60" table:formula="of:=IF([.$C297]&gt;[Datos.$C$4]*12+[Datos.$C$5];&quot;&quot;;[.H296]-[.I297])" office:value-type="float" office:value="36808.9249379354">
            <text:p>36808.92</text:p>
          </table:table-cell>
          <table:table-cell table:style-name="ce60" table:formula="of:=IF([.$C297]&gt;[Datos.$C$4]*12+[Datos.$C$5];&quot;&quot;;[Datos.$C$11]-[.J297])" office:value-type="float" office:value="447.97060451489">
            <text:p>447.97</text:p>
          </table:table-cell>
          <table:table-cell table:style-name="ce69" table:formula="of:=IF([.$C297]&gt;[Datos.$C$4]*12+[Datos.$C$5];&quot;&quot;;[.H296]*[Datos.$C$15])" office:value-type="float" office:value="217.331890664294">
            <text:p>217.33</text:p>
          </table:table-cell>
          <table:table-cell table:formula="of:=IF([.$C2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7]+1" office:value-type="float" office:value="294">
            <text:p>294</text:p>
          </table:table-cell>
          <table:table-cell table:style-name="ce60" table:formula="of:=IF([.$C298]&gt;[Datos.$C$4]*12+[Datos.$C$5];&quot;&quot;;[.D297]-[.E298])" office:value-type="float" office:value="35772.3326211192">
            <text:p>35772.33</text:p>
          </table:table-cell>
          <table:table-cell table:style-name="ce60" table:formula="of:=IF([.$C298]&gt;[Datos.$C$4]*12+[Datos.$C$5];&quot;&quot;;[Datos.$C$9]-[.F298])" office:value-type="float" office:value="446.140120409521">
            <text:p>446.14</text:p>
          </table:table-cell>
          <table:table-cell table:style-name="ce60" table:formula="of:=IF([.$C298]&gt;[Datos.$C$4]*12+[Datos.$C$5];&quot;&quot;;[.D297]*[Datos.$C$14])" office:value-type="float" office:value="204.784510590378">
            <text:p>204.78</text:p>
          </table:table-cell>
          <table:table-cell table:style-name="ce55"/>
          <table:table-cell table:style-name="ce60" table:formula="of:=IF([.$C298]&gt;[Datos.$C$4]*12+[Datos.$C$5];&quot;&quot;;[.H297]-[.I298])" office:value-type="float" office:value="36358.3411715609">
            <text:p>36358.34</text:p>
          </table:table-cell>
          <table:table-cell table:style-name="ce60" table:formula="of:=IF([.$C298]&gt;[Datos.$C$4]*12+[Datos.$C$5];&quot;&quot;;[Datos.$C$11]-[.J298])" office:value-type="float" office:value="450.58376637456">
            <text:p>450.58</text:p>
          </table:table-cell>
          <table:table-cell table:style-name="ce69" table:formula="of:=IF([.$C298]&gt;[Datos.$C$4]*12+[Datos.$C$5];&quot;&quot;;[.H297]*[Datos.$C$15])" office:value-type="float" office:value="214.718728804623">
            <text:p>214.72</text:p>
          </table:table-cell>
          <table:table-cell table:formula="of:=IF([.$C2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8]+1" office:value-type="float" office:value="295">
            <text:p>295</text:p>
          </table:table-cell>
          <table:table-cell table:style-name="ce60" table:formula="of:=IF([.$C299]&gt;[Datos.$C$4]*12+[Datos.$C$5];&quot;&quot;;[.D298]-[.E299])" office:value-type="float" office:value="35323.6699596057">
            <text:p>35323.67</text:p>
          </table:table-cell>
          <table:table-cell table:style-name="ce60" table:formula="of:=IF([.$C299]&gt;[Datos.$C$4]*12+[Datos.$C$5];&quot;&quot;;[Datos.$C$9]-[.F299])" office:value-type="float" office:value="448.662661513471">
            <text:p>448.66</text:p>
          </table:table-cell>
          <table:table-cell table:style-name="ce60" table:formula="of:=IF([.$C299]&gt;[Datos.$C$4]*12+[Datos.$C$5];&quot;&quot;;[.D298]*[Datos.$C$14])" office:value-type="float" office:value="202.261969486428">
            <text:p>202.26</text:p>
          </table:table-cell>
          <table:table-cell table:style-name="ce55"/>
          <table:table-cell table:style-name="ce60" table:formula="of:=IF([.$C299]&gt;[Datos.$C$4]*12+[Datos.$C$5];&quot;&quot;;[.H298]-[.I299])" office:value-type="float" office:value="35905.1289998825">
            <text:p>35905.13</text:p>
          </table:table-cell>
          <table:table-cell table:style-name="ce60" table:formula="of:=IF([.$C299]&gt;[Datos.$C$4]*12+[Datos.$C$5];&quot;&quot;;[Datos.$C$11]-[.J299])" office:value-type="float" office:value="453.212171678412">
            <text:p>453.21</text:p>
          </table:table-cell>
          <table:table-cell table:style-name="ce69" table:formula="of:=IF([.$C299]&gt;[Datos.$C$4]*12+[Datos.$C$5];&quot;&quot;;[.H298]*[Datos.$C$15])" office:value-type="float" office:value="212.090323500772">
            <text:p>212.09</text:p>
          </table:table-cell>
          <table:table-cell table:formula="of:=IF([.$C2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299]+1" office:value-type="float" office:value="296">
            <text:p>296</text:p>
          </table:table-cell>
          <table:table-cell table:style-name="ce60" table:formula="of:=IF([.$C300]&gt;[Datos.$C$4]*12+[Datos.$C$5];&quot;&quot;;[.D299]-[.E300])" office:value-type="float" office:value="34872.4704941741">
            <text:p>34872.47</text:p>
          </table:table-cell>
          <table:table-cell table:style-name="ce60" table:formula="of:=IF([.$C300]&gt;[Datos.$C$4]*12+[Datos.$C$5];&quot;&quot;;[Datos.$C$9]-[.F300])" office:value-type="float" office:value="451.199465431569">
            <text:p>451.20</text:p>
          </table:table-cell>
          <table:table-cell table:style-name="ce60" table:formula="of:=IF([.$C300]&gt;[Datos.$C$4]*12+[Datos.$C$5];&quot;&quot;;[.D299]*[Datos.$C$14])" office:value-type="float" office:value="199.725165568331">
            <text:p>199.73</text:p>
          </table:table-cell>
          <table:table-cell table:style-name="ce55"/>
          <table:table-cell table:style-name="ce60" table:formula="of:=IF([.$C300]&gt;[Datos.$C$4]*12+[Datos.$C$5];&quot;&quot;;[.H299]-[.I300])" office:value-type="float" office:value="35449.2730905359">
            <text:p>35449.27</text:p>
          </table:table-cell>
          <table:table-cell table:style-name="ce60" table:formula="of:=IF([.$C300]&gt;[Datos.$C$4]*12+[Datos.$C$5];&quot;&quot;;[Datos.$C$11]-[.J300])" office:value-type="float" office:value="455.855909346536">
            <text:p>455.86</text:p>
          </table:table-cell>
          <table:table-cell table:style-name="ce69" table:formula="of:=IF([.$C300]&gt;[Datos.$C$4]*12+[Datos.$C$5];&quot;&quot;;[.H299]*[Datos.$C$15])" office:value-type="float" office:value="209.446585832648">
            <text:p>209.45</text:p>
          </table:table-cell>
          <table:table-cell table:formula="of:=IF([.$C3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0]+1" office:value-type="float" office:value="297">
            <text:p>297</text:p>
          </table:table-cell>
          <table:table-cell table:style-name="ce60" table:formula="of:=IF([.$C301]&gt;[Datos.$C$4]*12+[Datos.$C$5];&quot;&quot;;[.D300]-[.E301])" office:value-type="float" office:value="34418.7198813663">
            <text:p>34418.72</text:p>
          </table:table-cell>
          <table:table-cell table:style-name="ce60" table:formula="of:=IF([.$C301]&gt;[Datos.$C$4]*12+[Datos.$C$5];&quot;&quot;;[Datos.$C$9]-[.F301])" office:value-type="float" office:value="453.750612807838">
            <text:p>453.75</text:p>
          </table:table-cell>
          <table:table-cell table:style-name="ce60" table:formula="of:=IF([.$C301]&gt;[Datos.$C$4]*12+[Datos.$C$5];&quot;&quot;;[.D300]*[Datos.$C$14])" office:value-type="float" office:value="197.174018192061">
            <text:p>197.17</text:p>
          </table:table-cell>
          <table:table-cell table:style-name="ce55"/>
          <table:table-cell table:style-name="ce60" table:formula="of:=IF([.$C301]&gt;[Datos.$C$4]*12+[Datos.$C$5];&quot;&quot;;[.H300]-[.I301])" office:value-type="float" office:value="34990.7580217182">
            <text:p>34990.76</text:p>
          </table:table-cell>
          <table:table-cell table:style-name="ce60" table:formula="of:=IF([.$C301]&gt;[Datos.$C$4]*12+[Datos.$C$5];&quot;&quot;;[Datos.$C$11]-[.J301])" office:value-type="float" office:value="458.515068817724">
            <text:p>458.52</text:p>
          </table:table-cell>
          <table:table-cell table:style-name="ce69" table:formula="of:=IF([.$C301]&gt;[Datos.$C$4]*12+[Datos.$C$5];&quot;&quot;;[.H300]*[Datos.$C$15])" office:value-type="float" office:value="206.78742636146">
            <text:p>206.79</text:p>
          </table:table-cell>
          <table:table-cell table:formula="of:=IF([.$C3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1]+1" office:value-type="float" office:value="298">
            <text:p>298</text:p>
          </table:table-cell>
          <table:table-cell table:style-name="ce60" table:formula="of:=IF([.$C302]&gt;[Datos.$C$4]*12+[Datos.$C$5];&quot;&quot;;[.D301]-[.E302])" office:value-type="float" office:value="33962.403696624">
            <text:p>33962.40</text:p>
          </table:table-cell>
          <table:table-cell table:style-name="ce60" table:formula="of:=IF([.$C302]&gt;[Datos.$C$4]*12+[Datos.$C$5];&quot;&quot;;[Datos.$C$9]-[.F302])" office:value-type="float" office:value="456.316184742278">
            <text:p>456.32</text:p>
          </table:table-cell>
          <table:table-cell table:style-name="ce60" table:formula="of:=IF([.$C302]&gt;[Datos.$C$4]*12+[Datos.$C$5];&quot;&quot;;[.D301]*[Datos.$C$14])" office:value-type="float" office:value="194.608446257621">
            <text:p>194.61</text:p>
          </table:table-cell>
          <table:table-cell table:style-name="ce55"/>
          <table:table-cell table:style-name="ce60" table:formula="of:=IF([.$C302]&gt;[Datos.$C$4]*12+[Datos.$C$5];&quot;&quot;;[.H301]-[.I302])" office:value-type="float" office:value="34529.5682816657">
            <text:p>34529.57</text:p>
          </table:table-cell>
          <table:table-cell table:style-name="ce60" table:formula="of:=IF([.$C302]&gt;[Datos.$C$4]*12+[Datos.$C$5];&quot;&quot;;[Datos.$C$11]-[.J302])" office:value-type="float" office:value="461.189740052494">
            <text:p>461.19</text:p>
          </table:table-cell>
          <table:table-cell table:style-name="ce69" table:formula="of:=IF([.$C302]&gt;[Datos.$C$4]*12+[Datos.$C$5];&quot;&quot;;[.H301]*[Datos.$C$15])" office:value-type="float" office:value="204.11275512669">
            <text:p>204.11</text:p>
          </table:table-cell>
          <table:table-cell table:formula="of:=IF([.$C3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2]+1" office:value-type="float" office:value="299">
            <text:p>299</text:p>
          </table:table-cell>
          <table:table-cell table:style-name="ce60" table:formula="of:=IF([.$C303]&gt;[Datos.$C$4]*12+[Datos.$C$5];&quot;&quot;;[.D302]-[.E303])" office:value-type="float" office:value="33503.5074338305">
            <text:p>33503.51</text:p>
          </table:table-cell>
          <table:table-cell table:style-name="ce60" table:formula="of:=IF([.$C303]&gt;[Datos.$C$4]*12+[Datos.$C$5];&quot;&quot;;[Datos.$C$9]-[.F303])" office:value-type="float" office:value="458.896262793437">
            <text:p>458.90</text:p>
          </table:table-cell>
          <table:table-cell table:style-name="ce60" table:formula="of:=IF([.$C303]&gt;[Datos.$C$4]*12+[Datos.$C$5];&quot;&quot;;[.D302]*[Datos.$C$14])" office:value-type="float" office:value="192.028368206462">
            <text:p>192.03</text:p>
          </table:table-cell>
          <table:table-cell table:style-name="ce55"/>
          <table:table-cell table:style-name="ce60" table:formula="of:=IF([.$C303]&gt;[Datos.$C$4]*12+[Datos.$C$5];&quot;&quot;;[.H302]-[.I303])" office:value-type="float" office:value="34065.6882681296">
            <text:p>34065.69</text:p>
          </table:table-cell>
          <table:table-cell table:style-name="ce60" table:formula="of:=IF([.$C303]&gt;[Datos.$C$4]*12+[Datos.$C$5];&quot;&quot;;[Datos.$C$11]-[.J303])" office:value-type="float" office:value="463.880013536133">
            <text:p>463.88</text:p>
          </table:table-cell>
          <table:table-cell table:style-name="ce69" table:formula="of:=IF([.$C303]&gt;[Datos.$C$4]*12+[Datos.$C$5];&quot;&quot;;[.H302]*[Datos.$C$15])" office:value-type="float" office:value="201.42248164305">
            <text:p>201.42</text:p>
          </table:table-cell>
          <table:table-cell table:formula="of:=IF([.$C3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292]+1" office:value-type="float" office:value="25">
            <text:p>25</text:p>
          </table:table-cell>
          <table:table-cell table:style-name="ce54" table:formula="of:=[.C303]+1" office:value-type="float" office:value="300">
            <text:p>300</text:p>
          </table:table-cell>
          <table:table-cell table:style-name="ce59" table:formula="of:=IF([.$C304]&gt;[Datos.$C$4]*12+[Datos.$C$5];&quot;&quot;;[.D303]-[.E304])" office:value-type="float" office:value="33042.0165048495">
            <text:p>33042.02</text:p>
          </table:table-cell>
          <table:table-cell table:style-name="ce59" table:formula="of:=IF([.$C304]&gt;[Datos.$C$4]*12+[Datos.$C$5];&quot;&quot;;[Datos.$C$9]-[.F304])" office:value-type="float" office:value="461.490928981008">
            <text:p>461.49</text:p>
          </table:table-cell>
          <table:table-cell table:style-name="ce59" table:formula="of:=IF([.$C304]&gt;[Datos.$C$4]*12+[Datos.$C$5];&quot;&quot;;[.D303]*[Datos.$C$14])" office:value-type="float" office:value="189.433702018891">
            <text:p>189.43</text:p>
          </table:table-cell>
          <table:table-cell table:style-name="ce54"/>
          <table:table-cell table:style-name="ce59" table:formula="of:=IF([.$C304]&gt;[Datos.$C$4]*12+[Datos.$C$5];&quot;&quot;;[.H303]-[.I304])" office:value-type="float" office:value="33599.1022878478">
            <text:p>33599.10</text:p>
          </table:table-cell>
          <table:table-cell table:style-name="ce59" table:formula="of:=IF([.$C304]&gt;[Datos.$C$4]*12+[Datos.$C$5];&quot;&quot;;[Datos.$C$11]-[.J304])" office:value-type="float" office:value="466.585980281761">
            <text:p>466.59</text:p>
          </table:table-cell>
          <table:table-cell table:style-name="ce70" table:formula="of:=IF([.$C304]&gt;[Datos.$C$4]*12+[Datos.$C$5];&quot;&quot;;[.H303]*[Datos.$C$15])" office:value-type="float" office:value="198.716514897423">
            <text:p>198.72</text:p>
          </table:table-cell>
          <table:table-cell table:formula="of:=IF([.$C3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4]+1" office:value-type="float" office:value="301">
            <text:p>301</text:p>
          </table:table-cell>
          <table:table-cell table:style-name="ce60" table:formula="of:=IF([.$C305]&gt;[Datos.$C$4]*12+[Datos.$C$5];&quot;&quot;;[.D304]-[.E305])" office:value-type="float" office:value="32577.9162390611">
            <text:p>32577.92</text:p>
          </table:table-cell>
          <table:table-cell table:style-name="ce60" table:formula="of:=IF([.$C305]&gt;[Datos.$C$4]*12+[Datos.$C$5];&quot;&quot;;[Datos.$C$9]-[.F305])" office:value-type="float" office:value="464.100265788435">
            <text:p>464.10</text:p>
          </table:table-cell>
          <table:table-cell table:style-name="ce60" table:formula="of:=IF([.$C305]&gt;[Datos.$C$4]*12+[Datos.$C$5];&quot;&quot;;[.D304]*[Datos.$C$14])" office:value-type="float" office:value="186.824365211464">
            <text:p>186.82</text:p>
          </table:table-cell>
          <table:table-cell table:style-name="ce55"/>
          <table:table-cell table:style-name="ce60" table:formula="of:=IF([.$C305]&gt;[Datos.$C$4]*12+[Datos.$C$5];&quot;&quot;;[.H304]-[.I305])" office:value-type="float" office:value="33129.7945560144">
            <text:p>33129.79</text:p>
          </table:table-cell>
          <table:table-cell table:style-name="ce60" table:formula="of:=IF([.$C305]&gt;[Datos.$C$4]*12+[Datos.$C$5];&quot;&quot;;[Datos.$C$11]-[.J305])" office:value-type="float" office:value="469.307731833404">
            <text:p>469.31</text:p>
          </table:table-cell>
          <table:table-cell table:style-name="ce69" table:formula="of:=IF([.$C305]&gt;[Datos.$C$4]*12+[Datos.$C$5];&quot;&quot;;[.H304]*[Datos.$C$15])" office:value-type="float" office:value="195.994763345779">
            <text:p>195.99</text:p>
          </table:table-cell>
          <table:table-cell table:formula="of:=IF([.$C30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5]+1" office:value-type="float" office:value="302">
            <text:p>302</text:p>
          </table:table-cell>
          <table:table-cell table:style-name="ce60" table:formula="of:=IF([.$C306]&gt;[Datos.$C$4]*12+[Datos.$C$5];&quot;&quot;;[.D305]-[.E306])" office:value-type="float" office:value="32111.1918828956">
            <text:p>32111.19</text:p>
          </table:table-cell>
          <table:table-cell table:style-name="ce60" table:formula="of:=IF([.$C306]&gt;[Datos.$C$4]*12+[Datos.$C$5];&quot;&quot;;[Datos.$C$9]-[.F306])" office:value-type="float" office:value="466.724356165537">
            <text:p>466.72</text:p>
          </table:table-cell>
          <table:table-cell table:style-name="ce60" table:formula="of:=IF([.$C306]&gt;[Datos.$C$4]*12+[Datos.$C$5];&quot;&quot;;[.D305]*[Datos.$C$14])" office:value-type="float" office:value="184.200274834363">
            <text:p>184.20</text:p>
          </table:table-cell>
          <table:table-cell table:style-name="ce55"/>
          <table:table-cell table:style-name="ce60" table:formula="of:=IF([.$C306]&gt;[Datos.$C$4]*12+[Datos.$C$5];&quot;&quot;;[.H305]-[.I306])" office:value-type="float" office:value="32657.7491957453">
            <text:p>32657.75</text:p>
          </table:table-cell>
          <table:table-cell table:style-name="ce60" table:formula="of:=IF([.$C306]&gt;[Datos.$C$4]*12+[Datos.$C$5];&quot;&quot;;[Datos.$C$11]-[.J306])" office:value-type="float" office:value="472.045360269099">
            <text:p>472.05</text:p>
          </table:table-cell>
          <table:table-cell table:style-name="ce69" table:formula="of:=IF([.$C306]&gt;[Datos.$C$4]*12+[Datos.$C$5];&quot;&quot;;[.H305]*[Datos.$C$15])" office:value-type="float" office:value="193.257134910084">
            <text:p>193.26</text:p>
          </table:table-cell>
          <table:table-cell table:formula="of:=IF([.$C30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6]+1" office:value-type="float" office:value="303">
            <text:p>303</text:p>
          </table:table-cell>
          <table:table-cell table:style-name="ce60" table:formula="of:=IF([.$C307]&gt;[Datos.$C$4]*12+[Datos.$C$5];&quot;&quot;;[.D306]-[.E307])" office:value-type="float" office:value="31641.8285993644">
            <text:p>31641.83</text:p>
          </table:table-cell>
          <table:table-cell table:style-name="ce60" table:formula="of:=IF([.$C307]&gt;[Datos.$C$4]*12+[Datos.$C$5];&quot;&quot;;[Datos.$C$9]-[.F307])" office:value-type="float" office:value="469.36328353114">
            <text:p>469.36</text:p>
          </table:table-cell>
          <table:table-cell table:style-name="ce60" table:formula="of:=IF([.$C307]&gt;[Datos.$C$4]*12+[Datos.$C$5];&quot;&quot;;[.D306]*[Datos.$C$14])" office:value-type="float" office:value="181.56134746876">
            <text:p>181.56</text:p>
          </table:table-cell>
          <table:table-cell table:style-name="ce55"/>
          <table:table-cell table:style-name="ce60" table:formula="of:=IF([.$C307]&gt;[Datos.$C$4]*12+[Datos.$C$5];&quot;&quot;;[.H306]-[.I307])" office:value-type="float" office:value="32182.9502375413">
            <text:p>32182.95</text:p>
          </table:table-cell>
          <table:table-cell table:style-name="ce60" table:formula="of:=IF([.$C307]&gt;[Datos.$C$4]*12+[Datos.$C$5];&quot;&quot;;[Datos.$C$11]-[.J307])" office:value-type="float" office:value="474.798958204002">
            <text:p>474.80</text:p>
          </table:table-cell>
          <table:table-cell table:style-name="ce69" table:formula="of:=IF([.$C307]&gt;[Datos.$C$4]*12+[Datos.$C$5];&quot;&quot;;[.H306]*[Datos.$C$15])" office:value-type="float" office:value="190.503536975181">
            <text:p>190.50</text:p>
          </table:table-cell>
          <table:table-cell table:formula="of:=IF([.$C30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7]+1" office:value-type="float" office:value="304">
            <text:p>304</text:p>
          </table:table-cell>
          <table:table-cell table:style-name="ce60" table:formula="of:=IF([.$C308]&gt;[Datos.$C$4]*12+[Datos.$C$5];&quot;&quot;;[.D307]-[.E308])" office:value-type="float" office:value="31169.8114675887">
            <text:p>31169.81</text:p>
          </table:table-cell>
          <table:table-cell table:style-name="ce60" table:formula="of:=IF([.$C308]&gt;[Datos.$C$4]*12+[Datos.$C$5];&quot;&quot;;[Datos.$C$9]-[.F308])" office:value-type="float" office:value="472.017131775735">
            <text:p>472.02</text:p>
          </table:table-cell>
          <table:table-cell table:style-name="ce60" table:formula="of:=IF([.$C308]&gt;[Datos.$C$4]*12+[Datos.$C$5];&quot;&quot;;[.D307]*[Datos.$C$14])" office:value-type="float" office:value="178.907499224165">
            <text:p>178.91</text:p>
          </table:table-cell>
          <table:table-cell table:style-name="ce55"/>
          <table:table-cell table:style-name="ce60" table:formula="of:=IF([.$C308]&gt;[Datos.$C$4]*12+[Datos.$C$5];&quot;&quot;;[.H307]-[.I308])" office:value-type="float" office:value="31705.3816187478">
            <text:p>31705.38</text:p>
          </table:table-cell>
          <table:table-cell table:style-name="ce60" table:formula="of:=IF([.$C308]&gt;[Datos.$C$4]*12+[Datos.$C$5];&quot;&quot;;[Datos.$C$11]-[.J308])" office:value-type="float" office:value="477.568618793526">
            <text:p>477.57</text:p>
          </table:table-cell>
          <table:table-cell table:style-name="ce69" table:formula="of:=IF([.$C308]&gt;[Datos.$C$4]*12+[Datos.$C$5];&quot;&quot;;[.H307]*[Datos.$C$15])" office:value-type="float" office:value="187.733876385658">
            <text:p>187.73</text:p>
          </table:table-cell>
          <table:table-cell table:formula="of:=IF([.$C30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8]+1" office:value-type="float" office:value="305">
            <text:p>305</text:p>
          </table:table-cell>
          <table:table-cell table:style-name="ce60" table:formula="of:=IF([.$C309]&gt;[Datos.$C$4]*12+[Datos.$C$5];&quot;&quot;;[.D308]-[.E309])" office:value-type="float" office:value="30695.1254823246">
            <text:p>30695.13</text:p>
          </table:table-cell>
          <table:table-cell table:style-name="ce60" table:formula="of:=IF([.$C309]&gt;[Datos.$C$4]*12+[Datos.$C$5];&quot;&quot;;[Datos.$C$9]-[.F309])" office:value-type="float" office:value="474.685985264141">
            <text:p>474.69</text:p>
          </table:table-cell>
          <table:table-cell table:style-name="ce60" table:formula="of:=IF([.$C309]&gt;[Datos.$C$4]*12+[Datos.$C$5];&quot;&quot;;[.D308]*[Datos.$C$14])" office:value-type="float" office:value="176.238645735759">
            <text:p>176.24</text:p>
          </table:table-cell>
          <table:table-cell table:style-name="ce55"/>
          <table:table-cell table:style-name="ce60" table:formula="of:=IF([.$C309]&gt;[Datos.$C$4]*12+[Datos.$C$5];&quot;&quot;;[.H308]-[.I309])" office:value-type="float" office:value="31225.0271830113">
            <text:p>31225.03</text:p>
          </table:table-cell>
          <table:table-cell table:style-name="ce60" table:formula="of:=IF([.$C309]&gt;[Datos.$C$4]*12+[Datos.$C$5];&quot;&quot;;[Datos.$C$11]-[.J309])" office:value-type="float" office:value="480.354435736488">
            <text:p>480.35</text:p>
          </table:table-cell>
          <table:table-cell table:style-name="ce69" table:formula="of:=IF([.$C309]&gt;[Datos.$C$4]*12+[Datos.$C$5];&quot;&quot;;[.H308]*[Datos.$C$15])" office:value-type="float" office:value="184.948059442696">
            <text:p>184.95</text:p>
          </table:table-cell>
          <table:table-cell table:formula="of:=IF([.$C30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09]+1" office:value-type="float" office:value="306">
            <text:p>306</text:p>
          </table:table-cell>
          <table:table-cell table:style-name="ce60" table:formula="of:=IF([.$C310]&gt;[Datos.$C$4]*12+[Datos.$C$5];&quot;&quot;;[.D309]-[.E310])" office:value-type="float" office:value="30217.7555534864">
            <text:p>30217.76</text:p>
          </table:table-cell>
          <table:table-cell table:style-name="ce60" table:formula="of:=IF([.$C310]&gt;[Datos.$C$4]*12+[Datos.$C$5];&quot;&quot;;[Datos.$C$9]-[.F310])" office:value-type="float" office:value="477.369928838188">
            <text:p>477.37</text:p>
          </table:table-cell>
          <table:table-cell table:style-name="ce60" table:formula="of:=IF([.$C310]&gt;[Datos.$C$4]*12+[Datos.$C$5];&quot;&quot;;[.D309]*[Datos.$C$14])" office:value-type="float" office:value="173.554702161711">
            <text:p>173.55</text:p>
          </table:table-cell>
          <table:table-cell table:style-name="ce55"/>
          <table:table-cell table:style-name="ce60" table:formula="of:=IF([.$C310]&gt;[Datos.$C$4]*12+[Datos.$C$5];&quot;&quot;;[.H309]-[.I310])" office:value-type="float" office:value="30741.870679733">
            <text:p>30741.87</text:p>
          </table:table-cell>
          <table:table-cell table:style-name="ce60" table:formula="of:=IF([.$C310]&gt;[Datos.$C$4]*12+[Datos.$C$5];&quot;&quot;;[Datos.$C$11]-[.J310])" office:value-type="float" office:value="483.156503278284">
            <text:p>483.16</text:p>
          </table:table-cell>
          <table:table-cell table:style-name="ce69" table:formula="of:=IF([.$C310]&gt;[Datos.$C$4]*12+[Datos.$C$5];&quot;&quot;;[.H309]*[Datos.$C$15])" office:value-type="float" office:value="182.145991900899">
            <text:p>182.15</text:p>
          </table:table-cell>
          <table:table-cell table:formula="of:=IF([.$C31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0]+1" office:value-type="float" office:value="307">
            <text:p>307</text:p>
          </table:table-cell>
          <table:table-cell table:style-name="ce60" table:formula="of:=IF([.$C311]&gt;[Datos.$C$4]*12+[Datos.$C$5];&quot;&quot;;[.D310]-[.E311])" office:value-type="float" office:value="29737.686505667">
            <text:p>29737.69</text:p>
          </table:table-cell>
          <table:table-cell table:style-name="ce60" table:formula="of:=IF([.$C311]&gt;[Datos.$C$4]*12+[Datos.$C$5];&quot;&quot;;[Datos.$C$9]-[.F311])" office:value-type="float" office:value="480.069047819414">
            <text:p>480.07</text:p>
          </table:table-cell>
          <table:table-cell table:style-name="ce60" table:formula="of:=IF([.$C311]&gt;[Datos.$C$4]*12+[Datos.$C$5];&quot;&quot;;[.D310]*[Datos.$C$14])" office:value-type="float" office:value="170.855583180485">
            <text:p>170.86</text:p>
          </table:table-cell>
          <table:table-cell table:style-name="ce55"/>
          <table:table-cell table:style-name="ce60" table:formula="of:=IF([.$C311]&gt;[Datos.$C$4]*12+[Datos.$C$5];&quot;&quot;;[.H310]-[.I311])" office:value-type="float" office:value="30255.895763519">
            <text:p>30255.90</text:p>
          </table:table-cell>
          <table:table-cell table:style-name="ce60" table:formula="of:=IF([.$C311]&gt;[Datos.$C$4]*12+[Datos.$C$5];&quot;&quot;;[Datos.$C$11]-[.J311])" office:value-type="float" office:value="485.974916214074">
            <text:p>485.97</text:p>
          </table:table-cell>
          <table:table-cell table:style-name="ce69" table:formula="of:=IF([.$C311]&gt;[Datos.$C$4]*12+[Datos.$C$5];&quot;&quot;;[.H310]*[Datos.$C$15])" office:value-type="float" office:value="179.327578965109">
            <text:p>179.33</text:p>
          </table:table-cell>
          <table:table-cell table:formula="of:=IF([.$C31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1]+1" office:value-type="float" office:value="308">
            <text:p>308</text:p>
          </table:table-cell>
          <table:table-cell table:style-name="ce60" table:formula="of:=IF([.$C312]&gt;[Datos.$C$4]*12+[Datos.$C$5];&quot;&quot;;[.D311]-[.E312])" office:value-type="float" office:value="29254.9030776552">
            <text:p>29254.90</text:p>
          </table:table-cell>
          <table:table-cell table:style-name="ce60" table:formula="of:=IF([.$C312]&gt;[Datos.$C$4]*12+[Datos.$C$5];&quot;&quot;;[Datos.$C$9]-[.F312])" office:value-type="float" office:value="482.783428011779">
            <text:p>482.78</text:p>
          </table:table-cell>
          <table:table-cell table:style-name="ce60" table:formula="of:=IF([.$C312]&gt;[Datos.$C$4]*12+[Datos.$C$5];&quot;&quot;;[.D311]*[Datos.$C$14])" office:value-type="float" office:value="168.141202988121">
            <text:p>168.14</text:p>
          </table:table-cell>
          <table:table-cell table:style-name="ce55"/>
          <table:table-cell table:style-name="ce60" table:formula="of:=IF([.$C312]&gt;[Datos.$C$4]*12+[Datos.$C$5];&quot;&quot;;[.H311]-[.I312])" office:value-type="float" office:value="29767.085993627">
            <text:p>29767.09</text:p>
          </table:table-cell>
          <table:table-cell table:style-name="ce60" table:formula="of:=IF([.$C312]&gt;[Datos.$C$4]*12+[Datos.$C$5];&quot;&quot;;[Datos.$C$11]-[.J312])" office:value-type="float" office:value="488.809769891989">
            <text:p>488.81</text:p>
          </table:table-cell>
          <table:table-cell table:style-name="ce69" table:formula="of:=IF([.$C312]&gt;[Datos.$C$4]*12+[Datos.$C$5];&quot;&quot;;[.H311]*[Datos.$C$15])" office:value-type="float" office:value="176.492725287194">
            <text:p>176.49</text:p>
          </table:table-cell>
          <table:table-cell table:formula="of:=IF([.$C31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2]+1" office:value-type="float" office:value="309">
            <text:p>309</text:p>
          </table:table-cell>
          <table:table-cell table:style-name="ce60" table:formula="of:=IF([.$C313]&gt;[Datos.$C$4]*12+[Datos.$C$5];&quot;&quot;;[.D312]-[.E313])" office:value-type="float" office:value="28769.3899219508">
            <text:p>28769.39</text:p>
          </table:table-cell>
          <table:table-cell table:style-name="ce60" table:formula="of:=IF([.$C313]&gt;[Datos.$C$4]*12+[Datos.$C$5];&quot;&quot;;[Datos.$C$9]-[.F313])" office:value-type="float" office:value="485.513155704387">
            <text:p>485.51</text:p>
          </table:table-cell>
          <table:table-cell table:style-name="ce60" table:formula="of:=IF([.$C313]&gt;[Datos.$C$4]*12+[Datos.$C$5];&quot;&quot;;[.D312]*[Datos.$C$14])" office:value-type="float" office:value="165.411475295512">
            <text:p>165.41</text:p>
          </table:table-cell>
          <table:table-cell table:style-name="ce55"/>
          <table:table-cell table:style-name="ce60" table:formula="of:=IF([.$C313]&gt;[Datos.$C$4]*12+[Datos.$C$5];&quot;&quot;;[.H312]-[.I313])" office:value-type="float" office:value="29275.4248334106">
            <text:p>29275.42</text:p>
          </table:table-cell>
          <table:table-cell table:style-name="ce60" table:formula="of:=IF([.$C313]&gt;[Datos.$C$4]*12+[Datos.$C$5];&quot;&quot;;[Datos.$C$11]-[.J313])" office:value-type="float" office:value="491.661160216359">
            <text:p>491.66</text:p>
          </table:table-cell>
          <table:table-cell table:style-name="ce69" table:formula="of:=IF([.$C313]&gt;[Datos.$C$4]*12+[Datos.$C$5];&quot;&quot;;[.H312]*[Datos.$C$15])" office:value-type="float" office:value="173.641334962824">
            <text:p>173.64</text:p>
          </table:table-cell>
          <table:table-cell table:formula="of:=IF([.$C31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3]+1" office:value-type="float" office:value="310">
            <text:p>310</text:p>
          </table:table-cell>
          <table:table-cell table:style-name="ce60" table:formula="of:=IF([.$C314]&gt;[Datos.$C$4]*12+[Datos.$C$5];&quot;&quot;;[.D313]-[.E314])" office:value-type="float" office:value="28281.1316042765">
            <text:p>28281.13</text:p>
          </table:table-cell>
          <table:table-cell table:style-name="ce60" table:formula="of:=IF([.$C314]&gt;[Datos.$C$4]*12+[Datos.$C$5];&quot;&quot;;[Datos.$C$9]-[.F314])" office:value-type="float" office:value="488.258317674238">
            <text:p>488.26</text:p>
          </table:table-cell>
          <table:table-cell table:style-name="ce60" table:formula="of:=IF([.$C314]&gt;[Datos.$C$4]*12+[Datos.$C$5];&quot;&quot;;[.D313]*[Datos.$C$14])" office:value-type="float" office:value="162.666313325662">
            <text:p>162.67</text:p>
          </table:table-cell>
          <table:table-cell table:style-name="ce55"/>
          <table:table-cell table:style-name="ce60" table:formula="of:=IF([.$C314]&gt;[Datos.$C$4]*12+[Datos.$C$5];&quot;&quot;;[.H313]-[.I314])" office:value-type="float" office:value="28780.8956497597">
            <text:p>28780.90</text:p>
          </table:table-cell>
          <table:table-cell table:style-name="ce60" table:formula="of:=IF([.$C314]&gt;[Datos.$C$4]*12+[Datos.$C$5];&quot;&quot;;[Datos.$C$11]-[.J314])" office:value-type="float" office:value="494.529183650955">
            <text:p>494.53</text:p>
          </table:table-cell>
          <table:table-cell table:style-name="ce69" table:formula="of:=IF([.$C314]&gt;[Datos.$C$4]*12+[Datos.$C$5];&quot;&quot;;[.H313]*[Datos.$C$15])" office:value-type="float" office:value="170.773311528229">
            <text:p>170.77</text:p>
          </table:table-cell>
          <table:table-cell table:formula="of:=IF([.$C31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4]+1" office:value-type="float" office:value="311">
            <text:p>311</text:p>
          </table:table-cell>
          <table:table-cell table:style-name="ce60" table:formula="of:=IF([.$C315]&gt;[Datos.$C$4]*12+[Datos.$C$5];&quot;&quot;;[.D314]-[.E315])" office:value-type="float" office:value="27790.1126030876">
            <text:p>27790.11</text:p>
          </table:table-cell>
          <table:table-cell table:style-name="ce60" table:formula="of:=IF([.$C315]&gt;[Datos.$C$4]*12+[Datos.$C$5];&quot;&quot;;[Datos.$C$9]-[.F315])" office:value-type="float" office:value="491.019001188978">
            <text:p>491.02</text:p>
          </table:table-cell>
          <table:table-cell table:style-name="ce60" table:formula="of:=IF([.$C315]&gt;[Datos.$C$4]*12+[Datos.$C$5];&quot;&quot;;[.D314]*[Datos.$C$14])" office:value-type="float" office:value="159.905629810922">
            <text:p>159.91</text:p>
          </table:table-cell>
          <table:table-cell table:style-name="ce55"/>
          <table:table-cell table:style-name="ce60" table:formula="of:=IF([.$C315]&gt;[Datos.$C$4]*12+[Datos.$C$5];&quot;&quot;;[.H314]-[.I315])" office:value-type="float" office:value="28283.4817125374">
            <text:p>28283.48</text:p>
          </table:table-cell>
          <table:table-cell table:style-name="ce60" table:formula="of:=IF([.$C315]&gt;[Datos.$C$4]*12+[Datos.$C$5];&quot;&quot;;[Datos.$C$11]-[.J315])" office:value-type="float" office:value="497.413937222252">
            <text:p>497.41</text:p>
          </table:table-cell>
          <table:table-cell table:style-name="ce69" table:formula="of:=IF([.$C315]&gt;[Datos.$C$4]*12+[Datos.$C$5];&quot;&quot;;[.H314]*[Datos.$C$15])" office:value-type="float" office:value="167.888557956931">
            <text:p>167.89</text:p>
          </table:table-cell>
          <table:table-cell table:formula="of:=IF([.$C31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04]+1" office:value-type="float" office:value="26">
            <text:p>26</text:p>
          </table:table-cell>
          <table:table-cell table:style-name="ce54" table:formula="of:=[.C315]+1" office:value-type="float" office:value="312">
            <text:p>312</text:p>
          </table:table-cell>
          <table:table-cell table:style-name="ce59" table:formula="of:=IF([.$C316]&gt;[Datos.$C$4]*12+[Datos.$C$5];&quot;&quot;;[.D315]-[.E316])" office:value-type="float" office:value="27296.3173090779">
            <text:p>27296.32</text:p>
          </table:table-cell>
          <table:table-cell table:style-name="ce59" table:formula="of:=IF([.$C316]&gt;[Datos.$C$4]*12+[Datos.$C$5];&quot;&quot;;[Datos.$C$9]-[.F316])" office:value-type="float" office:value="493.795294009679">
            <text:p>493.80</text:p>
          </table:table-cell>
          <table:table-cell table:style-name="ce59" table:formula="of:=IF([.$C316]&gt;[Datos.$C$4]*12+[Datos.$C$5];&quot;&quot;;[.D315]*[Datos.$C$14])" office:value-type="float" office:value="157.129336990221">
            <text:p>157.13</text:p>
          </table:table-cell>
          <table:table-cell table:style-name="ce54"/>
          <table:table-cell table:style-name="ce59" table:formula="of:=IF([.$C316]&gt;[Datos.$C$4]*12+[Datos.$C$5];&quot;&quot;;[.H315]-[.I316])" office:value-type="float" office:value="27783.1661940147">
            <text:p>27783.17</text:p>
          </table:table-cell>
          <table:table-cell table:style-name="ce59" table:formula="of:=IF([.$C316]&gt;[Datos.$C$4]*12+[Datos.$C$5];&quot;&quot;;[Datos.$C$11]-[.J316])" office:value-type="float" office:value="500.315518522715">
            <text:p>500.32</text:p>
          </table:table-cell>
          <table:table-cell table:style-name="ce70" table:formula="of:=IF([.$C316]&gt;[Datos.$C$4]*12+[Datos.$C$5];&quot;&quot;;[.H315]*[Datos.$C$15])" office:value-type="float" office:value="164.986976656468">
            <text:p>164.99</text:p>
          </table:table-cell>
          <table:table-cell table:formula="of:=IF([.$C31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6]+1" office:value-type="float" office:value="313">
            <text:p>313</text:p>
          </table:table-cell>
          <table:table-cell table:style-name="ce60" table:formula="of:=IF([.$C317]&gt;[Datos.$C$4]*12+[Datos.$C$5];&quot;&quot;;[.D316]-[.E317])" office:value-type="float" office:value="26799.7300246843">
            <text:p>26799.73</text:p>
          </table:table-cell>
          <table:table-cell table:style-name="ce60" table:formula="of:=IF([.$C317]&gt;[Datos.$C$4]*12+[Datos.$C$5];&quot;&quot;;[Datos.$C$9]-[.F317])" office:value-type="float" office:value="496.587284393626">
            <text:p>496.59</text:p>
          </table:table-cell>
          <table:table-cell table:style-name="ce60" table:formula="of:=IF([.$C317]&gt;[Datos.$C$4]*12+[Datos.$C$5];&quot;&quot;;[.D316]*[Datos.$C$14])" office:value-type="float" office:value="154.337346606274">
            <text:p>154.34</text:p>
          </table:table-cell>
          <table:table-cell table:style-name="ce55"/>
          <table:table-cell table:style-name="ce60" table:formula="of:=IF([.$C317]&gt;[Datos.$C$4]*12+[Datos.$C$5];&quot;&quot;;[.H316]-[.I317])" office:value-type="float" office:value="27279.9321683006">
            <text:p>27279.93</text:p>
          </table:table-cell>
          <table:table-cell table:style-name="ce60" table:formula="of:=IF([.$C317]&gt;[Datos.$C$4]*12+[Datos.$C$5];&quot;&quot;;[Datos.$C$11]-[.J317])" office:value-type="float" office:value="503.234025714098">
            <text:p>503.23</text:p>
          </table:table-cell>
          <table:table-cell table:style-name="ce69" table:formula="of:=IF([.$C317]&gt;[Datos.$C$4]*12+[Datos.$C$5];&quot;&quot;;[.H316]*[Datos.$C$15])" office:value-type="float" office:value="162.068469465086">
            <text:p>162.07</text:p>
          </table:table-cell>
          <table:table-cell table:formula="of:=IF([.$C31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7]+1" office:value-type="float" office:value="314">
            <text:p>314</text:p>
          </table:table-cell>
          <table:table-cell table:style-name="ce60" table:formula="of:=IF([.$C318]&gt;[Datos.$C$4]*12+[Datos.$C$5];&quot;&quot;;[.D317]-[.E318])" office:value-type="float" office:value="26300.3349635871">
            <text:p>26300.33</text:p>
          </table:table-cell>
          <table:table-cell table:style-name="ce60" table:formula="of:=IF([.$C318]&gt;[Datos.$C$4]*12+[Datos.$C$5];&quot;&quot;;[Datos.$C$9]-[.F318])" office:value-type="float" office:value="499.395061097124">
            <text:p>499.40</text:p>
          </table:table-cell>
          <table:table-cell table:style-name="ce60" table:formula="of:=IF([.$C318]&gt;[Datos.$C$4]*12+[Datos.$C$5];&quot;&quot;;[.D317]*[Datos.$C$14])" office:value-type="float" office:value="151.529569902775">
            <text:p>151.53</text:p>
          </table:table-cell>
          <table:table-cell table:style-name="ce55"/>
          <table:table-cell table:style-name="ce60" table:formula="of:=IF([.$C318]&gt;[Datos.$C$4]*12+[Datos.$C$5];&quot;&quot;;[.H317]-[.I318])" office:value-type="float" office:value="26773.7626107698">
            <text:p>26773.76</text:p>
          </table:table-cell>
          <table:table-cell table:style-name="ce60" table:formula="of:=IF([.$C318]&gt;[Datos.$C$4]*12+[Datos.$C$5];&quot;&quot;;[Datos.$C$11]-[.J318])" office:value-type="float" office:value="506.169557530763">
            <text:p>506.17</text:p>
          </table:table-cell>
          <table:table-cell table:style-name="ce69" table:formula="of:=IF([.$C318]&gt;[Datos.$C$4]*12+[Datos.$C$5];&quot;&quot;;[.H317]*[Datos.$C$15])" office:value-type="float" office:value="159.13293764842">
            <text:p>159.13</text:p>
          </table:table-cell>
          <table:table-cell table:formula="of:=IF([.$C31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8]+1" office:value-type="float" office:value="315">
            <text:p>315</text:p>
          </table:table-cell>
          <table:table-cell table:style-name="ce60" table:formula="of:=IF([.$C319]&gt;[Datos.$C$4]*12+[Datos.$C$5];&quot;&quot;;[.D318]-[.E319])" office:value-type="float" office:value="25798.1162502088">
            <text:p>25798.12</text:p>
          </table:table-cell>
          <table:table-cell table:style-name="ce60" table:formula="of:=IF([.$C319]&gt;[Datos.$C$4]*12+[Datos.$C$5];&quot;&quot;;[Datos.$C$9]-[.F319])" office:value-type="float" office:value="502.21871337832">
            <text:p>502.22</text:p>
          </table:table-cell>
          <table:table-cell table:style-name="ce60" table:formula="of:=IF([.$C319]&gt;[Datos.$C$4]*12+[Datos.$C$5];&quot;&quot;;[.D318]*[Datos.$C$14])" office:value-type="float" office:value="148.70591762158">
            <text:p>148.71</text:p>
          </table:table-cell>
          <table:table-cell table:style-name="ce55"/>
          <table:table-cell table:style-name="ce60" table:formula="of:=IF([.$C319]&gt;[Datos.$C$4]*12+[Datos.$C$5];&quot;&quot;;[.H318]-[.I319])" office:value-type="float" office:value="26264.6403974868">
            <text:p>26264.64</text:p>
          </table:table-cell>
          <table:table-cell table:style-name="ce60" table:formula="of:=IF([.$C319]&gt;[Datos.$C$4]*12+[Datos.$C$5];&quot;&quot;;[Datos.$C$11]-[.J319])" office:value-type="float" office:value="509.122213283026">
            <text:p>509.12</text:p>
          </table:table-cell>
          <table:table-cell table:style-name="ce69" table:formula="of:=IF([.$C319]&gt;[Datos.$C$4]*12+[Datos.$C$5];&quot;&quot;;[.H318]*[Datos.$C$15])" office:value-type="float" office:value="156.180281896157">
            <text:p>156.18</text:p>
          </table:table-cell>
          <table:table-cell table:formula="of:=IF([.$C31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19]+1" office:value-type="float" office:value="316">
            <text:p>316</text:p>
          </table:table-cell>
          <table:table-cell table:style-name="ce60" table:formula="of:=IF([.$C320]&gt;[Datos.$C$4]*12+[Datos.$C$5];&quot;&quot;;[.D319]-[.E320])" office:value-type="float" office:value="25293.0579192088">
            <text:p>25293.06</text:p>
          </table:table-cell>
          <table:table-cell table:style-name="ce60" table:formula="of:=IF([.$C320]&gt;[Datos.$C$4]*12+[Datos.$C$5];&quot;&quot;;[Datos.$C$9]-[.F320])" office:value-type="float" office:value="505.058331000036">
            <text:p>505.06</text:p>
          </table:table-cell>
          <table:table-cell table:style-name="ce60" table:formula="of:=IF([.$C320]&gt;[Datos.$C$4]*12+[Datos.$C$5];&quot;&quot;;[.D319]*[Datos.$C$14])" office:value-type="float" office:value="145.866299999863">
            <text:p>145.87</text:p>
          </table:table-cell>
          <table:table-cell table:style-name="ce55"/>
          <table:table-cell table:style-name="ce60" table:formula="of:=IF([.$C320]&gt;[Datos.$C$4]*12+[Datos.$C$5];&quot;&quot;;[.H319]-[.I320])" office:value-type="float" office:value="25752.5483046263">
            <text:p>25752.55</text:p>
          </table:table-cell>
          <table:table-cell table:style-name="ce60" table:formula="of:=IF([.$C320]&gt;[Datos.$C$4]*12+[Datos.$C$5];&quot;&quot;;[Datos.$C$11]-[.J320])" office:value-type="float" office:value="512.09209286051">
            <text:p>512.09</text:p>
          </table:table-cell>
          <table:table-cell table:style-name="ce69" table:formula="of:=IF([.$C320]&gt;[Datos.$C$4]*12+[Datos.$C$5];&quot;&quot;;[.H319]*[Datos.$C$15])" office:value-type="float" office:value="153.210402318673">
            <text:p>153.21</text:p>
          </table:table-cell>
          <table:table-cell table:formula="of:=IF([.$C3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0]+1" office:value-type="float" office:value="317">
            <text:p>317</text:p>
          </table:table-cell>
          <table:table-cell table:style-name="ce60" table:formula="of:=IF([.$C321]&gt;[Datos.$C$4]*12+[Datos.$C$5];&quot;&quot;;[.D320]-[.E321])" office:value-type="float" office:value="24785.1439149762">
            <text:p>24785.14</text:p>
          </table:table-cell>
          <table:table-cell table:style-name="ce60" table:formula="of:=IF([.$C321]&gt;[Datos.$C$4]*12+[Datos.$C$5];&quot;&quot;;[Datos.$C$9]-[.F321])" office:value-type="float" office:value="507.914004232631">
            <text:p>507.91</text:p>
          </table:table-cell>
          <table:table-cell table:style-name="ce60" table:formula="of:=IF([.$C321]&gt;[Datos.$C$4]*12+[Datos.$C$5];&quot;&quot;;[.D320]*[Datos.$C$14])" office:value-type="float" office:value="143.010626767269">
            <text:p>143.01</text:p>
          </table:table-cell>
          <table:table-cell table:style-name="ce55"/>
          <table:table-cell table:style-name="ce60" table:formula="of:=IF([.$C321]&gt;[Datos.$C$4]*12+[Datos.$C$5];&quot;&quot;;[.H320]-[.I321])" office:value-type="float" office:value="25237.4690078908">
            <text:p>25237.47</text:p>
          </table:table-cell>
          <table:table-cell table:style-name="ce60" table:formula="of:=IF([.$C321]&gt;[Datos.$C$4]*12+[Datos.$C$5];&quot;&quot;;[Datos.$C$11]-[.J321])" office:value-type="float" office:value="515.07929673553">
            <text:p>515.08</text:p>
          </table:table-cell>
          <table:table-cell table:style-name="ce69" table:formula="of:=IF([.$C321]&gt;[Datos.$C$4]*12+[Datos.$C$5];&quot;&quot;;[.H320]*[Datos.$C$15])" office:value-type="float" office:value="150.223198443653">
            <text:p>150.22</text:p>
          </table:table-cell>
          <table:table-cell table:formula="of:=IF([.$C3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1]+1" office:value-type="float" office:value="318">
            <text:p>318</text:p>
          </table:table-cell>
          <table:table-cell table:style-name="ce60" table:formula="of:=IF([.$C322]&gt;[Datos.$C$4]*12+[Datos.$C$5];&quot;&quot;;[.D321]-[.E322])" office:value-type="float" office:value="24274.3580911193">
            <text:p>24274.36</text:p>
          </table:table-cell>
          <table:table-cell table:style-name="ce60" table:formula="of:=IF([.$C322]&gt;[Datos.$C$4]*12+[Datos.$C$5];&quot;&quot;;[Datos.$C$9]-[.F322])" office:value-type="float" office:value="510.785823856861">
            <text:p>510.79</text:p>
          </table:table-cell>
          <table:table-cell table:style-name="ce60" table:formula="of:=IF([.$C322]&gt;[Datos.$C$4]*12+[Datos.$C$5];&quot;&quot;;[.D321]*[Datos.$C$14])" office:value-type="float" office:value="140.138807143038">
            <text:p>140.14</text:p>
          </table:table-cell>
          <table:table-cell table:style-name="ce55"/>
          <table:table-cell table:style-name="ce60" table:formula="of:=IF([.$C322]&gt;[Datos.$C$4]*12+[Datos.$C$5];&quot;&quot;;[.H321]-[.I322])" office:value-type="float" office:value="24719.3850819243">
            <text:p>24719.39</text:p>
          </table:table-cell>
          <table:table-cell table:style-name="ce60" table:formula="of:=IF([.$C322]&gt;[Datos.$C$4]*12+[Datos.$C$5];&quot;&quot;;[Datos.$C$11]-[.J322])" office:value-type="float" office:value="518.083925966487">
            <text:p>518.08</text:p>
          </table:table-cell>
          <table:table-cell table:style-name="ce69" table:formula="of:=IF([.$C322]&gt;[Datos.$C$4]*12+[Datos.$C$5];&quot;&quot;;[.H321]*[Datos.$C$15])" office:value-type="float" office:value="147.218569212696">
            <text:p>147.22</text:p>
          </table:table-cell>
          <table:table-cell table:formula="of:=IF([.$C3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2]+1" office:value-type="float" office:value="319">
            <text:p>319</text:p>
          </table:table-cell>
          <table:table-cell table:style-name="ce60" table:formula="of:=IF([.$C323]&gt;[Datos.$C$4]*12+[Datos.$C$5];&quot;&quot;;[.D322]-[.E323])" office:value-type="float" office:value="23760.6842099525">
            <text:p>23760.68</text:p>
          </table:table-cell>
          <table:table-cell table:style-name="ce60" table:formula="of:=IF([.$C323]&gt;[Datos.$C$4]*12+[Datos.$C$5];&quot;&quot;;[Datos.$C$9]-[.F323])" office:value-type="float" office:value="513.673881166773">
            <text:p>513.67</text:p>
          </table:table-cell>
          <table:table-cell table:style-name="ce60" table:formula="of:=IF([.$C323]&gt;[Datos.$C$4]*12+[Datos.$C$5];&quot;&quot;;[.D322]*[Datos.$C$14])" office:value-type="float" office:value="137.250749833126">
            <text:p>137.25</text:p>
          </table:table-cell>
          <table:table-cell table:style-name="ce55"/>
          <table:table-cell table:style-name="ce60" table:formula="of:=IF([.$C323]&gt;[Datos.$C$4]*12+[Datos.$C$5];&quot;&quot;;[.H322]-[.I323])" office:value-type="float" office:value="24198.278999723">
            <text:p>24198.28</text:p>
          </table:table-cell>
          <table:table-cell table:style-name="ce60" table:formula="of:=IF([.$C323]&gt;[Datos.$C$4]*12+[Datos.$C$5];&quot;&quot;;[Datos.$C$11]-[.J323])" office:value-type="float" office:value="521.106082201292">
            <text:p>521.11</text:p>
          </table:table-cell>
          <table:table-cell table:style-name="ce69" table:formula="of:=IF([.$C323]&gt;[Datos.$C$4]*12+[Datos.$C$5];&quot;&quot;;[.H322]*[Datos.$C$15])" office:value-type="float" office:value="144.196412977892">
            <text:p>144.20</text:p>
          </table:table-cell>
          <table:table-cell table:formula="of:=IF([.$C3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3]+1" office:value-type="float" office:value="320">
            <text:p>320</text:p>
          </table:table-cell>
          <table:table-cell table:style-name="ce60" table:formula="of:=IF([.$C324]&gt;[Datos.$C$4]*12+[Datos.$C$5];&quot;&quot;;[.D323]-[.E324])" office:value-type="float" office:value="23244.1059419799">
            <text:p>23244.11</text:p>
          </table:table-cell>
          <table:table-cell table:style-name="ce60" table:formula="of:=IF([.$C324]&gt;[Datos.$C$4]*12+[Datos.$C$5];&quot;&quot;;[Datos.$C$9]-[.F324])" office:value-type="float" office:value="516.578267972603">
            <text:p>516.58</text:p>
          </table:table-cell>
          <table:table-cell table:style-name="ce60" table:formula="of:=IF([.$C324]&gt;[Datos.$C$4]*12+[Datos.$C$5];&quot;&quot;;[.D323]*[Datos.$C$14])" office:value-type="float" office:value="134.346363027296">
            <text:p>134.35</text:p>
          </table:table-cell>
          <table:table-cell table:style-name="ce55"/>
          <table:table-cell table:style-name="ce60" table:formula="of:=IF([.$C324]&gt;[Datos.$C$4]*12+[Datos.$C$5];&quot;&quot;;[.H323]-[.I324])" office:value-type="float" office:value="23674.1331320422">
            <text:p>23674.13</text:p>
          </table:table-cell>
          <table:table-cell table:style-name="ce60" table:formula="of:=IF([.$C324]&gt;[Datos.$C$4]*12+[Datos.$C$5];&quot;&quot;;[Datos.$C$11]-[.J324])" office:value-type="float" office:value="524.145867680799">
            <text:p>524.15</text:p>
          </table:table-cell>
          <table:table-cell table:style-name="ce69" table:formula="of:=IF([.$C324]&gt;[Datos.$C$4]*12+[Datos.$C$5];&quot;&quot;;[.H323]*[Datos.$C$15])" office:value-type="float" office:value="141.156627498384">
            <text:p>141.16</text:p>
          </table:table-cell>
          <table:table-cell table:formula="of:=IF([.$C3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4]+1" office:value-type="float" office:value="321">
            <text:p>321</text:p>
          </table:table-cell>
          <table:table-cell table:style-name="ce60" table:formula="of:=IF([.$C325]&gt;[Datos.$C$4]*12+[Datos.$C$5];&quot;&quot;;[.D324]-[.E325])" office:value-type="float" office:value="22724.6068653762">
            <text:p>22724.61</text:p>
          </table:table-cell>
          <table:table-cell table:style-name="ce60" table:formula="of:=IF([.$C325]&gt;[Datos.$C$4]*12+[Datos.$C$5];&quot;&quot;;[Datos.$C$9]-[.F325])" office:value-type="float" office:value="519.499076603694">
            <text:p>519.50</text:p>
          </table:table-cell>
          <table:table-cell table:style-name="ce60" table:formula="of:=IF([.$C325]&gt;[Datos.$C$4]*12+[Datos.$C$5];&quot;&quot;;[.D324]*[Datos.$C$14])" office:value-type="float" office:value="131.425554396205">
            <text:p>131.43</text:p>
          </table:table-cell>
          <table:table-cell table:style-name="ce55"/>
          <table:table-cell table:style-name="ce60" table:formula="of:=IF([.$C325]&gt;[Datos.$C$4]*12+[Datos.$C$5];&quot;&quot;;[.H324]-[.I325])" office:value-type="float" office:value="23146.9297467999">
            <text:p>23146.93</text:p>
          </table:table-cell>
          <table:table-cell table:style-name="ce60" table:formula="of:=IF([.$C325]&gt;[Datos.$C$4]*12+[Datos.$C$5];&quot;&quot;;[Datos.$C$11]-[.J325])" office:value-type="float" office:value="527.203385242271">
            <text:p>527.20</text:p>
          </table:table-cell>
          <table:table-cell table:style-name="ce69" table:formula="of:=IF([.$C325]&gt;[Datos.$C$4]*12+[Datos.$C$5];&quot;&quot;;[.H324]*[Datos.$C$15])" office:value-type="float" office:value="138.099109936913">
            <text:p>138.10</text:p>
          </table:table-cell>
          <table:table-cell table:formula="of:=IF([.$C3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5]+1" office:value-type="float" office:value="322">
            <text:p>322</text:p>
          </table:table-cell>
          <table:table-cell table:style-name="ce60" table:formula="of:=IF([.$C326]&gt;[Datos.$C$4]*12+[Datos.$C$5];&quot;&quot;;[.D325]-[.E326])" office:value-type="float" office:value="22202.1704654648">
            <text:p>22202.17</text:p>
          </table:table-cell>
          <table:table-cell table:style-name="ce60" table:formula="of:=IF([.$C326]&gt;[Datos.$C$4]*12+[Datos.$C$5];&quot;&quot;;[Datos.$C$9]-[.F326])" office:value-type="float" office:value="522.436399911434">
            <text:p>522.44</text:p>
          </table:table-cell>
          <table:table-cell table:style-name="ce60" table:formula="of:=IF([.$C326]&gt;[Datos.$C$4]*12+[Datos.$C$5];&quot;&quot;;[.D325]*[Datos.$C$14])" office:value-type="float" office:value="128.488231088465">
            <text:p>128.49</text:p>
          </table:table-cell>
          <table:table-cell table:style-name="ce55"/>
          <table:table-cell table:style-name="ce60" table:formula="of:=IF([.$C326]&gt;[Datos.$C$4]*12+[Datos.$C$5];&quot;&quot;;[.H325]-[.I326])" office:value-type="float" office:value="22616.6510084771">
            <text:p>22616.65</text:p>
          </table:table-cell>
          <table:table-cell table:style-name="ce60" table:formula="of:=IF([.$C326]&gt;[Datos.$C$4]*12+[Datos.$C$5];&quot;&quot;;[Datos.$C$11]-[.J326])" office:value-type="float" office:value="530.27873832285">
            <text:p>530.28</text:p>
          </table:table-cell>
          <table:table-cell table:style-name="ce69" table:formula="of:=IF([.$C326]&gt;[Datos.$C$4]*12+[Datos.$C$5];&quot;&quot;;[.H325]*[Datos.$C$15])" office:value-type="float" office:value="135.023756856333">
            <text:p>135.02</text:p>
          </table:table-cell>
          <table:table-cell table:formula="of:=IF([.$C3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6]+1" office:value-type="float" office:value="323">
            <text:p>323</text:p>
          </table:table-cell>
          <table:table-cell table:style-name="ce60" table:formula="of:=IF([.$C327]&gt;[Datos.$C$4]*12+[Datos.$C$5];&quot;&quot;;[.D326]-[.E327])" office:value-type="float" office:value="21676.7801341926">
            <text:p>21676.78</text:p>
          </table:table-cell>
          <table:table-cell table:style-name="ce60" table:formula="of:=IF([.$C327]&gt;[Datos.$C$4]*12+[Datos.$C$5];&quot;&quot;;[Datos.$C$9]-[.F327])" office:value-type="float" office:value="525.390331272206">
            <text:p>525.39</text:p>
          </table:table-cell>
          <table:table-cell table:style-name="ce60" table:formula="of:=IF([.$C327]&gt;[Datos.$C$4]*12+[Datos.$C$5];&quot;&quot;;[.D326]*[Datos.$C$14])" office:value-type="float" office:value="125.534299727693">
            <text:p>125.53</text:p>
          </table:table-cell>
          <table:table-cell table:style-name="ce55"/>
          <table:table-cell table:style-name="ce60" table:formula="of:=IF([.$C327]&gt;[Datos.$C$4]*12+[Datos.$C$5];&quot;&quot;;[.H326]-[.I327])" office:value-type="float" office:value="22083.278977514">
            <text:p>22083.28</text:p>
          </table:table-cell>
          <table:table-cell table:style-name="ce60" table:formula="of:=IF([.$C327]&gt;[Datos.$C$4]*12+[Datos.$C$5];&quot;&quot;;[Datos.$C$11]-[.J327])" office:value-type="float" office:value="533.372030963067">
            <text:p>533.37</text:p>
          </table:table-cell>
          <table:table-cell table:style-name="ce69" table:formula="of:=IF([.$C327]&gt;[Datos.$C$4]*12+[Datos.$C$5];&quot;&quot;;[.H326]*[Datos.$C$15])" office:value-type="float" office:value="131.930464216116">
            <text:p>131.93</text:p>
          </table:table-cell>
          <table:table-cell table:formula="of:=IF([.$C3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16]+1" office:value-type="float" office:value="27">
            <text:p>27</text:p>
          </table:table-cell>
          <table:table-cell table:style-name="ce54" table:formula="of:=[.C327]+1" office:value-type="float" office:value="324">
            <text:p>324</text:p>
          </table:table-cell>
          <table:table-cell table:style-name="ce59" table:formula="of:=IF([.$C328]&gt;[Datos.$C$4]*12+[Datos.$C$5];&quot;&quot;;[.D327]-[.E328])" office:value-type="float" office:value="21148.4191696022">
            <text:p>21148.42</text:p>
          </table:table-cell>
          <table:table-cell table:style-name="ce59" table:formula="of:=IF([.$C328]&gt;[Datos.$C$4]*12+[Datos.$C$5];&quot;&quot;;[Datos.$C$9]-[.F328])" office:value-type="float" office:value="528.360964590356">
            <text:p>528.36</text:p>
          </table:table-cell>
          <table:table-cell table:style-name="ce59" table:formula="of:=IF([.$C328]&gt;[Datos.$C$4]*12+[Datos.$C$5];&quot;&quot;;[.D327]*[Datos.$C$14])" office:value-type="float" office:value="122.563666409543">
            <text:p>122.56</text:p>
          </table:table-cell>
          <table:table-cell table:style-name="ce54"/>
          <table:table-cell table:style-name="ce59" table:formula="of:=IF([.$C328]&gt;[Datos.$C$4]*12+[Datos.$C$5];&quot;&quot;;[.H327]-[.I328])" office:value-type="float" office:value="21546.7956097036">
            <text:p>21546.80</text:p>
          </table:table-cell>
          <table:table-cell table:style-name="ce59" table:formula="of:=IF([.$C328]&gt;[Datos.$C$4]*12+[Datos.$C$5];&quot;&quot;;[Datos.$C$11]-[.J328])" office:value-type="float" office:value="536.483367810352">
            <text:p>536.48</text:p>
          </table:table-cell>
          <table:table-cell table:style-name="ce70" table:formula="of:=IF([.$C328]&gt;[Datos.$C$4]*12+[Datos.$C$5];&quot;&quot;;[.H327]*[Datos.$C$15])" office:value-type="float" office:value="128.819127368832">
            <text:p>128.82</text:p>
          </table:table-cell>
          <table:table-cell table:formula="of:=IF([.$C3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8]+1" office:value-type="float" office:value="325">
            <text:p>325</text:p>
          </table:table-cell>
          <table:table-cell table:style-name="ce60" table:formula="of:=IF([.$C329]&gt;[Datos.$C$4]*12+[Datos.$C$5];&quot;&quot;;[.D328]-[.E329])" office:value-type="float" office:value="20617.070775301">
            <text:p>20617.07</text:p>
          </table:table-cell>
          <table:table-cell table:style-name="ce60" table:formula="of:=IF([.$C329]&gt;[Datos.$C$4]*12+[Datos.$C$5];&quot;&quot;;[Datos.$C$9]-[.F329])" office:value-type="float" office:value="531.34839430118">
            <text:p>531.35</text:p>
          </table:table-cell>
          <table:table-cell table:style-name="ce60" table:formula="of:=IF([.$C329]&gt;[Datos.$C$4]*12+[Datos.$C$5];&quot;&quot;;[.D328]*[Datos.$C$14])" office:value-type="float" office:value="119.57623669872">
            <text:p>119.58</text:p>
          </table:table-cell>
          <table:table-cell table:style-name="ce55"/>
          <table:table-cell table:style-name="ce60" table:formula="of:=IF([.$C329]&gt;[Datos.$C$4]*12+[Datos.$C$5];&quot;&quot;;[.H328]-[.I329])" office:value-type="float" office:value="21007.1827555811">
            <text:p>21007.18</text:p>
          </table:table-cell>
          <table:table-cell table:style-name="ce60" table:formula="of:=IF([.$C329]&gt;[Datos.$C$4]*12+[Datos.$C$5];&quot;&quot;;[Datos.$C$11]-[.J329])" office:value-type="float" office:value="539.612854122579">
            <text:p>539.61</text:p>
          </table:table-cell>
          <table:table-cell table:style-name="ce69" table:formula="of:=IF([.$C329]&gt;[Datos.$C$4]*12+[Datos.$C$5];&quot;&quot;;[.H328]*[Datos.$C$15])" office:value-type="float" office:value="125.689641056605">
            <text:p>125.69</text:p>
          </table:table-cell>
          <table:table-cell table:formula="of:=IF([.$C3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29]+1" office:value-type="float" office:value="326">
            <text:p>326</text:p>
          </table:table-cell>
          <table:table-cell table:style-name="ce60" table:formula="of:=IF([.$C330]&gt;[Datos.$C$4]*12+[Datos.$C$5];&quot;&quot;;[.D329]-[.E330])" office:value-type="float" office:value="20082.7180599271">
            <text:p>20082.72</text:p>
          </table:table-cell>
          <table:table-cell table:style-name="ce60" table:formula="of:=IF([.$C330]&gt;[Datos.$C$4]*12+[Datos.$C$5];&quot;&quot;;[Datos.$C$9]-[.F330])" office:value-type="float" office:value="534.352715373923">
            <text:p>534.35</text:p>
          </table:table-cell>
          <table:table-cell table:style-name="ce60" table:formula="of:=IF([.$C330]&gt;[Datos.$C$4]*12+[Datos.$C$5];&quot;&quot;;[.D329]*[Datos.$C$14])" office:value-type="float" office:value="116.571915625976">
            <text:p>116.57</text:p>
          </table:table-cell>
          <table:table-cell table:style-name="ce55"/>
          <table:table-cell table:style-name="ce60" table:formula="of:=IF([.$C330]&gt;[Datos.$C$4]*12+[Datos.$C$5];&quot;&quot;;[.H329]-[.I330])" office:value-type="float" office:value="20464.4221598094">
            <text:p>20464.42</text:p>
          </table:table-cell>
          <table:table-cell table:style-name="ce60" table:formula="of:=IF([.$C330]&gt;[Datos.$C$4]*12+[Datos.$C$5];&quot;&quot;;[Datos.$C$11]-[.J330])" office:value-type="float" office:value="542.760595771627">
            <text:p>542.76</text:p>
          </table:table-cell>
          <table:table-cell table:style-name="ce69" table:formula="of:=IF([.$C330]&gt;[Datos.$C$4]*12+[Datos.$C$5];&quot;&quot;;[.H329]*[Datos.$C$15])" office:value-type="float" office:value="122.541899407556">
            <text:p>122.54</text:p>
          </table:table-cell>
          <table:table-cell table:formula="of:=IF([.$C3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0]+1" office:value-type="float" office:value="327">
            <text:p>327</text:p>
          </table:table-cell>
          <table:table-cell table:style-name="ce60" table:formula="of:=IF([.$C331]&gt;[Datos.$C$4]*12+[Datos.$C$5];&quot;&quot;;[.D330]-[.E331])" office:value-type="float" office:value="19545.3440366123">
            <text:p>19545.34</text:p>
          </table:table-cell>
          <table:table-cell table:style-name="ce60" table:formula="of:=IF([.$C331]&gt;[Datos.$C$4]*12+[Datos.$C$5];&quot;&quot;;[Datos.$C$9]-[.F331])" office:value-type="float" office:value="537.374023314802">
            <text:p>537.37</text:p>
          </table:table-cell>
          <table:table-cell table:style-name="ce60" table:formula="of:=IF([.$C331]&gt;[Datos.$C$4]*12+[Datos.$C$5];&quot;&quot;;[.D330]*[Datos.$C$14])" office:value-type="float" office:value="113.550607685098">
            <text:p>113.55</text:p>
          </table:table-cell>
          <table:table-cell table:style-name="ce55"/>
          <table:table-cell table:style-name="ce60" table:formula="of:=IF([.$C331]&gt;[Datos.$C$4]*12+[Datos.$C$5];&quot;&quot;;[.H330]-[.I331])" office:value-type="float" office:value="19918.4954605625">
            <text:p>19918.50</text:p>
          </table:table-cell>
          <table:table-cell table:style-name="ce60" table:formula="of:=IF([.$C331]&gt;[Datos.$C$4]*12+[Datos.$C$5];&quot;&quot;;[Datos.$C$11]-[.J331])" office:value-type="float" office:value="545.926699246962">
            <text:p>545.93</text:p>
          </table:table-cell>
          <table:table-cell table:style-name="ce69" table:formula="of:=IF([.$C331]&gt;[Datos.$C$4]*12+[Datos.$C$5];&quot;&quot;;[.H330]*[Datos.$C$15])" office:value-type="float" office:value="119.375795932222">
            <text:p>119.38</text:p>
          </table:table-cell>
          <table:table-cell table:formula="of:=IF([.$C3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1]+1" office:value-type="float" office:value="328">
            <text:p>328</text:p>
          </table:table-cell>
          <table:table-cell table:style-name="ce60" table:formula="of:=IF([.$C332]&gt;[Datos.$C$4]*12+[Datos.$C$5];&quot;&quot;;[.D331]-[.E332])" office:value-type="float" office:value="19004.9316224423">
            <text:p>19004.93</text:p>
          </table:table-cell>
          <table:table-cell table:style-name="ce60" table:formula="of:=IF([.$C332]&gt;[Datos.$C$4]*12+[Datos.$C$5];&quot;&quot;;[Datos.$C$9]-[.F332])" office:value-type="float" office:value="540.412414170039">
            <text:p>540.41</text:p>
          </table:table-cell>
          <table:table-cell table:style-name="ce60" table:formula="of:=IF([.$C332]&gt;[Datos.$C$4]*12+[Datos.$C$5];&quot;&quot;;[.D331]*[Datos.$C$14])" office:value-type="float" office:value="110.512216829861">
            <text:p>110.51</text:p>
          </table:table-cell>
          <table:table-cell table:style-name="ce55"/>
          <table:table-cell table:style-name="ce60" table:formula="of:=IF([.$C332]&gt;[Datos.$C$4]*12+[Datos.$C$5];&quot;&quot;;[.H331]-[.I332])" office:value-type="float" office:value="19369.3841889032">
            <text:p>19369.38</text:p>
          </table:table-cell>
          <table:table-cell table:style-name="ce60" table:formula="of:=IF([.$C332]&gt;[Datos.$C$4]*12+[Datos.$C$5];&quot;&quot;;[Datos.$C$11]-[.J332])" office:value-type="float" office:value="549.111271659235">
            <text:p>549.11</text:p>
          </table:table-cell>
          <table:table-cell table:style-name="ce69" table:formula="of:=IF([.$C332]&gt;[Datos.$C$4]*12+[Datos.$C$5];&quot;&quot;;[.H331]*[Datos.$C$15])" office:value-type="float" office:value="116.191223519948">
            <text:p>116.19</text:p>
          </table:table-cell>
          <table:table-cell table:formula="of:=IF([.$C3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2]+1" office:value-type="float" office:value="329">
            <text:p>329</text:p>
          </table:table-cell>
          <table:table-cell table:style-name="ce60" table:formula="of:=IF([.$C333]&gt;[Datos.$C$4]*12+[Datos.$C$5];&quot;&quot;;[.D332]-[.E333])" office:value-type="float" office:value="18461.4636379134">
            <text:p>18461.46</text:p>
          </table:table-cell>
          <table:table-cell table:style-name="ce60" table:formula="of:=IF([.$C333]&gt;[Datos.$C$4]*12+[Datos.$C$5];&quot;&quot;;[Datos.$C$9]-[.F333])" office:value-type="float" office:value="543.467984528915">
            <text:p>543.47</text:p>
          </table:table-cell>
          <table:table-cell table:style-name="ce60" table:formula="of:=IF([.$C333]&gt;[Datos.$C$4]*12+[Datos.$C$5];&quot;&quot;;[.D332]*[Datos.$C$14])" office:value-type="float" office:value="107.456646470985">
            <text:p>107.46</text:p>
          </table:table-cell>
          <table:table-cell table:style-name="ce55"/>
          <table:table-cell table:style-name="ce60" table:formula="of:=IF([.$C333]&gt;[Datos.$C$4]*12+[Datos.$C$5];&quot;&quot;;[.H332]-[.I333])" office:value-type="float" office:value="18817.0697681593">
            <text:p>18817.07</text:p>
          </table:table-cell>
          <table:table-cell table:style-name="ce60" table:formula="of:=IF([.$C333]&gt;[Datos.$C$4]*12+[Datos.$C$5];&quot;&quot;;[Datos.$C$11]-[.J333])" office:value-type="float" office:value="552.314420743914">
            <text:p>552.31</text:p>
          </table:table-cell>
          <table:table-cell table:style-name="ce69" table:formula="of:=IF([.$C333]&gt;[Datos.$C$4]*12+[Datos.$C$5];&quot;&quot;;[.H332]*[Datos.$C$15])" office:value-type="float" office:value="112.988074435269">
            <text:p>112.99</text:p>
          </table:table-cell>
          <table:table-cell table:formula="of:=IF([.$C3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3]+1" office:value-type="float" office:value="330">
            <text:p>330</text:p>
          </table:table-cell>
          <table:table-cell table:style-name="ce60" table:formula="of:=IF([.$C334]&gt;[Datos.$C$4]*12+[Datos.$C$5];&quot;&quot;;[.D333]-[.E334])" office:value-type="float" office:value="17914.9228063865">
            <text:p>17914.92</text:p>
          </table:table-cell>
          <table:table-cell table:style-name="ce60" table:formula="of:=IF([.$C334]&gt;[Datos.$C$4]*12+[Datos.$C$5];&quot;&quot;;[Datos.$C$9]-[.F334])" office:value-type="float" office:value="546.540831526841">
            <text:p>546.54</text:p>
          </table:table-cell>
          <table:table-cell table:style-name="ce60" table:formula="of:=IF([.$C334]&gt;[Datos.$C$4]*12+[Datos.$C$5];&quot;&quot;;[.D333]*[Datos.$C$14])" office:value-type="float" office:value="104.383799473058">
            <text:p>104.38</text:p>
          </table:table-cell>
          <table:table-cell table:style-name="ce55"/>
          <table:table-cell table:style-name="ce60" table:formula="of:=IF([.$C334]&gt;[Datos.$C$4]*12+[Datos.$C$5];&quot;&quot;;[.H333]-[.I334])" office:value-type="float" office:value="18261.5335132944">
            <text:p>18261.53</text:p>
          </table:table-cell>
          <table:table-cell table:style-name="ce60" table:formula="of:=IF([.$C334]&gt;[Datos.$C$4]*12+[Datos.$C$5];&quot;&quot;;[Datos.$C$11]-[.J334])" office:value-type="float" office:value="555.536254864921">
            <text:p>555.54</text:p>
          </table:table-cell>
          <table:table-cell table:style-name="ce69" table:formula="of:=IF([.$C334]&gt;[Datos.$C$4]*12+[Datos.$C$5];&quot;&quot;;[.H333]*[Datos.$C$15])" office:value-type="float" office:value="109.766240314263">
            <text:p>109.77</text:p>
          </table:table-cell>
          <table:table-cell table:formula="of:=IF([.$C3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4]+1" office:value-type="float" office:value="331">
            <text:p>331</text:p>
          </table:table-cell>
          <table:table-cell table:style-name="ce60" table:formula="of:=IF([.$C335]&gt;[Datos.$C$4]*12+[Datos.$C$5];&quot;&quot;;[.D334]-[.E335])" office:value-type="float" office:value="17365.2917535381">
            <text:p>17365.29</text:p>
          </table:table-cell>
          <table:table-cell table:style-name="ce60" table:formula="of:=IF([.$C335]&gt;[Datos.$C$4]*12+[Datos.$C$5];&quot;&quot;;[Datos.$C$9]-[.F335])" office:value-type="float" office:value="549.631052848447">
            <text:p>549.63</text:p>
          </table:table-cell>
          <table:table-cell table:style-name="ce60" table:formula="of:=IF([.$C335]&gt;[Datos.$C$4]*12+[Datos.$C$5];&quot;&quot;;[.D334]*[Datos.$C$14])" office:value-type="float" office:value="101.293578151452">
            <text:p>101.29</text:p>
          </table:table-cell>
          <table:table-cell table:style-name="ce55"/>
          <table:table-cell table:style-name="ce60" table:formula="of:=IF([.$C335]&gt;[Datos.$C$4]*12+[Datos.$C$5];&quot;&quot;;[.H334]-[.I335])" office:value-type="float" office:value="17702.7566302761">
            <text:p>17702.76</text:p>
          </table:table-cell>
          <table:table-cell table:style-name="ce60" table:formula="of:=IF([.$C335]&gt;[Datos.$C$4]*12+[Datos.$C$5];&quot;&quot;;[Datos.$C$11]-[.J335])" office:value-type="float" office:value="558.776883018299">
            <text:p>558.78</text:p>
          </table:table-cell>
          <table:table-cell table:style-name="ce69" table:formula="of:=IF([.$C335]&gt;[Datos.$C$4]*12+[Datos.$C$5];&quot;&quot;;[.H334]*[Datos.$C$15])" office:value-type="float" office:value="106.525612160884">
            <text:p>106.53</text:p>
          </table:table-cell>
          <table:table-cell table:formula="of:=IF([.$C3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5]+1" office:value-type="float" office:value="332">
            <text:p>332</text:p>
          </table:table-cell>
          <table:table-cell table:style-name="ce60" table:formula="of:=IF([.$C336]&gt;[Datos.$C$4]*12+[Datos.$C$5];&quot;&quot;;[.D335]-[.E336])" office:value-type="float" office:value="16812.5530068074">
            <text:p>16812.55</text:p>
          </table:table-cell>
          <table:table-cell table:style-name="ce60" table:formula="of:=IF([.$C336]&gt;[Datos.$C$4]*12+[Datos.$C$5];&quot;&quot;;[Datos.$C$9]-[.F336])" office:value-type="float" office:value="552.738746730685">
            <text:p>552.74</text:p>
          </table:table-cell>
          <table:table-cell table:style-name="ce60" table:formula="of:=IF([.$C336]&gt;[Datos.$C$4]*12+[Datos.$C$5];&quot;&quot;;[.D335]*[Datos.$C$14])" office:value-type="float" office:value="98.1858842692142">
            <text:p>98.19</text:p>
          </table:table-cell>
          <table:table-cell table:style-name="ce55"/>
          <table:table-cell table:style-name="ce60" table:formula="of:=IF([.$C336]&gt;[Datos.$C$4]*12+[Datos.$C$5];&quot;&quot;;[.H335]-[.I336])" office:value-type="float" office:value="17140.7202154402">
            <text:p>17140.72</text:p>
          </table:table-cell>
          <table:table-cell table:style-name="ce60" table:formula="of:=IF([.$C336]&gt;[Datos.$C$4]*12+[Datos.$C$5];&quot;&quot;;[Datos.$C$11]-[.J336])" office:value-type="float" office:value="562.036414835906">
            <text:p>562.04</text:p>
          </table:table-cell>
          <table:table-cell table:style-name="ce69" table:formula="of:=IF([.$C336]&gt;[Datos.$C$4]*12+[Datos.$C$5];&quot;&quot;;[.H335]*[Datos.$C$15])" office:value-type="float" office:value="103.266080343277">
            <text:p>103.27</text:p>
          </table:table-cell>
          <table:table-cell table:formula="of:=IF([.$C3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6]+1" office:value-type="float" office:value="333">
            <text:p>333</text:p>
          </table:table-cell>
          <table:table-cell table:style-name="ce60" table:formula="of:=IF([.$C337]&gt;[Datos.$C$4]*12+[Datos.$C$5];&quot;&quot;;[.D336]-[.E337])" office:value-type="float" office:value="16256.6889948414">
            <text:p>16256.69</text:p>
          </table:table-cell>
          <table:table-cell table:style-name="ce60" table:formula="of:=IF([.$C337]&gt;[Datos.$C$4]*12+[Datos.$C$5];&quot;&quot;;[Datos.$C$9]-[.F337])" office:value-type="float" office:value="555.864011965953">
            <text:p>555.86</text:p>
          </table:table-cell>
          <table:table-cell table:style-name="ce60" table:formula="of:=IF([.$C337]&gt;[Datos.$C$4]*12+[Datos.$C$5];&quot;&quot;;[.D336]*[Datos.$C$14])" office:value-type="float" office:value="95.0606190339467">
            <text:p>95.06</text:p>
          </table:table-cell>
          <table:table-cell table:style-name="ce55"/>
          <table:table-cell table:style-name="ce60" table:formula="of:=IF([.$C337]&gt;[Datos.$C$4]*12+[Datos.$C$5];&quot;&quot;;[.H336]-[.I337])" office:value-type="float" office:value="16575.4052548511">
            <text:p>16575.41</text:p>
          </table:table-cell>
          <table:table-cell table:style-name="ce60" table:formula="of:=IF([.$C337]&gt;[Datos.$C$4]*12+[Datos.$C$5];&quot;&quot;;[Datos.$C$11]-[.J337])" office:value-type="float" office:value="565.314960589115">
            <text:p>565.31</text:p>
          </table:table-cell>
          <table:table-cell table:style-name="ce69" table:formula="of:=IF([.$C337]&gt;[Datos.$C$4]*12+[Datos.$C$5];&quot;&quot;;[.H336]*[Datos.$C$15])" office:value-type="float" office:value="99.9875345900678">
            <text:p>99.99</text:p>
          </table:table-cell>
          <table:table-cell table:formula="of:=IF([.$C3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7]+1" office:value-type="float" office:value="334">
            <text:p>334</text:p>
          </table:table-cell>
          <table:table-cell table:style-name="ce60" table:formula="of:=IF([.$C338]&gt;[Datos.$C$4]*12+[Datos.$C$5];&quot;&quot;;[.D337]-[.E338])" office:value-type="float" office:value="15697.6820469362">
            <text:p>15697.68</text:p>
          </table:table-cell>
          <table:table-cell table:style-name="ce60" table:formula="of:=IF([.$C338]&gt;[Datos.$C$4]*12+[Datos.$C$5];&quot;&quot;;[Datos.$C$9]-[.F338])" office:value-type="float" office:value="559.006947905235">
            <text:p>559.01</text:p>
          </table:table-cell>
          <table:table-cell table:style-name="ce60" table:formula="of:=IF([.$C338]&gt;[Datos.$C$4]*12+[Datos.$C$5];&quot;&quot;;[.D337]*[Datos.$C$14])" office:value-type="float" office:value="91.9176830946648">
            <text:p>91.92</text:p>
          </table:table-cell>
          <table:table-cell table:style-name="ce55"/>
          <table:table-cell table:style-name="ce60" table:formula="of:=IF([.$C338]&gt;[Datos.$C$4]*12+[Datos.$C$5];&quot;&quot;;[.H337]-[.I338])" office:value-type="float" office:value="16006.7926236585">
            <text:p>16006.79</text:p>
          </table:table-cell>
          <table:table-cell table:style-name="ce60" table:formula="of:=IF([.$C338]&gt;[Datos.$C$4]*12+[Datos.$C$5];&quot;&quot;;[Datos.$C$11]-[.J338])" office:value-type="float" office:value="568.612631192552">
            <text:p>568.61</text:p>
          </table:table-cell>
          <table:table-cell table:style-name="ce69" table:formula="of:=IF([.$C338]&gt;[Datos.$C$4]*12+[Datos.$C$5];&quot;&quot;;[.H337]*[Datos.$C$15])" office:value-type="float" office:value="96.6898639866313">
            <text:p>96.69</text:p>
          </table:table-cell>
          <table:table-cell table:formula="of:=IF([.$C3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38]+1" office:value-type="float" office:value="335">
            <text:p>335</text:p>
          </table:table-cell>
          <table:table-cell table:style-name="ce60" table:formula="of:=IF([.$C339]&gt;[Datos.$C$4]*12+[Datos.$C$5];&quot;&quot;;[.D338]-[.E339])" office:value-type="float" office:value="15135.514392475">
            <text:p>15135.51</text:p>
          </table:table-cell>
          <table:table-cell table:style-name="ce60" table:formula="of:=IF([.$C339]&gt;[Datos.$C$4]*12+[Datos.$C$5];&quot;&quot;;[Datos.$C$9]-[.F339])" office:value-type="float" office:value="562.167654461261">
            <text:p>562.17</text:p>
          </table:table-cell>
          <table:table-cell table:style-name="ce60" table:formula="of:=IF([.$C339]&gt;[Datos.$C$4]*12+[Datos.$C$5];&quot;&quot;;[.D338]*[Datos.$C$14])" office:value-type="float" office:value="88.756976538639">
            <text:p>88.76</text:p>
          </table:table-cell>
          <table:table-cell table:style-name="ce55"/>
          <table:table-cell table:style-name="ce60" table:formula="of:=IF([.$C339]&gt;[Datos.$C$4]*12+[Datos.$C$5];&quot;&quot;;[.H338]-[.I339])" office:value-type="float" office:value="15434.8630854507">
            <text:p>15434.86</text:p>
          </table:table-cell>
          <table:table-cell table:style-name="ce60" table:formula="of:=IF([.$C339]&gt;[Datos.$C$4]*12+[Datos.$C$5];&quot;&quot;;[Datos.$C$11]-[.J339])" office:value-type="float" office:value="571.929538207842">
            <text:p>571.93</text:p>
          </table:table-cell>
          <table:table-cell table:style-name="ce69" table:formula="of:=IF([.$C339]&gt;[Datos.$C$4]*12+[Datos.$C$5];&quot;&quot;;[.H338]*[Datos.$C$15])" office:value-type="float" office:value="93.3729569713414">
            <text:p>93.37</text:p>
          </table:table-cell>
          <table:table-cell table:formula="of:=IF([.$C3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28]+1" office:value-type="float" office:value="28">
            <text:p>28</text:p>
          </table:table-cell>
          <table:table-cell table:style-name="ce54" table:formula="of:=[.C339]+1" office:value-type="float" office:value="336">
            <text:p>336</text:p>
          </table:table-cell>
          <table:table-cell table:style-name="ce59" table:formula="of:=IF([.$C340]&gt;[Datos.$C$4]*12+[Datos.$C$5];&quot;&quot;;[.D339]-[.E340])" office:value-type="float" office:value="14570.1681603633">
            <text:p>14570.17</text:p>
          </table:table-cell>
          <table:table-cell table:style-name="ce59" table:formula="of:=IF([.$C340]&gt;[Datos.$C$4]*12+[Datos.$C$5];&quot;&quot;;[Datos.$C$9]-[.F340])" office:value-type="float" office:value="565.346232111681">
            <text:p>565.35</text:p>
          </table:table-cell>
          <table:table-cell table:style-name="ce59" table:formula="of:=IF([.$C340]&gt;[Datos.$C$4]*12+[Datos.$C$5];&quot;&quot;;[.D339]*[Datos.$C$14])" office:value-type="float" office:value="85.5783988882184">
            <text:p>85.58</text:p>
          </table:table-cell>
          <table:table-cell table:style-name="ce54"/>
          <table:table-cell table:style-name="ce59" table:formula="of:=IF([.$C340]&gt;[Datos.$C$4]*12+[Datos.$C$5];&quot;&quot;;[.H339]-[.I340])" office:value-type="float" office:value="14859.5972916033">
            <text:p>14859.60</text:p>
          </table:table-cell>
          <table:table-cell table:style-name="ce59" table:formula="of:=IF([.$C340]&gt;[Datos.$C$4]*12+[Datos.$C$5];&quot;&quot;;[Datos.$C$11]-[.J340])" office:value-type="float" office:value="575.265793847388">
            <text:p>575.27</text:p>
          </table:table-cell>
          <table:table-cell table:style-name="ce70" table:formula="of:=IF([.$C340]&gt;[Datos.$C$4]*12+[Datos.$C$5];&quot;&quot;;[.H339]*[Datos.$C$15])" office:value-type="float" office:value="90.0367013317957">
            <text:p>90.04</text:p>
          </table:table-cell>
          <table:table-cell table:formula="of:=IF([.$C3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0]+1" office:value-type="float" office:value="337">
            <text:p>337</text:p>
          </table:table-cell>
          <table:table-cell table:style-name="ce60" table:formula="of:=IF([.$C341]&gt;[Datos.$C$4]*12+[Datos.$C$5];&quot;&quot;;[.D340]-[.E341])" office:value-type="float" office:value="14001.625378461">
            <text:p>14001.63</text:p>
          </table:table-cell>
          <table:table-cell table:style-name="ce60" table:formula="of:=IF([.$C341]&gt;[Datos.$C$4]*12+[Datos.$C$5];&quot;&quot;;[Datos.$C$9]-[.F341])" office:value-type="float" office:value="568.542781902262">
            <text:p>568.54</text:p>
          </table:table-cell>
          <table:table-cell table:style-name="ce60" table:formula="of:=IF([.$C341]&gt;[Datos.$C$4]*12+[Datos.$C$5];&quot;&quot;;[.D340]*[Datos.$C$14])" office:value-type="float" office:value="82.3818490976372">
            <text:p>82.38</text:p>
          </table:table-cell>
          <table:table-cell table:style-name="ce55"/>
          <table:table-cell table:style-name="ce60" table:formula="of:=IF([.$C341]&gt;[Datos.$C$4]*12+[Datos.$C$5];&quot;&quot;;[.H340]-[.I341])" office:value-type="float" office:value="14280.9757806251">
            <text:p>14280.98</text:p>
          </table:table-cell>
          <table:table-cell table:style-name="ce60" table:formula="of:=IF([.$C341]&gt;[Datos.$C$4]*12+[Datos.$C$5];&quot;&quot;;[Datos.$C$11]-[.J341])" office:value-type="float" office:value="578.621510978164">
            <text:p>578.62</text:p>
          </table:table-cell>
          <table:table-cell table:style-name="ce69" table:formula="of:=IF([.$C341]&gt;[Datos.$C$4]*12+[Datos.$C$5];&quot;&quot;;[.H340]*[Datos.$C$15])" office:value-type="float" office:value="86.6809842010192">
            <text:p>86.68</text:p>
          </table:table-cell>
          <table:table-cell table:formula="of:=IF([.$C3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1]+1" office:value-type="float" office:value="338">
            <text:p>338</text:p>
          </table:table-cell>
          <table:table-cell table:style-name="ce60" table:formula="of:=IF([.$C342]&gt;[Datos.$C$4]*12+[Datos.$C$5];&quot;&quot;;[.D341]-[.E342])" office:value-type="float" office:value="13429.8679730109">
            <text:p>13429.87</text:p>
          </table:table-cell>
          <table:table-cell table:style-name="ce60" table:formula="of:=IF([.$C342]&gt;[Datos.$C$4]*12+[Datos.$C$5];&quot;&quot;;[Datos.$C$9]-[.F342])" office:value-type="float" office:value="571.757405450097">
            <text:p>571.76</text:p>
          </table:table-cell>
          <table:table-cell table:style-name="ce60" table:formula="of:=IF([.$C342]&gt;[Datos.$C$4]*12+[Datos.$C$5];&quot;&quot;;[.D341]*[Datos.$C$14])" office:value-type="float" office:value="79.1672255498019">
            <text:p>79.17</text:p>
          </table:table-cell>
          <table:table-cell table:style-name="ce55"/>
          <table:table-cell table:style-name="ce60" table:formula="of:=IF([.$C342]&gt;[Datos.$C$4]*12+[Datos.$C$5];&quot;&quot;;[.H341]-[.I342])" office:value-type="float" office:value="13698.9789774996">
            <text:p>13698.98</text:p>
          </table:table-cell>
          <table:table-cell table:style-name="ce60" table:formula="of:=IF([.$C342]&gt;[Datos.$C$4]*12+[Datos.$C$5];&quot;&quot;;[Datos.$C$11]-[.J342])" office:value-type="float" office:value="581.996803125537">
            <text:p>582.00</text:p>
          </table:table-cell>
          <table:table-cell table:style-name="ce69" table:formula="of:=IF([.$C342]&gt;[Datos.$C$4]*12+[Datos.$C$5];&quot;&quot;;[.H341]*[Datos.$C$15])" office:value-type="float" office:value="83.3056920536466">
            <text:p>83.31</text:p>
          </table:table-cell>
          <table:table-cell table:formula="of:=IF([.$C3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2]+1" office:value-type="float" office:value="339">
            <text:p>339</text:p>
          </table:table-cell>
          <table:table-cell table:style-name="ce60" table:formula="of:=IF([.$C343]&gt;[Datos.$C$4]*12+[Datos.$C$5];&quot;&quot;;[.D342]-[.E343])" office:value-type="float" office:value="12854.8777680641">
            <text:p>12854.88</text:p>
          </table:table-cell>
          <table:table-cell table:style-name="ce60" table:formula="of:=IF([.$C343]&gt;[Datos.$C$4]*12+[Datos.$C$5];&quot;&quot;;[Datos.$C$9]-[.F343])" office:value-type="float" office:value="574.990204946838">
            <text:p>574.99</text:p>
          </table:table-cell>
          <table:table-cell table:style-name="ce60" table:formula="of:=IF([.$C343]&gt;[Datos.$C$4]*12+[Datos.$C$5];&quot;&quot;;[.D342]*[Datos.$C$14])" office:value-type="float" office:value="75.9344260530615">
            <text:p>75.93</text:p>
          </table:table-cell>
          <table:table-cell table:style-name="ce55"/>
          <table:table-cell table:style-name="ce60" table:formula="of:=IF([.$C343]&gt;[Datos.$C$4]*12+[Datos.$C$5];&quot;&quot;;[.H342]-[.I343])" office:value-type="float" office:value="13113.5871930225">
            <text:p>13113.59</text:p>
          </table:table-cell>
          <table:table-cell table:style-name="ce60" table:formula="of:=IF([.$C343]&gt;[Datos.$C$4]*12+[Datos.$C$5];&quot;&quot;;[Datos.$C$11]-[.J343])" office:value-type="float" office:value="585.391784477102">
            <text:p>585.39</text:p>
          </table:table-cell>
          <table:table-cell table:style-name="ce69" table:formula="of:=IF([.$C343]&gt;[Datos.$C$4]*12+[Datos.$C$5];&quot;&quot;;[.H342]*[Datos.$C$15])" office:value-type="float" office:value="79.910710702081">
            <text:p>79.91</text:p>
          </table:table-cell>
          <table:table-cell table:formula="of:=IF([.$C3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3]+1" office:value-type="float" office:value="340">
            <text:p>340</text:p>
          </table:table-cell>
          <table:table-cell table:style-name="ce60" table:formula="of:=IF([.$C344]&gt;[Datos.$C$4]*12+[Datos.$C$5];&quot;&quot;;[.D343]-[.E344])" office:value-type="float" office:value="12276.6364849021">
            <text:p>12276.64</text:p>
          </table:table-cell>
          <table:table-cell table:style-name="ce60" table:formula="of:=IF([.$C344]&gt;[Datos.$C$4]*12+[Datos.$C$5];&quot;&quot;;[Datos.$C$9]-[.F344])" office:value-type="float" office:value="578.241283161941">
            <text:p>578.24</text:p>
          </table:table-cell>
          <table:table-cell table:style-name="ce60" table:formula="of:=IF([.$C344]&gt;[Datos.$C$4]*12+[Datos.$C$5];&quot;&quot;;[.D343]*[Datos.$C$14])" office:value-type="float" office:value="72.6833478379581">
            <text:p>72.68</text:p>
          </table:table-cell>
          <table:table-cell table:style-name="ce55"/>
          <table:table-cell table:style-name="ce60" table:formula="of:=IF([.$C344]&gt;[Datos.$C$4]*12+[Datos.$C$5];&quot;&quot;;[.H343]-[.I344])" office:value-type="float" office:value="12524.7806231359">
            <text:p>12524.78</text:p>
          </table:table-cell>
          <table:table-cell table:style-name="ce60" table:formula="of:=IF([.$C344]&gt;[Datos.$C$4]*12+[Datos.$C$5];&quot;&quot;;[Datos.$C$11]-[.J344])" office:value-type="float" office:value="588.806569886552">
            <text:p>588.81</text:p>
          </table:table-cell>
          <table:table-cell table:style-name="ce69" table:formula="of:=IF([.$C344]&gt;[Datos.$C$4]*12+[Datos.$C$5];&quot;&quot;;[.H343]*[Datos.$C$15])" office:value-type="float" office:value="76.4959252926312">
            <text:p>76.50</text:p>
          </table:table-cell>
          <table:table-cell table:formula="of:=IF([.$C3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4]+1" office:value-type="float" office:value="341">
            <text:p>341</text:p>
          </table:table-cell>
          <table:table-cell table:style-name="ce60" table:formula="of:=IF([.$C345]&gt;[Datos.$C$4]*12+[Datos.$C$5];&quot;&quot;;[.D344]-[.E345])" office:value-type="float" office:value="11695.1257414562">
            <text:p>11695.13</text:p>
          </table:table-cell>
          <table:table-cell table:style-name="ce60" table:formula="of:=IF([.$C345]&gt;[Datos.$C$4]*12+[Datos.$C$5];&quot;&quot;;[Datos.$C$9]-[.F345])" office:value-type="float" office:value="581.510743445939">
            <text:p>581.51</text:p>
          </table:table-cell>
          <table:table-cell table:style-name="ce60" table:formula="of:=IF([.$C345]&gt;[Datos.$C$4]*12+[Datos.$C$5];&quot;&quot;;[.D344]*[Datos.$C$14])" office:value-type="float" office:value="69.4138875539607">
            <text:p>69.41</text:p>
          </table:table-cell>
          <table:table-cell table:style-name="ce55"/>
          <table:table-cell table:style-name="ce60" table:formula="of:=IF([.$C345]&gt;[Datos.$C$4]*12+[Datos.$C$5];&quot;&quot;;[.H344]-[.I345])" office:value-type="float" office:value="11932.5393482584">
            <text:p>11932.54</text:p>
          </table:table-cell>
          <table:table-cell table:style-name="ce60" table:formula="of:=IF([.$C345]&gt;[Datos.$C$4]*12+[Datos.$C$5];&quot;&quot;;[Datos.$C$11]-[.J345])" office:value-type="float" office:value="592.241274877557">
            <text:p>592.24</text:p>
          </table:table-cell>
          <table:table-cell table:style-name="ce69" table:formula="of:=IF([.$C345]&gt;[Datos.$C$4]*12+[Datos.$C$5];&quot;&quot;;[.H344]*[Datos.$C$15])" office:value-type="float" office:value="73.0612203016264">
            <text:p>73.06</text:p>
          </table:table-cell>
          <table:table-cell table:formula="of:=IF([.$C3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5]+1" office:value-type="float" office:value="342">
            <text:p>342</text:p>
          </table:table-cell>
          <table:table-cell table:style-name="ce60" table:formula="of:=IF([.$C346]&gt;[Datos.$C$4]*12+[Datos.$C$5];&quot;&quot;;[.D345]-[.E346])" office:value-type="float" office:value="11110.3270517225">
            <text:p>11110.33</text:p>
          </table:table-cell>
          <table:table-cell table:style-name="ce60" table:formula="of:=IF([.$C346]&gt;[Datos.$C$4]*12+[Datos.$C$5];&quot;&quot;;[Datos.$C$9]-[.F346])" office:value-type="float" office:value="584.79868973372">
            <text:p>584.80</text:p>
          </table:table-cell>
          <table:table-cell table:style-name="ce60" table:formula="of:=IF([.$C346]&gt;[Datos.$C$4]*12+[Datos.$C$5];&quot;&quot;;[.D345]*[Datos.$C$14])" office:value-type="float" office:value="66.1259412661792">
            <text:p>66.13</text:p>
          </table:table-cell>
          <table:table-cell table:style-name="ce55"/>
          <table:table-cell table:style-name="ce60" table:formula="of:=IF([.$C346]&gt;[Datos.$C$4]*12+[Datos.$C$5];&quot;&quot;;[.H345]-[.I346])" office:value-type="float" office:value="11336.8433326107">
            <text:p>11336.84</text:p>
          </table:table-cell>
          <table:table-cell table:style-name="ce60" table:formula="of:=IF([.$C346]&gt;[Datos.$C$4]*12+[Datos.$C$5];&quot;&quot;;[Datos.$C$11]-[.J346])" office:value-type="float" office:value="595.696015647676">
            <text:p>595.70</text:p>
          </table:table-cell>
          <table:table-cell table:style-name="ce69" table:formula="of:=IF([.$C346]&gt;[Datos.$C$4]*12+[Datos.$C$5];&quot;&quot;;[.H345]*[Datos.$C$15])" office:value-type="float" office:value="69.6064795315073">
            <text:p>69.61</text:p>
          </table:table-cell>
          <table:table-cell table:formula="of:=IF([.$C3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6]+1" office:value-type="float" office:value="343">
            <text:p>343</text:p>
          </table:table-cell>
          <table:table-cell table:style-name="ce60" table:formula="of:=IF([.$C347]&gt;[Datos.$C$4]*12+[Datos.$C$5];&quot;&quot;;[.D346]-[.E347])" office:value-type="float" office:value="10522.2218251746">
            <text:p>10522.22</text:p>
          </table:table-cell>
          <table:table-cell table:style-name="ce60" table:formula="of:=IF([.$C347]&gt;[Datos.$C$4]*12+[Datos.$C$5];&quot;&quot;;[Datos.$C$9]-[.F347])" office:value-type="float" office:value="588.105226547839">
            <text:p>588.11</text:p>
          </table:table-cell>
          <table:table-cell table:style-name="ce60" table:formula="of:=IF([.$C347]&gt;[Datos.$C$4]*12+[Datos.$C$5];&quot;&quot;;[.D346]*[Datos.$C$14])" office:value-type="float" office:value="62.8194044520607">
            <text:p>62.82</text:p>
          </table:table-cell>
          <table:table-cell table:style-name="ce55"/>
          <table:table-cell table:style-name="ce60" table:formula="of:=IF([.$C347]&gt;[Datos.$C$4]*12+[Datos.$C$5];&quot;&quot;;[.H346]-[.I347])" office:value-type="float" office:value="10737.6724235384">
            <text:p>10737.67</text:p>
          </table:table-cell>
          <table:table-cell table:style-name="ce60" table:formula="of:=IF([.$C347]&gt;[Datos.$C$4]*12+[Datos.$C$5];&quot;&quot;;[Datos.$C$11]-[.J347])" office:value-type="float" office:value="599.170909072287">
            <text:p>599.17</text:p>
          </table:table-cell>
          <table:table-cell table:style-name="ce69" table:formula="of:=IF([.$C347]&gt;[Datos.$C$4]*12+[Datos.$C$5];&quot;&quot;;[.H346]*[Datos.$C$15])" office:value-type="float" office:value="66.1315861068958">
            <text:p>66.13</text:p>
          </table:table-cell>
          <table:table-cell table:formula="of:=IF([.$C3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7]+1" office:value-type="float" office:value="344">
            <text:p>344</text:p>
          </table:table-cell>
          <table:table-cell table:style-name="ce60" table:formula="of:=IF([.$C348]&gt;[Datos.$C$4]*12+[Datos.$C$5];&quot;&quot;;[.D347]-[.E348])" office:value-type="float" office:value="9930.7913661728">
            <text:p>9930.79</text:p>
          </table:table-cell>
          <table:table-cell table:style-name="ce60" table:formula="of:=IF([.$C348]&gt;[Datos.$C$4]*12+[Datos.$C$5];&quot;&quot;;[Datos.$C$9]-[.F348])" office:value-type="float" office:value="591.430459001833">
            <text:p>591.43</text:p>
          </table:table-cell>
          <table:table-cell table:style-name="ce60" table:formula="of:=IF([.$C348]&gt;[Datos.$C$4]*12+[Datos.$C$5];&quot;&quot;;[.D347]*[Datos.$C$14])" office:value-type="float" office:value="59.4941719980663">
            <text:p>59.49</text:p>
          </table:table-cell>
          <table:table-cell table:style-name="ce55"/>
          <table:table-cell table:style-name="ce60" table:formula="of:=IF([.$C348]&gt;[Datos.$C$4]*12+[Datos.$C$5];&quot;&quot;;[.H347]-[.I348])" office:value-type="float" office:value="10135.0063508299">
            <text:p>10135.01</text:p>
          </table:table-cell>
          <table:table-cell table:style-name="ce60" table:formula="of:=IF([.$C348]&gt;[Datos.$C$4]*12+[Datos.$C$5];&quot;&quot;;[Datos.$C$11]-[.J348])" office:value-type="float" office:value="602.666072708542">
            <text:p>602.67</text:p>
          </table:table-cell>
          <table:table-cell table:style-name="ce69" table:formula="of:=IF([.$C348]&gt;[Datos.$C$4]*12+[Datos.$C$5];&quot;&quot;;[.H347]*[Datos.$C$15])" office:value-type="float" office:value="62.6364224706408">
            <text:p>62.64</text:p>
          </table:table-cell>
          <table:table-cell table:formula="of:=IF([.$C3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8]+1" office:value-type="float" office:value="345">
            <text:p>345</text:p>
          </table:table-cell>
          <table:table-cell table:style-name="ce60" table:formula="of:=IF([.$C349]&gt;[Datos.$C$4]*12+[Datos.$C$5];&quot;&quot;;[.D348]-[.E349])" office:value-type="float" office:value="9336.01687336923">
            <text:p>9336.02</text:p>
          </table:table-cell>
          <table:table-cell table:style-name="ce60" table:formula="of:=IF([.$C349]&gt;[Datos.$C$4]*12+[Datos.$C$5];&quot;&quot;;[Datos.$C$9]-[.F349])" office:value-type="float" office:value="594.774492803569">
            <text:p>594.77</text:p>
          </table:table-cell>
          <table:table-cell table:style-name="ce60" table:formula="of:=IF([.$C349]&gt;[Datos.$C$4]*12+[Datos.$C$5];&quot;&quot;;[.D348]*[Datos.$C$14])" office:value-type="float" office:value="56.1501381963301">
            <text:p>56.15</text:p>
          </table:table-cell>
          <table:table-cell table:style-name="ce55"/>
          <table:table-cell table:style-name="ce60" table:formula="of:=IF([.$C349]&gt;[Datos.$C$4]*12+[Datos.$C$5];&quot;&quot;;[.H348]-[.I349])" office:value-type="float" office:value="9528.82472603054">
            <text:p>9528.82</text:p>
          </table:table-cell>
          <table:table-cell table:style-name="ce60" table:formula="of:=IF([.$C349]&gt;[Datos.$C$4]*12+[Datos.$C$5];&quot;&quot;;[Datos.$C$11]-[.J349])" office:value-type="float" office:value="606.181624799342">
            <text:p>606.18</text:p>
          </table:table-cell>
          <table:table-cell table:style-name="ce69" table:formula="of:=IF([.$C349]&gt;[Datos.$C$4]*12+[Datos.$C$5];&quot;&quot;;[.H348]*[Datos.$C$15])" office:value-type="float" office:value="59.120870379841">
            <text:p>59.12</text:p>
          </table:table-cell>
          <table:table-cell table:formula="of:=IF([.$C3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49]+1" office:value-type="float" office:value="346">
            <text:p>346</text:p>
          </table:table-cell>
          <table:table-cell table:style-name="ce60" table:formula="of:=IF([.$C350]&gt;[Datos.$C$4]*12+[Datos.$C$5];&quot;&quot;;[.D349]-[.E350])" office:value-type="float" office:value="8737.87943911063">
            <text:p>8737.88</text:p>
          </table:table-cell>
          <table:table-cell table:style-name="ce60" table:formula="of:=IF([.$C350]&gt;[Datos.$C$4]*12+[Datos.$C$5];&quot;&quot;;[Datos.$C$9]-[.F350])" office:value-type="float" office:value="598.137434258601">
            <text:p>598.14</text:p>
          </table:table-cell>
          <table:table-cell table:style-name="ce60" table:formula="of:=IF([.$C350]&gt;[Datos.$C$4]*12+[Datos.$C$5];&quot;&quot;;[.D349]*[Datos.$C$14])" office:value-type="float" office:value="52.7871967412984">
            <text:p>52.79</text:p>
          </table:table-cell>
          <table:table-cell table:style-name="ce55"/>
          <table:table-cell table:style-name="ce60" table:formula="of:=IF([.$C350]&gt;[Datos.$C$4]*12+[Datos.$C$5];&quot;&quot;;[.H349]-[.I350])" office:value-type="float" office:value="8919.1070417532">
            <text:p>8919.11</text:p>
          </table:table-cell>
          <table:table-cell table:style-name="ce60" table:formula="of:=IF([.$C350]&gt;[Datos.$C$4]*12+[Datos.$C$5];&quot;&quot;;[Datos.$C$11]-[.J350])" office:value-type="float" office:value="609.717684277338">
            <text:p>609.72</text:p>
          </table:table-cell>
          <table:table-cell table:style-name="ce69" table:formula="of:=IF([.$C350]&gt;[Datos.$C$4]*12+[Datos.$C$5];&quot;&quot;;[.H349]*[Datos.$C$15])" office:value-type="float" office:value="55.5848109018448">
            <text:p>55.58</text:p>
          </table:table-cell>
          <table:table-cell table:formula="of:=IF([.$C3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0]+1" office:value-type="float" office:value="347">
            <text:p>347</text:p>
          </table:table-cell>
          <table:table-cell table:style-name="ce60" table:formula="of:=IF([.$C351]&gt;[Datos.$C$4]*12+[Datos.$C$5];&quot;&quot;;[.D350]-[.E351])" office:value-type="float" office:value="8136.36004883708">
            <text:p>8136.36</text:p>
          </table:table-cell>
          <table:table-cell table:style-name="ce60" table:formula="of:=IF([.$C351]&gt;[Datos.$C$4]*12+[Datos.$C$5];&quot;&quot;;[Datos.$C$9]-[.F351])" office:value-type="float" office:value="601.519390273549">
            <text:p>601.52</text:p>
          </table:table-cell>
          <table:table-cell table:style-name="ce60" table:formula="of:=IF([.$C351]&gt;[Datos.$C$4]*12+[Datos.$C$5];&quot;&quot;;[.D350]*[Datos.$C$14])" office:value-type="float" office:value="49.4052407263508">
            <text:p>49.41</text:p>
          </table:table-cell>
          <table:table-cell table:style-name="ce55"/>
          <table:table-cell table:style-name="ce60" table:formula="of:=IF([.$C351]&gt;[Datos.$C$4]*12+[Datos.$C$5];&quot;&quot;;[.H350]-[.I351])" office:value-type="float" office:value="8305.83267098425">
            <text:p>8305.83</text:p>
          </table:table-cell>
          <table:table-cell table:style-name="ce60" table:formula="of:=IF([.$C351]&gt;[Datos.$C$4]*12+[Datos.$C$5];&quot;&quot;;[Datos.$C$11]-[.J351])" office:value-type="float" office:value="613.274370768956">
            <text:p>613.27</text:p>
          </table:table-cell>
          <table:table-cell table:style-name="ce69" table:formula="of:=IF([.$C351]&gt;[Datos.$C$4]*12+[Datos.$C$5];&quot;&quot;;[.H350]*[Datos.$C$15])" office:value-type="float" office:value="52.028124410227">
            <text:p>52.03</text:p>
          </table:table-cell>
          <table:table-cell table:formula="of:=IF([.$C3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40]+1" office:value-type="float" office:value="29">
            <text:p>29</text:p>
          </table:table-cell>
          <table:table-cell table:style-name="ce54" table:formula="of:=[.C351]+1" office:value-type="float" office:value="348">
            <text:p>348</text:p>
          </table:table-cell>
          <table:table-cell table:style-name="ce59" table:formula="of:=IF([.$C352]&gt;[Datos.$C$4]*12+[Datos.$C$5];&quot;&quot;;[.D351]-[.E352])" office:value-type="float" office:value="7531.43958047758">
            <text:p>7531.44</text:p>
          </table:table-cell>
          <table:table-cell table:style-name="ce59" table:formula="of:=IF([.$C352]&gt;[Datos.$C$4]*12+[Datos.$C$5];&quot;&quot;;[Datos.$C$9]-[.F352])" office:value-type="float" office:value="604.920468359499">
            <text:p>604.92</text:p>
          </table:table-cell>
          <table:table-cell table:style-name="ce59" table:formula="of:=IF([.$C352]&gt;[Datos.$C$4]*12+[Datos.$C$5];&quot;&quot;;[.D351]*[Datos.$C$14])" office:value-type="float" office:value="46.0041626404007">
            <text:p>46.00</text:p>
          </table:table-cell>
          <table:table-cell table:style-name="ce54"/>
          <table:table-cell table:style-name="ce59" table:formula="of:=IF([.$C352]&gt;[Datos.$C$4]*12+[Datos.$C$5];&quot;&quot;;[.H351]-[.I352])" office:value-type="float" office:value="7688.9808663858">
            <text:p>7688.98</text:p>
          </table:table-cell>
          <table:table-cell table:style-name="ce59" table:formula="of:=IF([.$C352]&gt;[Datos.$C$4]*12+[Datos.$C$5];&quot;&quot;;[Datos.$C$11]-[.J352])" office:value-type="float" office:value="616.851804598442">
            <text:p>616.85</text:p>
          </table:table-cell>
          <table:table-cell table:style-name="ce70" table:formula="of:=IF([.$C352]&gt;[Datos.$C$4]*12+[Datos.$C$5];&quot;&quot;;[.H351]*[Datos.$C$15])" office:value-type="float" office:value="48.4506905807414">
            <text:p>48.45</text:p>
          </table:table-cell>
          <table:table-cell table:formula="of:=IF([.$C3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2]+1" office:value-type="float" office:value="349">
            <text:p>349</text:p>
          </table:table-cell>
          <table:table-cell table:style-name="ce60" table:formula="of:=IF([.$C353]&gt;[Datos.$C$4]*12+[Datos.$C$5];&quot;&quot;;[.D352]-[.E353])" office:value-type="float" office:value="6923.09880384216">
            <text:p>6923.10</text:p>
          </table:table-cell>
          <table:table-cell table:style-name="ce60" table:formula="of:=IF([.$C353]&gt;[Datos.$C$4]*12+[Datos.$C$5];&quot;&quot;;[Datos.$C$9]-[.F353])" office:value-type="float" office:value="608.340776635421">
            <text:p>608.34</text:p>
          </table:table-cell>
          <table:table-cell table:style-name="ce60" table:formula="of:=IF([.$C353]&gt;[Datos.$C$4]*12+[Datos.$C$5];&quot;&quot;;[.D352]*[Datos.$C$14])" office:value-type="float" office:value="42.5838543644788">
            <text:p>42.58</text:p>
          </table:table-cell>
          <table:table-cell table:style-name="ce55"/>
          <table:table-cell table:style-name="ce60" table:formula="of:=IF([.$C353]&gt;[Datos.$C$4]*12+[Datos.$C$5];&quot;&quot;;[.H352]-[.I353])" office:value-type="float" office:value="7068.53075959387">
            <text:p>7068.53</text:p>
          </table:table-cell>
          <table:table-cell table:style-name="ce60" table:formula="of:=IF([.$C353]&gt;[Datos.$C$4]*12+[Datos.$C$5];&quot;&quot;;[Datos.$C$11]-[.J353])" office:value-type="float" office:value="620.450106791933">
            <text:p>620.45</text:p>
          </table:table-cell>
          <table:table-cell table:style-name="ce69" table:formula="of:=IF([.$C353]&gt;[Datos.$C$4]*12+[Datos.$C$5];&quot;&quot;;[.H352]*[Datos.$C$15])" office:value-type="float" office:value="44.8523883872505">
            <text:p>44.85</text:p>
          </table:table-cell>
          <table:table-cell table:formula="of:=IF([.$C3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3]+1" office:value-type="float" office:value="350">
            <text:p>350</text:p>
          </table:table-cell>
          <table:table-cell table:style-name="ce60" table:formula="of:=IF([.$C354]&gt;[Datos.$C$4]*12+[Datos.$C$5];&quot;&quot;;[.D353]-[.E354])" office:value-type="float" office:value="6311.31838001056">
            <text:p>6311.32</text:p>
          </table:table-cell>
          <table:table-cell table:style-name="ce60" table:formula="of:=IF([.$C354]&gt;[Datos.$C$4]*12+[Datos.$C$5];&quot;&quot;;[Datos.$C$9]-[.F354])" office:value-type="float" office:value="611.780423831604">
            <text:p>611.78</text:p>
          </table:table-cell>
          <table:table-cell table:style-name="ce60" table:formula="of:=IF([.$C354]&gt;[Datos.$C$4]*12+[Datos.$C$5];&quot;&quot;;[.D353]*[Datos.$C$14])" office:value-type="float" office:value="39.1442071682951">
            <text:p>39.14</text:p>
          </table:table-cell>
          <table:table-cell table:style-name="ce55"/>
          <table:table-cell table:style-name="ce60" table:formula="of:=IF([.$C354]&gt;[Datos.$C$4]*12+[Datos.$C$5];&quot;&quot;;[.H353]-[.I354])" office:value-type="float" office:value="6444.46136051232">
            <text:p>6444.46</text:p>
          </table:table-cell>
          <table:table-cell table:style-name="ce60" table:formula="of:=IF([.$C354]&gt;[Datos.$C$4]*12+[Datos.$C$5];&quot;&quot;;[Datos.$C$11]-[.J354])" office:value-type="float" office:value="624.069399081552">
            <text:p>624.07</text:p>
          </table:table-cell>
          <table:table-cell table:style-name="ce69" table:formula="of:=IF([.$C354]&gt;[Datos.$C$4]*12+[Datos.$C$5];&quot;&quot;;[.H353]*[Datos.$C$15])" office:value-type="float" office:value="41.2330960976309">
            <text:p>41.23</text:p>
          </table:table-cell>
          <table:table-cell table:formula="of:=IF([.$C3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4]+1" office:value-type="float" office:value="351">
            <text:p>351</text:p>
          </table:table-cell>
          <table:table-cell table:style-name="ce60" table:formula="of:=IF([.$C355]&gt;[Datos.$C$4]*12+[Datos.$C$5];&quot;&quot;;[.D354]-[.E355])" office:value-type="float" office:value="5696.07886071744">
            <text:p>5696.08</text:p>
          </table:table-cell>
          <table:table-cell table:style-name="ce60" table:formula="of:=IF([.$C355]&gt;[Datos.$C$4]*12+[Datos.$C$5];&quot;&quot;;[Datos.$C$9]-[.F355])" office:value-type="float" office:value="615.239519293117">
            <text:p>615.24</text:p>
          </table:table-cell>
          <table:table-cell table:style-name="ce60" table:formula="of:=IF([.$C355]&gt;[Datos.$C$4]*12+[Datos.$C$5];&quot;&quot;;[.D354]*[Datos.$C$14])" office:value-type="float" office:value="35.6851117067828">
            <text:p>35.69</text:p>
          </table:table-cell>
          <table:table-cell table:style-name="ce55"/>
          <table:table-cell table:style-name="ce60" table:formula="of:=IF([.$C355]&gt;[Datos.$C$4]*12+[Datos.$C$5];&quot;&quot;;[.H354]-[.I355])" office:value-type="float" office:value="5816.75155660279">
            <text:p>5816.75</text:p>
          </table:table-cell>
          <table:table-cell table:style-name="ce60" table:formula="of:=IF([.$C355]&gt;[Datos.$C$4]*12+[Datos.$C$5];&quot;&quot;;[Datos.$C$11]-[.J355])" office:value-type="float" office:value="627.709803909528">
            <text:p>627.71</text:p>
          </table:table-cell>
          <table:table-cell table:style-name="ce69" table:formula="of:=IF([.$C355]&gt;[Datos.$C$4]*12+[Datos.$C$5];&quot;&quot;;[.H354]*[Datos.$C$15])" office:value-type="float" office:value="37.5926912696552">
            <text:p>37.59</text:p>
          </table:table-cell>
          <table:table-cell table:formula="of:=IF([.$C3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5]+1" office:value-type="float" office:value="352">
            <text:p>352</text:p>
          </table:table-cell>
          <table:table-cell table:style-name="ce60" table:formula="of:=IF([.$C356]&gt;[Datos.$C$4]*12+[Datos.$C$5];&quot;&quot;;[.D355]-[.E356])" office:value-type="float" office:value="5077.36068773416">
            <text:p>5077.36</text:p>
          </table:table-cell>
          <table:table-cell table:style-name="ce60" table:formula="of:=IF([.$C356]&gt;[Datos.$C$4]*12+[Datos.$C$5];&quot;&quot;;[Datos.$C$9]-[.F356])" office:value-type="float" office:value="618.718172983277">
            <text:p>618.72</text:p>
          </table:table-cell>
          <table:table-cell table:style-name="ce60" table:formula="of:=IF([.$C356]&gt;[Datos.$C$4]*12+[Datos.$C$5];&quot;&quot;;[.D355]*[Datos.$C$14])" office:value-type="float" office:value="32.2064580166222">
            <text:p>32.21</text:p>
          </table:table-cell>
          <table:table-cell table:style-name="ce55"/>
          <table:table-cell table:style-name="ce60" table:formula="of:=IF([.$C356]&gt;[Datos.$C$4]*12+[Datos.$C$5];&quot;&quot;;[.H355]-[.I356])" office:value-type="float" office:value="5185.38011217045">
            <text:p>5185.38</text:p>
          </table:table-cell>
          <table:table-cell table:style-name="ce60" table:formula="of:=IF([.$C356]&gt;[Datos.$C$4]*12+[Datos.$C$5];&quot;&quot;;[Datos.$C$11]-[.J356])" office:value-type="float" office:value="631.371444432334">
            <text:p>631.37</text:p>
          </table:table-cell>
          <table:table-cell table:style-name="ce69" table:formula="of:=IF([.$C356]&gt;[Datos.$C$4]*12+[Datos.$C$5];&quot;&quot;;[.H355]*[Datos.$C$15])" office:value-type="float" office:value="33.9310507468496">
            <text:p>33.93</text:p>
          </table:table-cell>
          <table:table-cell table:formula="of:=IF([.$C3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6]+1" office:value-type="float" office:value="353">
            <text:p>353</text:p>
          </table:table-cell>
          <table:table-cell table:style-name="ce60" table:formula="of:=IF([.$C357]&gt;[Datos.$C$4]*12+[Datos.$C$5];&quot;&quot;;[.D356]-[.E357])" office:value-type="float" office:value="4455.14419224701">
            <text:p>4455.14</text:p>
          </table:table-cell>
          <table:table-cell table:style-name="ce60" table:formula="of:=IF([.$C357]&gt;[Datos.$C$4]*12+[Datos.$C$5];&quot;&quot;;[Datos.$C$9]-[.F357])" office:value-type="float" office:value="622.216495487154">
            <text:p>622.22</text:p>
          </table:table-cell>
          <table:table-cell table:style-name="ce60" table:formula="of:=IF([.$C357]&gt;[Datos.$C$4]*12+[Datos.$C$5];&quot;&quot;;[.D356]*[Datos.$C$14])" office:value-type="float" office:value="28.708135512745">
            <text:p>28.71</text:p>
          </table:table-cell>
          <table:table-cell table:style-name="ce55"/>
          <table:table-cell table:style-name="ce60" table:formula="of:=IF([.$C357]&gt;[Datos.$C$4]*12+[Datos.$C$5];&quot;&quot;;[.H356]-[.I357])" office:value-type="float" office:value="4550.3256676456">
            <text:p>4550.33</text:p>
          </table:table-cell>
          <table:table-cell table:style-name="ce60" table:formula="of:=IF([.$C357]&gt;[Datos.$C$4]*12+[Datos.$C$5];&quot;&quot;;[Datos.$C$11]-[.J357])" office:value-type="float" office:value="635.054444524856">
            <text:p>635.05</text:p>
          </table:table-cell>
          <table:table-cell table:style-name="ce69" table:formula="of:=IF([.$C357]&gt;[Datos.$C$4]*12+[Datos.$C$5];&quot;&quot;;[.H356]*[Datos.$C$15])" office:value-type="float" office:value="30.2480506543277">
            <text:p>30.25</text:p>
          </table:table-cell>
          <table:table-cell table:formula="of:=IF([.$C3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7]+1" office:value-type="float" office:value="354">
            <text:p>354</text:p>
          </table:table-cell>
          <table:table-cell table:style-name="ce60" table:formula="of:=IF([.$C358]&gt;[Datos.$C$4]*12+[Datos.$C$5];&quot;&quot;;[.D357]-[.E358])" office:value-type="float" office:value="3829.40959423193">
            <text:p>3829.41</text:p>
          </table:table-cell>
          <table:table-cell table:style-name="ce60" table:formula="of:=IF([.$C358]&gt;[Datos.$C$4]*12+[Datos.$C$5];&quot;&quot;;[Datos.$C$9]-[.F358])" office:value-type="float" office:value="625.734598015081">
            <text:p>625.73</text:p>
          </table:table-cell>
          <table:table-cell table:style-name="ce60" table:formula="of:=IF([.$C358]&gt;[Datos.$C$4]*12+[Datos.$C$5];&quot;&quot;;[.D357]*[Datos.$C$14])" office:value-type="float" office:value="25.1900329848188">
            <text:p>25.19</text:p>
          </table:table-cell>
          <table:table-cell table:style-name="ce55"/>
          <table:table-cell table:style-name="ce60" table:formula="of:=IF([.$C358]&gt;[Datos.$C$4]*12+[Datos.$C$5];&quot;&quot;;[.H357]-[.I358])" office:value-type="float" office:value="3911.56673886102">
            <text:p>3911.57</text:p>
          </table:table-cell>
          <table:table-cell table:style-name="ce60" table:formula="of:=IF([.$C358]&gt;[Datos.$C$4]*12+[Datos.$C$5];&quot;&quot;;[Datos.$C$11]-[.J358])" office:value-type="float" office:value="638.758928784584">
            <text:p>638.76</text:p>
          </table:table-cell>
          <table:table-cell table:style-name="ce69" table:formula="of:=IF([.$C358]&gt;[Datos.$C$4]*12+[Datos.$C$5];&quot;&quot;;[.H357]*[Datos.$C$15])" office:value-type="float" office:value="26.5435663945993">
            <text:p>26.54</text:p>
          </table:table-cell>
          <table:table-cell table:formula="of:=IF([.$C3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8]+1" office:value-type="float" office:value="355">
            <text:p>355</text:p>
          </table:table-cell>
          <table:table-cell table:style-name="ce60" table:formula="of:=IF([.$C359]&gt;[Datos.$C$4]*12+[Datos.$C$5];&quot;&quot;;[.D358]-[.E359])" office:value-type="float" office:value="3200.13700182574">
            <text:p>3200.14</text:p>
          </table:table-cell>
          <table:table-cell table:style-name="ce60" table:formula="of:=IF([.$C359]&gt;[Datos.$C$4]*12+[Datos.$C$5];&quot;&quot;;[Datos.$C$9]-[.F359])" office:value-type="float" office:value="629.272592406187">
            <text:p>629.27</text:p>
          </table:table-cell>
          <table:table-cell table:style-name="ce60" table:formula="of:=IF([.$C359]&gt;[Datos.$C$4]*12+[Datos.$C$5];&quot;&quot;;[.D358]*[Datos.$C$14])" office:value-type="float" office:value="21.652038593712">
            <text:p>21.65</text:p>
          </table:table-cell>
          <table:table-cell table:style-name="ce55"/>
          <table:table-cell table:style-name="ce60" table:formula="of:=IF([.$C359]&gt;[Datos.$C$4]*12+[Datos.$C$5];&quot;&quot;;[.H358]-[.I359])" office:value-type="float" office:value="3269.08171632519">
            <text:p>3269.08</text:p>
          </table:table-cell>
          <table:table-cell table:style-name="ce60" table:formula="of:=IF([.$C359]&gt;[Datos.$C$4]*12+[Datos.$C$5];&quot;&quot;;[Datos.$C$11]-[.J359])" office:value-type="float" office:value="642.485022535827">
            <text:p>642.49</text:p>
          </table:table-cell>
          <table:table-cell table:style-name="ce69" table:formula="of:=IF([.$C359]&gt;[Datos.$C$4]*12+[Datos.$C$5];&quot;&quot;;[.H358]*[Datos.$C$15])" office:value-type="float" office:value="22.8174726433559">
            <text:p>22.82</text:p>
          </table:table-cell>
          <table:table-cell table:formula="of:=IF([.$C3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59]+1" office:value-type="float" office:value="356">
            <text:p>356</text:p>
          </table:table-cell>
          <table:table-cell table:style-name="ce60" table:formula="of:=IF([.$C360]&gt;[Datos.$C$4]*12+[Datos.$C$5];&quot;&quot;;[.D359]-[.E360])" office:value-type="float" office:value="2567.30641069378">
            <text:p>2567.31</text:p>
          </table:table-cell>
          <table:table-cell table:style-name="ce60" table:formula="of:=IF([.$C360]&gt;[Datos.$C$4]*12+[Datos.$C$5];&quot;&quot;;[Datos.$C$9]-[.F360])" office:value-type="float" office:value="632.830591131962">
            <text:p>632.83</text:p>
          </table:table-cell>
          <table:table-cell table:style-name="ce60" table:formula="of:=IF([.$C360]&gt;[Datos.$C$4]*12+[Datos.$C$5];&quot;&quot;;[.D359]*[Datos.$C$14])" office:value-type="float" office:value="18.094039867938">
            <text:p>18.09</text:p>
          </table:table-cell>
          <table:table-cell table:style-name="ce55"/>
          <table:table-cell table:style-name="ce60" table:formula="of:=IF([.$C360]&gt;[Datos.$C$4]*12+[Datos.$C$5];&quot;&quot;;[.H359]-[.I360])" office:value-type="float" office:value="2622.84886449123">
            <text:p>2622.85</text:p>
          </table:table-cell>
          <table:table-cell table:style-name="ce60" table:formula="of:=IF([.$C360]&gt;[Datos.$C$4]*12+[Datos.$C$5];&quot;&quot;;[Datos.$C$11]-[.J360])" office:value-type="float" office:value="646.232851833953">
            <text:p>646.23</text:p>
          </table:table-cell>
          <table:table-cell table:style-name="ce69" table:formula="of:=IF([.$C360]&gt;[Datos.$C$4]*12+[Datos.$C$5];&quot;&quot;;[.H359]*[Datos.$C$15])" office:value-type="float" office:value="19.0696433452303">
            <text:p>19.07</text:p>
          </table:table-cell>
          <table:table-cell table:formula="of:=IF([.$C3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0]+1" office:value-type="float" office:value="357">
            <text:p>357</text:p>
          </table:table-cell>
          <table:table-cell table:style-name="ce60" table:formula="of:=IF([.$C361]&gt;[Datos.$C$4]*12+[Datos.$C$5];&quot;&quot;;[.D360]-[.E361])" office:value-type="float" office:value="1930.89770339396">
            <text:p>1930.90</text:p>
          </table:table-cell>
          <table:table-cell table:style-name="ce60" table:formula="of:=IF([.$C361]&gt;[Datos.$C$4]*12+[Datos.$C$5];&quot;&quot;;[Datos.$C$9]-[.F361])" office:value-type="float" office:value="636.408707299819">
            <text:p>636.41</text:p>
          </table:table-cell>
          <table:table-cell table:style-name="ce60" table:formula="of:=IF([.$C361]&gt;[Datos.$C$4]*12+[Datos.$C$5];&quot;&quot;;[.D360]*[Datos.$C$14])" office:value-type="float" office:value="14.5159237000802">
            <text:p>14.52</text:p>
          </table:table-cell>
          <table:table-cell table:style-name="ce55"/>
          <table:table-cell table:style-name="ce60" table:formula="of:=IF([.$C361]&gt;[Datos.$C$4]*12+[Datos.$C$5];&quot;&quot;;[.H360]-[.I361])" office:value-type="float" office:value="1972.84632102158">
            <text:p>1972.85</text:p>
          </table:table-cell>
          <table:table-cell table:style-name="ce60" table:formula="of:=IF([.$C361]&gt;[Datos.$C$4]*12+[Datos.$C$5];&quot;&quot;;[Datos.$C$11]-[.J361])" office:value-type="float" office:value="650.002543469651">
            <text:p>650.00</text:p>
          </table:table-cell>
          <table:table-cell table:style-name="ce69" table:formula="of:=IF([.$C361]&gt;[Datos.$C$4]*12+[Datos.$C$5];&quot;&quot;;[.H360]*[Datos.$C$15])" office:value-type="float" office:value="15.2999517095322">
            <text:p>15.30</text:p>
          </table:table-cell>
          <table:table-cell table:formula="of:=IF([.$C3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1]+1" office:value-type="float" office:value="358">
            <text:p>358</text:p>
          </table:table-cell>
          <table:table-cell table:style-name="ce60" table:formula="of:=IF([.$C362]&gt;[Datos.$C$4]*12+[Datos.$C$5];&quot;&quot;;[.D361]-[.E362])" office:value-type="float" office:value="1290.89064873726">
            <text:p>1290.89</text:p>
          </table:table-cell>
          <table:table-cell table:style-name="ce60" table:formula="of:=IF([.$C362]&gt;[Datos.$C$4]*12+[Datos.$C$5];&quot;&quot;;[Datos.$C$9]-[.F362])" office:value-type="float" office:value="640.007054656703">
            <text:p>640.01</text:p>
          </table:table-cell>
          <table:table-cell table:style-name="ce60" table:formula="of:=IF([.$C362]&gt;[Datos.$C$4]*12+[Datos.$C$5];&quot;&quot;;[.D361]*[Datos.$C$14])" office:value-type="float" office:value="10.9175763431964">
            <text:p>10.92</text:p>
          </table:table-cell>
          <table:table-cell table:style-name="ce55"/>
          <table:table-cell table:style-name="ce60" table:formula="of:=IF([.$C362]&gt;[Datos.$C$4]*12+[Datos.$C$5];&quot;&quot;;[.H361]-[.I362])" office:value-type="float" office:value="1319.05209604836">
            <text:p>1319.05</text:p>
          </table:table-cell>
          <table:table-cell table:style-name="ce60" table:formula="of:=IF([.$C362]&gt;[Datos.$C$4]*12+[Datos.$C$5];&quot;&quot;;[Datos.$C$11]-[.J362])" office:value-type="float" office:value="653.794224973224">
            <text:p>653.79</text:p>
          </table:table-cell>
          <table:table-cell table:style-name="ce69" table:formula="of:=IF([.$C362]&gt;[Datos.$C$4]*12+[Datos.$C$5];&quot;&quot;;[.H361]*[Datos.$C$15])" office:value-type="float" office:value="11.5082702059592">
            <text:p>11.51</text:p>
          </table:table-cell>
          <table:table-cell table:formula="of:=IF([.$C3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2]+1" office:value-type="float" office:value="359">
            <text:p>359</text:p>
          </table:table-cell>
          <table:table-cell table:style-name="ce60" table:formula="of:=IF([.$C363]&gt;[Datos.$C$4]*12+[Datos.$C$5];&quot;&quot;;[.D362]-[.E363])" office:value-type="float" office:value="647.264901144562">
            <text:p>647.26</text:p>
          </table:table-cell>
          <table:table-cell table:style-name="ce60" table:formula="of:=IF([.$C363]&gt;[Datos.$C$4]*12+[Datos.$C$5];&quot;&quot;;[Datos.$C$9]-[.F363])" office:value-type="float" office:value="643.625747592697">
            <text:p>643.63</text:p>
          </table:table-cell>
          <table:table-cell table:style-name="ce60" table:formula="of:=IF([.$C363]&gt;[Datos.$C$4]*12+[Datos.$C$5];&quot;&quot;;[.D362]*[Datos.$C$14])" office:value-type="float" office:value="7.29888340720237">
            <text:p>7.30</text:p>
          </table:table-cell>
          <table:table-cell table:style-name="ce55"/>
          <table:table-cell table:style-name="ce60" table:formula="of:=IF([.$C363]&gt;[Datos.$C$4]*12+[Datos.$C$5];&quot;&quot;;[.H362]-[.I363])" office:value-type="float" office:value="661.444071429459">
            <text:p>661.44</text:p>
          </table:table-cell>
          <table:table-cell table:style-name="ce60" table:formula="of:=IF([.$C363]&gt;[Datos.$C$4]*12+[Datos.$C$5];&quot;&quot;;[Datos.$C$11]-[.J363])" office:value-type="float" office:value="657.608024618901">
            <text:p>657.61</text:p>
          </table:table-cell>
          <table:table-cell table:style-name="ce69" table:formula="of:=IF([.$C363]&gt;[Datos.$C$4]*12+[Datos.$C$5];&quot;&quot;;[.H362]*[Datos.$C$15])" office:value-type="float" office:value="7.6944705602821">
            <text:p>7.69</text:p>
          </table:table-cell>
          <table:table-cell table:formula="of:=IF([.$C3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52]+1" office:value-type="float" office:value="30">
            <text:p>30</text:p>
          </table:table-cell>
          <table:table-cell table:style-name="ce54" table:formula="of:=[.C363]+1" office:value-type="float" office:value="360">
            <text:p>360</text:p>
          </table:table-cell>
          <table:table-cell table:style-name="ce59" table:formula="of:=IF([.$C364]&gt;[Datos.$C$4]*12+[Datos.$C$5];&quot;&quot;;[.D363]-[.E364])" office:value-type="float" office:value="-0.000000000101749719760846">
            <text:p>0.00</text:p>
          </table:table-cell>
          <table:table-cell table:style-name="ce59" table:formula="of:=IF([.$C364]&gt;[Datos.$C$4]*12+[Datos.$C$5];&quot;&quot;;[Datos.$C$9]-[.F364])" office:value-type="float" office:value="647.264901144664">
            <text:p>647.26</text:p>
          </table:table-cell>
          <table:table-cell table:style-name="ce59" table:formula="of:=IF([.$C364]&gt;[Datos.$C$4]*12+[Datos.$C$5];&quot;&quot;;[.D363]*[Datos.$C$14])" office:value-type="float" office:value="3.65972985523585">
            <text:p>3.66</text:p>
          </table:table-cell>
          <table:table-cell table:style-name="ce54"/>
          <table:table-cell table:style-name="ce59" table:formula="of:=IF([.$C364]&gt;[Datos.$C$4]*12+[Datos.$C$5];&quot;&quot;;[.H363]-[.I364])" office:value-type="float" office:value="0.000000000280806489172392">
            <text:p>0.00</text:p>
          </table:table-cell>
          <table:table-cell table:style-name="ce59" table:formula="of:=IF([.$C364]&gt;[Datos.$C$4]*12+[Datos.$C$5];&quot;&quot;;[Datos.$C$11]-[.J364])" office:value-type="float" office:value="661.444071429178">
            <text:p>661.44</text:p>
          </table:table-cell>
          <table:table-cell table:style-name="ce70" table:formula="of:=IF([.$C364]&gt;[Datos.$C$4]*12+[Datos.$C$5];&quot;&quot;;[.H363]*[Datos.$C$15])" office:value-type="float" office:value="3.85842375000518">
            <text:p>3.86</text:p>
          </table:table-cell>
          <table:table-cell table:formula="of:=IF([.$C364]=[Datos.$C$4]*12+[Datos.$C$5];HYPERLINK(&quot;http://interes.ax5.org/&quot;);&quot;&quot;)" office:value-type="string" office:string-value="http://interes.ax5.org/">
            <text:p>http://interes.ax5.org/</text:p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4]+1" office:value-type="float" office:value="361">
            <text:p>361</text:p>
          </table:table-cell>
          <table:table-cell table:style-name="ce60" table:formula="of:=IF([.$C365]&gt;[Datos.$C$4]*12+[Datos.$C$5];&quot;&quot;;[.D364]-[.E365])">
            <text:p/>
          </table:table-cell>
          <table:table-cell table:style-name="ce60" table:formula="of:=IF([.$C365]&gt;[Datos.$C$4]*12+[Datos.$C$5];&quot;&quot;;[Datos.$C$9]-[.F365])">
            <text:p/>
          </table:table-cell>
          <table:table-cell table:style-name="ce60" table:formula="of:=IF([.$C365]&gt;[Datos.$C$4]*12+[Datos.$C$5];&quot;&quot;;[.D364]*[Datos.$C$14])">
            <text:p/>
          </table:table-cell>
          <table:table-cell table:style-name="ce55"/>
          <table:table-cell table:style-name="ce60" table:formula="of:=IF([.$C365]&gt;[Datos.$C$4]*12+[Datos.$C$5];&quot;&quot;;[.H364]-[.I365])">
            <text:p/>
          </table:table-cell>
          <table:table-cell table:style-name="ce60" table:formula="of:=IF([.$C365]&gt;[Datos.$C$4]*12+[Datos.$C$5];&quot;&quot;;[Datos.$C$11]-[.J365])">
            <text:p/>
          </table:table-cell>
          <table:table-cell table:style-name="ce69" table:formula="of:=IF([.$C365]&gt;[Datos.$C$4]*12+[Datos.$C$5];&quot;&quot;;[.H364]*[Datos.$C$15])">
            <text:p/>
          </table:table-cell>
          <table:table-cell table:formula="of:=IF([.$C3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5]+1" office:value-type="float" office:value="362">
            <text:p>362</text:p>
          </table:table-cell>
          <table:table-cell table:style-name="ce60" table:formula="of:=IF([.$C366]&gt;[Datos.$C$4]*12+[Datos.$C$5];&quot;&quot;;[.D365]-[.E366])">
            <text:p/>
          </table:table-cell>
          <table:table-cell table:style-name="ce60" table:formula="of:=IF([.$C366]&gt;[Datos.$C$4]*12+[Datos.$C$5];&quot;&quot;;[Datos.$C$9]-[.F366])">
            <text:p/>
          </table:table-cell>
          <table:table-cell table:style-name="ce60" table:formula="of:=IF([.$C366]&gt;[Datos.$C$4]*12+[Datos.$C$5];&quot;&quot;;[.D365]*[Datos.$C$14])">
            <text:p/>
          </table:table-cell>
          <table:table-cell table:style-name="ce55"/>
          <table:table-cell table:style-name="ce60" table:formula="of:=IF([.$C366]&gt;[Datos.$C$4]*12+[Datos.$C$5];&quot;&quot;;[.H365]-[.I366])">
            <text:p/>
          </table:table-cell>
          <table:table-cell table:style-name="ce60" table:formula="of:=IF([.$C366]&gt;[Datos.$C$4]*12+[Datos.$C$5];&quot;&quot;;[Datos.$C$11]-[.J366])">
            <text:p/>
          </table:table-cell>
          <table:table-cell table:style-name="ce69" table:formula="of:=IF([.$C366]&gt;[Datos.$C$4]*12+[Datos.$C$5];&quot;&quot;;[.H365]*[Datos.$C$15])">
            <text:p/>
          </table:table-cell>
          <table:table-cell table:formula="of:=IF([.$C3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6]+1" office:value-type="float" office:value="363">
            <text:p>363</text:p>
          </table:table-cell>
          <table:table-cell table:style-name="ce60" table:formula="of:=IF([.$C367]&gt;[Datos.$C$4]*12+[Datos.$C$5];&quot;&quot;;[.D366]-[.E367])">
            <text:p/>
          </table:table-cell>
          <table:table-cell table:style-name="ce60" table:formula="of:=IF([.$C367]&gt;[Datos.$C$4]*12+[Datos.$C$5];&quot;&quot;;[Datos.$C$9]-[.F367])">
            <text:p/>
          </table:table-cell>
          <table:table-cell table:style-name="ce60" table:formula="of:=IF([.$C367]&gt;[Datos.$C$4]*12+[Datos.$C$5];&quot;&quot;;[.D366]*[Datos.$C$14])">
            <text:p/>
          </table:table-cell>
          <table:table-cell table:style-name="ce55"/>
          <table:table-cell table:style-name="ce60" table:formula="of:=IF([.$C367]&gt;[Datos.$C$4]*12+[Datos.$C$5];&quot;&quot;;[.H366]-[.I367])">
            <text:p/>
          </table:table-cell>
          <table:table-cell table:style-name="ce60" table:formula="of:=IF([.$C367]&gt;[Datos.$C$4]*12+[Datos.$C$5];&quot;&quot;;[Datos.$C$11]-[.J367])">
            <text:p/>
          </table:table-cell>
          <table:table-cell table:style-name="ce69" table:formula="of:=IF([.$C367]&gt;[Datos.$C$4]*12+[Datos.$C$5];&quot;&quot;;[.H366]*[Datos.$C$15])">
            <text:p/>
          </table:table-cell>
          <table:table-cell table:formula="of:=IF([.$C3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7]+1" office:value-type="float" office:value="364">
            <text:p>364</text:p>
          </table:table-cell>
          <table:table-cell table:style-name="ce60" table:formula="of:=IF([.$C368]&gt;[Datos.$C$4]*12+[Datos.$C$5];&quot;&quot;;[.D367]-[.E368])">
            <text:p/>
          </table:table-cell>
          <table:table-cell table:style-name="ce60" table:formula="of:=IF([.$C368]&gt;[Datos.$C$4]*12+[Datos.$C$5];&quot;&quot;;[Datos.$C$9]-[.F368])">
            <text:p/>
          </table:table-cell>
          <table:table-cell table:style-name="ce60" table:formula="of:=IF([.$C368]&gt;[Datos.$C$4]*12+[Datos.$C$5];&quot;&quot;;[.D367]*[Datos.$C$14])">
            <text:p/>
          </table:table-cell>
          <table:table-cell table:style-name="ce55"/>
          <table:table-cell table:style-name="ce60" table:formula="of:=IF([.$C368]&gt;[Datos.$C$4]*12+[Datos.$C$5];&quot;&quot;;[.H367]-[.I368])">
            <text:p/>
          </table:table-cell>
          <table:table-cell table:style-name="ce60" table:formula="of:=IF([.$C368]&gt;[Datos.$C$4]*12+[Datos.$C$5];&quot;&quot;;[Datos.$C$11]-[.J368])">
            <text:p/>
          </table:table-cell>
          <table:table-cell table:style-name="ce69" table:formula="of:=IF([.$C368]&gt;[Datos.$C$4]*12+[Datos.$C$5];&quot;&quot;;[.H367]*[Datos.$C$15])">
            <text:p/>
          </table:table-cell>
          <table:table-cell table:formula="of:=IF([.$C3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8]+1" office:value-type="float" office:value="365">
            <text:p>365</text:p>
          </table:table-cell>
          <table:table-cell table:style-name="ce60" table:formula="of:=IF([.$C369]&gt;[Datos.$C$4]*12+[Datos.$C$5];&quot;&quot;;[.D368]-[.E369])">
            <text:p/>
          </table:table-cell>
          <table:table-cell table:style-name="ce60" table:formula="of:=IF([.$C369]&gt;[Datos.$C$4]*12+[Datos.$C$5];&quot;&quot;;[Datos.$C$9]-[.F369])">
            <text:p/>
          </table:table-cell>
          <table:table-cell table:style-name="ce60" table:formula="of:=IF([.$C369]&gt;[Datos.$C$4]*12+[Datos.$C$5];&quot;&quot;;[.D368]*[Datos.$C$14])">
            <text:p/>
          </table:table-cell>
          <table:table-cell table:style-name="ce55"/>
          <table:table-cell table:style-name="ce60" table:formula="of:=IF([.$C369]&gt;[Datos.$C$4]*12+[Datos.$C$5];&quot;&quot;;[.H368]-[.I369])">
            <text:p/>
          </table:table-cell>
          <table:table-cell table:style-name="ce60" table:formula="of:=IF([.$C369]&gt;[Datos.$C$4]*12+[Datos.$C$5];&quot;&quot;;[Datos.$C$11]-[.J369])">
            <text:p/>
          </table:table-cell>
          <table:table-cell table:style-name="ce69" table:formula="of:=IF([.$C369]&gt;[Datos.$C$4]*12+[Datos.$C$5];&quot;&quot;;[.H368]*[Datos.$C$15])">
            <text:p/>
          </table:table-cell>
          <table:table-cell table:formula="of:=IF([.$C3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69]+1" office:value-type="float" office:value="366">
            <text:p>366</text:p>
          </table:table-cell>
          <table:table-cell table:style-name="ce60" table:formula="of:=IF([.$C370]&gt;[Datos.$C$4]*12+[Datos.$C$5];&quot;&quot;;[.D369]-[.E370])">
            <text:p/>
          </table:table-cell>
          <table:table-cell table:style-name="ce60" table:formula="of:=IF([.$C370]&gt;[Datos.$C$4]*12+[Datos.$C$5];&quot;&quot;;[Datos.$C$9]-[.F370])">
            <text:p/>
          </table:table-cell>
          <table:table-cell table:style-name="ce60" table:formula="of:=IF([.$C370]&gt;[Datos.$C$4]*12+[Datos.$C$5];&quot;&quot;;[.D369]*[Datos.$C$14])">
            <text:p/>
          </table:table-cell>
          <table:table-cell table:style-name="ce55"/>
          <table:table-cell table:style-name="ce60" table:formula="of:=IF([.$C370]&gt;[Datos.$C$4]*12+[Datos.$C$5];&quot;&quot;;[.H369]-[.I370])">
            <text:p/>
          </table:table-cell>
          <table:table-cell table:style-name="ce60" table:formula="of:=IF([.$C370]&gt;[Datos.$C$4]*12+[Datos.$C$5];&quot;&quot;;[Datos.$C$11]-[.J370])">
            <text:p/>
          </table:table-cell>
          <table:table-cell table:style-name="ce69" table:formula="of:=IF([.$C370]&gt;[Datos.$C$4]*12+[Datos.$C$5];&quot;&quot;;[.H369]*[Datos.$C$15])">
            <text:p/>
          </table:table-cell>
          <table:table-cell table:formula="of:=IF([.$C3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0]+1" office:value-type="float" office:value="367">
            <text:p>367</text:p>
          </table:table-cell>
          <table:table-cell table:style-name="ce60" table:formula="of:=IF([.$C371]&gt;[Datos.$C$4]*12+[Datos.$C$5];&quot;&quot;;[.D370]-[.E371])">
            <text:p/>
          </table:table-cell>
          <table:table-cell table:style-name="ce60" table:formula="of:=IF([.$C371]&gt;[Datos.$C$4]*12+[Datos.$C$5];&quot;&quot;;[Datos.$C$9]-[.F371])">
            <text:p/>
          </table:table-cell>
          <table:table-cell table:style-name="ce60" table:formula="of:=IF([.$C371]&gt;[Datos.$C$4]*12+[Datos.$C$5];&quot;&quot;;[.D370]*[Datos.$C$14])">
            <text:p/>
          </table:table-cell>
          <table:table-cell table:style-name="ce55"/>
          <table:table-cell table:style-name="ce60" table:formula="of:=IF([.$C371]&gt;[Datos.$C$4]*12+[Datos.$C$5];&quot;&quot;;[.H370]-[.I371])">
            <text:p/>
          </table:table-cell>
          <table:table-cell table:style-name="ce60" table:formula="of:=IF([.$C371]&gt;[Datos.$C$4]*12+[Datos.$C$5];&quot;&quot;;[Datos.$C$11]-[.J371])">
            <text:p/>
          </table:table-cell>
          <table:table-cell table:style-name="ce69" table:formula="of:=IF([.$C371]&gt;[Datos.$C$4]*12+[Datos.$C$5];&quot;&quot;;[.H370]*[Datos.$C$15])">
            <text:p/>
          </table:table-cell>
          <table:table-cell table:formula="of:=IF([.$C3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1]+1" office:value-type="float" office:value="368">
            <text:p>368</text:p>
          </table:table-cell>
          <table:table-cell table:style-name="ce60" table:formula="of:=IF([.$C372]&gt;[Datos.$C$4]*12+[Datos.$C$5];&quot;&quot;;[.D371]-[.E372])">
            <text:p/>
          </table:table-cell>
          <table:table-cell table:style-name="ce60" table:formula="of:=IF([.$C372]&gt;[Datos.$C$4]*12+[Datos.$C$5];&quot;&quot;;[Datos.$C$9]-[.F372])">
            <text:p/>
          </table:table-cell>
          <table:table-cell table:style-name="ce60" table:formula="of:=IF([.$C372]&gt;[Datos.$C$4]*12+[Datos.$C$5];&quot;&quot;;[.D371]*[Datos.$C$14])">
            <text:p/>
          </table:table-cell>
          <table:table-cell table:style-name="ce55"/>
          <table:table-cell table:style-name="ce60" table:formula="of:=IF([.$C372]&gt;[Datos.$C$4]*12+[Datos.$C$5];&quot;&quot;;[.H371]-[.I372])">
            <text:p/>
          </table:table-cell>
          <table:table-cell table:style-name="ce60" table:formula="of:=IF([.$C372]&gt;[Datos.$C$4]*12+[Datos.$C$5];&quot;&quot;;[Datos.$C$11]-[.J372])">
            <text:p/>
          </table:table-cell>
          <table:table-cell table:style-name="ce69" table:formula="of:=IF([.$C372]&gt;[Datos.$C$4]*12+[Datos.$C$5];&quot;&quot;;[.H371]*[Datos.$C$15])">
            <text:p/>
          </table:table-cell>
          <table:table-cell table:formula="of:=IF([.$C3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2]+1" office:value-type="float" office:value="369">
            <text:p>369</text:p>
          </table:table-cell>
          <table:table-cell table:style-name="ce60" table:formula="of:=IF([.$C373]&gt;[Datos.$C$4]*12+[Datos.$C$5];&quot;&quot;;[.D372]-[.E373])">
            <text:p/>
          </table:table-cell>
          <table:table-cell table:style-name="ce60" table:formula="of:=IF([.$C373]&gt;[Datos.$C$4]*12+[Datos.$C$5];&quot;&quot;;[Datos.$C$9]-[.F373])">
            <text:p/>
          </table:table-cell>
          <table:table-cell table:style-name="ce60" table:formula="of:=IF([.$C373]&gt;[Datos.$C$4]*12+[Datos.$C$5];&quot;&quot;;[.D372]*[Datos.$C$14])">
            <text:p/>
          </table:table-cell>
          <table:table-cell table:style-name="ce55"/>
          <table:table-cell table:style-name="ce60" table:formula="of:=IF([.$C373]&gt;[Datos.$C$4]*12+[Datos.$C$5];&quot;&quot;;[.H372]-[.I373])">
            <text:p/>
          </table:table-cell>
          <table:table-cell table:style-name="ce60" table:formula="of:=IF([.$C373]&gt;[Datos.$C$4]*12+[Datos.$C$5];&quot;&quot;;[Datos.$C$11]-[.J373])">
            <text:p/>
          </table:table-cell>
          <table:table-cell table:style-name="ce69" table:formula="of:=IF([.$C373]&gt;[Datos.$C$4]*12+[Datos.$C$5];&quot;&quot;;[.H372]*[Datos.$C$15])">
            <text:p/>
          </table:table-cell>
          <table:table-cell table:formula="of:=IF([.$C3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3]+1" office:value-type="float" office:value="370">
            <text:p>370</text:p>
          </table:table-cell>
          <table:table-cell table:style-name="ce60" table:formula="of:=IF([.$C374]&gt;[Datos.$C$4]*12+[Datos.$C$5];&quot;&quot;;[.D373]-[.E374])">
            <text:p/>
          </table:table-cell>
          <table:table-cell table:style-name="ce60" table:formula="of:=IF([.$C374]&gt;[Datos.$C$4]*12+[Datos.$C$5];&quot;&quot;;[Datos.$C$9]-[.F374])">
            <text:p/>
          </table:table-cell>
          <table:table-cell table:style-name="ce60" table:formula="of:=IF([.$C374]&gt;[Datos.$C$4]*12+[Datos.$C$5];&quot;&quot;;[.D373]*[Datos.$C$14])">
            <text:p/>
          </table:table-cell>
          <table:table-cell table:style-name="ce55"/>
          <table:table-cell table:style-name="ce60" table:formula="of:=IF([.$C374]&gt;[Datos.$C$4]*12+[Datos.$C$5];&quot;&quot;;[.H373]-[.I374])">
            <text:p/>
          </table:table-cell>
          <table:table-cell table:style-name="ce60" table:formula="of:=IF([.$C374]&gt;[Datos.$C$4]*12+[Datos.$C$5];&quot;&quot;;[Datos.$C$11]-[.J374])">
            <text:p/>
          </table:table-cell>
          <table:table-cell table:style-name="ce69" table:formula="of:=IF([.$C374]&gt;[Datos.$C$4]*12+[Datos.$C$5];&quot;&quot;;[.H373]*[Datos.$C$15])">
            <text:p/>
          </table:table-cell>
          <table:table-cell table:formula="of:=IF([.$C3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4]+1" office:value-type="float" office:value="371">
            <text:p>371</text:p>
          </table:table-cell>
          <table:table-cell table:style-name="ce60" table:formula="of:=IF([.$C375]&gt;[Datos.$C$4]*12+[Datos.$C$5];&quot;&quot;;[.D374]-[.E375])">
            <text:p/>
          </table:table-cell>
          <table:table-cell table:style-name="ce60" table:formula="of:=IF([.$C375]&gt;[Datos.$C$4]*12+[Datos.$C$5];&quot;&quot;;[Datos.$C$9]-[.F375])">
            <text:p/>
          </table:table-cell>
          <table:table-cell table:style-name="ce60" table:formula="of:=IF([.$C375]&gt;[Datos.$C$4]*12+[Datos.$C$5];&quot;&quot;;[.D374]*[Datos.$C$14])">
            <text:p/>
          </table:table-cell>
          <table:table-cell table:style-name="ce55"/>
          <table:table-cell table:style-name="ce60" table:formula="of:=IF([.$C375]&gt;[Datos.$C$4]*12+[Datos.$C$5];&quot;&quot;;[.H374]-[.I375])">
            <text:p/>
          </table:table-cell>
          <table:table-cell table:style-name="ce60" table:formula="of:=IF([.$C375]&gt;[Datos.$C$4]*12+[Datos.$C$5];&quot;&quot;;[Datos.$C$11]-[.J375])">
            <text:p/>
          </table:table-cell>
          <table:table-cell table:style-name="ce69" table:formula="of:=IF([.$C375]&gt;[Datos.$C$4]*12+[Datos.$C$5];&quot;&quot;;[.H374]*[Datos.$C$15])">
            <text:p/>
          </table:table-cell>
          <table:table-cell table:formula="of:=IF([.$C3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64]+1" office:value-type="float" office:value="31">
            <text:p>31</text:p>
          </table:table-cell>
          <table:table-cell table:style-name="ce54" table:formula="of:=[.C375]+1" office:value-type="float" office:value="372">
            <text:p>372</text:p>
          </table:table-cell>
          <table:table-cell table:style-name="ce59" table:formula="of:=IF([.$C376]&gt;[Datos.$C$4]*12+[Datos.$C$5];&quot;&quot;;[.D375]-[.E376])">
            <text:p/>
          </table:table-cell>
          <table:table-cell table:style-name="ce59" table:formula="of:=IF([.$C376]&gt;[Datos.$C$4]*12+[Datos.$C$5];&quot;&quot;;[Datos.$C$9]-[.F376])">
            <text:p/>
          </table:table-cell>
          <table:table-cell table:style-name="ce59" table:formula="of:=IF([.$C376]&gt;[Datos.$C$4]*12+[Datos.$C$5];&quot;&quot;;[.D375]*[Datos.$C$14])">
            <text:p/>
          </table:table-cell>
          <table:table-cell table:style-name="ce54"/>
          <table:table-cell table:style-name="ce59" table:formula="of:=IF([.$C376]&gt;[Datos.$C$4]*12+[Datos.$C$5];&quot;&quot;;[.H375]-[.I376])">
            <text:p/>
          </table:table-cell>
          <table:table-cell table:style-name="ce59" table:formula="of:=IF([.$C376]&gt;[Datos.$C$4]*12+[Datos.$C$5];&quot;&quot;;[Datos.$C$11]-[.J376])">
            <text:p/>
          </table:table-cell>
          <table:table-cell table:style-name="ce70" table:formula="of:=IF([.$C376]&gt;[Datos.$C$4]*12+[Datos.$C$5];&quot;&quot;;[.H375]*[Datos.$C$15])">
            <text:p/>
          </table:table-cell>
          <table:table-cell table:formula="of:=IF([.$C3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6]+1" office:value-type="float" office:value="373">
            <text:p>373</text:p>
          </table:table-cell>
          <table:table-cell table:style-name="ce60" table:formula="of:=IF([.$C377]&gt;[Datos.$C$4]*12+[Datos.$C$5];&quot;&quot;;[.D376]-[.E377])">
            <text:p/>
          </table:table-cell>
          <table:table-cell table:style-name="ce60" table:formula="of:=IF([.$C377]&gt;[Datos.$C$4]*12+[Datos.$C$5];&quot;&quot;;[Datos.$C$9]-[.F377])">
            <text:p/>
          </table:table-cell>
          <table:table-cell table:style-name="ce60" table:formula="of:=IF([.$C377]&gt;[Datos.$C$4]*12+[Datos.$C$5];&quot;&quot;;[.D376]*[Datos.$C$14])">
            <text:p/>
          </table:table-cell>
          <table:table-cell table:style-name="ce55"/>
          <table:table-cell table:style-name="ce60" table:formula="of:=IF([.$C377]&gt;[Datos.$C$4]*12+[Datos.$C$5];&quot;&quot;;[.H376]-[.I377])">
            <text:p/>
          </table:table-cell>
          <table:table-cell table:style-name="ce60" table:formula="of:=IF([.$C377]&gt;[Datos.$C$4]*12+[Datos.$C$5];&quot;&quot;;[Datos.$C$11]-[.J377])">
            <text:p/>
          </table:table-cell>
          <table:table-cell table:style-name="ce69" table:formula="of:=IF([.$C377]&gt;[Datos.$C$4]*12+[Datos.$C$5];&quot;&quot;;[.H376]*[Datos.$C$15])">
            <text:p/>
          </table:table-cell>
          <table:table-cell table:formula="of:=IF([.$C3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7]+1" office:value-type="float" office:value="374">
            <text:p>374</text:p>
          </table:table-cell>
          <table:table-cell table:style-name="ce60" table:formula="of:=IF([.$C378]&gt;[Datos.$C$4]*12+[Datos.$C$5];&quot;&quot;;[.D377]-[.E378])">
            <text:p/>
          </table:table-cell>
          <table:table-cell table:style-name="ce60" table:formula="of:=IF([.$C378]&gt;[Datos.$C$4]*12+[Datos.$C$5];&quot;&quot;;[Datos.$C$9]-[.F378])">
            <text:p/>
          </table:table-cell>
          <table:table-cell table:style-name="ce60" table:formula="of:=IF([.$C378]&gt;[Datos.$C$4]*12+[Datos.$C$5];&quot;&quot;;[.D377]*[Datos.$C$14])">
            <text:p/>
          </table:table-cell>
          <table:table-cell table:style-name="ce55"/>
          <table:table-cell table:style-name="ce60" table:formula="of:=IF([.$C378]&gt;[Datos.$C$4]*12+[Datos.$C$5];&quot;&quot;;[.H377]-[.I378])">
            <text:p/>
          </table:table-cell>
          <table:table-cell table:style-name="ce60" table:formula="of:=IF([.$C378]&gt;[Datos.$C$4]*12+[Datos.$C$5];&quot;&quot;;[Datos.$C$11]-[.J378])">
            <text:p/>
          </table:table-cell>
          <table:table-cell table:style-name="ce69" table:formula="of:=IF([.$C378]&gt;[Datos.$C$4]*12+[Datos.$C$5];&quot;&quot;;[.H377]*[Datos.$C$15])">
            <text:p/>
          </table:table-cell>
          <table:table-cell table:formula="of:=IF([.$C3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8]+1" office:value-type="float" office:value="375">
            <text:p>375</text:p>
          </table:table-cell>
          <table:table-cell table:style-name="ce60" table:formula="of:=IF([.$C379]&gt;[Datos.$C$4]*12+[Datos.$C$5];&quot;&quot;;[.D378]-[.E379])">
            <text:p/>
          </table:table-cell>
          <table:table-cell table:style-name="ce60" table:formula="of:=IF([.$C379]&gt;[Datos.$C$4]*12+[Datos.$C$5];&quot;&quot;;[Datos.$C$9]-[.F379])">
            <text:p/>
          </table:table-cell>
          <table:table-cell table:style-name="ce60" table:formula="of:=IF([.$C379]&gt;[Datos.$C$4]*12+[Datos.$C$5];&quot;&quot;;[.D378]*[Datos.$C$14])">
            <text:p/>
          </table:table-cell>
          <table:table-cell table:style-name="ce55"/>
          <table:table-cell table:style-name="ce60" table:formula="of:=IF([.$C379]&gt;[Datos.$C$4]*12+[Datos.$C$5];&quot;&quot;;[.H378]-[.I379])">
            <text:p/>
          </table:table-cell>
          <table:table-cell table:style-name="ce60" table:formula="of:=IF([.$C379]&gt;[Datos.$C$4]*12+[Datos.$C$5];&quot;&quot;;[Datos.$C$11]-[.J379])">
            <text:p/>
          </table:table-cell>
          <table:table-cell table:style-name="ce69" table:formula="of:=IF([.$C379]&gt;[Datos.$C$4]*12+[Datos.$C$5];&quot;&quot;;[.H378]*[Datos.$C$15])">
            <text:p/>
          </table:table-cell>
          <table:table-cell table:formula="of:=IF([.$C3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79]+1" office:value-type="float" office:value="376">
            <text:p>376</text:p>
          </table:table-cell>
          <table:table-cell table:style-name="ce60" table:formula="of:=IF([.$C380]&gt;[Datos.$C$4]*12+[Datos.$C$5];&quot;&quot;;[.D379]-[.E380])">
            <text:p/>
          </table:table-cell>
          <table:table-cell table:style-name="ce60" table:formula="of:=IF([.$C380]&gt;[Datos.$C$4]*12+[Datos.$C$5];&quot;&quot;;[Datos.$C$9]-[.F380])">
            <text:p/>
          </table:table-cell>
          <table:table-cell table:style-name="ce60" table:formula="of:=IF([.$C380]&gt;[Datos.$C$4]*12+[Datos.$C$5];&quot;&quot;;[.D379]*[Datos.$C$14])">
            <text:p/>
          </table:table-cell>
          <table:table-cell table:style-name="ce55"/>
          <table:table-cell table:style-name="ce60" table:formula="of:=IF([.$C380]&gt;[Datos.$C$4]*12+[Datos.$C$5];&quot;&quot;;[.H379]-[.I380])">
            <text:p/>
          </table:table-cell>
          <table:table-cell table:style-name="ce60" table:formula="of:=IF([.$C380]&gt;[Datos.$C$4]*12+[Datos.$C$5];&quot;&quot;;[Datos.$C$11]-[.J380])">
            <text:p/>
          </table:table-cell>
          <table:table-cell table:style-name="ce69" table:formula="of:=IF([.$C380]&gt;[Datos.$C$4]*12+[Datos.$C$5];&quot;&quot;;[.H379]*[Datos.$C$15])">
            <text:p/>
          </table:table-cell>
          <table:table-cell table:formula="of:=IF([.$C3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0]+1" office:value-type="float" office:value="377">
            <text:p>377</text:p>
          </table:table-cell>
          <table:table-cell table:style-name="ce60" table:formula="of:=IF([.$C381]&gt;[Datos.$C$4]*12+[Datos.$C$5];&quot;&quot;;[.D380]-[.E381])">
            <text:p/>
          </table:table-cell>
          <table:table-cell table:style-name="ce60" table:formula="of:=IF([.$C381]&gt;[Datos.$C$4]*12+[Datos.$C$5];&quot;&quot;;[Datos.$C$9]-[.F381])">
            <text:p/>
          </table:table-cell>
          <table:table-cell table:style-name="ce60" table:formula="of:=IF([.$C381]&gt;[Datos.$C$4]*12+[Datos.$C$5];&quot;&quot;;[.D380]*[Datos.$C$14])">
            <text:p/>
          </table:table-cell>
          <table:table-cell table:style-name="ce55"/>
          <table:table-cell table:style-name="ce60" table:formula="of:=IF([.$C381]&gt;[Datos.$C$4]*12+[Datos.$C$5];&quot;&quot;;[.H380]-[.I381])">
            <text:p/>
          </table:table-cell>
          <table:table-cell table:style-name="ce60" table:formula="of:=IF([.$C381]&gt;[Datos.$C$4]*12+[Datos.$C$5];&quot;&quot;;[Datos.$C$11]-[.J381])">
            <text:p/>
          </table:table-cell>
          <table:table-cell table:style-name="ce69" table:formula="of:=IF([.$C381]&gt;[Datos.$C$4]*12+[Datos.$C$5];&quot;&quot;;[.H380]*[Datos.$C$15])">
            <text:p/>
          </table:table-cell>
          <table:table-cell table:formula="of:=IF([.$C3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1]+1" office:value-type="float" office:value="378">
            <text:p>378</text:p>
          </table:table-cell>
          <table:table-cell table:style-name="ce60" table:formula="of:=IF([.$C382]&gt;[Datos.$C$4]*12+[Datos.$C$5];&quot;&quot;;[.D381]-[.E382])">
            <text:p/>
          </table:table-cell>
          <table:table-cell table:style-name="ce60" table:formula="of:=IF([.$C382]&gt;[Datos.$C$4]*12+[Datos.$C$5];&quot;&quot;;[Datos.$C$9]-[.F382])">
            <text:p/>
          </table:table-cell>
          <table:table-cell table:style-name="ce60" table:formula="of:=IF([.$C382]&gt;[Datos.$C$4]*12+[Datos.$C$5];&quot;&quot;;[.D381]*[Datos.$C$14])">
            <text:p/>
          </table:table-cell>
          <table:table-cell table:style-name="ce55"/>
          <table:table-cell table:style-name="ce60" table:formula="of:=IF([.$C382]&gt;[Datos.$C$4]*12+[Datos.$C$5];&quot;&quot;;[.H381]-[.I382])">
            <text:p/>
          </table:table-cell>
          <table:table-cell table:style-name="ce60" table:formula="of:=IF([.$C382]&gt;[Datos.$C$4]*12+[Datos.$C$5];&quot;&quot;;[Datos.$C$11]-[.J382])">
            <text:p/>
          </table:table-cell>
          <table:table-cell table:style-name="ce69" table:formula="of:=IF([.$C382]&gt;[Datos.$C$4]*12+[Datos.$C$5];&quot;&quot;;[.H381]*[Datos.$C$15])">
            <text:p/>
          </table:table-cell>
          <table:table-cell table:formula="of:=IF([.$C3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2]+1" office:value-type="float" office:value="379">
            <text:p>379</text:p>
          </table:table-cell>
          <table:table-cell table:style-name="ce60" table:formula="of:=IF([.$C383]&gt;[Datos.$C$4]*12+[Datos.$C$5];&quot;&quot;;[.D382]-[.E383])">
            <text:p/>
          </table:table-cell>
          <table:table-cell table:style-name="ce60" table:formula="of:=IF([.$C383]&gt;[Datos.$C$4]*12+[Datos.$C$5];&quot;&quot;;[Datos.$C$9]-[.F383])">
            <text:p/>
          </table:table-cell>
          <table:table-cell table:style-name="ce60" table:formula="of:=IF([.$C383]&gt;[Datos.$C$4]*12+[Datos.$C$5];&quot;&quot;;[.D382]*[Datos.$C$14])">
            <text:p/>
          </table:table-cell>
          <table:table-cell table:style-name="ce55"/>
          <table:table-cell table:style-name="ce60" table:formula="of:=IF([.$C383]&gt;[Datos.$C$4]*12+[Datos.$C$5];&quot;&quot;;[.H382]-[.I383])">
            <text:p/>
          </table:table-cell>
          <table:table-cell table:style-name="ce60" table:formula="of:=IF([.$C383]&gt;[Datos.$C$4]*12+[Datos.$C$5];&quot;&quot;;[Datos.$C$11]-[.J383])">
            <text:p/>
          </table:table-cell>
          <table:table-cell table:style-name="ce69" table:formula="of:=IF([.$C383]&gt;[Datos.$C$4]*12+[Datos.$C$5];&quot;&quot;;[.H382]*[Datos.$C$15])">
            <text:p/>
          </table:table-cell>
          <table:table-cell table:formula="of:=IF([.$C3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3]+1" office:value-type="float" office:value="380">
            <text:p>380</text:p>
          </table:table-cell>
          <table:table-cell table:style-name="ce60" table:formula="of:=IF([.$C384]&gt;[Datos.$C$4]*12+[Datos.$C$5];&quot;&quot;;[.D383]-[.E384])">
            <text:p/>
          </table:table-cell>
          <table:table-cell table:style-name="ce60" table:formula="of:=IF([.$C384]&gt;[Datos.$C$4]*12+[Datos.$C$5];&quot;&quot;;[Datos.$C$9]-[.F384])">
            <text:p/>
          </table:table-cell>
          <table:table-cell table:style-name="ce60" table:formula="of:=IF([.$C384]&gt;[Datos.$C$4]*12+[Datos.$C$5];&quot;&quot;;[.D383]*[Datos.$C$14])">
            <text:p/>
          </table:table-cell>
          <table:table-cell table:style-name="ce55"/>
          <table:table-cell table:style-name="ce60" table:formula="of:=IF([.$C384]&gt;[Datos.$C$4]*12+[Datos.$C$5];&quot;&quot;;[.H383]-[.I384])">
            <text:p/>
          </table:table-cell>
          <table:table-cell table:style-name="ce60" table:formula="of:=IF([.$C384]&gt;[Datos.$C$4]*12+[Datos.$C$5];&quot;&quot;;[Datos.$C$11]-[.J384])">
            <text:p/>
          </table:table-cell>
          <table:table-cell table:style-name="ce69" table:formula="of:=IF([.$C384]&gt;[Datos.$C$4]*12+[Datos.$C$5];&quot;&quot;;[.H383]*[Datos.$C$15])">
            <text:p/>
          </table:table-cell>
          <table:table-cell table:formula="of:=IF([.$C3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4]+1" office:value-type="float" office:value="381">
            <text:p>381</text:p>
          </table:table-cell>
          <table:table-cell table:style-name="ce60" table:formula="of:=IF([.$C385]&gt;[Datos.$C$4]*12+[Datos.$C$5];&quot;&quot;;[.D384]-[.E385])">
            <text:p/>
          </table:table-cell>
          <table:table-cell table:style-name="ce60" table:formula="of:=IF([.$C385]&gt;[Datos.$C$4]*12+[Datos.$C$5];&quot;&quot;;[Datos.$C$9]-[.F385])">
            <text:p/>
          </table:table-cell>
          <table:table-cell table:style-name="ce60" table:formula="of:=IF([.$C385]&gt;[Datos.$C$4]*12+[Datos.$C$5];&quot;&quot;;[.D384]*[Datos.$C$14])">
            <text:p/>
          </table:table-cell>
          <table:table-cell table:style-name="ce55"/>
          <table:table-cell table:style-name="ce60" table:formula="of:=IF([.$C385]&gt;[Datos.$C$4]*12+[Datos.$C$5];&quot;&quot;;[.H384]-[.I385])">
            <text:p/>
          </table:table-cell>
          <table:table-cell table:style-name="ce60" table:formula="of:=IF([.$C385]&gt;[Datos.$C$4]*12+[Datos.$C$5];&quot;&quot;;[Datos.$C$11]-[.J385])">
            <text:p/>
          </table:table-cell>
          <table:table-cell table:style-name="ce69" table:formula="of:=IF([.$C385]&gt;[Datos.$C$4]*12+[Datos.$C$5];&quot;&quot;;[.H384]*[Datos.$C$15])">
            <text:p/>
          </table:table-cell>
          <table:table-cell table:formula="of:=IF([.$C3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5]+1" office:value-type="float" office:value="382">
            <text:p>382</text:p>
          </table:table-cell>
          <table:table-cell table:style-name="ce60" table:formula="of:=IF([.$C386]&gt;[Datos.$C$4]*12+[Datos.$C$5];&quot;&quot;;[.D385]-[.E386])">
            <text:p/>
          </table:table-cell>
          <table:table-cell table:style-name="ce60" table:formula="of:=IF([.$C386]&gt;[Datos.$C$4]*12+[Datos.$C$5];&quot;&quot;;[Datos.$C$9]-[.F386])">
            <text:p/>
          </table:table-cell>
          <table:table-cell table:style-name="ce60" table:formula="of:=IF([.$C386]&gt;[Datos.$C$4]*12+[Datos.$C$5];&quot;&quot;;[.D385]*[Datos.$C$14])">
            <text:p/>
          </table:table-cell>
          <table:table-cell table:style-name="ce55"/>
          <table:table-cell table:style-name="ce60" table:formula="of:=IF([.$C386]&gt;[Datos.$C$4]*12+[Datos.$C$5];&quot;&quot;;[.H385]-[.I386])">
            <text:p/>
          </table:table-cell>
          <table:table-cell table:style-name="ce60" table:formula="of:=IF([.$C386]&gt;[Datos.$C$4]*12+[Datos.$C$5];&quot;&quot;;[Datos.$C$11]-[.J386])">
            <text:p/>
          </table:table-cell>
          <table:table-cell table:style-name="ce69" table:formula="of:=IF([.$C386]&gt;[Datos.$C$4]*12+[Datos.$C$5];&quot;&quot;;[.H385]*[Datos.$C$15])">
            <text:p/>
          </table:table-cell>
          <table:table-cell table:formula="of:=IF([.$C3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6]+1" office:value-type="float" office:value="383">
            <text:p>383</text:p>
          </table:table-cell>
          <table:table-cell table:style-name="ce60" table:formula="of:=IF([.$C387]&gt;[Datos.$C$4]*12+[Datos.$C$5];&quot;&quot;;[.D386]-[.E387])">
            <text:p/>
          </table:table-cell>
          <table:table-cell table:style-name="ce60" table:formula="of:=IF([.$C387]&gt;[Datos.$C$4]*12+[Datos.$C$5];&quot;&quot;;[Datos.$C$9]-[.F387])">
            <text:p/>
          </table:table-cell>
          <table:table-cell table:style-name="ce60" table:formula="of:=IF([.$C387]&gt;[Datos.$C$4]*12+[Datos.$C$5];&quot;&quot;;[.D386]*[Datos.$C$14])">
            <text:p/>
          </table:table-cell>
          <table:table-cell table:style-name="ce55"/>
          <table:table-cell table:style-name="ce60" table:formula="of:=IF([.$C387]&gt;[Datos.$C$4]*12+[Datos.$C$5];&quot;&quot;;[.H386]-[.I387])">
            <text:p/>
          </table:table-cell>
          <table:table-cell table:style-name="ce60" table:formula="of:=IF([.$C387]&gt;[Datos.$C$4]*12+[Datos.$C$5];&quot;&quot;;[Datos.$C$11]-[.J387])">
            <text:p/>
          </table:table-cell>
          <table:table-cell table:style-name="ce69" table:formula="of:=IF([.$C387]&gt;[Datos.$C$4]*12+[Datos.$C$5];&quot;&quot;;[.H386]*[Datos.$C$15])">
            <text:p/>
          </table:table-cell>
          <table:table-cell table:formula="of:=IF([.$C3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76]+1" office:value-type="float" office:value="32">
            <text:p>32</text:p>
          </table:table-cell>
          <table:table-cell table:style-name="ce54" table:formula="of:=[.C387]+1" office:value-type="float" office:value="384">
            <text:p>384</text:p>
          </table:table-cell>
          <table:table-cell table:style-name="ce59" table:formula="of:=IF([.$C388]&gt;[Datos.$C$4]*12+[Datos.$C$5];&quot;&quot;;[.D387]-[.E388])">
            <text:p/>
          </table:table-cell>
          <table:table-cell table:style-name="ce59" table:formula="of:=IF([.$C388]&gt;[Datos.$C$4]*12+[Datos.$C$5];&quot;&quot;;[Datos.$C$9]-[.F388])">
            <text:p/>
          </table:table-cell>
          <table:table-cell table:style-name="ce59" table:formula="of:=IF([.$C388]&gt;[Datos.$C$4]*12+[Datos.$C$5];&quot;&quot;;[.D387]*[Datos.$C$14])">
            <text:p/>
          </table:table-cell>
          <table:table-cell table:style-name="ce54"/>
          <table:table-cell table:style-name="ce59" table:formula="of:=IF([.$C388]&gt;[Datos.$C$4]*12+[Datos.$C$5];&quot;&quot;;[.H387]-[.I388])">
            <text:p/>
          </table:table-cell>
          <table:table-cell table:style-name="ce59" table:formula="of:=IF([.$C388]&gt;[Datos.$C$4]*12+[Datos.$C$5];&quot;&quot;;[Datos.$C$11]-[.J388])">
            <text:p/>
          </table:table-cell>
          <table:table-cell table:style-name="ce70" table:formula="of:=IF([.$C388]&gt;[Datos.$C$4]*12+[Datos.$C$5];&quot;&quot;;[.H387]*[Datos.$C$15])">
            <text:p/>
          </table:table-cell>
          <table:table-cell table:formula="of:=IF([.$C3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8]+1" office:value-type="float" office:value="385">
            <text:p>385</text:p>
          </table:table-cell>
          <table:table-cell table:style-name="ce60" table:formula="of:=IF([.$C389]&gt;[Datos.$C$4]*12+[Datos.$C$5];&quot;&quot;;[.D388]-[.E389])">
            <text:p/>
          </table:table-cell>
          <table:table-cell table:style-name="ce60" table:formula="of:=IF([.$C389]&gt;[Datos.$C$4]*12+[Datos.$C$5];&quot;&quot;;[Datos.$C$9]-[.F389])">
            <text:p/>
          </table:table-cell>
          <table:table-cell table:style-name="ce60" table:formula="of:=IF([.$C389]&gt;[Datos.$C$4]*12+[Datos.$C$5];&quot;&quot;;[.D388]*[Datos.$C$14])">
            <text:p/>
          </table:table-cell>
          <table:table-cell table:style-name="ce55"/>
          <table:table-cell table:style-name="ce60" table:formula="of:=IF([.$C389]&gt;[Datos.$C$4]*12+[Datos.$C$5];&quot;&quot;;[.H388]-[.I389])">
            <text:p/>
          </table:table-cell>
          <table:table-cell table:style-name="ce60" table:formula="of:=IF([.$C389]&gt;[Datos.$C$4]*12+[Datos.$C$5];&quot;&quot;;[Datos.$C$11]-[.J389])">
            <text:p/>
          </table:table-cell>
          <table:table-cell table:style-name="ce69" table:formula="of:=IF([.$C389]&gt;[Datos.$C$4]*12+[Datos.$C$5];&quot;&quot;;[.H388]*[Datos.$C$15])">
            <text:p/>
          </table:table-cell>
          <table:table-cell table:formula="of:=IF([.$C3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89]+1" office:value-type="float" office:value="386">
            <text:p>386</text:p>
          </table:table-cell>
          <table:table-cell table:style-name="ce60" table:formula="of:=IF([.$C390]&gt;[Datos.$C$4]*12+[Datos.$C$5];&quot;&quot;;[.D389]-[.E390])">
            <text:p/>
          </table:table-cell>
          <table:table-cell table:style-name="ce60" table:formula="of:=IF([.$C390]&gt;[Datos.$C$4]*12+[Datos.$C$5];&quot;&quot;;[Datos.$C$9]-[.F390])">
            <text:p/>
          </table:table-cell>
          <table:table-cell table:style-name="ce60" table:formula="of:=IF([.$C390]&gt;[Datos.$C$4]*12+[Datos.$C$5];&quot;&quot;;[.D389]*[Datos.$C$14])">
            <text:p/>
          </table:table-cell>
          <table:table-cell table:style-name="ce55"/>
          <table:table-cell table:style-name="ce60" table:formula="of:=IF([.$C390]&gt;[Datos.$C$4]*12+[Datos.$C$5];&quot;&quot;;[.H389]-[.I390])">
            <text:p/>
          </table:table-cell>
          <table:table-cell table:style-name="ce60" table:formula="of:=IF([.$C390]&gt;[Datos.$C$4]*12+[Datos.$C$5];&quot;&quot;;[Datos.$C$11]-[.J390])">
            <text:p/>
          </table:table-cell>
          <table:table-cell table:style-name="ce69" table:formula="of:=IF([.$C390]&gt;[Datos.$C$4]*12+[Datos.$C$5];&quot;&quot;;[.H389]*[Datos.$C$15])">
            <text:p/>
          </table:table-cell>
          <table:table-cell table:formula="of:=IF([.$C3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0]+1" office:value-type="float" office:value="387">
            <text:p>387</text:p>
          </table:table-cell>
          <table:table-cell table:style-name="ce60" table:formula="of:=IF([.$C391]&gt;[Datos.$C$4]*12+[Datos.$C$5];&quot;&quot;;[.D390]-[.E391])">
            <text:p/>
          </table:table-cell>
          <table:table-cell table:style-name="ce60" table:formula="of:=IF([.$C391]&gt;[Datos.$C$4]*12+[Datos.$C$5];&quot;&quot;;[Datos.$C$9]-[.F391])">
            <text:p/>
          </table:table-cell>
          <table:table-cell table:style-name="ce60" table:formula="of:=IF([.$C391]&gt;[Datos.$C$4]*12+[Datos.$C$5];&quot;&quot;;[.D390]*[Datos.$C$14])">
            <text:p/>
          </table:table-cell>
          <table:table-cell table:style-name="ce55"/>
          <table:table-cell table:style-name="ce60" table:formula="of:=IF([.$C391]&gt;[Datos.$C$4]*12+[Datos.$C$5];&quot;&quot;;[.H390]-[.I391])">
            <text:p/>
          </table:table-cell>
          <table:table-cell table:style-name="ce60" table:formula="of:=IF([.$C391]&gt;[Datos.$C$4]*12+[Datos.$C$5];&quot;&quot;;[Datos.$C$11]-[.J391])">
            <text:p/>
          </table:table-cell>
          <table:table-cell table:style-name="ce69" table:formula="of:=IF([.$C391]&gt;[Datos.$C$4]*12+[Datos.$C$5];&quot;&quot;;[.H390]*[Datos.$C$15])">
            <text:p/>
          </table:table-cell>
          <table:table-cell table:formula="of:=IF([.$C3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1]+1" office:value-type="float" office:value="388">
            <text:p>388</text:p>
          </table:table-cell>
          <table:table-cell table:style-name="ce60" table:formula="of:=IF([.$C392]&gt;[Datos.$C$4]*12+[Datos.$C$5];&quot;&quot;;[.D391]-[.E392])">
            <text:p/>
          </table:table-cell>
          <table:table-cell table:style-name="ce60" table:formula="of:=IF([.$C392]&gt;[Datos.$C$4]*12+[Datos.$C$5];&quot;&quot;;[Datos.$C$9]-[.F392])">
            <text:p/>
          </table:table-cell>
          <table:table-cell table:style-name="ce60" table:formula="of:=IF([.$C392]&gt;[Datos.$C$4]*12+[Datos.$C$5];&quot;&quot;;[.D391]*[Datos.$C$14])">
            <text:p/>
          </table:table-cell>
          <table:table-cell table:style-name="ce55"/>
          <table:table-cell table:style-name="ce60" table:formula="of:=IF([.$C392]&gt;[Datos.$C$4]*12+[Datos.$C$5];&quot;&quot;;[.H391]-[.I392])">
            <text:p/>
          </table:table-cell>
          <table:table-cell table:style-name="ce60" table:formula="of:=IF([.$C392]&gt;[Datos.$C$4]*12+[Datos.$C$5];&quot;&quot;;[Datos.$C$11]-[.J392])">
            <text:p/>
          </table:table-cell>
          <table:table-cell table:style-name="ce69" table:formula="of:=IF([.$C392]&gt;[Datos.$C$4]*12+[Datos.$C$5];&quot;&quot;;[.H391]*[Datos.$C$15])">
            <text:p/>
          </table:table-cell>
          <table:table-cell table:formula="of:=IF([.$C3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2]+1" office:value-type="float" office:value="389">
            <text:p>389</text:p>
          </table:table-cell>
          <table:table-cell table:style-name="ce60" table:formula="of:=IF([.$C393]&gt;[Datos.$C$4]*12+[Datos.$C$5];&quot;&quot;;[.D392]-[.E393])">
            <text:p/>
          </table:table-cell>
          <table:table-cell table:style-name="ce60" table:formula="of:=IF([.$C393]&gt;[Datos.$C$4]*12+[Datos.$C$5];&quot;&quot;;[Datos.$C$9]-[.F393])">
            <text:p/>
          </table:table-cell>
          <table:table-cell table:style-name="ce60" table:formula="of:=IF([.$C393]&gt;[Datos.$C$4]*12+[Datos.$C$5];&quot;&quot;;[.D392]*[Datos.$C$14])">
            <text:p/>
          </table:table-cell>
          <table:table-cell table:style-name="ce55"/>
          <table:table-cell table:style-name="ce60" table:formula="of:=IF([.$C393]&gt;[Datos.$C$4]*12+[Datos.$C$5];&quot;&quot;;[.H392]-[.I393])">
            <text:p/>
          </table:table-cell>
          <table:table-cell table:style-name="ce60" table:formula="of:=IF([.$C393]&gt;[Datos.$C$4]*12+[Datos.$C$5];&quot;&quot;;[Datos.$C$11]-[.J393])">
            <text:p/>
          </table:table-cell>
          <table:table-cell table:style-name="ce69" table:formula="of:=IF([.$C393]&gt;[Datos.$C$4]*12+[Datos.$C$5];&quot;&quot;;[.H392]*[Datos.$C$15])">
            <text:p/>
          </table:table-cell>
          <table:table-cell table:formula="of:=IF([.$C3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3]+1" office:value-type="float" office:value="390">
            <text:p>390</text:p>
          </table:table-cell>
          <table:table-cell table:style-name="ce60" table:formula="of:=IF([.$C394]&gt;[Datos.$C$4]*12+[Datos.$C$5];&quot;&quot;;[.D393]-[.E394])">
            <text:p/>
          </table:table-cell>
          <table:table-cell table:style-name="ce60" table:formula="of:=IF([.$C394]&gt;[Datos.$C$4]*12+[Datos.$C$5];&quot;&quot;;[Datos.$C$9]-[.F394])">
            <text:p/>
          </table:table-cell>
          <table:table-cell table:style-name="ce60" table:formula="of:=IF([.$C394]&gt;[Datos.$C$4]*12+[Datos.$C$5];&quot;&quot;;[.D393]*[Datos.$C$14])">
            <text:p/>
          </table:table-cell>
          <table:table-cell table:style-name="ce55"/>
          <table:table-cell table:style-name="ce60" table:formula="of:=IF([.$C394]&gt;[Datos.$C$4]*12+[Datos.$C$5];&quot;&quot;;[.H393]-[.I394])">
            <text:p/>
          </table:table-cell>
          <table:table-cell table:style-name="ce60" table:formula="of:=IF([.$C394]&gt;[Datos.$C$4]*12+[Datos.$C$5];&quot;&quot;;[Datos.$C$11]-[.J394])">
            <text:p/>
          </table:table-cell>
          <table:table-cell table:style-name="ce69" table:formula="of:=IF([.$C394]&gt;[Datos.$C$4]*12+[Datos.$C$5];&quot;&quot;;[.H393]*[Datos.$C$15])">
            <text:p/>
          </table:table-cell>
          <table:table-cell table:formula="of:=IF([.$C3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4]+1" office:value-type="float" office:value="391">
            <text:p>391</text:p>
          </table:table-cell>
          <table:table-cell table:style-name="ce60" table:formula="of:=IF([.$C395]&gt;[Datos.$C$4]*12+[Datos.$C$5];&quot;&quot;;[.D394]-[.E395])">
            <text:p/>
          </table:table-cell>
          <table:table-cell table:style-name="ce60" table:formula="of:=IF([.$C395]&gt;[Datos.$C$4]*12+[Datos.$C$5];&quot;&quot;;[Datos.$C$9]-[.F395])">
            <text:p/>
          </table:table-cell>
          <table:table-cell table:style-name="ce60" table:formula="of:=IF([.$C395]&gt;[Datos.$C$4]*12+[Datos.$C$5];&quot;&quot;;[.D394]*[Datos.$C$14])">
            <text:p/>
          </table:table-cell>
          <table:table-cell table:style-name="ce55"/>
          <table:table-cell table:style-name="ce60" table:formula="of:=IF([.$C395]&gt;[Datos.$C$4]*12+[Datos.$C$5];&quot;&quot;;[.H394]-[.I395])">
            <text:p/>
          </table:table-cell>
          <table:table-cell table:style-name="ce60" table:formula="of:=IF([.$C395]&gt;[Datos.$C$4]*12+[Datos.$C$5];&quot;&quot;;[Datos.$C$11]-[.J395])">
            <text:p/>
          </table:table-cell>
          <table:table-cell table:style-name="ce69" table:formula="of:=IF([.$C395]&gt;[Datos.$C$4]*12+[Datos.$C$5];&quot;&quot;;[.H394]*[Datos.$C$15])">
            <text:p/>
          </table:table-cell>
          <table:table-cell table:formula="of:=IF([.$C3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5]+1" office:value-type="float" office:value="392">
            <text:p>392</text:p>
          </table:table-cell>
          <table:table-cell table:style-name="ce60" table:formula="of:=IF([.$C396]&gt;[Datos.$C$4]*12+[Datos.$C$5];&quot;&quot;;[.D395]-[.E396])">
            <text:p/>
          </table:table-cell>
          <table:table-cell table:style-name="ce60" table:formula="of:=IF([.$C396]&gt;[Datos.$C$4]*12+[Datos.$C$5];&quot;&quot;;[Datos.$C$9]-[.F396])">
            <text:p/>
          </table:table-cell>
          <table:table-cell table:style-name="ce60" table:formula="of:=IF([.$C396]&gt;[Datos.$C$4]*12+[Datos.$C$5];&quot;&quot;;[.D395]*[Datos.$C$14])">
            <text:p/>
          </table:table-cell>
          <table:table-cell table:style-name="ce55"/>
          <table:table-cell table:style-name="ce60" table:formula="of:=IF([.$C396]&gt;[Datos.$C$4]*12+[Datos.$C$5];&quot;&quot;;[.H395]-[.I396])">
            <text:p/>
          </table:table-cell>
          <table:table-cell table:style-name="ce60" table:formula="of:=IF([.$C396]&gt;[Datos.$C$4]*12+[Datos.$C$5];&quot;&quot;;[Datos.$C$11]-[.J396])">
            <text:p/>
          </table:table-cell>
          <table:table-cell table:style-name="ce69" table:formula="of:=IF([.$C396]&gt;[Datos.$C$4]*12+[Datos.$C$5];&quot;&quot;;[.H395]*[Datos.$C$15])">
            <text:p/>
          </table:table-cell>
          <table:table-cell table:formula="of:=IF([.$C3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6]+1" office:value-type="float" office:value="393">
            <text:p>393</text:p>
          </table:table-cell>
          <table:table-cell table:style-name="ce60" table:formula="of:=IF([.$C397]&gt;[Datos.$C$4]*12+[Datos.$C$5];&quot;&quot;;[.D396]-[.E397])">
            <text:p/>
          </table:table-cell>
          <table:table-cell table:style-name="ce60" table:formula="of:=IF([.$C397]&gt;[Datos.$C$4]*12+[Datos.$C$5];&quot;&quot;;[Datos.$C$9]-[.F397])">
            <text:p/>
          </table:table-cell>
          <table:table-cell table:style-name="ce60" table:formula="of:=IF([.$C397]&gt;[Datos.$C$4]*12+[Datos.$C$5];&quot;&quot;;[.D396]*[Datos.$C$14])">
            <text:p/>
          </table:table-cell>
          <table:table-cell table:style-name="ce55"/>
          <table:table-cell table:style-name="ce60" table:formula="of:=IF([.$C397]&gt;[Datos.$C$4]*12+[Datos.$C$5];&quot;&quot;;[.H396]-[.I397])">
            <text:p/>
          </table:table-cell>
          <table:table-cell table:style-name="ce60" table:formula="of:=IF([.$C397]&gt;[Datos.$C$4]*12+[Datos.$C$5];&quot;&quot;;[Datos.$C$11]-[.J397])">
            <text:p/>
          </table:table-cell>
          <table:table-cell table:style-name="ce69" table:formula="of:=IF([.$C397]&gt;[Datos.$C$4]*12+[Datos.$C$5];&quot;&quot;;[.H396]*[Datos.$C$15])">
            <text:p/>
          </table:table-cell>
          <table:table-cell table:formula="of:=IF([.$C3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7]+1" office:value-type="float" office:value="394">
            <text:p>394</text:p>
          </table:table-cell>
          <table:table-cell table:style-name="ce60" table:formula="of:=IF([.$C398]&gt;[Datos.$C$4]*12+[Datos.$C$5];&quot;&quot;;[.D397]-[.E398])">
            <text:p/>
          </table:table-cell>
          <table:table-cell table:style-name="ce60" table:formula="of:=IF([.$C398]&gt;[Datos.$C$4]*12+[Datos.$C$5];&quot;&quot;;[Datos.$C$9]-[.F398])">
            <text:p/>
          </table:table-cell>
          <table:table-cell table:style-name="ce60" table:formula="of:=IF([.$C398]&gt;[Datos.$C$4]*12+[Datos.$C$5];&quot;&quot;;[.D397]*[Datos.$C$14])">
            <text:p/>
          </table:table-cell>
          <table:table-cell table:style-name="ce55"/>
          <table:table-cell table:style-name="ce60" table:formula="of:=IF([.$C398]&gt;[Datos.$C$4]*12+[Datos.$C$5];&quot;&quot;;[.H397]-[.I398])">
            <text:p/>
          </table:table-cell>
          <table:table-cell table:style-name="ce60" table:formula="of:=IF([.$C398]&gt;[Datos.$C$4]*12+[Datos.$C$5];&quot;&quot;;[Datos.$C$11]-[.J398])">
            <text:p/>
          </table:table-cell>
          <table:table-cell table:style-name="ce69" table:formula="of:=IF([.$C398]&gt;[Datos.$C$4]*12+[Datos.$C$5];&quot;&quot;;[.H397]*[Datos.$C$15])">
            <text:p/>
          </table:table-cell>
          <table:table-cell table:formula="of:=IF([.$C3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398]+1" office:value-type="float" office:value="395">
            <text:p>395</text:p>
          </table:table-cell>
          <table:table-cell table:style-name="ce60" table:formula="of:=IF([.$C399]&gt;[Datos.$C$4]*12+[Datos.$C$5];&quot;&quot;;[.D398]-[.E399])">
            <text:p/>
          </table:table-cell>
          <table:table-cell table:style-name="ce60" table:formula="of:=IF([.$C399]&gt;[Datos.$C$4]*12+[Datos.$C$5];&quot;&quot;;[Datos.$C$9]-[.F399])">
            <text:p/>
          </table:table-cell>
          <table:table-cell table:style-name="ce60" table:formula="of:=IF([.$C399]&gt;[Datos.$C$4]*12+[Datos.$C$5];&quot;&quot;;[.D398]*[Datos.$C$14])">
            <text:p/>
          </table:table-cell>
          <table:table-cell table:style-name="ce55"/>
          <table:table-cell table:style-name="ce60" table:formula="of:=IF([.$C399]&gt;[Datos.$C$4]*12+[Datos.$C$5];&quot;&quot;;[.H398]-[.I399])">
            <text:p/>
          </table:table-cell>
          <table:table-cell table:style-name="ce60" table:formula="of:=IF([.$C399]&gt;[Datos.$C$4]*12+[Datos.$C$5];&quot;&quot;;[Datos.$C$11]-[.J399])">
            <text:p/>
          </table:table-cell>
          <table:table-cell table:style-name="ce69" table:formula="of:=IF([.$C399]&gt;[Datos.$C$4]*12+[Datos.$C$5];&quot;&quot;;[.H398]*[Datos.$C$15])">
            <text:p/>
          </table:table-cell>
          <table:table-cell table:formula="of:=IF([.$C3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388]+1" office:value-type="float" office:value="33">
            <text:p>33</text:p>
          </table:table-cell>
          <table:table-cell table:style-name="ce54" table:formula="of:=[.C399]+1" office:value-type="float" office:value="396">
            <text:p>396</text:p>
          </table:table-cell>
          <table:table-cell table:style-name="ce59" table:formula="of:=IF([.$C400]&gt;[Datos.$C$4]*12+[Datos.$C$5];&quot;&quot;;[.D399]-[.E400])">
            <text:p/>
          </table:table-cell>
          <table:table-cell table:style-name="ce59" table:formula="of:=IF([.$C400]&gt;[Datos.$C$4]*12+[Datos.$C$5];&quot;&quot;;[Datos.$C$9]-[.F400])">
            <text:p/>
          </table:table-cell>
          <table:table-cell table:style-name="ce59" table:formula="of:=IF([.$C400]&gt;[Datos.$C$4]*12+[Datos.$C$5];&quot;&quot;;[.D399]*[Datos.$C$14])">
            <text:p/>
          </table:table-cell>
          <table:table-cell table:style-name="ce54"/>
          <table:table-cell table:style-name="ce59" table:formula="of:=IF([.$C400]&gt;[Datos.$C$4]*12+[Datos.$C$5];&quot;&quot;;[.H399]-[.I400])">
            <text:p/>
          </table:table-cell>
          <table:table-cell table:style-name="ce59" table:formula="of:=IF([.$C400]&gt;[Datos.$C$4]*12+[Datos.$C$5];&quot;&quot;;[Datos.$C$11]-[.J400])">
            <text:p/>
          </table:table-cell>
          <table:table-cell table:style-name="ce70" table:formula="of:=IF([.$C400]&gt;[Datos.$C$4]*12+[Datos.$C$5];&quot;&quot;;[.H399]*[Datos.$C$15])">
            <text:p/>
          </table:table-cell>
          <table:table-cell table:formula="of:=IF([.$C4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0]+1" office:value-type="float" office:value="397">
            <text:p>397</text:p>
          </table:table-cell>
          <table:table-cell table:style-name="ce60" table:formula="of:=IF([.$C401]&gt;[Datos.$C$4]*12+[Datos.$C$5];&quot;&quot;;[.D400]-[.E401])">
            <text:p/>
          </table:table-cell>
          <table:table-cell table:style-name="ce60" table:formula="of:=IF([.$C401]&gt;[Datos.$C$4]*12+[Datos.$C$5];&quot;&quot;;[Datos.$C$9]-[.F401])">
            <text:p/>
          </table:table-cell>
          <table:table-cell table:style-name="ce60" table:formula="of:=IF([.$C401]&gt;[Datos.$C$4]*12+[Datos.$C$5];&quot;&quot;;[.D400]*[Datos.$C$14])">
            <text:p/>
          </table:table-cell>
          <table:table-cell table:style-name="ce55"/>
          <table:table-cell table:style-name="ce60" table:formula="of:=IF([.$C401]&gt;[Datos.$C$4]*12+[Datos.$C$5];&quot;&quot;;[.H400]-[.I401])">
            <text:p/>
          </table:table-cell>
          <table:table-cell table:style-name="ce60" table:formula="of:=IF([.$C401]&gt;[Datos.$C$4]*12+[Datos.$C$5];&quot;&quot;;[Datos.$C$11]-[.J401])">
            <text:p/>
          </table:table-cell>
          <table:table-cell table:style-name="ce69" table:formula="of:=IF([.$C401]&gt;[Datos.$C$4]*12+[Datos.$C$5];&quot;&quot;;[.H400]*[Datos.$C$15])">
            <text:p/>
          </table:table-cell>
          <table:table-cell table:formula="of:=IF([.$C4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1]+1" office:value-type="float" office:value="398">
            <text:p>398</text:p>
          </table:table-cell>
          <table:table-cell table:style-name="ce60" table:formula="of:=IF([.$C402]&gt;[Datos.$C$4]*12+[Datos.$C$5];&quot;&quot;;[.D401]-[.E402])">
            <text:p/>
          </table:table-cell>
          <table:table-cell table:style-name="ce60" table:formula="of:=IF([.$C402]&gt;[Datos.$C$4]*12+[Datos.$C$5];&quot;&quot;;[Datos.$C$9]-[.F402])">
            <text:p/>
          </table:table-cell>
          <table:table-cell table:style-name="ce60" table:formula="of:=IF([.$C402]&gt;[Datos.$C$4]*12+[Datos.$C$5];&quot;&quot;;[.D401]*[Datos.$C$14])">
            <text:p/>
          </table:table-cell>
          <table:table-cell table:style-name="ce55"/>
          <table:table-cell table:style-name="ce60" table:formula="of:=IF([.$C402]&gt;[Datos.$C$4]*12+[Datos.$C$5];&quot;&quot;;[.H401]-[.I402])">
            <text:p/>
          </table:table-cell>
          <table:table-cell table:style-name="ce60" table:formula="of:=IF([.$C402]&gt;[Datos.$C$4]*12+[Datos.$C$5];&quot;&quot;;[Datos.$C$11]-[.J402])">
            <text:p/>
          </table:table-cell>
          <table:table-cell table:style-name="ce69" table:formula="of:=IF([.$C402]&gt;[Datos.$C$4]*12+[Datos.$C$5];&quot;&quot;;[.H401]*[Datos.$C$15])">
            <text:p/>
          </table:table-cell>
          <table:table-cell table:formula="of:=IF([.$C4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2]+1" office:value-type="float" office:value="399">
            <text:p>399</text:p>
          </table:table-cell>
          <table:table-cell table:style-name="ce60" table:formula="of:=IF([.$C403]&gt;[Datos.$C$4]*12+[Datos.$C$5];&quot;&quot;;[.D402]-[.E403])">
            <text:p/>
          </table:table-cell>
          <table:table-cell table:style-name="ce60" table:formula="of:=IF([.$C403]&gt;[Datos.$C$4]*12+[Datos.$C$5];&quot;&quot;;[Datos.$C$9]-[.F403])">
            <text:p/>
          </table:table-cell>
          <table:table-cell table:style-name="ce60" table:formula="of:=IF([.$C403]&gt;[Datos.$C$4]*12+[Datos.$C$5];&quot;&quot;;[.D402]*[Datos.$C$14])">
            <text:p/>
          </table:table-cell>
          <table:table-cell table:style-name="ce55"/>
          <table:table-cell table:style-name="ce60" table:formula="of:=IF([.$C403]&gt;[Datos.$C$4]*12+[Datos.$C$5];&quot;&quot;;[.H402]-[.I403])">
            <text:p/>
          </table:table-cell>
          <table:table-cell table:style-name="ce60" table:formula="of:=IF([.$C403]&gt;[Datos.$C$4]*12+[Datos.$C$5];&quot;&quot;;[Datos.$C$11]-[.J403])">
            <text:p/>
          </table:table-cell>
          <table:table-cell table:style-name="ce69" table:formula="of:=IF([.$C403]&gt;[Datos.$C$4]*12+[Datos.$C$5];&quot;&quot;;[.H402]*[Datos.$C$15])">
            <text:p/>
          </table:table-cell>
          <table:table-cell table:formula="of:=IF([.$C4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3]+1" office:value-type="float" office:value="400">
            <text:p>400</text:p>
          </table:table-cell>
          <table:table-cell table:style-name="ce60" table:formula="of:=IF([.$C404]&gt;[Datos.$C$4]*12+[Datos.$C$5];&quot;&quot;;[.D403]-[.E404])">
            <text:p/>
          </table:table-cell>
          <table:table-cell table:style-name="ce60" table:formula="of:=IF([.$C404]&gt;[Datos.$C$4]*12+[Datos.$C$5];&quot;&quot;;[Datos.$C$9]-[.F404])">
            <text:p/>
          </table:table-cell>
          <table:table-cell table:style-name="ce60" table:formula="of:=IF([.$C404]&gt;[Datos.$C$4]*12+[Datos.$C$5];&quot;&quot;;[.D403]*[Datos.$C$14])">
            <text:p/>
          </table:table-cell>
          <table:table-cell table:style-name="ce55"/>
          <table:table-cell table:style-name="ce60" table:formula="of:=IF([.$C404]&gt;[Datos.$C$4]*12+[Datos.$C$5];&quot;&quot;;[.H403]-[.I404])">
            <text:p/>
          </table:table-cell>
          <table:table-cell table:style-name="ce60" table:formula="of:=IF([.$C404]&gt;[Datos.$C$4]*12+[Datos.$C$5];&quot;&quot;;[Datos.$C$11]-[.J404])">
            <text:p/>
          </table:table-cell>
          <table:table-cell table:style-name="ce69" table:formula="of:=IF([.$C404]&gt;[Datos.$C$4]*12+[Datos.$C$5];&quot;&quot;;[.H403]*[Datos.$C$15])">
            <text:p/>
          </table:table-cell>
          <table:table-cell table:formula="of:=IF([.$C4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4]+1" office:value-type="float" office:value="401">
            <text:p>401</text:p>
          </table:table-cell>
          <table:table-cell table:style-name="ce60" table:formula="of:=IF([.$C405]&gt;[Datos.$C$4]*12+[Datos.$C$5];&quot;&quot;;[.D404]-[.E405])">
            <text:p/>
          </table:table-cell>
          <table:table-cell table:style-name="ce60" table:formula="of:=IF([.$C405]&gt;[Datos.$C$4]*12+[Datos.$C$5];&quot;&quot;;[Datos.$C$9]-[.F405])">
            <text:p/>
          </table:table-cell>
          <table:table-cell table:style-name="ce60" table:formula="of:=IF([.$C405]&gt;[Datos.$C$4]*12+[Datos.$C$5];&quot;&quot;;[.D404]*[Datos.$C$14])">
            <text:p/>
          </table:table-cell>
          <table:table-cell table:style-name="ce55"/>
          <table:table-cell table:style-name="ce60" table:formula="of:=IF([.$C405]&gt;[Datos.$C$4]*12+[Datos.$C$5];&quot;&quot;;[.H404]-[.I405])">
            <text:p/>
          </table:table-cell>
          <table:table-cell table:style-name="ce60" table:formula="of:=IF([.$C405]&gt;[Datos.$C$4]*12+[Datos.$C$5];&quot;&quot;;[Datos.$C$11]-[.J405])">
            <text:p/>
          </table:table-cell>
          <table:table-cell table:style-name="ce69" table:formula="of:=IF([.$C405]&gt;[Datos.$C$4]*12+[Datos.$C$5];&quot;&quot;;[.H404]*[Datos.$C$15])">
            <text:p/>
          </table:table-cell>
          <table:table-cell table:formula="of:=IF([.$C40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5]+1" office:value-type="float" office:value="402">
            <text:p>402</text:p>
          </table:table-cell>
          <table:table-cell table:style-name="ce60" table:formula="of:=IF([.$C406]&gt;[Datos.$C$4]*12+[Datos.$C$5];&quot;&quot;;[.D405]-[.E406])">
            <text:p/>
          </table:table-cell>
          <table:table-cell table:style-name="ce60" table:formula="of:=IF([.$C406]&gt;[Datos.$C$4]*12+[Datos.$C$5];&quot;&quot;;[Datos.$C$9]-[.F406])">
            <text:p/>
          </table:table-cell>
          <table:table-cell table:style-name="ce60" table:formula="of:=IF([.$C406]&gt;[Datos.$C$4]*12+[Datos.$C$5];&quot;&quot;;[.D405]*[Datos.$C$14])">
            <text:p/>
          </table:table-cell>
          <table:table-cell table:style-name="ce55"/>
          <table:table-cell table:style-name="ce60" table:formula="of:=IF([.$C406]&gt;[Datos.$C$4]*12+[Datos.$C$5];&quot;&quot;;[.H405]-[.I406])">
            <text:p/>
          </table:table-cell>
          <table:table-cell table:style-name="ce60" table:formula="of:=IF([.$C406]&gt;[Datos.$C$4]*12+[Datos.$C$5];&quot;&quot;;[Datos.$C$11]-[.J406])">
            <text:p/>
          </table:table-cell>
          <table:table-cell table:style-name="ce69" table:formula="of:=IF([.$C406]&gt;[Datos.$C$4]*12+[Datos.$C$5];&quot;&quot;;[.H405]*[Datos.$C$15])">
            <text:p/>
          </table:table-cell>
          <table:table-cell table:formula="of:=IF([.$C40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6]+1" office:value-type="float" office:value="403">
            <text:p>403</text:p>
          </table:table-cell>
          <table:table-cell table:style-name="ce60" table:formula="of:=IF([.$C407]&gt;[Datos.$C$4]*12+[Datos.$C$5];&quot;&quot;;[.D406]-[.E407])">
            <text:p/>
          </table:table-cell>
          <table:table-cell table:style-name="ce60" table:formula="of:=IF([.$C407]&gt;[Datos.$C$4]*12+[Datos.$C$5];&quot;&quot;;[Datos.$C$9]-[.F407])">
            <text:p/>
          </table:table-cell>
          <table:table-cell table:style-name="ce60" table:formula="of:=IF([.$C407]&gt;[Datos.$C$4]*12+[Datos.$C$5];&quot;&quot;;[.D406]*[Datos.$C$14])">
            <text:p/>
          </table:table-cell>
          <table:table-cell table:style-name="ce55"/>
          <table:table-cell table:style-name="ce60" table:formula="of:=IF([.$C407]&gt;[Datos.$C$4]*12+[Datos.$C$5];&quot;&quot;;[.H406]-[.I407])">
            <text:p/>
          </table:table-cell>
          <table:table-cell table:style-name="ce60" table:formula="of:=IF([.$C407]&gt;[Datos.$C$4]*12+[Datos.$C$5];&quot;&quot;;[Datos.$C$11]-[.J407])">
            <text:p/>
          </table:table-cell>
          <table:table-cell table:style-name="ce69" table:formula="of:=IF([.$C407]&gt;[Datos.$C$4]*12+[Datos.$C$5];&quot;&quot;;[.H406]*[Datos.$C$15])">
            <text:p/>
          </table:table-cell>
          <table:table-cell table:formula="of:=IF([.$C40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7]+1" office:value-type="float" office:value="404">
            <text:p>404</text:p>
          </table:table-cell>
          <table:table-cell table:style-name="ce60" table:formula="of:=IF([.$C408]&gt;[Datos.$C$4]*12+[Datos.$C$5];&quot;&quot;;[.D407]-[.E408])">
            <text:p/>
          </table:table-cell>
          <table:table-cell table:style-name="ce60" table:formula="of:=IF([.$C408]&gt;[Datos.$C$4]*12+[Datos.$C$5];&quot;&quot;;[Datos.$C$9]-[.F408])">
            <text:p/>
          </table:table-cell>
          <table:table-cell table:style-name="ce60" table:formula="of:=IF([.$C408]&gt;[Datos.$C$4]*12+[Datos.$C$5];&quot;&quot;;[.D407]*[Datos.$C$14])">
            <text:p/>
          </table:table-cell>
          <table:table-cell table:style-name="ce55"/>
          <table:table-cell table:style-name="ce60" table:formula="of:=IF([.$C408]&gt;[Datos.$C$4]*12+[Datos.$C$5];&quot;&quot;;[.H407]-[.I408])">
            <text:p/>
          </table:table-cell>
          <table:table-cell table:style-name="ce60" table:formula="of:=IF([.$C408]&gt;[Datos.$C$4]*12+[Datos.$C$5];&quot;&quot;;[Datos.$C$11]-[.J408])">
            <text:p/>
          </table:table-cell>
          <table:table-cell table:style-name="ce69" table:formula="of:=IF([.$C408]&gt;[Datos.$C$4]*12+[Datos.$C$5];&quot;&quot;;[.H407]*[Datos.$C$15])">
            <text:p/>
          </table:table-cell>
          <table:table-cell table:formula="of:=IF([.$C40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8]+1" office:value-type="float" office:value="405">
            <text:p>405</text:p>
          </table:table-cell>
          <table:table-cell table:style-name="ce60" table:formula="of:=IF([.$C409]&gt;[Datos.$C$4]*12+[Datos.$C$5];&quot;&quot;;[.D408]-[.E409])">
            <text:p/>
          </table:table-cell>
          <table:table-cell table:style-name="ce60" table:formula="of:=IF([.$C409]&gt;[Datos.$C$4]*12+[Datos.$C$5];&quot;&quot;;[Datos.$C$9]-[.F409])">
            <text:p/>
          </table:table-cell>
          <table:table-cell table:style-name="ce60" table:formula="of:=IF([.$C409]&gt;[Datos.$C$4]*12+[Datos.$C$5];&quot;&quot;;[.D408]*[Datos.$C$14])">
            <text:p/>
          </table:table-cell>
          <table:table-cell table:style-name="ce55"/>
          <table:table-cell table:style-name="ce60" table:formula="of:=IF([.$C409]&gt;[Datos.$C$4]*12+[Datos.$C$5];&quot;&quot;;[.H408]-[.I409])">
            <text:p/>
          </table:table-cell>
          <table:table-cell table:style-name="ce60" table:formula="of:=IF([.$C409]&gt;[Datos.$C$4]*12+[Datos.$C$5];&quot;&quot;;[Datos.$C$11]-[.J409])">
            <text:p/>
          </table:table-cell>
          <table:table-cell table:style-name="ce69" table:formula="of:=IF([.$C409]&gt;[Datos.$C$4]*12+[Datos.$C$5];&quot;&quot;;[.H408]*[Datos.$C$15])">
            <text:p/>
          </table:table-cell>
          <table:table-cell table:formula="of:=IF([.$C40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09]+1" office:value-type="float" office:value="406">
            <text:p>406</text:p>
          </table:table-cell>
          <table:table-cell table:style-name="ce60" table:formula="of:=IF([.$C410]&gt;[Datos.$C$4]*12+[Datos.$C$5];&quot;&quot;;[.D409]-[.E410])">
            <text:p/>
          </table:table-cell>
          <table:table-cell table:style-name="ce60" table:formula="of:=IF([.$C410]&gt;[Datos.$C$4]*12+[Datos.$C$5];&quot;&quot;;[Datos.$C$9]-[.F410])">
            <text:p/>
          </table:table-cell>
          <table:table-cell table:style-name="ce60" table:formula="of:=IF([.$C410]&gt;[Datos.$C$4]*12+[Datos.$C$5];&quot;&quot;;[.D409]*[Datos.$C$14])">
            <text:p/>
          </table:table-cell>
          <table:table-cell table:style-name="ce55"/>
          <table:table-cell table:style-name="ce60" table:formula="of:=IF([.$C410]&gt;[Datos.$C$4]*12+[Datos.$C$5];&quot;&quot;;[.H409]-[.I410])">
            <text:p/>
          </table:table-cell>
          <table:table-cell table:style-name="ce60" table:formula="of:=IF([.$C410]&gt;[Datos.$C$4]*12+[Datos.$C$5];&quot;&quot;;[Datos.$C$11]-[.J410])">
            <text:p/>
          </table:table-cell>
          <table:table-cell table:style-name="ce69" table:formula="of:=IF([.$C410]&gt;[Datos.$C$4]*12+[Datos.$C$5];&quot;&quot;;[.H409]*[Datos.$C$15])">
            <text:p/>
          </table:table-cell>
          <table:table-cell table:formula="of:=IF([.$C41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0]+1" office:value-type="float" office:value="407">
            <text:p>407</text:p>
          </table:table-cell>
          <table:table-cell table:style-name="ce60" table:formula="of:=IF([.$C411]&gt;[Datos.$C$4]*12+[Datos.$C$5];&quot;&quot;;[.D410]-[.E411])">
            <text:p/>
          </table:table-cell>
          <table:table-cell table:style-name="ce60" table:formula="of:=IF([.$C411]&gt;[Datos.$C$4]*12+[Datos.$C$5];&quot;&quot;;[Datos.$C$9]-[.F411])">
            <text:p/>
          </table:table-cell>
          <table:table-cell table:style-name="ce60" table:formula="of:=IF([.$C411]&gt;[Datos.$C$4]*12+[Datos.$C$5];&quot;&quot;;[.D410]*[Datos.$C$14])">
            <text:p/>
          </table:table-cell>
          <table:table-cell table:style-name="ce55"/>
          <table:table-cell table:style-name="ce60" table:formula="of:=IF([.$C411]&gt;[Datos.$C$4]*12+[Datos.$C$5];&quot;&quot;;[.H410]-[.I411])">
            <text:p/>
          </table:table-cell>
          <table:table-cell table:style-name="ce60" table:formula="of:=IF([.$C411]&gt;[Datos.$C$4]*12+[Datos.$C$5];&quot;&quot;;[Datos.$C$11]-[.J411])">
            <text:p/>
          </table:table-cell>
          <table:table-cell table:style-name="ce69" table:formula="of:=IF([.$C411]&gt;[Datos.$C$4]*12+[Datos.$C$5];&quot;&quot;;[.H410]*[Datos.$C$15])">
            <text:p/>
          </table:table-cell>
          <table:table-cell table:formula="of:=IF([.$C41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00]+1" office:value-type="float" office:value="34">
            <text:p>34</text:p>
          </table:table-cell>
          <table:table-cell table:style-name="ce54" table:formula="of:=[.C411]+1" office:value-type="float" office:value="408">
            <text:p>408</text:p>
          </table:table-cell>
          <table:table-cell table:style-name="ce59" table:formula="of:=IF([.$C412]&gt;[Datos.$C$4]*12+[Datos.$C$5];&quot;&quot;;[.D411]-[.E412])">
            <text:p/>
          </table:table-cell>
          <table:table-cell table:style-name="ce59" table:formula="of:=IF([.$C412]&gt;[Datos.$C$4]*12+[Datos.$C$5];&quot;&quot;;[Datos.$C$9]-[.F412])">
            <text:p/>
          </table:table-cell>
          <table:table-cell table:style-name="ce59" table:formula="of:=IF([.$C412]&gt;[Datos.$C$4]*12+[Datos.$C$5];&quot;&quot;;[.D411]*[Datos.$C$14])">
            <text:p/>
          </table:table-cell>
          <table:table-cell table:style-name="ce54"/>
          <table:table-cell table:style-name="ce59" table:formula="of:=IF([.$C412]&gt;[Datos.$C$4]*12+[Datos.$C$5];&quot;&quot;;[.H411]-[.I412])">
            <text:p/>
          </table:table-cell>
          <table:table-cell table:style-name="ce59" table:formula="of:=IF([.$C412]&gt;[Datos.$C$4]*12+[Datos.$C$5];&quot;&quot;;[Datos.$C$11]-[.J412])">
            <text:p/>
          </table:table-cell>
          <table:table-cell table:style-name="ce70" table:formula="of:=IF([.$C412]&gt;[Datos.$C$4]*12+[Datos.$C$5];&quot;&quot;;[.H411]*[Datos.$C$15])">
            <text:p/>
          </table:table-cell>
          <table:table-cell table:formula="of:=IF([.$C41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2]+1" office:value-type="float" office:value="409">
            <text:p>409</text:p>
          </table:table-cell>
          <table:table-cell table:style-name="ce60" table:formula="of:=IF([.$C413]&gt;[Datos.$C$4]*12+[Datos.$C$5];&quot;&quot;;[.D412]-[.E413])">
            <text:p/>
          </table:table-cell>
          <table:table-cell table:style-name="ce60" table:formula="of:=IF([.$C413]&gt;[Datos.$C$4]*12+[Datos.$C$5];&quot;&quot;;[Datos.$C$9]-[.F413])">
            <text:p/>
          </table:table-cell>
          <table:table-cell table:style-name="ce60" table:formula="of:=IF([.$C413]&gt;[Datos.$C$4]*12+[Datos.$C$5];&quot;&quot;;[.D412]*[Datos.$C$14])">
            <text:p/>
          </table:table-cell>
          <table:table-cell table:style-name="ce55"/>
          <table:table-cell table:style-name="ce60" table:formula="of:=IF([.$C413]&gt;[Datos.$C$4]*12+[Datos.$C$5];&quot;&quot;;[.H412]-[.I413])">
            <text:p/>
          </table:table-cell>
          <table:table-cell table:style-name="ce60" table:formula="of:=IF([.$C413]&gt;[Datos.$C$4]*12+[Datos.$C$5];&quot;&quot;;[Datos.$C$11]-[.J413])">
            <text:p/>
          </table:table-cell>
          <table:table-cell table:style-name="ce69" table:formula="of:=IF([.$C413]&gt;[Datos.$C$4]*12+[Datos.$C$5];&quot;&quot;;[.H412]*[Datos.$C$15])">
            <text:p/>
          </table:table-cell>
          <table:table-cell table:formula="of:=IF([.$C41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3]+1" office:value-type="float" office:value="410">
            <text:p>410</text:p>
          </table:table-cell>
          <table:table-cell table:style-name="ce60" table:formula="of:=IF([.$C414]&gt;[Datos.$C$4]*12+[Datos.$C$5];&quot;&quot;;[.D413]-[.E414])">
            <text:p/>
          </table:table-cell>
          <table:table-cell table:style-name="ce60" table:formula="of:=IF([.$C414]&gt;[Datos.$C$4]*12+[Datos.$C$5];&quot;&quot;;[Datos.$C$9]-[.F414])">
            <text:p/>
          </table:table-cell>
          <table:table-cell table:style-name="ce60" table:formula="of:=IF([.$C414]&gt;[Datos.$C$4]*12+[Datos.$C$5];&quot;&quot;;[.D413]*[Datos.$C$14])">
            <text:p/>
          </table:table-cell>
          <table:table-cell table:style-name="ce55"/>
          <table:table-cell table:style-name="ce60" table:formula="of:=IF([.$C414]&gt;[Datos.$C$4]*12+[Datos.$C$5];&quot;&quot;;[.H413]-[.I414])">
            <text:p/>
          </table:table-cell>
          <table:table-cell table:style-name="ce60" table:formula="of:=IF([.$C414]&gt;[Datos.$C$4]*12+[Datos.$C$5];&quot;&quot;;[Datos.$C$11]-[.J414])">
            <text:p/>
          </table:table-cell>
          <table:table-cell table:style-name="ce69" table:formula="of:=IF([.$C414]&gt;[Datos.$C$4]*12+[Datos.$C$5];&quot;&quot;;[.H413]*[Datos.$C$15])">
            <text:p/>
          </table:table-cell>
          <table:table-cell table:formula="of:=IF([.$C41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4]+1" office:value-type="float" office:value="411">
            <text:p>411</text:p>
          </table:table-cell>
          <table:table-cell table:style-name="ce60" table:formula="of:=IF([.$C415]&gt;[Datos.$C$4]*12+[Datos.$C$5];&quot;&quot;;[.D414]-[.E415])">
            <text:p/>
          </table:table-cell>
          <table:table-cell table:style-name="ce60" table:formula="of:=IF([.$C415]&gt;[Datos.$C$4]*12+[Datos.$C$5];&quot;&quot;;[Datos.$C$9]-[.F415])">
            <text:p/>
          </table:table-cell>
          <table:table-cell table:style-name="ce60" table:formula="of:=IF([.$C415]&gt;[Datos.$C$4]*12+[Datos.$C$5];&quot;&quot;;[.D414]*[Datos.$C$14])">
            <text:p/>
          </table:table-cell>
          <table:table-cell table:style-name="ce55"/>
          <table:table-cell table:style-name="ce60" table:formula="of:=IF([.$C415]&gt;[Datos.$C$4]*12+[Datos.$C$5];&quot;&quot;;[.H414]-[.I415])">
            <text:p/>
          </table:table-cell>
          <table:table-cell table:style-name="ce60" table:formula="of:=IF([.$C415]&gt;[Datos.$C$4]*12+[Datos.$C$5];&quot;&quot;;[Datos.$C$11]-[.J415])">
            <text:p/>
          </table:table-cell>
          <table:table-cell table:style-name="ce69" table:formula="of:=IF([.$C415]&gt;[Datos.$C$4]*12+[Datos.$C$5];&quot;&quot;;[.H414]*[Datos.$C$15])">
            <text:p/>
          </table:table-cell>
          <table:table-cell table:formula="of:=IF([.$C41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5]+1" office:value-type="float" office:value="412">
            <text:p>412</text:p>
          </table:table-cell>
          <table:table-cell table:style-name="ce60" table:formula="of:=IF([.$C416]&gt;[Datos.$C$4]*12+[Datos.$C$5];&quot;&quot;;[.D415]-[.E416])">
            <text:p/>
          </table:table-cell>
          <table:table-cell table:style-name="ce60" table:formula="of:=IF([.$C416]&gt;[Datos.$C$4]*12+[Datos.$C$5];&quot;&quot;;[Datos.$C$9]-[.F416])">
            <text:p/>
          </table:table-cell>
          <table:table-cell table:style-name="ce60" table:formula="of:=IF([.$C416]&gt;[Datos.$C$4]*12+[Datos.$C$5];&quot;&quot;;[.D415]*[Datos.$C$14])">
            <text:p/>
          </table:table-cell>
          <table:table-cell table:style-name="ce55"/>
          <table:table-cell table:style-name="ce60" table:formula="of:=IF([.$C416]&gt;[Datos.$C$4]*12+[Datos.$C$5];&quot;&quot;;[.H415]-[.I416])">
            <text:p/>
          </table:table-cell>
          <table:table-cell table:style-name="ce60" table:formula="of:=IF([.$C416]&gt;[Datos.$C$4]*12+[Datos.$C$5];&quot;&quot;;[Datos.$C$11]-[.J416])">
            <text:p/>
          </table:table-cell>
          <table:table-cell table:style-name="ce69" table:formula="of:=IF([.$C416]&gt;[Datos.$C$4]*12+[Datos.$C$5];&quot;&quot;;[.H415]*[Datos.$C$15])">
            <text:p/>
          </table:table-cell>
          <table:table-cell table:formula="of:=IF([.$C41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6]+1" office:value-type="float" office:value="413">
            <text:p>413</text:p>
          </table:table-cell>
          <table:table-cell table:style-name="ce60" table:formula="of:=IF([.$C417]&gt;[Datos.$C$4]*12+[Datos.$C$5];&quot;&quot;;[.D416]-[.E417])">
            <text:p/>
          </table:table-cell>
          <table:table-cell table:style-name="ce60" table:formula="of:=IF([.$C417]&gt;[Datos.$C$4]*12+[Datos.$C$5];&quot;&quot;;[Datos.$C$9]-[.F417])">
            <text:p/>
          </table:table-cell>
          <table:table-cell table:style-name="ce60" table:formula="of:=IF([.$C417]&gt;[Datos.$C$4]*12+[Datos.$C$5];&quot;&quot;;[.D416]*[Datos.$C$14])">
            <text:p/>
          </table:table-cell>
          <table:table-cell table:style-name="ce55"/>
          <table:table-cell table:style-name="ce60" table:formula="of:=IF([.$C417]&gt;[Datos.$C$4]*12+[Datos.$C$5];&quot;&quot;;[.H416]-[.I417])">
            <text:p/>
          </table:table-cell>
          <table:table-cell table:style-name="ce60" table:formula="of:=IF([.$C417]&gt;[Datos.$C$4]*12+[Datos.$C$5];&quot;&quot;;[Datos.$C$11]-[.J417])">
            <text:p/>
          </table:table-cell>
          <table:table-cell table:style-name="ce69" table:formula="of:=IF([.$C417]&gt;[Datos.$C$4]*12+[Datos.$C$5];&quot;&quot;;[.H416]*[Datos.$C$15])">
            <text:p/>
          </table:table-cell>
          <table:table-cell table:formula="of:=IF([.$C41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7]+1" office:value-type="float" office:value="414">
            <text:p>414</text:p>
          </table:table-cell>
          <table:table-cell table:style-name="ce60" table:formula="of:=IF([.$C418]&gt;[Datos.$C$4]*12+[Datos.$C$5];&quot;&quot;;[.D417]-[.E418])">
            <text:p/>
          </table:table-cell>
          <table:table-cell table:style-name="ce60" table:formula="of:=IF([.$C418]&gt;[Datos.$C$4]*12+[Datos.$C$5];&quot;&quot;;[Datos.$C$9]-[.F418])">
            <text:p/>
          </table:table-cell>
          <table:table-cell table:style-name="ce60" table:formula="of:=IF([.$C418]&gt;[Datos.$C$4]*12+[Datos.$C$5];&quot;&quot;;[.D417]*[Datos.$C$14])">
            <text:p/>
          </table:table-cell>
          <table:table-cell table:style-name="ce55"/>
          <table:table-cell table:style-name="ce60" table:formula="of:=IF([.$C418]&gt;[Datos.$C$4]*12+[Datos.$C$5];&quot;&quot;;[.H417]-[.I418])">
            <text:p/>
          </table:table-cell>
          <table:table-cell table:style-name="ce60" table:formula="of:=IF([.$C418]&gt;[Datos.$C$4]*12+[Datos.$C$5];&quot;&quot;;[Datos.$C$11]-[.J418])">
            <text:p/>
          </table:table-cell>
          <table:table-cell table:style-name="ce69" table:formula="of:=IF([.$C418]&gt;[Datos.$C$4]*12+[Datos.$C$5];&quot;&quot;;[.H417]*[Datos.$C$15])">
            <text:p/>
          </table:table-cell>
          <table:table-cell table:formula="of:=IF([.$C41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8]+1" office:value-type="float" office:value="415">
            <text:p>415</text:p>
          </table:table-cell>
          <table:table-cell table:style-name="ce60" table:formula="of:=IF([.$C419]&gt;[Datos.$C$4]*12+[Datos.$C$5];&quot;&quot;;[.D418]-[.E419])">
            <text:p/>
          </table:table-cell>
          <table:table-cell table:style-name="ce60" table:formula="of:=IF([.$C419]&gt;[Datos.$C$4]*12+[Datos.$C$5];&quot;&quot;;[Datos.$C$9]-[.F419])">
            <text:p/>
          </table:table-cell>
          <table:table-cell table:style-name="ce60" table:formula="of:=IF([.$C419]&gt;[Datos.$C$4]*12+[Datos.$C$5];&quot;&quot;;[.D418]*[Datos.$C$14])">
            <text:p/>
          </table:table-cell>
          <table:table-cell table:style-name="ce55"/>
          <table:table-cell table:style-name="ce60" table:formula="of:=IF([.$C419]&gt;[Datos.$C$4]*12+[Datos.$C$5];&quot;&quot;;[.H418]-[.I419])">
            <text:p/>
          </table:table-cell>
          <table:table-cell table:style-name="ce60" table:formula="of:=IF([.$C419]&gt;[Datos.$C$4]*12+[Datos.$C$5];&quot;&quot;;[Datos.$C$11]-[.J419])">
            <text:p/>
          </table:table-cell>
          <table:table-cell table:style-name="ce69" table:formula="of:=IF([.$C419]&gt;[Datos.$C$4]*12+[Datos.$C$5];&quot;&quot;;[.H418]*[Datos.$C$15])">
            <text:p/>
          </table:table-cell>
          <table:table-cell table:formula="of:=IF([.$C41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19]+1" office:value-type="float" office:value="416">
            <text:p>416</text:p>
          </table:table-cell>
          <table:table-cell table:style-name="ce60" table:formula="of:=IF([.$C420]&gt;[Datos.$C$4]*12+[Datos.$C$5];&quot;&quot;;[.D419]-[.E420])">
            <text:p/>
          </table:table-cell>
          <table:table-cell table:style-name="ce60" table:formula="of:=IF([.$C420]&gt;[Datos.$C$4]*12+[Datos.$C$5];&quot;&quot;;[Datos.$C$9]-[.F420])">
            <text:p/>
          </table:table-cell>
          <table:table-cell table:style-name="ce60" table:formula="of:=IF([.$C420]&gt;[Datos.$C$4]*12+[Datos.$C$5];&quot;&quot;;[.D419]*[Datos.$C$14])">
            <text:p/>
          </table:table-cell>
          <table:table-cell table:style-name="ce55"/>
          <table:table-cell table:style-name="ce60" table:formula="of:=IF([.$C420]&gt;[Datos.$C$4]*12+[Datos.$C$5];&quot;&quot;;[.H419]-[.I420])">
            <text:p/>
          </table:table-cell>
          <table:table-cell table:style-name="ce60" table:formula="of:=IF([.$C420]&gt;[Datos.$C$4]*12+[Datos.$C$5];&quot;&quot;;[Datos.$C$11]-[.J420])">
            <text:p/>
          </table:table-cell>
          <table:table-cell table:style-name="ce69" table:formula="of:=IF([.$C420]&gt;[Datos.$C$4]*12+[Datos.$C$5];&quot;&quot;;[.H419]*[Datos.$C$15])">
            <text:p/>
          </table:table-cell>
          <table:table-cell table:formula="of:=IF([.$C4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0]+1" office:value-type="float" office:value="417">
            <text:p>417</text:p>
          </table:table-cell>
          <table:table-cell table:style-name="ce60" table:formula="of:=IF([.$C421]&gt;[Datos.$C$4]*12+[Datos.$C$5];&quot;&quot;;[.D420]-[.E421])">
            <text:p/>
          </table:table-cell>
          <table:table-cell table:style-name="ce60" table:formula="of:=IF([.$C421]&gt;[Datos.$C$4]*12+[Datos.$C$5];&quot;&quot;;[Datos.$C$9]-[.F421])">
            <text:p/>
          </table:table-cell>
          <table:table-cell table:style-name="ce60" table:formula="of:=IF([.$C421]&gt;[Datos.$C$4]*12+[Datos.$C$5];&quot;&quot;;[.D420]*[Datos.$C$14])">
            <text:p/>
          </table:table-cell>
          <table:table-cell table:style-name="ce55"/>
          <table:table-cell table:style-name="ce60" table:formula="of:=IF([.$C421]&gt;[Datos.$C$4]*12+[Datos.$C$5];&quot;&quot;;[.H420]-[.I421])">
            <text:p/>
          </table:table-cell>
          <table:table-cell table:style-name="ce60" table:formula="of:=IF([.$C421]&gt;[Datos.$C$4]*12+[Datos.$C$5];&quot;&quot;;[Datos.$C$11]-[.J421])">
            <text:p/>
          </table:table-cell>
          <table:table-cell table:style-name="ce69" table:formula="of:=IF([.$C421]&gt;[Datos.$C$4]*12+[Datos.$C$5];&quot;&quot;;[.H420]*[Datos.$C$15])">
            <text:p/>
          </table:table-cell>
          <table:table-cell table:formula="of:=IF([.$C4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1]+1" office:value-type="float" office:value="418">
            <text:p>418</text:p>
          </table:table-cell>
          <table:table-cell table:style-name="ce60" table:formula="of:=IF([.$C422]&gt;[Datos.$C$4]*12+[Datos.$C$5];&quot;&quot;;[.D421]-[.E422])">
            <text:p/>
          </table:table-cell>
          <table:table-cell table:style-name="ce60" table:formula="of:=IF([.$C422]&gt;[Datos.$C$4]*12+[Datos.$C$5];&quot;&quot;;[Datos.$C$9]-[.F422])">
            <text:p/>
          </table:table-cell>
          <table:table-cell table:style-name="ce60" table:formula="of:=IF([.$C422]&gt;[Datos.$C$4]*12+[Datos.$C$5];&quot;&quot;;[.D421]*[Datos.$C$14])">
            <text:p/>
          </table:table-cell>
          <table:table-cell table:style-name="ce55"/>
          <table:table-cell table:style-name="ce60" table:formula="of:=IF([.$C422]&gt;[Datos.$C$4]*12+[Datos.$C$5];&quot;&quot;;[.H421]-[.I422])">
            <text:p/>
          </table:table-cell>
          <table:table-cell table:style-name="ce60" table:formula="of:=IF([.$C422]&gt;[Datos.$C$4]*12+[Datos.$C$5];&quot;&quot;;[Datos.$C$11]-[.J422])">
            <text:p/>
          </table:table-cell>
          <table:table-cell table:style-name="ce69" table:formula="of:=IF([.$C422]&gt;[Datos.$C$4]*12+[Datos.$C$5];&quot;&quot;;[.H421]*[Datos.$C$15])">
            <text:p/>
          </table:table-cell>
          <table:table-cell table:formula="of:=IF([.$C4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2]+1" office:value-type="float" office:value="419">
            <text:p>419</text:p>
          </table:table-cell>
          <table:table-cell table:style-name="ce60" table:formula="of:=IF([.$C423]&gt;[Datos.$C$4]*12+[Datos.$C$5];&quot;&quot;;[.D422]-[.E423])">
            <text:p/>
          </table:table-cell>
          <table:table-cell table:style-name="ce60" table:formula="of:=IF([.$C423]&gt;[Datos.$C$4]*12+[Datos.$C$5];&quot;&quot;;[Datos.$C$9]-[.F423])">
            <text:p/>
          </table:table-cell>
          <table:table-cell table:style-name="ce60" table:formula="of:=IF([.$C423]&gt;[Datos.$C$4]*12+[Datos.$C$5];&quot;&quot;;[.D422]*[Datos.$C$14])">
            <text:p/>
          </table:table-cell>
          <table:table-cell table:style-name="ce55"/>
          <table:table-cell table:style-name="ce60" table:formula="of:=IF([.$C423]&gt;[Datos.$C$4]*12+[Datos.$C$5];&quot;&quot;;[.H422]-[.I423])">
            <text:p/>
          </table:table-cell>
          <table:table-cell table:style-name="ce60" table:formula="of:=IF([.$C423]&gt;[Datos.$C$4]*12+[Datos.$C$5];&quot;&quot;;[Datos.$C$11]-[.J423])">
            <text:p/>
          </table:table-cell>
          <table:table-cell table:style-name="ce69" table:formula="of:=IF([.$C423]&gt;[Datos.$C$4]*12+[Datos.$C$5];&quot;&quot;;[.H422]*[Datos.$C$15])">
            <text:p/>
          </table:table-cell>
          <table:table-cell table:formula="of:=IF([.$C4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12]+1" office:value-type="float" office:value="35">
            <text:p>35</text:p>
          </table:table-cell>
          <table:table-cell table:style-name="ce54" table:formula="of:=[.C423]+1" office:value-type="float" office:value="420">
            <text:p>420</text:p>
          </table:table-cell>
          <table:table-cell table:style-name="ce59" table:formula="of:=IF([.$C424]&gt;[Datos.$C$4]*12+[Datos.$C$5];&quot;&quot;;[.D423]-[.E424])">
            <text:p/>
          </table:table-cell>
          <table:table-cell table:style-name="ce59" table:formula="of:=IF([.$C424]&gt;[Datos.$C$4]*12+[Datos.$C$5];&quot;&quot;;[Datos.$C$9]-[.F424])">
            <text:p/>
          </table:table-cell>
          <table:table-cell table:style-name="ce59" table:formula="of:=IF([.$C424]&gt;[Datos.$C$4]*12+[Datos.$C$5];&quot;&quot;;[.D423]*[Datos.$C$14])">
            <text:p/>
          </table:table-cell>
          <table:table-cell table:style-name="ce54"/>
          <table:table-cell table:style-name="ce59" table:formula="of:=IF([.$C424]&gt;[Datos.$C$4]*12+[Datos.$C$5];&quot;&quot;;[.H423]-[.I424])">
            <text:p/>
          </table:table-cell>
          <table:table-cell table:style-name="ce59" table:formula="of:=IF([.$C424]&gt;[Datos.$C$4]*12+[Datos.$C$5];&quot;&quot;;[Datos.$C$11]-[.J424])">
            <text:p/>
          </table:table-cell>
          <table:table-cell table:style-name="ce70" table:formula="of:=IF([.$C424]&gt;[Datos.$C$4]*12+[Datos.$C$5];&quot;&quot;;[.H423]*[Datos.$C$15])">
            <text:p/>
          </table:table-cell>
          <table:table-cell table:formula="of:=IF([.$C4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4]+1" office:value-type="float" office:value="421">
            <text:p>421</text:p>
          </table:table-cell>
          <table:table-cell table:style-name="ce60" table:formula="of:=IF([.$C425]&gt;[Datos.$C$4]*12+[Datos.$C$5];&quot;&quot;;[.D424]-[.E425])">
            <text:p/>
          </table:table-cell>
          <table:table-cell table:style-name="ce60" table:formula="of:=IF([.$C425]&gt;[Datos.$C$4]*12+[Datos.$C$5];&quot;&quot;;[Datos.$C$9]-[.F425])">
            <text:p/>
          </table:table-cell>
          <table:table-cell table:style-name="ce60" table:formula="of:=IF([.$C425]&gt;[Datos.$C$4]*12+[Datos.$C$5];&quot;&quot;;[.D424]*[Datos.$C$14])">
            <text:p/>
          </table:table-cell>
          <table:table-cell table:style-name="ce55"/>
          <table:table-cell table:style-name="ce60" table:formula="of:=IF([.$C425]&gt;[Datos.$C$4]*12+[Datos.$C$5];&quot;&quot;;[.H424]-[.I425])">
            <text:p/>
          </table:table-cell>
          <table:table-cell table:style-name="ce60" table:formula="of:=IF([.$C425]&gt;[Datos.$C$4]*12+[Datos.$C$5];&quot;&quot;;[Datos.$C$11]-[.J425])">
            <text:p/>
          </table:table-cell>
          <table:table-cell table:style-name="ce69" table:formula="of:=IF([.$C425]&gt;[Datos.$C$4]*12+[Datos.$C$5];&quot;&quot;;[.H424]*[Datos.$C$15])">
            <text:p/>
          </table:table-cell>
          <table:table-cell table:formula="of:=IF([.$C4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5]+1" office:value-type="float" office:value="422">
            <text:p>422</text:p>
          </table:table-cell>
          <table:table-cell table:style-name="ce60" table:formula="of:=IF([.$C426]&gt;[Datos.$C$4]*12+[Datos.$C$5];&quot;&quot;;[.D425]-[.E426])">
            <text:p/>
          </table:table-cell>
          <table:table-cell table:style-name="ce60" table:formula="of:=IF([.$C426]&gt;[Datos.$C$4]*12+[Datos.$C$5];&quot;&quot;;[Datos.$C$9]-[.F426])">
            <text:p/>
          </table:table-cell>
          <table:table-cell table:style-name="ce60" table:formula="of:=IF([.$C426]&gt;[Datos.$C$4]*12+[Datos.$C$5];&quot;&quot;;[.D425]*[Datos.$C$14])">
            <text:p/>
          </table:table-cell>
          <table:table-cell table:style-name="ce55"/>
          <table:table-cell table:style-name="ce60" table:formula="of:=IF([.$C426]&gt;[Datos.$C$4]*12+[Datos.$C$5];&quot;&quot;;[.H425]-[.I426])">
            <text:p/>
          </table:table-cell>
          <table:table-cell table:style-name="ce60" table:formula="of:=IF([.$C426]&gt;[Datos.$C$4]*12+[Datos.$C$5];&quot;&quot;;[Datos.$C$11]-[.J426])">
            <text:p/>
          </table:table-cell>
          <table:table-cell table:style-name="ce69" table:formula="of:=IF([.$C426]&gt;[Datos.$C$4]*12+[Datos.$C$5];&quot;&quot;;[.H425]*[Datos.$C$15])">
            <text:p/>
          </table:table-cell>
          <table:table-cell table:formula="of:=IF([.$C4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6]+1" office:value-type="float" office:value="423">
            <text:p>423</text:p>
          </table:table-cell>
          <table:table-cell table:style-name="ce60" table:formula="of:=IF([.$C427]&gt;[Datos.$C$4]*12+[Datos.$C$5];&quot;&quot;;[.D426]-[.E427])">
            <text:p/>
          </table:table-cell>
          <table:table-cell table:style-name="ce60" table:formula="of:=IF([.$C427]&gt;[Datos.$C$4]*12+[Datos.$C$5];&quot;&quot;;[Datos.$C$9]-[.F427])">
            <text:p/>
          </table:table-cell>
          <table:table-cell table:style-name="ce60" table:formula="of:=IF([.$C427]&gt;[Datos.$C$4]*12+[Datos.$C$5];&quot;&quot;;[.D426]*[Datos.$C$14])">
            <text:p/>
          </table:table-cell>
          <table:table-cell table:style-name="ce55"/>
          <table:table-cell table:style-name="ce60" table:formula="of:=IF([.$C427]&gt;[Datos.$C$4]*12+[Datos.$C$5];&quot;&quot;;[.H426]-[.I427])">
            <text:p/>
          </table:table-cell>
          <table:table-cell table:style-name="ce60" table:formula="of:=IF([.$C427]&gt;[Datos.$C$4]*12+[Datos.$C$5];&quot;&quot;;[Datos.$C$11]-[.J427])">
            <text:p/>
          </table:table-cell>
          <table:table-cell table:style-name="ce69" table:formula="of:=IF([.$C427]&gt;[Datos.$C$4]*12+[Datos.$C$5];&quot;&quot;;[.H426]*[Datos.$C$15])">
            <text:p/>
          </table:table-cell>
          <table:table-cell table:formula="of:=IF([.$C4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7]+1" office:value-type="float" office:value="424">
            <text:p>424</text:p>
          </table:table-cell>
          <table:table-cell table:style-name="ce60" table:formula="of:=IF([.$C428]&gt;[Datos.$C$4]*12+[Datos.$C$5];&quot;&quot;;[.D427]-[.E428])">
            <text:p/>
          </table:table-cell>
          <table:table-cell table:style-name="ce60" table:formula="of:=IF([.$C428]&gt;[Datos.$C$4]*12+[Datos.$C$5];&quot;&quot;;[Datos.$C$9]-[.F428])">
            <text:p/>
          </table:table-cell>
          <table:table-cell table:style-name="ce60" table:formula="of:=IF([.$C428]&gt;[Datos.$C$4]*12+[Datos.$C$5];&quot;&quot;;[.D427]*[Datos.$C$14])">
            <text:p/>
          </table:table-cell>
          <table:table-cell table:style-name="ce55"/>
          <table:table-cell table:style-name="ce60" table:formula="of:=IF([.$C428]&gt;[Datos.$C$4]*12+[Datos.$C$5];&quot;&quot;;[.H427]-[.I428])">
            <text:p/>
          </table:table-cell>
          <table:table-cell table:style-name="ce60" table:formula="of:=IF([.$C428]&gt;[Datos.$C$4]*12+[Datos.$C$5];&quot;&quot;;[Datos.$C$11]-[.J428])">
            <text:p/>
          </table:table-cell>
          <table:table-cell table:style-name="ce69" table:formula="of:=IF([.$C428]&gt;[Datos.$C$4]*12+[Datos.$C$5];&quot;&quot;;[.H427]*[Datos.$C$15])">
            <text:p/>
          </table:table-cell>
          <table:table-cell table:formula="of:=IF([.$C4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8]+1" office:value-type="float" office:value="425">
            <text:p>425</text:p>
          </table:table-cell>
          <table:table-cell table:style-name="ce60" table:formula="of:=IF([.$C429]&gt;[Datos.$C$4]*12+[Datos.$C$5];&quot;&quot;;[.D428]-[.E429])">
            <text:p/>
          </table:table-cell>
          <table:table-cell table:style-name="ce60" table:formula="of:=IF([.$C429]&gt;[Datos.$C$4]*12+[Datos.$C$5];&quot;&quot;;[Datos.$C$9]-[.F429])">
            <text:p/>
          </table:table-cell>
          <table:table-cell table:style-name="ce60" table:formula="of:=IF([.$C429]&gt;[Datos.$C$4]*12+[Datos.$C$5];&quot;&quot;;[.D428]*[Datos.$C$14])">
            <text:p/>
          </table:table-cell>
          <table:table-cell table:style-name="ce55"/>
          <table:table-cell table:style-name="ce60" table:formula="of:=IF([.$C429]&gt;[Datos.$C$4]*12+[Datos.$C$5];&quot;&quot;;[.H428]-[.I429])">
            <text:p/>
          </table:table-cell>
          <table:table-cell table:style-name="ce60" table:formula="of:=IF([.$C429]&gt;[Datos.$C$4]*12+[Datos.$C$5];&quot;&quot;;[Datos.$C$11]-[.J429])">
            <text:p/>
          </table:table-cell>
          <table:table-cell table:style-name="ce69" table:formula="of:=IF([.$C429]&gt;[Datos.$C$4]*12+[Datos.$C$5];&quot;&quot;;[.H428]*[Datos.$C$15])">
            <text:p/>
          </table:table-cell>
          <table:table-cell table:formula="of:=IF([.$C4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29]+1" office:value-type="float" office:value="426">
            <text:p>426</text:p>
          </table:table-cell>
          <table:table-cell table:style-name="ce60" table:formula="of:=IF([.$C430]&gt;[Datos.$C$4]*12+[Datos.$C$5];&quot;&quot;;[.D429]-[.E430])">
            <text:p/>
          </table:table-cell>
          <table:table-cell table:style-name="ce60" table:formula="of:=IF([.$C430]&gt;[Datos.$C$4]*12+[Datos.$C$5];&quot;&quot;;[Datos.$C$9]-[.F430])">
            <text:p/>
          </table:table-cell>
          <table:table-cell table:style-name="ce60" table:formula="of:=IF([.$C430]&gt;[Datos.$C$4]*12+[Datos.$C$5];&quot;&quot;;[.D429]*[Datos.$C$14])">
            <text:p/>
          </table:table-cell>
          <table:table-cell table:style-name="ce55"/>
          <table:table-cell table:style-name="ce60" table:formula="of:=IF([.$C430]&gt;[Datos.$C$4]*12+[Datos.$C$5];&quot;&quot;;[.H429]-[.I430])">
            <text:p/>
          </table:table-cell>
          <table:table-cell table:style-name="ce60" table:formula="of:=IF([.$C430]&gt;[Datos.$C$4]*12+[Datos.$C$5];&quot;&quot;;[Datos.$C$11]-[.J430])">
            <text:p/>
          </table:table-cell>
          <table:table-cell table:style-name="ce69" table:formula="of:=IF([.$C430]&gt;[Datos.$C$4]*12+[Datos.$C$5];&quot;&quot;;[.H429]*[Datos.$C$15])">
            <text:p/>
          </table:table-cell>
          <table:table-cell table:formula="of:=IF([.$C4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0]+1" office:value-type="float" office:value="427">
            <text:p>427</text:p>
          </table:table-cell>
          <table:table-cell table:style-name="ce60" table:formula="of:=IF([.$C431]&gt;[Datos.$C$4]*12+[Datos.$C$5];&quot;&quot;;[.D430]-[.E431])">
            <text:p/>
          </table:table-cell>
          <table:table-cell table:style-name="ce60" table:formula="of:=IF([.$C431]&gt;[Datos.$C$4]*12+[Datos.$C$5];&quot;&quot;;[Datos.$C$9]-[.F431])">
            <text:p/>
          </table:table-cell>
          <table:table-cell table:style-name="ce60" table:formula="of:=IF([.$C431]&gt;[Datos.$C$4]*12+[Datos.$C$5];&quot;&quot;;[.D430]*[Datos.$C$14])">
            <text:p/>
          </table:table-cell>
          <table:table-cell table:style-name="ce55"/>
          <table:table-cell table:style-name="ce60" table:formula="of:=IF([.$C431]&gt;[Datos.$C$4]*12+[Datos.$C$5];&quot;&quot;;[.H430]-[.I431])">
            <text:p/>
          </table:table-cell>
          <table:table-cell table:style-name="ce60" table:formula="of:=IF([.$C431]&gt;[Datos.$C$4]*12+[Datos.$C$5];&quot;&quot;;[Datos.$C$11]-[.J431])">
            <text:p/>
          </table:table-cell>
          <table:table-cell table:style-name="ce69" table:formula="of:=IF([.$C431]&gt;[Datos.$C$4]*12+[Datos.$C$5];&quot;&quot;;[.H430]*[Datos.$C$15])">
            <text:p/>
          </table:table-cell>
          <table:table-cell table:formula="of:=IF([.$C4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1]+1" office:value-type="float" office:value="428">
            <text:p>428</text:p>
          </table:table-cell>
          <table:table-cell table:style-name="ce60" table:formula="of:=IF([.$C432]&gt;[Datos.$C$4]*12+[Datos.$C$5];&quot;&quot;;[.D431]-[.E432])">
            <text:p/>
          </table:table-cell>
          <table:table-cell table:style-name="ce60" table:formula="of:=IF([.$C432]&gt;[Datos.$C$4]*12+[Datos.$C$5];&quot;&quot;;[Datos.$C$9]-[.F432])">
            <text:p/>
          </table:table-cell>
          <table:table-cell table:style-name="ce60" table:formula="of:=IF([.$C432]&gt;[Datos.$C$4]*12+[Datos.$C$5];&quot;&quot;;[.D431]*[Datos.$C$14])">
            <text:p/>
          </table:table-cell>
          <table:table-cell table:style-name="ce55"/>
          <table:table-cell table:style-name="ce60" table:formula="of:=IF([.$C432]&gt;[Datos.$C$4]*12+[Datos.$C$5];&quot;&quot;;[.H431]-[.I432])">
            <text:p/>
          </table:table-cell>
          <table:table-cell table:style-name="ce60" table:formula="of:=IF([.$C432]&gt;[Datos.$C$4]*12+[Datos.$C$5];&quot;&quot;;[Datos.$C$11]-[.J432])">
            <text:p/>
          </table:table-cell>
          <table:table-cell table:style-name="ce69" table:formula="of:=IF([.$C432]&gt;[Datos.$C$4]*12+[Datos.$C$5];&quot;&quot;;[.H431]*[Datos.$C$15])">
            <text:p/>
          </table:table-cell>
          <table:table-cell table:formula="of:=IF([.$C4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2]+1" office:value-type="float" office:value="429">
            <text:p>429</text:p>
          </table:table-cell>
          <table:table-cell table:style-name="ce60" table:formula="of:=IF([.$C433]&gt;[Datos.$C$4]*12+[Datos.$C$5];&quot;&quot;;[.D432]-[.E433])">
            <text:p/>
          </table:table-cell>
          <table:table-cell table:style-name="ce60" table:formula="of:=IF([.$C433]&gt;[Datos.$C$4]*12+[Datos.$C$5];&quot;&quot;;[Datos.$C$9]-[.F433])">
            <text:p/>
          </table:table-cell>
          <table:table-cell table:style-name="ce60" table:formula="of:=IF([.$C433]&gt;[Datos.$C$4]*12+[Datos.$C$5];&quot;&quot;;[.D432]*[Datos.$C$14])">
            <text:p/>
          </table:table-cell>
          <table:table-cell table:style-name="ce55"/>
          <table:table-cell table:style-name="ce60" table:formula="of:=IF([.$C433]&gt;[Datos.$C$4]*12+[Datos.$C$5];&quot;&quot;;[.H432]-[.I433])">
            <text:p/>
          </table:table-cell>
          <table:table-cell table:style-name="ce60" table:formula="of:=IF([.$C433]&gt;[Datos.$C$4]*12+[Datos.$C$5];&quot;&quot;;[Datos.$C$11]-[.J433])">
            <text:p/>
          </table:table-cell>
          <table:table-cell table:style-name="ce69" table:formula="of:=IF([.$C433]&gt;[Datos.$C$4]*12+[Datos.$C$5];&quot;&quot;;[.H432]*[Datos.$C$15])">
            <text:p/>
          </table:table-cell>
          <table:table-cell table:formula="of:=IF([.$C4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3]+1" office:value-type="float" office:value="430">
            <text:p>430</text:p>
          </table:table-cell>
          <table:table-cell table:style-name="ce60" table:formula="of:=IF([.$C434]&gt;[Datos.$C$4]*12+[Datos.$C$5];&quot;&quot;;[.D433]-[.E434])">
            <text:p/>
          </table:table-cell>
          <table:table-cell table:style-name="ce60" table:formula="of:=IF([.$C434]&gt;[Datos.$C$4]*12+[Datos.$C$5];&quot;&quot;;[Datos.$C$9]-[.F434])">
            <text:p/>
          </table:table-cell>
          <table:table-cell table:style-name="ce60" table:formula="of:=IF([.$C434]&gt;[Datos.$C$4]*12+[Datos.$C$5];&quot;&quot;;[.D433]*[Datos.$C$14])">
            <text:p/>
          </table:table-cell>
          <table:table-cell table:style-name="ce55"/>
          <table:table-cell table:style-name="ce60" table:formula="of:=IF([.$C434]&gt;[Datos.$C$4]*12+[Datos.$C$5];&quot;&quot;;[.H433]-[.I434])">
            <text:p/>
          </table:table-cell>
          <table:table-cell table:style-name="ce60" table:formula="of:=IF([.$C434]&gt;[Datos.$C$4]*12+[Datos.$C$5];&quot;&quot;;[Datos.$C$11]-[.J434])">
            <text:p/>
          </table:table-cell>
          <table:table-cell table:style-name="ce69" table:formula="of:=IF([.$C434]&gt;[Datos.$C$4]*12+[Datos.$C$5];&quot;&quot;;[.H433]*[Datos.$C$15])">
            <text:p/>
          </table:table-cell>
          <table:table-cell table:formula="of:=IF([.$C4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4]+1" office:value-type="float" office:value="431">
            <text:p>431</text:p>
          </table:table-cell>
          <table:table-cell table:style-name="ce60" table:formula="of:=IF([.$C435]&gt;[Datos.$C$4]*12+[Datos.$C$5];&quot;&quot;;[.D434]-[.E435])">
            <text:p/>
          </table:table-cell>
          <table:table-cell table:style-name="ce60" table:formula="of:=IF([.$C435]&gt;[Datos.$C$4]*12+[Datos.$C$5];&quot;&quot;;[Datos.$C$9]-[.F435])">
            <text:p/>
          </table:table-cell>
          <table:table-cell table:style-name="ce60" table:formula="of:=IF([.$C435]&gt;[Datos.$C$4]*12+[Datos.$C$5];&quot;&quot;;[.D434]*[Datos.$C$14])">
            <text:p/>
          </table:table-cell>
          <table:table-cell table:style-name="ce55"/>
          <table:table-cell table:style-name="ce60" table:formula="of:=IF([.$C435]&gt;[Datos.$C$4]*12+[Datos.$C$5];&quot;&quot;;[.H434]-[.I435])">
            <text:p/>
          </table:table-cell>
          <table:table-cell table:style-name="ce60" table:formula="of:=IF([.$C435]&gt;[Datos.$C$4]*12+[Datos.$C$5];&quot;&quot;;[Datos.$C$11]-[.J435])">
            <text:p/>
          </table:table-cell>
          <table:table-cell table:style-name="ce69" table:formula="of:=IF([.$C435]&gt;[Datos.$C$4]*12+[Datos.$C$5];&quot;&quot;;[.H434]*[Datos.$C$15])">
            <text:p/>
          </table:table-cell>
          <table:table-cell table:formula="of:=IF([.$C4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24]+1" office:value-type="float" office:value="36">
            <text:p>36</text:p>
          </table:table-cell>
          <table:table-cell table:style-name="ce54" table:formula="of:=[.C435]+1" office:value-type="float" office:value="432">
            <text:p>432</text:p>
          </table:table-cell>
          <table:table-cell table:style-name="ce59" table:formula="of:=IF([.$C436]&gt;[Datos.$C$4]*12+[Datos.$C$5];&quot;&quot;;[.D435]-[.E436])">
            <text:p/>
          </table:table-cell>
          <table:table-cell table:style-name="ce59" table:formula="of:=IF([.$C436]&gt;[Datos.$C$4]*12+[Datos.$C$5];&quot;&quot;;[Datos.$C$9]-[.F436])">
            <text:p/>
          </table:table-cell>
          <table:table-cell table:style-name="ce59" table:formula="of:=IF([.$C436]&gt;[Datos.$C$4]*12+[Datos.$C$5];&quot;&quot;;[.D435]*[Datos.$C$14])">
            <text:p/>
          </table:table-cell>
          <table:table-cell table:style-name="ce54"/>
          <table:table-cell table:style-name="ce59" table:formula="of:=IF([.$C436]&gt;[Datos.$C$4]*12+[Datos.$C$5];&quot;&quot;;[.H435]-[.I436])">
            <text:p/>
          </table:table-cell>
          <table:table-cell table:style-name="ce59" table:formula="of:=IF([.$C436]&gt;[Datos.$C$4]*12+[Datos.$C$5];&quot;&quot;;[Datos.$C$11]-[.J436])">
            <text:p/>
          </table:table-cell>
          <table:table-cell table:style-name="ce70" table:formula="of:=IF([.$C436]&gt;[Datos.$C$4]*12+[Datos.$C$5];&quot;&quot;;[.H435]*[Datos.$C$15])">
            <text:p/>
          </table:table-cell>
          <table:table-cell table:formula="of:=IF([.$C4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6]+1" office:value-type="float" office:value="433">
            <text:p>433</text:p>
          </table:table-cell>
          <table:table-cell table:style-name="ce60" table:formula="of:=IF([.$C437]&gt;[Datos.$C$4]*12+[Datos.$C$5];&quot;&quot;;[.D436]-[.E437])">
            <text:p/>
          </table:table-cell>
          <table:table-cell table:style-name="ce60" table:formula="of:=IF([.$C437]&gt;[Datos.$C$4]*12+[Datos.$C$5];&quot;&quot;;[Datos.$C$9]-[.F437])">
            <text:p/>
          </table:table-cell>
          <table:table-cell table:style-name="ce60" table:formula="of:=IF([.$C437]&gt;[Datos.$C$4]*12+[Datos.$C$5];&quot;&quot;;[.D436]*[Datos.$C$14])">
            <text:p/>
          </table:table-cell>
          <table:table-cell table:style-name="ce55"/>
          <table:table-cell table:style-name="ce60" table:formula="of:=IF([.$C437]&gt;[Datos.$C$4]*12+[Datos.$C$5];&quot;&quot;;[.H436]-[.I437])">
            <text:p/>
          </table:table-cell>
          <table:table-cell table:style-name="ce60" table:formula="of:=IF([.$C437]&gt;[Datos.$C$4]*12+[Datos.$C$5];&quot;&quot;;[Datos.$C$11]-[.J437])">
            <text:p/>
          </table:table-cell>
          <table:table-cell table:style-name="ce69" table:formula="of:=IF([.$C437]&gt;[Datos.$C$4]*12+[Datos.$C$5];&quot;&quot;;[.H436]*[Datos.$C$15])">
            <text:p/>
          </table:table-cell>
          <table:table-cell table:formula="of:=IF([.$C4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7]+1" office:value-type="float" office:value="434">
            <text:p>434</text:p>
          </table:table-cell>
          <table:table-cell table:style-name="ce60" table:formula="of:=IF([.$C438]&gt;[Datos.$C$4]*12+[Datos.$C$5];&quot;&quot;;[.D437]-[.E438])">
            <text:p/>
          </table:table-cell>
          <table:table-cell table:style-name="ce60" table:formula="of:=IF([.$C438]&gt;[Datos.$C$4]*12+[Datos.$C$5];&quot;&quot;;[Datos.$C$9]-[.F438])">
            <text:p/>
          </table:table-cell>
          <table:table-cell table:style-name="ce60" table:formula="of:=IF([.$C438]&gt;[Datos.$C$4]*12+[Datos.$C$5];&quot;&quot;;[.D437]*[Datos.$C$14])">
            <text:p/>
          </table:table-cell>
          <table:table-cell table:style-name="ce55"/>
          <table:table-cell table:style-name="ce60" table:formula="of:=IF([.$C438]&gt;[Datos.$C$4]*12+[Datos.$C$5];&quot;&quot;;[.H437]-[.I438])">
            <text:p/>
          </table:table-cell>
          <table:table-cell table:style-name="ce60" table:formula="of:=IF([.$C438]&gt;[Datos.$C$4]*12+[Datos.$C$5];&quot;&quot;;[Datos.$C$11]-[.J438])">
            <text:p/>
          </table:table-cell>
          <table:table-cell table:style-name="ce69" table:formula="of:=IF([.$C438]&gt;[Datos.$C$4]*12+[Datos.$C$5];&quot;&quot;;[.H437]*[Datos.$C$15])">
            <text:p/>
          </table:table-cell>
          <table:table-cell table:formula="of:=IF([.$C4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8]+1" office:value-type="float" office:value="435">
            <text:p>435</text:p>
          </table:table-cell>
          <table:table-cell table:style-name="ce60" table:formula="of:=IF([.$C439]&gt;[Datos.$C$4]*12+[Datos.$C$5];&quot;&quot;;[.D438]-[.E439])">
            <text:p/>
          </table:table-cell>
          <table:table-cell table:style-name="ce60" table:formula="of:=IF([.$C439]&gt;[Datos.$C$4]*12+[Datos.$C$5];&quot;&quot;;[Datos.$C$9]-[.F439])">
            <text:p/>
          </table:table-cell>
          <table:table-cell table:style-name="ce60" table:formula="of:=IF([.$C439]&gt;[Datos.$C$4]*12+[Datos.$C$5];&quot;&quot;;[.D438]*[Datos.$C$14])">
            <text:p/>
          </table:table-cell>
          <table:table-cell table:style-name="ce55"/>
          <table:table-cell table:style-name="ce60" table:formula="of:=IF([.$C439]&gt;[Datos.$C$4]*12+[Datos.$C$5];&quot;&quot;;[.H438]-[.I439])">
            <text:p/>
          </table:table-cell>
          <table:table-cell table:style-name="ce60" table:formula="of:=IF([.$C439]&gt;[Datos.$C$4]*12+[Datos.$C$5];&quot;&quot;;[Datos.$C$11]-[.J439])">
            <text:p/>
          </table:table-cell>
          <table:table-cell table:style-name="ce69" table:formula="of:=IF([.$C439]&gt;[Datos.$C$4]*12+[Datos.$C$5];&quot;&quot;;[.H438]*[Datos.$C$15])">
            <text:p/>
          </table:table-cell>
          <table:table-cell table:formula="of:=IF([.$C4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39]+1" office:value-type="float" office:value="436">
            <text:p>436</text:p>
          </table:table-cell>
          <table:table-cell table:style-name="ce60" table:formula="of:=IF([.$C440]&gt;[Datos.$C$4]*12+[Datos.$C$5];&quot;&quot;;[.D439]-[.E440])">
            <text:p/>
          </table:table-cell>
          <table:table-cell table:style-name="ce60" table:formula="of:=IF([.$C440]&gt;[Datos.$C$4]*12+[Datos.$C$5];&quot;&quot;;[Datos.$C$9]-[.F440])">
            <text:p/>
          </table:table-cell>
          <table:table-cell table:style-name="ce60" table:formula="of:=IF([.$C440]&gt;[Datos.$C$4]*12+[Datos.$C$5];&quot;&quot;;[.D439]*[Datos.$C$14])">
            <text:p/>
          </table:table-cell>
          <table:table-cell table:style-name="ce55"/>
          <table:table-cell table:style-name="ce60" table:formula="of:=IF([.$C440]&gt;[Datos.$C$4]*12+[Datos.$C$5];&quot;&quot;;[.H439]-[.I440])">
            <text:p/>
          </table:table-cell>
          <table:table-cell table:style-name="ce60" table:formula="of:=IF([.$C440]&gt;[Datos.$C$4]*12+[Datos.$C$5];&quot;&quot;;[Datos.$C$11]-[.J440])">
            <text:p/>
          </table:table-cell>
          <table:table-cell table:style-name="ce69" table:formula="of:=IF([.$C440]&gt;[Datos.$C$4]*12+[Datos.$C$5];&quot;&quot;;[.H439]*[Datos.$C$15])">
            <text:p/>
          </table:table-cell>
          <table:table-cell table:formula="of:=IF([.$C4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0]+1" office:value-type="float" office:value="437">
            <text:p>437</text:p>
          </table:table-cell>
          <table:table-cell table:style-name="ce60" table:formula="of:=IF([.$C441]&gt;[Datos.$C$4]*12+[Datos.$C$5];&quot;&quot;;[.D440]-[.E441])">
            <text:p/>
          </table:table-cell>
          <table:table-cell table:style-name="ce60" table:formula="of:=IF([.$C441]&gt;[Datos.$C$4]*12+[Datos.$C$5];&quot;&quot;;[Datos.$C$9]-[.F441])">
            <text:p/>
          </table:table-cell>
          <table:table-cell table:style-name="ce60" table:formula="of:=IF([.$C441]&gt;[Datos.$C$4]*12+[Datos.$C$5];&quot;&quot;;[.D440]*[Datos.$C$14])">
            <text:p/>
          </table:table-cell>
          <table:table-cell table:style-name="ce55"/>
          <table:table-cell table:style-name="ce60" table:formula="of:=IF([.$C441]&gt;[Datos.$C$4]*12+[Datos.$C$5];&quot;&quot;;[.H440]-[.I441])">
            <text:p/>
          </table:table-cell>
          <table:table-cell table:style-name="ce60" table:formula="of:=IF([.$C441]&gt;[Datos.$C$4]*12+[Datos.$C$5];&quot;&quot;;[Datos.$C$11]-[.J441])">
            <text:p/>
          </table:table-cell>
          <table:table-cell table:style-name="ce69" table:formula="of:=IF([.$C441]&gt;[Datos.$C$4]*12+[Datos.$C$5];&quot;&quot;;[.H440]*[Datos.$C$15])">
            <text:p/>
          </table:table-cell>
          <table:table-cell table:formula="of:=IF([.$C4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1]+1" office:value-type="float" office:value="438">
            <text:p>438</text:p>
          </table:table-cell>
          <table:table-cell table:style-name="ce60" table:formula="of:=IF([.$C442]&gt;[Datos.$C$4]*12+[Datos.$C$5];&quot;&quot;;[.D441]-[.E442])">
            <text:p/>
          </table:table-cell>
          <table:table-cell table:style-name="ce60" table:formula="of:=IF([.$C442]&gt;[Datos.$C$4]*12+[Datos.$C$5];&quot;&quot;;[Datos.$C$9]-[.F442])">
            <text:p/>
          </table:table-cell>
          <table:table-cell table:style-name="ce60" table:formula="of:=IF([.$C442]&gt;[Datos.$C$4]*12+[Datos.$C$5];&quot;&quot;;[.D441]*[Datos.$C$14])">
            <text:p/>
          </table:table-cell>
          <table:table-cell table:style-name="ce55"/>
          <table:table-cell table:style-name="ce60" table:formula="of:=IF([.$C442]&gt;[Datos.$C$4]*12+[Datos.$C$5];&quot;&quot;;[.H441]-[.I442])">
            <text:p/>
          </table:table-cell>
          <table:table-cell table:style-name="ce60" table:formula="of:=IF([.$C442]&gt;[Datos.$C$4]*12+[Datos.$C$5];&quot;&quot;;[Datos.$C$11]-[.J442])">
            <text:p/>
          </table:table-cell>
          <table:table-cell table:style-name="ce69" table:formula="of:=IF([.$C442]&gt;[Datos.$C$4]*12+[Datos.$C$5];&quot;&quot;;[.H441]*[Datos.$C$15])">
            <text:p/>
          </table:table-cell>
          <table:table-cell table:formula="of:=IF([.$C4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2]+1" office:value-type="float" office:value="439">
            <text:p>439</text:p>
          </table:table-cell>
          <table:table-cell table:style-name="ce60" table:formula="of:=IF([.$C443]&gt;[Datos.$C$4]*12+[Datos.$C$5];&quot;&quot;;[.D442]-[.E443])">
            <text:p/>
          </table:table-cell>
          <table:table-cell table:style-name="ce60" table:formula="of:=IF([.$C443]&gt;[Datos.$C$4]*12+[Datos.$C$5];&quot;&quot;;[Datos.$C$9]-[.F443])">
            <text:p/>
          </table:table-cell>
          <table:table-cell table:style-name="ce60" table:formula="of:=IF([.$C443]&gt;[Datos.$C$4]*12+[Datos.$C$5];&quot;&quot;;[.D442]*[Datos.$C$14])">
            <text:p/>
          </table:table-cell>
          <table:table-cell table:style-name="ce55"/>
          <table:table-cell table:style-name="ce60" table:formula="of:=IF([.$C443]&gt;[Datos.$C$4]*12+[Datos.$C$5];&quot;&quot;;[.H442]-[.I443])">
            <text:p/>
          </table:table-cell>
          <table:table-cell table:style-name="ce60" table:formula="of:=IF([.$C443]&gt;[Datos.$C$4]*12+[Datos.$C$5];&quot;&quot;;[Datos.$C$11]-[.J443])">
            <text:p/>
          </table:table-cell>
          <table:table-cell table:style-name="ce69" table:formula="of:=IF([.$C443]&gt;[Datos.$C$4]*12+[Datos.$C$5];&quot;&quot;;[.H442]*[Datos.$C$15])">
            <text:p/>
          </table:table-cell>
          <table:table-cell table:formula="of:=IF([.$C4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3]+1" office:value-type="float" office:value="440">
            <text:p>440</text:p>
          </table:table-cell>
          <table:table-cell table:style-name="ce60" table:formula="of:=IF([.$C444]&gt;[Datos.$C$4]*12+[Datos.$C$5];&quot;&quot;;[.D443]-[.E444])">
            <text:p/>
          </table:table-cell>
          <table:table-cell table:style-name="ce60" table:formula="of:=IF([.$C444]&gt;[Datos.$C$4]*12+[Datos.$C$5];&quot;&quot;;[Datos.$C$9]-[.F444])">
            <text:p/>
          </table:table-cell>
          <table:table-cell table:style-name="ce60" table:formula="of:=IF([.$C444]&gt;[Datos.$C$4]*12+[Datos.$C$5];&quot;&quot;;[.D443]*[Datos.$C$14])">
            <text:p/>
          </table:table-cell>
          <table:table-cell table:style-name="ce55"/>
          <table:table-cell table:style-name="ce60" table:formula="of:=IF([.$C444]&gt;[Datos.$C$4]*12+[Datos.$C$5];&quot;&quot;;[.H443]-[.I444])">
            <text:p/>
          </table:table-cell>
          <table:table-cell table:style-name="ce60" table:formula="of:=IF([.$C444]&gt;[Datos.$C$4]*12+[Datos.$C$5];&quot;&quot;;[Datos.$C$11]-[.J444])">
            <text:p/>
          </table:table-cell>
          <table:table-cell table:style-name="ce69" table:formula="of:=IF([.$C444]&gt;[Datos.$C$4]*12+[Datos.$C$5];&quot;&quot;;[.H443]*[Datos.$C$15])">
            <text:p/>
          </table:table-cell>
          <table:table-cell table:formula="of:=IF([.$C4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4]+1" office:value-type="float" office:value="441">
            <text:p>441</text:p>
          </table:table-cell>
          <table:table-cell table:style-name="ce60" table:formula="of:=IF([.$C445]&gt;[Datos.$C$4]*12+[Datos.$C$5];&quot;&quot;;[.D444]-[.E445])">
            <text:p/>
          </table:table-cell>
          <table:table-cell table:style-name="ce60" table:formula="of:=IF([.$C445]&gt;[Datos.$C$4]*12+[Datos.$C$5];&quot;&quot;;[Datos.$C$9]-[.F445])">
            <text:p/>
          </table:table-cell>
          <table:table-cell table:style-name="ce60" table:formula="of:=IF([.$C445]&gt;[Datos.$C$4]*12+[Datos.$C$5];&quot;&quot;;[.D444]*[Datos.$C$14])">
            <text:p/>
          </table:table-cell>
          <table:table-cell table:style-name="ce55"/>
          <table:table-cell table:style-name="ce60" table:formula="of:=IF([.$C445]&gt;[Datos.$C$4]*12+[Datos.$C$5];&quot;&quot;;[.H444]-[.I445])">
            <text:p/>
          </table:table-cell>
          <table:table-cell table:style-name="ce60" table:formula="of:=IF([.$C445]&gt;[Datos.$C$4]*12+[Datos.$C$5];&quot;&quot;;[Datos.$C$11]-[.J445])">
            <text:p/>
          </table:table-cell>
          <table:table-cell table:style-name="ce69" table:formula="of:=IF([.$C445]&gt;[Datos.$C$4]*12+[Datos.$C$5];&quot;&quot;;[.H444]*[Datos.$C$15])">
            <text:p/>
          </table:table-cell>
          <table:table-cell table:formula="of:=IF([.$C4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5]+1" office:value-type="float" office:value="442">
            <text:p>442</text:p>
          </table:table-cell>
          <table:table-cell table:style-name="ce60" table:formula="of:=IF([.$C446]&gt;[Datos.$C$4]*12+[Datos.$C$5];&quot;&quot;;[.D445]-[.E446])">
            <text:p/>
          </table:table-cell>
          <table:table-cell table:style-name="ce60" table:formula="of:=IF([.$C446]&gt;[Datos.$C$4]*12+[Datos.$C$5];&quot;&quot;;[Datos.$C$9]-[.F446])">
            <text:p/>
          </table:table-cell>
          <table:table-cell table:style-name="ce60" table:formula="of:=IF([.$C446]&gt;[Datos.$C$4]*12+[Datos.$C$5];&quot;&quot;;[.D445]*[Datos.$C$14])">
            <text:p/>
          </table:table-cell>
          <table:table-cell table:style-name="ce55"/>
          <table:table-cell table:style-name="ce60" table:formula="of:=IF([.$C446]&gt;[Datos.$C$4]*12+[Datos.$C$5];&quot;&quot;;[.H445]-[.I446])">
            <text:p/>
          </table:table-cell>
          <table:table-cell table:style-name="ce60" table:formula="of:=IF([.$C446]&gt;[Datos.$C$4]*12+[Datos.$C$5];&quot;&quot;;[Datos.$C$11]-[.J446])">
            <text:p/>
          </table:table-cell>
          <table:table-cell table:style-name="ce69" table:formula="of:=IF([.$C446]&gt;[Datos.$C$4]*12+[Datos.$C$5];&quot;&quot;;[.H445]*[Datos.$C$15])">
            <text:p/>
          </table:table-cell>
          <table:table-cell table:formula="of:=IF([.$C4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6]+1" office:value-type="float" office:value="443">
            <text:p>443</text:p>
          </table:table-cell>
          <table:table-cell table:style-name="ce60" table:formula="of:=IF([.$C447]&gt;[Datos.$C$4]*12+[Datos.$C$5];&quot;&quot;;[.D446]-[.E447])">
            <text:p/>
          </table:table-cell>
          <table:table-cell table:style-name="ce60" table:formula="of:=IF([.$C447]&gt;[Datos.$C$4]*12+[Datos.$C$5];&quot;&quot;;[Datos.$C$9]-[.F447])">
            <text:p/>
          </table:table-cell>
          <table:table-cell table:style-name="ce60" table:formula="of:=IF([.$C447]&gt;[Datos.$C$4]*12+[Datos.$C$5];&quot;&quot;;[.D446]*[Datos.$C$14])">
            <text:p/>
          </table:table-cell>
          <table:table-cell table:style-name="ce55"/>
          <table:table-cell table:style-name="ce60" table:formula="of:=IF([.$C447]&gt;[Datos.$C$4]*12+[Datos.$C$5];&quot;&quot;;[.H446]-[.I447])">
            <text:p/>
          </table:table-cell>
          <table:table-cell table:style-name="ce60" table:formula="of:=IF([.$C447]&gt;[Datos.$C$4]*12+[Datos.$C$5];&quot;&quot;;[Datos.$C$11]-[.J447])">
            <text:p/>
          </table:table-cell>
          <table:table-cell table:style-name="ce69" table:formula="of:=IF([.$C447]&gt;[Datos.$C$4]*12+[Datos.$C$5];&quot;&quot;;[.H446]*[Datos.$C$15])">
            <text:p/>
          </table:table-cell>
          <table:table-cell table:formula="of:=IF([.$C4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36]+1" office:value-type="float" office:value="37">
            <text:p>37</text:p>
          </table:table-cell>
          <table:table-cell table:style-name="ce54" table:formula="of:=[.C447]+1" office:value-type="float" office:value="444">
            <text:p>444</text:p>
          </table:table-cell>
          <table:table-cell table:style-name="ce59" table:formula="of:=IF([.$C448]&gt;[Datos.$C$4]*12+[Datos.$C$5];&quot;&quot;;[.D447]-[.E448])">
            <text:p/>
          </table:table-cell>
          <table:table-cell table:style-name="ce59" table:formula="of:=IF([.$C448]&gt;[Datos.$C$4]*12+[Datos.$C$5];&quot;&quot;;[Datos.$C$9]-[.F448])">
            <text:p/>
          </table:table-cell>
          <table:table-cell table:style-name="ce59" table:formula="of:=IF([.$C448]&gt;[Datos.$C$4]*12+[Datos.$C$5];&quot;&quot;;[.D447]*[Datos.$C$14])">
            <text:p/>
          </table:table-cell>
          <table:table-cell table:style-name="ce54"/>
          <table:table-cell table:style-name="ce59" table:formula="of:=IF([.$C448]&gt;[Datos.$C$4]*12+[Datos.$C$5];&quot;&quot;;[.H447]-[.I448])">
            <text:p/>
          </table:table-cell>
          <table:table-cell table:style-name="ce59" table:formula="of:=IF([.$C448]&gt;[Datos.$C$4]*12+[Datos.$C$5];&quot;&quot;;[Datos.$C$11]-[.J448])">
            <text:p/>
          </table:table-cell>
          <table:table-cell table:style-name="ce70" table:formula="of:=IF([.$C448]&gt;[Datos.$C$4]*12+[Datos.$C$5];&quot;&quot;;[.H447]*[Datos.$C$15])">
            <text:p/>
          </table:table-cell>
          <table:table-cell table:formula="of:=IF([.$C4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8]+1" office:value-type="float" office:value="445">
            <text:p>445</text:p>
          </table:table-cell>
          <table:table-cell table:style-name="ce60" table:formula="of:=IF([.$C449]&gt;[Datos.$C$4]*12+[Datos.$C$5];&quot;&quot;;[.D448]-[.E449])">
            <text:p/>
          </table:table-cell>
          <table:table-cell table:style-name="ce60" table:formula="of:=IF([.$C449]&gt;[Datos.$C$4]*12+[Datos.$C$5];&quot;&quot;;[Datos.$C$9]-[.F449])">
            <text:p/>
          </table:table-cell>
          <table:table-cell table:style-name="ce60" table:formula="of:=IF([.$C449]&gt;[Datos.$C$4]*12+[Datos.$C$5];&quot;&quot;;[.D448]*[Datos.$C$14])">
            <text:p/>
          </table:table-cell>
          <table:table-cell table:style-name="ce55"/>
          <table:table-cell table:style-name="ce60" table:formula="of:=IF([.$C449]&gt;[Datos.$C$4]*12+[Datos.$C$5];&quot;&quot;;[.H448]-[.I449])">
            <text:p/>
          </table:table-cell>
          <table:table-cell table:style-name="ce60" table:formula="of:=IF([.$C449]&gt;[Datos.$C$4]*12+[Datos.$C$5];&quot;&quot;;[Datos.$C$11]-[.J449])">
            <text:p/>
          </table:table-cell>
          <table:table-cell table:style-name="ce69" table:formula="of:=IF([.$C449]&gt;[Datos.$C$4]*12+[Datos.$C$5];&quot;&quot;;[.H448]*[Datos.$C$15])">
            <text:p/>
          </table:table-cell>
          <table:table-cell table:formula="of:=IF([.$C4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49]+1" office:value-type="float" office:value="446">
            <text:p>446</text:p>
          </table:table-cell>
          <table:table-cell table:style-name="ce60" table:formula="of:=IF([.$C450]&gt;[Datos.$C$4]*12+[Datos.$C$5];&quot;&quot;;[.D449]-[.E450])">
            <text:p/>
          </table:table-cell>
          <table:table-cell table:style-name="ce60" table:formula="of:=IF([.$C450]&gt;[Datos.$C$4]*12+[Datos.$C$5];&quot;&quot;;[Datos.$C$9]-[.F450])">
            <text:p/>
          </table:table-cell>
          <table:table-cell table:style-name="ce60" table:formula="of:=IF([.$C450]&gt;[Datos.$C$4]*12+[Datos.$C$5];&quot;&quot;;[.D449]*[Datos.$C$14])">
            <text:p/>
          </table:table-cell>
          <table:table-cell table:style-name="ce55"/>
          <table:table-cell table:style-name="ce60" table:formula="of:=IF([.$C450]&gt;[Datos.$C$4]*12+[Datos.$C$5];&quot;&quot;;[.H449]-[.I450])">
            <text:p/>
          </table:table-cell>
          <table:table-cell table:style-name="ce60" table:formula="of:=IF([.$C450]&gt;[Datos.$C$4]*12+[Datos.$C$5];&quot;&quot;;[Datos.$C$11]-[.J450])">
            <text:p/>
          </table:table-cell>
          <table:table-cell table:style-name="ce69" table:formula="of:=IF([.$C450]&gt;[Datos.$C$4]*12+[Datos.$C$5];&quot;&quot;;[.H449]*[Datos.$C$15])">
            <text:p/>
          </table:table-cell>
          <table:table-cell table:formula="of:=IF([.$C4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0]+1" office:value-type="float" office:value="447">
            <text:p>447</text:p>
          </table:table-cell>
          <table:table-cell table:style-name="ce60" table:formula="of:=IF([.$C451]&gt;[Datos.$C$4]*12+[Datos.$C$5];&quot;&quot;;[.D450]-[.E451])">
            <text:p/>
          </table:table-cell>
          <table:table-cell table:style-name="ce60" table:formula="of:=IF([.$C451]&gt;[Datos.$C$4]*12+[Datos.$C$5];&quot;&quot;;[Datos.$C$9]-[.F451])">
            <text:p/>
          </table:table-cell>
          <table:table-cell table:style-name="ce60" table:formula="of:=IF([.$C451]&gt;[Datos.$C$4]*12+[Datos.$C$5];&quot;&quot;;[.D450]*[Datos.$C$14])">
            <text:p/>
          </table:table-cell>
          <table:table-cell table:style-name="ce55"/>
          <table:table-cell table:style-name="ce60" table:formula="of:=IF([.$C451]&gt;[Datos.$C$4]*12+[Datos.$C$5];&quot;&quot;;[.H450]-[.I451])">
            <text:p/>
          </table:table-cell>
          <table:table-cell table:style-name="ce60" table:formula="of:=IF([.$C451]&gt;[Datos.$C$4]*12+[Datos.$C$5];&quot;&quot;;[Datos.$C$11]-[.J451])">
            <text:p/>
          </table:table-cell>
          <table:table-cell table:style-name="ce69" table:formula="of:=IF([.$C451]&gt;[Datos.$C$4]*12+[Datos.$C$5];&quot;&quot;;[.H450]*[Datos.$C$15])">
            <text:p/>
          </table:table-cell>
          <table:table-cell table:formula="of:=IF([.$C4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1]+1" office:value-type="float" office:value="448">
            <text:p>448</text:p>
          </table:table-cell>
          <table:table-cell table:style-name="ce60" table:formula="of:=IF([.$C452]&gt;[Datos.$C$4]*12+[Datos.$C$5];&quot;&quot;;[.D451]-[.E452])">
            <text:p/>
          </table:table-cell>
          <table:table-cell table:style-name="ce60" table:formula="of:=IF([.$C452]&gt;[Datos.$C$4]*12+[Datos.$C$5];&quot;&quot;;[Datos.$C$9]-[.F452])">
            <text:p/>
          </table:table-cell>
          <table:table-cell table:style-name="ce60" table:formula="of:=IF([.$C452]&gt;[Datos.$C$4]*12+[Datos.$C$5];&quot;&quot;;[.D451]*[Datos.$C$14])">
            <text:p/>
          </table:table-cell>
          <table:table-cell table:style-name="ce55"/>
          <table:table-cell table:style-name="ce60" table:formula="of:=IF([.$C452]&gt;[Datos.$C$4]*12+[Datos.$C$5];&quot;&quot;;[.H451]-[.I452])">
            <text:p/>
          </table:table-cell>
          <table:table-cell table:style-name="ce60" table:formula="of:=IF([.$C452]&gt;[Datos.$C$4]*12+[Datos.$C$5];&quot;&quot;;[Datos.$C$11]-[.J452])">
            <text:p/>
          </table:table-cell>
          <table:table-cell table:style-name="ce69" table:formula="of:=IF([.$C452]&gt;[Datos.$C$4]*12+[Datos.$C$5];&quot;&quot;;[.H451]*[Datos.$C$15])">
            <text:p/>
          </table:table-cell>
          <table:table-cell table:formula="of:=IF([.$C4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2]+1" office:value-type="float" office:value="449">
            <text:p>449</text:p>
          </table:table-cell>
          <table:table-cell table:style-name="ce60" table:formula="of:=IF([.$C453]&gt;[Datos.$C$4]*12+[Datos.$C$5];&quot;&quot;;[.D452]-[.E453])">
            <text:p/>
          </table:table-cell>
          <table:table-cell table:style-name="ce60" table:formula="of:=IF([.$C453]&gt;[Datos.$C$4]*12+[Datos.$C$5];&quot;&quot;;[Datos.$C$9]-[.F453])">
            <text:p/>
          </table:table-cell>
          <table:table-cell table:style-name="ce60" table:formula="of:=IF([.$C453]&gt;[Datos.$C$4]*12+[Datos.$C$5];&quot;&quot;;[.D452]*[Datos.$C$14])">
            <text:p/>
          </table:table-cell>
          <table:table-cell table:style-name="ce55"/>
          <table:table-cell table:style-name="ce60" table:formula="of:=IF([.$C453]&gt;[Datos.$C$4]*12+[Datos.$C$5];&quot;&quot;;[.H452]-[.I453])">
            <text:p/>
          </table:table-cell>
          <table:table-cell table:style-name="ce60" table:formula="of:=IF([.$C453]&gt;[Datos.$C$4]*12+[Datos.$C$5];&quot;&quot;;[Datos.$C$11]-[.J453])">
            <text:p/>
          </table:table-cell>
          <table:table-cell table:style-name="ce69" table:formula="of:=IF([.$C453]&gt;[Datos.$C$4]*12+[Datos.$C$5];&quot;&quot;;[.H452]*[Datos.$C$15])">
            <text:p/>
          </table:table-cell>
          <table:table-cell table:formula="of:=IF([.$C4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3]+1" office:value-type="float" office:value="450">
            <text:p>450</text:p>
          </table:table-cell>
          <table:table-cell table:style-name="ce60" table:formula="of:=IF([.$C454]&gt;[Datos.$C$4]*12+[Datos.$C$5];&quot;&quot;;[.D453]-[.E454])">
            <text:p/>
          </table:table-cell>
          <table:table-cell table:style-name="ce60" table:formula="of:=IF([.$C454]&gt;[Datos.$C$4]*12+[Datos.$C$5];&quot;&quot;;[Datos.$C$9]-[.F454])">
            <text:p/>
          </table:table-cell>
          <table:table-cell table:style-name="ce60" table:formula="of:=IF([.$C454]&gt;[Datos.$C$4]*12+[Datos.$C$5];&quot;&quot;;[.D453]*[Datos.$C$14])">
            <text:p/>
          </table:table-cell>
          <table:table-cell table:style-name="ce55"/>
          <table:table-cell table:style-name="ce60" table:formula="of:=IF([.$C454]&gt;[Datos.$C$4]*12+[Datos.$C$5];&quot;&quot;;[.H453]-[.I454])">
            <text:p/>
          </table:table-cell>
          <table:table-cell table:style-name="ce60" table:formula="of:=IF([.$C454]&gt;[Datos.$C$4]*12+[Datos.$C$5];&quot;&quot;;[Datos.$C$11]-[.J454])">
            <text:p/>
          </table:table-cell>
          <table:table-cell table:style-name="ce69" table:formula="of:=IF([.$C454]&gt;[Datos.$C$4]*12+[Datos.$C$5];&quot;&quot;;[.H453]*[Datos.$C$15])">
            <text:p/>
          </table:table-cell>
          <table:table-cell table:formula="of:=IF([.$C4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4]+1" office:value-type="float" office:value="451">
            <text:p>451</text:p>
          </table:table-cell>
          <table:table-cell table:style-name="ce60" table:formula="of:=IF([.$C455]&gt;[Datos.$C$4]*12+[Datos.$C$5];&quot;&quot;;[.D454]-[.E455])">
            <text:p/>
          </table:table-cell>
          <table:table-cell table:style-name="ce60" table:formula="of:=IF([.$C455]&gt;[Datos.$C$4]*12+[Datos.$C$5];&quot;&quot;;[Datos.$C$9]-[.F455])">
            <text:p/>
          </table:table-cell>
          <table:table-cell table:style-name="ce60" table:formula="of:=IF([.$C455]&gt;[Datos.$C$4]*12+[Datos.$C$5];&quot;&quot;;[.D454]*[Datos.$C$14])">
            <text:p/>
          </table:table-cell>
          <table:table-cell table:style-name="ce55"/>
          <table:table-cell table:style-name="ce60" table:formula="of:=IF([.$C455]&gt;[Datos.$C$4]*12+[Datos.$C$5];&quot;&quot;;[.H454]-[.I455])">
            <text:p/>
          </table:table-cell>
          <table:table-cell table:style-name="ce60" table:formula="of:=IF([.$C455]&gt;[Datos.$C$4]*12+[Datos.$C$5];&quot;&quot;;[Datos.$C$11]-[.J455])">
            <text:p/>
          </table:table-cell>
          <table:table-cell table:style-name="ce69" table:formula="of:=IF([.$C455]&gt;[Datos.$C$4]*12+[Datos.$C$5];&quot;&quot;;[.H454]*[Datos.$C$15])">
            <text:p/>
          </table:table-cell>
          <table:table-cell table:formula="of:=IF([.$C4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5]+1" office:value-type="float" office:value="452">
            <text:p>452</text:p>
          </table:table-cell>
          <table:table-cell table:style-name="ce60" table:formula="of:=IF([.$C456]&gt;[Datos.$C$4]*12+[Datos.$C$5];&quot;&quot;;[.D455]-[.E456])">
            <text:p/>
          </table:table-cell>
          <table:table-cell table:style-name="ce60" table:formula="of:=IF([.$C456]&gt;[Datos.$C$4]*12+[Datos.$C$5];&quot;&quot;;[Datos.$C$9]-[.F456])">
            <text:p/>
          </table:table-cell>
          <table:table-cell table:style-name="ce60" table:formula="of:=IF([.$C456]&gt;[Datos.$C$4]*12+[Datos.$C$5];&quot;&quot;;[.D455]*[Datos.$C$14])">
            <text:p/>
          </table:table-cell>
          <table:table-cell table:style-name="ce55"/>
          <table:table-cell table:style-name="ce60" table:formula="of:=IF([.$C456]&gt;[Datos.$C$4]*12+[Datos.$C$5];&quot;&quot;;[.H455]-[.I456])">
            <text:p/>
          </table:table-cell>
          <table:table-cell table:style-name="ce60" table:formula="of:=IF([.$C456]&gt;[Datos.$C$4]*12+[Datos.$C$5];&quot;&quot;;[Datos.$C$11]-[.J456])">
            <text:p/>
          </table:table-cell>
          <table:table-cell table:style-name="ce69" table:formula="of:=IF([.$C456]&gt;[Datos.$C$4]*12+[Datos.$C$5];&quot;&quot;;[.H455]*[Datos.$C$15])">
            <text:p/>
          </table:table-cell>
          <table:table-cell table:formula="of:=IF([.$C4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6]+1" office:value-type="float" office:value="453">
            <text:p>453</text:p>
          </table:table-cell>
          <table:table-cell table:style-name="ce60" table:formula="of:=IF([.$C457]&gt;[Datos.$C$4]*12+[Datos.$C$5];&quot;&quot;;[.D456]-[.E457])">
            <text:p/>
          </table:table-cell>
          <table:table-cell table:style-name="ce60" table:formula="of:=IF([.$C457]&gt;[Datos.$C$4]*12+[Datos.$C$5];&quot;&quot;;[Datos.$C$9]-[.F457])">
            <text:p/>
          </table:table-cell>
          <table:table-cell table:style-name="ce60" table:formula="of:=IF([.$C457]&gt;[Datos.$C$4]*12+[Datos.$C$5];&quot;&quot;;[.D456]*[Datos.$C$14])">
            <text:p/>
          </table:table-cell>
          <table:table-cell table:style-name="ce55"/>
          <table:table-cell table:style-name="ce60" table:formula="of:=IF([.$C457]&gt;[Datos.$C$4]*12+[Datos.$C$5];&quot;&quot;;[.H456]-[.I457])">
            <text:p/>
          </table:table-cell>
          <table:table-cell table:style-name="ce60" table:formula="of:=IF([.$C457]&gt;[Datos.$C$4]*12+[Datos.$C$5];&quot;&quot;;[Datos.$C$11]-[.J457])">
            <text:p/>
          </table:table-cell>
          <table:table-cell table:style-name="ce69" table:formula="of:=IF([.$C457]&gt;[Datos.$C$4]*12+[Datos.$C$5];&quot;&quot;;[.H456]*[Datos.$C$15])">
            <text:p/>
          </table:table-cell>
          <table:table-cell table:formula="of:=IF([.$C4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7]+1" office:value-type="float" office:value="454">
            <text:p>454</text:p>
          </table:table-cell>
          <table:table-cell table:style-name="ce60" table:formula="of:=IF([.$C458]&gt;[Datos.$C$4]*12+[Datos.$C$5];&quot;&quot;;[.D457]-[.E458])">
            <text:p/>
          </table:table-cell>
          <table:table-cell table:style-name="ce60" table:formula="of:=IF([.$C458]&gt;[Datos.$C$4]*12+[Datos.$C$5];&quot;&quot;;[Datos.$C$9]-[.F458])">
            <text:p/>
          </table:table-cell>
          <table:table-cell table:style-name="ce60" table:formula="of:=IF([.$C458]&gt;[Datos.$C$4]*12+[Datos.$C$5];&quot;&quot;;[.D457]*[Datos.$C$14])">
            <text:p/>
          </table:table-cell>
          <table:table-cell table:style-name="ce55"/>
          <table:table-cell table:style-name="ce60" table:formula="of:=IF([.$C458]&gt;[Datos.$C$4]*12+[Datos.$C$5];&quot;&quot;;[.H457]-[.I458])">
            <text:p/>
          </table:table-cell>
          <table:table-cell table:style-name="ce60" table:formula="of:=IF([.$C458]&gt;[Datos.$C$4]*12+[Datos.$C$5];&quot;&quot;;[Datos.$C$11]-[.J458])">
            <text:p/>
          </table:table-cell>
          <table:table-cell table:style-name="ce69" table:formula="of:=IF([.$C458]&gt;[Datos.$C$4]*12+[Datos.$C$5];&quot;&quot;;[.H457]*[Datos.$C$15])">
            <text:p/>
          </table:table-cell>
          <table:table-cell table:formula="of:=IF([.$C4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58]+1" office:value-type="float" office:value="455">
            <text:p>455</text:p>
          </table:table-cell>
          <table:table-cell table:style-name="ce60" table:formula="of:=IF([.$C459]&gt;[Datos.$C$4]*12+[Datos.$C$5];&quot;&quot;;[.D458]-[.E459])">
            <text:p/>
          </table:table-cell>
          <table:table-cell table:style-name="ce60" table:formula="of:=IF([.$C459]&gt;[Datos.$C$4]*12+[Datos.$C$5];&quot;&quot;;[Datos.$C$9]-[.F459])">
            <text:p/>
          </table:table-cell>
          <table:table-cell table:style-name="ce60" table:formula="of:=IF([.$C459]&gt;[Datos.$C$4]*12+[Datos.$C$5];&quot;&quot;;[.D458]*[Datos.$C$14])">
            <text:p/>
          </table:table-cell>
          <table:table-cell table:style-name="ce55"/>
          <table:table-cell table:style-name="ce60" table:formula="of:=IF([.$C459]&gt;[Datos.$C$4]*12+[Datos.$C$5];&quot;&quot;;[.H458]-[.I459])">
            <text:p/>
          </table:table-cell>
          <table:table-cell table:style-name="ce60" table:formula="of:=IF([.$C459]&gt;[Datos.$C$4]*12+[Datos.$C$5];&quot;&quot;;[Datos.$C$11]-[.J459])">
            <text:p/>
          </table:table-cell>
          <table:table-cell table:style-name="ce69" table:formula="of:=IF([.$C459]&gt;[Datos.$C$4]*12+[Datos.$C$5];&quot;&quot;;[.H458]*[Datos.$C$15])">
            <text:p/>
          </table:table-cell>
          <table:table-cell table:formula="of:=IF([.$C4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48]+1" office:value-type="float" office:value="38">
            <text:p>38</text:p>
          </table:table-cell>
          <table:table-cell table:style-name="ce54" table:formula="of:=[.C459]+1" office:value-type="float" office:value="456">
            <text:p>456</text:p>
          </table:table-cell>
          <table:table-cell table:style-name="ce59" table:formula="of:=IF([.$C460]&gt;[Datos.$C$4]*12+[Datos.$C$5];&quot;&quot;;[.D459]-[.E460])">
            <text:p/>
          </table:table-cell>
          <table:table-cell table:style-name="ce59" table:formula="of:=IF([.$C460]&gt;[Datos.$C$4]*12+[Datos.$C$5];&quot;&quot;;[Datos.$C$9]-[.F460])">
            <text:p/>
          </table:table-cell>
          <table:table-cell table:style-name="ce59" table:formula="of:=IF([.$C460]&gt;[Datos.$C$4]*12+[Datos.$C$5];&quot;&quot;;[.D459]*[Datos.$C$14])">
            <text:p/>
          </table:table-cell>
          <table:table-cell table:style-name="ce54"/>
          <table:table-cell table:style-name="ce59" table:formula="of:=IF([.$C460]&gt;[Datos.$C$4]*12+[Datos.$C$5];&quot;&quot;;[.H459]-[.I460])">
            <text:p/>
          </table:table-cell>
          <table:table-cell table:style-name="ce59" table:formula="of:=IF([.$C460]&gt;[Datos.$C$4]*12+[Datos.$C$5];&quot;&quot;;[Datos.$C$11]-[.J460])">
            <text:p/>
          </table:table-cell>
          <table:table-cell table:style-name="ce70" table:formula="of:=IF([.$C460]&gt;[Datos.$C$4]*12+[Datos.$C$5];&quot;&quot;;[.H459]*[Datos.$C$15])">
            <text:p/>
          </table:table-cell>
          <table:table-cell table:formula="of:=IF([.$C4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0]+1" office:value-type="float" office:value="457">
            <text:p>457</text:p>
          </table:table-cell>
          <table:table-cell table:style-name="ce60" table:formula="of:=IF([.$C461]&gt;[Datos.$C$4]*12+[Datos.$C$5];&quot;&quot;;[.D460]-[.E461])">
            <text:p/>
          </table:table-cell>
          <table:table-cell table:style-name="ce60" table:formula="of:=IF([.$C461]&gt;[Datos.$C$4]*12+[Datos.$C$5];&quot;&quot;;[Datos.$C$9]-[.F461])">
            <text:p/>
          </table:table-cell>
          <table:table-cell table:style-name="ce60" table:formula="of:=IF([.$C461]&gt;[Datos.$C$4]*12+[Datos.$C$5];&quot;&quot;;[.D460]*[Datos.$C$14])">
            <text:p/>
          </table:table-cell>
          <table:table-cell table:style-name="ce55"/>
          <table:table-cell table:style-name="ce60" table:formula="of:=IF([.$C461]&gt;[Datos.$C$4]*12+[Datos.$C$5];&quot;&quot;;[.H460]-[.I461])">
            <text:p/>
          </table:table-cell>
          <table:table-cell table:style-name="ce60" table:formula="of:=IF([.$C461]&gt;[Datos.$C$4]*12+[Datos.$C$5];&quot;&quot;;[Datos.$C$11]-[.J461])">
            <text:p/>
          </table:table-cell>
          <table:table-cell table:style-name="ce69" table:formula="of:=IF([.$C461]&gt;[Datos.$C$4]*12+[Datos.$C$5];&quot;&quot;;[.H460]*[Datos.$C$15])">
            <text:p/>
          </table:table-cell>
          <table:table-cell table:formula="of:=IF([.$C4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1]+1" office:value-type="float" office:value="458">
            <text:p>458</text:p>
          </table:table-cell>
          <table:table-cell table:style-name="ce60" table:formula="of:=IF([.$C462]&gt;[Datos.$C$4]*12+[Datos.$C$5];&quot;&quot;;[.D461]-[.E462])">
            <text:p/>
          </table:table-cell>
          <table:table-cell table:style-name="ce60" table:formula="of:=IF([.$C462]&gt;[Datos.$C$4]*12+[Datos.$C$5];&quot;&quot;;[Datos.$C$9]-[.F462])">
            <text:p/>
          </table:table-cell>
          <table:table-cell table:style-name="ce60" table:formula="of:=IF([.$C462]&gt;[Datos.$C$4]*12+[Datos.$C$5];&quot;&quot;;[.D461]*[Datos.$C$14])">
            <text:p/>
          </table:table-cell>
          <table:table-cell table:style-name="ce55"/>
          <table:table-cell table:style-name="ce60" table:formula="of:=IF([.$C462]&gt;[Datos.$C$4]*12+[Datos.$C$5];&quot;&quot;;[.H461]-[.I462])">
            <text:p/>
          </table:table-cell>
          <table:table-cell table:style-name="ce60" table:formula="of:=IF([.$C462]&gt;[Datos.$C$4]*12+[Datos.$C$5];&quot;&quot;;[Datos.$C$11]-[.J462])">
            <text:p/>
          </table:table-cell>
          <table:table-cell table:style-name="ce69" table:formula="of:=IF([.$C462]&gt;[Datos.$C$4]*12+[Datos.$C$5];&quot;&quot;;[.H461]*[Datos.$C$15])">
            <text:p/>
          </table:table-cell>
          <table:table-cell table:formula="of:=IF([.$C4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2]+1" office:value-type="float" office:value="459">
            <text:p>459</text:p>
          </table:table-cell>
          <table:table-cell table:style-name="ce60" table:formula="of:=IF([.$C463]&gt;[Datos.$C$4]*12+[Datos.$C$5];&quot;&quot;;[.D462]-[.E463])">
            <text:p/>
          </table:table-cell>
          <table:table-cell table:style-name="ce60" table:formula="of:=IF([.$C463]&gt;[Datos.$C$4]*12+[Datos.$C$5];&quot;&quot;;[Datos.$C$9]-[.F463])">
            <text:p/>
          </table:table-cell>
          <table:table-cell table:style-name="ce60" table:formula="of:=IF([.$C463]&gt;[Datos.$C$4]*12+[Datos.$C$5];&quot;&quot;;[.D462]*[Datos.$C$14])">
            <text:p/>
          </table:table-cell>
          <table:table-cell table:style-name="ce55"/>
          <table:table-cell table:style-name="ce60" table:formula="of:=IF([.$C463]&gt;[Datos.$C$4]*12+[Datos.$C$5];&quot;&quot;;[.H462]-[.I463])">
            <text:p/>
          </table:table-cell>
          <table:table-cell table:style-name="ce60" table:formula="of:=IF([.$C463]&gt;[Datos.$C$4]*12+[Datos.$C$5];&quot;&quot;;[Datos.$C$11]-[.J463])">
            <text:p/>
          </table:table-cell>
          <table:table-cell table:style-name="ce69" table:formula="of:=IF([.$C463]&gt;[Datos.$C$4]*12+[Datos.$C$5];&quot;&quot;;[.H462]*[Datos.$C$15])">
            <text:p/>
          </table:table-cell>
          <table:table-cell table:formula="of:=IF([.$C4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3]+1" office:value-type="float" office:value="460">
            <text:p>460</text:p>
          </table:table-cell>
          <table:table-cell table:style-name="ce60" table:formula="of:=IF([.$C464]&gt;[Datos.$C$4]*12+[Datos.$C$5];&quot;&quot;;[.D463]-[.E464])">
            <text:p/>
          </table:table-cell>
          <table:table-cell table:style-name="ce60" table:formula="of:=IF([.$C464]&gt;[Datos.$C$4]*12+[Datos.$C$5];&quot;&quot;;[Datos.$C$9]-[.F464])">
            <text:p/>
          </table:table-cell>
          <table:table-cell table:style-name="ce60" table:formula="of:=IF([.$C464]&gt;[Datos.$C$4]*12+[Datos.$C$5];&quot;&quot;;[.D463]*[Datos.$C$14])">
            <text:p/>
          </table:table-cell>
          <table:table-cell table:style-name="ce55"/>
          <table:table-cell table:style-name="ce60" table:formula="of:=IF([.$C464]&gt;[Datos.$C$4]*12+[Datos.$C$5];&quot;&quot;;[.H463]-[.I464])">
            <text:p/>
          </table:table-cell>
          <table:table-cell table:style-name="ce60" table:formula="of:=IF([.$C464]&gt;[Datos.$C$4]*12+[Datos.$C$5];&quot;&quot;;[Datos.$C$11]-[.J464])">
            <text:p/>
          </table:table-cell>
          <table:table-cell table:style-name="ce69" table:formula="of:=IF([.$C464]&gt;[Datos.$C$4]*12+[Datos.$C$5];&quot;&quot;;[.H463]*[Datos.$C$15])">
            <text:p/>
          </table:table-cell>
          <table:table-cell table:formula="of:=IF([.$C46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4]+1" office:value-type="float" office:value="461">
            <text:p>461</text:p>
          </table:table-cell>
          <table:table-cell table:style-name="ce60" table:formula="of:=IF([.$C465]&gt;[Datos.$C$4]*12+[Datos.$C$5];&quot;&quot;;[.D464]-[.E465])">
            <text:p/>
          </table:table-cell>
          <table:table-cell table:style-name="ce60" table:formula="of:=IF([.$C465]&gt;[Datos.$C$4]*12+[Datos.$C$5];&quot;&quot;;[Datos.$C$9]-[.F465])">
            <text:p/>
          </table:table-cell>
          <table:table-cell table:style-name="ce60" table:formula="of:=IF([.$C465]&gt;[Datos.$C$4]*12+[Datos.$C$5];&quot;&quot;;[.D464]*[Datos.$C$14])">
            <text:p/>
          </table:table-cell>
          <table:table-cell table:style-name="ce55"/>
          <table:table-cell table:style-name="ce60" table:formula="of:=IF([.$C465]&gt;[Datos.$C$4]*12+[Datos.$C$5];&quot;&quot;;[.H464]-[.I465])">
            <text:p/>
          </table:table-cell>
          <table:table-cell table:style-name="ce60" table:formula="of:=IF([.$C465]&gt;[Datos.$C$4]*12+[Datos.$C$5];&quot;&quot;;[Datos.$C$11]-[.J465])">
            <text:p/>
          </table:table-cell>
          <table:table-cell table:style-name="ce69" table:formula="of:=IF([.$C465]&gt;[Datos.$C$4]*12+[Datos.$C$5];&quot;&quot;;[.H464]*[Datos.$C$15])">
            <text:p/>
          </table:table-cell>
          <table:table-cell table:formula="of:=IF([.$C4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5]+1" office:value-type="float" office:value="462">
            <text:p>462</text:p>
          </table:table-cell>
          <table:table-cell table:style-name="ce60" table:formula="of:=IF([.$C466]&gt;[Datos.$C$4]*12+[Datos.$C$5];&quot;&quot;;[.D465]-[.E466])">
            <text:p/>
          </table:table-cell>
          <table:table-cell table:style-name="ce60" table:formula="of:=IF([.$C466]&gt;[Datos.$C$4]*12+[Datos.$C$5];&quot;&quot;;[Datos.$C$9]-[.F466])">
            <text:p/>
          </table:table-cell>
          <table:table-cell table:style-name="ce60" table:formula="of:=IF([.$C466]&gt;[Datos.$C$4]*12+[Datos.$C$5];&quot;&quot;;[.D465]*[Datos.$C$14])">
            <text:p/>
          </table:table-cell>
          <table:table-cell table:style-name="ce55"/>
          <table:table-cell table:style-name="ce60" table:formula="of:=IF([.$C466]&gt;[Datos.$C$4]*12+[Datos.$C$5];&quot;&quot;;[.H465]-[.I466])">
            <text:p/>
          </table:table-cell>
          <table:table-cell table:style-name="ce60" table:formula="of:=IF([.$C466]&gt;[Datos.$C$4]*12+[Datos.$C$5];&quot;&quot;;[Datos.$C$11]-[.J466])">
            <text:p/>
          </table:table-cell>
          <table:table-cell table:style-name="ce69" table:formula="of:=IF([.$C466]&gt;[Datos.$C$4]*12+[Datos.$C$5];&quot;&quot;;[.H465]*[Datos.$C$15])">
            <text:p/>
          </table:table-cell>
          <table:table-cell table:formula="of:=IF([.$C4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6]+1" office:value-type="float" office:value="463">
            <text:p>463</text:p>
          </table:table-cell>
          <table:table-cell table:style-name="ce60" table:formula="of:=IF([.$C467]&gt;[Datos.$C$4]*12+[Datos.$C$5];&quot;&quot;;[.D466]-[.E467])">
            <text:p/>
          </table:table-cell>
          <table:table-cell table:style-name="ce60" table:formula="of:=IF([.$C467]&gt;[Datos.$C$4]*12+[Datos.$C$5];&quot;&quot;;[Datos.$C$9]-[.F467])">
            <text:p/>
          </table:table-cell>
          <table:table-cell table:style-name="ce60" table:formula="of:=IF([.$C467]&gt;[Datos.$C$4]*12+[Datos.$C$5];&quot;&quot;;[.D466]*[Datos.$C$14])">
            <text:p/>
          </table:table-cell>
          <table:table-cell table:style-name="ce55"/>
          <table:table-cell table:style-name="ce60" table:formula="of:=IF([.$C467]&gt;[Datos.$C$4]*12+[Datos.$C$5];&quot;&quot;;[.H466]-[.I467])">
            <text:p/>
          </table:table-cell>
          <table:table-cell table:style-name="ce60" table:formula="of:=IF([.$C467]&gt;[Datos.$C$4]*12+[Datos.$C$5];&quot;&quot;;[Datos.$C$11]-[.J467])">
            <text:p/>
          </table:table-cell>
          <table:table-cell table:style-name="ce69" table:formula="of:=IF([.$C467]&gt;[Datos.$C$4]*12+[Datos.$C$5];&quot;&quot;;[.H466]*[Datos.$C$15])">
            <text:p/>
          </table:table-cell>
          <table:table-cell table:formula="of:=IF([.$C4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7]+1" office:value-type="float" office:value="464">
            <text:p>464</text:p>
          </table:table-cell>
          <table:table-cell table:style-name="ce60" table:formula="of:=IF([.$C468]&gt;[Datos.$C$4]*12+[Datos.$C$5];&quot;&quot;;[.D467]-[.E468])">
            <text:p/>
          </table:table-cell>
          <table:table-cell table:style-name="ce60" table:formula="of:=IF([.$C468]&gt;[Datos.$C$4]*12+[Datos.$C$5];&quot;&quot;;[Datos.$C$9]-[.F468])">
            <text:p/>
          </table:table-cell>
          <table:table-cell table:style-name="ce60" table:formula="of:=IF([.$C468]&gt;[Datos.$C$4]*12+[Datos.$C$5];&quot;&quot;;[.D467]*[Datos.$C$14])">
            <text:p/>
          </table:table-cell>
          <table:table-cell table:style-name="ce55"/>
          <table:table-cell table:style-name="ce60" table:formula="of:=IF([.$C468]&gt;[Datos.$C$4]*12+[Datos.$C$5];&quot;&quot;;[.H467]-[.I468])">
            <text:p/>
          </table:table-cell>
          <table:table-cell table:style-name="ce60" table:formula="of:=IF([.$C468]&gt;[Datos.$C$4]*12+[Datos.$C$5];&quot;&quot;;[Datos.$C$11]-[.J468])">
            <text:p/>
          </table:table-cell>
          <table:table-cell table:style-name="ce69" table:formula="of:=IF([.$C468]&gt;[Datos.$C$4]*12+[Datos.$C$5];&quot;&quot;;[.H467]*[Datos.$C$15])">
            <text:p/>
          </table:table-cell>
          <table:table-cell table:formula="of:=IF([.$C4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8]+1" office:value-type="float" office:value="465">
            <text:p>465</text:p>
          </table:table-cell>
          <table:table-cell table:style-name="ce60" table:formula="of:=IF([.$C469]&gt;[Datos.$C$4]*12+[Datos.$C$5];&quot;&quot;;[.D468]-[.E469])">
            <text:p/>
          </table:table-cell>
          <table:table-cell table:style-name="ce60" table:formula="of:=IF([.$C469]&gt;[Datos.$C$4]*12+[Datos.$C$5];&quot;&quot;;[Datos.$C$9]-[.F469])">
            <text:p/>
          </table:table-cell>
          <table:table-cell table:style-name="ce60" table:formula="of:=IF([.$C469]&gt;[Datos.$C$4]*12+[Datos.$C$5];&quot;&quot;;[.D468]*[Datos.$C$14])">
            <text:p/>
          </table:table-cell>
          <table:table-cell table:style-name="ce55"/>
          <table:table-cell table:style-name="ce60" table:formula="of:=IF([.$C469]&gt;[Datos.$C$4]*12+[Datos.$C$5];&quot;&quot;;[.H468]-[.I469])">
            <text:p/>
          </table:table-cell>
          <table:table-cell table:style-name="ce60" table:formula="of:=IF([.$C469]&gt;[Datos.$C$4]*12+[Datos.$C$5];&quot;&quot;;[Datos.$C$11]-[.J469])">
            <text:p/>
          </table:table-cell>
          <table:table-cell table:style-name="ce69" table:formula="of:=IF([.$C469]&gt;[Datos.$C$4]*12+[Datos.$C$5];&quot;&quot;;[.H468]*[Datos.$C$15])">
            <text:p/>
          </table:table-cell>
          <table:table-cell table:formula="of:=IF([.$C4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69]+1" office:value-type="float" office:value="466">
            <text:p>466</text:p>
          </table:table-cell>
          <table:table-cell table:style-name="ce60" table:formula="of:=IF([.$C470]&gt;[Datos.$C$4]*12+[Datos.$C$5];&quot;&quot;;[.D469]-[.E470])">
            <text:p/>
          </table:table-cell>
          <table:table-cell table:style-name="ce60" table:formula="of:=IF([.$C470]&gt;[Datos.$C$4]*12+[Datos.$C$5];&quot;&quot;;[Datos.$C$9]-[.F470])">
            <text:p/>
          </table:table-cell>
          <table:table-cell table:style-name="ce60" table:formula="of:=IF([.$C470]&gt;[Datos.$C$4]*12+[Datos.$C$5];&quot;&quot;;[.D469]*[Datos.$C$14])">
            <text:p/>
          </table:table-cell>
          <table:table-cell table:style-name="ce55"/>
          <table:table-cell table:style-name="ce60" table:formula="of:=IF([.$C470]&gt;[Datos.$C$4]*12+[Datos.$C$5];&quot;&quot;;[.H469]-[.I470])">
            <text:p/>
          </table:table-cell>
          <table:table-cell table:style-name="ce60" table:formula="of:=IF([.$C470]&gt;[Datos.$C$4]*12+[Datos.$C$5];&quot;&quot;;[Datos.$C$11]-[.J470])">
            <text:p/>
          </table:table-cell>
          <table:table-cell table:style-name="ce69" table:formula="of:=IF([.$C470]&gt;[Datos.$C$4]*12+[Datos.$C$5];&quot;&quot;;[.H469]*[Datos.$C$15])">
            <text:p/>
          </table:table-cell>
          <table:table-cell table:formula="of:=IF([.$C4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0]+1" office:value-type="float" office:value="467">
            <text:p>467</text:p>
          </table:table-cell>
          <table:table-cell table:style-name="ce60" table:formula="of:=IF([.$C471]&gt;[Datos.$C$4]*12+[Datos.$C$5];&quot;&quot;;[.D470]-[.E471])">
            <text:p/>
          </table:table-cell>
          <table:table-cell table:style-name="ce60" table:formula="of:=IF([.$C471]&gt;[Datos.$C$4]*12+[Datos.$C$5];&quot;&quot;;[Datos.$C$9]-[.F471])">
            <text:p/>
          </table:table-cell>
          <table:table-cell table:style-name="ce60" table:formula="of:=IF([.$C471]&gt;[Datos.$C$4]*12+[Datos.$C$5];&quot;&quot;;[.D470]*[Datos.$C$14])">
            <text:p/>
          </table:table-cell>
          <table:table-cell table:style-name="ce55"/>
          <table:table-cell table:style-name="ce60" table:formula="of:=IF([.$C471]&gt;[Datos.$C$4]*12+[Datos.$C$5];&quot;&quot;;[.H470]-[.I471])">
            <text:p/>
          </table:table-cell>
          <table:table-cell table:style-name="ce60" table:formula="of:=IF([.$C471]&gt;[Datos.$C$4]*12+[Datos.$C$5];&quot;&quot;;[Datos.$C$11]-[.J471])">
            <text:p/>
          </table:table-cell>
          <table:table-cell table:style-name="ce69" table:formula="of:=IF([.$C471]&gt;[Datos.$C$4]*12+[Datos.$C$5];&quot;&quot;;[.H470]*[Datos.$C$15])">
            <text:p/>
          </table:table-cell>
          <table:table-cell table:formula="of:=IF([.$C4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60]+1" office:value-type="float" office:value="39">
            <text:p>39</text:p>
          </table:table-cell>
          <table:table-cell table:style-name="ce54" table:formula="of:=[.C471]+1" office:value-type="float" office:value="468">
            <text:p>468</text:p>
          </table:table-cell>
          <table:table-cell table:style-name="ce59" table:formula="of:=IF([.$C472]&gt;[Datos.$C$4]*12+[Datos.$C$5];&quot;&quot;;[.D471]-[.E472])">
            <text:p/>
          </table:table-cell>
          <table:table-cell table:style-name="ce59" table:formula="of:=IF([.$C472]&gt;[Datos.$C$4]*12+[Datos.$C$5];&quot;&quot;;[Datos.$C$9]-[.F472])">
            <text:p/>
          </table:table-cell>
          <table:table-cell table:style-name="ce59" table:formula="of:=IF([.$C472]&gt;[Datos.$C$4]*12+[Datos.$C$5];&quot;&quot;;[.D471]*[Datos.$C$14])">
            <text:p/>
          </table:table-cell>
          <table:table-cell table:style-name="ce54"/>
          <table:table-cell table:style-name="ce59" table:formula="of:=IF([.$C472]&gt;[Datos.$C$4]*12+[Datos.$C$5];&quot;&quot;;[.H471]-[.I472])">
            <text:p/>
          </table:table-cell>
          <table:table-cell table:style-name="ce59" table:formula="of:=IF([.$C472]&gt;[Datos.$C$4]*12+[Datos.$C$5];&quot;&quot;;[Datos.$C$11]-[.J472])">
            <text:p/>
          </table:table-cell>
          <table:table-cell table:style-name="ce70" table:formula="of:=IF([.$C472]&gt;[Datos.$C$4]*12+[Datos.$C$5];&quot;&quot;;[.H471]*[Datos.$C$15])">
            <text:p/>
          </table:table-cell>
          <table:table-cell table:formula="of:=IF([.$C4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2]+1" office:value-type="float" office:value="469">
            <text:p>469</text:p>
          </table:table-cell>
          <table:table-cell table:style-name="ce60" table:formula="of:=IF([.$C473]&gt;[Datos.$C$4]*12+[Datos.$C$5];&quot;&quot;;[.D472]-[.E473])">
            <text:p/>
          </table:table-cell>
          <table:table-cell table:style-name="ce60" table:formula="of:=IF([.$C473]&gt;[Datos.$C$4]*12+[Datos.$C$5];&quot;&quot;;[Datos.$C$9]-[.F473])">
            <text:p/>
          </table:table-cell>
          <table:table-cell table:style-name="ce60" table:formula="of:=IF([.$C473]&gt;[Datos.$C$4]*12+[Datos.$C$5];&quot;&quot;;[.D472]*[Datos.$C$14])">
            <text:p/>
          </table:table-cell>
          <table:table-cell table:style-name="ce55"/>
          <table:table-cell table:style-name="ce60" table:formula="of:=IF([.$C473]&gt;[Datos.$C$4]*12+[Datos.$C$5];&quot;&quot;;[.H472]-[.I473])">
            <text:p/>
          </table:table-cell>
          <table:table-cell table:style-name="ce60" table:formula="of:=IF([.$C473]&gt;[Datos.$C$4]*12+[Datos.$C$5];&quot;&quot;;[Datos.$C$11]-[.J473])">
            <text:p/>
          </table:table-cell>
          <table:table-cell table:style-name="ce69" table:formula="of:=IF([.$C473]&gt;[Datos.$C$4]*12+[Datos.$C$5];&quot;&quot;;[.H472]*[Datos.$C$15])">
            <text:p/>
          </table:table-cell>
          <table:table-cell table:formula="of:=IF([.$C4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3]+1" office:value-type="float" office:value="470">
            <text:p>470</text:p>
          </table:table-cell>
          <table:table-cell table:style-name="ce60" table:formula="of:=IF([.$C474]&gt;[Datos.$C$4]*12+[Datos.$C$5];&quot;&quot;;[.D473]-[.E474])">
            <text:p/>
          </table:table-cell>
          <table:table-cell table:style-name="ce60" table:formula="of:=IF([.$C474]&gt;[Datos.$C$4]*12+[Datos.$C$5];&quot;&quot;;[Datos.$C$9]-[.F474])">
            <text:p/>
          </table:table-cell>
          <table:table-cell table:style-name="ce60" table:formula="of:=IF([.$C474]&gt;[Datos.$C$4]*12+[Datos.$C$5];&quot;&quot;;[.D473]*[Datos.$C$14])">
            <text:p/>
          </table:table-cell>
          <table:table-cell table:style-name="ce55"/>
          <table:table-cell table:style-name="ce60" table:formula="of:=IF([.$C474]&gt;[Datos.$C$4]*12+[Datos.$C$5];&quot;&quot;;[.H473]-[.I474])">
            <text:p/>
          </table:table-cell>
          <table:table-cell table:style-name="ce60" table:formula="of:=IF([.$C474]&gt;[Datos.$C$4]*12+[Datos.$C$5];&quot;&quot;;[Datos.$C$11]-[.J474])">
            <text:p/>
          </table:table-cell>
          <table:table-cell table:style-name="ce69" table:formula="of:=IF([.$C474]&gt;[Datos.$C$4]*12+[Datos.$C$5];&quot;&quot;;[.H473]*[Datos.$C$15])">
            <text:p/>
          </table:table-cell>
          <table:table-cell table:formula="of:=IF([.$C4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4]+1" office:value-type="float" office:value="471">
            <text:p>471</text:p>
          </table:table-cell>
          <table:table-cell table:style-name="ce60" table:formula="of:=IF([.$C475]&gt;[Datos.$C$4]*12+[Datos.$C$5];&quot;&quot;;[.D474]-[.E475])">
            <text:p/>
          </table:table-cell>
          <table:table-cell table:style-name="ce60" table:formula="of:=IF([.$C475]&gt;[Datos.$C$4]*12+[Datos.$C$5];&quot;&quot;;[Datos.$C$9]-[.F475])">
            <text:p/>
          </table:table-cell>
          <table:table-cell table:style-name="ce60" table:formula="of:=IF([.$C475]&gt;[Datos.$C$4]*12+[Datos.$C$5];&quot;&quot;;[.D474]*[Datos.$C$14])">
            <text:p/>
          </table:table-cell>
          <table:table-cell table:style-name="ce55"/>
          <table:table-cell table:style-name="ce60" table:formula="of:=IF([.$C475]&gt;[Datos.$C$4]*12+[Datos.$C$5];&quot;&quot;;[.H474]-[.I475])">
            <text:p/>
          </table:table-cell>
          <table:table-cell table:style-name="ce60" table:formula="of:=IF([.$C475]&gt;[Datos.$C$4]*12+[Datos.$C$5];&quot;&quot;;[Datos.$C$11]-[.J475])">
            <text:p/>
          </table:table-cell>
          <table:table-cell table:style-name="ce69" table:formula="of:=IF([.$C475]&gt;[Datos.$C$4]*12+[Datos.$C$5];&quot;&quot;;[.H474]*[Datos.$C$15])">
            <text:p/>
          </table:table-cell>
          <table:table-cell table:formula="of:=IF([.$C4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5]+1" office:value-type="float" office:value="472">
            <text:p>472</text:p>
          </table:table-cell>
          <table:table-cell table:style-name="ce60" table:formula="of:=IF([.$C476]&gt;[Datos.$C$4]*12+[Datos.$C$5];&quot;&quot;;[.D475]-[.E476])">
            <text:p/>
          </table:table-cell>
          <table:table-cell table:style-name="ce60" table:formula="of:=IF([.$C476]&gt;[Datos.$C$4]*12+[Datos.$C$5];&quot;&quot;;[Datos.$C$9]-[.F476])">
            <text:p/>
          </table:table-cell>
          <table:table-cell table:style-name="ce60" table:formula="of:=IF([.$C476]&gt;[Datos.$C$4]*12+[Datos.$C$5];&quot;&quot;;[.D475]*[Datos.$C$14])">
            <text:p/>
          </table:table-cell>
          <table:table-cell table:style-name="ce55"/>
          <table:table-cell table:style-name="ce60" table:formula="of:=IF([.$C476]&gt;[Datos.$C$4]*12+[Datos.$C$5];&quot;&quot;;[.H475]-[.I476])">
            <text:p/>
          </table:table-cell>
          <table:table-cell table:style-name="ce60" table:formula="of:=IF([.$C476]&gt;[Datos.$C$4]*12+[Datos.$C$5];&quot;&quot;;[Datos.$C$11]-[.J476])">
            <text:p/>
          </table:table-cell>
          <table:table-cell table:style-name="ce69" table:formula="of:=IF([.$C476]&gt;[Datos.$C$4]*12+[Datos.$C$5];&quot;&quot;;[.H475]*[Datos.$C$15])">
            <text:p/>
          </table:table-cell>
          <table:table-cell table:formula="of:=IF([.$C4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6]+1" office:value-type="float" office:value="473">
            <text:p>473</text:p>
          </table:table-cell>
          <table:table-cell table:style-name="ce60" table:formula="of:=IF([.$C477]&gt;[Datos.$C$4]*12+[Datos.$C$5];&quot;&quot;;[.D476]-[.E477])">
            <text:p/>
          </table:table-cell>
          <table:table-cell table:style-name="ce60" table:formula="of:=IF([.$C477]&gt;[Datos.$C$4]*12+[Datos.$C$5];&quot;&quot;;[Datos.$C$9]-[.F477])">
            <text:p/>
          </table:table-cell>
          <table:table-cell table:style-name="ce60" table:formula="of:=IF([.$C477]&gt;[Datos.$C$4]*12+[Datos.$C$5];&quot;&quot;;[.D476]*[Datos.$C$14])">
            <text:p/>
          </table:table-cell>
          <table:table-cell table:style-name="ce55"/>
          <table:table-cell table:style-name="ce60" table:formula="of:=IF([.$C477]&gt;[Datos.$C$4]*12+[Datos.$C$5];&quot;&quot;;[.H476]-[.I477])">
            <text:p/>
          </table:table-cell>
          <table:table-cell table:style-name="ce60" table:formula="of:=IF([.$C477]&gt;[Datos.$C$4]*12+[Datos.$C$5];&quot;&quot;;[Datos.$C$11]-[.J477])">
            <text:p/>
          </table:table-cell>
          <table:table-cell table:style-name="ce69" table:formula="of:=IF([.$C477]&gt;[Datos.$C$4]*12+[Datos.$C$5];&quot;&quot;;[.H476]*[Datos.$C$15])">
            <text:p/>
          </table:table-cell>
          <table:table-cell table:formula="of:=IF([.$C4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7]+1" office:value-type="float" office:value="474">
            <text:p>474</text:p>
          </table:table-cell>
          <table:table-cell table:style-name="ce60" table:formula="of:=IF([.$C478]&gt;[Datos.$C$4]*12+[Datos.$C$5];&quot;&quot;;[.D477]-[.E478])">
            <text:p/>
          </table:table-cell>
          <table:table-cell table:style-name="ce60" table:formula="of:=IF([.$C478]&gt;[Datos.$C$4]*12+[Datos.$C$5];&quot;&quot;;[Datos.$C$9]-[.F478])">
            <text:p/>
          </table:table-cell>
          <table:table-cell table:style-name="ce60" table:formula="of:=IF([.$C478]&gt;[Datos.$C$4]*12+[Datos.$C$5];&quot;&quot;;[.D477]*[Datos.$C$14])">
            <text:p/>
          </table:table-cell>
          <table:table-cell table:style-name="ce55"/>
          <table:table-cell table:style-name="ce60" table:formula="of:=IF([.$C478]&gt;[Datos.$C$4]*12+[Datos.$C$5];&quot;&quot;;[.H477]-[.I478])">
            <text:p/>
          </table:table-cell>
          <table:table-cell table:style-name="ce60" table:formula="of:=IF([.$C478]&gt;[Datos.$C$4]*12+[Datos.$C$5];&quot;&quot;;[Datos.$C$11]-[.J478])">
            <text:p/>
          </table:table-cell>
          <table:table-cell table:style-name="ce69" table:formula="of:=IF([.$C478]&gt;[Datos.$C$4]*12+[Datos.$C$5];&quot;&quot;;[.H477]*[Datos.$C$15])">
            <text:p/>
          </table:table-cell>
          <table:table-cell table:formula="of:=IF([.$C4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8]+1" office:value-type="float" office:value="475">
            <text:p>475</text:p>
          </table:table-cell>
          <table:table-cell table:style-name="ce60" table:formula="of:=IF([.$C479]&gt;[Datos.$C$4]*12+[Datos.$C$5];&quot;&quot;;[.D478]-[.E479])">
            <text:p/>
          </table:table-cell>
          <table:table-cell table:style-name="ce60" table:formula="of:=IF([.$C479]&gt;[Datos.$C$4]*12+[Datos.$C$5];&quot;&quot;;[Datos.$C$9]-[.F479])">
            <text:p/>
          </table:table-cell>
          <table:table-cell table:style-name="ce60" table:formula="of:=IF([.$C479]&gt;[Datos.$C$4]*12+[Datos.$C$5];&quot;&quot;;[.D478]*[Datos.$C$14])">
            <text:p/>
          </table:table-cell>
          <table:table-cell table:style-name="ce55"/>
          <table:table-cell table:style-name="ce60" table:formula="of:=IF([.$C479]&gt;[Datos.$C$4]*12+[Datos.$C$5];&quot;&quot;;[.H478]-[.I479])">
            <text:p/>
          </table:table-cell>
          <table:table-cell table:style-name="ce60" table:formula="of:=IF([.$C479]&gt;[Datos.$C$4]*12+[Datos.$C$5];&quot;&quot;;[Datos.$C$11]-[.J479])">
            <text:p/>
          </table:table-cell>
          <table:table-cell table:style-name="ce69" table:formula="of:=IF([.$C479]&gt;[Datos.$C$4]*12+[Datos.$C$5];&quot;&quot;;[.H478]*[Datos.$C$15])">
            <text:p/>
          </table:table-cell>
          <table:table-cell table:formula="of:=IF([.$C4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79]+1" office:value-type="float" office:value="476">
            <text:p>476</text:p>
          </table:table-cell>
          <table:table-cell table:style-name="ce60" table:formula="of:=IF([.$C480]&gt;[Datos.$C$4]*12+[Datos.$C$5];&quot;&quot;;[.D479]-[.E480])">
            <text:p/>
          </table:table-cell>
          <table:table-cell table:style-name="ce60" table:formula="of:=IF([.$C480]&gt;[Datos.$C$4]*12+[Datos.$C$5];&quot;&quot;;[Datos.$C$9]-[.F480])">
            <text:p/>
          </table:table-cell>
          <table:table-cell table:style-name="ce60" table:formula="of:=IF([.$C480]&gt;[Datos.$C$4]*12+[Datos.$C$5];&quot;&quot;;[.D479]*[Datos.$C$14])">
            <text:p/>
          </table:table-cell>
          <table:table-cell table:style-name="ce55"/>
          <table:table-cell table:style-name="ce60" table:formula="of:=IF([.$C480]&gt;[Datos.$C$4]*12+[Datos.$C$5];&quot;&quot;;[.H479]-[.I480])">
            <text:p/>
          </table:table-cell>
          <table:table-cell table:style-name="ce60" table:formula="of:=IF([.$C480]&gt;[Datos.$C$4]*12+[Datos.$C$5];&quot;&quot;;[Datos.$C$11]-[.J480])">
            <text:p/>
          </table:table-cell>
          <table:table-cell table:style-name="ce69" table:formula="of:=IF([.$C480]&gt;[Datos.$C$4]*12+[Datos.$C$5];&quot;&quot;;[.H479]*[Datos.$C$15])">
            <text:p/>
          </table:table-cell>
          <table:table-cell table:formula="of:=IF([.$C4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0]+1" office:value-type="float" office:value="477">
            <text:p>477</text:p>
          </table:table-cell>
          <table:table-cell table:style-name="ce60" table:formula="of:=IF([.$C481]&gt;[Datos.$C$4]*12+[Datos.$C$5];&quot;&quot;;[.D480]-[.E481])">
            <text:p/>
          </table:table-cell>
          <table:table-cell table:style-name="ce60" table:formula="of:=IF([.$C481]&gt;[Datos.$C$4]*12+[Datos.$C$5];&quot;&quot;;[Datos.$C$9]-[.F481])">
            <text:p/>
          </table:table-cell>
          <table:table-cell table:style-name="ce60" table:formula="of:=IF([.$C481]&gt;[Datos.$C$4]*12+[Datos.$C$5];&quot;&quot;;[.D480]*[Datos.$C$14])">
            <text:p/>
          </table:table-cell>
          <table:table-cell table:style-name="ce55"/>
          <table:table-cell table:style-name="ce60" table:formula="of:=IF([.$C481]&gt;[Datos.$C$4]*12+[Datos.$C$5];&quot;&quot;;[.H480]-[.I481])">
            <text:p/>
          </table:table-cell>
          <table:table-cell table:style-name="ce60" table:formula="of:=IF([.$C481]&gt;[Datos.$C$4]*12+[Datos.$C$5];&quot;&quot;;[Datos.$C$11]-[.J481])">
            <text:p/>
          </table:table-cell>
          <table:table-cell table:style-name="ce69" table:formula="of:=IF([.$C481]&gt;[Datos.$C$4]*12+[Datos.$C$5];&quot;&quot;;[.H480]*[Datos.$C$15])">
            <text:p/>
          </table:table-cell>
          <table:table-cell table:formula="of:=IF([.$C4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1]+1" office:value-type="float" office:value="478">
            <text:p>478</text:p>
          </table:table-cell>
          <table:table-cell table:style-name="ce60" table:formula="of:=IF([.$C482]&gt;[Datos.$C$4]*12+[Datos.$C$5];&quot;&quot;;[.D481]-[.E482])">
            <text:p/>
          </table:table-cell>
          <table:table-cell table:style-name="ce60" table:formula="of:=IF([.$C482]&gt;[Datos.$C$4]*12+[Datos.$C$5];&quot;&quot;;[Datos.$C$9]-[.F482])">
            <text:p/>
          </table:table-cell>
          <table:table-cell table:style-name="ce60" table:formula="of:=IF([.$C482]&gt;[Datos.$C$4]*12+[Datos.$C$5];&quot;&quot;;[.D481]*[Datos.$C$14])">
            <text:p/>
          </table:table-cell>
          <table:table-cell table:style-name="ce55"/>
          <table:table-cell table:style-name="ce60" table:formula="of:=IF([.$C482]&gt;[Datos.$C$4]*12+[Datos.$C$5];&quot;&quot;;[.H481]-[.I482])">
            <text:p/>
          </table:table-cell>
          <table:table-cell table:style-name="ce60" table:formula="of:=IF([.$C482]&gt;[Datos.$C$4]*12+[Datos.$C$5];&quot;&quot;;[Datos.$C$11]-[.J482])">
            <text:p/>
          </table:table-cell>
          <table:table-cell table:style-name="ce69" table:formula="of:=IF([.$C482]&gt;[Datos.$C$4]*12+[Datos.$C$5];&quot;&quot;;[.H481]*[Datos.$C$15])">
            <text:p/>
          </table:table-cell>
          <table:table-cell table:formula="of:=IF([.$C4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2]+1" office:value-type="float" office:value="479">
            <text:p>479</text:p>
          </table:table-cell>
          <table:table-cell table:style-name="ce60" table:formula="of:=IF([.$C483]&gt;[Datos.$C$4]*12+[Datos.$C$5];&quot;&quot;;[.D482]-[.E483])">
            <text:p/>
          </table:table-cell>
          <table:table-cell table:style-name="ce60" table:formula="of:=IF([.$C483]&gt;[Datos.$C$4]*12+[Datos.$C$5];&quot;&quot;;[Datos.$C$9]-[.F483])">
            <text:p/>
          </table:table-cell>
          <table:table-cell table:style-name="ce60" table:formula="of:=IF([.$C483]&gt;[Datos.$C$4]*12+[Datos.$C$5];&quot;&quot;;[.D482]*[Datos.$C$14])">
            <text:p/>
          </table:table-cell>
          <table:table-cell table:style-name="ce55"/>
          <table:table-cell table:style-name="ce60" table:formula="of:=IF([.$C483]&gt;[Datos.$C$4]*12+[Datos.$C$5];&quot;&quot;;[.H482]-[.I483])">
            <text:p/>
          </table:table-cell>
          <table:table-cell table:style-name="ce60" table:formula="of:=IF([.$C483]&gt;[Datos.$C$4]*12+[Datos.$C$5];&quot;&quot;;[Datos.$C$11]-[.J483])">
            <text:p/>
          </table:table-cell>
          <table:table-cell table:style-name="ce69" table:formula="of:=IF([.$C483]&gt;[Datos.$C$4]*12+[Datos.$C$5];&quot;&quot;;[.H482]*[Datos.$C$15])">
            <text:p/>
          </table:table-cell>
          <table:table-cell table:formula="of:=IF([.$C4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72]+1" office:value-type="float" office:value="40">
            <text:p>40</text:p>
          </table:table-cell>
          <table:table-cell table:style-name="ce54" table:formula="of:=[.C483]+1" office:value-type="float" office:value="480">
            <text:p>480</text:p>
          </table:table-cell>
          <table:table-cell table:style-name="ce59" table:formula="of:=IF([.$C484]&gt;[Datos.$C$4]*12+[Datos.$C$5];&quot;&quot;;[.D483]-[.E484])">
            <text:p/>
          </table:table-cell>
          <table:table-cell table:style-name="ce59" table:formula="of:=IF([.$C484]&gt;[Datos.$C$4]*12+[Datos.$C$5];&quot;&quot;;[Datos.$C$9]-[.F484])">
            <text:p/>
          </table:table-cell>
          <table:table-cell table:style-name="ce59" table:formula="of:=IF([.$C484]&gt;[Datos.$C$4]*12+[Datos.$C$5];&quot;&quot;;[.D483]*[Datos.$C$14])">
            <text:p/>
          </table:table-cell>
          <table:table-cell table:style-name="ce54"/>
          <table:table-cell table:style-name="ce59" table:formula="of:=IF([.$C484]&gt;[Datos.$C$4]*12+[Datos.$C$5];&quot;&quot;;[.H483]-[.I484])">
            <text:p/>
          </table:table-cell>
          <table:table-cell table:style-name="ce59" table:formula="of:=IF([.$C484]&gt;[Datos.$C$4]*12+[Datos.$C$5];&quot;&quot;;[Datos.$C$11]-[.J484])">
            <text:p/>
          </table:table-cell>
          <table:table-cell table:style-name="ce70" table:formula="of:=IF([.$C484]&gt;[Datos.$C$4]*12+[Datos.$C$5];&quot;&quot;;[.H483]*[Datos.$C$15])">
            <text:p/>
          </table:table-cell>
          <table:table-cell table:formula="of:=IF([.$C4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4]+1" office:value-type="float" office:value="481">
            <text:p>481</text:p>
          </table:table-cell>
          <table:table-cell table:style-name="ce60" table:formula="of:=IF([.$C485]&gt;[Datos.$C$4]*12+[Datos.$C$5];&quot;&quot;;[.D484]-[.E485])">
            <text:p/>
          </table:table-cell>
          <table:table-cell table:style-name="ce60" table:formula="of:=IF([.$C485]&gt;[Datos.$C$4]*12+[Datos.$C$5];&quot;&quot;;[Datos.$C$9]-[.F485])">
            <text:p/>
          </table:table-cell>
          <table:table-cell table:style-name="ce60" table:formula="of:=IF([.$C485]&gt;[Datos.$C$4]*12+[Datos.$C$5];&quot;&quot;;[.D484]*[Datos.$C$14])">
            <text:p/>
          </table:table-cell>
          <table:table-cell table:style-name="ce55"/>
          <table:table-cell table:style-name="ce60" table:formula="of:=IF([.$C485]&gt;[Datos.$C$4]*12+[Datos.$C$5];&quot;&quot;;[.H484]-[.I485])">
            <text:p/>
          </table:table-cell>
          <table:table-cell table:style-name="ce60" table:formula="of:=IF([.$C485]&gt;[Datos.$C$4]*12+[Datos.$C$5];&quot;&quot;;[Datos.$C$11]-[.J485])">
            <text:p/>
          </table:table-cell>
          <table:table-cell table:style-name="ce69" table:formula="of:=IF([.$C485]&gt;[Datos.$C$4]*12+[Datos.$C$5];&quot;&quot;;[.H484]*[Datos.$C$15])">
            <text:p/>
          </table:table-cell>
          <table:table-cell table:formula="of:=IF([.$C4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5]+1" office:value-type="float" office:value="482">
            <text:p>482</text:p>
          </table:table-cell>
          <table:table-cell table:style-name="ce60" table:formula="of:=IF([.$C486]&gt;[Datos.$C$4]*12+[Datos.$C$5];&quot;&quot;;[.D485]-[.E486])">
            <text:p/>
          </table:table-cell>
          <table:table-cell table:style-name="ce60" table:formula="of:=IF([.$C486]&gt;[Datos.$C$4]*12+[Datos.$C$5];&quot;&quot;;[Datos.$C$9]-[.F486])">
            <text:p/>
          </table:table-cell>
          <table:table-cell table:style-name="ce60" table:formula="of:=IF([.$C486]&gt;[Datos.$C$4]*12+[Datos.$C$5];&quot;&quot;;[.D485]*[Datos.$C$14])">
            <text:p/>
          </table:table-cell>
          <table:table-cell table:style-name="ce55"/>
          <table:table-cell table:style-name="ce60" table:formula="of:=IF([.$C486]&gt;[Datos.$C$4]*12+[Datos.$C$5];&quot;&quot;;[.H485]-[.I486])">
            <text:p/>
          </table:table-cell>
          <table:table-cell table:style-name="ce60" table:formula="of:=IF([.$C486]&gt;[Datos.$C$4]*12+[Datos.$C$5];&quot;&quot;;[Datos.$C$11]-[.J486])">
            <text:p/>
          </table:table-cell>
          <table:table-cell table:style-name="ce69" table:formula="of:=IF([.$C486]&gt;[Datos.$C$4]*12+[Datos.$C$5];&quot;&quot;;[.H485]*[Datos.$C$15])">
            <text:p/>
          </table:table-cell>
          <table:table-cell table:formula="of:=IF([.$C4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6]+1" office:value-type="float" office:value="483">
            <text:p>483</text:p>
          </table:table-cell>
          <table:table-cell table:style-name="ce60" table:formula="of:=IF([.$C487]&gt;[Datos.$C$4]*12+[Datos.$C$5];&quot;&quot;;[.D486]-[.E487])">
            <text:p/>
          </table:table-cell>
          <table:table-cell table:style-name="ce60" table:formula="of:=IF([.$C487]&gt;[Datos.$C$4]*12+[Datos.$C$5];&quot;&quot;;[Datos.$C$9]-[.F487])">
            <text:p/>
          </table:table-cell>
          <table:table-cell table:style-name="ce60" table:formula="of:=IF([.$C487]&gt;[Datos.$C$4]*12+[Datos.$C$5];&quot;&quot;;[.D486]*[Datos.$C$14])">
            <text:p/>
          </table:table-cell>
          <table:table-cell table:style-name="ce55"/>
          <table:table-cell table:style-name="ce60" table:formula="of:=IF([.$C487]&gt;[Datos.$C$4]*12+[Datos.$C$5];&quot;&quot;;[.H486]-[.I487])">
            <text:p/>
          </table:table-cell>
          <table:table-cell table:style-name="ce60" table:formula="of:=IF([.$C487]&gt;[Datos.$C$4]*12+[Datos.$C$5];&quot;&quot;;[Datos.$C$11]-[.J487])">
            <text:p/>
          </table:table-cell>
          <table:table-cell table:style-name="ce69" table:formula="of:=IF([.$C487]&gt;[Datos.$C$4]*12+[Datos.$C$5];&quot;&quot;;[.H486]*[Datos.$C$15])">
            <text:p/>
          </table:table-cell>
          <table:table-cell table:formula="of:=IF([.$C4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7]+1" office:value-type="float" office:value="484">
            <text:p>484</text:p>
          </table:table-cell>
          <table:table-cell table:style-name="ce60" table:formula="of:=IF([.$C488]&gt;[Datos.$C$4]*12+[Datos.$C$5];&quot;&quot;;[.D487]-[.E488])">
            <text:p/>
          </table:table-cell>
          <table:table-cell table:style-name="ce60" table:formula="of:=IF([.$C488]&gt;[Datos.$C$4]*12+[Datos.$C$5];&quot;&quot;;[Datos.$C$9]-[.F488])">
            <text:p/>
          </table:table-cell>
          <table:table-cell table:style-name="ce60" table:formula="of:=IF([.$C488]&gt;[Datos.$C$4]*12+[Datos.$C$5];&quot;&quot;;[.D487]*[Datos.$C$14])">
            <text:p/>
          </table:table-cell>
          <table:table-cell table:style-name="ce55"/>
          <table:table-cell table:style-name="ce60" table:formula="of:=IF([.$C488]&gt;[Datos.$C$4]*12+[Datos.$C$5];&quot;&quot;;[.H487]-[.I488])">
            <text:p/>
          </table:table-cell>
          <table:table-cell table:style-name="ce60" table:formula="of:=IF([.$C488]&gt;[Datos.$C$4]*12+[Datos.$C$5];&quot;&quot;;[Datos.$C$11]-[.J488])">
            <text:p/>
          </table:table-cell>
          <table:table-cell table:style-name="ce69" table:formula="of:=IF([.$C488]&gt;[Datos.$C$4]*12+[Datos.$C$5];&quot;&quot;;[.H487]*[Datos.$C$15])">
            <text:p/>
          </table:table-cell>
          <table:table-cell table:formula="of:=IF([.$C4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8]+1" office:value-type="float" office:value="485">
            <text:p>485</text:p>
          </table:table-cell>
          <table:table-cell table:style-name="ce60" table:formula="of:=IF([.$C489]&gt;[Datos.$C$4]*12+[Datos.$C$5];&quot;&quot;;[.D488]-[.E489])">
            <text:p/>
          </table:table-cell>
          <table:table-cell table:style-name="ce60" table:formula="of:=IF([.$C489]&gt;[Datos.$C$4]*12+[Datos.$C$5];&quot;&quot;;[Datos.$C$9]-[.F489])">
            <text:p/>
          </table:table-cell>
          <table:table-cell table:style-name="ce60" table:formula="of:=IF([.$C489]&gt;[Datos.$C$4]*12+[Datos.$C$5];&quot;&quot;;[.D488]*[Datos.$C$14])">
            <text:p/>
          </table:table-cell>
          <table:table-cell table:style-name="ce55"/>
          <table:table-cell table:style-name="ce60" table:formula="of:=IF([.$C489]&gt;[Datos.$C$4]*12+[Datos.$C$5];&quot;&quot;;[.H488]-[.I489])">
            <text:p/>
          </table:table-cell>
          <table:table-cell table:style-name="ce60" table:formula="of:=IF([.$C489]&gt;[Datos.$C$4]*12+[Datos.$C$5];&quot;&quot;;[Datos.$C$11]-[.J489])">
            <text:p/>
          </table:table-cell>
          <table:table-cell table:style-name="ce69" table:formula="of:=IF([.$C489]&gt;[Datos.$C$4]*12+[Datos.$C$5];&quot;&quot;;[.H488]*[Datos.$C$15])">
            <text:p/>
          </table:table-cell>
          <table:table-cell table:formula="of:=IF([.$C4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89]+1" office:value-type="float" office:value="486">
            <text:p>486</text:p>
          </table:table-cell>
          <table:table-cell table:style-name="ce60" table:formula="of:=IF([.$C490]&gt;[Datos.$C$4]*12+[Datos.$C$5];&quot;&quot;;[.D489]-[.E490])">
            <text:p/>
          </table:table-cell>
          <table:table-cell table:style-name="ce60" table:formula="of:=IF([.$C490]&gt;[Datos.$C$4]*12+[Datos.$C$5];&quot;&quot;;[Datos.$C$9]-[.F490])">
            <text:p/>
          </table:table-cell>
          <table:table-cell table:style-name="ce60" table:formula="of:=IF([.$C490]&gt;[Datos.$C$4]*12+[Datos.$C$5];&quot;&quot;;[.D489]*[Datos.$C$14])">
            <text:p/>
          </table:table-cell>
          <table:table-cell table:style-name="ce55"/>
          <table:table-cell table:style-name="ce60" table:formula="of:=IF([.$C490]&gt;[Datos.$C$4]*12+[Datos.$C$5];&quot;&quot;;[.H489]-[.I490])">
            <text:p/>
          </table:table-cell>
          <table:table-cell table:style-name="ce60" table:formula="of:=IF([.$C490]&gt;[Datos.$C$4]*12+[Datos.$C$5];&quot;&quot;;[Datos.$C$11]-[.J490])">
            <text:p/>
          </table:table-cell>
          <table:table-cell table:style-name="ce69" table:formula="of:=IF([.$C490]&gt;[Datos.$C$4]*12+[Datos.$C$5];&quot;&quot;;[.H489]*[Datos.$C$15])">
            <text:p/>
          </table:table-cell>
          <table:table-cell table:formula="of:=IF([.$C4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0]+1" office:value-type="float" office:value="487">
            <text:p>487</text:p>
          </table:table-cell>
          <table:table-cell table:style-name="ce60" table:formula="of:=IF([.$C491]&gt;[Datos.$C$4]*12+[Datos.$C$5];&quot;&quot;;[.D490]-[.E491])">
            <text:p/>
          </table:table-cell>
          <table:table-cell table:style-name="ce60" table:formula="of:=IF([.$C491]&gt;[Datos.$C$4]*12+[Datos.$C$5];&quot;&quot;;[Datos.$C$9]-[.F491])">
            <text:p/>
          </table:table-cell>
          <table:table-cell table:style-name="ce60" table:formula="of:=IF([.$C491]&gt;[Datos.$C$4]*12+[Datos.$C$5];&quot;&quot;;[.D490]*[Datos.$C$14])">
            <text:p/>
          </table:table-cell>
          <table:table-cell table:style-name="ce55"/>
          <table:table-cell table:style-name="ce60" table:formula="of:=IF([.$C491]&gt;[Datos.$C$4]*12+[Datos.$C$5];&quot;&quot;;[.H490]-[.I491])">
            <text:p/>
          </table:table-cell>
          <table:table-cell table:style-name="ce60" table:formula="of:=IF([.$C491]&gt;[Datos.$C$4]*12+[Datos.$C$5];&quot;&quot;;[Datos.$C$11]-[.J491])">
            <text:p/>
          </table:table-cell>
          <table:table-cell table:style-name="ce69" table:formula="of:=IF([.$C491]&gt;[Datos.$C$4]*12+[Datos.$C$5];&quot;&quot;;[.H490]*[Datos.$C$15])">
            <text:p/>
          </table:table-cell>
          <table:table-cell table:formula="of:=IF([.$C4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1]+1" office:value-type="float" office:value="488">
            <text:p>488</text:p>
          </table:table-cell>
          <table:table-cell table:style-name="ce60" table:formula="of:=IF([.$C492]&gt;[Datos.$C$4]*12+[Datos.$C$5];&quot;&quot;;[.D491]-[.E492])">
            <text:p/>
          </table:table-cell>
          <table:table-cell table:style-name="ce60" table:formula="of:=IF([.$C492]&gt;[Datos.$C$4]*12+[Datos.$C$5];&quot;&quot;;[Datos.$C$9]-[.F492])">
            <text:p/>
          </table:table-cell>
          <table:table-cell table:style-name="ce60" table:formula="of:=IF([.$C492]&gt;[Datos.$C$4]*12+[Datos.$C$5];&quot;&quot;;[.D491]*[Datos.$C$14])">
            <text:p/>
          </table:table-cell>
          <table:table-cell table:style-name="ce55"/>
          <table:table-cell table:style-name="ce60" table:formula="of:=IF([.$C492]&gt;[Datos.$C$4]*12+[Datos.$C$5];&quot;&quot;;[.H491]-[.I492])">
            <text:p/>
          </table:table-cell>
          <table:table-cell table:style-name="ce60" table:formula="of:=IF([.$C492]&gt;[Datos.$C$4]*12+[Datos.$C$5];&quot;&quot;;[Datos.$C$11]-[.J492])">
            <text:p/>
          </table:table-cell>
          <table:table-cell table:style-name="ce69" table:formula="of:=IF([.$C492]&gt;[Datos.$C$4]*12+[Datos.$C$5];&quot;&quot;;[.H491]*[Datos.$C$15])">
            <text:p/>
          </table:table-cell>
          <table:table-cell table:formula="of:=IF([.$C4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2]+1" office:value-type="float" office:value="489">
            <text:p>489</text:p>
          </table:table-cell>
          <table:table-cell table:style-name="ce60" table:formula="of:=IF([.$C493]&gt;[Datos.$C$4]*12+[Datos.$C$5];&quot;&quot;;[.D492]-[.E493])">
            <text:p/>
          </table:table-cell>
          <table:table-cell table:style-name="ce60" table:formula="of:=IF([.$C493]&gt;[Datos.$C$4]*12+[Datos.$C$5];&quot;&quot;;[Datos.$C$9]-[.F493])">
            <text:p/>
          </table:table-cell>
          <table:table-cell table:style-name="ce60" table:formula="of:=IF([.$C493]&gt;[Datos.$C$4]*12+[Datos.$C$5];&quot;&quot;;[.D492]*[Datos.$C$14])">
            <text:p/>
          </table:table-cell>
          <table:table-cell table:style-name="ce55"/>
          <table:table-cell table:style-name="ce60" table:formula="of:=IF([.$C493]&gt;[Datos.$C$4]*12+[Datos.$C$5];&quot;&quot;;[.H492]-[.I493])">
            <text:p/>
          </table:table-cell>
          <table:table-cell table:style-name="ce60" table:formula="of:=IF([.$C493]&gt;[Datos.$C$4]*12+[Datos.$C$5];&quot;&quot;;[Datos.$C$11]-[.J493])">
            <text:p/>
          </table:table-cell>
          <table:table-cell table:style-name="ce69" table:formula="of:=IF([.$C493]&gt;[Datos.$C$4]*12+[Datos.$C$5];&quot;&quot;;[.H492]*[Datos.$C$15])">
            <text:p/>
          </table:table-cell>
          <table:table-cell table:formula="of:=IF([.$C4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3]+1" office:value-type="float" office:value="490">
            <text:p>490</text:p>
          </table:table-cell>
          <table:table-cell table:style-name="ce60" table:formula="of:=IF([.$C494]&gt;[Datos.$C$4]*12+[Datos.$C$5];&quot;&quot;;[.D493]-[.E494])">
            <text:p/>
          </table:table-cell>
          <table:table-cell table:style-name="ce60" table:formula="of:=IF([.$C494]&gt;[Datos.$C$4]*12+[Datos.$C$5];&quot;&quot;;[Datos.$C$9]-[.F494])">
            <text:p/>
          </table:table-cell>
          <table:table-cell table:style-name="ce60" table:formula="of:=IF([.$C494]&gt;[Datos.$C$4]*12+[Datos.$C$5];&quot;&quot;;[.D493]*[Datos.$C$14])">
            <text:p/>
          </table:table-cell>
          <table:table-cell table:style-name="ce55"/>
          <table:table-cell table:style-name="ce60" table:formula="of:=IF([.$C494]&gt;[Datos.$C$4]*12+[Datos.$C$5];&quot;&quot;;[.H493]-[.I494])">
            <text:p/>
          </table:table-cell>
          <table:table-cell table:style-name="ce60" table:formula="of:=IF([.$C494]&gt;[Datos.$C$4]*12+[Datos.$C$5];&quot;&quot;;[Datos.$C$11]-[.J494])">
            <text:p/>
          </table:table-cell>
          <table:table-cell table:style-name="ce69" table:formula="of:=IF([.$C494]&gt;[Datos.$C$4]*12+[Datos.$C$5];&quot;&quot;;[.H493]*[Datos.$C$15])">
            <text:p/>
          </table:table-cell>
          <table:table-cell table:formula="of:=IF([.$C4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4]+1" office:value-type="float" office:value="491">
            <text:p>491</text:p>
          </table:table-cell>
          <table:table-cell table:style-name="ce60" table:formula="of:=IF([.$C495]&gt;[Datos.$C$4]*12+[Datos.$C$5];&quot;&quot;;[.D494]-[.E495])">
            <text:p/>
          </table:table-cell>
          <table:table-cell table:style-name="ce60" table:formula="of:=IF([.$C495]&gt;[Datos.$C$4]*12+[Datos.$C$5];&quot;&quot;;[Datos.$C$9]-[.F495])">
            <text:p/>
          </table:table-cell>
          <table:table-cell table:style-name="ce60" table:formula="of:=IF([.$C495]&gt;[Datos.$C$4]*12+[Datos.$C$5];&quot;&quot;;[.D494]*[Datos.$C$14])">
            <text:p/>
          </table:table-cell>
          <table:table-cell table:style-name="ce55"/>
          <table:table-cell table:style-name="ce60" table:formula="of:=IF([.$C495]&gt;[Datos.$C$4]*12+[Datos.$C$5];&quot;&quot;;[.H494]-[.I495])">
            <text:p/>
          </table:table-cell>
          <table:table-cell table:style-name="ce60" table:formula="of:=IF([.$C495]&gt;[Datos.$C$4]*12+[Datos.$C$5];&quot;&quot;;[Datos.$C$11]-[.J495])">
            <text:p/>
          </table:table-cell>
          <table:table-cell table:style-name="ce69" table:formula="of:=IF([.$C495]&gt;[Datos.$C$4]*12+[Datos.$C$5];&quot;&quot;;[.H494]*[Datos.$C$15])">
            <text:p/>
          </table:table-cell>
          <table:table-cell table:formula="of:=IF([.$C4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84]+1" office:value-type="float" office:value="41">
            <text:p>41</text:p>
          </table:table-cell>
          <table:table-cell table:style-name="ce54" table:formula="of:=[.C495]+1" office:value-type="float" office:value="492">
            <text:p>492</text:p>
          </table:table-cell>
          <table:table-cell table:style-name="ce59" table:formula="of:=IF([.$C496]&gt;[Datos.$C$4]*12+[Datos.$C$5];&quot;&quot;;[.D495]-[.E496])">
            <text:p/>
          </table:table-cell>
          <table:table-cell table:style-name="ce59" table:formula="of:=IF([.$C496]&gt;[Datos.$C$4]*12+[Datos.$C$5];&quot;&quot;;[Datos.$C$9]-[.F496])">
            <text:p/>
          </table:table-cell>
          <table:table-cell table:style-name="ce59" table:formula="of:=IF([.$C496]&gt;[Datos.$C$4]*12+[Datos.$C$5];&quot;&quot;;[.D495]*[Datos.$C$14])">
            <text:p/>
          </table:table-cell>
          <table:table-cell table:style-name="ce54"/>
          <table:table-cell table:style-name="ce59" table:formula="of:=IF([.$C496]&gt;[Datos.$C$4]*12+[Datos.$C$5];&quot;&quot;;[.H495]-[.I496])">
            <text:p/>
          </table:table-cell>
          <table:table-cell table:style-name="ce59" table:formula="of:=IF([.$C496]&gt;[Datos.$C$4]*12+[Datos.$C$5];&quot;&quot;;[Datos.$C$11]-[.J496])">
            <text:p/>
          </table:table-cell>
          <table:table-cell table:style-name="ce70" table:formula="of:=IF([.$C496]&gt;[Datos.$C$4]*12+[Datos.$C$5];&quot;&quot;;[.H495]*[Datos.$C$15])">
            <text:p/>
          </table:table-cell>
          <table:table-cell table:formula="of:=IF([.$C4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6]+1" office:value-type="float" office:value="493">
            <text:p>493</text:p>
          </table:table-cell>
          <table:table-cell table:style-name="ce60" table:formula="of:=IF([.$C497]&gt;[Datos.$C$4]*12+[Datos.$C$5];&quot;&quot;;[.D496]-[.E497])">
            <text:p/>
          </table:table-cell>
          <table:table-cell table:style-name="ce60" table:formula="of:=IF([.$C497]&gt;[Datos.$C$4]*12+[Datos.$C$5];&quot;&quot;;[Datos.$C$9]-[.F497])">
            <text:p/>
          </table:table-cell>
          <table:table-cell table:style-name="ce60" table:formula="of:=IF([.$C497]&gt;[Datos.$C$4]*12+[Datos.$C$5];&quot;&quot;;[.D496]*[Datos.$C$14])">
            <text:p/>
          </table:table-cell>
          <table:table-cell table:style-name="ce55"/>
          <table:table-cell table:style-name="ce60" table:formula="of:=IF([.$C497]&gt;[Datos.$C$4]*12+[Datos.$C$5];&quot;&quot;;[.H496]-[.I497])">
            <text:p/>
          </table:table-cell>
          <table:table-cell table:style-name="ce60" table:formula="of:=IF([.$C497]&gt;[Datos.$C$4]*12+[Datos.$C$5];&quot;&quot;;[Datos.$C$11]-[.J497])">
            <text:p/>
          </table:table-cell>
          <table:table-cell table:style-name="ce69" table:formula="of:=IF([.$C497]&gt;[Datos.$C$4]*12+[Datos.$C$5];&quot;&quot;;[.H496]*[Datos.$C$15])">
            <text:p/>
          </table:table-cell>
          <table:table-cell table:formula="of:=IF([.$C4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7]+1" office:value-type="float" office:value="494">
            <text:p>494</text:p>
          </table:table-cell>
          <table:table-cell table:style-name="ce60" table:formula="of:=IF([.$C498]&gt;[Datos.$C$4]*12+[Datos.$C$5];&quot;&quot;;[.D497]-[.E498])">
            <text:p/>
          </table:table-cell>
          <table:table-cell table:style-name="ce60" table:formula="of:=IF([.$C498]&gt;[Datos.$C$4]*12+[Datos.$C$5];&quot;&quot;;[Datos.$C$9]-[.F498])">
            <text:p/>
          </table:table-cell>
          <table:table-cell table:style-name="ce60" table:formula="of:=IF([.$C498]&gt;[Datos.$C$4]*12+[Datos.$C$5];&quot;&quot;;[.D497]*[Datos.$C$14])">
            <text:p/>
          </table:table-cell>
          <table:table-cell table:style-name="ce55"/>
          <table:table-cell table:style-name="ce60" table:formula="of:=IF([.$C498]&gt;[Datos.$C$4]*12+[Datos.$C$5];&quot;&quot;;[.H497]-[.I498])">
            <text:p/>
          </table:table-cell>
          <table:table-cell table:style-name="ce60" table:formula="of:=IF([.$C498]&gt;[Datos.$C$4]*12+[Datos.$C$5];&quot;&quot;;[Datos.$C$11]-[.J498])">
            <text:p/>
          </table:table-cell>
          <table:table-cell table:style-name="ce69" table:formula="of:=IF([.$C498]&gt;[Datos.$C$4]*12+[Datos.$C$5];&quot;&quot;;[.H497]*[Datos.$C$15])">
            <text:p/>
          </table:table-cell>
          <table:table-cell table:formula="of:=IF([.$C4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8]+1" office:value-type="float" office:value="495">
            <text:p>495</text:p>
          </table:table-cell>
          <table:table-cell table:style-name="ce60" table:formula="of:=IF([.$C499]&gt;[Datos.$C$4]*12+[Datos.$C$5];&quot;&quot;;[.D498]-[.E499])">
            <text:p/>
          </table:table-cell>
          <table:table-cell table:style-name="ce60" table:formula="of:=IF([.$C499]&gt;[Datos.$C$4]*12+[Datos.$C$5];&quot;&quot;;[Datos.$C$9]-[.F499])">
            <text:p/>
          </table:table-cell>
          <table:table-cell table:style-name="ce60" table:formula="of:=IF([.$C499]&gt;[Datos.$C$4]*12+[Datos.$C$5];&quot;&quot;;[.D498]*[Datos.$C$14])">
            <text:p/>
          </table:table-cell>
          <table:table-cell table:style-name="ce55"/>
          <table:table-cell table:style-name="ce60" table:formula="of:=IF([.$C499]&gt;[Datos.$C$4]*12+[Datos.$C$5];&quot;&quot;;[.H498]-[.I499])">
            <text:p/>
          </table:table-cell>
          <table:table-cell table:style-name="ce60" table:formula="of:=IF([.$C499]&gt;[Datos.$C$4]*12+[Datos.$C$5];&quot;&quot;;[Datos.$C$11]-[.J499])">
            <text:p/>
          </table:table-cell>
          <table:table-cell table:style-name="ce69" table:formula="of:=IF([.$C499]&gt;[Datos.$C$4]*12+[Datos.$C$5];&quot;&quot;;[.H498]*[Datos.$C$15])">
            <text:p/>
          </table:table-cell>
          <table:table-cell table:formula="of:=IF([.$C4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499]+1" office:value-type="float" office:value="496">
            <text:p>496</text:p>
          </table:table-cell>
          <table:table-cell table:style-name="ce60" table:formula="of:=IF([.$C500]&gt;[Datos.$C$4]*12+[Datos.$C$5];&quot;&quot;;[.D499]-[.E500])">
            <text:p/>
          </table:table-cell>
          <table:table-cell table:style-name="ce60" table:formula="of:=IF([.$C500]&gt;[Datos.$C$4]*12+[Datos.$C$5];&quot;&quot;;[Datos.$C$9]-[.F500])">
            <text:p/>
          </table:table-cell>
          <table:table-cell table:style-name="ce60" table:formula="of:=IF([.$C500]&gt;[Datos.$C$4]*12+[Datos.$C$5];&quot;&quot;;[.D499]*[Datos.$C$14])">
            <text:p/>
          </table:table-cell>
          <table:table-cell table:style-name="ce55"/>
          <table:table-cell table:style-name="ce60" table:formula="of:=IF([.$C500]&gt;[Datos.$C$4]*12+[Datos.$C$5];&quot;&quot;;[.H499]-[.I500])">
            <text:p/>
          </table:table-cell>
          <table:table-cell table:style-name="ce60" table:formula="of:=IF([.$C500]&gt;[Datos.$C$4]*12+[Datos.$C$5];&quot;&quot;;[Datos.$C$11]-[.J500])">
            <text:p/>
          </table:table-cell>
          <table:table-cell table:style-name="ce69" table:formula="of:=IF([.$C500]&gt;[Datos.$C$4]*12+[Datos.$C$5];&quot;&quot;;[.H499]*[Datos.$C$15])">
            <text:p/>
          </table:table-cell>
          <table:table-cell table:formula="of:=IF([.$C5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0]+1" office:value-type="float" office:value="497">
            <text:p>497</text:p>
          </table:table-cell>
          <table:table-cell table:style-name="ce60" table:formula="of:=IF([.$C501]&gt;[Datos.$C$4]*12+[Datos.$C$5];&quot;&quot;;[.D500]-[.E501])">
            <text:p/>
          </table:table-cell>
          <table:table-cell table:style-name="ce60" table:formula="of:=IF([.$C501]&gt;[Datos.$C$4]*12+[Datos.$C$5];&quot;&quot;;[Datos.$C$9]-[.F501])">
            <text:p/>
          </table:table-cell>
          <table:table-cell table:style-name="ce60" table:formula="of:=IF([.$C501]&gt;[Datos.$C$4]*12+[Datos.$C$5];&quot;&quot;;[.D500]*[Datos.$C$14])">
            <text:p/>
          </table:table-cell>
          <table:table-cell table:style-name="ce55"/>
          <table:table-cell table:style-name="ce60" table:formula="of:=IF([.$C501]&gt;[Datos.$C$4]*12+[Datos.$C$5];&quot;&quot;;[.H500]-[.I501])">
            <text:p/>
          </table:table-cell>
          <table:table-cell table:style-name="ce60" table:formula="of:=IF([.$C501]&gt;[Datos.$C$4]*12+[Datos.$C$5];&quot;&quot;;[Datos.$C$11]-[.J501])">
            <text:p/>
          </table:table-cell>
          <table:table-cell table:style-name="ce69" table:formula="of:=IF([.$C501]&gt;[Datos.$C$4]*12+[Datos.$C$5];&quot;&quot;;[.H500]*[Datos.$C$15])">
            <text:p/>
          </table:table-cell>
          <table:table-cell table:formula="of:=IF([.$C5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1]+1" office:value-type="float" office:value="498">
            <text:p>498</text:p>
          </table:table-cell>
          <table:table-cell table:style-name="ce60" table:formula="of:=IF([.$C502]&gt;[Datos.$C$4]*12+[Datos.$C$5];&quot;&quot;;[.D501]-[.E502])">
            <text:p/>
          </table:table-cell>
          <table:table-cell table:style-name="ce60" table:formula="of:=IF([.$C502]&gt;[Datos.$C$4]*12+[Datos.$C$5];&quot;&quot;;[Datos.$C$9]-[.F502])">
            <text:p/>
          </table:table-cell>
          <table:table-cell table:style-name="ce60" table:formula="of:=IF([.$C502]&gt;[Datos.$C$4]*12+[Datos.$C$5];&quot;&quot;;[.D501]*[Datos.$C$14])">
            <text:p/>
          </table:table-cell>
          <table:table-cell table:style-name="ce55"/>
          <table:table-cell table:style-name="ce60" table:formula="of:=IF([.$C502]&gt;[Datos.$C$4]*12+[Datos.$C$5];&quot;&quot;;[.H501]-[.I502])">
            <text:p/>
          </table:table-cell>
          <table:table-cell table:style-name="ce60" table:formula="of:=IF([.$C502]&gt;[Datos.$C$4]*12+[Datos.$C$5];&quot;&quot;;[Datos.$C$11]-[.J502])">
            <text:p/>
          </table:table-cell>
          <table:table-cell table:style-name="ce69" table:formula="of:=IF([.$C502]&gt;[Datos.$C$4]*12+[Datos.$C$5];&quot;&quot;;[.H501]*[Datos.$C$15])">
            <text:p/>
          </table:table-cell>
          <table:table-cell table:formula="of:=IF([.$C5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2]+1" office:value-type="float" office:value="499">
            <text:p>499</text:p>
          </table:table-cell>
          <table:table-cell table:style-name="ce60" table:formula="of:=IF([.$C503]&gt;[Datos.$C$4]*12+[Datos.$C$5];&quot;&quot;;[.D502]-[.E503])">
            <text:p/>
          </table:table-cell>
          <table:table-cell table:style-name="ce60" table:formula="of:=IF([.$C503]&gt;[Datos.$C$4]*12+[Datos.$C$5];&quot;&quot;;[Datos.$C$9]-[.F503])">
            <text:p/>
          </table:table-cell>
          <table:table-cell table:style-name="ce60" table:formula="of:=IF([.$C503]&gt;[Datos.$C$4]*12+[Datos.$C$5];&quot;&quot;;[.D502]*[Datos.$C$14])">
            <text:p/>
          </table:table-cell>
          <table:table-cell table:style-name="ce55"/>
          <table:table-cell table:style-name="ce60" table:formula="of:=IF([.$C503]&gt;[Datos.$C$4]*12+[Datos.$C$5];&quot;&quot;;[.H502]-[.I503])">
            <text:p/>
          </table:table-cell>
          <table:table-cell table:style-name="ce60" table:formula="of:=IF([.$C503]&gt;[Datos.$C$4]*12+[Datos.$C$5];&quot;&quot;;[Datos.$C$11]-[.J503])">
            <text:p/>
          </table:table-cell>
          <table:table-cell table:style-name="ce69" table:formula="of:=IF([.$C503]&gt;[Datos.$C$4]*12+[Datos.$C$5];&quot;&quot;;[.H502]*[Datos.$C$15])">
            <text:p/>
          </table:table-cell>
          <table:table-cell table:formula="of:=IF([.$C5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3]+1" office:value-type="float" office:value="500">
            <text:p>500</text:p>
          </table:table-cell>
          <table:table-cell table:style-name="ce60" table:formula="of:=IF([.$C504]&gt;[Datos.$C$4]*12+[Datos.$C$5];&quot;&quot;;[.D503]-[.E504])">
            <text:p/>
          </table:table-cell>
          <table:table-cell table:style-name="ce60" table:formula="of:=IF([.$C504]&gt;[Datos.$C$4]*12+[Datos.$C$5];&quot;&quot;;[Datos.$C$9]-[.F504])">
            <text:p/>
          </table:table-cell>
          <table:table-cell table:style-name="ce60" table:formula="of:=IF([.$C504]&gt;[Datos.$C$4]*12+[Datos.$C$5];&quot;&quot;;[.D503]*[Datos.$C$14])">
            <text:p/>
          </table:table-cell>
          <table:table-cell table:style-name="ce55"/>
          <table:table-cell table:style-name="ce60" table:formula="of:=IF([.$C504]&gt;[Datos.$C$4]*12+[Datos.$C$5];&quot;&quot;;[.H503]-[.I504])">
            <text:p/>
          </table:table-cell>
          <table:table-cell table:style-name="ce60" table:formula="of:=IF([.$C504]&gt;[Datos.$C$4]*12+[Datos.$C$5];&quot;&quot;;[Datos.$C$11]-[.J504])">
            <text:p/>
          </table:table-cell>
          <table:table-cell table:style-name="ce69" table:formula="of:=IF([.$C504]&gt;[Datos.$C$4]*12+[Datos.$C$5];&quot;&quot;;[.H503]*[Datos.$C$15])">
            <text:p/>
          </table:table-cell>
          <table:table-cell table:formula="of:=IF([.$C5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4]+1" office:value-type="float" office:value="501">
            <text:p>501</text:p>
          </table:table-cell>
          <table:table-cell table:style-name="ce60" table:formula="of:=IF([.$C505]&gt;[Datos.$C$4]*12+[Datos.$C$5];&quot;&quot;;[.D504]-[.E505])">
            <text:p/>
          </table:table-cell>
          <table:table-cell table:style-name="ce60" table:formula="of:=IF([.$C505]&gt;[Datos.$C$4]*12+[Datos.$C$5];&quot;&quot;;[Datos.$C$9]-[.F505])">
            <text:p/>
          </table:table-cell>
          <table:table-cell table:style-name="ce60" table:formula="of:=IF([.$C505]&gt;[Datos.$C$4]*12+[Datos.$C$5];&quot;&quot;;[.D504]*[Datos.$C$14])">
            <text:p/>
          </table:table-cell>
          <table:table-cell table:style-name="ce55"/>
          <table:table-cell table:style-name="ce60" table:formula="of:=IF([.$C505]&gt;[Datos.$C$4]*12+[Datos.$C$5];&quot;&quot;;[.H504]-[.I505])">
            <text:p/>
          </table:table-cell>
          <table:table-cell table:style-name="ce60" table:formula="of:=IF([.$C505]&gt;[Datos.$C$4]*12+[Datos.$C$5];&quot;&quot;;[Datos.$C$11]-[.J505])">
            <text:p/>
          </table:table-cell>
          <table:table-cell table:style-name="ce69" table:formula="of:=IF([.$C505]&gt;[Datos.$C$4]*12+[Datos.$C$5];&quot;&quot;;[.H504]*[Datos.$C$15])">
            <text:p/>
          </table:table-cell>
          <table:table-cell table:formula="of:=IF([.$C50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5]+1" office:value-type="float" office:value="502">
            <text:p>502</text:p>
          </table:table-cell>
          <table:table-cell table:style-name="ce60" table:formula="of:=IF([.$C506]&gt;[Datos.$C$4]*12+[Datos.$C$5];&quot;&quot;;[.D505]-[.E506])">
            <text:p/>
          </table:table-cell>
          <table:table-cell table:style-name="ce60" table:formula="of:=IF([.$C506]&gt;[Datos.$C$4]*12+[Datos.$C$5];&quot;&quot;;[Datos.$C$9]-[.F506])">
            <text:p/>
          </table:table-cell>
          <table:table-cell table:style-name="ce60" table:formula="of:=IF([.$C506]&gt;[Datos.$C$4]*12+[Datos.$C$5];&quot;&quot;;[.D505]*[Datos.$C$14])">
            <text:p/>
          </table:table-cell>
          <table:table-cell table:style-name="ce55"/>
          <table:table-cell table:style-name="ce60" table:formula="of:=IF([.$C506]&gt;[Datos.$C$4]*12+[Datos.$C$5];&quot;&quot;;[.H505]-[.I506])">
            <text:p/>
          </table:table-cell>
          <table:table-cell table:style-name="ce60" table:formula="of:=IF([.$C506]&gt;[Datos.$C$4]*12+[Datos.$C$5];&quot;&quot;;[Datos.$C$11]-[.J506])">
            <text:p/>
          </table:table-cell>
          <table:table-cell table:style-name="ce69" table:formula="of:=IF([.$C506]&gt;[Datos.$C$4]*12+[Datos.$C$5];&quot;&quot;;[.H505]*[Datos.$C$15])">
            <text:p/>
          </table:table-cell>
          <table:table-cell table:formula="of:=IF([.$C50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6]+1" office:value-type="float" office:value="503">
            <text:p>503</text:p>
          </table:table-cell>
          <table:table-cell table:style-name="ce60" table:formula="of:=IF([.$C507]&gt;[Datos.$C$4]*12+[Datos.$C$5];&quot;&quot;;[.D506]-[.E507])">
            <text:p/>
          </table:table-cell>
          <table:table-cell table:style-name="ce60" table:formula="of:=IF([.$C507]&gt;[Datos.$C$4]*12+[Datos.$C$5];&quot;&quot;;[Datos.$C$9]-[.F507])">
            <text:p/>
          </table:table-cell>
          <table:table-cell table:style-name="ce60" table:formula="of:=IF([.$C507]&gt;[Datos.$C$4]*12+[Datos.$C$5];&quot;&quot;;[.D506]*[Datos.$C$14])">
            <text:p/>
          </table:table-cell>
          <table:table-cell table:style-name="ce55"/>
          <table:table-cell table:style-name="ce60" table:formula="of:=IF([.$C507]&gt;[Datos.$C$4]*12+[Datos.$C$5];&quot;&quot;;[.H506]-[.I507])">
            <text:p/>
          </table:table-cell>
          <table:table-cell table:style-name="ce60" table:formula="of:=IF([.$C507]&gt;[Datos.$C$4]*12+[Datos.$C$5];&quot;&quot;;[Datos.$C$11]-[.J507])">
            <text:p/>
          </table:table-cell>
          <table:table-cell table:style-name="ce69" table:formula="of:=IF([.$C507]&gt;[Datos.$C$4]*12+[Datos.$C$5];&quot;&quot;;[.H506]*[Datos.$C$15])">
            <text:p/>
          </table:table-cell>
          <table:table-cell table:formula="of:=IF([.$C50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496]+1" office:value-type="float" office:value="42">
            <text:p>42</text:p>
          </table:table-cell>
          <table:table-cell table:style-name="ce54" table:formula="of:=[.C507]+1" office:value-type="float" office:value="504">
            <text:p>504</text:p>
          </table:table-cell>
          <table:table-cell table:style-name="ce59" table:formula="of:=IF([.$C508]&gt;[Datos.$C$4]*12+[Datos.$C$5];&quot;&quot;;[.D507]-[.E508])">
            <text:p/>
          </table:table-cell>
          <table:table-cell table:style-name="ce59" table:formula="of:=IF([.$C508]&gt;[Datos.$C$4]*12+[Datos.$C$5];&quot;&quot;;[Datos.$C$9]-[.F508])">
            <text:p/>
          </table:table-cell>
          <table:table-cell table:style-name="ce59" table:formula="of:=IF([.$C508]&gt;[Datos.$C$4]*12+[Datos.$C$5];&quot;&quot;;[.D507]*[Datos.$C$14])">
            <text:p/>
          </table:table-cell>
          <table:table-cell table:style-name="ce54"/>
          <table:table-cell table:style-name="ce59" table:formula="of:=IF([.$C508]&gt;[Datos.$C$4]*12+[Datos.$C$5];&quot;&quot;;[.H507]-[.I508])">
            <text:p/>
          </table:table-cell>
          <table:table-cell table:style-name="ce59" table:formula="of:=IF([.$C508]&gt;[Datos.$C$4]*12+[Datos.$C$5];&quot;&quot;;[Datos.$C$11]-[.J508])">
            <text:p/>
          </table:table-cell>
          <table:table-cell table:style-name="ce70" table:formula="of:=IF([.$C508]&gt;[Datos.$C$4]*12+[Datos.$C$5];&quot;&quot;;[.H507]*[Datos.$C$15])">
            <text:p/>
          </table:table-cell>
          <table:table-cell table:formula="of:=IF([.$C50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8]+1" office:value-type="float" office:value="505">
            <text:p>505</text:p>
          </table:table-cell>
          <table:table-cell table:style-name="ce60" table:formula="of:=IF([.$C509]&gt;[Datos.$C$4]*12+[Datos.$C$5];&quot;&quot;;[.D508]-[.E509])">
            <text:p/>
          </table:table-cell>
          <table:table-cell table:style-name="ce60" table:formula="of:=IF([.$C509]&gt;[Datos.$C$4]*12+[Datos.$C$5];&quot;&quot;;[Datos.$C$9]-[.F509])">
            <text:p/>
          </table:table-cell>
          <table:table-cell table:style-name="ce60" table:formula="of:=IF([.$C509]&gt;[Datos.$C$4]*12+[Datos.$C$5];&quot;&quot;;[.D508]*[Datos.$C$14])">
            <text:p/>
          </table:table-cell>
          <table:table-cell table:style-name="ce55"/>
          <table:table-cell table:style-name="ce60" table:formula="of:=IF([.$C509]&gt;[Datos.$C$4]*12+[Datos.$C$5];&quot;&quot;;[.H508]-[.I509])">
            <text:p/>
          </table:table-cell>
          <table:table-cell table:style-name="ce60" table:formula="of:=IF([.$C509]&gt;[Datos.$C$4]*12+[Datos.$C$5];&quot;&quot;;[Datos.$C$11]-[.J509])">
            <text:p/>
          </table:table-cell>
          <table:table-cell table:style-name="ce69" table:formula="of:=IF([.$C509]&gt;[Datos.$C$4]*12+[Datos.$C$5];&quot;&quot;;[.H508]*[Datos.$C$15])">
            <text:p/>
          </table:table-cell>
          <table:table-cell table:formula="of:=IF([.$C50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09]+1" office:value-type="float" office:value="506">
            <text:p>506</text:p>
          </table:table-cell>
          <table:table-cell table:style-name="ce60" table:formula="of:=IF([.$C510]&gt;[Datos.$C$4]*12+[Datos.$C$5];&quot;&quot;;[.D509]-[.E510])">
            <text:p/>
          </table:table-cell>
          <table:table-cell table:style-name="ce60" table:formula="of:=IF([.$C510]&gt;[Datos.$C$4]*12+[Datos.$C$5];&quot;&quot;;[Datos.$C$9]-[.F510])">
            <text:p/>
          </table:table-cell>
          <table:table-cell table:style-name="ce60" table:formula="of:=IF([.$C510]&gt;[Datos.$C$4]*12+[Datos.$C$5];&quot;&quot;;[.D509]*[Datos.$C$14])">
            <text:p/>
          </table:table-cell>
          <table:table-cell table:style-name="ce55"/>
          <table:table-cell table:style-name="ce60" table:formula="of:=IF([.$C510]&gt;[Datos.$C$4]*12+[Datos.$C$5];&quot;&quot;;[.H509]-[.I510])">
            <text:p/>
          </table:table-cell>
          <table:table-cell table:style-name="ce60" table:formula="of:=IF([.$C510]&gt;[Datos.$C$4]*12+[Datos.$C$5];&quot;&quot;;[Datos.$C$11]-[.J510])">
            <text:p/>
          </table:table-cell>
          <table:table-cell table:style-name="ce69" table:formula="of:=IF([.$C510]&gt;[Datos.$C$4]*12+[Datos.$C$5];&quot;&quot;;[.H509]*[Datos.$C$15])">
            <text:p/>
          </table:table-cell>
          <table:table-cell table:formula="of:=IF([.$C51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0]+1" office:value-type="float" office:value="507">
            <text:p>507</text:p>
          </table:table-cell>
          <table:table-cell table:style-name="ce60" table:formula="of:=IF([.$C511]&gt;[Datos.$C$4]*12+[Datos.$C$5];&quot;&quot;;[.D510]-[.E511])">
            <text:p/>
          </table:table-cell>
          <table:table-cell table:style-name="ce60" table:formula="of:=IF([.$C511]&gt;[Datos.$C$4]*12+[Datos.$C$5];&quot;&quot;;[Datos.$C$9]-[.F511])">
            <text:p/>
          </table:table-cell>
          <table:table-cell table:style-name="ce60" table:formula="of:=IF([.$C511]&gt;[Datos.$C$4]*12+[Datos.$C$5];&quot;&quot;;[.D510]*[Datos.$C$14])">
            <text:p/>
          </table:table-cell>
          <table:table-cell table:style-name="ce55"/>
          <table:table-cell table:style-name="ce60" table:formula="of:=IF([.$C511]&gt;[Datos.$C$4]*12+[Datos.$C$5];&quot;&quot;;[.H510]-[.I511])">
            <text:p/>
          </table:table-cell>
          <table:table-cell table:style-name="ce60" table:formula="of:=IF([.$C511]&gt;[Datos.$C$4]*12+[Datos.$C$5];&quot;&quot;;[Datos.$C$11]-[.J511])">
            <text:p/>
          </table:table-cell>
          <table:table-cell table:style-name="ce69" table:formula="of:=IF([.$C511]&gt;[Datos.$C$4]*12+[Datos.$C$5];&quot;&quot;;[.H510]*[Datos.$C$15])">
            <text:p/>
          </table:table-cell>
          <table:table-cell table:formula="of:=IF([.$C51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1]+1" office:value-type="float" office:value="508">
            <text:p>508</text:p>
          </table:table-cell>
          <table:table-cell table:style-name="ce60" table:formula="of:=IF([.$C512]&gt;[Datos.$C$4]*12+[Datos.$C$5];&quot;&quot;;[.D511]-[.E512])">
            <text:p/>
          </table:table-cell>
          <table:table-cell table:style-name="ce60" table:formula="of:=IF([.$C512]&gt;[Datos.$C$4]*12+[Datos.$C$5];&quot;&quot;;[Datos.$C$9]-[.F512])">
            <text:p/>
          </table:table-cell>
          <table:table-cell table:style-name="ce60" table:formula="of:=IF([.$C512]&gt;[Datos.$C$4]*12+[Datos.$C$5];&quot;&quot;;[.D511]*[Datos.$C$14])">
            <text:p/>
          </table:table-cell>
          <table:table-cell table:style-name="ce55"/>
          <table:table-cell table:style-name="ce60" table:formula="of:=IF([.$C512]&gt;[Datos.$C$4]*12+[Datos.$C$5];&quot;&quot;;[.H511]-[.I512])">
            <text:p/>
          </table:table-cell>
          <table:table-cell table:style-name="ce60" table:formula="of:=IF([.$C512]&gt;[Datos.$C$4]*12+[Datos.$C$5];&quot;&quot;;[Datos.$C$11]-[.J512])">
            <text:p/>
          </table:table-cell>
          <table:table-cell table:style-name="ce69" table:formula="of:=IF([.$C512]&gt;[Datos.$C$4]*12+[Datos.$C$5];&quot;&quot;;[.H511]*[Datos.$C$15])">
            <text:p/>
          </table:table-cell>
          <table:table-cell table:formula="of:=IF([.$C51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2]+1" office:value-type="float" office:value="509">
            <text:p>509</text:p>
          </table:table-cell>
          <table:table-cell table:style-name="ce60" table:formula="of:=IF([.$C513]&gt;[Datos.$C$4]*12+[Datos.$C$5];&quot;&quot;;[.D512]-[.E513])">
            <text:p/>
          </table:table-cell>
          <table:table-cell table:style-name="ce60" table:formula="of:=IF([.$C513]&gt;[Datos.$C$4]*12+[Datos.$C$5];&quot;&quot;;[Datos.$C$9]-[.F513])">
            <text:p/>
          </table:table-cell>
          <table:table-cell table:style-name="ce60" table:formula="of:=IF([.$C513]&gt;[Datos.$C$4]*12+[Datos.$C$5];&quot;&quot;;[.D512]*[Datos.$C$14])">
            <text:p/>
          </table:table-cell>
          <table:table-cell table:style-name="ce55"/>
          <table:table-cell table:style-name="ce60" table:formula="of:=IF([.$C513]&gt;[Datos.$C$4]*12+[Datos.$C$5];&quot;&quot;;[.H512]-[.I513])">
            <text:p/>
          </table:table-cell>
          <table:table-cell table:style-name="ce60" table:formula="of:=IF([.$C513]&gt;[Datos.$C$4]*12+[Datos.$C$5];&quot;&quot;;[Datos.$C$11]-[.J513])">
            <text:p/>
          </table:table-cell>
          <table:table-cell table:style-name="ce69" table:formula="of:=IF([.$C513]&gt;[Datos.$C$4]*12+[Datos.$C$5];&quot;&quot;;[.H512]*[Datos.$C$15])">
            <text:p/>
          </table:table-cell>
          <table:table-cell table:formula="of:=IF([.$C51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3]+1" office:value-type="float" office:value="510">
            <text:p>510</text:p>
          </table:table-cell>
          <table:table-cell table:style-name="ce60" table:formula="of:=IF([.$C514]&gt;[Datos.$C$4]*12+[Datos.$C$5];&quot;&quot;;[.D513]-[.E514])">
            <text:p/>
          </table:table-cell>
          <table:table-cell table:style-name="ce60" table:formula="of:=IF([.$C514]&gt;[Datos.$C$4]*12+[Datos.$C$5];&quot;&quot;;[Datos.$C$9]-[.F514])">
            <text:p/>
          </table:table-cell>
          <table:table-cell table:style-name="ce60" table:formula="of:=IF([.$C514]&gt;[Datos.$C$4]*12+[Datos.$C$5];&quot;&quot;;[.D513]*[Datos.$C$14])">
            <text:p/>
          </table:table-cell>
          <table:table-cell table:style-name="ce55"/>
          <table:table-cell table:style-name="ce60" table:formula="of:=IF([.$C514]&gt;[Datos.$C$4]*12+[Datos.$C$5];&quot;&quot;;[.H513]-[.I514])">
            <text:p/>
          </table:table-cell>
          <table:table-cell table:style-name="ce60" table:formula="of:=IF([.$C514]&gt;[Datos.$C$4]*12+[Datos.$C$5];&quot;&quot;;[Datos.$C$11]-[.J514])">
            <text:p/>
          </table:table-cell>
          <table:table-cell table:style-name="ce69" table:formula="of:=IF([.$C514]&gt;[Datos.$C$4]*12+[Datos.$C$5];&quot;&quot;;[.H513]*[Datos.$C$15])">
            <text:p/>
          </table:table-cell>
          <table:table-cell table:formula="of:=IF([.$C51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4]+1" office:value-type="float" office:value="511">
            <text:p>511</text:p>
          </table:table-cell>
          <table:table-cell table:style-name="ce60" table:formula="of:=IF([.$C515]&gt;[Datos.$C$4]*12+[Datos.$C$5];&quot;&quot;;[.D514]-[.E515])">
            <text:p/>
          </table:table-cell>
          <table:table-cell table:style-name="ce60" table:formula="of:=IF([.$C515]&gt;[Datos.$C$4]*12+[Datos.$C$5];&quot;&quot;;[Datos.$C$9]-[.F515])">
            <text:p/>
          </table:table-cell>
          <table:table-cell table:style-name="ce60" table:formula="of:=IF([.$C515]&gt;[Datos.$C$4]*12+[Datos.$C$5];&quot;&quot;;[.D514]*[Datos.$C$14])">
            <text:p/>
          </table:table-cell>
          <table:table-cell table:style-name="ce55"/>
          <table:table-cell table:style-name="ce60" table:formula="of:=IF([.$C515]&gt;[Datos.$C$4]*12+[Datos.$C$5];&quot;&quot;;[.H514]-[.I515])">
            <text:p/>
          </table:table-cell>
          <table:table-cell table:style-name="ce60" table:formula="of:=IF([.$C515]&gt;[Datos.$C$4]*12+[Datos.$C$5];&quot;&quot;;[Datos.$C$11]-[.J515])">
            <text:p/>
          </table:table-cell>
          <table:table-cell table:style-name="ce69" table:formula="of:=IF([.$C515]&gt;[Datos.$C$4]*12+[Datos.$C$5];&quot;&quot;;[.H514]*[Datos.$C$15])">
            <text:p/>
          </table:table-cell>
          <table:table-cell table:formula="of:=IF([.$C51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5]+1" office:value-type="float" office:value="512">
            <text:p>512</text:p>
          </table:table-cell>
          <table:table-cell table:style-name="ce60" table:formula="of:=IF([.$C516]&gt;[Datos.$C$4]*12+[Datos.$C$5];&quot;&quot;;[.D515]-[.E516])">
            <text:p/>
          </table:table-cell>
          <table:table-cell table:style-name="ce60" table:formula="of:=IF([.$C516]&gt;[Datos.$C$4]*12+[Datos.$C$5];&quot;&quot;;[Datos.$C$9]-[.F516])">
            <text:p/>
          </table:table-cell>
          <table:table-cell table:style-name="ce60" table:formula="of:=IF([.$C516]&gt;[Datos.$C$4]*12+[Datos.$C$5];&quot;&quot;;[.D515]*[Datos.$C$14])">
            <text:p/>
          </table:table-cell>
          <table:table-cell table:style-name="ce55"/>
          <table:table-cell table:style-name="ce60" table:formula="of:=IF([.$C516]&gt;[Datos.$C$4]*12+[Datos.$C$5];&quot;&quot;;[.H515]-[.I516])">
            <text:p/>
          </table:table-cell>
          <table:table-cell table:style-name="ce60" table:formula="of:=IF([.$C516]&gt;[Datos.$C$4]*12+[Datos.$C$5];&quot;&quot;;[Datos.$C$11]-[.J516])">
            <text:p/>
          </table:table-cell>
          <table:table-cell table:style-name="ce69" table:formula="of:=IF([.$C516]&gt;[Datos.$C$4]*12+[Datos.$C$5];&quot;&quot;;[.H515]*[Datos.$C$15])">
            <text:p/>
          </table:table-cell>
          <table:table-cell table:formula="of:=IF([.$C51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6]+1" office:value-type="float" office:value="513">
            <text:p>513</text:p>
          </table:table-cell>
          <table:table-cell table:style-name="ce60" table:formula="of:=IF([.$C517]&gt;[Datos.$C$4]*12+[Datos.$C$5];&quot;&quot;;[.D516]-[.E517])">
            <text:p/>
          </table:table-cell>
          <table:table-cell table:style-name="ce60" table:formula="of:=IF([.$C517]&gt;[Datos.$C$4]*12+[Datos.$C$5];&quot;&quot;;[Datos.$C$9]-[.F517])">
            <text:p/>
          </table:table-cell>
          <table:table-cell table:style-name="ce60" table:formula="of:=IF([.$C517]&gt;[Datos.$C$4]*12+[Datos.$C$5];&quot;&quot;;[.D516]*[Datos.$C$14])">
            <text:p/>
          </table:table-cell>
          <table:table-cell table:style-name="ce55"/>
          <table:table-cell table:style-name="ce60" table:formula="of:=IF([.$C517]&gt;[Datos.$C$4]*12+[Datos.$C$5];&quot;&quot;;[.H516]-[.I517])">
            <text:p/>
          </table:table-cell>
          <table:table-cell table:style-name="ce60" table:formula="of:=IF([.$C517]&gt;[Datos.$C$4]*12+[Datos.$C$5];&quot;&quot;;[Datos.$C$11]-[.J517])">
            <text:p/>
          </table:table-cell>
          <table:table-cell table:style-name="ce69" table:formula="of:=IF([.$C517]&gt;[Datos.$C$4]*12+[Datos.$C$5];&quot;&quot;;[.H516]*[Datos.$C$15])">
            <text:p/>
          </table:table-cell>
          <table:table-cell table:formula="of:=IF([.$C51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7]+1" office:value-type="float" office:value="514">
            <text:p>514</text:p>
          </table:table-cell>
          <table:table-cell table:style-name="ce60" table:formula="of:=IF([.$C518]&gt;[Datos.$C$4]*12+[Datos.$C$5];&quot;&quot;;[.D517]-[.E518])">
            <text:p/>
          </table:table-cell>
          <table:table-cell table:style-name="ce60" table:formula="of:=IF([.$C518]&gt;[Datos.$C$4]*12+[Datos.$C$5];&quot;&quot;;[Datos.$C$9]-[.F518])">
            <text:p/>
          </table:table-cell>
          <table:table-cell table:style-name="ce60" table:formula="of:=IF([.$C518]&gt;[Datos.$C$4]*12+[Datos.$C$5];&quot;&quot;;[.D517]*[Datos.$C$14])">
            <text:p/>
          </table:table-cell>
          <table:table-cell table:style-name="ce55"/>
          <table:table-cell table:style-name="ce60" table:formula="of:=IF([.$C518]&gt;[Datos.$C$4]*12+[Datos.$C$5];&quot;&quot;;[.H517]-[.I518])">
            <text:p/>
          </table:table-cell>
          <table:table-cell table:style-name="ce60" table:formula="of:=IF([.$C518]&gt;[Datos.$C$4]*12+[Datos.$C$5];&quot;&quot;;[Datos.$C$11]-[.J518])">
            <text:p/>
          </table:table-cell>
          <table:table-cell table:style-name="ce69" table:formula="of:=IF([.$C518]&gt;[Datos.$C$4]*12+[Datos.$C$5];&quot;&quot;;[.H517]*[Datos.$C$15])">
            <text:p/>
          </table:table-cell>
          <table:table-cell table:formula="of:=IF([.$C51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18]+1" office:value-type="float" office:value="515">
            <text:p>515</text:p>
          </table:table-cell>
          <table:table-cell table:style-name="ce60" table:formula="of:=IF([.$C519]&gt;[Datos.$C$4]*12+[Datos.$C$5];&quot;&quot;;[.D518]-[.E519])">
            <text:p/>
          </table:table-cell>
          <table:table-cell table:style-name="ce60" table:formula="of:=IF([.$C519]&gt;[Datos.$C$4]*12+[Datos.$C$5];&quot;&quot;;[Datos.$C$9]-[.F519])">
            <text:p/>
          </table:table-cell>
          <table:table-cell table:style-name="ce60" table:formula="of:=IF([.$C519]&gt;[Datos.$C$4]*12+[Datos.$C$5];&quot;&quot;;[.D518]*[Datos.$C$14])">
            <text:p/>
          </table:table-cell>
          <table:table-cell table:style-name="ce55"/>
          <table:table-cell table:style-name="ce60" table:formula="of:=IF([.$C519]&gt;[Datos.$C$4]*12+[Datos.$C$5];&quot;&quot;;[.H518]-[.I519])">
            <text:p/>
          </table:table-cell>
          <table:table-cell table:style-name="ce60" table:formula="of:=IF([.$C519]&gt;[Datos.$C$4]*12+[Datos.$C$5];&quot;&quot;;[Datos.$C$11]-[.J519])">
            <text:p/>
          </table:table-cell>
          <table:table-cell table:style-name="ce69" table:formula="of:=IF([.$C519]&gt;[Datos.$C$4]*12+[Datos.$C$5];&quot;&quot;;[.H518]*[Datos.$C$15])">
            <text:p/>
          </table:table-cell>
          <table:table-cell table:formula="of:=IF([.$C51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08]+1" office:value-type="float" office:value="43">
            <text:p>43</text:p>
          </table:table-cell>
          <table:table-cell table:style-name="ce54" table:formula="of:=[.C519]+1" office:value-type="float" office:value="516">
            <text:p>516</text:p>
          </table:table-cell>
          <table:table-cell table:style-name="ce59" table:formula="of:=IF([.$C520]&gt;[Datos.$C$4]*12+[Datos.$C$5];&quot;&quot;;[.D519]-[.E520])">
            <text:p/>
          </table:table-cell>
          <table:table-cell table:style-name="ce59" table:formula="of:=IF([.$C520]&gt;[Datos.$C$4]*12+[Datos.$C$5];&quot;&quot;;[Datos.$C$9]-[.F520])">
            <text:p/>
          </table:table-cell>
          <table:table-cell table:style-name="ce59" table:formula="of:=IF([.$C520]&gt;[Datos.$C$4]*12+[Datos.$C$5];&quot;&quot;;[.D519]*[Datos.$C$14])">
            <text:p/>
          </table:table-cell>
          <table:table-cell table:style-name="ce54"/>
          <table:table-cell table:style-name="ce59" table:formula="of:=IF([.$C520]&gt;[Datos.$C$4]*12+[Datos.$C$5];&quot;&quot;;[.H519]-[.I520])">
            <text:p/>
          </table:table-cell>
          <table:table-cell table:style-name="ce59" table:formula="of:=IF([.$C520]&gt;[Datos.$C$4]*12+[Datos.$C$5];&quot;&quot;;[Datos.$C$11]-[.J520])">
            <text:p/>
          </table:table-cell>
          <table:table-cell table:style-name="ce70" table:formula="of:=IF([.$C520]&gt;[Datos.$C$4]*12+[Datos.$C$5];&quot;&quot;;[.H519]*[Datos.$C$15])">
            <text:p/>
          </table:table-cell>
          <table:table-cell table:formula="of:=IF([.$C52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0]+1" office:value-type="float" office:value="517">
            <text:p>517</text:p>
          </table:table-cell>
          <table:table-cell table:style-name="ce60" table:formula="of:=IF([.$C521]&gt;[Datos.$C$4]*12+[Datos.$C$5];&quot;&quot;;[.D520]-[.E521])">
            <text:p/>
          </table:table-cell>
          <table:table-cell table:style-name="ce60" table:formula="of:=IF([.$C521]&gt;[Datos.$C$4]*12+[Datos.$C$5];&quot;&quot;;[Datos.$C$9]-[.F521])">
            <text:p/>
          </table:table-cell>
          <table:table-cell table:style-name="ce60" table:formula="of:=IF([.$C521]&gt;[Datos.$C$4]*12+[Datos.$C$5];&quot;&quot;;[.D520]*[Datos.$C$14])">
            <text:p/>
          </table:table-cell>
          <table:table-cell table:style-name="ce55"/>
          <table:table-cell table:style-name="ce60" table:formula="of:=IF([.$C521]&gt;[Datos.$C$4]*12+[Datos.$C$5];&quot;&quot;;[.H520]-[.I521])">
            <text:p/>
          </table:table-cell>
          <table:table-cell table:style-name="ce60" table:formula="of:=IF([.$C521]&gt;[Datos.$C$4]*12+[Datos.$C$5];&quot;&quot;;[Datos.$C$11]-[.J521])">
            <text:p/>
          </table:table-cell>
          <table:table-cell table:style-name="ce69" table:formula="of:=IF([.$C521]&gt;[Datos.$C$4]*12+[Datos.$C$5];&quot;&quot;;[.H520]*[Datos.$C$15])">
            <text:p/>
          </table:table-cell>
          <table:table-cell table:formula="of:=IF([.$C52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1]+1" office:value-type="float" office:value="518">
            <text:p>518</text:p>
          </table:table-cell>
          <table:table-cell table:style-name="ce60" table:formula="of:=IF([.$C522]&gt;[Datos.$C$4]*12+[Datos.$C$5];&quot;&quot;;[.D521]-[.E522])">
            <text:p/>
          </table:table-cell>
          <table:table-cell table:style-name="ce60" table:formula="of:=IF([.$C522]&gt;[Datos.$C$4]*12+[Datos.$C$5];&quot;&quot;;[Datos.$C$9]-[.F522])">
            <text:p/>
          </table:table-cell>
          <table:table-cell table:style-name="ce60" table:formula="of:=IF([.$C522]&gt;[Datos.$C$4]*12+[Datos.$C$5];&quot;&quot;;[.D521]*[Datos.$C$14])">
            <text:p/>
          </table:table-cell>
          <table:table-cell table:style-name="ce55"/>
          <table:table-cell table:style-name="ce60" table:formula="of:=IF([.$C522]&gt;[Datos.$C$4]*12+[Datos.$C$5];&quot;&quot;;[.H521]-[.I522])">
            <text:p/>
          </table:table-cell>
          <table:table-cell table:style-name="ce60" table:formula="of:=IF([.$C522]&gt;[Datos.$C$4]*12+[Datos.$C$5];&quot;&quot;;[Datos.$C$11]-[.J522])">
            <text:p/>
          </table:table-cell>
          <table:table-cell table:style-name="ce69" table:formula="of:=IF([.$C522]&gt;[Datos.$C$4]*12+[Datos.$C$5];&quot;&quot;;[.H521]*[Datos.$C$15])">
            <text:p/>
          </table:table-cell>
          <table:table-cell table:formula="of:=IF([.$C52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2]+1" office:value-type="float" office:value="519">
            <text:p>519</text:p>
          </table:table-cell>
          <table:table-cell table:style-name="ce60" table:formula="of:=IF([.$C523]&gt;[Datos.$C$4]*12+[Datos.$C$5];&quot;&quot;;[.D522]-[.E523])">
            <text:p/>
          </table:table-cell>
          <table:table-cell table:style-name="ce60" table:formula="of:=IF([.$C523]&gt;[Datos.$C$4]*12+[Datos.$C$5];&quot;&quot;;[Datos.$C$9]-[.F523])">
            <text:p/>
          </table:table-cell>
          <table:table-cell table:style-name="ce60" table:formula="of:=IF([.$C523]&gt;[Datos.$C$4]*12+[Datos.$C$5];&quot;&quot;;[.D522]*[Datos.$C$14])">
            <text:p/>
          </table:table-cell>
          <table:table-cell table:style-name="ce55"/>
          <table:table-cell table:style-name="ce60" table:formula="of:=IF([.$C523]&gt;[Datos.$C$4]*12+[Datos.$C$5];&quot;&quot;;[.H522]-[.I523])">
            <text:p/>
          </table:table-cell>
          <table:table-cell table:style-name="ce60" table:formula="of:=IF([.$C523]&gt;[Datos.$C$4]*12+[Datos.$C$5];&quot;&quot;;[Datos.$C$11]-[.J523])">
            <text:p/>
          </table:table-cell>
          <table:table-cell table:style-name="ce69" table:formula="of:=IF([.$C523]&gt;[Datos.$C$4]*12+[Datos.$C$5];&quot;&quot;;[.H522]*[Datos.$C$15])">
            <text:p/>
          </table:table-cell>
          <table:table-cell table:formula="of:=IF([.$C52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3]+1" office:value-type="float" office:value="520">
            <text:p>520</text:p>
          </table:table-cell>
          <table:table-cell table:style-name="ce60" table:formula="of:=IF([.$C524]&gt;[Datos.$C$4]*12+[Datos.$C$5];&quot;&quot;;[.D523]-[.E524])">
            <text:p/>
          </table:table-cell>
          <table:table-cell table:style-name="ce60" table:formula="of:=IF([.$C524]&gt;[Datos.$C$4]*12+[Datos.$C$5];&quot;&quot;;[Datos.$C$9]-[.F524])">
            <text:p/>
          </table:table-cell>
          <table:table-cell table:style-name="ce60" table:formula="of:=IF([.$C524]&gt;[Datos.$C$4]*12+[Datos.$C$5];&quot;&quot;;[.D523]*[Datos.$C$14])">
            <text:p/>
          </table:table-cell>
          <table:table-cell table:style-name="ce55"/>
          <table:table-cell table:style-name="ce60" table:formula="of:=IF([.$C524]&gt;[Datos.$C$4]*12+[Datos.$C$5];&quot;&quot;;[.H523]-[.I524])">
            <text:p/>
          </table:table-cell>
          <table:table-cell table:style-name="ce60" table:formula="of:=IF([.$C524]&gt;[Datos.$C$4]*12+[Datos.$C$5];&quot;&quot;;[Datos.$C$11]-[.J524])">
            <text:p/>
          </table:table-cell>
          <table:table-cell table:style-name="ce69" table:formula="of:=IF([.$C524]&gt;[Datos.$C$4]*12+[Datos.$C$5];&quot;&quot;;[.H523]*[Datos.$C$15])">
            <text:p/>
          </table:table-cell>
          <table:table-cell table:formula="of:=IF([.$C52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4]+1" office:value-type="float" office:value="521">
            <text:p>521</text:p>
          </table:table-cell>
          <table:table-cell table:style-name="ce60" table:formula="of:=IF([.$C525]&gt;[Datos.$C$4]*12+[Datos.$C$5];&quot;&quot;;[.D524]-[.E525])">
            <text:p/>
          </table:table-cell>
          <table:table-cell table:style-name="ce60" table:formula="of:=IF([.$C525]&gt;[Datos.$C$4]*12+[Datos.$C$5];&quot;&quot;;[Datos.$C$9]-[.F525])">
            <text:p/>
          </table:table-cell>
          <table:table-cell table:style-name="ce60" table:formula="of:=IF([.$C525]&gt;[Datos.$C$4]*12+[Datos.$C$5];&quot;&quot;;[.D524]*[Datos.$C$14])">
            <text:p/>
          </table:table-cell>
          <table:table-cell table:style-name="ce55"/>
          <table:table-cell table:style-name="ce60" table:formula="of:=IF([.$C525]&gt;[Datos.$C$4]*12+[Datos.$C$5];&quot;&quot;;[.H524]-[.I525])">
            <text:p/>
          </table:table-cell>
          <table:table-cell table:style-name="ce60" table:formula="of:=IF([.$C525]&gt;[Datos.$C$4]*12+[Datos.$C$5];&quot;&quot;;[Datos.$C$11]-[.J525])">
            <text:p/>
          </table:table-cell>
          <table:table-cell table:style-name="ce69" table:formula="of:=IF([.$C525]&gt;[Datos.$C$4]*12+[Datos.$C$5];&quot;&quot;;[.H524]*[Datos.$C$15])">
            <text:p/>
          </table:table-cell>
          <table:table-cell table:formula="of:=IF([.$C52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5]+1" office:value-type="float" office:value="522">
            <text:p>522</text:p>
          </table:table-cell>
          <table:table-cell table:style-name="ce60" table:formula="of:=IF([.$C526]&gt;[Datos.$C$4]*12+[Datos.$C$5];&quot;&quot;;[.D525]-[.E526])">
            <text:p/>
          </table:table-cell>
          <table:table-cell table:style-name="ce60" table:formula="of:=IF([.$C526]&gt;[Datos.$C$4]*12+[Datos.$C$5];&quot;&quot;;[Datos.$C$9]-[.F526])">
            <text:p/>
          </table:table-cell>
          <table:table-cell table:style-name="ce60" table:formula="of:=IF([.$C526]&gt;[Datos.$C$4]*12+[Datos.$C$5];&quot;&quot;;[.D525]*[Datos.$C$14])">
            <text:p/>
          </table:table-cell>
          <table:table-cell table:style-name="ce55"/>
          <table:table-cell table:style-name="ce60" table:formula="of:=IF([.$C526]&gt;[Datos.$C$4]*12+[Datos.$C$5];&quot;&quot;;[.H525]-[.I526])">
            <text:p/>
          </table:table-cell>
          <table:table-cell table:style-name="ce60" table:formula="of:=IF([.$C526]&gt;[Datos.$C$4]*12+[Datos.$C$5];&quot;&quot;;[Datos.$C$11]-[.J526])">
            <text:p/>
          </table:table-cell>
          <table:table-cell table:style-name="ce69" table:formula="of:=IF([.$C526]&gt;[Datos.$C$4]*12+[Datos.$C$5];&quot;&quot;;[.H525]*[Datos.$C$15])">
            <text:p/>
          </table:table-cell>
          <table:table-cell table:formula="of:=IF([.$C52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6]+1" office:value-type="float" office:value="523">
            <text:p>523</text:p>
          </table:table-cell>
          <table:table-cell table:style-name="ce60" table:formula="of:=IF([.$C527]&gt;[Datos.$C$4]*12+[Datos.$C$5];&quot;&quot;;[.D526]-[.E527])">
            <text:p/>
          </table:table-cell>
          <table:table-cell table:style-name="ce60" table:formula="of:=IF([.$C527]&gt;[Datos.$C$4]*12+[Datos.$C$5];&quot;&quot;;[Datos.$C$9]-[.F527])">
            <text:p/>
          </table:table-cell>
          <table:table-cell table:style-name="ce60" table:formula="of:=IF([.$C527]&gt;[Datos.$C$4]*12+[Datos.$C$5];&quot;&quot;;[.D526]*[Datos.$C$14])">
            <text:p/>
          </table:table-cell>
          <table:table-cell table:style-name="ce55"/>
          <table:table-cell table:style-name="ce60" table:formula="of:=IF([.$C527]&gt;[Datos.$C$4]*12+[Datos.$C$5];&quot;&quot;;[.H526]-[.I527])">
            <text:p/>
          </table:table-cell>
          <table:table-cell table:style-name="ce60" table:formula="of:=IF([.$C527]&gt;[Datos.$C$4]*12+[Datos.$C$5];&quot;&quot;;[Datos.$C$11]-[.J527])">
            <text:p/>
          </table:table-cell>
          <table:table-cell table:style-name="ce69" table:formula="of:=IF([.$C527]&gt;[Datos.$C$4]*12+[Datos.$C$5];&quot;&quot;;[.H526]*[Datos.$C$15])">
            <text:p/>
          </table:table-cell>
          <table:table-cell table:formula="of:=IF([.$C52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7]+1" office:value-type="float" office:value="524">
            <text:p>524</text:p>
          </table:table-cell>
          <table:table-cell table:style-name="ce60" table:formula="of:=IF([.$C528]&gt;[Datos.$C$4]*12+[Datos.$C$5];&quot;&quot;;[.D527]-[.E528])">
            <text:p/>
          </table:table-cell>
          <table:table-cell table:style-name="ce60" table:formula="of:=IF([.$C528]&gt;[Datos.$C$4]*12+[Datos.$C$5];&quot;&quot;;[Datos.$C$9]-[.F528])">
            <text:p/>
          </table:table-cell>
          <table:table-cell table:style-name="ce60" table:formula="of:=IF([.$C528]&gt;[Datos.$C$4]*12+[Datos.$C$5];&quot;&quot;;[.D527]*[Datos.$C$14])">
            <text:p/>
          </table:table-cell>
          <table:table-cell table:style-name="ce55"/>
          <table:table-cell table:style-name="ce60" table:formula="of:=IF([.$C528]&gt;[Datos.$C$4]*12+[Datos.$C$5];&quot;&quot;;[.H527]-[.I528])">
            <text:p/>
          </table:table-cell>
          <table:table-cell table:style-name="ce60" table:formula="of:=IF([.$C528]&gt;[Datos.$C$4]*12+[Datos.$C$5];&quot;&quot;;[Datos.$C$11]-[.J528])">
            <text:p/>
          </table:table-cell>
          <table:table-cell table:style-name="ce69" table:formula="of:=IF([.$C528]&gt;[Datos.$C$4]*12+[Datos.$C$5];&quot;&quot;;[.H527]*[Datos.$C$15])">
            <text:p/>
          </table:table-cell>
          <table:table-cell table:formula="of:=IF([.$C52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8]+1" office:value-type="float" office:value="525">
            <text:p>525</text:p>
          </table:table-cell>
          <table:table-cell table:style-name="ce60" table:formula="of:=IF([.$C529]&gt;[Datos.$C$4]*12+[Datos.$C$5];&quot;&quot;;[.D528]-[.E529])">
            <text:p/>
          </table:table-cell>
          <table:table-cell table:style-name="ce60" table:formula="of:=IF([.$C529]&gt;[Datos.$C$4]*12+[Datos.$C$5];&quot;&quot;;[Datos.$C$9]-[.F529])">
            <text:p/>
          </table:table-cell>
          <table:table-cell table:style-name="ce60" table:formula="of:=IF([.$C529]&gt;[Datos.$C$4]*12+[Datos.$C$5];&quot;&quot;;[.D528]*[Datos.$C$14])">
            <text:p/>
          </table:table-cell>
          <table:table-cell table:style-name="ce55"/>
          <table:table-cell table:style-name="ce60" table:formula="of:=IF([.$C529]&gt;[Datos.$C$4]*12+[Datos.$C$5];&quot;&quot;;[.H528]-[.I529])">
            <text:p/>
          </table:table-cell>
          <table:table-cell table:style-name="ce60" table:formula="of:=IF([.$C529]&gt;[Datos.$C$4]*12+[Datos.$C$5];&quot;&quot;;[Datos.$C$11]-[.J529])">
            <text:p/>
          </table:table-cell>
          <table:table-cell table:style-name="ce69" table:formula="of:=IF([.$C529]&gt;[Datos.$C$4]*12+[Datos.$C$5];&quot;&quot;;[.H528]*[Datos.$C$15])">
            <text:p/>
          </table:table-cell>
          <table:table-cell table:formula="of:=IF([.$C52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29]+1" office:value-type="float" office:value="526">
            <text:p>526</text:p>
          </table:table-cell>
          <table:table-cell table:style-name="ce60" table:formula="of:=IF([.$C530]&gt;[Datos.$C$4]*12+[Datos.$C$5];&quot;&quot;;[.D529]-[.E530])">
            <text:p/>
          </table:table-cell>
          <table:table-cell table:style-name="ce60" table:formula="of:=IF([.$C530]&gt;[Datos.$C$4]*12+[Datos.$C$5];&quot;&quot;;[Datos.$C$9]-[.F530])">
            <text:p/>
          </table:table-cell>
          <table:table-cell table:style-name="ce60" table:formula="of:=IF([.$C530]&gt;[Datos.$C$4]*12+[Datos.$C$5];&quot;&quot;;[.D529]*[Datos.$C$14])">
            <text:p/>
          </table:table-cell>
          <table:table-cell table:style-name="ce55"/>
          <table:table-cell table:style-name="ce60" table:formula="of:=IF([.$C530]&gt;[Datos.$C$4]*12+[Datos.$C$5];&quot;&quot;;[.H529]-[.I530])">
            <text:p/>
          </table:table-cell>
          <table:table-cell table:style-name="ce60" table:formula="of:=IF([.$C530]&gt;[Datos.$C$4]*12+[Datos.$C$5];&quot;&quot;;[Datos.$C$11]-[.J530])">
            <text:p/>
          </table:table-cell>
          <table:table-cell table:style-name="ce69" table:formula="of:=IF([.$C530]&gt;[Datos.$C$4]*12+[Datos.$C$5];&quot;&quot;;[.H529]*[Datos.$C$15])">
            <text:p/>
          </table:table-cell>
          <table:table-cell table:formula="of:=IF([.$C53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0]+1" office:value-type="float" office:value="527">
            <text:p>527</text:p>
          </table:table-cell>
          <table:table-cell table:style-name="ce60" table:formula="of:=IF([.$C531]&gt;[Datos.$C$4]*12+[Datos.$C$5];&quot;&quot;;[.D530]-[.E531])">
            <text:p/>
          </table:table-cell>
          <table:table-cell table:style-name="ce60" table:formula="of:=IF([.$C531]&gt;[Datos.$C$4]*12+[Datos.$C$5];&quot;&quot;;[Datos.$C$9]-[.F531])">
            <text:p/>
          </table:table-cell>
          <table:table-cell table:style-name="ce60" table:formula="of:=IF([.$C531]&gt;[Datos.$C$4]*12+[Datos.$C$5];&quot;&quot;;[.D530]*[Datos.$C$14])">
            <text:p/>
          </table:table-cell>
          <table:table-cell table:style-name="ce55"/>
          <table:table-cell table:style-name="ce60" table:formula="of:=IF([.$C531]&gt;[Datos.$C$4]*12+[Datos.$C$5];&quot;&quot;;[.H530]-[.I531])">
            <text:p/>
          </table:table-cell>
          <table:table-cell table:style-name="ce60" table:formula="of:=IF([.$C531]&gt;[Datos.$C$4]*12+[Datos.$C$5];&quot;&quot;;[Datos.$C$11]-[.J531])">
            <text:p/>
          </table:table-cell>
          <table:table-cell table:style-name="ce69" table:formula="of:=IF([.$C531]&gt;[Datos.$C$4]*12+[Datos.$C$5];&quot;&quot;;[.H530]*[Datos.$C$15])">
            <text:p/>
          </table:table-cell>
          <table:table-cell table:formula="of:=IF([.$C53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20]+1" office:value-type="float" office:value="44">
            <text:p>44</text:p>
          </table:table-cell>
          <table:table-cell table:style-name="ce54" table:formula="of:=[.C531]+1" office:value-type="float" office:value="528">
            <text:p>528</text:p>
          </table:table-cell>
          <table:table-cell table:style-name="ce59" table:formula="of:=IF([.$C532]&gt;[Datos.$C$4]*12+[Datos.$C$5];&quot;&quot;;[.D531]-[.E532])">
            <text:p/>
          </table:table-cell>
          <table:table-cell table:style-name="ce59" table:formula="of:=IF([.$C532]&gt;[Datos.$C$4]*12+[Datos.$C$5];&quot;&quot;;[Datos.$C$9]-[.F532])">
            <text:p/>
          </table:table-cell>
          <table:table-cell table:style-name="ce59" table:formula="of:=IF([.$C532]&gt;[Datos.$C$4]*12+[Datos.$C$5];&quot;&quot;;[.D531]*[Datos.$C$14])">
            <text:p/>
          </table:table-cell>
          <table:table-cell table:style-name="ce54"/>
          <table:table-cell table:style-name="ce59" table:formula="of:=IF([.$C532]&gt;[Datos.$C$4]*12+[Datos.$C$5];&quot;&quot;;[.H531]-[.I532])">
            <text:p/>
          </table:table-cell>
          <table:table-cell table:style-name="ce59" table:formula="of:=IF([.$C532]&gt;[Datos.$C$4]*12+[Datos.$C$5];&quot;&quot;;[Datos.$C$11]-[.J532])">
            <text:p/>
          </table:table-cell>
          <table:table-cell table:style-name="ce70" table:formula="of:=IF([.$C532]&gt;[Datos.$C$4]*12+[Datos.$C$5];&quot;&quot;;[.H531]*[Datos.$C$15])">
            <text:p/>
          </table:table-cell>
          <table:table-cell table:formula="of:=IF([.$C53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2]+1" office:value-type="float" office:value="529">
            <text:p>529</text:p>
          </table:table-cell>
          <table:table-cell table:style-name="ce60" table:formula="of:=IF([.$C533]&gt;[Datos.$C$4]*12+[Datos.$C$5];&quot;&quot;;[.D532]-[.E533])">
            <text:p/>
          </table:table-cell>
          <table:table-cell table:style-name="ce60" table:formula="of:=IF([.$C533]&gt;[Datos.$C$4]*12+[Datos.$C$5];&quot;&quot;;[Datos.$C$9]-[.F533])">
            <text:p/>
          </table:table-cell>
          <table:table-cell table:style-name="ce60" table:formula="of:=IF([.$C533]&gt;[Datos.$C$4]*12+[Datos.$C$5];&quot;&quot;;[.D532]*[Datos.$C$14])">
            <text:p/>
          </table:table-cell>
          <table:table-cell table:style-name="ce55"/>
          <table:table-cell table:style-name="ce60" table:formula="of:=IF([.$C533]&gt;[Datos.$C$4]*12+[Datos.$C$5];&quot;&quot;;[.H532]-[.I533])">
            <text:p/>
          </table:table-cell>
          <table:table-cell table:style-name="ce60" table:formula="of:=IF([.$C533]&gt;[Datos.$C$4]*12+[Datos.$C$5];&quot;&quot;;[Datos.$C$11]-[.J533])">
            <text:p/>
          </table:table-cell>
          <table:table-cell table:style-name="ce69" table:formula="of:=IF([.$C533]&gt;[Datos.$C$4]*12+[Datos.$C$5];&quot;&quot;;[.H532]*[Datos.$C$15])">
            <text:p/>
          </table:table-cell>
          <table:table-cell table:formula="of:=IF([.$C53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3]+1" office:value-type="float" office:value="530">
            <text:p>530</text:p>
          </table:table-cell>
          <table:table-cell table:style-name="ce60" table:formula="of:=IF([.$C534]&gt;[Datos.$C$4]*12+[Datos.$C$5];&quot;&quot;;[.D533]-[.E534])">
            <text:p/>
          </table:table-cell>
          <table:table-cell table:style-name="ce60" table:formula="of:=IF([.$C534]&gt;[Datos.$C$4]*12+[Datos.$C$5];&quot;&quot;;[Datos.$C$9]-[.F534])">
            <text:p/>
          </table:table-cell>
          <table:table-cell table:style-name="ce60" table:formula="of:=IF([.$C534]&gt;[Datos.$C$4]*12+[Datos.$C$5];&quot;&quot;;[.D533]*[Datos.$C$14])">
            <text:p/>
          </table:table-cell>
          <table:table-cell table:style-name="ce55"/>
          <table:table-cell table:style-name="ce60" table:formula="of:=IF([.$C534]&gt;[Datos.$C$4]*12+[Datos.$C$5];&quot;&quot;;[.H533]-[.I534])">
            <text:p/>
          </table:table-cell>
          <table:table-cell table:style-name="ce60" table:formula="of:=IF([.$C534]&gt;[Datos.$C$4]*12+[Datos.$C$5];&quot;&quot;;[Datos.$C$11]-[.J534])">
            <text:p/>
          </table:table-cell>
          <table:table-cell table:style-name="ce69" table:formula="of:=IF([.$C534]&gt;[Datos.$C$4]*12+[Datos.$C$5];&quot;&quot;;[.H533]*[Datos.$C$15])">
            <text:p/>
          </table:table-cell>
          <table:table-cell table:formula="of:=IF([.$C53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4]+1" office:value-type="float" office:value="531">
            <text:p>531</text:p>
          </table:table-cell>
          <table:table-cell table:style-name="ce60" table:formula="of:=IF([.$C535]&gt;[Datos.$C$4]*12+[Datos.$C$5];&quot;&quot;;[.D534]-[.E535])">
            <text:p/>
          </table:table-cell>
          <table:table-cell table:style-name="ce60" table:formula="of:=IF([.$C535]&gt;[Datos.$C$4]*12+[Datos.$C$5];&quot;&quot;;[Datos.$C$9]-[.F535])">
            <text:p/>
          </table:table-cell>
          <table:table-cell table:style-name="ce60" table:formula="of:=IF([.$C535]&gt;[Datos.$C$4]*12+[Datos.$C$5];&quot;&quot;;[.D534]*[Datos.$C$14])">
            <text:p/>
          </table:table-cell>
          <table:table-cell table:style-name="ce55"/>
          <table:table-cell table:style-name="ce60" table:formula="of:=IF([.$C535]&gt;[Datos.$C$4]*12+[Datos.$C$5];&quot;&quot;;[.H534]-[.I535])">
            <text:p/>
          </table:table-cell>
          <table:table-cell table:style-name="ce60" table:formula="of:=IF([.$C535]&gt;[Datos.$C$4]*12+[Datos.$C$5];&quot;&quot;;[Datos.$C$11]-[.J535])">
            <text:p/>
          </table:table-cell>
          <table:table-cell table:style-name="ce69" table:formula="of:=IF([.$C535]&gt;[Datos.$C$4]*12+[Datos.$C$5];&quot;&quot;;[.H534]*[Datos.$C$15])">
            <text:p/>
          </table:table-cell>
          <table:table-cell table:formula="of:=IF([.$C53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5]+1" office:value-type="float" office:value="532">
            <text:p>532</text:p>
          </table:table-cell>
          <table:table-cell table:style-name="ce60" table:formula="of:=IF([.$C536]&gt;[Datos.$C$4]*12+[Datos.$C$5];&quot;&quot;;[.D535]-[.E536])">
            <text:p/>
          </table:table-cell>
          <table:table-cell table:style-name="ce60" table:formula="of:=IF([.$C536]&gt;[Datos.$C$4]*12+[Datos.$C$5];&quot;&quot;;[Datos.$C$9]-[.F536])">
            <text:p/>
          </table:table-cell>
          <table:table-cell table:style-name="ce60" table:formula="of:=IF([.$C536]&gt;[Datos.$C$4]*12+[Datos.$C$5];&quot;&quot;;[.D535]*[Datos.$C$14])">
            <text:p/>
          </table:table-cell>
          <table:table-cell table:style-name="ce55"/>
          <table:table-cell table:style-name="ce60" table:formula="of:=IF([.$C536]&gt;[Datos.$C$4]*12+[Datos.$C$5];&quot;&quot;;[.H535]-[.I536])">
            <text:p/>
          </table:table-cell>
          <table:table-cell table:style-name="ce60" table:formula="of:=IF([.$C536]&gt;[Datos.$C$4]*12+[Datos.$C$5];&quot;&quot;;[Datos.$C$11]-[.J536])">
            <text:p/>
          </table:table-cell>
          <table:table-cell table:style-name="ce69" table:formula="of:=IF([.$C536]&gt;[Datos.$C$4]*12+[Datos.$C$5];&quot;&quot;;[.H535]*[Datos.$C$15])">
            <text:p/>
          </table:table-cell>
          <table:table-cell table:formula="of:=IF([.$C53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6]+1" office:value-type="float" office:value="533">
            <text:p>533</text:p>
          </table:table-cell>
          <table:table-cell table:style-name="ce60" table:formula="of:=IF([.$C537]&gt;[Datos.$C$4]*12+[Datos.$C$5];&quot;&quot;;[.D536]-[.E537])">
            <text:p/>
          </table:table-cell>
          <table:table-cell table:style-name="ce60" table:formula="of:=IF([.$C537]&gt;[Datos.$C$4]*12+[Datos.$C$5];&quot;&quot;;[Datos.$C$9]-[.F537])">
            <text:p/>
          </table:table-cell>
          <table:table-cell table:style-name="ce60" table:formula="of:=IF([.$C537]&gt;[Datos.$C$4]*12+[Datos.$C$5];&quot;&quot;;[.D536]*[Datos.$C$14])">
            <text:p/>
          </table:table-cell>
          <table:table-cell table:style-name="ce55"/>
          <table:table-cell table:style-name="ce60" table:formula="of:=IF([.$C537]&gt;[Datos.$C$4]*12+[Datos.$C$5];&quot;&quot;;[.H536]-[.I537])">
            <text:p/>
          </table:table-cell>
          <table:table-cell table:style-name="ce60" table:formula="of:=IF([.$C537]&gt;[Datos.$C$4]*12+[Datos.$C$5];&quot;&quot;;[Datos.$C$11]-[.J537])">
            <text:p/>
          </table:table-cell>
          <table:table-cell table:style-name="ce69" table:formula="of:=IF([.$C537]&gt;[Datos.$C$4]*12+[Datos.$C$5];&quot;&quot;;[.H536]*[Datos.$C$15])">
            <text:p/>
          </table:table-cell>
          <table:table-cell table:formula="of:=IF([.$C53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7]+1" office:value-type="float" office:value="534">
            <text:p>534</text:p>
          </table:table-cell>
          <table:table-cell table:style-name="ce60" table:formula="of:=IF([.$C538]&gt;[Datos.$C$4]*12+[Datos.$C$5];&quot;&quot;;[.D537]-[.E538])">
            <text:p/>
          </table:table-cell>
          <table:table-cell table:style-name="ce60" table:formula="of:=IF([.$C538]&gt;[Datos.$C$4]*12+[Datos.$C$5];&quot;&quot;;[Datos.$C$9]-[.F538])">
            <text:p/>
          </table:table-cell>
          <table:table-cell table:style-name="ce60" table:formula="of:=IF([.$C538]&gt;[Datos.$C$4]*12+[Datos.$C$5];&quot;&quot;;[.D537]*[Datos.$C$14])">
            <text:p/>
          </table:table-cell>
          <table:table-cell table:style-name="ce55"/>
          <table:table-cell table:style-name="ce60" table:formula="of:=IF([.$C538]&gt;[Datos.$C$4]*12+[Datos.$C$5];&quot;&quot;;[.H537]-[.I538])">
            <text:p/>
          </table:table-cell>
          <table:table-cell table:style-name="ce60" table:formula="of:=IF([.$C538]&gt;[Datos.$C$4]*12+[Datos.$C$5];&quot;&quot;;[Datos.$C$11]-[.J538])">
            <text:p/>
          </table:table-cell>
          <table:table-cell table:style-name="ce69" table:formula="of:=IF([.$C538]&gt;[Datos.$C$4]*12+[Datos.$C$5];&quot;&quot;;[.H537]*[Datos.$C$15])">
            <text:p/>
          </table:table-cell>
          <table:table-cell table:formula="of:=IF([.$C53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8]+1" office:value-type="float" office:value="535">
            <text:p>535</text:p>
          </table:table-cell>
          <table:table-cell table:style-name="ce60" table:formula="of:=IF([.$C539]&gt;[Datos.$C$4]*12+[Datos.$C$5];&quot;&quot;;[.D538]-[.E539])">
            <text:p/>
          </table:table-cell>
          <table:table-cell table:style-name="ce60" table:formula="of:=IF([.$C539]&gt;[Datos.$C$4]*12+[Datos.$C$5];&quot;&quot;;[Datos.$C$9]-[.F539])">
            <text:p/>
          </table:table-cell>
          <table:table-cell table:style-name="ce60" table:formula="of:=IF([.$C539]&gt;[Datos.$C$4]*12+[Datos.$C$5];&quot;&quot;;[.D538]*[Datos.$C$14])">
            <text:p/>
          </table:table-cell>
          <table:table-cell table:style-name="ce55"/>
          <table:table-cell table:style-name="ce60" table:formula="of:=IF([.$C539]&gt;[Datos.$C$4]*12+[Datos.$C$5];&quot;&quot;;[.H538]-[.I539])">
            <text:p/>
          </table:table-cell>
          <table:table-cell table:style-name="ce60" table:formula="of:=IF([.$C539]&gt;[Datos.$C$4]*12+[Datos.$C$5];&quot;&quot;;[Datos.$C$11]-[.J539])">
            <text:p/>
          </table:table-cell>
          <table:table-cell table:style-name="ce69" table:formula="of:=IF([.$C539]&gt;[Datos.$C$4]*12+[Datos.$C$5];&quot;&quot;;[.H538]*[Datos.$C$15])">
            <text:p/>
          </table:table-cell>
          <table:table-cell table:formula="of:=IF([.$C53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39]+1" office:value-type="float" office:value="536">
            <text:p>536</text:p>
          </table:table-cell>
          <table:table-cell table:style-name="ce60" table:formula="of:=IF([.$C540]&gt;[Datos.$C$4]*12+[Datos.$C$5];&quot;&quot;;[.D539]-[.E540])">
            <text:p/>
          </table:table-cell>
          <table:table-cell table:style-name="ce60" table:formula="of:=IF([.$C540]&gt;[Datos.$C$4]*12+[Datos.$C$5];&quot;&quot;;[Datos.$C$9]-[.F540])">
            <text:p/>
          </table:table-cell>
          <table:table-cell table:style-name="ce60" table:formula="of:=IF([.$C540]&gt;[Datos.$C$4]*12+[Datos.$C$5];&quot;&quot;;[.D539]*[Datos.$C$14])">
            <text:p/>
          </table:table-cell>
          <table:table-cell table:style-name="ce55"/>
          <table:table-cell table:style-name="ce60" table:formula="of:=IF([.$C540]&gt;[Datos.$C$4]*12+[Datos.$C$5];&quot;&quot;;[.H539]-[.I540])">
            <text:p/>
          </table:table-cell>
          <table:table-cell table:style-name="ce60" table:formula="of:=IF([.$C540]&gt;[Datos.$C$4]*12+[Datos.$C$5];&quot;&quot;;[Datos.$C$11]-[.J540])">
            <text:p/>
          </table:table-cell>
          <table:table-cell table:style-name="ce69" table:formula="of:=IF([.$C540]&gt;[Datos.$C$4]*12+[Datos.$C$5];&quot;&quot;;[.H539]*[Datos.$C$15])">
            <text:p/>
          </table:table-cell>
          <table:table-cell table:formula="of:=IF([.$C54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0]+1" office:value-type="float" office:value="537">
            <text:p>537</text:p>
          </table:table-cell>
          <table:table-cell table:style-name="ce60" table:formula="of:=IF([.$C541]&gt;[Datos.$C$4]*12+[Datos.$C$5];&quot;&quot;;[.D540]-[.E541])">
            <text:p/>
          </table:table-cell>
          <table:table-cell table:style-name="ce60" table:formula="of:=IF([.$C541]&gt;[Datos.$C$4]*12+[Datos.$C$5];&quot;&quot;;[Datos.$C$9]-[.F541])">
            <text:p/>
          </table:table-cell>
          <table:table-cell table:style-name="ce60" table:formula="of:=IF([.$C541]&gt;[Datos.$C$4]*12+[Datos.$C$5];&quot;&quot;;[.D540]*[Datos.$C$14])">
            <text:p/>
          </table:table-cell>
          <table:table-cell table:style-name="ce55"/>
          <table:table-cell table:style-name="ce60" table:formula="of:=IF([.$C541]&gt;[Datos.$C$4]*12+[Datos.$C$5];&quot;&quot;;[.H540]-[.I541])">
            <text:p/>
          </table:table-cell>
          <table:table-cell table:style-name="ce60" table:formula="of:=IF([.$C541]&gt;[Datos.$C$4]*12+[Datos.$C$5];&quot;&quot;;[Datos.$C$11]-[.J541])">
            <text:p/>
          </table:table-cell>
          <table:table-cell table:style-name="ce69" table:formula="of:=IF([.$C541]&gt;[Datos.$C$4]*12+[Datos.$C$5];&quot;&quot;;[.H540]*[Datos.$C$15])">
            <text:p/>
          </table:table-cell>
          <table:table-cell table:formula="of:=IF([.$C54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1]+1" office:value-type="float" office:value="538">
            <text:p>538</text:p>
          </table:table-cell>
          <table:table-cell table:style-name="ce60" table:formula="of:=IF([.$C542]&gt;[Datos.$C$4]*12+[Datos.$C$5];&quot;&quot;;[.D541]-[.E542])">
            <text:p/>
          </table:table-cell>
          <table:table-cell table:style-name="ce60" table:formula="of:=IF([.$C542]&gt;[Datos.$C$4]*12+[Datos.$C$5];&quot;&quot;;[Datos.$C$9]-[.F542])">
            <text:p/>
          </table:table-cell>
          <table:table-cell table:style-name="ce60" table:formula="of:=IF([.$C542]&gt;[Datos.$C$4]*12+[Datos.$C$5];&quot;&quot;;[.D541]*[Datos.$C$14])">
            <text:p/>
          </table:table-cell>
          <table:table-cell table:style-name="ce55"/>
          <table:table-cell table:style-name="ce60" table:formula="of:=IF([.$C542]&gt;[Datos.$C$4]*12+[Datos.$C$5];&quot;&quot;;[.H541]-[.I542])">
            <text:p/>
          </table:table-cell>
          <table:table-cell table:style-name="ce60" table:formula="of:=IF([.$C542]&gt;[Datos.$C$4]*12+[Datos.$C$5];&quot;&quot;;[Datos.$C$11]-[.J542])">
            <text:p/>
          </table:table-cell>
          <table:table-cell table:style-name="ce69" table:formula="of:=IF([.$C542]&gt;[Datos.$C$4]*12+[Datos.$C$5];&quot;&quot;;[.H541]*[Datos.$C$15])">
            <text:p/>
          </table:table-cell>
          <table:table-cell table:formula="of:=IF([.$C54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2]+1" office:value-type="float" office:value="539">
            <text:p>539</text:p>
          </table:table-cell>
          <table:table-cell table:style-name="ce60" table:formula="of:=IF([.$C543]&gt;[Datos.$C$4]*12+[Datos.$C$5];&quot;&quot;;[.D542]-[.E543])">
            <text:p/>
          </table:table-cell>
          <table:table-cell table:style-name="ce60" table:formula="of:=IF([.$C543]&gt;[Datos.$C$4]*12+[Datos.$C$5];&quot;&quot;;[Datos.$C$9]-[.F543])">
            <text:p/>
          </table:table-cell>
          <table:table-cell table:style-name="ce60" table:formula="of:=IF([.$C543]&gt;[Datos.$C$4]*12+[Datos.$C$5];&quot;&quot;;[.D542]*[Datos.$C$14])">
            <text:p/>
          </table:table-cell>
          <table:table-cell table:style-name="ce55"/>
          <table:table-cell table:style-name="ce60" table:formula="of:=IF([.$C543]&gt;[Datos.$C$4]*12+[Datos.$C$5];&quot;&quot;;[.H542]-[.I543])">
            <text:p/>
          </table:table-cell>
          <table:table-cell table:style-name="ce60" table:formula="of:=IF([.$C543]&gt;[Datos.$C$4]*12+[Datos.$C$5];&quot;&quot;;[Datos.$C$11]-[.J543])">
            <text:p/>
          </table:table-cell>
          <table:table-cell table:style-name="ce69" table:formula="of:=IF([.$C543]&gt;[Datos.$C$4]*12+[Datos.$C$5];&quot;&quot;;[.H542]*[Datos.$C$15])">
            <text:p/>
          </table:table-cell>
          <table:table-cell table:formula="of:=IF([.$C54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32]+1" office:value-type="float" office:value="45">
            <text:p>45</text:p>
          </table:table-cell>
          <table:table-cell table:style-name="ce54" table:formula="of:=[.C543]+1" office:value-type="float" office:value="540">
            <text:p>540</text:p>
          </table:table-cell>
          <table:table-cell table:style-name="ce59" table:formula="of:=IF([.$C544]&gt;[Datos.$C$4]*12+[Datos.$C$5];&quot;&quot;;[.D543]-[.E544])">
            <text:p/>
          </table:table-cell>
          <table:table-cell table:style-name="ce59" table:formula="of:=IF([.$C544]&gt;[Datos.$C$4]*12+[Datos.$C$5];&quot;&quot;;[Datos.$C$9]-[.F544])">
            <text:p/>
          </table:table-cell>
          <table:table-cell table:style-name="ce59" table:formula="of:=IF([.$C544]&gt;[Datos.$C$4]*12+[Datos.$C$5];&quot;&quot;;[.D543]*[Datos.$C$14])">
            <text:p/>
          </table:table-cell>
          <table:table-cell table:style-name="ce54"/>
          <table:table-cell table:style-name="ce59" table:formula="of:=IF([.$C544]&gt;[Datos.$C$4]*12+[Datos.$C$5];&quot;&quot;;[.H543]-[.I544])">
            <text:p/>
          </table:table-cell>
          <table:table-cell table:style-name="ce59" table:formula="of:=IF([.$C544]&gt;[Datos.$C$4]*12+[Datos.$C$5];&quot;&quot;;[Datos.$C$11]-[.J544])">
            <text:p/>
          </table:table-cell>
          <table:table-cell table:style-name="ce70" table:formula="of:=IF([.$C544]&gt;[Datos.$C$4]*12+[Datos.$C$5];&quot;&quot;;[.H543]*[Datos.$C$15])">
            <text:p/>
          </table:table-cell>
          <table:table-cell table:formula="of:=IF([.$C54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4]+1" office:value-type="float" office:value="541">
            <text:p>541</text:p>
          </table:table-cell>
          <table:table-cell table:style-name="ce60" table:formula="of:=IF([.$C545]&gt;[Datos.$C$4]*12+[Datos.$C$5];&quot;&quot;;[.D544]-[.E545])">
            <text:p/>
          </table:table-cell>
          <table:table-cell table:style-name="ce60" table:formula="of:=IF([.$C545]&gt;[Datos.$C$4]*12+[Datos.$C$5];&quot;&quot;;[Datos.$C$9]-[.F545])">
            <text:p/>
          </table:table-cell>
          <table:table-cell table:style-name="ce60" table:formula="of:=IF([.$C545]&gt;[Datos.$C$4]*12+[Datos.$C$5];&quot;&quot;;[.D544]*[Datos.$C$14])">
            <text:p/>
          </table:table-cell>
          <table:table-cell table:style-name="ce55"/>
          <table:table-cell table:style-name="ce60" table:formula="of:=IF([.$C545]&gt;[Datos.$C$4]*12+[Datos.$C$5];&quot;&quot;;[.H544]-[.I545])">
            <text:p/>
          </table:table-cell>
          <table:table-cell table:style-name="ce60" table:formula="of:=IF([.$C545]&gt;[Datos.$C$4]*12+[Datos.$C$5];&quot;&quot;;[Datos.$C$11]-[.J545])">
            <text:p/>
          </table:table-cell>
          <table:table-cell table:style-name="ce69" table:formula="of:=IF([.$C545]&gt;[Datos.$C$4]*12+[Datos.$C$5];&quot;&quot;;[.H544]*[Datos.$C$15])">
            <text:p/>
          </table:table-cell>
          <table:table-cell table:formula="of:=IF([.$C54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5]+1" office:value-type="float" office:value="542">
            <text:p>542</text:p>
          </table:table-cell>
          <table:table-cell table:style-name="ce60" table:formula="of:=IF([.$C546]&gt;[Datos.$C$4]*12+[Datos.$C$5];&quot;&quot;;[.D545]-[.E546])">
            <text:p/>
          </table:table-cell>
          <table:table-cell table:style-name="ce60" table:formula="of:=IF([.$C546]&gt;[Datos.$C$4]*12+[Datos.$C$5];&quot;&quot;;[Datos.$C$9]-[.F546])">
            <text:p/>
          </table:table-cell>
          <table:table-cell table:style-name="ce60" table:formula="of:=IF([.$C546]&gt;[Datos.$C$4]*12+[Datos.$C$5];&quot;&quot;;[.D545]*[Datos.$C$14])">
            <text:p/>
          </table:table-cell>
          <table:table-cell table:style-name="ce55"/>
          <table:table-cell table:style-name="ce60" table:formula="of:=IF([.$C546]&gt;[Datos.$C$4]*12+[Datos.$C$5];&quot;&quot;;[.H545]-[.I546])">
            <text:p/>
          </table:table-cell>
          <table:table-cell table:style-name="ce60" table:formula="of:=IF([.$C546]&gt;[Datos.$C$4]*12+[Datos.$C$5];&quot;&quot;;[Datos.$C$11]-[.J546])">
            <text:p/>
          </table:table-cell>
          <table:table-cell table:style-name="ce69" table:formula="of:=IF([.$C546]&gt;[Datos.$C$4]*12+[Datos.$C$5];&quot;&quot;;[.H545]*[Datos.$C$15])">
            <text:p/>
          </table:table-cell>
          <table:table-cell table:formula="of:=IF([.$C54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6]+1" office:value-type="float" office:value="543">
            <text:p>543</text:p>
          </table:table-cell>
          <table:table-cell table:style-name="ce60" table:formula="of:=IF([.$C547]&gt;[Datos.$C$4]*12+[Datos.$C$5];&quot;&quot;;[.D546]-[.E547])">
            <text:p/>
          </table:table-cell>
          <table:table-cell table:style-name="ce60" table:formula="of:=IF([.$C547]&gt;[Datos.$C$4]*12+[Datos.$C$5];&quot;&quot;;[Datos.$C$9]-[.F547])">
            <text:p/>
          </table:table-cell>
          <table:table-cell table:style-name="ce60" table:formula="of:=IF([.$C547]&gt;[Datos.$C$4]*12+[Datos.$C$5];&quot;&quot;;[.D546]*[Datos.$C$14])">
            <text:p/>
          </table:table-cell>
          <table:table-cell table:style-name="ce55"/>
          <table:table-cell table:style-name="ce60" table:formula="of:=IF([.$C547]&gt;[Datos.$C$4]*12+[Datos.$C$5];&quot;&quot;;[.H546]-[.I547])">
            <text:p/>
          </table:table-cell>
          <table:table-cell table:style-name="ce60" table:formula="of:=IF([.$C547]&gt;[Datos.$C$4]*12+[Datos.$C$5];&quot;&quot;;[Datos.$C$11]-[.J547])">
            <text:p/>
          </table:table-cell>
          <table:table-cell table:style-name="ce69" table:formula="of:=IF([.$C547]&gt;[Datos.$C$4]*12+[Datos.$C$5];&quot;&quot;;[.H546]*[Datos.$C$15])">
            <text:p/>
          </table:table-cell>
          <table:table-cell table:formula="of:=IF([.$C54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7]+1" office:value-type="float" office:value="544">
            <text:p>544</text:p>
          </table:table-cell>
          <table:table-cell table:style-name="ce60" table:formula="of:=IF([.$C548]&gt;[Datos.$C$4]*12+[Datos.$C$5];&quot;&quot;;[.D547]-[.E548])">
            <text:p/>
          </table:table-cell>
          <table:table-cell table:style-name="ce60" table:formula="of:=IF([.$C548]&gt;[Datos.$C$4]*12+[Datos.$C$5];&quot;&quot;;[Datos.$C$9]-[.F548])">
            <text:p/>
          </table:table-cell>
          <table:table-cell table:style-name="ce60" table:formula="of:=IF([.$C548]&gt;[Datos.$C$4]*12+[Datos.$C$5];&quot;&quot;;[.D547]*[Datos.$C$14])">
            <text:p/>
          </table:table-cell>
          <table:table-cell table:style-name="ce55"/>
          <table:table-cell table:style-name="ce60" table:formula="of:=IF([.$C548]&gt;[Datos.$C$4]*12+[Datos.$C$5];&quot;&quot;;[.H547]-[.I548])">
            <text:p/>
          </table:table-cell>
          <table:table-cell table:style-name="ce60" table:formula="of:=IF([.$C548]&gt;[Datos.$C$4]*12+[Datos.$C$5];&quot;&quot;;[Datos.$C$11]-[.J548])">
            <text:p/>
          </table:table-cell>
          <table:table-cell table:style-name="ce69" table:formula="of:=IF([.$C548]&gt;[Datos.$C$4]*12+[Datos.$C$5];&quot;&quot;;[.H547]*[Datos.$C$15])">
            <text:p/>
          </table:table-cell>
          <table:table-cell table:formula="of:=IF([.$C54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8]+1" office:value-type="float" office:value="545">
            <text:p>545</text:p>
          </table:table-cell>
          <table:table-cell table:style-name="ce60" table:formula="of:=IF([.$C549]&gt;[Datos.$C$4]*12+[Datos.$C$5];&quot;&quot;;[.D548]-[.E549])">
            <text:p/>
          </table:table-cell>
          <table:table-cell table:style-name="ce60" table:formula="of:=IF([.$C549]&gt;[Datos.$C$4]*12+[Datos.$C$5];&quot;&quot;;[Datos.$C$9]-[.F549])">
            <text:p/>
          </table:table-cell>
          <table:table-cell table:style-name="ce60" table:formula="of:=IF([.$C549]&gt;[Datos.$C$4]*12+[Datos.$C$5];&quot;&quot;;[.D548]*[Datos.$C$14])">
            <text:p/>
          </table:table-cell>
          <table:table-cell table:style-name="ce55"/>
          <table:table-cell table:style-name="ce60" table:formula="of:=IF([.$C549]&gt;[Datos.$C$4]*12+[Datos.$C$5];&quot;&quot;;[.H548]-[.I549])">
            <text:p/>
          </table:table-cell>
          <table:table-cell table:style-name="ce60" table:formula="of:=IF([.$C549]&gt;[Datos.$C$4]*12+[Datos.$C$5];&quot;&quot;;[Datos.$C$11]-[.J549])">
            <text:p/>
          </table:table-cell>
          <table:table-cell table:style-name="ce69" table:formula="of:=IF([.$C549]&gt;[Datos.$C$4]*12+[Datos.$C$5];&quot;&quot;;[.H548]*[Datos.$C$15])">
            <text:p/>
          </table:table-cell>
          <table:table-cell table:formula="of:=IF([.$C54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49]+1" office:value-type="float" office:value="546">
            <text:p>546</text:p>
          </table:table-cell>
          <table:table-cell table:style-name="ce60" table:formula="of:=IF([.$C550]&gt;[Datos.$C$4]*12+[Datos.$C$5];&quot;&quot;;[.D549]-[.E550])">
            <text:p/>
          </table:table-cell>
          <table:table-cell table:style-name="ce60" table:formula="of:=IF([.$C550]&gt;[Datos.$C$4]*12+[Datos.$C$5];&quot;&quot;;[Datos.$C$9]-[.F550])">
            <text:p/>
          </table:table-cell>
          <table:table-cell table:style-name="ce60" table:formula="of:=IF([.$C550]&gt;[Datos.$C$4]*12+[Datos.$C$5];&quot;&quot;;[.D549]*[Datos.$C$14])">
            <text:p/>
          </table:table-cell>
          <table:table-cell table:style-name="ce55"/>
          <table:table-cell table:style-name="ce60" table:formula="of:=IF([.$C550]&gt;[Datos.$C$4]*12+[Datos.$C$5];&quot;&quot;;[.H549]-[.I550])">
            <text:p/>
          </table:table-cell>
          <table:table-cell table:style-name="ce60" table:formula="of:=IF([.$C550]&gt;[Datos.$C$4]*12+[Datos.$C$5];&quot;&quot;;[Datos.$C$11]-[.J550])">
            <text:p/>
          </table:table-cell>
          <table:table-cell table:style-name="ce69" table:formula="of:=IF([.$C550]&gt;[Datos.$C$4]*12+[Datos.$C$5];&quot;&quot;;[.H549]*[Datos.$C$15])">
            <text:p/>
          </table:table-cell>
          <table:table-cell table:formula="of:=IF([.$C55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0]+1" office:value-type="float" office:value="547">
            <text:p>547</text:p>
          </table:table-cell>
          <table:table-cell table:style-name="ce60" table:formula="of:=IF([.$C551]&gt;[Datos.$C$4]*12+[Datos.$C$5];&quot;&quot;;[.D550]-[.E551])">
            <text:p/>
          </table:table-cell>
          <table:table-cell table:style-name="ce60" table:formula="of:=IF([.$C551]&gt;[Datos.$C$4]*12+[Datos.$C$5];&quot;&quot;;[Datos.$C$9]-[.F551])">
            <text:p/>
          </table:table-cell>
          <table:table-cell table:style-name="ce60" table:formula="of:=IF([.$C551]&gt;[Datos.$C$4]*12+[Datos.$C$5];&quot;&quot;;[.D550]*[Datos.$C$14])">
            <text:p/>
          </table:table-cell>
          <table:table-cell table:style-name="ce55"/>
          <table:table-cell table:style-name="ce60" table:formula="of:=IF([.$C551]&gt;[Datos.$C$4]*12+[Datos.$C$5];&quot;&quot;;[.H550]-[.I551])">
            <text:p/>
          </table:table-cell>
          <table:table-cell table:style-name="ce60" table:formula="of:=IF([.$C551]&gt;[Datos.$C$4]*12+[Datos.$C$5];&quot;&quot;;[Datos.$C$11]-[.J551])">
            <text:p/>
          </table:table-cell>
          <table:table-cell table:style-name="ce69" table:formula="of:=IF([.$C551]&gt;[Datos.$C$4]*12+[Datos.$C$5];&quot;&quot;;[.H550]*[Datos.$C$15])">
            <text:p/>
          </table:table-cell>
          <table:table-cell table:formula="of:=IF([.$C55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1]+1" office:value-type="float" office:value="548">
            <text:p>548</text:p>
          </table:table-cell>
          <table:table-cell table:style-name="ce60" table:formula="of:=IF([.$C552]&gt;[Datos.$C$4]*12+[Datos.$C$5];&quot;&quot;;[.D551]-[.E552])">
            <text:p/>
          </table:table-cell>
          <table:table-cell table:style-name="ce60" table:formula="of:=IF([.$C552]&gt;[Datos.$C$4]*12+[Datos.$C$5];&quot;&quot;;[Datos.$C$9]-[.F552])">
            <text:p/>
          </table:table-cell>
          <table:table-cell table:style-name="ce60" table:formula="of:=IF([.$C552]&gt;[Datos.$C$4]*12+[Datos.$C$5];&quot;&quot;;[.D551]*[Datos.$C$14])">
            <text:p/>
          </table:table-cell>
          <table:table-cell table:style-name="ce55"/>
          <table:table-cell table:style-name="ce60" table:formula="of:=IF([.$C552]&gt;[Datos.$C$4]*12+[Datos.$C$5];&quot;&quot;;[.H551]-[.I552])">
            <text:p/>
          </table:table-cell>
          <table:table-cell table:style-name="ce60" table:formula="of:=IF([.$C552]&gt;[Datos.$C$4]*12+[Datos.$C$5];&quot;&quot;;[Datos.$C$11]-[.J552])">
            <text:p/>
          </table:table-cell>
          <table:table-cell table:style-name="ce69" table:formula="of:=IF([.$C552]&gt;[Datos.$C$4]*12+[Datos.$C$5];&quot;&quot;;[.H551]*[Datos.$C$15])">
            <text:p/>
          </table:table-cell>
          <table:table-cell table:formula="of:=IF([.$C55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2]+1" office:value-type="float" office:value="549">
            <text:p>549</text:p>
          </table:table-cell>
          <table:table-cell table:style-name="ce60" table:formula="of:=IF([.$C553]&gt;[Datos.$C$4]*12+[Datos.$C$5];&quot;&quot;;[.D552]-[.E553])">
            <text:p/>
          </table:table-cell>
          <table:table-cell table:style-name="ce60" table:formula="of:=IF([.$C553]&gt;[Datos.$C$4]*12+[Datos.$C$5];&quot;&quot;;[Datos.$C$9]-[.F553])">
            <text:p/>
          </table:table-cell>
          <table:table-cell table:style-name="ce60" table:formula="of:=IF([.$C553]&gt;[Datos.$C$4]*12+[Datos.$C$5];&quot;&quot;;[.D552]*[Datos.$C$14])">
            <text:p/>
          </table:table-cell>
          <table:table-cell table:style-name="ce55"/>
          <table:table-cell table:style-name="ce60" table:formula="of:=IF([.$C553]&gt;[Datos.$C$4]*12+[Datos.$C$5];&quot;&quot;;[.H552]-[.I553])">
            <text:p/>
          </table:table-cell>
          <table:table-cell table:style-name="ce60" table:formula="of:=IF([.$C553]&gt;[Datos.$C$4]*12+[Datos.$C$5];&quot;&quot;;[Datos.$C$11]-[.J553])">
            <text:p/>
          </table:table-cell>
          <table:table-cell table:style-name="ce69" table:formula="of:=IF([.$C553]&gt;[Datos.$C$4]*12+[Datos.$C$5];&quot;&quot;;[.H552]*[Datos.$C$15])">
            <text:p/>
          </table:table-cell>
          <table:table-cell table:formula="of:=IF([.$C55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3]+1" office:value-type="float" office:value="550">
            <text:p>550</text:p>
          </table:table-cell>
          <table:table-cell table:style-name="ce60" table:formula="of:=IF([.$C554]&gt;[Datos.$C$4]*12+[Datos.$C$5];&quot;&quot;;[.D553]-[.E554])">
            <text:p/>
          </table:table-cell>
          <table:table-cell table:style-name="ce60" table:formula="of:=IF([.$C554]&gt;[Datos.$C$4]*12+[Datos.$C$5];&quot;&quot;;[Datos.$C$9]-[.F554])">
            <text:p/>
          </table:table-cell>
          <table:table-cell table:style-name="ce60" table:formula="of:=IF([.$C554]&gt;[Datos.$C$4]*12+[Datos.$C$5];&quot;&quot;;[.D553]*[Datos.$C$14])">
            <text:p/>
          </table:table-cell>
          <table:table-cell table:style-name="ce55"/>
          <table:table-cell table:style-name="ce60" table:formula="of:=IF([.$C554]&gt;[Datos.$C$4]*12+[Datos.$C$5];&quot;&quot;;[.H553]-[.I554])">
            <text:p/>
          </table:table-cell>
          <table:table-cell table:style-name="ce60" table:formula="of:=IF([.$C554]&gt;[Datos.$C$4]*12+[Datos.$C$5];&quot;&quot;;[Datos.$C$11]-[.J554])">
            <text:p/>
          </table:table-cell>
          <table:table-cell table:style-name="ce69" table:formula="of:=IF([.$C554]&gt;[Datos.$C$4]*12+[Datos.$C$5];&quot;&quot;;[.H553]*[Datos.$C$15])">
            <text:p/>
          </table:table-cell>
          <table:table-cell table:formula="of:=IF([.$C55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4]+1" office:value-type="float" office:value="551">
            <text:p>551</text:p>
          </table:table-cell>
          <table:table-cell table:style-name="ce60" table:formula="of:=IF([.$C555]&gt;[Datos.$C$4]*12+[Datos.$C$5];&quot;&quot;;[.D554]-[.E555])">
            <text:p/>
          </table:table-cell>
          <table:table-cell table:style-name="ce60" table:formula="of:=IF([.$C555]&gt;[Datos.$C$4]*12+[Datos.$C$5];&quot;&quot;;[Datos.$C$9]-[.F555])">
            <text:p/>
          </table:table-cell>
          <table:table-cell table:style-name="ce60" table:formula="of:=IF([.$C555]&gt;[Datos.$C$4]*12+[Datos.$C$5];&quot;&quot;;[.D554]*[Datos.$C$14])">
            <text:p/>
          </table:table-cell>
          <table:table-cell table:style-name="ce55"/>
          <table:table-cell table:style-name="ce60" table:formula="of:=IF([.$C555]&gt;[Datos.$C$4]*12+[Datos.$C$5];&quot;&quot;;[.H554]-[.I555])">
            <text:p/>
          </table:table-cell>
          <table:table-cell table:style-name="ce60" table:formula="of:=IF([.$C555]&gt;[Datos.$C$4]*12+[Datos.$C$5];&quot;&quot;;[Datos.$C$11]-[.J555])">
            <text:p/>
          </table:table-cell>
          <table:table-cell table:style-name="ce69" table:formula="of:=IF([.$C555]&gt;[Datos.$C$4]*12+[Datos.$C$5];&quot;&quot;;[.H554]*[Datos.$C$15])">
            <text:p/>
          </table:table-cell>
          <table:table-cell table:formula="of:=IF([.$C55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44]+1" office:value-type="float" office:value="46">
            <text:p>46</text:p>
          </table:table-cell>
          <table:table-cell table:style-name="ce54" table:formula="of:=[.C555]+1" office:value-type="float" office:value="552">
            <text:p>552</text:p>
          </table:table-cell>
          <table:table-cell table:style-name="ce59" table:formula="of:=IF([.$C556]&gt;[Datos.$C$4]*12+[Datos.$C$5];&quot;&quot;;[.D555]-[.E556])">
            <text:p/>
          </table:table-cell>
          <table:table-cell table:style-name="ce59" table:formula="of:=IF([.$C556]&gt;[Datos.$C$4]*12+[Datos.$C$5];&quot;&quot;;[Datos.$C$9]-[.F556])">
            <text:p/>
          </table:table-cell>
          <table:table-cell table:style-name="ce59" table:formula="of:=IF([.$C556]&gt;[Datos.$C$4]*12+[Datos.$C$5];&quot;&quot;;[.D555]*[Datos.$C$14])">
            <text:p/>
          </table:table-cell>
          <table:table-cell table:style-name="ce54"/>
          <table:table-cell table:style-name="ce59" table:formula="of:=IF([.$C556]&gt;[Datos.$C$4]*12+[Datos.$C$5];&quot;&quot;;[.H555]-[.I556])">
            <text:p/>
          </table:table-cell>
          <table:table-cell table:style-name="ce59" table:formula="of:=IF([.$C556]&gt;[Datos.$C$4]*12+[Datos.$C$5];&quot;&quot;;[Datos.$C$11]-[.J556])">
            <text:p/>
          </table:table-cell>
          <table:table-cell table:style-name="ce70" table:formula="of:=IF([.$C556]&gt;[Datos.$C$4]*12+[Datos.$C$5];&quot;&quot;;[.H555]*[Datos.$C$15])">
            <text:p/>
          </table:table-cell>
          <table:table-cell table:formula="of:=IF([.$C55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6]+1" office:value-type="float" office:value="553">
            <text:p>553</text:p>
          </table:table-cell>
          <table:table-cell table:style-name="ce60" table:formula="of:=IF([.$C557]&gt;[Datos.$C$4]*12+[Datos.$C$5];&quot;&quot;;[.D556]-[.E557])">
            <text:p/>
          </table:table-cell>
          <table:table-cell table:style-name="ce60" table:formula="of:=IF([.$C557]&gt;[Datos.$C$4]*12+[Datos.$C$5];&quot;&quot;;[Datos.$C$9]-[.F557])">
            <text:p/>
          </table:table-cell>
          <table:table-cell table:style-name="ce60" table:formula="of:=IF([.$C557]&gt;[Datos.$C$4]*12+[Datos.$C$5];&quot;&quot;;[.D556]*[Datos.$C$14])">
            <text:p/>
          </table:table-cell>
          <table:table-cell table:style-name="ce55"/>
          <table:table-cell table:style-name="ce60" table:formula="of:=IF([.$C557]&gt;[Datos.$C$4]*12+[Datos.$C$5];&quot;&quot;;[.H556]-[.I557])">
            <text:p/>
          </table:table-cell>
          <table:table-cell table:style-name="ce60" table:formula="of:=IF([.$C557]&gt;[Datos.$C$4]*12+[Datos.$C$5];&quot;&quot;;[Datos.$C$11]-[.J557])">
            <text:p/>
          </table:table-cell>
          <table:table-cell table:style-name="ce69" table:formula="of:=IF([.$C557]&gt;[Datos.$C$4]*12+[Datos.$C$5];&quot;&quot;;[.H556]*[Datos.$C$15])">
            <text:p/>
          </table:table-cell>
          <table:table-cell table:formula="of:=IF([.$C55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7]+1" office:value-type="float" office:value="554">
            <text:p>554</text:p>
          </table:table-cell>
          <table:table-cell table:style-name="ce60" table:formula="of:=IF([.$C558]&gt;[Datos.$C$4]*12+[Datos.$C$5];&quot;&quot;;[.D557]-[.E558])">
            <text:p/>
          </table:table-cell>
          <table:table-cell table:style-name="ce60" table:formula="of:=IF([.$C558]&gt;[Datos.$C$4]*12+[Datos.$C$5];&quot;&quot;;[Datos.$C$9]-[.F558])">
            <text:p/>
          </table:table-cell>
          <table:table-cell table:style-name="ce60" table:formula="of:=IF([.$C558]&gt;[Datos.$C$4]*12+[Datos.$C$5];&quot;&quot;;[.D557]*[Datos.$C$14])">
            <text:p/>
          </table:table-cell>
          <table:table-cell table:style-name="ce55"/>
          <table:table-cell table:style-name="ce60" table:formula="of:=IF([.$C558]&gt;[Datos.$C$4]*12+[Datos.$C$5];&quot;&quot;;[.H557]-[.I558])">
            <text:p/>
          </table:table-cell>
          <table:table-cell table:style-name="ce60" table:formula="of:=IF([.$C558]&gt;[Datos.$C$4]*12+[Datos.$C$5];&quot;&quot;;[Datos.$C$11]-[.J558])">
            <text:p/>
          </table:table-cell>
          <table:table-cell table:style-name="ce69" table:formula="of:=IF([.$C558]&gt;[Datos.$C$4]*12+[Datos.$C$5];&quot;&quot;;[.H557]*[Datos.$C$15])">
            <text:p/>
          </table:table-cell>
          <table:table-cell table:formula="of:=IF([.$C55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8]+1" office:value-type="float" office:value="555">
            <text:p>555</text:p>
          </table:table-cell>
          <table:table-cell table:style-name="ce60" table:formula="of:=IF([.$C559]&gt;[Datos.$C$4]*12+[Datos.$C$5];&quot;&quot;;[.D558]-[.E559])">
            <text:p/>
          </table:table-cell>
          <table:table-cell table:style-name="ce60" table:formula="of:=IF([.$C559]&gt;[Datos.$C$4]*12+[Datos.$C$5];&quot;&quot;;[Datos.$C$9]-[.F559])">
            <text:p/>
          </table:table-cell>
          <table:table-cell table:style-name="ce60" table:formula="of:=IF([.$C559]&gt;[Datos.$C$4]*12+[Datos.$C$5];&quot;&quot;;[.D558]*[Datos.$C$14])">
            <text:p/>
          </table:table-cell>
          <table:table-cell table:style-name="ce55"/>
          <table:table-cell table:style-name="ce60" table:formula="of:=IF([.$C559]&gt;[Datos.$C$4]*12+[Datos.$C$5];&quot;&quot;;[.H558]-[.I559])">
            <text:p/>
          </table:table-cell>
          <table:table-cell table:style-name="ce60" table:formula="of:=IF([.$C559]&gt;[Datos.$C$4]*12+[Datos.$C$5];&quot;&quot;;[Datos.$C$11]-[.J559])">
            <text:p/>
          </table:table-cell>
          <table:table-cell table:style-name="ce69" table:formula="of:=IF([.$C559]&gt;[Datos.$C$4]*12+[Datos.$C$5];&quot;&quot;;[.H558]*[Datos.$C$15])">
            <text:p/>
          </table:table-cell>
          <table:table-cell table:formula="of:=IF([.$C55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59]+1" office:value-type="float" office:value="556">
            <text:p>556</text:p>
          </table:table-cell>
          <table:table-cell table:style-name="ce60" table:formula="of:=IF([.$C560]&gt;[Datos.$C$4]*12+[Datos.$C$5];&quot;&quot;;[.D559]-[.E560])">
            <text:p/>
          </table:table-cell>
          <table:table-cell table:style-name="ce60" table:formula="of:=IF([.$C560]&gt;[Datos.$C$4]*12+[Datos.$C$5];&quot;&quot;;[Datos.$C$9]-[.F560])">
            <text:p/>
          </table:table-cell>
          <table:table-cell table:style-name="ce60" table:formula="of:=IF([.$C560]&gt;[Datos.$C$4]*12+[Datos.$C$5];&quot;&quot;;[.D559]*[Datos.$C$14])">
            <text:p/>
          </table:table-cell>
          <table:table-cell table:style-name="ce55"/>
          <table:table-cell table:style-name="ce60" table:formula="of:=IF([.$C560]&gt;[Datos.$C$4]*12+[Datos.$C$5];&quot;&quot;;[.H559]-[.I560])">
            <text:p/>
          </table:table-cell>
          <table:table-cell table:style-name="ce60" table:formula="of:=IF([.$C560]&gt;[Datos.$C$4]*12+[Datos.$C$5];&quot;&quot;;[Datos.$C$11]-[.J560])">
            <text:p/>
          </table:table-cell>
          <table:table-cell table:style-name="ce69" table:formula="of:=IF([.$C560]&gt;[Datos.$C$4]*12+[Datos.$C$5];&quot;&quot;;[.H559]*[Datos.$C$15])">
            <text:p/>
          </table:table-cell>
          <table:table-cell table:formula="of:=IF([.$C56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0]+1" office:value-type="float" office:value="557">
            <text:p>557</text:p>
          </table:table-cell>
          <table:table-cell table:style-name="ce60" table:formula="of:=IF([.$C561]&gt;[Datos.$C$4]*12+[Datos.$C$5];&quot;&quot;;[.D560]-[.E561])">
            <text:p/>
          </table:table-cell>
          <table:table-cell table:style-name="ce60" table:formula="of:=IF([.$C561]&gt;[Datos.$C$4]*12+[Datos.$C$5];&quot;&quot;;[Datos.$C$9]-[.F561])">
            <text:p/>
          </table:table-cell>
          <table:table-cell table:style-name="ce60" table:formula="of:=IF([.$C561]&gt;[Datos.$C$4]*12+[Datos.$C$5];&quot;&quot;;[.D560]*[Datos.$C$14])">
            <text:p/>
          </table:table-cell>
          <table:table-cell table:style-name="ce55"/>
          <table:table-cell table:style-name="ce60" table:formula="of:=IF([.$C561]&gt;[Datos.$C$4]*12+[Datos.$C$5];&quot;&quot;;[.H560]-[.I561])">
            <text:p/>
          </table:table-cell>
          <table:table-cell table:style-name="ce60" table:formula="of:=IF([.$C561]&gt;[Datos.$C$4]*12+[Datos.$C$5];&quot;&quot;;[Datos.$C$11]-[.J561])">
            <text:p/>
          </table:table-cell>
          <table:table-cell table:style-name="ce69" table:formula="of:=IF([.$C561]&gt;[Datos.$C$4]*12+[Datos.$C$5];&quot;&quot;;[.H560]*[Datos.$C$15])">
            <text:p/>
          </table:table-cell>
          <table:table-cell table:formula="of:=IF([.$C56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1]+1" office:value-type="float" office:value="558">
            <text:p>558</text:p>
          </table:table-cell>
          <table:table-cell table:style-name="ce60" table:formula="of:=IF([.$C562]&gt;[Datos.$C$4]*12+[Datos.$C$5];&quot;&quot;;[.D561]-[.E562])">
            <text:p/>
          </table:table-cell>
          <table:table-cell table:style-name="ce60" table:formula="of:=IF([.$C562]&gt;[Datos.$C$4]*12+[Datos.$C$5];&quot;&quot;;[Datos.$C$9]-[.F562])">
            <text:p/>
          </table:table-cell>
          <table:table-cell table:style-name="ce60" table:formula="of:=IF([.$C562]&gt;[Datos.$C$4]*12+[Datos.$C$5];&quot;&quot;;[.D561]*[Datos.$C$14])">
            <text:p/>
          </table:table-cell>
          <table:table-cell table:style-name="ce55"/>
          <table:table-cell table:style-name="ce60" table:formula="of:=IF([.$C562]&gt;[Datos.$C$4]*12+[Datos.$C$5];&quot;&quot;;[.H561]-[.I562])">
            <text:p/>
          </table:table-cell>
          <table:table-cell table:style-name="ce60" table:formula="of:=IF([.$C562]&gt;[Datos.$C$4]*12+[Datos.$C$5];&quot;&quot;;[Datos.$C$11]-[.J562])">
            <text:p/>
          </table:table-cell>
          <table:table-cell table:style-name="ce69" table:formula="of:=IF([.$C562]&gt;[Datos.$C$4]*12+[Datos.$C$5];&quot;&quot;;[.H561]*[Datos.$C$15])">
            <text:p/>
          </table:table-cell>
          <table:table-cell table:formula="of:=IF([.$C56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2]+1" office:value-type="float" office:value="559">
            <text:p>559</text:p>
          </table:table-cell>
          <table:table-cell table:style-name="ce60" table:formula="of:=IF([.$C563]&gt;[Datos.$C$4]*12+[Datos.$C$5];&quot;&quot;;[.D562]-[.E563])">
            <text:p/>
          </table:table-cell>
          <table:table-cell table:style-name="ce60" table:formula="of:=IF([.$C563]&gt;[Datos.$C$4]*12+[Datos.$C$5];&quot;&quot;;[Datos.$C$9]-[.F563])">
            <text:p/>
          </table:table-cell>
          <table:table-cell table:style-name="ce60" table:formula="of:=IF([.$C563]&gt;[Datos.$C$4]*12+[Datos.$C$5];&quot;&quot;;[.D562]*[Datos.$C$14])">
            <text:p/>
          </table:table-cell>
          <table:table-cell table:style-name="ce55"/>
          <table:table-cell table:style-name="ce60" table:formula="of:=IF([.$C563]&gt;[Datos.$C$4]*12+[Datos.$C$5];&quot;&quot;;[.H562]-[.I563])">
            <text:p/>
          </table:table-cell>
          <table:table-cell table:style-name="ce60" table:formula="of:=IF([.$C563]&gt;[Datos.$C$4]*12+[Datos.$C$5];&quot;&quot;;[Datos.$C$11]-[.J563])">
            <text:p/>
          </table:table-cell>
          <table:table-cell table:style-name="ce69" table:formula="of:=IF([.$C563]&gt;[Datos.$C$4]*12+[Datos.$C$5];&quot;&quot;;[.H562]*[Datos.$C$15])">
            <text:p/>
          </table:table-cell>
          <table:table-cell table:formula="of:=IF([.$C56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3]+1" office:value-type="float" office:value="560">
            <text:p>560</text:p>
          </table:table-cell>
          <table:table-cell table:style-name="ce60" table:formula="of:=IF([.$C564]&gt;[Datos.$C$4]*12+[Datos.$C$5];&quot;&quot;;[.D563]-[.E564])">
            <text:p/>
          </table:table-cell>
          <table:table-cell table:style-name="ce60" table:formula="of:=IF([.$C564]&gt;[Datos.$C$4]*12+[Datos.$C$5];&quot;&quot;;[Datos.$C$9]-[.F564])">
            <text:p/>
          </table:table-cell>
          <table:table-cell table:style-name="ce60" table:formula="of:=IF([.$C564]&gt;[Datos.$C$4]*12+[Datos.$C$5];&quot;&quot;;[.D563]*[Datos.$C$14])">
            <text:p/>
          </table:table-cell>
          <table:table-cell table:style-name="ce55"/>
          <table:table-cell table:style-name="ce60" table:formula="of:=IF([.$C564]&gt;[Datos.$C$4]*12+[Datos.$C$5];&quot;&quot;;[.H563]-[.I564])">
            <text:p/>
          </table:table-cell>
          <table:table-cell table:style-name="ce60" table:formula="of:=IF([.$C564]&gt;[Datos.$C$4]*12+[Datos.$C$5];&quot;&quot;;[Datos.$C$11]-[.J564])">
            <text:p/>
          </table:table-cell>
          <table:table-cell table:style-name="ce69" table:formula="of:=IF([.$C564]&gt;[Datos.$C$4]*12+[Datos.$C$5];&quot;&quot;;[.H563]*[Datos.$C$15])">
            <text:p/>
          </table:table-cell>
          <table:table-cell table:formula="of:=IF([.$C56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4]+1" office:value-type="float" office:value="561">
            <text:p>561</text:p>
          </table:table-cell>
          <table:table-cell table:style-name="ce60" table:formula="of:=IF([.$C565]&gt;[Datos.$C$4]*12+[Datos.$C$5];&quot;&quot;;[.D564]-[.E565])">
            <text:p/>
          </table:table-cell>
          <table:table-cell table:style-name="ce60" table:formula="of:=IF([.$C565]&gt;[Datos.$C$4]*12+[Datos.$C$5];&quot;&quot;;[Datos.$C$9]-[.F565])">
            <text:p/>
          </table:table-cell>
          <table:table-cell table:style-name="ce60" table:formula="of:=IF([.$C565]&gt;[Datos.$C$4]*12+[Datos.$C$5];&quot;&quot;;[.D564]*[Datos.$C$14])">
            <text:p/>
          </table:table-cell>
          <table:table-cell table:style-name="ce55"/>
          <table:table-cell table:style-name="ce60" table:formula="of:=IF([.$C565]&gt;[Datos.$C$4]*12+[Datos.$C$5];&quot;&quot;;[.H564]-[.I565])">
            <text:p/>
          </table:table-cell>
          <table:table-cell table:style-name="ce60" table:formula="of:=IF([.$C565]&gt;[Datos.$C$4]*12+[Datos.$C$5];&quot;&quot;;[Datos.$C$11]-[.J565])">
            <text:p/>
          </table:table-cell>
          <table:table-cell table:style-name="ce69" table:formula="of:=IF([.$C565]&gt;[Datos.$C$4]*12+[Datos.$C$5];&quot;&quot;;[.H564]*[Datos.$C$15])">
            <text:p/>
          </table:table-cell>
          <table:table-cell table:formula="of:=IF([.$C56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5]+1" office:value-type="float" office:value="562">
            <text:p>562</text:p>
          </table:table-cell>
          <table:table-cell table:style-name="ce60" table:formula="of:=IF([.$C566]&gt;[Datos.$C$4]*12+[Datos.$C$5];&quot;&quot;;[.D565]-[.E566])">
            <text:p/>
          </table:table-cell>
          <table:table-cell table:style-name="ce60" table:formula="of:=IF([.$C566]&gt;[Datos.$C$4]*12+[Datos.$C$5];&quot;&quot;;[Datos.$C$9]-[.F566])">
            <text:p/>
          </table:table-cell>
          <table:table-cell table:style-name="ce60" table:formula="of:=IF([.$C566]&gt;[Datos.$C$4]*12+[Datos.$C$5];&quot;&quot;;[.D565]*[Datos.$C$14])">
            <text:p/>
          </table:table-cell>
          <table:table-cell table:style-name="ce55"/>
          <table:table-cell table:style-name="ce60" table:formula="of:=IF([.$C566]&gt;[Datos.$C$4]*12+[Datos.$C$5];&quot;&quot;;[.H565]-[.I566])">
            <text:p/>
          </table:table-cell>
          <table:table-cell table:style-name="ce60" table:formula="of:=IF([.$C566]&gt;[Datos.$C$4]*12+[Datos.$C$5];&quot;&quot;;[Datos.$C$11]-[.J566])">
            <text:p/>
          </table:table-cell>
          <table:table-cell table:style-name="ce69" table:formula="of:=IF([.$C566]&gt;[Datos.$C$4]*12+[Datos.$C$5];&quot;&quot;;[.H565]*[Datos.$C$15])">
            <text:p/>
          </table:table-cell>
          <table:table-cell table:formula="of:=IF([.$C56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6]+1" office:value-type="float" office:value="563">
            <text:p>563</text:p>
          </table:table-cell>
          <table:table-cell table:style-name="ce60" table:formula="of:=IF([.$C567]&gt;[Datos.$C$4]*12+[Datos.$C$5];&quot;&quot;;[.D566]-[.E567])">
            <text:p/>
          </table:table-cell>
          <table:table-cell table:style-name="ce60" table:formula="of:=IF([.$C567]&gt;[Datos.$C$4]*12+[Datos.$C$5];&quot;&quot;;[Datos.$C$9]-[.F567])">
            <text:p/>
          </table:table-cell>
          <table:table-cell table:style-name="ce60" table:formula="of:=IF([.$C567]&gt;[Datos.$C$4]*12+[Datos.$C$5];&quot;&quot;;[.D566]*[Datos.$C$14])">
            <text:p/>
          </table:table-cell>
          <table:table-cell table:style-name="ce55"/>
          <table:table-cell table:style-name="ce60" table:formula="of:=IF([.$C567]&gt;[Datos.$C$4]*12+[Datos.$C$5];&quot;&quot;;[.H566]-[.I567])">
            <text:p/>
          </table:table-cell>
          <table:table-cell table:style-name="ce60" table:formula="of:=IF([.$C567]&gt;[Datos.$C$4]*12+[Datos.$C$5];&quot;&quot;;[Datos.$C$11]-[.J567])">
            <text:p/>
          </table:table-cell>
          <table:table-cell table:style-name="ce69" table:formula="of:=IF([.$C567]&gt;[Datos.$C$4]*12+[Datos.$C$5];&quot;&quot;;[.H566]*[Datos.$C$15])">
            <text:p/>
          </table:table-cell>
          <table:table-cell table:formula="of:=IF([.$C56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56]+1" office:value-type="float" office:value="47">
            <text:p>47</text:p>
          </table:table-cell>
          <table:table-cell table:style-name="ce54" table:formula="of:=[.C567]+1" office:value-type="float" office:value="564">
            <text:p>564</text:p>
          </table:table-cell>
          <table:table-cell table:style-name="ce59" table:formula="of:=IF([.$C568]&gt;[Datos.$C$4]*12+[Datos.$C$5];&quot;&quot;;[.D567]-[.E568])">
            <text:p/>
          </table:table-cell>
          <table:table-cell table:style-name="ce59" table:formula="of:=IF([.$C568]&gt;[Datos.$C$4]*12+[Datos.$C$5];&quot;&quot;;[Datos.$C$9]-[.F568])">
            <text:p/>
          </table:table-cell>
          <table:table-cell table:style-name="ce59" table:formula="of:=IF([.$C568]&gt;[Datos.$C$4]*12+[Datos.$C$5];&quot;&quot;;[.D567]*[Datos.$C$14])">
            <text:p/>
          </table:table-cell>
          <table:table-cell table:style-name="ce54"/>
          <table:table-cell table:style-name="ce59" table:formula="of:=IF([.$C568]&gt;[Datos.$C$4]*12+[Datos.$C$5];&quot;&quot;;[.H567]-[.I568])">
            <text:p/>
          </table:table-cell>
          <table:table-cell table:style-name="ce59" table:formula="of:=IF([.$C568]&gt;[Datos.$C$4]*12+[Datos.$C$5];&quot;&quot;;[Datos.$C$11]-[.J568])">
            <text:p/>
          </table:table-cell>
          <table:table-cell table:style-name="ce70" table:formula="of:=IF([.$C568]&gt;[Datos.$C$4]*12+[Datos.$C$5];&quot;&quot;;[.H567]*[Datos.$C$15])">
            <text:p/>
          </table:table-cell>
          <table:table-cell table:formula="of:=IF([.$C56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8]+1" office:value-type="float" office:value="565">
            <text:p>565</text:p>
          </table:table-cell>
          <table:table-cell table:style-name="ce60" table:formula="of:=IF([.$C569]&gt;[Datos.$C$4]*12+[Datos.$C$5];&quot;&quot;;[.D568]-[.E569])">
            <text:p/>
          </table:table-cell>
          <table:table-cell table:style-name="ce60" table:formula="of:=IF([.$C569]&gt;[Datos.$C$4]*12+[Datos.$C$5];&quot;&quot;;[Datos.$C$9]-[.F569])">
            <text:p/>
          </table:table-cell>
          <table:table-cell table:style-name="ce60" table:formula="of:=IF([.$C569]&gt;[Datos.$C$4]*12+[Datos.$C$5];&quot;&quot;;[.D568]*[Datos.$C$14])">
            <text:p/>
          </table:table-cell>
          <table:table-cell table:style-name="ce55"/>
          <table:table-cell table:style-name="ce60" table:formula="of:=IF([.$C569]&gt;[Datos.$C$4]*12+[Datos.$C$5];&quot;&quot;;[.H568]-[.I569])">
            <text:p/>
          </table:table-cell>
          <table:table-cell table:style-name="ce60" table:formula="of:=IF([.$C569]&gt;[Datos.$C$4]*12+[Datos.$C$5];&quot;&quot;;[Datos.$C$11]-[.J569])">
            <text:p/>
          </table:table-cell>
          <table:table-cell table:style-name="ce69" table:formula="of:=IF([.$C569]&gt;[Datos.$C$4]*12+[Datos.$C$5];&quot;&quot;;[.H568]*[Datos.$C$15])">
            <text:p/>
          </table:table-cell>
          <table:table-cell table:formula="of:=IF([.$C56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69]+1" office:value-type="float" office:value="566">
            <text:p>566</text:p>
          </table:table-cell>
          <table:table-cell table:style-name="ce60" table:formula="of:=IF([.$C570]&gt;[Datos.$C$4]*12+[Datos.$C$5];&quot;&quot;;[.D569]-[.E570])">
            <text:p/>
          </table:table-cell>
          <table:table-cell table:style-name="ce60" table:formula="of:=IF([.$C570]&gt;[Datos.$C$4]*12+[Datos.$C$5];&quot;&quot;;[Datos.$C$9]-[.F570])">
            <text:p/>
          </table:table-cell>
          <table:table-cell table:style-name="ce60" table:formula="of:=IF([.$C570]&gt;[Datos.$C$4]*12+[Datos.$C$5];&quot;&quot;;[.D569]*[Datos.$C$14])">
            <text:p/>
          </table:table-cell>
          <table:table-cell table:style-name="ce55"/>
          <table:table-cell table:style-name="ce60" table:formula="of:=IF([.$C570]&gt;[Datos.$C$4]*12+[Datos.$C$5];&quot;&quot;;[.H569]-[.I570])">
            <text:p/>
          </table:table-cell>
          <table:table-cell table:style-name="ce60" table:formula="of:=IF([.$C570]&gt;[Datos.$C$4]*12+[Datos.$C$5];&quot;&quot;;[Datos.$C$11]-[.J570])">
            <text:p/>
          </table:table-cell>
          <table:table-cell table:style-name="ce69" table:formula="of:=IF([.$C570]&gt;[Datos.$C$4]*12+[Datos.$C$5];&quot;&quot;;[.H569]*[Datos.$C$15])">
            <text:p/>
          </table:table-cell>
          <table:table-cell table:formula="of:=IF([.$C57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0]+1" office:value-type="float" office:value="567">
            <text:p>567</text:p>
          </table:table-cell>
          <table:table-cell table:style-name="ce60" table:formula="of:=IF([.$C571]&gt;[Datos.$C$4]*12+[Datos.$C$5];&quot;&quot;;[.D570]-[.E571])">
            <text:p/>
          </table:table-cell>
          <table:table-cell table:style-name="ce60" table:formula="of:=IF([.$C571]&gt;[Datos.$C$4]*12+[Datos.$C$5];&quot;&quot;;[Datos.$C$9]-[.F571])">
            <text:p/>
          </table:table-cell>
          <table:table-cell table:style-name="ce60" table:formula="of:=IF([.$C571]&gt;[Datos.$C$4]*12+[Datos.$C$5];&quot;&quot;;[.D570]*[Datos.$C$14])">
            <text:p/>
          </table:table-cell>
          <table:table-cell table:style-name="ce55"/>
          <table:table-cell table:style-name="ce60" table:formula="of:=IF([.$C571]&gt;[Datos.$C$4]*12+[Datos.$C$5];&quot;&quot;;[.H570]-[.I571])">
            <text:p/>
          </table:table-cell>
          <table:table-cell table:style-name="ce60" table:formula="of:=IF([.$C571]&gt;[Datos.$C$4]*12+[Datos.$C$5];&quot;&quot;;[Datos.$C$11]-[.J571])">
            <text:p/>
          </table:table-cell>
          <table:table-cell table:style-name="ce69" table:formula="of:=IF([.$C571]&gt;[Datos.$C$4]*12+[Datos.$C$5];&quot;&quot;;[.H570]*[Datos.$C$15])">
            <text:p/>
          </table:table-cell>
          <table:table-cell table:formula="of:=IF([.$C57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1]+1" office:value-type="float" office:value="568">
            <text:p>568</text:p>
          </table:table-cell>
          <table:table-cell table:style-name="ce60" table:formula="of:=IF([.$C572]&gt;[Datos.$C$4]*12+[Datos.$C$5];&quot;&quot;;[.D571]-[.E572])">
            <text:p/>
          </table:table-cell>
          <table:table-cell table:style-name="ce60" table:formula="of:=IF([.$C572]&gt;[Datos.$C$4]*12+[Datos.$C$5];&quot;&quot;;[Datos.$C$9]-[.F572])">
            <text:p/>
          </table:table-cell>
          <table:table-cell table:style-name="ce60" table:formula="of:=IF([.$C572]&gt;[Datos.$C$4]*12+[Datos.$C$5];&quot;&quot;;[.D571]*[Datos.$C$14])">
            <text:p/>
          </table:table-cell>
          <table:table-cell table:style-name="ce55"/>
          <table:table-cell table:style-name="ce60" table:formula="of:=IF([.$C572]&gt;[Datos.$C$4]*12+[Datos.$C$5];&quot;&quot;;[.H571]-[.I572])">
            <text:p/>
          </table:table-cell>
          <table:table-cell table:style-name="ce60" table:formula="of:=IF([.$C572]&gt;[Datos.$C$4]*12+[Datos.$C$5];&quot;&quot;;[Datos.$C$11]-[.J572])">
            <text:p/>
          </table:table-cell>
          <table:table-cell table:style-name="ce69" table:formula="of:=IF([.$C572]&gt;[Datos.$C$4]*12+[Datos.$C$5];&quot;&quot;;[.H571]*[Datos.$C$15])">
            <text:p/>
          </table:table-cell>
          <table:table-cell table:formula="of:=IF([.$C57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2]+1" office:value-type="float" office:value="569">
            <text:p>569</text:p>
          </table:table-cell>
          <table:table-cell table:style-name="ce60" table:formula="of:=IF([.$C573]&gt;[Datos.$C$4]*12+[Datos.$C$5];&quot;&quot;;[.D572]-[.E573])">
            <text:p/>
          </table:table-cell>
          <table:table-cell table:style-name="ce60" table:formula="of:=IF([.$C573]&gt;[Datos.$C$4]*12+[Datos.$C$5];&quot;&quot;;[Datos.$C$9]-[.F573])">
            <text:p/>
          </table:table-cell>
          <table:table-cell table:style-name="ce60" table:formula="of:=IF([.$C573]&gt;[Datos.$C$4]*12+[Datos.$C$5];&quot;&quot;;[.D572]*[Datos.$C$14])">
            <text:p/>
          </table:table-cell>
          <table:table-cell table:style-name="ce55"/>
          <table:table-cell table:style-name="ce60" table:formula="of:=IF([.$C573]&gt;[Datos.$C$4]*12+[Datos.$C$5];&quot;&quot;;[.H572]-[.I573])">
            <text:p/>
          </table:table-cell>
          <table:table-cell table:style-name="ce60" table:formula="of:=IF([.$C573]&gt;[Datos.$C$4]*12+[Datos.$C$5];&quot;&quot;;[Datos.$C$11]-[.J573])">
            <text:p/>
          </table:table-cell>
          <table:table-cell table:style-name="ce69" table:formula="of:=IF([.$C573]&gt;[Datos.$C$4]*12+[Datos.$C$5];&quot;&quot;;[.H572]*[Datos.$C$15])">
            <text:p/>
          </table:table-cell>
          <table:table-cell table:formula="of:=IF([.$C57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3]+1" office:value-type="float" office:value="570">
            <text:p>570</text:p>
          </table:table-cell>
          <table:table-cell table:style-name="ce60" table:formula="of:=IF([.$C574]&gt;[Datos.$C$4]*12+[Datos.$C$5];&quot;&quot;;[.D573]-[.E574])">
            <text:p/>
          </table:table-cell>
          <table:table-cell table:style-name="ce60" table:formula="of:=IF([.$C574]&gt;[Datos.$C$4]*12+[Datos.$C$5];&quot;&quot;;[Datos.$C$9]-[.F574])">
            <text:p/>
          </table:table-cell>
          <table:table-cell table:style-name="ce60" table:formula="of:=IF([.$C574]&gt;[Datos.$C$4]*12+[Datos.$C$5];&quot;&quot;;[.D573]*[Datos.$C$14])">
            <text:p/>
          </table:table-cell>
          <table:table-cell table:style-name="ce55"/>
          <table:table-cell table:style-name="ce60" table:formula="of:=IF([.$C574]&gt;[Datos.$C$4]*12+[Datos.$C$5];&quot;&quot;;[.H573]-[.I574])">
            <text:p/>
          </table:table-cell>
          <table:table-cell table:style-name="ce60" table:formula="of:=IF([.$C574]&gt;[Datos.$C$4]*12+[Datos.$C$5];&quot;&quot;;[Datos.$C$11]-[.J574])">
            <text:p/>
          </table:table-cell>
          <table:table-cell table:style-name="ce69" table:formula="of:=IF([.$C574]&gt;[Datos.$C$4]*12+[Datos.$C$5];&quot;&quot;;[.H573]*[Datos.$C$15])">
            <text:p/>
          </table:table-cell>
          <table:table-cell table:formula="of:=IF([.$C57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4]+1" office:value-type="float" office:value="571">
            <text:p>571</text:p>
          </table:table-cell>
          <table:table-cell table:style-name="ce60" table:formula="of:=IF([.$C575]&gt;[Datos.$C$4]*12+[Datos.$C$5];&quot;&quot;;[.D574]-[.E575])">
            <text:p/>
          </table:table-cell>
          <table:table-cell table:style-name="ce60" table:formula="of:=IF([.$C575]&gt;[Datos.$C$4]*12+[Datos.$C$5];&quot;&quot;;[Datos.$C$9]-[.F575])">
            <text:p/>
          </table:table-cell>
          <table:table-cell table:style-name="ce60" table:formula="of:=IF([.$C575]&gt;[Datos.$C$4]*12+[Datos.$C$5];&quot;&quot;;[.D574]*[Datos.$C$14])">
            <text:p/>
          </table:table-cell>
          <table:table-cell table:style-name="ce55"/>
          <table:table-cell table:style-name="ce60" table:formula="of:=IF([.$C575]&gt;[Datos.$C$4]*12+[Datos.$C$5];&quot;&quot;;[.H574]-[.I575])">
            <text:p/>
          </table:table-cell>
          <table:table-cell table:style-name="ce60" table:formula="of:=IF([.$C575]&gt;[Datos.$C$4]*12+[Datos.$C$5];&quot;&quot;;[Datos.$C$11]-[.J575])">
            <text:p/>
          </table:table-cell>
          <table:table-cell table:style-name="ce69" table:formula="of:=IF([.$C575]&gt;[Datos.$C$4]*12+[Datos.$C$5];&quot;&quot;;[.H574]*[Datos.$C$15])">
            <text:p/>
          </table:table-cell>
          <table:table-cell table:formula="of:=IF([.$C57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5]+1" office:value-type="float" office:value="572">
            <text:p>572</text:p>
          </table:table-cell>
          <table:table-cell table:style-name="ce60" table:formula="of:=IF([.$C576]&gt;[Datos.$C$4]*12+[Datos.$C$5];&quot;&quot;;[.D575]-[.E576])">
            <text:p/>
          </table:table-cell>
          <table:table-cell table:style-name="ce60" table:formula="of:=IF([.$C576]&gt;[Datos.$C$4]*12+[Datos.$C$5];&quot;&quot;;[Datos.$C$9]-[.F576])">
            <text:p/>
          </table:table-cell>
          <table:table-cell table:style-name="ce60" table:formula="of:=IF([.$C576]&gt;[Datos.$C$4]*12+[Datos.$C$5];&quot;&quot;;[.D575]*[Datos.$C$14])">
            <text:p/>
          </table:table-cell>
          <table:table-cell table:style-name="ce55"/>
          <table:table-cell table:style-name="ce60" table:formula="of:=IF([.$C576]&gt;[Datos.$C$4]*12+[Datos.$C$5];&quot;&quot;;[.H575]-[.I576])">
            <text:p/>
          </table:table-cell>
          <table:table-cell table:style-name="ce60" table:formula="of:=IF([.$C576]&gt;[Datos.$C$4]*12+[Datos.$C$5];&quot;&quot;;[Datos.$C$11]-[.J576])">
            <text:p/>
          </table:table-cell>
          <table:table-cell table:style-name="ce69" table:formula="of:=IF([.$C576]&gt;[Datos.$C$4]*12+[Datos.$C$5];&quot;&quot;;[.H575]*[Datos.$C$15])">
            <text:p/>
          </table:table-cell>
          <table:table-cell table:formula="of:=IF([.$C57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6]+1" office:value-type="float" office:value="573">
            <text:p>573</text:p>
          </table:table-cell>
          <table:table-cell table:style-name="ce60" table:formula="of:=IF([.$C577]&gt;[Datos.$C$4]*12+[Datos.$C$5];&quot;&quot;;[.D576]-[.E577])">
            <text:p/>
          </table:table-cell>
          <table:table-cell table:style-name="ce60" table:formula="of:=IF([.$C577]&gt;[Datos.$C$4]*12+[Datos.$C$5];&quot;&quot;;[Datos.$C$9]-[.F577])">
            <text:p/>
          </table:table-cell>
          <table:table-cell table:style-name="ce60" table:formula="of:=IF([.$C577]&gt;[Datos.$C$4]*12+[Datos.$C$5];&quot;&quot;;[.D576]*[Datos.$C$14])">
            <text:p/>
          </table:table-cell>
          <table:table-cell table:style-name="ce55"/>
          <table:table-cell table:style-name="ce60" table:formula="of:=IF([.$C577]&gt;[Datos.$C$4]*12+[Datos.$C$5];&quot;&quot;;[.H576]-[.I577])">
            <text:p/>
          </table:table-cell>
          <table:table-cell table:style-name="ce60" table:formula="of:=IF([.$C577]&gt;[Datos.$C$4]*12+[Datos.$C$5];&quot;&quot;;[Datos.$C$11]-[.J577])">
            <text:p/>
          </table:table-cell>
          <table:table-cell table:style-name="ce69" table:formula="of:=IF([.$C577]&gt;[Datos.$C$4]*12+[Datos.$C$5];&quot;&quot;;[.H576]*[Datos.$C$15])">
            <text:p/>
          </table:table-cell>
          <table:table-cell table:formula="of:=IF([.$C57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7]+1" office:value-type="float" office:value="574">
            <text:p>574</text:p>
          </table:table-cell>
          <table:table-cell table:style-name="ce60" table:formula="of:=IF([.$C578]&gt;[Datos.$C$4]*12+[Datos.$C$5];&quot;&quot;;[.D577]-[.E578])">
            <text:p/>
          </table:table-cell>
          <table:table-cell table:style-name="ce60" table:formula="of:=IF([.$C578]&gt;[Datos.$C$4]*12+[Datos.$C$5];&quot;&quot;;[Datos.$C$9]-[.F578])">
            <text:p/>
          </table:table-cell>
          <table:table-cell table:style-name="ce60" table:formula="of:=IF([.$C578]&gt;[Datos.$C$4]*12+[Datos.$C$5];&quot;&quot;;[.D577]*[Datos.$C$14])">
            <text:p/>
          </table:table-cell>
          <table:table-cell table:style-name="ce55"/>
          <table:table-cell table:style-name="ce60" table:formula="of:=IF([.$C578]&gt;[Datos.$C$4]*12+[Datos.$C$5];&quot;&quot;;[.H577]-[.I578])">
            <text:p/>
          </table:table-cell>
          <table:table-cell table:style-name="ce60" table:formula="of:=IF([.$C578]&gt;[Datos.$C$4]*12+[Datos.$C$5];&quot;&quot;;[Datos.$C$11]-[.J578])">
            <text:p/>
          </table:table-cell>
          <table:table-cell table:style-name="ce69" table:formula="of:=IF([.$C578]&gt;[Datos.$C$4]*12+[Datos.$C$5];&quot;&quot;;[.H577]*[Datos.$C$15])">
            <text:p/>
          </table:table-cell>
          <table:table-cell table:formula="of:=IF([.$C57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78]+1" office:value-type="float" office:value="575">
            <text:p>575</text:p>
          </table:table-cell>
          <table:table-cell table:style-name="ce60" table:formula="of:=IF([.$C579]&gt;[Datos.$C$4]*12+[Datos.$C$5];&quot;&quot;;[.D578]-[.E579])">
            <text:p/>
          </table:table-cell>
          <table:table-cell table:style-name="ce60" table:formula="of:=IF([.$C579]&gt;[Datos.$C$4]*12+[Datos.$C$5];&quot;&quot;;[Datos.$C$9]-[.F579])">
            <text:p/>
          </table:table-cell>
          <table:table-cell table:style-name="ce60" table:formula="of:=IF([.$C579]&gt;[Datos.$C$4]*12+[Datos.$C$5];&quot;&quot;;[.D578]*[Datos.$C$14])">
            <text:p/>
          </table:table-cell>
          <table:table-cell table:style-name="ce55"/>
          <table:table-cell table:style-name="ce60" table:formula="of:=IF([.$C579]&gt;[Datos.$C$4]*12+[Datos.$C$5];&quot;&quot;;[.H578]-[.I579])">
            <text:p/>
          </table:table-cell>
          <table:table-cell table:style-name="ce60" table:formula="of:=IF([.$C579]&gt;[Datos.$C$4]*12+[Datos.$C$5];&quot;&quot;;[Datos.$C$11]-[.J579])">
            <text:p/>
          </table:table-cell>
          <table:table-cell table:style-name="ce69" table:formula="of:=IF([.$C579]&gt;[Datos.$C$4]*12+[Datos.$C$5];&quot;&quot;;[.H578]*[Datos.$C$15])">
            <text:p/>
          </table:table-cell>
          <table:table-cell table:formula="of:=IF([.$C57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68]+1" office:value-type="float" office:value="48">
            <text:p>48</text:p>
          </table:table-cell>
          <table:table-cell table:style-name="ce54" table:formula="of:=[.C579]+1" office:value-type="float" office:value="576">
            <text:p>576</text:p>
          </table:table-cell>
          <table:table-cell table:style-name="ce59" table:formula="of:=IF([.$C580]&gt;[Datos.$C$4]*12+[Datos.$C$5];&quot;&quot;;[.D579]-[.E580])">
            <text:p/>
          </table:table-cell>
          <table:table-cell table:style-name="ce59" table:formula="of:=IF([.$C580]&gt;[Datos.$C$4]*12+[Datos.$C$5];&quot;&quot;;[Datos.$C$9]-[.F580])">
            <text:p/>
          </table:table-cell>
          <table:table-cell table:style-name="ce59" table:formula="of:=IF([.$C580]&gt;[Datos.$C$4]*12+[Datos.$C$5];&quot;&quot;;[.D579]*[Datos.$C$14])">
            <text:p/>
          </table:table-cell>
          <table:table-cell table:style-name="ce54"/>
          <table:table-cell table:style-name="ce59" table:formula="of:=IF([.$C580]&gt;[Datos.$C$4]*12+[Datos.$C$5];&quot;&quot;;[.H579]-[.I580])">
            <text:p/>
          </table:table-cell>
          <table:table-cell table:style-name="ce59" table:formula="of:=IF([.$C580]&gt;[Datos.$C$4]*12+[Datos.$C$5];&quot;&quot;;[Datos.$C$11]-[.J580])">
            <text:p/>
          </table:table-cell>
          <table:table-cell table:style-name="ce70" table:formula="of:=IF([.$C580]&gt;[Datos.$C$4]*12+[Datos.$C$5];&quot;&quot;;[.H579]*[Datos.$C$15])">
            <text:p/>
          </table:table-cell>
          <table:table-cell table:formula="of:=IF([.$C58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0]+1" office:value-type="float" office:value="577">
            <text:p>577</text:p>
          </table:table-cell>
          <table:table-cell table:style-name="ce60" table:formula="of:=IF([.$C581]&gt;[Datos.$C$4]*12+[Datos.$C$5];&quot;&quot;;[.D580]-[.E581])">
            <text:p/>
          </table:table-cell>
          <table:table-cell table:style-name="ce60" table:formula="of:=IF([.$C581]&gt;[Datos.$C$4]*12+[Datos.$C$5];&quot;&quot;;[Datos.$C$9]-[.F581])">
            <text:p/>
          </table:table-cell>
          <table:table-cell table:style-name="ce60" table:formula="of:=IF([.$C581]&gt;[Datos.$C$4]*12+[Datos.$C$5];&quot;&quot;;[.D580]*[Datos.$C$14])">
            <text:p/>
          </table:table-cell>
          <table:table-cell table:style-name="ce55"/>
          <table:table-cell table:style-name="ce60" table:formula="of:=IF([.$C581]&gt;[Datos.$C$4]*12+[Datos.$C$5];&quot;&quot;;[.H580]-[.I581])">
            <text:p/>
          </table:table-cell>
          <table:table-cell table:style-name="ce60" table:formula="of:=IF([.$C581]&gt;[Datos.$C$4]*12+[Datos.$C$5];&quot;&quot;;[Datos.$C$11]-[.J581])">
            <text:p/>
          </table:table-cell>
          <table:table-cell table:style-name="ce69" table:formula="of:=IF([.$C581]&gt;[Datos.$C$4]*12+[Datos.$C$5];&quot;&quot;;[.H580]*[Datos.$C$15])">
            <text:p/>
          </table:table-cell>
          <table:table-cell table:formula="of:=IF([.$C58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1]+1" office:value-type="float" office:value="578">
            <text:p>578</text:p>
          </table:table-cell>
          <table:table-cell table:style-name="ce60" table:formula="of:=IF([.$C582]&gt;[Datos.$C$4]*12+[Datos.$C$5];&quot;&quot;;[.D581]-[.E582])">
            <text:p/>
          </table:table-cell>
          <table:table-cell table:style-name="ce60" table:formula="of:=IF([.$C582]&gt;[Datos.$C$4]*12+[Datos.$C$5];&quot;&quot;;[Datos.$C$9]-[.F582])">
            <text:p/>
          </table:table-cell>
          <table:table-cell table:style-name="ce60" table:formula="of:=IF([.$C582]&gt;[Datos.$C$4]*12+[Datos.$C$5];&quot;&quot;;[.D581]*[Datos.$C$14])">
            <text:p/>
          </table:table-cell>
          <table:table-cell table:style-name="ce55"/>
          <table:table-cell table:style-name="ce60" table:formula="of:=IF([.$C582]&gt;[Datos.$C$4]*12+[Datos.$C$5];&quot;&quot;;[.H581]-[.I582])">
            <text:p/>
          </table:table-cell>
          <table:table-cell table:style-name="ce60" table:formula="of:=IF([.$C582]&gt;[Datos.$C$4]*12+[Datos.$C$5];&quot;&quot;;[Datos.$C$11]-[.J582])">
            <text:p/>
          </table:table-cell>
          <table:table-cell table:style-name="ce69" table:formula="of:=IF([.$C582]&gt;[Datos.$C$4]*12+[Datos.$C$5];&quot;&quot;;[.H581]*[Datos.$C$15])">
            <text:p/>
          </table:table-cell>
          <table:table-cell table:formula="of:=IF([.$C58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2]+1" office:value-type="float" office:value="579">
            <text:p>579</text:p>
          </table:table-cell>
          <table:table-cell table:style-name="ce60" table:formula="of:=IF([.$C583]&gt;[Datos.$C$4]*12+[Datos.$C$5];&quot;&quot;;[.D582]-[.E583])">
            <text:p/>
          </table:table-cell>
          <table:table-cell table:style-name="ce60" table:formula="of:=IF([.$C583]&gt;[Datos.$C$4]*12+[Datos.$C$5];&quot;&quot;;[Datos.$C$9]-[.F583])">
            <text:p/>
          </table:table-cell>
          <table:table-cell table:style-name="ce60" table:formula="of:=IF([.$C583]&gt;[Datos.$C$4]*12+[Datos.$C$5];&quot;&quot;;[.D582]*[Datos.$C$14])">
            <text:p/>
          </table:table-cell>
          <table:table-cell table:style-name="ce55"/>
          <table:table-cell table:style-name="ce60" table:formula="of:=IF([.$C583]&gt;[Datos.$C$4]*12+[Datos.$C$5];&quot;&quot;;[.H582]-[.I583])">
            <text:p/>
          </table:table-cell>
          <table:table-cell table:style-name="ce60" table:formula="of:=IF([.$C583]&gt;[Datos.$C$4]*12+[Datos.$C$5];&quot;&quot;;[Datos.$C$11]-[.J583])">
            <text:p/>
          </table:table-cell>
          <table:table-cell table:style-name="ce69" table:formula="of:=IF([.$C583]&gt;[Datos.$C$4]*12+[Datos.$C$5];&quot;&quot;;[.H582]*[Datos.$C$15])">
            <text:p/>
          </table:table-cell>
          <table:table-cell table:formula="of:=IF([.$C58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3]+1" office:value-type="float" office:value="580">
            <text:p>580</text:p>
          </table:table-cell>
          <table:table-cell table:style-name="ce60" table:formula="of:=IF([.$C584]&gt;[Datos.$C$4]*12+[Datos.$C$5];&quot;&quot;;[.D583]-[.E584])">
            <text:p/>
          </table:table-cell>
          <table:table-cell table:style-name="ce60" table:formula="of:=IF([.$C584]&gt;[Datos.$C$4]*12+[Datos.$C$5];&quot;&quot;;[Datos.$C$9]-[.F584])">
            <text:p/>
          </table:table-cell>
          <table:table-cell table:style-name="ce60" table:formula="of:=IF([.$C584]&gt;[Datos.$C$4]*12+[Datos.$C$5];&quot;&quot;;[.D583]*[Datos.$C$14])">
            <text:p/>
          </table:table-cell>
          <table:table-cell table:style-name="ce55"/>
          <table:table-cell table:style-name="ce60" table:formula="of:=IF([.$C584]&gt;[Datos.$C$4]*12+[Datos.$C$5];&quot;&quot;;[.H583]-[.I584])">
            <text:p/>
          </table:table-cell>
          <table:table-cell table:style-name="ce60" table:formula="of:=IF([.$C584]&gt;[Datos.$C$4]*12+[Datos.$C$5];&quot;&quot;;[Datos.$C$11]-[.J584])">
            <text:p/>
          </table:table-cell>
          <table:table-cell table:style-name="ce69" table:formula="of:=IF([.$C584]&gt;[Datos.$C$4]*12+[Datos.$C$5];&quot;&quot;;[.H583]*[Datos.$C$15])">
            <text:p/>
          </table:table-cell>
          <table:table-cell table:formula="of:=IF([.$C58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4]+1" office:value-type="float" office:value="581">
            <text:p>581</text:p>
          </table:table-cell>
          <table:table-cell table:style-name="ce60" table:formula="of:=IF([.$C585]&gt;[Datos.$C$4]*12+[Datos.$C$5];&quot;&quot;;[.D584]-[.E585])">
            <text:p/>
          </table:table-cell>
          <table:table-cell table:style-name="ce60" table:formula="of:=IF([.$C585]&gt;[Datos.$C$4]*12+[Datos.$C$5];&quot;&quot;;[Datos.$C$9]-[.F585])">
            <text:p/>
          </table:table-cell>
          <table:table-cell table:style-name="ce60" table:formula="of:=IF([.$C585]&gt;[Datos.$C$4]*12+[Datos.$C$5];&quot;&quot;;[.D584]*[Datos.$C$14])">
            <text:p/>
          </table:table-cell>
          <table:table-cell table:style-name="ce55"/>
          <table:table-cell table:style-name="ce60" table:formula="of:=IF([.$C585]&gt;[Datos.$C$4]*12+[Datos.$C$5];&quot;&quot;;[.H584]-[.I585])">
            <text:p/>
          </table:table-cell>
          <table:table-cell table:style-name="ce60" table:formula="of:=IF([.$C585]&gt;[Datos.$C$4]*12+[Datos.$C$5];&quot;&quot;;[Datos.$C$11]-[.J585])">
            <text:p/>
          </table:table-cell>
          <table:table-cell table:style-name="ce69" table:formula="of:=IF([.$C585]&gt;[Datos.$C$4]*12+[Datos.$C$5];&quot;&quot;;[.H584]*[Datos.$C$15])">
            <text:p/>
          </table:table-cell>
          <table:table-cell table:formula="of:=IF([.$C58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5]+1" office:value-type="float" office:value="582">
            <text:p>582</text:p>
          </table:table-cell>
          <table:table-cell table:style-name="ce60" table:formula="of:=IF([.$C586]&gt;[Datos.$C$4]*12+[Datos.$C$5];&quot;&quot;;[.D585]-[.E586])">
            <text:p/>
          </table:table-cell>
          <table:table-cell table:style-name="ce60" table:formula="of:=IF([.$C586]&gt;[Datos.$C$4]*12+[Datos.$C$5];&quot;&quot;;[Datos.$C$9]-[.F586])">
            <text:p/>
          </table:table-cell>
          <table:table-cell table:style-name="ce60" table:formula="of:=IF([.$C586]&gt;[Datos.$C$4]*12+[Datos.$C$5];&quot;&quot;;[.D585]*[Datos.$C$14])">
            <text:p/>
          </table:table-cell>
          <table:table-cell table:style-name="ce55"/>
          <table:table-cell table:style-name="ce60" table:formula="of:=IF([.$C586]&gt;[Datos.$C$4]*12+[Datos.$C$5];&quot;&quot;;[.H585]-[.I586])">
            <text:p/>
          </table:table-cell>
          <table:table-cell table:style-name="ce60" table:formula="of:=IF([.$C586]&gt;[Datos.$C$4]*12+[Datos.$C$5];&quot;&quot;;[Datos.$C$11]-[.J586])">
            <text:p/>
          </table:table-cell>
          <table:table-cell table:style-name="ce69" table:formula="of:=IF([.$C586]&gt;[Datos.$C$4]*12+[Datos.$C$5];&quot;&quot;;[.H585]*[Datos.$C$15])">
            <text:p/>
          </table:table-cell>
          <table:table-cell table:formula="of:=IF([.$C58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6]+1" office:value-type="float" office:value="583">
            <text:p>583</text:p>
          </table:table-cell>
          <table:table-cell table:style-name="ce60" table:formula="of:=IF([.$C587]&gt;[Datos.$C$4]*12+[Datos.$C$5];&quot;&quot;;[.D586]-[.E587])">
            <text:p/>
          </table:table-cell>
          <table:table-cell table:style-name="ce60" table:formula="of:=IF([.$C587]&gt;[Datos.$C$4]*12+[Datos.$C$5];&quot;&quot;;[Datos.$C$9]-[.F587])">
            <text:p/>
          </table:table-cell>
          <table:table-cell table:style-name="ce60" table:formula="of:=IF([.$C587]&gt;[Datos.$C$4]*12+[Datos.$C$5];&quot;&quot;;[.D586]*[Datos.$C$14])">
            <text:p/>
          </table:table-cell>
          <table:table-cell table:style-name="ce55"/>
          <table:table-cell table:style-name="ce60" table:formula="of:=IF([.$C587]&gt;[Datos.$C$4]*12+[Datos.$C$5];&quot;&quot;;[.H586]-[.I587])">
            <text:p/>
          </table:table-cell>
          <table:table-cell table:style-name="ce60" table:formula="of:=IF([.$C587]&gt;[Datos.$C$4]*12+[Datos.$C$5];&quot;&quot;;[Datos.$C$11]-[.J587])">
            <text:p/>
          </table:table-cell>
          <table:table-cell table:style-name="ce69" table:formula="of:=IF([.$C587]&gt;[Datos.$C$4]*12+[Datos.$C$5];&quot;&quot;;[.H586]*[Datos.$C$15])">
            <text:p/>
          </table:table-cell>
          <table:table-cell table:formula="of:=IF([.$C58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7]+1" office:value-type="float" office:value="584">
            <text:p>584</text:p>
          </table:table-cell>
          <table:table-cell table:style-name="ce60" table:formula="of:=IF([.$C588]&gt;[Datos.$C$4]*12+[Datos.$C$5];&quot;&quot;;[.D587]-[.E588])">
            <text:p/>
          </table:table-cell>
          <table:table-cell table:style-name="ce60" table:formula="of:=IF([.$C588]&gt;[Datos.$C$4]*12+[Datos.$C$5];&quot;&quot;;[Datos.$C$9]-[.F588])">
            <text:p/>
          </table:table-cell>
          <table:table-cell table:style-name="ce60" table:formula="of:=IF([.$C588]&gt;[Datos.$C$4]*12+[Datos.$C$5];&quot;&quot;;[.D587]*[Datos.$C$14])">
            <text:p/>
          </table:table-cell>
          <table:table-cell table:style-name="ce55"/>
          <table:table-cell table:style-name="ce60" table:formula="of:=IF([.$C588]&gt;[Datos.$C$4]*12+[Datos.$C$5];&quot;&quot;;[.H587]-[.I588])">
            <text:p/>
          </table:table-cell>
          <table:table-cell table:style-name="ce60" table:formula="of:=IF([.$C588]&gt;[Datos.$C$4]*12+[Datos.$C$5];&quot;&quot;;[Datos.$C$11]-[.J588])">
            <text:p/>
          </table:table-cell>
          <table:table-cell table:style-name="ce69" table:formula="of:=IF([.$C588]&gt;[Datos.$C$4]*12+[Datos.$C$5];&quot;&quot;;[.H587]*[Datos.$C$15])">
            <text:p/>
          </table:table-cell>
          <table:table-cell table:formula="of:=IF([.$C58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8]+1" office:value-type="float" office:value="585">
            <text:p>585</text:p>
          </table:table-cell>
          <table:table-cell table:style-name="ce60" table:formula="of:=IF([.$C589]&gt;[Datos.$C$4]*12+[Datos.$C$5];&quot;&quot;;[.D588]-[.E589])">
            <text:p/>
          </table:table-cell>
          <table:table-cell table:style-name="ce60" table:formula="of:=IF([.$C589]&gt;[Datos.$C$4]*12+[Datos.$C$5];&quot;&quot;;[Datos.$C$9]-[.F589])">
            <text:p/>
          </table:table-cell>
          <table:table-cell table:style-name="ce60" table:formula="of:=IF([.$C589]&gt;[Datos.$C$4]*12+[Datos.$C$5];&quot;&quot;;[.D588]*[Datos.$C$14])">
            <text:p/>
          </table:table-cell>
          <table:table-cell table:style-name="ce55"/>
          <table:table-cell table:style-name="ce60" table:formula="of:=IF([.$C589]&gt;[Datos.$C$4]*12+[Datos.$C$5];&quot;&quot;;[.H588]-[.I589])">
            <text:p/>
          </table:table-cell>
          <table:table-cell table:style-name="ce60" table:formula="of:=IF([.$C589]&gt;[Datos.$C$4]*12+[Datos.$C$5];&quot;&quot;;[Datos.$C$11]-[.J589])">
            <text:p/>
          </table:table-cell>
          <table:table-cell table:style-name="ce69" table:formula="of:=IF([.$C589]&gt;[Datos.$C$4]*12+[Datos.$C$5];&quot;&quot;;[.H588]*[Datos.$C$15])">
            <text:p/>
          </table:table-cell>
          <table:table-cell table:formula="of:=IF([.$C58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89]+1" office:value-type="float" office:value="586">
            <text:p>586</text:p>
          </table:table-cell>
          <table:table-cell table:style-name="ce60" table:formula="of:=IF([.$C590]&gt;[Datos.$C$4]*12+[Datos.$C$5];&quot;&quot;;[.D589]-[.E590])">
            <text:p/>
          </table:table-cell>
          <table:table-cell table:style-name="ce60" table:formula="of:=IF([.$C590]&gt;[Datos.$C$4]*12+[Datos.$C$5];&quot;&quot;;[Datos.$C$9]-[.F590])">
            <text:p/>
          </table:table-cell>
          <table:table-cell table:style-name="ce60" table:formula="of:=IF([.$C590]&gt;[Datos.$C$4]*12+[Datos.$C$5];&quot;&quot;;[.D589]*[Datos.$C$14])">
            <text:p/>
          </table:table-cell>
          <table:table-cell table:style-name="ce55"/>
          <table:table-cell table:style-name="ce60" table:formula="of:=IF([.$C590]&gt;[Datos.$C$4]*12+[Datos.$C$5];&quot;&quot;;[.H589]-[.I590])">
            <text:p/>
          </table:table-cell>
          <table:table-cell table:style-name="ce60" table:formula="of:=IF([.$C590]&gt;[Datos.$C$4]*12+[Datos.$C$5];&quot;&quot;;[Datos.$C$11]-[.J590])">
            <text:p/>
          </table:table-cell>
          <table:table-cell table:style-name="ce69" table:formula="of:=IF([.$C590]&gt;[Datos.$C$4]*12+[Datos.$C$5];&quot;&quot;;[.H589]*[Datos.$C$15])">
            <text:p/>
          </table:table-cell>
          <table:table-cell table:formula="of:=IF([.$C59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0]+1" office:value-type="float" office:value="587">
            <text:p>587</text:p>
          </table:table-cell>
          <table:table-cell table:style-name="ce60" table:formula="of:=IF([.$C591]&gt;[Datos.$C$4]*12+[Datos.$C$5];&quot;&quot;;[.D590]-[.E591])">
            <text:p/>
          </table:table-cell>
          <table:table-cell table:style-name="ce60" table:formula="of:=IF([.$C591]&gt;[Datos.$C$4]*12+[Datos.$C$5];&quot;&quot;;[Datos.$C$9]-[.F591])">
            <text:p/>
          </table:table-cell>
          <table:table-cell table:style-name="ce60" table:formula="of:=IF([.$C591]&gt;[Datos.$C$4]*12+[Datos.$C$5];&quot;&quot;;[.D590]*[Datos.$C$14])">
            <text:p/>
          </table:table-cell>
          <table:table-cell table:style-name="ce55"/>
          <table:table-cell table:style-name="ce60" table:formula="of:=IF([.$C591]&gt;[Datos.$C$4]*12+[Datos.$C$5];&quot;&quot;;[.H590]-[.I591])">
            <text:p/>
          </table:table-cell>
          <table:table-cell table:style-name="ce60" table:formula="of:=IF([.$C591]&gt;[Datos.$C$4]*12+[Datos.$C$5];&quot;&quot;;[Datos.$C$11]-[.J591])">
            <text:p/>
          </table:table-cell>
          <table:table-cell table:style-name="ce69" table:formula="of:=IF([.$C591]&gt;[Datos.$C$4]*12+[Datos.$C$5];&quot;&quot;;[.H590]*[Datos.$C$15])">
            <text:p/>
          </table:table-cell>
          <table:table-cell table:formula="of:=IF([.$C59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49" table:formula="of:=[.B580]+1" office:value-type="float" office:value="49">
            <text:p>49</text:p>
          </table:table-cell>
          <table:table-cell table:style-name="ce54" table:formula="of:=[.C591]+1" office:value-type="float" office:value="588">
            <text:p>588</text:p>
          </table:table-cell>
          <table:table-cell table:style-name="ce59" table:formula="of:=IF([.$C592]&gt;[Datos.$C$4]*12+[Datos.$C$5];&quot;&quot;;[.D591]-[.E592])">
            <text:p/>
          </table:table-cell>
          <table:table-cell table:style-name="ce59" table:formula="of:=IF([.$C592]&gt;[Datos.$C$4]*12+[Datos.$C$5];&quot;&quot;;[Datos.$C$9]-[.F592])">
            <text:p/>
          </table:table-cell>
          <table:table-cell table:style-name="ce59" table:formula="of:=IF([.$C592]&gt;[Datos.$C$4]*12+[Datos.$C$5];&quot;&quot;;[.D591]*[Datos.$C$14])">
            <text:p/>
          </table:table-cell>
          <table:table-cell table:style-name="ce54"/>
          <table:table-cell table:style-name="ce59" table:formula="of:=IF([.$C592]&gt;[Datos.$C$4]*12+[Datos.$C$5];&quot;&quot;;[.H591]-[.I592])">
            <text:p/>
          </table:table-cell>
          <table:table-cell table:style-name="ce59" table:formula="of:=IF([.$C592]&gt;[Datos.$C$4]*12+[Datos.$C$5];&quot;&quot;;[Datos.$C$11]-[.J592])">
            <text:p/>
          </table:table-cell>
          <table:table-cell table:style-name="ce70" table:formula="of:=IF([.$C592]&gt;[Datos.$C$4]*12+[Datos.$C$5];&quot;&quot;;[.H591]*[Datos.$C$15])">
            <text:p/>
          </table:table-cell>
          <table:table-cell table:formula="of:=IF([.$C59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2]+1" office:value-type="float" office:value="589">
            <text:p>589</text:p>
          </table:table-cell>
          <table:table-cell table:style-name="ce60" table:formula="of:=IF([.$C593]&gt;[Datos.$C$4]*12+[Datos.$C$5];&quot;&quot;;[.D592]-[.E593])">
            <text:p/>
          </table:table-cell>
          <table:table-cell table:style-name="ce60" table:formula="of:=IF([.$C593]&gt;[Datos.$C$4]*12+[Datos.$C$5];&quot;&quot;;[Datos.$C$9]-[.F593])">
            <text:p/>
          </table:table-cell>
          <table:table-cell table:style-name="ce60" table:formula="of:=IF([.$C593]&gt;[Datos.$C$4]*12+[Datos.$C$5];&quot;&quot;;[.D592]*[Datos.$C$14])">
            <text:p/>
          </table:table-cell>
          <table:table-cell table:style-name="ce55"/>
          <table:table-cell table:style-name="ce60" table:formula="of:=IF([.$C593]&gt;[Datos.$C$4]*12+[Datos.$C$5];&quot;&quot;;[.H592]-[.I593])">
            <text:p/>
          </table:table-cell>
          <table:table-cell table:style-name="ce60" table:formula="of:=IF([.$C593]&gt;[Datos.$C$4]*12+[Datos.$C$5];&quot;&quot;;[Datos.$C$11]-[.J593])">
            <text:p/>
          </table:table-cell>
          <table:table-cell table:style-name="ce69" table:formula="of:=IF([.$C593]&gt;[Datos.$C$4]*12+[Datos.$C$5];&quot;&quot;;[.H592]*[Datos.$C$15])">
            <text:p/>
          </table:table-cell>
          <table:table-cell table:formula="of:=IF([.$C59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3]+1" office:value-type="float" office:value="590">
            <text:p>590</text:p>
          </table:table-cell>
          <table:table-cell table:style-name="ce60" table:formula="of:=IF([.$C594]&gt;[Datos.$C$4]*12+[Datos.$C$5];&quot;&quot;;[.D593]-[.E594])">
            <text:p/>
          </table:table-cell>
          <table:table-cell table:style-name="ce60" table:formula="of:=IF([.$C594]&gt;[Datos.$C$4]*12+[Datos.$C$5];&quot;&quot;;[Datos.$C$9]-[.F594])">
            <text:p/>
          </table:table-cell>
          <table:table-cell table:style-name="ce60" table:formula="of:=IF([.$C594]&gt;[Datos.$C$4]*12+[Datos.$C$5];&quot;&quot;;[.D593]*[Datos.$C$14])">
            <text:p/>
          </table:table-cell>
          <table:table-cell table:style-name="ce55"/>
          <table:table-cell table:style-name="ce60" table:formula="of:=IF([.$C594]&gt;[Datos.$C$4]*12+[Datos.$C$5];&quot;&quot;;[.H593]-[.I594])">
            <text:p/>
          </table:table-cell>
          <table:table-cell table:style-name="ce60" table:formula="of:=IF([.$C594]&gt;[Datos.$C$4]*12+[Datos.$C$5];&quot;&quot;;[Datos.$C$11]-[.J594])">
            <text:p/>
          </table:table-cell>
          <table:table-cell table:style-name="ce69" table:formula="of:=IF([.$C594]&gt;[Datos.$C$4]*12+[Datos.$C$5];&quot;&quot;;[.H593]*[Datos.$C$15])">
            <text:p/>
          </table:table-cell>
          <table:table-cell table:formula="of:=IF([.$C59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4]+1" office:value-type="float" office:value="591">
            <text:p>591</text:p>
          </table:table-cell>
          <table:table-cell table:style-name="ce60" table:formula="of:=IF([.$C595]&gt;[Datos.$C$4]*12+[Datos.$C$5];&quot;&quot;;[.D594]-[.E595])">
            <text:p/>
          </table:table-cell>
          <table:table-cell table:style-name="ce60" table:formula="of:=IF([.$C595]&gt;[Datos.$C$4]*12+[Datos.$C$5];&quot;&quot;;[Datos.$C$9]-[.F595])">
            <text:p/>
          </table:table-cell>
          <table:table-cell table:style-name="ce60" table:formula="of:=IF([.$C595]&gt;[Datos.$C$4]*12+[Datos.$C$5];&quot;&quot;;[.D594]*[Datos.$C$14])">
            <text:p/>
          </table:table-cell>
          <table:table-cell table:style-name="ce55"/>
          <table:table-cell table:style-name="ce60" table:formula="of:=IF([.$C595]&gt;[Datos.$C$4]*12+[Datos.$C$5];&quot;&quot;;[.H594]-[.I595])">
            <text:p/>
          </table:table-cell>
          <table:table-cell table:style-name="ce60" table:formula="of:=IF([.$C595]&gt;[Datos.$C$4]*12+[Datos.$C$5];&quot;&quot;;[Datos.$C$11]-[.J595])">
            <text:p/>
          </table:table-cell>
          <table:table-cell table:style-name="ce69" table:formula="of:=IF([.$C595]&gt;[Datos.$C$4]*12+[Datos.$C$5];&quot;&quot;;[.H594]*[Datos.$C$15])">
            <text:p/>
          </table:table-cell>
          <table:table-cell table:formula="of:=IF([.$C595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5]+1" office:value-type="float" office:value="592">
            <text:p>592</text:p>
          </table:table-cell>
          <table:table-cell table:style-name="ce60" table:formula="of:=IF([.$C596]&gt;[Datos.$C$4]*12+[Datos.$C$5];&quot;&quot;;[.D595]-[.E596])">
            <text:p/>
          </table:table-cell>
          <table:table-cell table:style-name="ce60" table:formula="of:=IF([.$C596]&gt;[Datos.$C$4]*12+[Datos.$C$5];&quot;&quot;;[Datos.$C$9]-[.F596])">
            <text:p/>
          </table:table-cell>
          <table:table-cell table:style-name="ce60" table:formula="of:=IF([.$C596]&gt;[Datos.$C$4]*12+[Datos.$C$5];&quot;&quot;;[.D595]*[Datos.$C$14])">
            <text:p/>
          </table:table-cell>
          <table:table-cell table:style-name="ce55"/>
          <table:table-cell table:style-name="ce60" table:formula="of:=IF([.$C596]&gt;[Datos.$C$4]*12+[Datos.$C$5];&quot;&quot;;[.H595]-[.I596])">
            <text:p/>
          </table:table-cell>
          <table:table-cell table:style-name="ce60" table:formula="of:=IF([.$C596]&gt;[Datos.$C$4]*12+[Datos.$C$5];&quot;&quot;;[Datos.$C$11]-[.J596])">
            <text:p/>
          </table:table-cell>
          <table:table-cell table:style-name="ce69" table:formula="of:=IF([.$C596]&gt;[Datos.$C$4]*12+[Datos.$C$5];&quot;&quot;;[.H595]*[Datos.$C$15])">
            <text:p/>
          </table:table-cell>
          <table:table-cell table:formula="of:=IF([.$C596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6]+1" office:value-type="float" office:value="593">
            <text:p>593</text:p>
          </table:table-cell>
          <table:table-cell table:style-name="ce60" table:formula="of:=IF([.$C597]&gt;[Datos.$C$4]*12+[Datos.$C$5];&quot;&quot;;[.D596]-[.E597])">
            <text:p/>
          </table:table-cell>
          <table:table-cell table:style-name="ce60" table:formula="of:=IF([.$C597]&gt;[Datos.$C$4]*12+[Datos.$C$5];&quot;&quot;;[Datos.$C$9]-[.F597])">
            <text:p/>
          </table:table-cell>
          <table:table-cell table:style-name="ce60" table:formula="of:=IF([.$C597]&gt;[Datos.$C$4]*12+[Datos.$C$5];&quot;&quot;;[.D596]*[Datos.$C$14])">
            <text:p/>
          </table:table-cell>
          <table:table-cell table:style-name="ce55"/>
          <table:table-cell table:style-name="ce60" table:formula="of:=IF([.$C597]&gt;[Datos.$C$4]*12+[Datos.$C$5];&quot;&quot;;[.H596]-[.I597])">
            <text:p/>
          </table:table-cell>
          <table:table-cell table:style-name="ce60" table:formula="of:=IF([.$C597]&gt;[Datos.$C$4]*12+[Datos.$C$5];&quot;&quot;;[Datos.$C$11]-[.J597])">
            <text:p/>
          </table:table-cell>
          <table:table-cell table:style-name="ce69" table:formula="of:=IF([.$C597]&gt;[Datos.$C$4]*12+[Datos.$C$5];&quot;&quot;;[.H596]*[Datos.$C$15])">
            <text:p/>
          </table:table-cell>
          <table:table-cell table:formula="of:=IF([.$C597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7]+1" office:value-type="float" office:value="594">
            <text:p>594</text:p>
          </table:table-cell>
          <table:table-cell table:style-name="ce60" table:formula="of:=IF([.$C598]&gt;[Datos.$C$4]*12+[Datos.$C$5];&quot;&quot;;[.D597]-[.E598])">
            <text:p/>
          </table:table-cell>
          <table:table-cell table:style-name="ce60" table:formula="of:=IF([.$C598]&gt;[Datos.$C$4]*12+[Datos.$C$5];&quot;&quot;;[Datos.$C$9]-[.F598])">
            <text:p/>
          </table:table-cell>
          <table:table-cell table:style-name="ce60" table:formula="of:=IF([.$C598]&gt;[Datos.$C$4]*12+[Datos.$C$5];&quot;&quot;;[.D597]*[Datos.$C$14])">
            <text:p/>
          </table:table-cell>
          <table:table-cell table:style-name="ce55"/>
          <table:table-cell table:style-name="ce60" table:formula="of:=IF([.$C598]&gt;[Datos.$C$4]*12+[Datos.$C$5];&quot;&quot;;[.H597]-[.I598])">
            <text:p/>
          </table:table-cell>
          <table:table-cell table:style-name="ce60" table:formula="of:=IF([.$C598]&gt;[Datos.$C$4]*12+[Datos.$C$5];&quot;&quot;;[Datos.$C$11]-[.J598])">
            <text:p/>
          </table:table-cell>
          <table:table-cell table:style-name="ce69" table:formula="of:=IF([.$C598]&gt;[Datos.$C$4]*12+[Datos.$C$5];&quot;&quot;;[.H597]*[Datos.$C$15])">
            <text:p/>
          </table:table-cell>
          <table:table-cell table:formula="of:=IF([.$C598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8]+1" office:value-type="float" office:value="595">
            <text:p>595</text:p>
          </table:table-cell>
          <table:table-cell table:style-name="ce60" table:formula="of:=IF([.$C599]&gt;[Datos.$C$4]*12+[Datos.$C$5];&quot;&quot;;[.D598]-[.E599])">
            <text:p/>
          </table:table-cell>
          <table:table-cell table:style-name="ce60" table:formula="of:=IF([.$C599]&gt;[Datos.$C$4]*12+[Datos.$C$5];&quot;&quot;;[Datos.$C$9]-[.F599])">
            <text:p/>
          </table:table-cell>
          <table:table-cell table:style-name="ce60" table:formula="of:=IF([.$C599]&gt;[Datos.$C$4]*12+[Datos.$C$5];&quot;&quot;;[.D598]*[Datos.$C$14])">
            <text:p/>
          </table:table-cell>
          <table:table-cell table:style-name="ce55"/>
          <table:table-cell table:style-name="ce60" table:formula="of:=IF([.$C599]&gt;[Datos.$C$4]*12+[Datos.$C$5];&quot;&quot;;[.H598]-[.I599])">
            <text:p/>
          </table:table-cell>
          <table:table-cell table:style-name="ce60" table:formula="of:=IF([.$C599]&gt;[Datos.$C$4]*12+[Datos.$C$5];&quot;&quot;;[Datos.$C$11]-[.J599])">
            <text:p/>
          </table:table-cell>
          <table:table-cell table:style-name="ce69" table:formula="of:=IF([.$C599]&gt;[Datos.$C$4]*12+[Datos.$C$5];&quot;&quot;;[.H598]*[Datos.$C$15])">
            <text:p/>
          </table:table-cell>
          <table:table-cell table:formula="of:=IF([.$C599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599]+1" office:value-type="float" office:value="596">
            <text:p>596</text:p>
          </table:table-cell>
          <table:table-cell table:style-name="ce60" table:formula="of:=IF([.$C600]&gt;[Datos.$C$4]*12+[Datos.$C$5];&quot;&quot;;[.D599]-[.E600])">
            <text:p/>
          </table:table-cell>
          <table:table-cell table:style-name="ce60" table:formula="of:=IF([.$C600]&gt;[Datos.$C$4]*12+[Datos.$C$5];&quot;&quot;;[Datos.$C$9]-[.F600])">
            <text:p/>
          </table:table-cell>
          <table:table-cell table:style-name="ce60" table:formula="of:=IF([.$C600]&gt;[Datos.$C$4]*12+[Datos.$C$5];&quot;&quot;;[.D599]*[Datos.$C$14])">
            <text:p/>
          </table:table-cell>
          <table:table-cell table:style-name="ce55"/>
          <table:table-cell table:style-name="ce60" table:formula="of:=IF([.$C600]&gt;[Datos.$C$4]*12+[Datos.$C$5];&quot;&quot;;[.H599]-[.I600])">
            <text:p/>
          </table:table-cell>
          <table:table-cell table:style-name="ce60" table:formula="of:=IF([.$C600]&gt;[Datos.$C$4]*12+[Datos.$C$5];&quot;&quot;;[Datos.$C$11]-[.J600])">
            <text:p/>
          </table:table-cell>
          <table:table-cell table:style-name="ce69" table:formula="of:=IF([.$C600]&gt;[Datos.$C$4]*12+[Datos.$C$5];&quot;&quot;;[.H599]*[Datos.$C$15])">
            <text:p/>
          </table:table-cell>
          <table:table-cell table:formula="of:=IF([.$C600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0]+1" office:value-type="float" office:value="597">
            <text:p>597</text:p>
          </table:table-cell>
          <table:table-cell table:style-name="ce60" table:formula="of:=IF([.$C601]&gt;[Datos.$C$4]*12+[Datos.$C$5];&quot;&quot;;[.D600]-[.E601])">
            <text:p/>
          </table:table-cell>
          <table:table-cell table:style-name="ce60" table:formula="of:=IF([.$C601]&gt;[Datos.$C$4]*12+[Datos.$C$5];&quot;&quot;;[Datos.$C$9]-[.F601])">
            <text:p/>
          </table:table-cell>
          <table:table-cell table:style-name="ce60" table:formula="of:=IF([.$C601]&gt;[Datos.$C$4]*12+[Datos.$C$5];&quot;&quot;;[.D600]*[Datos.$C$14])">
            <text:p/>
          </table:table-cell>
          <table:table-cell table:style-name="ce55"/>
          <table:table-cell table:style-name="ce60" table:formula="of:=IF([.$C601]&gt;[Datos.$C$4]*12+[Datos.$C$5];&quot;&quot;;[.H600]-[.I601])">
            <text:p/>
          </table:table-cell>
          <table:table-cell table:style-name="ce60" table:formula="of:=IF([.$C601]&gt;[Datos.$C$4]*12+[Datos.$C$5];&quot;&quot;;[Datos.$C$11]-[.J601])">
            <text:p/>
          </table:table-cell>
          <table:table-cell table:style-name="ce69" table:formula="of:=IF([.$C601]&gt;[Datos.$C$4]*12+[Datos.$C$5];&quot;&quot;;[.H600]*[Datos.$C$15])">
            <text:p/>
          </table:table-cell>
          <table:table-cell table:formula="of:=IF([.$C601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1]+1" office:value-type="float" office:value="598">
            <text:p>598</text:p>
          </table:table-cell>
          <table:table-cell table:style-name="ce60" table:formula="of:=IF([.$C602]&gt;[Datos.$C$4]*12+[Datos.$C$5];&quot;&quot;;[.D601]-[.E602])">
            <text:p/>
          </table:table-cell>
          <table:table-cell table:style-name="ce60" table:formula="of:=IF([.$C602]&gt;[Datos.$C$4]*12+[Datos.$C$5];&quot;&quot;;[Datos.$C$9]-[.F602])">
            <text:p/>
          </table:table-cell>
          <table:table-cell table:style-name="ce60" table:formula="of:=IF([.$C602]&gt;[Datos.$C$4]*12+[Datos.$C$5];&quot;&quot;;[.D601]*[Datos.$C$14])">
            <text:p/>
          </table:table-cell>
          <table:table-cell table:style-name="ce55"/>
          <table:table-cell table:style-name="ce60" table:formula="of:=IF([.$C602]&gt;[Datos.$C$4]*12+[Datos.$C$5];&quot;&quot;;[.H601]-[.I602])">
            <text:p/>
          </table:table-cell>
          <table:table-cell table:style-name="ce60" table:formula="of:=IF([.$C602]&gt;[Datos.$C$4]*12+[Datos.$C$5];&quot;&quot;;[Datos.$C$11]-[.J602])">
            <text:p/>
          </table:table-cell>
          <table:table-cell table:style-name="ce69" table:formula="of:=IF([.$C602]&gt;[Datos.$C$4]*12+[Datos.$C$5];&quot;&quot;;[.H601]*[Datos.$C$15])">
            <text:p/>
          </table:table-cell>
          <table:table-cell table:formula="of:=IF([.$C602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0"/>
          <table:table-cell table:style-name="ce55" table:formula="of:=[.C602]+1" office:value-type="float" office:value="599">
            <text:p>599</text:p>
          </table:table-cell>
          <table:table-cell table:style-name="ce60" table:formula="of:=IF([.$C603]&gt;[Datos.$C$4]*12+[Datos.$C$5];&quot;&quot;;[.D602]-[.E603])">
            <text:p/>
          </table:table-cell>
          <table:table-cell table:style-name="ce60" table:formula="of:=IF([.$C603]&gt;[Datos.$C$4]*12+[Datos.$C$5];&quot;&quot;;[Datos.$C$9]-[.F603])">
            <text:p/>
          </table:table-cell>
          <table:table-cell table:style-name="ce60" table:formula="of:=IF([.$C603]&gt;[Datos.$C$4]*12+[Datos.$C$5];&quot;&quot;;[.D602]*[Datos.$C$14])">
            <text:p/>
          </table:table-cell>
          <table:table-cell table:style-name="ce55"/>
          <table:table-cell table:style-name="ce60" table:formula="of:=IF([.$C603]&gt;[Datos.$C$4]*12+[Datos.$C$5];&quot;&quot;;[.H602]-[.I603])">
            <text:p/>
          </table:table-cell>
          <table:table-cell table:style-name="ce60" table:formula="of:=IF([.$C603]&gt;[Datos.$C$4]*12+[Datos.$C$5];&quot;&quot;;[Datos.$C$11]-[.J603])">
            <text:p/>
          </table:table-cell>
          <table:table-cell table:style-name="ce69" table:formula="of:=IF([.$C603]&gt;[Datos.$C$4]*12+[Datos.$C$5];&quot;&quot;;[.H602]*[Datos.$C$15])">
            <text:p/>
          </table:table-cell>
          <table:table-cell table:formula="of:=IF([.$C603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>
          <table:table-cell/>
          <table:table-cell table:style-name="ce51" table:formula="of:=[.B592]+1" office:value-type="float" office:value="50">
            <text:p>50</text:p>
          </table:table-cell>
          <table:table-cell table:style-name="ce56" table:formula="of:=[.C603]+1" office:value-type="float" office:value="600">
            <text:p>600</text:p>
          </table:table-cell>
          <table:table-cell table:style-name="ce61" table:formula="of:=IF([.$C604]&gt;[Datos.$C$4]*12+[Datos.$C$5];&quot;&quot;;[.D603]-[.E604])">
            <text:p/>
          </table:table-cell>
          <table:table-cell table:style-name="ce61" table:formula="of:=IF([.$C604]&gt;[Datos.$C$4]*12+[Datos.$C$5];&quot;&quot;;[Datos.$C$9]-[.F604])">
            <text:p/>
          </table:table-cell>
          <table:table-cell table:style-name="ce61" table:formula="of:=IF([.$C604]&gt;[Datos.$C$4]*12+[Datos.$C$5];&quot;&quot;;[.D603]*[Datos.$C$14])">
            <text:p/>
          </table:table-cell>
          <table:table-cell table:style-name="ce56"/>
          <table:table-cell table:style-name="ce61" table:formula="of:=IF([.$C604]&gt;[Datos.$C$4]*12+[Datos.$C$5];&quot;&quot;;[.H603]-[.I604])">
            <text:p/>
          </table:table-cell>
          <table:table-cell table:style-name="ce61" table:formula="of:=IF([.$C604]&gt;[Datos.$C$4]*12+[Datos.$C$5];&quot;&quot;;[Datos.$C$11]-[.J604])">
            <text:p/>
          </table:table-cell>
          <table:table-cell table:style-name="ce71" table:formula="of:=IF([.$C604]&gt;[Datos.$C$4]*12+[Datos.$C$5];&quot;&quot;;[.H603]*[Datos.$C$15])">
            <text:p/>
          </table:table-cell>
          <table:table-cell table:formula="of:=IF([.$C604]=[Datos.$C$4]*12+[Datos.$C$5];HYPERLINK(&quot;http://interes.ax5.org/&quot;);&quot;&quot;)">
            <text:p/>
          </table:table-cell>
          <table:table-cell table:number-columns-repeated="9"/>
        </table:table-row>
        <table:table-row table:style-name="ro1" table:number-rows-repeated="104797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iempo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1" table:number-columns-repeated="5" table:default-cell-style-name="Default"/>
        <table:table-row table:style-name="ro10">
          <table:table-cell table:number-columns-repeated="7"/>
        </table:table-row>
        <table:table-row table:style-name="ro11">
          <table:table-cell/>
          <table:table-cell>
            <draw:frame table:end-cell-address="Tiempo.J24" table:end-x="0.622in" table:end-y="0.0661in" draw:z-index="0" draw:style-name="gr2" svg:width="7.2976in" svg:height="3.7535in" svg:x="0.137in" svg:y="0.039in">
              <draw:object draw:notify-on-update-of-ranges="Tiempo.B62:Tiempo.B62 Tiempo.B63:Tiempo.B93 Tiempo.C62:Tiempo.C62 Tiempo.C63:Tiempo.C93 Tiempo.D62:Tiempo.D62 Tiempo.D63:Tiempo.D93 Tiempo.E62:Tiempo.E62 Tiempo.E63:Tiempo.E93 Tiempo.F62:Tiempo.F62 Tiempo.F63:Tiempo.F93 Tiempo.G62:Tiempo.G62 Tiempo.G63:Tiempo.G9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1" table:number-rows-repeated="2">
          <table:table-cell table:number-columns-repeated="7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* Calculada usando la fórmula aproximada de los banco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9">
          <table:table-cell table:number-columns-repeated="3"/>
          <table:table-cell table:style-name="ce14" office:value-type="string">
            <text:p>Más información en:</text:p>
          </table:table-cell>
          <table:table-cell table:style-name="ce29" table:formula="of:=HYPERLINK(&quot;http://interes.ax5.org/&quot;)" office:value-type="string" office:string-value="http://interes.ax5.org/" table:number-columns-spanned="2" table:number-rows-spanned="1">
            <text:p>http://interes.ax5.org/</text:p>
          </table:table-cell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1" table:number-rows-repeated="4">
          <table:table-cell table:number-columns-repeated="7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table:number-columns-spanned="5" table:number-rows-spanned="1">
            <text:p>Años</text:p>
          </table:table-cell>
          <table:covered-table-cell table:number-columns-repeated="4"/>
        </table:table-row>
        <table:table-row table:style-name="ro1">
          <table:table-cell/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76" office:value-type="string" table:number-columns-spanned="1" table:number-rows-spanned="21">
            <text:p>Tipo de interés</text:p>
          </table:table-cell>
          <table:table-cell table:style-name="ce17" office:value-type="percentage" office:value="0">
            <text:p>0.0%</text:p>
          </table:table-cell>
          <table:table-cell table:style-name="ce40" table:formula="of:=-PMT([.$B63]/12;[.C$62]*12;[Datos.$C$3])" office:value-type="float" office:value="166.666666666667">
            <text:p>166.67</text:p>
          </table:table-cell>
          <table:table-cell table:style-name="ce40" table:formula="of:=-PMT([.$B63]/12;[.D$62]*12;[Datos.$C$3])" office:value-type="float" office:value="208.333333333333">
            <text:p>208.33</text:p>
          </table:table-cell>
          <table:table-cell table:style-name="ce40" table:formula="of:=-PMT([.$B63]/12;[.E$62]*12;[Datos.$C$3])" office:value-type="float" office:value="277.777777777778">
            <text:p>277.78</text:p>
          </table:table-cell>
          <table:table-cell table:style-name="ce40" table:formula="of:=-PMT([.$B63]/12;[.F$62]*12;[Datos.$C$3])" office:value-type="float" office:value="416.666666666667">
            <text:p>416.67</text:p>
          </table:table-cell>
          <table:table-cell table:style-name="ce40" table:formula="of:=-PMT([.$B63]/12;[.G$62]*12;[Datos.$C$3])" office:value-type="float" office:value="833.333333333333">
            <text:p>833.33</text:p>
          </table:table-cell>
        </table:table-row>
        <table:table-row table:style-name="ro1">
          <table:covered-table-cell/>
          <table:table-cell table:style-name="ce17" table:formula="of:=[.B63]+0.005" office:value-type="percentage" office:value="0.005">
            <text:p>0.5%</text:p>
          </table:table-cell>
          <table:table-cell table:style-name="ce40" table:formula="of:=-PMT([.$B64]/12;[.C$62]*12;[Datos.$C$3])" office:value-type="float" office:value="188.40169225473">
            <text:p>188.40</text:p>
          </table:table-cell>
          <table:table-cell table:style-name="ce40" table:formula="of:=-PMT([.$B64]/12;[.D$62]*12;[Datos.$C$3])" office:value-type="float" office:value="229.903904005951">
            <text:p>229.90</text:p>
          </table:table-cell>
          <table:table-cell table:style-name="ce40" table:formula="of:=-PMT([.B64]/12;[.E$62]*12;[Datos.$C$3])" office:value-type="float" office:value="299.189507234038">
            <text:p>299.19</text:p>
          </table:table-cell>
          <table:table-cell table:style-name="ce40" table:formula="of:=-PMT([.$B64]/12;[.F$62]*12;[Datos.$C$3])" office:value-type="float" office:value="437.933891612536">
            <text:p>437.93</text:p>
          </table:table-cell>
          <table:table-cell table:style-name="ce40" table:formula="of:=-PMT([.$B64]/12;[.G$62]*12;[Datos.$C$3])" office:value-type="float" office:value="854.513833447288">
            <text:p>854.51</text:p>
          </table:table-cell>
        </table:table-row>
        <table:table-row table:style-name="ro1">
          <table:covered-table-cell/>
          <table:table-cell table:style-name="ce17" table:formula="of:=[.B64]+0.005" office:value-type="percentage" office:value="0.01">
            <text:p>1.0%</text:p>
          </table:table-cell>
          <table:table-cell table:style-name="ce40" table:formula="of:=-PMT([.$B65]/12;[.C$62]*12;[Datos.$C$3])" office:value-type="float" office:value="211.859180281444">
            <text:p>211.86</text:p>
          </table:table-cell>
          <table:table-cell table:style-name="ce40" table:formula="of:=-PMT([.$B65]/12;[.D$62]*12;[Datos.$C$3])" office:value-type="float" office:value="252.856044407974">
            <text:p>252.86</text:p>
          </table:table-cell>
          <table:table-cell table:style-name="ce40" table:formula="of:=-PMT([.B65]/12;[.E$62]*12;[Datos.$C$3])" office:value-type="float" office:value="321.63952044647">
            <text:p>321.64</text:p>
          </table:table-cell>
          <table:table-cell table:style-name="ce40" table:formula="of:=-PMT([.$B65]/12;[.F$62]*12;[Datos.$C$3])" office:value-type="float" office:value="459.894306957797">
            <text:p>459.89</text:p>
          </table:table-cell>
          <table:table-cell table:style-name="ce40" table:formula="of:=-PMT([.$B65]/12;[.G$62]*12;[Datos.$C$3])" office:value-type="float" office:value="876.041213701528">
            <text:p>876.04</text:p>
          </table:table-cell>
        </table:table-row>
        <table:table-row table:style-name="ro1">
          <table:covered-table-cell/>
          <table:table-cell table:style-name="ce17" table:formula="of:=[.B65]+0.005" office:value-type="percentage" office:value="0.015">
            <text:p>1.5%</text:p>
          </table:table-cell>
          <table:table-cell table:style-name="ce40" table:formula="of:=-PMT([.$B66]/12;[.C$62]*12;[Datos.$C$3])" office:value-type="float" office:value="237.006292161021">
            <text:p>237.01</text:p>
          </table:table-cell>
          <table:table-cell table:style-name="ce40" table:formula="of:=-PMT([.$B66]/12;[.D$62]*12;[Datos.$C$3])" office:value-type="float" office:value="277.172499341005">
            <text:p>277.17</text:p>
          </table:table-cell>
          <table:table-cell table:style-name="ce40" table:formula="of:=-PMT([.B66]/12;[.E$62]*12;[Datos.$C$3])" office:value-type="float" office:value="345.120210457627">
            <text:p>345.12</text:p>
          </table:table-cell>
          <table:table-cell table:style-name="ce40" table:formula="of:=-PMT([.$B66]/12;[.F$62]*12;[Datos.$C$3])" office:value-type="float" office:value="482.545408881953">
            <text:p>482.55</text:p>
          </table:table-cell>
          <table:table-cell table:style-name="ce40" table:formula="of:=-PMT([.$B66]/12;[.G$62]*12;[Datos.$C$3])" office:value-type="float" office:value="897.914997950299">
            <text:p>897.91</text:p>
          </table:table-cell>
        </table:table-row>
        <table:table-row table:style-name="ro1">
          <table:covered-table-cell/>
          <table:table-cell table:style-name="ce17" table:formula="of:=[.B66]+0.005" office:value-type="percentage" office:value="0.02">
            <text:p>2.0%</text:p>
          </table:table-cell>
          <table:table-cell table:style-name="ce40" table:formula="of:=-PMT([.$B67]/12;[.C$62]*12;[Datos.$C$3])" office:value-type="float" office:value="263.790629044256">
            <text:p>263.79</text:p>
          </table:table-cell>
          <table:table-cell table:style-name="ce40" table:formula="of:=-PMT([.$B67]/12;[.D$62]*12;[Datos.$C$3])" office:value-type="float" office:value="302.825639142854">
            <text:p>302.83</text:p>
          </table:table-cell>
          <table:table-cell table:style-name="ce40" table:formula="of:=-PMT([.B67]/12;[.E$62]*12;[Datos.$C$3])" office:value-type="float" office:value="369.619472688821">
            <text:p>369.62</text:p>
          </table:table-cell>
          <table:table-cell table:style-name="ce40" table:formula="of:=-PMT([.$B67]/12;[.F$62]*12;[Datos.$C$3])" office:value-type="float" office:value="505.883335045117">
            <text:p>505.88</text:p>
          </table:table-cell>
          <table:table-cell table:style-name="ce40" table:formula="of:=-PMT([.$B67]/12;[.G$62]*12;[Datos.$C$3])" office:value-type="float" office:value="920.134538425607">
            <text:p>920.13</text:p>
          </table:table-cell>
        </table:table-row>
        <table:table-row table:style-name="ro1">
          <table:covered-table-cell/>
          <table:table-cell table:style-name="ce17" table:formula="of:=[.B67]+0.005" office:value-type="percentage" office:value="0.025">
            <text:p>2.5%</text:p>
          </table:table-cell>
          <table:table-cell table:style-name="ce40" table:formula="of:=-PMT([.$B68]/12;[.C$62]*12;[Datos.$C$3])" office:value-type="float" office:value="292.142451309268">
            <text:p>292.14</text:p>
          </table:table-cell>
          <table:table-cell table:style-name="ce40" table:formula="of:=-PMT([.$B68]/12;[.D$62]*12;[Datos.$C$3])" office:value-type="float" office:value="329.778227285288">
            <text:p>329.78</text:p>
          </table:table-cell>
          <table:table-cell table:style-name="ce40" table:formula="of:=-PMT([.B68]/12;[.E$62]*12;[Datos.$C$3])" office:value-type="float" office:value="395.120898817732">
            <text:p>395.12</text:p>
          </table:table-cell>
          <table:table-cell table:style-name="ce40" table:formula="of:=-PMT([.$B68]/12;[.F$62]*12;[Datos.$C$3])" office:value-type="float" office:value="529.90289303223">
            <text:p>529.90</text:p>
          </table:table-cell>
          <table:table-cell table:style-name="ce40" table:formula="of:=-PMT([.$B68]/12;[.G$62]*12;[Datos.$C$3])" office:value-type="float" office:value="942.699017039646">
            <text:p>942.70</text:p>
          </table:table-cell>
        </table:table-row>
        <table:table-row table:style-name="ro1">
          <table:covered-table-cell/>
          <table:table-cell table:style-name="ce17" table:formula="of:=[.B68]+0.005" office:value-type="percentage" office:value="0.03">
            <text:p>3.0%</text:p>
          </table:table-cell>
          <table:table-cell table:style-name="ce40" table:formula="of:=-PMT([.$B69]/12;[.C$62]*12;[Datos.$C$3])" office:value-type="float" office:value="321.977497960265">
            <text:p>321.98</text:p>
          </table:table-cell>
          <table:table-cell table:style-name="ce40" table:formula="of:=-PMT([.$B69]/12;[.D$62]*12;[Datos.$C$3])" office:value-type="float" office:value="357.984422028733">
            <text:p>357.98</text:p>
          </table:table-cell>
          <table:table-cell table:style-name="ce40" table:formula="of:=-PMT([.B69]/12;[.E$62]*12;[Datos.$C$3])" office:value-type="float" office:value="421.60403372945">
            <text:p>421.60</text:p>
          </table:table-cell>
          <table:table-cell table:style-name="ce40" table:formula="of:=-PMT([.$B69]/12;[.F$62]*12;[Datos.$C$3])" office:value-type="float" office:value="554.597597853912">
            <text:p>554.60</text:p>
          </table:table-cell>
          <table:table-cell table:style-name="ce40" table:formula="of:=-PMT([.$B69]/12;[.G$62]*12;[Datos.$C$3])" office:value-type="float" office:value="965.607446983895">
            <text:p>965.61</text:p>
          </table:table-cell>
        </table:table-row>
        <table:table-row table:style-name="ro1">
          <table:covered-table-cell/>
          <table:table-cell table:style-name="ce17" table:formula="of:=[.B69]+0.005" office:value-type="percentage" office:value="0.035">
            <text:p>3.5%</text:p>
          </table:table-cell>
          <table:table-cell table:style-name="ce40" table:formula="of:=-PMT([.$B70]/12;[.C$62]*12;[Datos.$C$3])" office:value-type="float" office:value="353.200191288694">
            <text:p>353.20</text:p>
          </table:table-cell>
          <table:table-cell table:style-name="ce40" table:formula="of:=-PMT([.$B70]/12;[.D$62]*12;[Datos.$C$3])" office:value-type="float" office:value="387.390960761794">
            <text:p>387.39</text:p>
          </table:table-cell>
          <table:table-cell table:style-name="ce40" table:formula="of:=-PMT([.B70]/12;[.E$62]*12;[Datos.$C$3])" office:value-type="float" office:value="449.044687808825">
            <text:p>449.04</text:p>
          </table:table-cell>
          <table:table-cell table:style-name="ce40" table:formula="of:=-PMT([.$B70]/12;[.F$62]*12;[Datos.$C$3])" office:value-type="float" office:value="579.959717983093">
            <text:p>579.96</text:p>
          </table:table-cell>
          <table:table-cell table:style-name="ce40" table:formula="of:=-PMT([.$B70]/12;[.G$62]*12;[Datos.$C$3])" office:value-type="float" office:value="988.858674619033">
            <text:p>988.86</text:p>
          </table:table-cell>
        </table:table-row>
        <table:table-row table:style-name="ro1">
          <table:covered-table-cell/>
          <table:table-cell table:style-name="ce17" table:formula="of:=[.B70]+0.005" office:value-type="percentage" office:value="0.04">
            <text:p>4.0%</text:p>
          </table:table-cell>
          <table:table-cell table:style-name="ce40" table:formula="of:=-PMT([.$B71]/12;[.C$62]*12;[Datos.$C$3])" office:value-type="float" office:value="385.707002289879">
            <text:p>385.71</text:p>
          </table:table-cell>
          <table:table-cell table:style-name="ce40" table:formula="of:=-PMT([.$B71]/12;[.D$62]*12;[Datos.$C$3])" office:value-type="float" office:value="417.938469403814">
            <text:p>417.94</text:p>
          </table:table-cell>
          <table:table-cell table:style-name="ce40" table:formula="of:=-PMT([.B71]/12;[.E$62]*12;[Datos.$C$3])" office:value-type="float" office:value="477.41529546546">
            <text:p>477.42</text:p>
          </table:table-cell>
          <table:table-cell table:style-name="ce40" table:formula="of:=-PMT([.$B71]/12;[.F$62]*12;[Datos.$C$3])" office:value-type="float" office:value="605.980329299419">
            <text:p>605.98</text:p>
          </table:table-cell>
          <table:table-cell table:style-name="ce40" table:formula="of:=-PMT([.$B71]/12;[.G$62]*12;[Datos.$C$3])" office:value-type="float" office:value="1012.45138164881">
            <text:p>1012.45</text:p>
          </table:table-cell>
        </table:table-row>
        <table:table-row table:style-name="ro1">
          <table:covered-table-cell/>
          <table:table-cell table:style-name="ce17" table:formula="of:=[.B71]+0.005" office:value-type="percentage" office:value="0.045">
            <text:p>4.5%</text:p>
          </table:table-cell>
          <table:table-cell table:style-name="ce40" table:formula="of:=-PMT([.$B72]/12;[.C$62]*12;[Datos.$C$3])" office:value-type="float" office:value="419.389766097748">
            <text:p>419.39</text:p>
          </table:table-cell>
          <table:table-cell table:style-name="ce40" table:formula="of:=-PMT([.$B72]/12;[.D$62]*12;[Datos.$C$3])" office:value-type="float" office:value="449.562837344889">
            <text:p>449.56</text:p>
          </table:table-cell>
          <table:table-cell table:style-name="ce40" table:formula="of:=-PMT([.B72]/12;[.E$62]*12;[Datos.$C$3])" office:value-type="float" office:value="506.685309825881">
            <text:p>506.69</text:p>
          </table:table-cell>
          <table:table-cell table:style-name="ce40" table:formula="of:=-PMT([.$B72]/12;[.F$62]*12;[Datos.$C$3])" office:value-type="float" office:value="632.649376219963">
            <text:p>632.65</text:p>
          </table:table-cell>
          <table:table-cell table:style-name="ce40" table:formula="of:=-PMT([.$B72]/12;[.G$62]*12;[Datos.$C$3])" office:value-type="float" office:value="1036.38408757015">
            <text:p>1036.38</text:p>
          </table:table-cell>
        </table:table-row>
        <table:table-row table:style-name="ro1">
          <table:covered-table-cell/>
          <table:table-cell table:style-name="ce17" table:formula="of:=[.B72]+0.005" office:value-type="percentage" office:value="0.05">
            <text:p>5.0%</text:p>
          </table:table-cell>
          <table:table-cell table:style-name="ce40" table:formula="of:=-PMT([.$B73]/12;[.C$62]*12;[Datos.$C$3])" office:value-type="float" office:value="454.138769097605">
            <text:p>454.14</text:p>
          </table:table-cell>
          <table:table-cell table:style-name="ce40" table:formula="of:=-PMT([.$B73]/12;[.D$62]*12;[Datos.$C$3])" office:value-type="float" office:value="482.196600579563">
            <text:p>482.20</text:p>
          </table:table-cell>
          <table:table-cell table:style-name="ce40" table:formula="of:=-PMT([.B73]/12;[.E$62]*12;[Datos.$C$3])" office:value-type="float" office:value="536.821623012139">
            <text:p>536.82</text:p>
          </table:table-cell>
          <table:table-cell table:style-name="ce40" table:formula="of:=-PMT([.$B73]/12;[.F$62]*12;[Datos.$C$3])" office:value-type="float" office:value="659.955739216657">
            <text:p>659.96</text:p>
          </table:table-cell>
          <table:table-cell table:style-name="ce40" table:formula="of:=-PMT([.$B73]/12;[.G$62]*12;[Datos.$C$3])" office:value-type="float" office:value="1060.65515239075">
            <text:p>1060.66</text:p>
          </table:table-cell>
        </table:table-row>
        <table:table-row table:style-name="ro1">
          <table:covered-table-cell/>
          <table:table-cell table:style-name="ce17" table:formula="of:=[.B73]+0.005" office:value-type="percentage" office:value="0.055">
            <text:p>5.5%</text:p>
          </table:table-cell>
          <table:table-cell table:style-name="ce40" table:formula="of:=-PMT([.$B74]/12;[.C$62]*12;[Datos.$C$3])" office:value-type="float" office:value="489.845473512932">
            <text:p>489.85</text:p>
          </table:table-cell>
          <table:table-cell table:style-name="ce40" table:formula="of:=-PMT([.$B74]/12;[.D$62]*12;[Datos.$C$3])" office:value-type="float" office:value="515.770281323775">
            <text:p>515.77</text:p>
          </table:table-cell>
          <table:table-cell table:style-name="ce40" table:formula="of:=-PMT([.B74]/12;[.E$62]*12;[Datos.$C$3])" office:value-type="float" office:value="567.789001347003">
            <text:p>567.79</text:p>
          </table:table-cell>
          <table:table-cell table:style-name="ce40" table:formula="of:=-PMT([.$B74]/12;[.F$62]*12;[Datos.$C$3])" office:value-type="float" office:value="687.887307859239">
            <text:p>687.89</text:p>
          </table:table-cell>
          <table:table-cell table:style-name="ce40" table:formula="of:=-PMT([.$B74]/12;[.G$62]*12;[Datos.$C$3])" office:value-type="float" office:value="1085.26277960481">
            <text:p>1085.26</text:p>
          </table:table-cell>
        </table:table-row>
        <table:table-row table:style-name="ro1">
          <table:covered-table-cell/>
          <table:table-cell table:style-name="ce17" table:formula="of:=[.B74]+0.005" office:value-type="percentage" office:value="0.06">
            <text:p>6.0%</text:p>
          </table:table-cell>
          <table:table-cell table:style-name="ce40" table:formula="of:=-PMT([.$B75]/12;[.C$62]*12;[Datos.$C$3])" office:value-type="float" office:value="526.404793886394">
            <text:p>526.40</text:p>
          </table:table-cell>
          <table:table-cell table:style-name="ce40" table:formula="of:=-PMT([.$B75]/12;[.D$62]*12;[Datos.$C$3])" office:value-type="float" office:value="550.21364060405">
            <text:p>550.21</text:p>
          </table:table-cell>
          <table:table-cell table:style-name="ce40" table:formula="of:=-PMT([.B75]/12;[.E$62]*12;[Datos.$C$3])" office:value-type="float" office:value="599.550525152752">
            <text:p>599.55</text:p>
          </table:table-cell>
          <table:table-cell table:style-name="ce40" table:formula="of:=-PMT([.$B75]/12;[.F$62]*12;[Datos.$C$3])" office:value-type="float" office:value="716.431058478165">
            <text:p>716.43</text:p>
          </table:table-cell>
          <table:table-cell table:style-name="ce40" table:formula="of:=-PMT([.$B75]/12;[.G$62]*12;[Datos.$C$3])" office:value-type="float" office:value="1110.20501941649">
            <text:p>1110.21</text:p>
          </table:table-cell>
        </table:table-row>
        <table:table-row table:style-name="ro1">
          <table:covered-table-cell/>
          <table:table-cell table:style-name="ce17" table:formula="of:=[.B75]+0.005" office:value-type="percentage" office:value="0.065">
            <text:p>6.5%</text:p>
          </table:table-cell>
          <table:table-cell table:style-name="ce40" table:formula="of:=-PMT([.$B76]/12;[.C$62]*12;[Datos.$C$3])" office:value-type="float" office:value="563.716886641595">
            <text:p>563.72</text:p>
          </table:table-cell>
          <table:table-cell table:style-name="ce40" table:formula="of:=-PMT([.$B76]/12;[.D$62]*12;[Datos.$C$3])" office:value-type="float" office:value="585.456810074863">
            <text:p>585.46</text:p>
          </table:table-cell>
          <table:table-cell table:style-name="ce40" table:formula="of:=-PMT([.B76]/12;[.E$62]*12;[Datos.$C$3])" office:value-type="float" office:value="632.068023492964">
            <text:p>632.07</text:p>
          </table:table-cell>
          <table:table-cell table:style-name="ce40" table:formula="of:=-PMT([.$B76]/12;[.F$62]*12;[Datos.$C$3])" office:value-type="float" office:value="745.573135515097">
            <text:p>745.57</text:p>
          </table:table-cell>
          <table:table-cell table:style-name="ce40" table:formula="of:=-PMT([.$B76]/12;[.G$62]*12;[Datos.$C$3])" office:value-type="float" office:value="1135.47977220026">
            <text:p>1135.48</text:p>
          </table:table-cell>
        </table:table-row>
        <table:table-row table:style-name="ro1">
          <table:covered-table-cell/>
          <table:table-cell table:style-name="ce17" table:formula="of:=[.B76]+0.005" office:value-type="percentage" office:value="0.07">
            <text:p>7.0%</text:p>
          </table:table-cell>
          <table:table-cell table:style-name="ce40" table:formula="of:=-PMT([.$B77]/12;[.C$62]*12;[Datos.$C$3])" office:value-type="float" office:value="601.688454174894">
            <text:p>601.69</text:p>
          </table:table-cell>
          <table:table-cell table:style-name="ce40" table:formula="of:=-PMT([.$B77]/12;[.D$62]*12;[Datos.$C$3])" office:value-type="float" office:value="621.431279672489">
            <text:p>621.43</text:p>
          </table:table-cell>
          <table:table-cell table:style-name="ce40" table:formula="of:=-PMT([.B77]/12;[.E$62]*12;[Datos.$C$3])" office:value-type="float" office:value="665.302495179183">
            <text:p>665.30</text:p>
          </table:table-cell>
          <table:table-cell table:style-name="ce40" table:formula="of:=-PMT([.$B77]/12;[.F$62]*12;[Datos.$C$3])" office:value-type="float" office:value="775.298935618875">
            <text:p>775.30</text:p>
          </table:table-cell>
          <table:table-cell table:style-name="ce40" table:formula="of:=-PMT([.$B77]/12;[.G$62]*12;[Datos.$C$3])" office:value-type="float" office:value="1161.08479218624">
            <text:p>1161.08</text:p>
          </table:table-cell>
        </table:table-row>
        <table:table-row table:style-name="ro1">
          <table:covered-table-cell/>
          <table:table-cell table:style-name="ce17" table:formula="of:=[.B77]+0.005" office:value-type="percentage" office:value="0.075">
            <text:p>7.5%</text:p>
          </table:table-cell>
          <table:table-cell table:style-name="ce40" table:formula="of:=-PMT([.$B78]/12;[.C$62]*12;[Datos.$C$3])" office:value-type="float" office:value="640.233596018043">
            <text:p>640.23</text:p>
          </table:table-cell>
          <table:table-cell table:style-name="ce40" table:formula="of:=-PMT([.$B78]/12;[.D$62]*12;[Datos.$C$3])" office:value-type="float" office:value="658.070727789121">
            <text:p>658.07</text:p>
          </table:table-cell>
          <table:table-cell table:style-name="ce40" table:formula="of:=-PMT([.B78]/12;[.E$62]*12;[Datos.$C$3])" office:value-type="float" office:value="699.214508552779">
            <text:p>699.21</text:p>
          </table:table-cell>
          <table:table-cell table:style-name="ce40" table:formula="of:=-PMT([.$B78]/12;[.F$62]*12;[Datos.$C$3])" office:value-type="float" office:value="805.593193551807">
            <text:p>805.59</text:p>
          </table:table-cell>
          <table:table-cell table:style-name="ce40" table:formula="of:=-PMT([.$B78]/12;[.G$62]*12;[Datos.$C$3])" office:value-type="float" office:value="1187.01769135854">
            <text:p>1187.02</text:p>
          </table:table-cell>
        </table:table-row>
        <table:table-row table:style-name="ro1">
          <table:covered-table-cell/>
          <table:table-cell table:style-name="ce17" table:formula="of:=[.B78]+0.005" office:value-type="percentage" office:value="0.08">
            <text:p>8.0%</text:p>
          </table:table-cell>
          <table:table-cell table:style-name="ce40" table:formula="of:=-PMT([.$B79]/12;[.C$62]*12;[Datos.$C$3])" office:value-type="float" office:value="679.274260698675">
            <text:p>679.27</text:p>
          </table:table-cell>
          <table:table-cell table:style-name="ce40" table:formula="of:=-PMT([.$B79]/12;[.D$62]*12;[Datos.$C$3])" office:value-type="float" office:value="695.311689774733">
            <text:p>695.31</text:p>
          </table:table-cell>
          <table:table-cell table:style-name="ce40" table:formula="of:=-PMT([.B79]/12;[.E$62]*12;[Datos.$C$3])" office:value-type="float" office:value="733.764573879376">
            <text:p>733.76</text:p>
          </table:table-cell>
          <table:table-cell table:style-name="ce40" table:formula="of:=-PMT([.$B79]/12;[.F$62]*12;[Datos.$C$3])" office:value-type="float" office:value="836.440068993463">
            <text:p>836.44</text:p>
          </table:table-cell>
          <table:table-cell table:style-name="ce40" table:formula="of:=-PMT([.$B79]/12;[.G$62]*12;[Datos.$C$3])" office:value-type="float" office:value="1213.27594355357">
            <text:p>1213.28</text:p>
          </table:table-cell>
        </table:table-row>
        <table:table-row table:style-name="ro1">
          <table:covered-table-cell/>
          <table:table-cell table:style-name="ce17" table:formula="of:=[.B79]+0.005" office:value-type="percentage" office:value="0.085">
            <text:p>8.5%</text:p>
          </table:table-cell>
          <table:table-cell table:style-name="ce40" table:formula="of:=-PMT([.$B80]/12;[.C$62]*12;[Datos.$C$3])" office:value-type="float" office:value="718.74036359407">
            <text:p>718.74</text:p>
          </table:table-cell>
          <table:table-cell table:style-name="ce40" table:formula="of:=-PMT([.$B80]/12;[.D$62]*12;[Datos.$C$3])" office:value-type="float" office:value="733.094068288751">
            <text:p>733.09</text:p>
          </table:table-cell>
          <table:table-cell table:style-name="ce40" table:formula="of:=-PMT([.B80]/12;[.E$62]*12;[Datos.$C$3])" office:value-type="float" office:value="768.913483584334">
            <text:p>768.91</text:p>
          </table:table-cell>
          <table:table-cell table:style-name="ce40" table:formula="of:=-PMT([.$B80]/12;[.F$62]*12;[Datos.$C$3])" office:value-type="float" office:value="867.823233365534">
            <text:p>867.82</text:p>
          </table:table-cell>
          <table:table-cell table:style-name="ce40" table:formula="of:=-PMT([.$B80]/12;[.G$62]*12;[Datos.$C$3])" office:value-type="float" office:value="1239.85688874511">
            <text:p>1239.86</text:p>
          </table:table-cell>
        </table:table-row>
        <table:table-row table:style-name="ro1">
          <table:covered-table-cell/>
          <table:table-cell table:style-name="ce17" table:formula="of:=[.B80]+0.005" office:value-type="percentage" office:value="0.09">
            <text:p>9.0%</text:p>
          </table:table-cell>
          <table:table-cell table:style-name="ce40" table:formula="of:=-PMT([.$B81]/12;[.C$62]*12;[Datos.$C$3])" office:value-type="float" office:value="758.569639821584">
            <text:p>758.57</text:p>
          </table:table-cell>
          <table:table-cell table:style-name="ce40" table:formula="of:=-PMT([.$B81]/12;[.D$62]*12;[Datos.$C$3])" office:value-type="float" office:value="771.361495086446">
            <text:p>771.36</text:p>
          </table:table-cell>
          <table:table-cell table:style-name="ce40" table:formula="of:=-PMT([.B81]/12;[.E$62]*12;[Datos.$C$3])" office:value-type="float" office:value="804.622616944783">
            <text:p>804.62</text:p>
          </table:table-cell>
          <table:table-cell table:style-name="ce40" table:formula="of:=-PMT([.$B81]/12;[.F$62]*12;[Datos.$C$3])" office:value-type="float" office:value="899.725955850173">
            <text:p>899.73</text:p>
          </table:table-cell>
          <table:table-cell table:style-name="ce40" table:formula="of:=-PMT([.$B81]/12;[.G$62]*12;[Datos.$C$3])" office:value-type="float" office:value="1266.7577375025">
            <text:p>1266.76</text:p>
          </table:table-cell>
        </table:table-row>
        <table:table-row table:style-name="ro1">
          <table:covered-table-cell/>
          <table:table-cell table:style-name="ce17" table:formula="of:=[.B81]+0.005" office:value-type="percentage" office:value="0.095">
            <text:p>9.5%</text:p>
          </table:table-cell>
          <table:table-cell table:style-name="ce40" table:formula="of:=-PMT([.$B82]/12;[.C$62]*12;[Datos.$C$3])" office:value-type="float" office:value="798.707298956496">
            <text:p>798.71</text:p>
          </table:table-cell>
          <table:table-cell table:style-name="ce40" table:formula="of:=-PMT([.$B82]/12;[.D$62]*12;[Datos.$C$3])" office:value-type="float" office:value="810.061558181775">
            <text:p>810.06</text:p>
          </table:table-cell>
          <table:table-cell table:style-name="ce40" table:formula="of:=-PMT([.B82]/12;[.E$62]*12;[Datos.$C$3])" office:value-type="float" office:value="840.854207178748">
            <text:p>840.85</text:p>
          </table:table-cell>
          <table:table-cell table:style-name="ce40" table:formula="of:=-PMT([.$B82]/12;[.F$62]*12;[Datos.$C$3])" office:value-type="float" office:value="932.131187833518">
            <text:p>932.13</text:p>
          </table:table-cell>
          <table:table-cell table:style-name="ce40" table:formula="of:=-PMT([.$B82]/12;[.G$62]*12;[Datos.$C$3])" office:value-type="float" office:value="1293.97557560777">
            <text:p>1293.98</text:p>
          </table:table-cell>
        </table:table-row>
        <table:table-row table:style-name="ro1">
          <table:covered-table-cell/>
          <table:table-cell table:style-name="ce17" table:formula="of:=[.B82]+0.005" office:value-type="percentage" office:value="0.1">
            <text:p>10.0%</text:p>
          </table:table-cell>
          <table:table-cell table:style-name="ce40" table:formula="of:=-PMT([.$B83]/12;[.C$62]*12;[Datos.$C$3])" office:value-type="float" office:value="839.1055420752">
            <text:p>839.11</text:p>
          </table:table-cell>
          <table:table-cell table:style-name="ce40" table:formula="of:=-PMT([.$B83]/12;[.D$62]*12;[Datos.$C$3])" office:value-type="float" office:value="849.145911072189">
            <text:p>849.15</text:p>
          </table:table-cell>
          <table:table-cell table:style-name="ce40" table:formula="of:=-PMT([.B83]/12;[.E$62]*12;[Datos.$C$3])" office:value-type="float" office:value="877.571570088799">
            <text:p>877.57</text:p>
          </table:table-cell>
          <table:table-cell table:style-name="ce40" table:formula="of:=-PMT([.$B83]/12;[.F$62]*12;[Datos.$C$3])" office:value-type="float" office:value="965.021645074008">
            <text:p>965.02</text:p>
          </table:table-cell>
          <table:table-cell table:style-name="ce40" table:formula="of:=-PMT([.$B83]/12;[.G$62]*12;[Datos.$C$3])" office:value-type="float" office:value="1321.50736881762">
            <text:p>1321.51</text:p>
          </table:table-cell>
        </table:table-row>
        <table:table-row table:style-name="ro1">
          <table:table-cell/>
          <table:table-cell table:style-name="ce17" table:formula="of:=[.B83]+0.005" office:value-type="percentage" office:value="0.105">
            <text:p>10.5%</text:p>
          </table:table-cell>
          <table:table-cell table:style-name="ce40" table:formula="of:=-PMT([.$B84]/12;[.C$62]*12;[Datos.$C$3])" office:value-type="float" office:value="879.722993034283">
            <text:p>879.72</text:p>
          </table:table-cell>
          <table:table-cell table:style-name="ce40" table:formula="of:=-PMT([.$B84]/12;[.D$62]*12;[Datos.$C$3])" office:value-type="float" office:value="888.570282035656">
            <text:p>888.57</text:p>
          </table:table-cell>
          <table:table-cell table:style-name="ce40" table:formula="of:=-PMT([.B84]/12;[.E$62]*12;[Datos.$C$3])" office:value-type="float" office:value="914.739294493072">
            <text:p>914.74</text:p>
          </table:table-cell>
          <table:table-cell table:style-name="ce40" table:formula="of:=-PMT([.$B84]/12;[.F$62]*12;[Datos.$C$3])" office:value-type="float" office:value="998.379886969495">
            <text:p>998.38</text:p>
          </table:table-cell>
          <table:table-cell table:style-name="ce40" table:formula="of:=-PMT([.$B84]/12;[.G$62]*12;[Datos.$C$3])" office:value-type="float" office:value="1349.34996775547">
            <text:p>1349.35</text:p>
          </table:table-cell>
        </table:table-row>
        <table:table-row table:style-name="ro1">
          <table:table-cell/>
          <table:table-cell table:style-name="ce17" table:formula="of:=[.B84]+0.005" office:value-type="percentage" office:value="0.11">
            <text:p>11.0%</text:p>
          </table:table-cell>
          <table:table-cell table:style-name="ce40" table:formula="of:=-PMT([.$B85]/12;[.C$62]*12;[Datos.$C$3])" office:value-type="float" office:value="920.524086414295">
            <text:p>920.52</text:p>
          </table:table-cell>
          <table:table-cell table:style-name="ce40" table:formula="of:=-PMT([.$B85]/12;[.D$62]*12;[Datos.$C$3])" office:value-type="float" office:value="928.294401667503">
            <text:p>928.29</text:p>
          </table:table-cell>
          <table:table-cell table:style-name="ce40" table:formula="of:=-PMT([.B85]/12;[.E$62]*12;[Datos.$C$3])" office:value-type="float" office:value="952.3233955894">
            <text:p>952.32</text:p>
          </table:table-cell>
          <table:table-cell table:style-name="ce40" table:formula="of:=-PMT([.$B85]/12;[.F$62]*12;[Datos.$C$3])" office:value-type="float" office:value="1032.18839237606">
            <text:p>1032.19</text:p>
          </table:table-cell>
          <table:table-cell table:style-name="ce40" table:formula="of:=-PMT([.$B85]/12;[.G$62]*12;[Datos.$C$3])" office:value-type="float" office:value="1377.50011291923">
            <text:p>1377.50</text:p>
          </table:table-cell>
        </table:table-row>
        <table:table-row table:style-name="ro1">
          <table:table-cell/>
          <table:table-cell table:style-name="ce17" table:formula="of:=[.B85]+0.005" office:value-type="percentage" office:value="0.115">
            <text:p>11.5%</text:p>
          </table:table-cell>
          <table:table-cell table:style-name="ce40" table:formula="of:=-PMT([.$B86]/12;[.C$62]*12;[Datos.$C$3])" office:value-type="float" office:value="961.478445198071">
            <text:p>961.48</text:p>
          </table:table-cell>
          <table:table-cell table:style-name="ce40" table:formula="of:=-PMT([.$B86]/12;[.D$62]*12;[Datos.$C$3])" office:value-type="float" office:value="968.281866085759">
            <text:p>968.28</text:p>
          </table:table-cell>
          <table:table-cell table:style-name="ce40" table:formula="of:=-PMT([.B86]/12;[.E$62]*12;[Datos.$C$3])" office:value-type="float" office:value="990.291433139067">
            <text:p>990.29</text:p>
          </table:table-cell>
          <table:table-cell table:style-name="ce40" table:formula="of:=-PMT([.$B86]/12;[.F$62]*12;[Datos.$C$3])" office:value-type="float" office:value="1066.42963151286">
            <text:p>1066.43</text:p>
          </table:table-cell>
          <table:table-cell table:style-name="ce40" table:formula="of:=-PMT([.$B86]/12;[.G$62]*12;[Datos.$C$3])" office:value-type="float" office:value="1405.9544397898">
            <text:p>1405.95</text:p>
          </table:table-cell>
        </table:table-row>
        <table:table-row table:style-name="ro1">
          <table:table-cell/>
          <table:table-cell table:style-name="ce17" table:formula="of:=[.B86]+0.005" office:value-type="percentage" office:value="0.12">
            <text:p>12.0%</text:p>
          </table:table-cell>
          <table:table-cell table:style-name="ce40" table:formula="of:=-PMT([.$B87]/12;[.C$62]*12;[Datos.$C$3])" office:value-type="float" office:value="1002.56027267847">
            <text:p>1002.56</text:p>
          </table:table-cell>
          <table:table-cell table:style-name="ce40" table:formula="of:=-PMT([.$B87]/12;[.D$62]*12;[Datos.$C$3])" office:value-type="float" office:value="1008.49995186162">
            <text:p>1008.50</text:p>
          </table:table-cell>
          <table:table-cell table:style-name="ce40" table:formula="of:=-PMT([.B87]/12;[.E$62]*12;[Datos.$C$3])" office:value-type="float" office:value="1028.6125969255">
            <text:p>1028.61</text:p>
          </table:table-cell>
          <table:table-cell table:style-name="ce40" table:formula="of:=-PMT([.$B87]/12;[.F$62]*12;[Datos.$C$3])" office:value-type="float" office:value="1101.08613356961">
            <text:p>1101.09</text:p>
          </table:table-cell>
          <table:table-cell table:style-name="ce40" table:formula="of:=-PMT([.$B87]/12;[.G$62]*12;[Datos.$C$3])" office:value-type="float" office:value="1434.70948402587">
            <text:p>1434.71</text:p>
          </table:table-cell>
        </table:table-row>
        <table:table-row table:style-name="ro1">
          <table:table-cell/>
          <table:table-cell table:style-name="ce17" table:formula="of:=[.B87]+0.005" office:value-type="percentage" office:value="0.125">
            <text:p>12.5%</text:p>
          </table:table-cell>
          <table:table-cell table:style-name="ce40" table:formula="of:=-PMT([.$B88]/12;[.C$62]*12;[Datos.$C$3])" office:value-type="float" office:value="1043.74777566465">
            <text:p>1043.75</text:p>
          </table:table-cell>
          <table:table-cell table:style-name="ce40" table:formula="of:=-PMT([.$B88]/12;[.D$62]*12;[Datos.$C$3])" office:value-type="float" office:value="1048.91939696179">
            <text:p>1048.92</text:p>
          </table:table-cell>
          <table:table-cell table:style-name="ce40" table:formula="of:=-PMT([.B88]/12;[.E$62]*12;[Datos.$C$3])" office:value-type="float" office:value="1067.25776234816">
            <text:p>1067.26</text:p>
          </table:table-cell>
          <table:table-cell table:style-name="ce40" table:formula="of:=-PMT([.$B88]/12;[.F$62]*12;[Datos.$C$3])" office:value-type="float" office:value="1136.14054971437">
            <text:p>1136.14</text:p>
          </table:table-cell>
          <table:table-cell table:style-name="ce40" table:formula="of:=-PMT([.$B88]/12;[.G$62]*12;[Datos.$C$3])" office:value-type="float" office:value="1463.76168673008">
            <text:p>1463.76</text:p>
          </table:table-cell>
        </table:table-row>
        <table:table-row table:style-name="ro1">
          <table:table-cell/>
          <table:table-cell table:style-name="ce17" table:formula="of:=[.B88]+0.005" office:value-type="percentage" office:value="0.13">
            <text:p>13.0%</text:p>
          </table:table-cell>
          <table:table-cell table:style-name="ce40" table:formula="of:=-PMT([.$B89]/12;[.C$62]*12;[Datos.$C$3])" office:value-type="float" office:value="1085.02262992113">
            <text:p>1085.02</text:p>
          </table:table-cell>
          <table:table-cell table:style-name="ce40" table:formula="of:=-PMT([.$B89]/12;[.D$62]*12;[Datos.$C$3])" office:value-type="float" office:value="1089.51416001934">
            <text:p>1089.51</text:p>
          </table:table-cell>
          <table:table-cell table:style-name="ce40" table:formula="of:=-PMT([.B89]/12;[.E$62]*12;[Datos.$C$3])" office:value-type="float" office:value="1106.19951926656">
            <text:p>1106.20</text:p>
          </table:table-cell>
          <table:table-cell table:style-name="ce40" table:formula="of:=-PMT([.$B89]/12;[.F$62]*12;[Datos.$C$3])" office:value-type="float" office:value="1171.5757112783">
            <text:p>1171.58</text:p>
          </table:table-cell>
          <table:table-cell table:style-name="ce40" table:formula="of:=-PMT([.$B89]/12;[.G$62]*12;[Datos.$C$3])" office:value-type="float" office:value="1493.10739977225">
            <text:p>1493.11</text:p>
          </table:table-cell>
        </table:table-row>
        <table:table-row table:style-name="ro1">
          <table:table-cell/>
          <table:table-cell table:style-name="ce17" table:formula="of:=[.B89]+0.005" office:value-type="percentage" office:value="0.135">
            <text:p>13.5%</text:p>
          </table:table-cell>
          <table:table-cell table:style-name="ce40" table:formula="of:=-PMT([.$B90]/12;[.C$62]*12;[Datos.$C$3])" office:value-type="float" office:value="1126.36949391692">
            <text:p>1126.37</text:p>
          </table:table-cell>
          <table:table-cell table:style-name="ce40" table:formula="of:=-PMT([.$B90]/12;[.D$62]*12;[Datos.$C$3])" office:value-type="float" office:value="1130.26116823428">
            <text:p>1130.26</text:p>
          </table:table-cell>
          <table:table-cell table:style-name="ce40" table:formula="of:=-PMT([.B90]/12;[.E$62]*12;[Datos.$C$3])" office:value-type="float" office:value="1145.41217733224">
            <text:p>1145.41</text:p>
          </table:table-cell>
          <table:table-cell table:style-name="ce40" table:formula="of:=-PMT([.$B90]/12;[.F$62]*12;[Datos.$C$3])" office:value-type="float" office:value="1207.37468296911">
            <text:p>1207.37</text:p>
          </table:table-cell>
          <table:table-cell table:style-name="ce40" table:formula="of:=-PMT([.$B90]/12;[.G$62]*12;[Datos.$C$3])" office:value-type="float" office:value="1522.7428911552">
            <text:p>1522.74</text:p>
          </table:table-cell>
        </table:table-row>
        <table:table-row table:style-name="ro1">
          <table:table-cell/>
          <table:table-cell table:style-name="ce17" table:formula="of:=[.B90]+0.005" office:value-type="percentage" office:value="0.14">
            <text:p>14.0%</text:p>
          </table:table-cell>
          <table:table-cell table:style-name="ce40" table:formula="of:=-PMT([.$B91]/12;[.C$62]*12;[Datos.$C$3])" office:value-type="float" office:value="1167.77557327548">
            <text:p>1167.78</text:p>
          </table:table-cell>
          <table:table-cell table:style-name="ce40" table:formula="of:=-PMT([.$B91]/12;[.D$62]*12;[Datos.$C$3])" office:value-type="float" office:value="1171.14006225968">
            <text:p>1171.14</text:p>
          </table:table-cell>
          <table:table-cell table:style-name="ce40" table:formula="of:=-PMT([.B91]/12;[.E$62]*12;[Datos.$C$3])" office:value-type="float" office:value="1184.87175105654">
            <text:p>1184.87</text:p>
          </table:table-cell>
          <table:table-cell table:style-name="ce40" table:formula="of:=-PMT([.$B91]/12;[.F$62]*12;[Datos.$C$3])" office:value-type="float" office:value="1243.52081103524">
            <text:p>1243.52</text:p>
          </table:table-cell>
          <table:table-cell table:style-name="ce40" table:formula="of:=-PMT([.$B91]/12;[.G$62]*12;[Datos.$C$3])" office:value-type="float" office:value="1552.66435040914">
            <text:p>1552.66</text:p>
          </table:table-cell>
        </table:table-row>
        <table:table-row table:style-name="ro1">
          <table:table-cell/>
          <table:table-cell table:style-name="ce17" table:formula="of:=[.B91]+0.005" office:value-type="percentage" office:value="0.145">
            <text:p>14.5%</text:p>
          </table:table-cell>
          <table:table-cell table:style-name="ce40" table:formula="of:=-PMT([.$B92]/12;[.C$62]*12;[Datos.$C$3])" office:value-type="float" office:value="1209.23023564145">
            <text:p>1209.23</text:p>
          </table:table-cell>
          <table:table-cell table:style-name="ce40" table:formula="of:=-PMT([.$B92]/12;[.D$62]*12;[Datos.$C$3])" office:value-type="float" office:value="1212.13294463003">
            <text:p>1212.13</text:p>
          </table:table-cell>
          <table:table-cell table:style-name="ce40" table:formula="of:=-PMT([.B92]/12;[.E$62]*12;[Datos.$C$3])" office:value-type="float" office:value="1224.55592778102">
            <text:p>1224.56</text:p>
          </table:table-cell>
          <table:table-cell table:style-name="ce40" table:formula="of:=-PMT([.$B92]/12;[.F$62]*12;[Datos.$C$3])" office:value-type="float" office:value="1279.99776636792">
            <text:p>1280.00</text:p>
          </table:table-cell>
          <table:table-cell table:style-name="ce40" table:formula="of:=-PMT([.$B92]/12;[.G$62]*12;[Datos.$C$3])" office:value-type="float" office:value="1582.86789400069">
            <text:p>1582.87</text:p>
          </table:table-cell>
        </table:table-row>
        <table:table-row table:style-name="ro1">
          <table:table-cell/>
          <table:table-cell table:style-name="ce17" table:formula="of:=[.B92]+0.005" office:value-type="percentage" office:value="0.15">
            <text:p>15.0%</text:p>
          </table:table-cell>
          <table:table-cell table:style-name="ce40" table:formula="of:=-PMT([.$B93]/12;[.C$62]*12;[Datos.$C$3])" office:value-type="float" office:value="1250.72467384251">
            <text:p>1250.72</text:p>
          </table:table-cell>
          <table:table-cell table:style-name="ce40" table:formula="of:=-PMT([.$B93]/12;[.D$62]*12;[Datos.$C$3])" office:value-type="float" office:value="1253.22413668432">
            <text:p>1253.22</text:p>
          </table:table-cell>
          <table:table-cell table:style-name="ce40" table:formula="of:=-PMT([.B93]/12;[.E$62]*12;[Datos.$C$3])" office:value-type="float" office:value="1264.44402156504">
            <text:p>1264.44</text:p>
          </table:table-cell>
          <table:table-cell table:style-name="ce40" table:formula="of:=-PMT([.$B93]/12;[.F$62]*12;[Datos.$C$3])" office:value-type="float" office:value="1316.78958258664">
            <text:p>1316.79</text:p>
          </table:table-cell>
          <table:table-cell table:style-name="ce40" table:formula="of:=-PMT([.$B93]/12;[.G$62]*12;[Datos.$C$3])" office:value-type="float" office:value="1613.34957074316">
            <text:p>1613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s" fo:country="ES" style:font-name-asian="Bitstream Vera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percentage-style style:name="N131">
      <number:number number:decimal-places="3" number:min-integer-digits="1"/>
      <number:text>%</number:text>
    </number:percentage-style>
    <number:currency-style style:name="N132">
      <number:number number:decimal-places="0" number:min-integer-digits="1"/>
      <number:currency-symbol>años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YearRow" style:family="table-cell" style:parent-style-name="Default">
      <style:table-cell-properties fo:background-color="#e6e6ff" style:vertical-justify="auto"/>
      <style:paragraph-properties css3t:text-justify="auto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-08-02T14:38:21</meta:creation-date>
    <dc:date>2013-12-07T02:07:08</dc:date>
    <meta:print-date>2007-07-01T20:07:27</meta:print-date>
    <meta:editing-cycles>45</meta:editing-cycles>
    <meta:editing-duration>P8DT6H54M41S</meta:editing-duration>
    <dc:title>Calculador de hipotecas</dc:title>
    <meta:document-statistic meta:table-count="4" meta:cell-count="528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percentage-style style:name="N12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Nimbus Sans L'" fo:font-size="19pt" style:font-family-asian="'Nimbus Sans L'" style:font-size-asian="19pt" style:font-family-complex="Lucidasans" style:font-size-complex="19pt"/>
    </style:style>
    <style:style style:name="ch3" style:family="chart">
      <style:graphic-properties draw:fill="solid" draw:fill-color="#d9d9d9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4" style:family="chart">
      <style:chart-properties chart:treat-empty-cells="leave-gap"/>
    </style:style>
    <style:style style:name="ch5" style:family="chart" style:data-style-name="N125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Nimbus Sans L'" fo:font-size="8pt" style:font-family-asian="'Nimbus Sans L'" style:font-size-asian="10.1999998092651pt" style:font-family-complex="Lucidasans" style:font-size-complex="10.1999998092651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axis-position="start"/>
      <style:text-properties fo:font-family="'Nimbus Sans L'" fo:font-size="10.1999998092651pt" style:font-family-asian="'Nimbus Sans L'" style:font-size-asian="10.1999998092651pt" style:font-family-complex="Lucidasans" style:font-size-complex="10.1999998092651pt"/>
    </style:style>
    <style:style style:name="ch7" style:family="chart" style:data-style-name="N2">
      <style:chart-properties chart:symbol-type="none"/>
      <style:graphic-properties svg:stroke-width="0.051cm" svg:stroke-color="#ff6f00" draw:fill-color="#ff6f0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8" style:family="chart" style:data-style-name="N2">
      <style:chart-properties chart:symbol-type="none"/>
      <style:graphic-properties svg:stroke-width="0.051cm" svg:stroke-color="#800080" draw:fill-color="#800080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9" style:family="chart" style:data-style-name="N2">
      <style:chart-properties chart:symbol-type="none"/>
      <style:graphic-properties svg:stroke-width="0.051cm" svg:stroke-color="#666666" draw:fill-color="#666666"/>
      <style:text-properties fo:font-family="'Nimbus Sans L'" fo:font-size="8.69999980926514pt" style:font-family-asian="'Nimbus Sans L'" style:font-size-asian="8.69999980926514pt" style:font-family-complex="Lucidasans" style:font-size-complex="8.69999980926514pt"/>
    </style:style>
    <style:style style:name="ch10" style:family="chart" style:data-style-name="N2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999999"/>
    </style:style>
  </office:automatic-styles>
  <office:body>
    <office:chart>
      <chart:chart svg:width="18.542cm" svg:height="9.535cm" xlink:href=".." xlink:type="simple" chart:class="chart:line" chart:style-name="ch1">
        <chart:title svg:x="1.582cm" svg:y="0.002cm" chart:style-name="ch2">
          <text:p>Cuota en función del tipo de interés (según el número de años)*</text:p>
        </chart:title>
        <chart:legend svg:x="2.333cm" svg:y="1.318cm" style:legend-expansion="custom" chartooo:width="1.583cm" chartooo:height="2.184cm" style:legend-expansion-aspect-ratio="0.72481684981685" chart:style-name="ch3"/>
        <chart:plot-area chart:style-name="ch4" table:cell-range-address="Tiempo.B62:Tiempo.G93" chart:data-source-has-labels="both" svg:x="0.466cm" svg:y="0.99cm" svg:width="17.292cm" svg:height="8.277cm">
          <chartooo:coordinate-region svg:x="1.749cm" svg:y="1.229cm" svg:width="15.769cm" svg:height="6.994cm"/>
          <chart:axis chart:dimension="x" chart:name="primary-x" chart:style-name="ch5" chartooo:axis-type="text">
            <chart:categories table:cell-range-address="Tiempo.B63:Tiempo.B93"/>
          </chart:axis>
          <chart:axis chart:dimension="y" chart:name="primary-y" chart:style-name="ch6">
            <chart:grid chart:class="major"/>
          </chart:axis>
          <chart:series chart:style-name="ch7" chart:values-cell-range-address="Tiempo.C63:Tiempo.C93" chart:label-cell-address="Tiempo.C62:Tiempo.C62" chart:class="chart:line">
            <chart:data-point chart:repeated="31"/>
          </chart:series>
          <chart:series chart:style-name="ch8" chart:values-cell-range-address="Tiempo.D63:Tiempo.D93" chart:label-cell-address="Tiempo.D62:Tiempo.D62" chart:class="chart:line">
            <chart:data-point chart:repeated="31"/>
          </chart:series>
          <chart:series chart:style-name="ch9" chart:values-cell-range-address="Tiempo.E63:Tiempo.E93" chart:label-cell-address="Tiempo.E62:Tiempo.E62" chart:class="chart:line">
            <chart:data-point chart:repeated="31"/>
          </chart:series>
          <chart:series chart:style-name="ch10" chart:values-cell-range-address="Tiempo.F63:Tiempo.F93" chart:label-cell-address="Tiempo.F62:Tiempo.F62" chart:class="chart:line">
            <chart:data-point chart:repeated="31"/>
          </chart:series>
          <chart:series chart:style-name="ch11" chart:values-cell-range-address="Tiempo.G63:Tiempo.G93" chart:label-cell-address="Tiempo.G62:Tiempo.G6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Tiempo.C62:Tiempo.C62</svg:desc>
                </draw:g>
              </table:table-cell>
              <table:table-cell office:value-type="string">
                <text:p>40</text:p>
                <draw:g>
                  <svg:desc>Tiempo.D62:Tiempo.D62</svg:desc>
                </draw:g>
              </table:table-cell>
              <table:table-cell office:value-type="string">
                <text:p>30</text:p>
                <draw:g>
                  <svg:desc>Tiempo.E62:Tiempo.E62</svg:desc>
                </draw:g>
              </table:table-cell>
              <table:table-cell office:value-type="string">
                <text:p>20</text:p>
                <draw:g>
                  <svg:desc>Tiempo.F62:Tiempo.F62</svg:desc>
                </draw:g>
              </table:table-cell>
              <table:table-cell office:value-type="string">
                <text:p>10</text:p>
                <draw:g>
                  <svg:desc>Tiempo.G62:Tiempo.G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iempo.B63:Tiempo.B93</svg:desc>
                </draw:g>
              </table:table-cell>
              <table:table-cell office:value-type="float" office:value="166.666666666667">
                <text:p>166.666666666667</text:p>
                <draw:g>
                  <svg:desc>Tiempo.C63:Tiempo.C93</svg:desc>
                </draw:g>
              </table:table-cell>
              <table:table-cell office:value-type="float" office:value="208.333333333333">
                <text:p>208.333333333333</text:p>
                <draw:g>
                  <svg:desc>Tiempo.D63:Tiempo.D93</svg:desc>
                </draw:g>
              </table:table-cell>
              <table:table-cell office:value-type="float" office:value="277.777777777778">
                <text:p>277.777777777778</text:p>
                <draw:g>
                  <svg:desc>Tiempo.E63:Tiempo.E93</svg:desc>
                </draw:g>
              </table:table-cell>
              <table:table-cell office:value-type="float" office:value="416.666666666667">
                <text:p>416.666666666667</text:p>
                <draw:g>
                  <svg:desc>Tiempo.F63:Tiempo.F93</svg:desc>
                </draw:g>
              </table:table-cell>
              <table:table-cell office:value-type="float" office:value="833.333333333333">
                <text:p>833.333333333333</text:p>
                <draw:g>
                  <svg:desc>Tiempo.G63:Tiempo.G93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188.40169225473">
                <text:p>188.40169225473</text:p>
              </table:table-cell>
              <table:table-cell office:value-type="float" office:value="229.903904005951">
                <text:p>229.903904005951</text:p>
              </table:table-cell>
              <table:table-cell office:value-type="float" office:value="299.189507234038">
                <text:p>299.189507234038</text:p>
              </table:table-cell>
              <table:table-cell office:value-type="float" office:value="437.933891612536">
                <text:p>437.933891612536</text:p>
              </table:table-cell>
              <table:table-cell office:value-type="float" office:value="854.513833447288">
                <text:p>854.51383344728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11.859180281444">
                <text:p>211.859180281444</text:p>
              </table:table-cell>
              <table:table-cell office:value-type="float" office:value="252.856044407974">
                <text:p>252.856044407974</text:p>
              </table:table-cell>
              <table:table-cell office:value-type="float" office:value="321.63952044647">
                <text:p>321.63952044647</text:p>
              </table:table-cell>
              <table:table-cell office:value-type="float" office:value="459.894306957797">
                <text:p>459.894306957797</text:p>
              </table:table-cell>
              <table:table-cell office:value-type="float" office:value="876.041213701528">
                <text:p>876.041213701528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237.006292161021">
                <text:p>237.006292161021</text:p>
              </table:table-cell>
              <table:table-cell office:value-type="float" office:value="277.172499341005">
                <text:p>277.172499341005</text:p>
              </table:table-cell>
              <table:table-cell office:value-type="float" office:value="345.120210457627">
                <text:p>345.120210457627</text:p>
              </table:table-cell>
              <table:table-cell office:value-type="float" office:value="482.545408881953">
                <text:p>482.545408881953</text:p>
              </table:table-cell>
              <table:table-cell office:value-type="float" office:value="897.914997950299">
                <text:p>897.914997950299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63.790629044256">
                <text:p>263.790629044256</text:p>
              </table:table-cell>
              <table:table-cell office:value-type="float" office:value="302.825639142854">
                <text:p>302.825639142854</text:p>
              </table:table-cell>
              <table:table-cell office:value-type="float" office:value="369.619472688821">
                <text:p>369.619472688821</text:p>
              </table:table-cell>
              <table:table-cell office:value-type="float" office:value="505.883335045117">
                <text:p>505.883335045117</text:p>
              </table:table-cell>
              <table:table-cell office:value-type="float" office:value="920.134538425607">
                <text:p>920.134538425607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292.142451309268">
                <text:p>292.142451309268</text:p>
              </table:table-cell>
              <table:table-cell office:value-type="float" office:value="329.778227285288">
                <text:p>329.778227285288</text:p>
              </table:table-cell>
              <table:table-cell office:value-type="float" office:value="395.120898817732">
                <text:p>395.120898817732</text:p>
              </table:table-cell>
              <table:table-cell office:value-type="float" office:value="529.90289303223">
                <text:p>529.90289303223</text:p>
              </table:table-cell>
              <table:table-cell office:value-type="float" office:value="942.699017039646">
                <text:p>942.69901703964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21.977497960265">
                <text:p>321.977497960265</text:p>
              </table:table-cell>
              <table:table-cell office:value-type="float" office:value="357.984422028733">
                <text:p>357.984422028733</text:p>
              </table:table-cell>
              <table:table-cell office:value-type="float" office:value="421.60403372945">
                <text:p>421.60403372945</text:p>
              </table:table-cell>
              <table:table-cell office:value-type="float" office:value="554.597597853912">
                <text:p>554.597597853912</text:p>
              </table:table-cell>
              <table:table-cell office:value-type="float" office:value="965.607446983895">
                <text:p>965.607446983895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353.200191288694">
                <text:p>353.200191288694</text:p>
              </table:table-cell>
              <table:table-cell office:value-type="float" office:value="387.390960761794">
                <text:p>387.390960761794</text:p>
              </table:table-cell>
              <table:table-cell office:value-type="float" office:value="449.044687808825">
                <text:p>449.044687808825</text:p>
              </table:table-cell>
              <table:table-cell office:value-type="float" office:value="579.959717983093">
                <text:p>579.959717983093</text:p>
              </table:table-cell>
              <table:table-cell office:value-type="float" office:value="988.858674619033">
                <text:p>988.85867461903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385.707002289879">
                <text:p>385.707002289879</text:p>
              </table:table-cell>
              <table:table-cell office:value-type="float" office:value="417.938469403814">
                <text:p>417.938469403814</text:p>
              </table:table-cell>
              <table:table-cell office:value-type="float" office:value="477.41529546546">
                <text:p>477.41529546546</text:p>
              </table:table-cell>
              <table:table-cell office:value-type="float" office:value="605.980329299419">
                <text:p>605.980329299419</text:p>
              </table:table-cell>
              <table:table-cell office:value-type="float" office:value="1012.45138164881">
                <text:p>1012.45138164881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419.389766097748">
                <text:p>419.389766097748</text:p>
              </table:table-cell>
              <table:table-cell office:value-type="float" office:value="449.562837344889">
                <text:p>449.562837344889</text:p>
              </table:table-cell>
              <table:table-cell office:value-type="float" office:value="506.685309825881">
                <text:p>506.685309825881</text:p>
              </table:table-cell>
              <table:table-cell office:value-type="float" office:value="632.649376219963">
                <text:p>632.649376219963</text:p>
              </table:table-cell>
              <table:table-cell office:value-type="float" office:value="1036.38408757015">
                <text:p>1036.3840875701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54.138769097605">
                <text:p>454.138769097605</text:p>
              </table:table-cell>
              <table:table-cell office:value-type="float" office:value="482.196600579563">
                <text:p>482.196600579563</text:p>
              </table:table-cell>
              <table:table-cell office:value-type="float" office:value="536.821623012139">
                <text:p>536.821623012139</text:p>
              </table:table-cell>
              <table:table-cell office:value-type="float" office:value="659.955739216657">
                <text:p>659.955739216657</text:p>
              </table:table-cell>
              <table:table-cell office:value-type="float" office:value="1060.65515239075">
                <text:p>1060.65515239075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489.845473512932">
                <text:p>489.845473512932</text:p>
              </table:table-cell>
              <table:table-cell office:value-type="float" office:value="515.770281323775">
                <text:p>515.770281323775</text:p>
              </table:table-cell>
              <table:table-cell office:value-type="float" office:value="567.789001347003">
                <text:p>567.789001347003</text:p>
              </table:table-cell>
              <table:table-cell office:value-type="float" office:value="687.887307859239">
                <text:p>687.887307859239</text:p>
              </table:table-cell>
              <table:table-cell office:value-type="float" office:value="1085.26277960481">
                <text:p>1085.2627796048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526.404793886394">
                <text:p>526.404793886394</text:p>
              </table:table-cell>
              <table:table-cell office:value-type="float" office:value="550.21364060405">
                <text:p>550.21364060405</text:p>
              </table:table-cell>
              <table:table-cell office:value-type="float" office:value="599.550525152752">
                <text:p>599.550525152752</text:p>
              </table:table-cell>
              <table:table-cell office:value-type="float" office:value="716.431058478165">
                <text:p>716.431058478165</text:p>
              </table:table-cell>
              <table:table-cell office:value-type="float" office:value="1110.20501941649">
                <text:p>1110.20501941649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563.716886641595">
                <text:p>563.716886641595</text:p>
              </table:table-cell>
              <table:table-cell office:value-type="float" office:value="585.456810074863">
                <text:p>585.456810074863</text:p>
              </table:table-cell>
              <table:table-cell office:value-type="float" office:value="632.068023492964">
                <text:p>632.068023492964</text:p>
              </table:table-cell>
              <table:table-cell office:value-type="float" office:value="745.573135515097">
                <text:p>745.573135515097</text:p>
              </table:table-cell>
              <table:table-cell office:value-type="float" office:value="1135.47977220026">
                <text:p>1135.47977220026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601.688454174894">
                <text:p>601.688454174894</text:p>
              </table:table-cell>
              <table:table-cell office:value-type="float" office:value="621.431279672489">
                <text:p>621.431279672489</text:p>
              </table:table-cell>
              <table:table-cell office:value-type="float" office:value="665.302495179183">
                <text:p>665.302495179183</text:p>
              </table:table-cell>
              <table:table-cell office:value-type="float" office:value="775.298935618875">
                <text:p>775.298935618875</text:p>
              </table:table-cell>
              <table:table-cell office:value-type="float" office:value="1161.08479218624">
                <text:p>1161.08479218624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640.233596018043">
                <text:p>640.233596018043</text:p>
              </table:table-cell>
              <table:table-cell office:value-type="float" office:value="658.070727789121">
                <text:p>658.070727789121</text:p>
              </table:table-cell>
              <table:table-cell office:value-type="float" office:value="699.214508552779">
                <text:p>699.214508552779</text:p>
              </table:table-cell>
              <table:table-cell office:value-type="float" office:value="805.593193551807">
                <text:p>805.593193551807</text:p>
              </table:table-cell>
              <table:table-cell office:value-type="float" office:value="1187.01769135854">
                <text:p>1187.0176913585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679.274260698675">
                <text:p>679.274260698675</text:p>
              </table:table-cell>
              <table:table-cell office:value-type="float" office:value="695.311689774733">
                <text:p>695.311689774733</text:p>
              </table:table-cell>
              <table:table-cell office:value-type="float" office:value="733.764573879376">
                <text:p>733.764573879376</text:p>
              </table:table-cell>
              <table:table-cell office:value-type="float" office:value="836.440068993463">
                <text:p>836.440068993463</text:p>
              </table:table-cell>
              <table:table-cell office:value-type="float" office:value="1213.27594355357">
                <text:p>1213.27594355357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718.74036359407">
                <text:p>718.74036359407</text:p>
              </table:table-cell>
              <table:table-cell office:value-type="float" office:value="733.094068288751">
                <text:p>733.094068288751</text:p>
              </table:table-cell>
              <table:table-cell office:value-type="float" office:value="768.913483584334">
                <text:p>768.913483584334</text:p>
              </table:table-cell>
              <table:table-cell office:value-type="float" office:value="867.823233365534">
                <text:p>867.823233365534</text:p>
              </table:table-cell>
              <table:table-cell office:value-type="float" office:value="1239.85688874511">
                <text:p>1239.8568887451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758.569639821584">
                <text:p>758.569639821584</text:p>
              </table:table-cell>
              <table:table-cell office:value-type="float" office:value="771.361495086446">
                <text:p>771.361495086446</text:p>
              </table:table-cell>
              <table:table-cell office:value-type="float" office:value="804.622616944783">
                <text:p>804.622616944783</text:p>
              </table:table-cell>
              <table:table-cell office:value-type="float" office:value="899.725955850173">
                <text:p>899.725955850173</text:p>
              </table:table-cell>
              <table:table-cell office:value-type="float" office:value="1266.7577375025">
                <text:p>1266.7577375025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798.707298956496">
                <text:p>798.707298956496</text:p>
              </table:table-cell>
              <table:table-cell office:value-type="float" office:value="810.061558181775">
                <text:p>810.061558181775</text:p>
              </table:table-cell>
              <table:table-cell office:value-type="float" office:value="840.854207178748">
                <text:p>840.854207178748</text:p>
              </table:table-cell>
              <table:table-cell office:value-type="float" office:value="932.131187833518">
                <text:p>932.131187833518</text:p>
              </table:table-cell>
              <table:table-cell office:value-type="float" office:value="1293.97557560777">
                <text:p>1293.9755756077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839.1055420752">
                <text:p>839.1055420752</text:p>
              </table:table-cell>
              <table:table-cell office:value-type="float" office:value="849.145911072189">
                <text:p>849.145911072189</text:p>
              </table:table-cell>
              <table:table-cell office:value-type="float" office:value="877.571570088799">
                <text:p>877.571570088799</text:p>
              </table:table-cell>
              <table:table-cell office:value-type="float" office:value="965.021645074008">
                <text:p>965.021645074008</text:p>
              </table:table-cell>
              <table:table-cell office:value-type="float" office:value="1321.50736881762">
                <text:p>1321.50736881762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879.722993034283">
                <text:p>879.722993034283</text:p>
              </table:table-cell>
              <table:table-cell office:value-type="float" office:value="888.570282035656">
                <text:p>888.570282035656</text:p>
              </table:table-cell>
              <table:table-cell office:value-type="float" office:value="914.739294493072">
                <text:p>914.739294493072</text:p>
              </table:table-cell>
              <table:table-cell office:value-type="float" office:value="998.379886969495">
                <text:p>998.379886969495</text:p>
              </table:table-cell>
              <table:table-cell office:value-type="float" office:value="1349.34996775547">
                <text:p>1349.3499677554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920.524086414295">
                <text:p>920.524086414295</text:p>
              </table:table-cell>
              <table:table-cell office:value-type="float" office:value="928.294401667503">
                <text:p>928.294401667503</text:p>
              </table:table-cell>
              <table:table-cell office:value-type="float" office:value="952.3233955894">
                <text:p>952.3233955894</text:p>
              </table:table-cell>
              <table:table-cell office:value-type="float" office:value="1032.18839237606">
                <text:p>1032.18839237606</text:p>
              </table:table-cell>
              <table:table-cell office:value-type="float" office:value="1377.50011291923">
                <text:p>1377.50011291923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961.478445198071">
                <text:p>961.478445198071</text:p>
              </table:table-cell>
              <table:table-cell office:value-type="float" office:value="968.281866085759">
                <text:p>968.281866085759</text:p>
              </table:table-cell>
              <table:table-cell office:value-type="float" office:value="990.291433139067">
                <text:p>990.291433139067</text:p>
              </table:table-cell>
              <table:table-cell office:value-type="float" office:value="1066.42963151286">
                <text:p>1066.42963151286</text:p>
              </table:table-cell>
              <table:table-cell office:value-type="float" office:value="1405.9544397898">
                <text:p>1405.9544397898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002.56027267847">
                <text:p>1002.56027267847</text:p>
              </table:table-cell>
              <table:table-cell office:value-type="float" office:value="1008.49995186162">
                <text:p>1008.49995186162</text:p>
              </table:table-cell>
              <table:table-cell office:value-type="float" office:value="1028.6125969255">
                <text:p>1028.6125969255</text:p>
              </table:table-cell>
              <table:table-cell office:value-type="float" office:value="1101.08613356961">
                <text:p>1101.08613356961</text:p>
              </table:table-cell>
              <table:table-cell office:value-type="float" office:value="1434.70948402587">
                <text:p>1434.7094840258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1043.74777566465">
                <text:p>1043.74777566465</text:p>
              </table:table-cell>
              <table:table-cell office:value-type="float" office:value="1048.91939696179">
                <text:p>1048.91939696179</text:p>
              </table:table-cell>
              <table:table-cell office:value-type="float" office:value="1067.25776234816">
                <text:p>1067.25776234816</text:p>
              </table:table-cell>
              <table:table-cell office:value-type="float" office:value="1136.14054971437">
                <text:p>1136.14054971437</text:p>
              </table:table-cell>
              <table:table-cell office:value-type="float" office:value="1463.76168673008">
                <text:p>1463.7616867300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085.02262992113">
                <text:p>1085.02262992113</text:p>
              </table:table-cell>
              <table:table-cell office:value-type="float" office:value="1089.51416001934">
                <text:p>1089.51416001934</text:p>
              </table:table-cell>
              <table:table-cell office:value-type="float" office:value="1106.19951926656">
                <text:p>1106.19951926656</text:p>
              </table:table-cell>
              <table:table-cell office:value-type="float" office:value="1171.5757112783">
                <text:p>1171.5757112783</text:p>
              </table:table-cell>
              <table:table-cell office:value-type="float" office:value="1493.10739977225">
                <text:p>1493.10739977225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1126.36949391692">
                <text:p>1126.36949391692</text:p>
              </table:table-cell>
              <table:table-cell office:value-type="float" office:value="1130.26116823428">
                <text:p>1130.26116823428</text:p>
              </table:table-cell>
              <table:table-cell office:value-type="float" office:value="1145.41217733224">
                <text:p>1145.41217733224</text:p>
              </table:table-cell>
              <table:table-cell office:value-type="float" office:value="1207.37468296911">
                <text:p>1207.37468296911</text:p>
              </table:table-cell>
              <table:table-cell office:value-type="float" office:value="1522.7428911552">
                <text:p>1522.742891155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167.77557327548">
                <text:p>1167.77557327548</text:p>
              </table:table-cell>
              <table:table-cell office:value-type="float" office:value="1171.14006225968">
                <text:p>1171.14006225968</text:p>
              </table:table-cell>
              <table:table-cell office:value-type="float" office:value="1184.87175105654">
                <text:p>1184.87175105654</text:p>
              </table:table-cell>
              <table:table-cell office:value-type="float" office:value="1243.52081103524">
                <text:p>1243.52081103524</text:p>
              </table:table-cell>
              <table:table-cell office:value-type="float" office:value="1552.66435040914">
                <text:p>1552.66435040914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1209.23023564145">
                <text:p>1209.23023564145</text:p>
              </table:table-cell>
              <table:table-cell office:value-type="float" office:value="1212.13294463003">
                <text:p>1212.13294463003</text:p>
              </table:table-cell>
              <table:table-cell office:value-type="float" office:value="1224.55592778102">
                <text:p>1224.55592778102</text:p>
              </table:table-cell>
              <table:table-cell office:value-type="float" office:value="1279.99776636792">
                <text:p>1279.99776636792</text:p>
              </table:table-cell>
              <table:table-cell office:value-type="float" office:value="1582.86789400069">
                <text:p>1582.8678940006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250.72467384251">
                <text:p>1250.72467384251</text:p>
              </table:table-cell>
              <table:table-cell office:value-type="float" office:value="1253.22413668432">
                <text:p>1253.22413668432</text:p>
              </table:table-cell>
              <table:table-cell office:value-type="float" office:value="1264.44402156504">
                <text:p>1264.44402156504</text:p>
              </table:table-cell>
              <table:table-cell office:value-type="float" office:value="1316.78958258664">
                <text:p>1316.78958258664</text:p>
              </table:table-cell>
              <table:table-cell office:value-type="float" office:value="1613.34957074316">
                <text:p>1613.34957074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5">
      <number:number number:decimal-places="1" number:min-integer-digits="1"/>
      <number:text>%</number:text>
    </number:percentage-style>
    <number:percentage-style style:name="N131">
      <number:number number:decimal-places="3" number:min-integer-digits="1"/>
      <number:text>%</number:text>
    </number:percentage-style>
    <style:style style:name="ch1" style:family="chart">
      <style:graphic-properties draw:stroke="solid" svg:stroke-width="0.127cm" svg:stroke-color="#00008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width="0.051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on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9" style:family="chart" style:data-style-name="N131">
      <style:chart-properties chart:symbol-type="non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1cm" svg:height="9.717cm" xlink:href=".." xlink:type="simple" chart:class="chart:line" chart:style-name="ch1">
        <chart:title svg:x="1.565cm" svg:y="0.131cm" chart:style-name="ch2">
          <text:p>Diferencia entre la aproximación y la formula correcta</text:p>
        </chart:title>
        <chart:legend svg:x="1.795cm" svg:y="1.194cm" style:legend-expansion="custom" chartooo:width="4.932cm" chartooo:height="1.148cm" style:legend-expansion-aspect-ratio="4.29616724738676" chart:style-name="ch3"/>
        <chart:plot-area chart:style-name="ch4" table:cell-range-address="Gráfico.B39:Gráfico.B80 Gráfico.E39:Gráfico.E80" chart:data-source-has-labels="both" svg:x="0.365cm" svg:y="0.909cm" svg:width="12.328cm" svg:height="7.406cm">
          <chartooo:coordinate-region svg:x="1.595cm" svg:y="1.108cm" svg:width="10.818cm" svg:height="6.48cm"/>
          <chart:axis chart:dimension="x" chart:name="primary-x" chart:style-name="ch5" chartooo:axis-type="auto">
            <chartooo:date-scale/>
            <chart:categories table:cell-range-address="Gráfico.B40:Gráfico.B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.B40:Gráfico.B80" chart:label-cell-address="Gráfico.B39:Gráfico.B39" chart:class="chart:line">
            <chart:data-point chart:repeated="41"/>
          </chart:series>
          <chart:series chart:style-name="ch9" chart:values-cell-range-address="Gráfico.E40:Gráfico.E80" chart:label-cell-address="Gráfico.E39:Gráfico.E39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és anual real</text:p>
                <draw:g>
                  <svg:desc>Gráfico.B39:Gráfico.B39</svg:desc>
                </draw:g>
              </table:table-cell>
              <table:table-cell office:value-type="string">
                <text:p>Aproximación bancos</text:p>
                <draw:g>
                  <svg:desc>Gráfico.E39:Gráfico.E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B40:Gráfico.B80</svg:desc>
                </draw:g>
              </table:table-cell>
              <table:table-cell office:value-type="float" office:value="0">
                <text:p>0</text:p>
                <draw:g>
                  <svg:desc>Gráfico.E40:Gráfico.E80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01147426261572">
                <text:p>0.00501147426261572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0045960887181">
                <text:p>0.01004596088718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1035558984163">
                <text:p>0.015103555898416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01843556815018">
                <text:p>0.0201843556815018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252884569832901">
                <text:p>0.025288456983290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04159569135067">
                <text:p>0.0304159569135067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355669529459706">
                <text:p>0.03556695294597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07415429197906">
                <text:p>0.0407415429197906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459398250405896">
                <text:p>0.045939825040589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1161897881733">
                <text:p>0.051161897881733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56407860385536">
                <text:p>0.056407860385536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16778118644983">
                <text:p>0.0616778118644983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69718520025433">
                <text:p>0.066971852002543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22900808562359">
                <text:p>0.0722900808562359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776325988560311">
                <text:p>0.077632598856031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29995068075098">
                <text:p>0.0829995068075098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0883909058926351">
                <text:p>0.088390905892635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38068976709838">
                <text:p>0.0938068976709838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0992475840810076">
                <text:p>0.099247584081007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04713067441297">
                <text:p>0.104713067441297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10203450451823">
                <text:p>0.11020345045182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5718836195215">
                <text:p>0.115718836195215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.121259328138016">
                <text:p>0.121259328138016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2682503013197">
                <text:p>0.12682503013197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32416046415276">
                <text:p>0.13241604641527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8032481613877">
                <text:p>0.138032481613877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3674440742746">
                <text:p>0.143674440742746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9342029207158">
                <text:p>0.149342029207158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0.145">
                <text:p>0.145</text:p>
              </table:table-cell>
              <table:table-cell office:value-type="float" office:value="0.155035352803987">
                <text:p>0.15503535280398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0754517722998">
                <text:p>0.160754517722998</text:p>
              </table:table-cell>
            </table:table-row>
            <table:table-row>
              <table:table-cell office:value-type="float" office:value="0.155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166499630548149">
                <text:p>0.166499630548149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72270798258877">
                <text:p>0.172270798258877</text:p>
              </table:table-cell>
            </table:table-row>
            <table:table-row>
              <table:table-cell office:value-type="float" office:value="0.165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17806812823141">
                <text:p>0.1780681282314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83891728240085">
                <text:p>0.183891728240085</text:p>
              </table:table-cell>
            </table:table-row>
            <table:table-row>
              <table:table-cell office:value-type="float" office:value="0.175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9741706458639">
                <text:p>0.189741706458639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95618171461534">
                <text:p>0.195618171461534</text:p>
              </table:table-cell>
            </table:table-row>
            <table:table-row>
              <table:table-cell office:value-type="float" office:value="0.185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01521232225286">
                <text:p>0.20152123222528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07450998129769">
                <text:p>0.207450998129769</text:p>
              </table:table-cell>
            </table:table-row>
            <table:table-row>
              <table:table-cell office:value-type="float" office:value="0.195">
                <text:p>0</text:p>
              </table:table-cell>
              <table:table-cell office:value-type="float" office:value="0.195">
                <text:p>0.195</text:p>
              </table:table-cell>
              <table:table-cell office:value-type="float" office:value="0.213407578959554">
                <text:p>0.2134075789595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19391084905232">
                <text:p>0.219391084905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